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087in" svg:y="0.0394in">
            <draw:object draw:notify-on-update-of-ranges="Sheet1.J1:Sheet1.P1 Sheet1.J2:Sheet1.P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20159824" calcext:value-type="float">
            <text:p>20159824</text:p>
          </table:table-cell>
          <table:table-cell office:value-type="float" office:value="21270000" calcext:value-type="float">
            <text:p>21270000</text:p>
          </table:table-cell>
          <table:table-cell office:value-type="float" office:value="21360896" calcext:value-type="float">
            <text:p>21360896</text:p>
          </table:table-cell>
          <table:table-cell office:value-type="float" office:value="21669536" calcext:value-type="float">
            <text:p>21669536</text:p>
          </table:table-cell>
          <table:table-cell office:value-type="float" office:value="21152312" calcext:value-type="float">
            <text:p>21152312</text:p>
          </table:table-cell>
          <table:table-cell office:value-type="float" office:value="21301824" calcext:value-type="float">
            <text:p>21301824</text:p>
          </table:table-cell>
          <table:table-cell office:value-type="float" office:value="21603232" calcext:value-type="float">
            <text:p>21603232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Asm + 4Memo</text:p>
          </table:table-cell>
          <table:table-cell office:value-type="string" calcext:value-type="string">
            <text:p>Asm + 8 Memo</text:p>
          </table:table-cell>
          <table:table-cell office:value-type="string" calcext:value-type="string">
            <text:p>Asm + 16 Memo</text:p>
          </table:table-cell>
          <table:table-cell office:value-type="string" calcext:value-type="string">
            <text:p>Asm + 4 Arit</text:p>
          </table:table-cell>
          <table:table-cell office:value-type="string" calcext:value-type="string">
            <text:p>Asm + 8 Arit</text:p>
          </table:table-cell>
          <table:table-cell office:value-type="string" calcext:value-type="string">
            <text:p>Asm + 16 Arit</text:p>
          </table:table-cell>
        </table:table-row>
        <table:table-row table:style-name="ro1">
          <table:table-cell office:value-type="float" office:value="21018432" calcext:value-type="float">
            <text:p>21018432</text:p>
          </table:table-cell>
          <table:table-cell office:value-type="float" office:value="21276944" calcext:value-type="float">
            <text:p>21276944</text:p>
          </table:table-cell>
          <table:table-cell office:value-type="float" office:value="21370128" calcext:value-type="float">
            <text:p>21370128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158752" calcext:value-type="float">
            <text:p>21158752</text:p>
          </table:table-cell>
          <table:table-cell office:value-type="float" office:value="21330832" calcext:value-type="float">
            <text:p>21330832</text:p>
          </table:table-cell>
          <table:table-cell office:value-type="float" office:value="21628464" calcext:value-type="float">
            <text:p>21628464</text:p>
          </table:table-cell>
          <table:table-cell table:number-columns-repeated="2"/>
          <table:table-cell table:formula="of:=AVERAGE([.A200:.A800])" office:value-type="float" office:value="21309951.2678869" calcext:value-type="float">
            <text:p>21309951.2678869</text:p>
          </table:table-cell>
          <table:table-cell table:formula="of:=AVERAGE([.B200:.B800])" office:value-type="float" office:value="21508471.0016639" calcext:value-type="float">
            <text:p>21508471.0016639</text:p>
          </table:table-cell>
          <table:table-cell table:formula="of:=AVERAGE([.C200:.C800])" office:value-type="float" office:value="21624644.3261231" calcext:value-type="float">
            <text:p>21624644.3261231</text:p>
          </table:table-cell>
          <table:table-cell table:formula="of:=AVERAGE([.D200:.D800])" office:value-type="float" office:value="21939710.202995" calcext:value-type="float">
            <text:p>21939710.202995</text:p>
          </table:table-cell>
          <table:table-cell table:formula="of:=AVERAGE([.E200:.E800])" office:value-type="float" office:value="21415295.733777" calcext:value-type="float">
            <text:p>21415295.733777</text:p>
          </table:table-cell>
          <table:table-cell table:formula="of:=AVERAGE([.F200:.F800])" office:value-type="float" office:value="21596068.5790349" calcext:value-type="float">
            <text:p>21596068.5790349</text:p>
          </table:table-cell>
          <table:table-cell table:formula="of:=AVERAGE([.G200:.G800])" office:value-type="float" office:value="21900080.9983361" calcext:value-type="float">
            <text:p>21900080.9983361</text:p>
          </table:table-cell>
        </table:table-row>
        <table:table-row table:style-name="ro1">
          <table:table-cell office:value-type="float" office:value="21062432" calcext:value-type="float">
            <text:p>21062432</text:p>
          </table:table-cell>
          <table:table-cell office:value-type="float" office:value="21283872" calcext:value-type="float">
            <text:p>21283872</text:p>
          </table:table-cell>
          <table:table-cell office:value-type="float" office:value="21378136" calcext:value-type="float">
            <text:p>21378136</text:p>
          </table:table-cell>
          <table:table-cell office:value-type="float" office:value="21689320" calcext:value-type="float">
            <text:p>21689320</text:p>
          </table:table-cell>
          <table:table-cell office:value-type="float" office:value="21162920" calcext:value-type="float">
            <text:p>21162920</text:p>
          </table:table-cell>
          <table:table-cell office:value-type="float" office:value="21335048" calcext:value-type="float">
            <text:p>21335048</text:p>
          </table:table-cell>
          <table:table-cell office:value-type="float" office:value="21637288" calcext:value-type="float">
            <text:p>21637288</text:p>
          </table:table-cell>
          <table:table-cell table:number-columns-repeated="9"/>
        </table:table-row>
        <table:table-row table:style-name="ro1">
          <table:table-cell office:value-type="float" office:value="21069128" calcext:value-type="float">
            <text:p>21069128</text:p>
          </table:table-cell>
          <table:table-cell office:value-type="float" office:value="21283928" calcext:value-type="float">
            <text:p>21283928</text:p>
          </table:table-cell>
          <table:table-cell office:value-type="float" office:value="21381664" calcext:value-type="float">
            <text:p>21381664</text:p>
          </table:table-cell>
          <table:table-cell office:value-type="float" office:value="21694056" calcext:value-type="float">
            <text:p>21694056</text:p>
          </table:table-cell>
          <table:table-cell office:value-type="float" office:value="21180128" calcext:value-type="float">
            <text:p>21180128</text:p>
          </table:table-cell>
          <table:table-cell office:value-type="float" office:value="21352088" calcext:value-type="float">
            <text:p>21352088</text:p>
          </table:table-cell>
          <table:table-cell office:value-type="float" office:value="21647184" calcext:value-type="float">
            <text:p>21647184</text:p>
          </table:table-cell>
          <table:table-cell table:number-columns-repeated="9"/>
        </table:table-row>
        <table:table-row table:style-name="ro1">
          <table:table-cell office:value-type="float" office:value="21069544" calcext:value-type="float">
            <text:p>21069544</text:p>
          </table:table-cell>
          <table:table-cell office:value-type="float" office:value="21290576" calcext:value-type="float">
            <text:p>21290576</text:p>
          </table:table-cell>
          <table:table-cell office:value-type="float" office:value="21390040" calcext:value-type="float">
            <text:p>21390040</text:p>
          </table:table-cell>
          <table:table-cell office:value-type="float" office:value="21694200" calcext:value-type="float">
            <text:p>21694200</text:p>
          </table:table-cell>
          <table:table-cell office:value-type="float" office:value="21186768" calcext:value-type="float">
            <text:p>21186768</text:p>
          </table:table-cell>
          <table:table-cell office:value-type="float" office:value="21353920" calcext:value-type="float">
            <text:p>21353920</text:p>
          </table:table-cell>
          <table:table-cell office:value-type="float" office:value="21660160" calcext:value-type="float">
            <text:p>21660160</text:p>
          </table:table-cell>
          <table:table-cell table:number-columns-repeated="9"/>
        </table:table-row>
        <table:table-row table:style-name="ro1">
          <table:table-cell office:value-type="float" office:value="21070040" calcext:value-type="float">
            <text:p>21070040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395768" calcext:value-type="float">
            <text:p>21395768</text:p>
          </table:table-cell>
          <table:table-cell office:value-type="float" office:value="21694216" calcext:value-type="float">
            <text:p>21694216</text:p>
          </table:table-cell>
          <table:table-cell office:value-type="float" office:value="21188952" calcext:value-type="float">
            <text:p>21188952</text:p>
          </table:table-cell>
          <table:table-cell office:value-type="float" office:value="21355728" calcext:value-type="float">
            <text:p>21355728</text:p>
          </table:table-cell>
          <table:table-cell office:value-type="float" office:value="21663648" calcext:value-type="float">
            <text:p>21663648</text:p>
          </table:table-cell>
          <table:table-cell table:number-columns-repeated="9"/>
        </table:table-row>
        <table:table-row table:style-name="ro1">
          <table:table-cell office:value-type="float" office:value="21073672" calcext:value-type="float">
            <text:p>21073672</text:p>
          </table:table-cell>
          <table:table-cell office:value-type="float" office:value="21292696" calcext:value-type="float">
            <text:p>21292696</text:p>
          </table:table-cell>
          <table:table-cell office:value-type="float" office:value="21396040" calcext:value-type="float">
            <text:p>21396040</text:p>
          </table:table-cell>
          <table:table-cell office:value-type="float" office:value="21694512" calcext:value-type="float">
            <text:p>21694512</text:p>
          </table:table-cell>
          <table:table-cell office:value-type="float" office:value="21193336" calcext:value-type="float">
            <text:p>21193336</text:p>
          </table:table-cell>
          <table:table-cell office:value-type="float" office:value="21358960" calcext:value-type="float">
            <text:p>21358960</text:p>
          </table:table-cell>
          <table:table-cell office:value-type="float" office:value="21664944" calcext:value-type="float">
            <text:p>21664944</text:p>
          </table:table-cell>
          <table:table-cell table:number-columns-repeated="9"/>
        </table:table-row>
        <table:table-row table:style-name="ro1">
          <table:table-cell office:value-type="float" office:value="21075288" calcext:value-type="float">
            <text:p>21075288</text:p>
          </table:table-cell>
          <table:table-cell office:value-type="float" office:value="21294368" calcext:value-type="float">
            <text:p>21294368</text:p>
          </table:table-cell>
          <table:table-cell office:value-type="float" office:value="21398424" calcext:value-type="float">
            <text:p>21398424</text:p>
          </table:table-cell>
          <table:table-cell office:value-type="float" office:value="21699064" calcext:value-type="float">
            <text:p>21699064</text:p>
          </table:table-cell>
          <table:table-cell office:value-type="float" office:value="21194008" calcext:value-type="float">
            <text:p>21194008</text:p>
          </table:table-cell>
          <table:table-cell office:value-type="float" office:value="21361552" calcext:value-type="float">
            <text:p>21361552</text:p>
          </table:table-cell>
          <table:table-cell office:value-type="float" office:value="21667000" calcext:value-type="float">
            <text:p>21667000</text:p>
          </table:table-cell>
          <table:table-cell table:number-columns-repeated="9"/>
        </table:table-row>
        <table:table-row table:style-name="ro1">
          <table:table-cell office:value-type="float" office:value="21094824" calcext:value-type="float">
            <text:p>21094824</text:p>
          </table:table-cell>
          <table:table-cell office:value-type="float" office:value="21295256" calcext:value-type="float">
            <text:p>21295256</text:p>
          </table:table-cell>
          <table:table-cell office:value-type="float" office:value="21403464" calcext:value-type="float">
            <text:p>21403464</text:p>
          </table:table-cell>
          <table:table-cell office:value-type="float" office:value="21705768" calcext:value-type="float">
            <text:p>21705768</text:p>
          </table:table-cell>
          <table:table-cell office:value-type="float" office:value="21200184" calcext:value-type="float">
            <text:p>21200184</text:p>
          </table:table-cell>
          <table:table-cell office:value-type="float" office:value="21363160" calcext:value-type="float">
            <text:p>21363160</text:p>
          </table:table-cell>
          <table:table-cell office:value-type="float" office:value="21667096" calcext:value-type="float">
            <text:p>21667096</text:p>
          </table:table-cell>
          <table:table-cell table:number-columns-repeated="9"/>
        </table:table-row>
        <table:table-row table:style-name="ro1">
          <table:table-cell office:value-type="float" office:value="21096576" calcext:value-type="float">
            <text:p>21096576</text:p>
          </table:table-cell>
          <table:table-cell office:value-type="float" office:value="21295568" calcext:value-type="float">
            <text:p>21295568</text:p>
          </table:table-cell>
          <table:table-cell office:value-type="float" office:value="21407968" calcext:value-type="float">
            <text:p>21407968</text:p>
          </table:table-cell>
          <table:table-cell office:value-type="float" office:value="21706104" calcext:value-type="float">
            <text:p>21706104</text:p>
          </table:table-cell>
          <table:table-cell office:value-type="float" office:value="21208208" calcext:value-type="float">
            <text:p>21208208</text:p>
          </table:table-cell>
          <table:table-cell office:value-type="float" office:value="21364744" calcext:value-type="float">
            <text:p>21364744</text:p>
          </table:table-cell>
          <table:table-cell office:value-type="float" office:value="21667648" calcext:value-type="float">
            <text:p>21667648</text:p>
          </table:table-cell>
          <table:table-cell table:number-columns-repeated="9"/>
        </table:table-row>
        <table:table-row table:style-name="ro1">
          <table:table-cell office:value-type="float" office:value="21099816" calcext:value-type="float">
            <text:p>21099816</text:p>
          </table:table-cell>
          <table:table-cell office:value-type="float" office:value="21297280" calcext:value-type="float">
            <text:p>21297280</text:p>
          </table:table-cell>
          <table:table-cell office:value-type="float" office:value="21409216" calcext:value-type="float">
            <text:p>21409216</text:p>
          </table:table-cell>
          <table:table-cell office:value-type="float" office:value="21706920" calcext:value-type="float">
            <text:p>21706920</text:p>
          </table:table-cell>
          <table:table-cell office:value-type="float" office:value="21209928" calcext:value-type="float">
            <text:p>21209928</text:p>
          </table:table-cell>
          <table:table-cell office:value-type="float" office:value="21367760" calcext:value-type="float">
            <text:p>21367760</text:p>
          </table:table-cell>
          <table:table-cell office:value-type="float" office:value="21668832" calcext:value-type="float">
            <text:p>21668832</text:p>
          </table:table-cell>
          <table:table-cell table:number-columns-repeated="9"/>
        </table:table-row>
        <table:table-row table:style-name="ro1">
          <table:table-cell office:value-type="float" office:value="21101672" calcext:value-type="float">
            <text:p>21101672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12752" calcext:value-type="float">
            <text:p>21412752</text:p>
          </table:table-cell>
          <table:table-cell office:value-type="float" office:value="21713448" calcext:value-type="float">
            <text:p>21713448</text:p>
          </table:table-cell>
          <table:table-cell office:value-type="float" office:value="21210672" calcext:value-type="float">
            <text:p>21210672</text:p>
          </table:table-cell>
          <table:table-cell office:value-type="float" office:value="21375336" calcext:value-type="float">
            <text:p>21375336</text:p>
          </table:table-cell>
          <table:table-cell office:value-type="float" office:value="21671856" calcext:value-type="float">
            <text:p>21671856</text:p>
          </table:table-cell>
          <table:table-cell table:number-columns-repeated="9"/>
        </table:table-row>
        <table:table-row table:style-name="ro1">
          <table:table-cell office:value-type="float" office:value="21104520" calcext:value-type="float">
            <text:p>21104520</text:p>
          </table:table-cell>
          <table:table-cell office:value-type="float" office:value="21298664" calcext:value-type="float">
            <text:p>21298664</text:p>
          </table:table-cell>
          <table:table-cell office:value-type="float" office:value="21413296" calcext:value-type="float">
            <text:p>21413296</text:p>
          </table:table-cell>
          <table:table-cell office:value-type="float" office:value="21714824" calcext:value-type="float">
            <text:p>21714824</text:p>
          </table:table-cell>
          <table:table-cell office:value-type="float" office:value="21212656" calcext:value-type="float">
            <text:p>21212656</text:p>
          </table:table-cell>
          <table:table-cell office:value-type="float" office:value="21376888" calcext:value-type="float">
            <text:p>21376888</text:p>
          </table:table-cell>
          <table:table-cell office:value-type="float" office:value="21672704" calcext:value-type="float">
            <text:p>21672704</text:p>
          </table:table-cell>
          <table:table-cell table:number-columns-repeated="9"/>
        </table:table-row>
        <table:table-row table:style-name="ro1">
          <table:table-cell office:value-type="float" office:value="21108032" calcext:value-type="float">
            <text:p>21108032</text:p>
          </table:table-cell>
          <table:table-cell office:value-type="float" office:value="21303992" calcext:value-type="float">
            <text:p>21303992</text:p>
          </table:table-cell>
          <table:table-cell office:value-type="float" office:value="21414104" calcext:value-type="float">
            <text:p>21414104</text:p>
          </table:table-cell>
          <table:table-cell office:value-type="float" office:value="21716472" calcext:value-type="float">
            <text:p>21716472</text:p>
          </table:table-cell>
          <table:table-cell office:value-type="float" office:value="21214840" calcext:value-type="float">
            <text:p>21214840</text:p>
          </table:table-cell>
          <table:table-cell office:value-type="float" office:value="21378064" calcext:value-type="float">
            <text:p>21378064</text:p>
          </table:table-cell>
          <table:table-cell office:value-type="float" office:value="21676608" calcext:value-type="float">
            <text:p>21676608</text:p>
          </table:table-cell>
          <table:table-cell table:number-columns-repeated="9"/>
        </table:table-row>
        <table:table-row table:style-name="ro1">
          <table:table-cell office:value-type="float" office:value="21108248" calcext:value-type="float">
            <text:p>21108248</text:p>
          </table:table-cell>
          <table:table-cell office:value-type="float" office:value="21308440" calcext:value-type="float">
            <text:p>21308440</text:p>
          </table:table-cell>
          <table:table-cell office:value-type="float" office:value="21417144" calcext:value-type="float">
            <text:p>21417144</text:p>
          </table:table-cell>
          <table:table-cell office:value-type="float" office:value="21716880" calcext:value-type="float">
            <text:p>21716880</text:p>
          </table:table-cell>
          <table:table-cell office:value-type="float" office:value="21215840" calcext:value-type="float">
            <text:p>21215840</text:p>
          </table:table-cell>
          <table:table-cell office:value-type="float" office:value="21379064" calcext:value-type="float">
            <text:p>21379064</text:p>
          </table:table-cell>
          <table:table-cell office:value-type="float" office:value="21677112" calcext:value-type="float">
            <text:p>21677112</text:p>
          </table:table-cell>
          <table:table-cell table:number-columns-repeated="9"/>
        </table:table-row>
        <table:table-row table:style-name="ro1">
          <table:table-cell office:value-type="float" office:value="21108920" calcext:value-type="float">
            <text:p>21108920</text:p>
          </table:table-cell>
          <table:table-cell office:value-type="float" office:value="21309320" calcext:value-type="float">
            <text:p>21309320</text:p>
          </table:table-cell>
          <table:table-cell office:value-type="float" office:value="21417600" calcext:value-type="float">
            <text:p>21417600</text:p>
          </table:table-cell>
          <table:table-cell office:value-type="float" office:value="21718424" calcext:value-type="float">
            <text:p>21718424</text:p>
          </table:table-cell>
          <table:table-cell office:value-type="float" office:value="21217144" calcext:value-type="float">
            <text:p>21217144</text:p>
          </table:table-cell>
          <table:table-cell office:value-type="float" office:value="21380352" calcext:value-type="float">
            <text:p>21380352</text:p>
          </table:table-cell>
          <table:table-cell office:value-type="float" office:value="21677184" calcext:value-type="float">
            <text:p>21677184</text:p>
          </table:table-cell>
          <table:table-cell table:number-columns-repeated="9"/>
        </table:table-row>
        <table:table-row table:style-name="ro1">
          <table:table-cell office:value-type="float" office:value="21109304" calcext:value-type="float">
            <text:p>21109304</text:p>
          </table:table-cell>
          <table:table-cell office:value-type="float" office:value="21309632" calcext:value-type="float">
            <text:p>21309632</text:p>
          </table:table-cell>
          <table:table-cell office:value-type="float" office:value="21418944" calcext:value-type="float">
            <text:p>21418944</text:p>
          </table:table-cell>
          <table:table-cell office:value-type="float" office:value="21723728" calcext:value-type="float">
            <text:p>21723728</text:p>
          </table:table-cell>
          <table:table-cell office:value-type="float" office:value="21219080" calcext:value-type="float">
            <text:p>21219080</text:p>
          </table:table-cell>
          <table:table-cell office:value-type="float" office:value="21384624" calcext:value-type="float">
            <text:p>21384624</text:p>
          </table:table-cell>
          <table:table-cell office:value-type="float" office:value="21679080" calcext:value-type="float">
            <text:p>21679080</text:p>
          </table:table-cell>
          <table:table-cell table:number-columns-repeated="9"/>
        </table:table-row>
        <table:table-row table:style-name="ro1">
          <table:table-cell office:value-type="float" office:value="21110776" calcext:value-type="float">
            <text:p>21110776</text:p>
          </table:table-cell>
          <table:table-cell office:value-type="float" office:value="21309832" calcext:value-type="float">
            <text:p>21309832</text:p>
          </table:table-cell>
          <table:table-cell office:value-type="float" office:value="21419080" calcext:value-type="float">
            <text:p>21419080</text:p>
          </table:table-cell>
          <table:table-cell office:value-type="float" office:value="21725792" calcext:value-type="float">
            <text:p>21725792</text:p>
          </table:table-cell>
          <table:table-cell office:value-type="float" office:value="21219344" calcext:value-type="float">
            <text:p>21219344</text:p>
          </table:table-cell>
          <table:table-cell office:value-type="float" office:value="21385392" calcext:value-type="float">
            <text:p>21385392</text:p>
          </table:table-cell>
          <table:table-cell office:value-type="float" office:value="21681376" calcext:value-type="float">
            <text:p>21681376</text:p>
          </table:table-cell>
          <table:table-cell table:number-columns-repeated="9"/>
        </table:table-row>
        <table:table-row table:style-name="ro1">
          <table:table-cell office:value-type="float" office:value="21114592" calcext:value-type="float">
            <text:p>21114592</text:p>
          </table:table-cell>
          <table:table-cell office:value-type="float" office:value="21310600" calcext:value-type="float">
            <text:p>21310600</text:p>
          </table:table-cell>
          <table:table-cell office:value-type="float" office:value="21421024" calcext:value-type="float">
            <text:p>21421024</text:p>
          </table:table-cell>
          <table:table-cell office:value-type="float" office:value="21727512" calcext:value-type="float">
            <text:p>21727512</text:p>
          </table:table-cell>
          <table:table-cell office:value-type="float" office:value="21221744" calcext:value-type="float">
            <text:p>21221744</text:p>
          </table:table-cell>
          <table:table-cell office:value-type="float" office:value="21385744" calcext:value-type="float">
            <text:p>21385744</text:p>
          </table:table-cell>
          <table:table-cell office:value-type="float" office:value="21687512" calcext:value-type="float">
            <text:p>21687512</text:p>
          </table:table-cell>
          <table:table-cell table:number-columns-repeated="9"/>
        </table:table-row>
        <table:table-row table:style-name="ro1">
          <table:table-cell office:value-type="float" office:value="21115024" calcext:value-type="float">
            <text:p>21115024</text:p>
          </table:table-cell>
          <table:table-cell office:value-type="float" office:value="21310920" calcext:value-type="float">
            <text:p>21310920</text:p>
          </table:table-cell>
          <table:table-cell office:value-type="float" office:value="21421784" calcext:value-type="float">
            <text:p>21421784</text:p>
          </table:table-cell>
          <table:table-cell office:value-type="float" office:value="21728216" calcext:value-type="float">
            <text:p>21728216</text:p>
          </table:table-cell>
          <table:table-cell office:value-type="float" office:value="21221816" calcext:value-type="float">
            <text:p>21221816</text:p>
          </table:table-cell>
          <table:table-cell office:value-type="float" office:value="21388648" calcext:value-type="float">
            <text:p>21388648</text:p>
          </table:table-cell>
          <table:table-cell office:value-type="float" office:value="21687560" calcext:value-type="float">
            <text:p>21687560</text:p>
          </table:table-cell>
          <table:table-cell table:number-columns-repeated="9"/>
        </table:table-row>
        <table:table-row table:style-name="ro1">
          <table:table-cell office:value-type="float" office:value="21115072" calcext:value-type="float">
            <text:p>21115072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22648" calcext:value-type="float">
            <text:p>21422648</text:p>
          </table:table-cell>
          <table:table-cell office:value-type="float" office:value="21729016" calcext:value-type="float">
            <text:p>21729016</text:p>
          </table:table-cell>
          <table:table-cell office:value-type="float" office:value="21223136" calcext:value-type="float">
            <text:p>21223136</text:p>
          </table:table-cell>
          <table:table-cell office:value-type="float" office:value="21388712" calcext:value-type="float">
            <text:p>21388712</text:p>
          </table:table-cell>
          <table:table-cell office:value-type="float" office:value="21690128" calcext:value-type="float">
            <text:p>21690128</text:p>
          </table:table-cell>
          <table:table-cell table:number-columns-repeated="9"/>
        </table:table-row>
        <table:table-row table:style-name="ro1">
          <table:table-cell office:value-type="float" office:value="21116976" calcext:value-type="float">
            <text:p>21116976</text:p>
          </table:table-cell>
          <table:table-cell office:value-type="float" office:value="21311680" calcext:value-type="float">
            <text:p>21311680</text:p>
          </table:table-cell>
          <table:table-cell office:value-type="float" office:value="21423328" calcext:value-type="float">
            <text:p>21423328</text:p>
          </table:table-cell>
          <table:table-cell office:value-type="float" office:value="21730584" calcext:value-type="float">
            <text:p>21730584</text:p>
          </table:table-cell>
          <table:table-cell office:value-type="float" office:value="21224072" calcext:value-type="float">
            <text:p>21224072</text:p>
          </table:table-cell>
          <table:table-cell office:value-type="float" office:value="21388760" calcext:value-type="float">
            <text:p>21388760</text:p>
          </table:table-cell>
          <table:table-cell office:value-type="float" office:value="21691616" calcext:value-type="float">
            <text:p>21691616</text:p>
          </table:table-cell>
          <table:table-cell table:number-columns-repeated="9"/>
        </table:table-row>
        <table:table-row table:style-name="ro1">
          <table:table-cell office:value-type="float" office:value="21119360" calcext:value-type="float">
            <text:p>21119360</text:p>
          </table:table-cell>
          <table:table-cell office:value-type="float" office:value="21312328" calcext:value-type="float">
            <text:p>21312328</text:p>
          </table:table-cell>
          <table:table-cell office:value-type="float" office:value="21424224" calcext:value-type="float">
            <text:p>21424224</text:p>
          </table:table-cell>
          <table:table-cell office:value-type="float" office:value="21732696" calcext:value-type="float">
            <text:p>21732696</text:p>
          </table:table-cell>
          <table:table-cell office:value-type="float" office:value="21227080" calcext:value-type="float">
            <text:p>21227080</text:p>
          </table:table-cell>
          <table:table-cell office:value-type="float" office:value="21389472" calcext:value-type="float">
            <text:p>21389472</text:p>
          </table:table-cell>
          <table:table-cell office:value-type="float" office:value="21693272" calcext:value-type="float">
            <text:p>21693272</text:p>
          </table:table-cell>
          <table:table-cell table:number-columns-repeated="9"/>
        </table:table-row>
        <table:table-row table:style-name="ro1">
          <table:table-cell office:value-type="float" office:value="21119944" calcext:value-type="float">
            <text:p>21119944</text:p>
          </table:table-cell>
          <table:table-cell office:value-type="float" office:value="21314224" calcext:value-type="float">
            <text:p>21314224</text:p>
          </table:table-cell>
          <table:table-cell office:value-type="float" office:value="21424912" calcext:value-type="float">
            <text:p>21424912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1229104" calcext:value-type="float">
            <text:p>21229104</text:p>
          </table:table-cell>
          <table:table-cell office:value-type="float" office:value="21390848" calcext:value-type="float">
            <text:p>21390848</text:p>
          </table:table-cell>
          <table:table-cell office:value-type="float" office:value="21695296" calcext:value-type="float">
            <text:p>21695296</text:p>
          </table:table-cell>
          <table:table-cell table:number-columns-repeated="9"/>
        </table:table-row>
        <table:table-row table:style-name="ro1">
          <table:table-cell office:value-type="float" office:value="21120560" calcext:value-type="float">
            <text:p>21120560</text:p>
          </table:table-cell>
          <table:table-cell office:value-type="float" office:value="21315808" calcext:value-type="float">
            <text:p>21315808</text:p>
          </table:table-cell>
          <table:table-cell office:value-type="float" office:value="21425248" calcext:value-type="float">
            <text:p>21425248</text:p>
          </table:table-cell>
          <table:table-cell office:value-type="float" office:value="21740704" calcext:value-type="float">
            <text:p>21740704</text:p>
          </table:table-cell>
          <table:table-cell office:value-type="float" office:value="21229392" calcext:value-type="float">
            <text:p>21229392</text:p>
          </table:table-cell>
          <table:table-cell office:value-type="float" office:value="21390856" calcext:value-type="float">
            <text:p>21390856</text:p>
          </table:table-cell>
          <table:table-cell office:value-type="float" office:value="21695992" calcext:value-type="float">
            <text:p>21695992</text:p>
          </table:table-cell>
          <table:table-cell table:number-columns-repeated="9"/>
        </table:table-row>
        <table:table-row table:style-name="ro1">
          <table:table-cell office:value-type="float" office:value="21121936" calcext:value-type="float">
            <text:p>21121936</text:p>
          </table:table-cell>
          <table:table-cell office:value-type="float" office:value="21319192" calcext:value-type="float">
            <text:p>21319192</text:p>
          </table:table-cell>
          <table:table-cell office:value-type="float" office:value="21425512" calcext:value-type="float">
            <text:p>21425512</text:p>
          </table:table-cell>
          <table:table-cell office:value-type="float" office:value="21742016" calcext:value-type="float">
            <text:p>21742016</text:p>
          </table:table-cell>
          <table:table-cell office:value-type="float" office:value="21229448" calcext:value-type="float">
            <text:p>21229448</text:p>
          </table:table-cell>
          <table:table-cell office:value-type="float" office:value="21391216" calcext:value-type="float">
            <text:p>21391216</text:p>
          </table:table-cell>
          <table:table-cell office:value-type="float" office:value="21697640" calcext:value-type="float">
            <text:p>21697640</text:p>
          </table:table-cell>
          <table:table-cell table:number-columns-repeated="9"/>
        </table:table-row>
        <table:table-row table:style-name="ro1">
          <table:table-cell office:value-type="float" office:value="21121984" calcext:value-type="float">
            <text:p>21121984</text:p>
          </table:table-cell>
          <table:table-cell office:value-type="float" office:value="21319272" calcext:value-type="float">
            <text:p>21319272</text:p>
          </table:table-cell>
          <table:table-cell office:value-type="float" office:value="21426792" calcext:value-type="float">
            <text:p>21426792</text:p>
          </table:table-cell>
          <table:table-cell office:value-type="float" office:value="21742032" calcext:value-type="float">
            <text:p>21742032</text:p>
          </table:table-cell>
          <table:table-cell office:value-type="float" office:value="21230144" calcext:value-type="float">
            <text:p>21230144</text:p>
          </table:table-cell>
          <table:table-cell office:value-type="float" office:value="21392400" calcext:value-type="float">
            <text:p>21392400</text:p>
          </table:table-cell>
          <table:table-cell office:value-type="float" office:value="21697912" calcext:value-type="float">
            <text:p>21697912</text:p>
          </table:table-cell>
          <table:table-cell table:number-columns-repeated="9"/>
        </table:table-row>
        <table:table-row table:style-name="ro1">
          <table:table-cell office:value-type="float" office:value="21122432" calcext:value-type="float">
            <text:p>21122432</text:p>
          </table:table-cell>
          <table:table-cell office:value-type="float" office:value="21319736" calcext:value-type="float">
            <text:p>21319736</text:p>
          </table:table-cell>
          <table:table-cell office:value-type="float" office:value="21426896" calcext:value-type="float">
            <text:p>21426896</text:p>
          </table:table-cell>
          <table:table-cell office:value-type="float" office:value="21742144" calcext:value-type="float">
            <text:p>21742144</text:p>
          </table:table-cell>
          <table:table-cell office:value-type="float" office:value="21230896" calcext:value-type="float">
            <text:p>21230896</text:p>
          </table:table-cell>
          <table:table-cell office:value-type="float" office:value="21395792" calcext:value-type="float">
            <text:p>21395792</text:p>
          </table:table-cell>
          <table:table-cell office:value-type="float" office:value="21699520" calcext:value-type="float">
            <text:p>21699520</text:p>
          </table:table-cell>
          <table:table-cell table:number-columns-repeated="9"/>
        </table:table-row>
        <table:table-row table:style-name="ro1">
          <table:table-cell office:value-type="float" office:value="21123744" calcext:value-type="float">
            <text:p>21123744</text:p>
          </table:table-cell>
          <table:table-cell office:value-type="float" office:value="21321888" calcext:value-type="float">
            <text:p>21321888</text:p>
          </table:table-cell>
          <table:table-cell office:value-type="float" office:value="21427160" calcext:value-type="float">
            <text:p>21427160</text:p>
          </table:table-cell>
          <table:table-cell office:value-type="float" office:value="21742488" calcext:value-type="float">
            <text:p>21742488</text:p>
          </table:table-cell>
          <table:table-cell office:value-type="float" office:value="21231880" calcext:value-type="float">
            <text:p>21231880</text:p>
          </table:table-cell>
          <table:table-cell office:value-type="float" office:value="21396176" calcext:value-type="float">
            <text:p>21396176</text:p>
          </table:table-cell>
          <table:table-cell office:value-type="float" office:value="21700536" calcext:value-type="float">
            <text:p>21700536</text:p>
          </table:table-cell>
          <table:table-cell table:number-columns-repeated="9"/>
        </table:table-row>
        <table:table-row table:style-name="ro1">
          <table:table-cell office:value-type="float" office:value="21124608" calcext:value-type="float">
            <text:p>21124608</text:p>
          </table:table-cell>
          <table:table-cell office:value-type="float" office:value="21321984" calcext:value-type="float">
            <text:p>21321984</text:p>
          </table:table-cell>
          <table:table-cell office:value-type="float" office:value="21428432" calcext:value-type="float">
            <text:p>21428432</text:p>
          </table:table-cell>
          <table:table-cell office:value-type="float" office:value="21742776" calcext:value-type="float">
            <text:p>21742776</text:p>
          </table:table-cell>
          <table:table-cell office:value-type="float" office:value="21231904" calcext:value-type="float">
            <text:p>21231904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703840" calcext:value-type="float">
            <text:p>21703840</text:p>
          </table:table-cell>
          <table:table-cell table:number-columns-repeated="9"/>
        </table:table-row>
        <table:table-row table:style-name="ro1">
          <table:table-cell office:value-type="float" office:value="21125096" calcext:value-type="float">
            <text:p>21125096</text:p>
          </table:table-cell>
          <table:table-cell office:value-type="float" office:value="21322096" calcext:value-type="float">
            <text:p>21322096</text:p>
          </table:table-cell>
          <table:table-cell office:value-type="float" office:value="21429728" calcext:value-type="float">
            <text:p>21429728</text:p>
          </table:table-cell>
          <table:table-cell office:value-type="float" office:value="21742800" calcext:value-type="float">
            <text:p>21742800</text:p>
          </table:table-cell>
          <table:table-cell office:value-type="float" office:value="21232280" calcext:value-type="float">
            <text:p>21232280</text:p>
          </table:table-cell>
          <table:table-cell office:value-type="float" office:value="21396416" calcext:value-type="float">
            <text:p>21396416</text:p>
          </table:table-cell>
          <table:table-cell office:value-type="float" office:value="21704008" calcext:value-type="float">
            <text:p>21704008</text:p>
          </table:table-cell>
          <table:table-cell table:number-columns-repeated="9"/>
        </table:table-row>
        <table:table-row table:style-name="ro1">
          <table:table-cell office:value-type="float" office:value="21125392" calcext:value-type="float">
            <text:p>21125392</text:p>
          </table:table-cell>
          <table:table-cell office:value-type="float" office:value="21322480" calcext:value-type="float">
            <text:p>21322480</text:p>
          </table:table-cell>
          <table:table-cell office:value-type="float" office:value="21429976" calcext:value-type="float">
            <text:p>21429976</text:p>
          </table:table-cell>
          <table:table-cell office:value-type="float" office:value="21743648" calcext:value-type="float">
            <text:p>21743648</text:p>
          </table:table-cell>
          <table:table-cell office:value-type="float" office:value="21232656" calcext:value-type="float">
            <text:p>21232656</text:p>
          </table:table-cell>
          <table:table-cell office:value-type="float" office:value="21396592" calcext:value-type="float">
            <text:p>21396592</text:p>
          </table:table-cell>
          <table:table-cell office:value-type="float" office:value="21704400" calcext:value-type="float">
            <text:p>21704400</text:p>
          </table:table-cell>
          <table:table-cell table:number-columns-repeated="9"/>
        </table:table-row>
        <table:table-row table:style-name="ro1">
          <table:table-cell office:value-type="float" office:value="21125480" calcext:value-type="float">
            <text:p>21125480</text:p>
          </table:table-cell>
          <table:table-cell office:value-type="float" office:value="21322608" calcext:value-type="float">
            <text:p>21322608</text:p>
          </table:table-cell>
          <table:table-cell office:value-type="float" office:value="21430392" calcext:value-type="float">
            <text:p>21430392</text:p>
          </table:table-cell>
          <table:table-cell office:value-type="float" office:value="21744144" calcext:value-type="float">
            <text:p>21744144</text:p>
          </table:table-cell>
          <table:table-cell office:value-type="float" office:value="21232688" calcext:value-type="float">
            <text:p>21232688</text:p>
          </table:table-cell>
          <table:table-cell office:value-type="float" office:value="21396856" calcext:value-type="float">
            <text:p>21396856</text:p>
          </table:table-cell>
          <table:table-cell office:value-type="float" office:value="21705200" calcext:value-type="float">
            <text:p>21705200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4192" calcext:value-type="float">
            <text:p>21324192</text:p>
          </table:table-cell>
          <table:table-cell office:value-type="float" office:value="21432192" calcext:value-type="float">
            <text:p>21432192</text:p>
          </table:table-cell>
          <table:table-cell office:value-type="float" office:value="21745816" calcext:value-type="float">
            <text:p>21745816</text:p>
          </table:table-cell>
          <table:table-cell office:value-type="float" office:value="21233784" calcext:value-type="float">
            <text:p>21233784</text:p>
          </table:table-cell>
          <table:table-cell office:value-type="float" office:value="21397136" calcext:value-type="float">
            <text:p>21397136</text:p>
          </table:table-cell>
          <table:table-cell office:value-type="float" office:value="21705608" calcext:value-type="float">
            <text:p>21705608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5704" calcext:value-type="float">
            <text:p>21325704</text:p>
          </table:table-cell>
          <table:table-cell office:value-type="float" office:value="21433776" calcext:value-type="float">
            <text:p>21433776</text:p>
          </table:table-cell>
          <table:table-cell office:value-type="float" office:value="21746200" calcext:value-type="float">
            <text:p>21746200</text:p>
          </table:table-cell>
          <table:table-cell office:value-type="float" office:value="21235608" calcext:value-type="float">
            <text:p>21235608</text:p>
          </table:table-cell>
          <table:table-cell office:value-type="float" office:value="21398176" calcext:value-type="float">
            <text:p>21398176</text:p>
          </table:table-cell>
          <table:table-cell office:value-type="float" office:value="21705888" calcext:value-type="float">
            <text:p>21705888</text:p>
          </table:table-cell>
          <table:table-cell table:number-columns-repeated="9"/>
        </table:table-row>
        <table:table-row table:style-name="ro1">
          <table:table-cell office:value-type="float" office:value="21127760" calcext:value-type="float">
            <text:p>21127760</text:p>
          </table:table-cell>
          <table:table-cell office:value-type="float" office:value="21326296" calcext:value-type="float">
            <text:p>21326296</text:p>
          </table:table-cell>
          <table:table-cell office:value-type="float" office:value="21434216" calcext:value-type="float">
            <text:p>21434216</text:p>
          </table:table-cell>
          <table:table-cell office:value-type="float" office:value="21746792" calcext:value-type="float">
            <text:p>21746792</text:p>
          </table:table-cell>
          <table:table-cell office:value-type="float" office:value="21236392" calcext:value-type="float">
            <text:p>21236392</text:p>
          </table:table-cell>
          <table:table-cell office:value-type="float" office:value="21401784" calcext:value-type="float">
            <text:p>21401784</text:p>
          </table:table-cell>
          <table:table-cell office:value-type="float" office:value="21706528" calcext:value-type="float">
            <text:p>21706528</text:p>
          </table:table-cell>
          <table:table-cell table:number-columns-repeated="9"/>
        </table:table-row>
        <table:table-row table:style-name="ro1">
          <table:table-cell office:value-type="float" office:value="21128536" calcext:value-type="float">
            <text:p>21128536</text:p>
          </table:table-cell>
          <table:table-cell office:value-type="float" office:value="21326528" calcext:value-type="float">
            <text:p>21326528</text:p>
          </table:table-cell>
          <table:table-cell office:value-type="float" office:value="21434688" calcext:value-type="float">
            <text:p>21434688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776" calcext:value-type="float">
            <text:p>21236776</text:p>
          </table:table-cell>
          <table:table-cell office:value-type="float" office:value="21401920" calcext:value-type="float">
            <text:p>21401920</text:p>
          </table:table-cell>
          <table:table-cell office:value-type="float" office:value="21706848" calcext:value-type="float">
            <text:p>21706848</text:p>
          </table:table-cell>
          <table:table-cell table:number-columns-repeated="9"/>
        </table:table-row>
        <table:table-row table:style-name="ro1">
          <table:table-cell office:value-type="float" office:value="21129320" calcext:value-type="float">
            <text:p>21129320</text:p>
          </table:table-cell>
          <table:table-cell office:value-type="float" office:value="21326600" calcext:value-type="float">
            <text:p>21326600</text:p>
          </table:table-cell>
          <table:table-cell office:value-type="float" office:value="21435096" calcext:value-type="float">
            <text:p>21435096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984" calcext:value-type="float">
            <text:p>21236984</text:p>
          </table:table-cell>
          <table:table-cell office:value-type="float" office:value="21404448" calcext:value-type="float">
            <text:p>21404448</text:p>
          </table:table-cell>
          <table:table-cell office:value-type="float" office:value="21706888" calcext:value-type="float">
            <text:p>21706888</text:p>
          </table:table-cell>
          <table:table-cell table:number-columns-repeated="9"/>
        </table:table-row>
        <table:table-row table:style-name="ro1">
          <table:table-cell office:value-type="float" office:value="21129544" calcext:value-type="float">
            <text:p>21129544</text:p>
          </table:table-cell>
          <table:table-cell office:value-type="float" office:value="21326976" calcext:value-type="float">
            <text:p>21326976</text:p>
          </table:table-cell>
          <table:table-cell office:value-type="float" office:value="21436464" calcext:value-type="float">
            <text:p>21436464</text:p>
          </table:table-cell>
          <table:table-cell office:value-type="float" office:value="21747808" calcext:value-type="float">
            <text:p>21747808</text:p>
          </table:table-cell>
          <table:table-cell office:value-type="float" office:value="21238832" calcext:value-type="float">
            <text:p>21238832</text:p>
          </table:table-cell>
          <table:table-cell office:value-type="float" office:value="21405104" calcext:value-type="float">
            <text:p>21405104</text:p>
          </table:table-cell>
          <table:table-cell office:value-type="float" office:value="21707096" calcext:value-type="float">
            <text:p>21707096</text:p>
          </table:table-cell>
          <table:table-cell table:number-columns-repeated="9"/>
        </table:table-row>
        <table:table-row table:style-name="ro1">
          <table:table-cell office:value-type="float" office:value="21129928" calcext:value-type="float">
            <text:p>21129928</text:p>
          </table:table-cell>
          <table:table-cell office:value-type="float" office:value="21327088" calcext:value-type="float">
            <text:p>21327088</text:p>
          </table:table-cell>
          <table:table-cell office:value-type="float" office:value="21437944" calcext:value-type="float">
            <text:p>21437944</text:p>
          </table:table-cell>
          <table:table-cell office:value-type="float" office:value="21748400" calcext:value-type="float">
            <text:p>21748400</text:p>
          </table:table-cell>
          <table:table-cell office:value-type="float" office:value="21239024" calcext:value-type="float">
            <text:p>21239024</text:p>
          </table:table-cell>
          <table:table-cell office:value-type="float" office:value="21405408" calcext:value-type="float">
            <text:p>21405408</text:p>
          </table:table-cell>
          <table:table-cell office:value-type="float" office:value="21709200" calcext:value-type="float">
            <text:p>21709200</text:p>
          </table:table-cell>
          <table:table-cell table:number-columns-repeated="9"/>
        </table:table-row>
        <table:table-row table:style-name="ro1">
          <table:table-cell office:value-type="float" office:value="21129960" calcext:value-type="float">
            <text:p>21129960</text:p>
          </table:table-cell>
          <table:table-cell office:value-type="float" office:value="21327408" calcext:value-type="float">
            <text:p>21327408</text:p>
          </table:table-cell>
          <table:table-cell office:value-type="float" office:value="21438192" calcext:value-type="float">
            <text:p>21438192</text:p>
          </table:table-cell>
          <table:table-cell office:value-type="float" office:value="21748760" calcext:value-type="float">
            <text:p>21748760</text:p>
          </table:table-cell>
          <table:table-cell office:value-type="float" office:value="21239968" calcext:value-type="float">
            <text:p>21239968</text:p>
          </table:table-cell>
          <table:table-cell office:value-type="float" office:value="21405688" calcext:value-type="float">
            <text:p>21405688</text:p>
          </table:table-cell>
          <table:table-cell office:value-type="float" office:value="21711168" calcext:value-type="float">
            <text:p>21711168</text:p>
          </table:table-cell>
          <table:table-cell table:number-columns-repeated="9"/>
        </table:table-row>
        <table:table-row table:style-name="ro1">
          <table:table-cell office:value-type="float" office:value="21130032" calcext:value-type="float">
            <text:p>21130032</text:p>
          </table:table-cell>
          <table:table-cell office:value-type="float" office:value="21329384" calcext:value-type="float">
            <text:p>21329384</text:p>
          </table:table-cell>
          <table:table-cell office:value-type="float" office:value="21438864" calcext:value-type="float">
            <text:p>21438864</text:p>
          </table:table-cell>
          <table:table-cell office:value-type="float" office:value="21748832" calcext:value-type="float">
            <text:p>21748832</text:p>
          </table:table-cell>
          <table:table-cell office:value-type="float" office:value="21240888" calcext:value-type="float">
            <text:p>21240888</text:p>
          </table:table-cell>
          <table:table-cell office:value-type="float" office:value="21407496" calcext:value-type="float">
            <text:p>21407496</text:p>
          </table:table-cell>
          <table:table-cell office:value-type="float" office:value="21711200" calcext:value-type="float">
            <text:p>21711200</text:p>
          </table:table-cell>
          <table:table-cell table:number-columns-repeated="9"/>
        </table:table-row>
        <table:table-row table:style-name="ro1">
          <table:table-cell office:value-type="float" office:value="21130128" calcext:value-type="float">
            <text:p>21130128</text:p>
          </table:table-cell>
          <table:table-cell office:value-type="float" office:value="21329568" calcext:value-type="float">
            <text:p>21329568</text:p>
          </table:table-cell>
          <table:table-cell office:value-type="float" office:value="21438888" calcext:value-type="float">
            <text:p>21438888</text:p>
          </table:table-cell>
          <table:table-cell office:value-type="float" office:value="21749664" calcext:value-type="float">
            <text:p>21749664</text:p>
          </table:table-cell>
          <table:table-cell office:value-type="float" office:value="21243216" calcext:value-type="float">
            <text:p>21243216</text:p>
          </table:table-cell>
          <table:table-cell office:value-type="float" office:value="21410216" calcext:value-type="float">
            <text:p>21410216</text:p>
          </table:table-cell>
          <table:table-cell office:value-type="float" office:value="21712296" calcext:value-type="float">
            <text:p>21712296</text:p>
          </table:table-cell>
          <table:table-cell table:number-columns-repeated="9"/>
        </table:table-row>
        <table:table-row table:style-name="ro1">
          <table:table-cell office:value-type="float" office:value="21130720" calcext:value-type="float">
            <text:p>21130720</text:p>
          </table:table-cell>
          <table:table-cell office:value-type="float" office:value="21329696" calcext:value-type="float">
            <text:p>21329696</text:p>
          </table:table-cell>
          <table:table-cell office:value-type="float" office:value="21439376" calcext:value-type="float">
            <text:p>21439376</text:p>
          </table:table-cell>
          <table:table-cell office:value-type="float" office:value="21749672" calcext:value-type="float">
            <text:p>21749672</text:p>
          </table:table-cell>
          <table:table-cell office:value-type="float" office:value="21245000" calcext:value-type="float">
            <text:p>21245000</text:p>
          </table:table-cell>
          <table:table-cell office:value-type="float" office:value="21411144" calcext:value-type="float">
            <text:p>21411144</text:p>
          </table:table-cell>
          <table:table-cell office:value-type="float" office:value="21712392" calcext:value-type="float">
            <text:p>21712392</text:p>
          </table:table-cell>
          <table:table-cell table:number-columns-repeated="9"/>
        </table:table-row>
        <table:table-row table:style-name="ro1">
          <table:table-cell office:value-type="float" office:value="21130984" calcext:value-type="float">
            <text:p>21130984</text:p>
          </table:table-cell>
          <table:table-cell office:value-type="float" office:value="21330208" calcext:value-type="float">
            <text:p>2133020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749824" calcext:value-type="float">
            <text:p>21749824</text:p>
          </table:table-cell>
          <table:table-cell office:value-type="float" office:value="21245168" calcext:value-type="float">
            <text:p>21245168</text:p>
          </table:table-cell>
          <table:table-cell office:value-type="float" office:value="21412064" calcext:value-type="float">
            <text:p>21412064</text:p>
          </table:table-cell>
          <table:table-cell office:value-type="float" office:value="21712608" calcext:value-type="float">
            <text:p>21712608</text:p>
          </table:table-cell>
          <table:table-cell table:number-columns-repeated="9"/>
        </table:table-row>
        <table:table-row table:style-name="ro1">
          <table:table-cell office:value-type="float" office:value="21131816" calcext:value-type="float">
            <text:p>21131816</text:p>
          </table:table-cell>
          <table:table-cell office:value-type="float" office:value="21332568" calcext:value-type="float">
            <text:p>21332568</text:p>
          </table:table-cell>
          <table:table-cell office:value-type="float" office:value="21440824" calcext:value-type="float">
            <text:p>21440824</text:p>
          </table:table-cell>
          <table:table-cell office:value-type="float" office:value="21749904" calcext:value-type="float">
            <text:p>21749904</text:p>
          </table:table-cell>
          <table:table-cell office:value-type="float" office:value="21245728" calcext:value-type="float">
            <text:p>21245728</text:p>
          </table:table-cell>
          <table:table-cell office:value-type="float" office:value="21412168" calcext:value-type="float">
            <text:p>21412168</text:p>
          </table:table-cell>
          <table:table-cell office:value-type="float" office:value="21713968" calcext:value-type="float">
            <text:p>21713968</text:p>
          </table:table-cell>
          <table:table-cell table:number-columns-repeated="9"/>
        </table:table-row>
        <table:table-row table:style-name="ro1">
          <table:table-cell office:value-type="float" office:value="21131840" calcext:value-type="float">
            <text:p>21131840</text:p>
          </table:table-cell>
          <table:table-cell office:value-type="float" office:value="21332744" calcext:value-type="float">
            <text:p>21332744</text:p>
          </table:table-cell>
          <table:table-cell office:value-type="float" office:value="21440976" calcext:value-type="float">
            <text:p>21440976</text:p>
          </table:table-cell>
          <table:table-cell office:value-type="float" office:value="21750064" calcext:value-type="float">
            <text:p>21750064</text:p>
          </table:table-cell>
          <table:table-cell office:value-type="float" office:value="21248232" calcext:value-type="float">
            <text:p>21248232</text:p>
          </table:table-cell>
          <table:table-cell office:value-type="float" office:value="21412984" calcext:value-type="float">
            <text:p>21412984</text:p>
          </table:table-cell>
          <table:table-cell office:value-type="float" office:value="21714824" calcext:value-type="float">
            <text:p>21714824</text:p>
          </table:table-cell>
          <table:table-cell table:number-columns-repeated="9"/>
        </table:table-row>
        <table:table-row table:style-name="ro1">
          <table:table-cell office:value-type="float" office:value="21133088" calcext:value-type="float">
            <text:p>21133088</text:p>
          </table:table-cell>
          <table:table-cell office:value-type="float" office:value="21333352" calcext:value-type="float">
            <text:p>21333352</text:p>
          </table:table-cell>
          <table:table-cell office:value-type="float" office:value="21442488" calcext:value-type="float">
            <text:p>21442488</text:p>
          </table:table-cell>
          <table:table-cell office:value-type="float" office:value="21750376" calcext:value-type="float">
            <text:p>21750376</text:p>
          </table:table-cell>
          <table:table-cell office:value-type="float" office:value="21248768" calcext:value-type="float">
            <text:p>21248768</text:p>
          </table:table-cell>
          <table:table-cell office:value-type="float" office:value="21413648" calcext:value-type="float">
            <text:p>21413648</text:p>
          </table:table-cell>
          <table:table-cell office:value-type="float" office:value="21714888" calcext:value-type="float">
            <text:p>21714888</text:p>
          </table:table-cell>
          <table:table-cell table:number-columns-repeated="9"/>
        </table:table-row>
        <table:table-row table:style-name="ro1">
          <table:table-cell office:value-type="float" office:value="21133544" calcext:value-type="float">
            <text:p>21133544</text:p>
          </table:table-cell>
          <table:table-cell office:value-type="float" office:value="21333552" calcext:value-type="float">
            <text:p>21333552</text:p>
          </table:table-cell>
          <table:table-cell office:value-type="float" office:value="21442760" calcext:value-type="float">
            <text:p>21442760</text:p>
          </table:table-cell>
          <table:table-cell office:value-type="float" office:value="21750520" calcext:value-type="float">
            <text:p>21750520</text:p>
          </table:table-cell>
          <table:table-cell office:value-type="float" office:value="21249112" calcext:value-type="float">
            <text:p>21249112</text:p>
          </table:table-cell>
          <table:table-cell office:value-type="float" office:value="21414720" calcext:value-type="float">
            <text:p>21414720</text:p>
          </table:table-cell>
          <table:table-cell office:value-type="float" office:value="21715544" calcext:value-type="float">
            <text:p>21715544</text:p>
          </table:table-cell>
          <table:table-cell table:number-columns-repeated="9"/>
        </table:table-row>
        <table:table-row table:style-name="ro1">
          <table:table-cell office:value-type="float" office:value="21134408" calcext:value-type="float">
            <text:p>21134408</text:p>
          </table:table-cell>
          <table:table-cell office:value-type="float" office:value="21334000" calcext:value-type="float">
            <text:p>21334000</text:p>
          </table:table-cell>
          <table:table-cell office:value-type="float" office:value="21443568" calcext:value-type="float">
            <text:p>21443568</text:p>
          </table:table-cell>
          <table:table-cell office:value-type="float" office:value="21750592" calcext:value-type="float">
            <text:p>21750592</text:p>
          </table:table-cell>
          <table:table-cell office:value-type="float" office:value="21249128" calcext:value-type="float">
            <text:p>21249128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715952" calcext:value-type="float">
            <text:p>21715952</text:p>
          </table:table-cell>
          <table:table-cell table:number-columns-repeated="9"/>
        </table:table-row>
        <table:table-row table:style-name="ro1">
          <table:table-cell office:value-type="float" office:value="21135488" calcext:value-type="float">
            <text:p>21135488</text:p>
          </table:table-cell>
          <table:table-cell office:value-type="float" office:value="21334104" calcext:value-type="float">
            <text:p>21334104</text:p>
          </table:table-cell>
          <table:table-cell office:value-type="float" office:value="21444456" calcext:value-type="float">
            <text:p>21444456</text:p>
          </table:table-cell>
          <table:table-cell office:value-type="float" office:value="21750728" calcext:value-type="float">
            <text:p>21750728</text:p>
          </table:table-cell>
          <table:table-cell office:value-type="float" office:value="21249504" calcext:value-type="float">
            <text:p>21249504</text:p>
          </table:table-cell>
          <table:table-cell office:value-type="float" office:value="21414904" calcext:value-type="float">
            <text:p>21414904</text:p>
          </table:table-cell>
          <table:table-cell office:value-type="float" office:value="21716360" calcext:value-type="float">
            <text:p>21716360</text:p>
          </table:table-cell>
          <table:table-cell table:number-columns-repeated="9"/>
        </table:table-row>
        <table:table-row table:style-name="ro1">
          <table:table-cell office:value-type="float" office:value="21135728" calcext:value-type="float">
            <text:p>21135728</text:p>
          </table:table-cell>
          <table:table-cell office:value-type="float" office:value="21334136" calcext:value-type="float">
            <text:p>21334136</text:p>
          </table:table-cell>
          <table:table-cell office:value-type="float" office:value="21444520" calcext:value-type="float">
            <text:p>21444520</text:p>
          </table:table-cell>
          <table:table-cell office:value-type="float" office:value="21750864" calcext:value-type="float">
            <text:p>21750864</text:p>
          </table:table-cell>
          <table:table-cell office:value-type="float" office:value="21249608" calcext:value-type="float">
            <text:p>21249608</text:p>
          </table:table-cell>
          <table:table-cell office:value-type="float" office:value="21415400" calcext:value-type="float">
            <text:p>21415400</text:p>
          </table:table-cell>
          <table:table-cell office:value-type="float" office:value="21716680" calcext:value-type="float">
            <text:p>21716680</text:p>
          </table:table-cell>
          <table:table-cell table:number-columns-repeated="9"/>
        </table:table-row>
        <table:table-row table:style-name="ro1">
          <table:table-cell office:value-type="float" office:value="21137880" calcext:value-type="float">
            <text:p>21137880</text:p>
          </table:table-cell>
          <table:table-cell office:value-type="float" office:value="21335400" calcext:value-type="float">
            <text:p>21335400</text:p>
          </table:table-cell>
          <table:table-cell office:value-type="float" office:value="21446368" calcext:value-type="float">
            <text:p>21446368</text:p>
          </table:table-cell>
          <table:table-cell office:value-type="float" office:value="21750872" calcext:value-type="float">
            <text:p>21750872</text:p>
          </table:table-cell>
          <table:table-cell office:value-type="float" office:value="21250296" calcext:value-type="float">
            <text:p>21250296</text:p>
          </table:table-cell>
          <table:table-cell office:value-type="float" office:value="21416064" calcext:value-type="float">
            <text:p>21416064</text:p>
          </table:table-cell>
          <table:table-cell office:value-type="float" office:value="21717824" calcext:value-type="float">
            <text:p>21717824</text:p>
          </table:table-cell>
          <table:table-cell table:number-columns-repeated="9"/>
        </table:table-row>
        <table:table-row table:style-name="ro1">
          <table:table-cell office:value-type="float" office:value="21138312" calcext:value-type="float">
            <text:p>21138312</text:p>
          </table:table-cell>
          <table:table-cell office:value-type="float" office:value="21335832" calcext:value-type="float">
            <text:p>21335832</text:p>
          </table:table-cell>
          <table:table-cell office:value-type="float" office:value="21446416" calcext:value-type="float">
            <text:p>21446416</text:p>
          </table:table-cell>
          <table:table-cell office:value-type="float" office:value="21752536" calcext:value-type="float">
            <text:p>21752536</text:p>
          </table:table-cell>
          <table:table-cell office:value-type="float" office:value="21251968" calcext:value-type="float">
            <text:p>21251968</text:p>
          </table:table-cell>
          <table:table-cell office:value-type="float" office:value="21416296" calcext:value-type="float">
            <text:p>21416296</text:p>
          </table:table-cell>
          <table:table-cell office:value-type="float" office:value="21719240" calcext:value-type="float">
            <text:p>21719240</text:p>
          </table:table-cell>
          <table:table-cell table:number-columns-repeated="9"/>
        </table:table-row>
        <table:table-row table:style-name="ro1">
          <table:table-cell office:value-type="float" office:value="21139312" calcext:value-type="float">
            <text:p>21139312</text:p>
          </table:table-cell>
          <table:table-cell office:value-type="float" office:value="21337184" calcext:value-type="float">
            <text:p>21337184</text:p>
          </table:table-cell>
          <table:table-cell office:value-type="float" office:value="21446432" calcext:value-type="float">
            <text:p>21446432</text:p>
          </table:table-cell>
          <table:table-cell office:value-type="float" office:value="21753984" calcext:value-type="float">
            <text:p>21753984</text:p>
          </table:table-cell>
          <table:table-cell office:value-type="float" office:value="21251976" calcext:value-type="float">
            <text:p>21251976</text:p>
          </table:table-cell>
          <table:table-cell office:value-type="float" office:value="21416592" calcext:value-type="float">
            <text:p>21416592</text:p>
          </table:table-cell>
          <table:table-cell office:value-type="float" office:value="21719304" calcext:value-type="float">
            <text:p>21719304</text:p>
          </table:table-cell>
          <table:table-cell table:number-columns-repeated="9"/>
        </table:table-row>
        <table:table-row table:style-name="ro1">
          <table:table-cell office:value-type="float" office:value="21139536" calcext:value-type="float">
            <text:p>21139536</text:p>
          </table:table-cell>
          <table:table-cell office:value-type="float" office:value="21337280" calcext:value-type="float">
            <text:p>21337280</text:p>
          </table:table-cell>
          <table:table-cell office:value-type="float" office:value="21446856" calcext:value-type="float">
            <text:p>21446856</text:p>
          </table:table-cell>
          <table:table-cell office:value-type="float" office:value="21754448" calcext:value-type="float">
            <text:p>21754448</text:p>
          </table:table-cell>
          <table:table-cell office:value-type="float" office:value="21253784" calcext:value-type="float">
            <text:p>21253784</text:p>
          </table:table-cell>
          <table:table-cell office:value-type="float" office:value="21416776" calcext:value-type="float">
            <text:p>21416776</text:p>
          </table:table-cell>
          <table:table-cell office:value-type="float" office:value="21720624" calcext:value-type="float">
            <text:p>21720624</text:p>
          </table:table-cell>
          <table:table-cell table:number-columns-repeated="9"/>
        </table:table-row>
        <table:table-row table:style-name="ro1">
          <table:table-cell office:value-type="float" office:value="21139752" calcext:value-type="float">
            <text:p>21139752</text:p>
          </table:table-cell>
          <table:table-cell office:value-type="float" office:value="21338136" calcext:value-type="float">
            <text:p>21338136</text:p>
          </table:table-cell>
          <table:table-cell office:value-type="float" office:value="21447008" calcext:value-type="float">
            <text:p>21447008</text:p>
          </table:table-cell>
          <table:table-cell office:value-type="float" office:value="21754480" calcext:value-type="float">
            <text:p>21754480</text:p>
          </table:table-cell>
          <table:table-cell office:value-type="float" office:value="21254744" calcext:value-type="float">
            <text:p>21254744</text:p>
          </table:table-cell>
          <table:table-cell office:value-type="float" office:value="21416792" calcext:value-type="float">
            <text:p>21416792</text:p>
          </table:table-cell>
          <table:table-cell office:value-type="float" office:value="21720688" calcext:value-type="float">
            <text:p>21720688</text:p>
          </table:table-cell>
          <table:table-cell table:number-columns-repeated="9"/>
        </table:table-row>
        <table:table-row table:style-name="ro1">
          <table:table-cell office:value-type="float" office:value="21140056" calcext:value-type="float">
            <text:p>21140056</text:p>
          </table:table-cell>
          <table:table-cell office:value-type="float" office:value="21338360" calcext:value-type="float">
            <text:p>21338360</text:p>
          </table:table-cell>
          <table:table-cell office:value-type="float" office:value="21447264" calcext:value-type="float">
            <text:p>21447264</text:p>
          </table:table-cell>
          <table:table-cell office:value-type="float" office:value="21754704" calcext:value-type="float">
            <text:p>21754704</text:p>
          </table:table-cell>
          <table:table-cell office:value-type="float" office:value="21255496" calcext:value-type="float">
            <text:p>21255496</text:p>
          </table:table-cell>
          <table:table-cell office:value-type="float" office:value="21417920" calcext:value-type="float">
            <text:p>21417920</text:p>
          </table:table-cell>
          <table:table-cell office:value-type="float" office:value="21720936" calcext:value-type="float">
            <text:p>21720936</text:p>
          </table:table-cell>
          <table:table-cell table:number-columns-repeated="9"/>
        </table:table-row>
        <table:table-row table:style-name="ro1">
          <table:table-cell office:value-type="float" office:value="21140320" calcext:value-type="float">
            <text:p>21140320</text:p>
          </table:table-cell>
          <table:table-cell office:value-type="float" office:value="21338792" calcext:value-type="float">
            <text:p>21338792</text:p>
          </table:table-cell>
          <table:table-cell office:value-type="float" office:value="21447880" calcext:value-type="float">
            <text:p>21447880</text:p>
          </table:table-cell>
          <table:table-cell office:value-type="float" office:value="21755504" calcext:value-type="float">
            <text:p>21755504</text:p>
          </table:table-cell>
          <table:table-cell office:value-type="float" office:value="21255704" calcext:value-type="float">
            <text:p>21255704</text:p>
          </table:table-cell>
          <table:table-cell office:value-type="float" office:value="21418384" calcext:value-type="float">
            <text:p>21418384</text:p>
          </table:table-cell>
          <table:table-cell office:value-type="float" office:value="21721136" calcext:value-type="float">
            <text:p>21721136</text:p>
          </table:table-cell>
          <table:table-cell table:number-columns-repeated="9"/>
        </table:table-row>
        <table:table-row table:style-name="ro1">
          <table:table-cell office:value-type="float" office:value="21140568" calcext:value-type="float">
            <text:p>21140568</text:p>
          </table:table-cell>
          <table:table-cell office:value-type="float" office:value="21339032" calcext:value-type="float">
            <text:p>21339032</text:p>
          </table:table-cell>
          <table:table-cell office:value-type="float" office:value="21448184" calcext:value-type="float">
            <text:p>21448184</text:p>
          </table:table-cell>
          <table:table-cell office:value-type="float" office:value="21755568" calcext:value-type="float">
            <text:p>21755568</text:p>
          </table:table-cell>
          <table:table-cell office:value-type="float" office:value="21256488" calcext:value-type="float">
            <text:p>21256488</text:p>
          </table:table-cell>
          <table:table-cell office:value-type="float" office:value="21419008" calcext:value-type="float">
            <text:p>21419008</text:p>
          </table:table-cell>
          <table:table-cell office:value-type="float" office:value="21722096" calcext:value-type="float">
            <text:p>21722096</text:p>
          </table:table-cell>
          <table:table-cell table:number-columns-repeated="9"/>
        </table:table-row>
        <table:table-row table:style-name="ro1">
          <table:table-cell office:value-type="float" office:value="21141392" calcext:value-type="float">
            <text:p>21141392</text:p>
          </table:table-cell>
          <table:table-cell office:value-type="float" office:value="21339296" calcext:value-type="float">
            <text:p>21339296</text:p>
          </table:table-cell>
          <table:table-cell office:value-type="float" office:value="21448592" calcext:value-type="float">
            <text:p>21448592</text:p>
          </table:table-cell>
          <table:table-cell office:value-type="float" office:value="21755896" calcext:value-type="float">
            <text:p>21755896</text:p>
          </table:table-cell>
          <table:table-cell office:value-type="float" office:value="21256728" calcext:value-type="float">
            <text:p>21256728</text:p>
          </table:table-cell>
          <table:table-cell office:value-type="float" office:value="21419304" calcext:value-type="float">
            <text:p>21419304</text:p>
          </table:table-cell>
          <table:table-cell office:value-type="float" office:value="21722360" calcext:value-type="float">
            <text:p>21722360</text:p>
          </table:table-cell>
          <table:table-cell table:number-columns-repeated="9"/>
        </table:table-row>
        <table:table-row table:style-name="ro1">
          <table:table-cell office:value-type="float" office:value="21143176" calcext:value-type="float">
            <text:p>21143176</text:p>
          </table:table-cell>
          <table:table-cell office:value-type="float" office:value="21339624" calcext:value-type="float">
            <text:p>21339624</text:p>
          </table:table-cell>
          <table:table-cell office:value-type="float" office:value="21450168" calcext:value-type="float">
            <text:p>21450168</text:p>
          </table:table-cell>
          <table:table-cell office:value-type="float" office:value="21756312" calcext:value-type="float">
            <text:p>21756312</text:p>
          </table:table-cell>
          <table:table-cell office:value-type="float" office:value="21257112" calcext:value-type="float">
            <text:p>21257112</text:p>
          </table:table-cell>
          <table:table-cell office:value-type="float" office:value="21419416" calcext:value-type="float">
            <text:p>21419416</text:p>
          </table:table-cell>
          <table:table-cell office:value-type="float" office:value="21722800" calcext:value-type="float">
            <text:p>21722800</text:p>
          </table:table-cell>
          <table:table-cell table:number-columns-repeated="9"/>
        </table:table-row>
        <table:table-row table:style-name="ro1">
          <table:table-cell office:value-type="float" office:value="21143904" calcext:value-type="float">
            <text:p>21143904</text:p>
          </table:table-cell>
          <table:table-cell office:value-type="float" office:value="21340480" calcext:value-type="float">
            <text:p>21340480</text:p>
          </table:table-cell>
          <table:table-cell office:value-type="float" office:value="21450296" calcext:value-type="float">
            <text:p>21450296</text:p>
          </table:table-cell>
          <table:table-cell office:value-type="float" office:value="21757456" calcext:value-type="float">
            <text:p>21757456</text:p>
          </table:table-cell>
          <table:table-cell office:value-type="float" office:value="21257720" calcext:value-type="float">
            <text:p>21257720</text:p>
          </table:table-cell>
          <table:table-cell office:value-type="float" office:value="21420472" calcext:value-type="float">
            <text:p>21420472</text:p>
          </table:table-cell>
          <table:table-cell office:value-type="float" office:value="21722992" calcext:value-type="float">
            <text:p>21722992</text:p>
          </table:table-cell>
          <table:table-cell table:number-columns-repeated="9"/>
        </table:table-row>
        <table:table-row table:style-name="ro1">
          <table:table-cell office:value-type="float" office:value="21144392" calcext:value-type="float">
            <text:p>21144392</text:p>
          </table:table-cell>
          <table:table-cell office:value-type="float" office:value="21341256" calcext:value-type="float">
            <text:p>21341256</text:p>
          </table:table-cell>
          <table:table-cell office:value-type="float" office:value="21450384" calcext:value-type="float">
            <text:p>21450384</text:p>
          </table:table-cell>
          <table:table-cell office:value-type="float" office:value="21757728" calcext:value-type="float">
            <text:p>21757728</text:p>
          </table:table-cell>
          <table:table-cell office:value-type="float" office:value="21257872" calcext:value-type="float">
            <text:p>21257872</text:p>
          </table:table-cell>
          <table:table-cell office:value-type="float" office:value="21420664" calcext:value-type="float">
            <text:p>21420664</text:p>
          </table:table-cell>
          <table:table-cell office:value-type="float" office:value="21723336" calcext:value-type="float">
            <text:p>21723336</text:p>
          </table:table-cell>
          <table:table-cell table:number-columns-repeated="9"/>
        </table:table-row>
        <table:table-row table:style-name="ro1">
          <table:table-cell office:value-type="float" office:value="21145968" calcext:value-type="float">
            <text:p>21145968</text:p>
          </table:table-cell>
          <table:table-cell office:value-type="float" office:value="21341664" calcext:value-type="float">
            <text:p>21341664</text:p>
          </table:table-cell>
          <table:table-cell office:value-type="float" office:value="21450512" calcext:value-type="float">
            <text:p>21450512</text:p>
          </table:table-cell>
          <table:table-cell office:value-type="float" office:value="21759096" calcext:value-type="float">
            <text:p>21759096</text:p>
          </table:table-cell>
          <table:table-cell office:value-type="float" office:value="21258680" calcext:value-type="float">
            <text:p>21258680</text:p>
          </table:table-cell>
          <table:table-cell office:value-type="float" office:value="21422904" calcext:value-type="float">
            <text:p>21422904</text:p>
          </table:table-cell>
          <table:table-cell office:value-type="float" office:value="21723400" calcext:value-type="float">
            <text:p>21723400</text:p>
          </table:table-cell>
          <table:table-cell table:number-columns-repeated="9"/>
        </table:table-row>
        <table:table-row table:style-name="ro1">
          <table:table-cell office:value-type="float" office:value="21146000" calcext:value-type="float">
            <text:p>21146000</text:p>
          </table:table-cell>
          <table:table-cell office:value-type="float" office:value="21341752" calcext:value-type="float">
            <text:p>21341752</text:p>
          </table:table-cell>
          <table:table-cell office:value-type="float" office:value="21450768" calcext:value-type="float">
            <text:p>21450768</text:p>
          </table:table-cell>
          <table:table-cell office:value-type="float" office:value="21759672" calcext:value-type="float">
            <text:p>21759672</text:p>
          </table:table-cell>
          <table:table-cell office:value-type="float" office:value="21259400" calcext:value-type="float">
            <text:p>21259400</text:p>
          </table:table-cell>
          <table:table-cell office:value-type="float" office:value="21423040" calcext:value-type="float">
            <text:p>21423040</text:p>
          </table:table-cell>
          <table:table-cell office:value-type="float" office:value="21723968" calcext:value-type="float">
            <text:p>21723968</text:p>
          </table:table-cell>
          <table:table-cell table:number-columns-repeated="9"/>
        </table:table-row>
        <table:table-row table:style-name="ro1">
          <table:table-cell office:value-type="float" office:value="21146896" calcext:value-type="float">
            <text:p>21146896</text:p>
          </table:table-cell>
          <table:table-cell office:value-type="float" office:value="21341856" calcext:value-type="float">
            <text:p>2134185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9864" calcext:value-type="float">
            <text:p>21759864</text:p>
          </table:table-cell>
          <table:table-cell office:value-type="float" office:value="21259456" calcext:value-type="float">
            <text:p>21259456</text:p>
          </table:table-cell>
          <table:table-cell office:value-type="float" office:value="21423288" calcext:value-type="float">
            <text:p>21423288</text:p>
          </table:table-cell>
          <table:table-cell office:value-type="float" office:value="21724080" calcext:value-type="float">
            <text:p>21724080</text:p>
          </table:table-cell>
          <table:table-cell table:number-columns-repeated="9"/>
        </table:table-row>
        <table:table-row table:style-name="ro1">
          <table:table-cell office:value-type="float" office:value="21147040" calcext:value-type="float">
            <text:p>21147040</text:p>
          </table:table-cell>
          <table:table-cell office:value-type="float" office:value="21342248" calcext:value-type="float">
            <text:p>21342248</text:p>
          </table:table-cell>
          <table:table-cell office:value-type="float" office:value="21451336" calcext:value-type="float">
            <text:p>21451336</text:p>
          </table:table-cell>
          <table:table-cell office:value-type="float" office:value="21760248" calcext:value-type="float">
            <text:p>21760248</text:p>
          </table:table-cell>
          <table:table-cell office:value-type="float" office:value="21259512" calcext:value-type="float">
            <text:p>21259512</text:p>
          </table:table-cell>
          <table:table-cell office:value-type="float" office:value="21423960" calcext:value-type="float">
            <text:p>21423960</text:p>
          </table:table-cell>
          <table:table-cell office:value-type="float" office:value="21724200" calcext:value-type="float">
            <text:p>21724200</text:p>
          </table:table-cell>
          <table:table-cell table:number-columns-repeated="9"/>
        </table:table-row>
        <table:table-row table:style-name="ro1">
          <table:table-cell office:value-type="float" office:value="21147536" calcext:value-type="float">
            <text:p>21147536</text:p>
          </table:table-cell>
          <table:table-cell office:value-type="float" office:value="21342496" calcext:value-type="float">
            <text:p>21342496</text:p>
          </table:table-cell>
          <table:table-cell office:value-type="float" office:value="21451488" calcext:value-type="float">
            <text:p>21451488</text:p>
          </table:table-cell>
          <table:table-cell office:value-type="float" office:value="21760432" calcext:value-type="float">
            <text:p>21760432</text:p>
          </table:table-cell>
          <table:table-cell office:value-type="float" office:value="21259576" calcext:value-type="float">
            <text:p>21259576</text:p>
          </table:table-cell>
          <table:table-cell office:value-type="float" office:value="21424848" calcext:value-type="float">
            <text:p>21424848</text:p>
          </table:table-cell>
          <table:table-cell office:value-type="float" office:value="21724720" calcext:value-type="float">
            <text:p>21724720</text:p>
          </table:table-cell>
          <table:table-cell table:number-columns-repeated="9"/>
        </table:table-row>
        <table:table-row table:style-name="ro1">
          <table:table-cell office:value-type="float" office:value="21147912" calcext:value-type="float">
            <text:p>21147912</text:p>
          </table:table-cell>
          <table:table-cell office:value-type="float" office:value="21342896" calcext:value-type="float">
            <text:p>21342896</text:p>
          </table:table-cell>
          <table:table-cell office:value-type="float" office:value="21451864" calcext:value-type="float">
            <text:p>21451864</text:p>
          </table:table-cell>
          <table:table-cell office:value-type="float" office:value="21762616" calcext:value-type="float">
            <text:p>21762616</text:p>
          </table:table-cell>
          <table:table-cell office:value-type="float" office:value="21260256" calcext:value-type="float">
            <text:p>21260256</text:p>
          </table:table-cell>
          <table:table-cell office:value-type="float" office:value="21425224" calcext:value-type="float">
            <text:p>21425224</text:p>
          </table:table-cell>
          <table:table-cell office:value-type="float" office:value="21725264" calcext:value-type="float">
            <text:p>21725264</text:p>
          </table:table-cell>
          <table:table-cell table:number-columns-repeated="9"/>
        </table:table-row>
        <table:table-row table:style-name="ro1">
          <table:table-cell office:value-type="float" office:value="21148624" calcext:value-type="float">
            <text:p>21148624</text:p>
          </table:table-cell>
          <table:table-cell office:value-type="float" office:value="21343656" calcext:value-type="float">
            <text:p>21343656</text:p>
          </table:table-cell>
          <table:table-cell office:value-type="float" office:value="21452064" calcext:value-type="float">
            <text:p>21452064</text:p>
          </table:table-cell>
          <table:table-cell office:value-type="float" office:value="21762656" calcext:value-type="float">
            <text:p>21762656</text:p>
          </table:table-cell>
          <table:table-cell office:value-type="float" office:value="21260640" calcext:value-type="float">
            <text:p>21260640</text:p>
          </table:table-cell>
          <table:table-cell office:value-type="float" office:value="21426088" calcext:value-type="float">
            <text:p>21426088</text:p>
          </table:table-cell>
          <table:table-cell office:value-type="float" office:value="21727488" calcext:value-type="float">
            <text:p>21727488</text:p>
          </table:table-cell>
          <table:table-cell table:number-columns-repeated="9"/>
        </table:table-row>
        <table:table-row table:style-name="ro1">
          <table:table-cell office:value-type="float" office:value="21149376" calcext:value-type="float">
            <text:p>21149376</text:p>
          </table:table-cell>
          <table:table-cell office:value-type="float" office:value="21343680" calcext:value-type="float">
            <text:p>21343680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762744" calcext:value-type="float">
            <text:p>21762744</text:p>
          </table:table-cell>
          <table:table-cell office:value-type="float" office:value="21261528" calcext:value-type="float">
            <text:p>21261528</text:p>
          </table:table-cell>
          <table:table-cell office:value-type="float" office:value="21426760" calcext:value-type="float">
            <text:p>21426760</text:p>
          </table:table-cell>
          <table:table-cell office:value-type="float" office:value="21728600" calcext:value-type="float">
            <text:p>21728600</text:p>
          </table:table-cell>
          <table:table-cell table:number-columns-repeated="9"/>
        </table:table-row>
        <table:table-row table:style-name="ro1">
          <table:table-cell office:value-type="float" office:value="21149672" calcext:value-type="float">
            <text:p>21149672</text:p>
          </table:table-cell>
          <table:table-cell office:value-type="float" office:value="21343928" calcext:value-type="float">
            <text:p>21343928</text:p>
          </table:table-cell>
          <table:table-cell office:value-type="float" office:value="21454856" calcext:value-type="float">
            <text:p>21454856</text:p>
          </table:table-cell>
          <table:table-cell office:value-type="float" office:value="21763224" calcext:value-type="float">
            <text:p>21763224</text:p>
          </table:table-cell>
          <table:table-cell office:value-type="float" office:value="21262144" calcext:value-type="float">
            <text:p>21262144</text:p>
          </table:table-cell>
          <table:table-cell office:value-type="float" office:value="21426832" calcext:value-type="float">
            <text:p>21426832</text:p>
          </table:table-cell>
          <table:table-cell office:value-type="float" office:value="21730128" calcext:value-type="float">
            <text:p>21730128</text:p>
          </table:table-cell>
          <table:table-cell table:number-columns-repeated="9"/>
        </table:table-row>
        <table:table-row table:style-name="ro1">
          <table:table-cell office:value-type="float" office:value="21150272" calcext:value-type="float">
            <text:p>21150272</text:p>
          </table:table-cell>
          <table:table-cell office:value-type="float" office:value="21343976" calcext:value-type="float">
            <text:p>21343976</text:p>
          </table:table-cell>
          <table:table-cell office:value-type="float" office:value="21455616" calcext:value-type="float">
            <text:p>21455616</text:p>
          </table:table-cell>
          <table:table-cell office:value-type="float" office:value="21763768" calcext:value-type="float">
            <text:p>21763768</text:p>
          </table:table-cell>
          <table:table-cell office:value-type="float" office:value="21262416" calcext:value-type="float">
            <text:p>21262416</text:p>
          </table:table-cell>
          <table:table-cell office:value-type="float" office:value="21427528" calcext:value-type="float">
            <text:p>21427528</text:p>
          </table:table-cell>
          <table:table-cell office:value-type="float" office:value="21732832" calcext:value-type="float">
            <text:p>21732832</text:p>
          </table:table-cell>
          <table:table-cell table:number-columns-repeated="9"/>
        </table:table-row>
        <table:table-row table:style-name="ro1">
          <table:table-cell office:value-type="float" office:value="21151328" calcext:value-type="float">
            <text:p>21151328</text:p>
          </table:table-cell>
          <table:table-cell office:value-type="float" office:value="21344120" calcext:value-type="float">
            <text:p>21344120</text:p>
          </table:table-cell>
          <table:table-cell office:value-type="float" office:value="21456232" calcext:value-type="float">
            <text:p>21456232</text:p>
          </table:table-cell>
          <table:table-cell office:value-type="float" office:value="21763792" calcext:value-type="float">
            <text:p>21763792</text:p>
          </table:table-cell>
          <table:table-cell office:value-type="float" office:value="21262472" calcext:value-type="float">
            <text:p>2126247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733056" calcext:value-type="float">
            <text:p>21733056</text:p>
          </table:table-cell>
          <table:table-cell table:number-columns-repeated="9"/>
        </table:table-row>
        <table:table-row table:style-name="ro1">
          <table:table-cell office:value-type="float" office:value="21152048" calcext:value-type="float">
            <text:p>21152048</text:p>
          </table:table-cell>
          <table:table-cell office:value-type="float" office:value="21344960" calcext:value-type="float">
            <text:p>21344960</text:p>
          </table:table-cell>
          <table:table-cell office:value-type="float" office:value="21456400" calcext:value-type="float">
            <text:p>21456400</text:p>
          </table:table-cell>
          <table:table-cell office:value-type="float" office:value="21763888" calcext:value-type="float">
            <text:p>21763888</text:p>
          </table:table-cell>
          <table:table-cell office:value-type="float" office:value="21262512" calcext:value-type="float">
            <text:p>21262512</text:p>
          </table:table-cell>
          <table:table-cell office:value-type="float" office:value="21427880" calcext:value-type="float">
            <text:p>21427880</text:p>
          </table:table-cell>
          <table:table-cell office:value-type="float" office:value="21733120" calcext:value-type="float">
            <text:p>21733120</text:p>
          </table:table-cell>
          <table:table-cell table:number-columns-repeated="9"/>
        </table:table-row>
        <table:table-row table:style-name="ro1">
          <table:table-cell office:value-type="float" office:value="21152632" calcext:value-type="float">
            <text:p>21152632</text:p>
          </table:table-cell>
          <table:table-cell office:value-type="float" office:value="21345064" calcext:value-type="float">
            <text:p>21345064</text:p>
          </table:table-cell>
          <table:table-cell office:value-type="float" office:value="21456424" calcext:value-type="float">
            <text:p>21456424</text:p>
          </table:table-cell>
          <table:table-cell office:value-type="float" office:value="21766200" calcext:value-type="float">
            <text:p>21766200</text:p>
          </table:table-cell>
          <table:table-cell office:value-type="float" office:value="21262592" calcext:value-type="float">
            <text:p>21262592</text:p>
          </table:table-cell>
          <table:table-cell office:value-type="float" office:value="21428136" calcext:value-type="float">
            <text:p>21428136</text:p>
          </table:table-cell>
          <table:table-cell office:value-type="float" office:value="21733208" calcext:value-type="float">
            <text:p>21733208</text:p>
          </table:table-cell>
          <table:table-cell table:number-columns-repeated="9"/>
        </table:table-row>
        <table:table-row table:style-name="ro1">
          <table:table-cell office:value-type="float" office:value="21153184" calcext:value-type="float">
            <text:p>21153184</text:p>
          </table:table-cell>
          <table:table-cell office:value-type="float" office:value="21348816" calcext:value-type="float">
            <text:p>21348816</text:p>
          </table:table-cell>
          <table:table-cell office:value-type="float" office:value="21456928" calcext:value-type="float">
            <text:p>21456928</text:p>
          </table:table-cell>
          <table:table-cell office:value-type="float" office:value="21766424" calcext:value-type="float">
            <text:p>21766424</text:p>
          </table:table-cell>
          <table:table-cell office:value-type="float" office:value="21263200" calcext:value-type="float">
            <text:p>21263200</text:p>
          </table:table-cell>
          <table:table-cell office:value-type="float" office:value="21428336" calcext:value-type="float">
            <text:p>21428336</text:p>
          </table:table-cell>
          <table:table-cell office:value-type="float" office:value="21733472" calcext:value-type="float">
            <text:p>21733472</text:p>
          </table:table-cell>
          <table:table-cell table:number-columns-repeated="9"/>
        </table:table-row>
        <table:table-row table:style-name="ro1">
          <table:table-cell office:value-type="float" office:value="21153520" calcext:value-type="float">
            <text:p>21153520</text:p>
          </table:table-cell>
          <table:table-cell office:value-type="float" office:value="21348832" calcext:value-type="float">
            <text:p>21348832</text:p>
          </table:table-cell>
          <table:table-cell office:value-type="float" office:value="21458096" calcext:value-type="float">
            <text:p>21458096</text:p>
          </table:table-cell>
          <table:table-cell office:value-type="float" office:value="21766912" calcext:value-type="float">
            <text:p>21766912</text:p>
          </table:table-cell>
          <table:table-cell office:value-type="float" office:value="21263304" calcext:value-type="float">
            <text:p>21263304</text:p>
          </table:table-cell>
          <table:table-cell office:value-type="float" office:value="21428592" calcext:value-type="float">
            <text:p>21428592</text:p>
          </table:table-cell>
          <table:table-cell office:value-type="float" office:value="21734056" calcext:value-type="float">
            <text:p>21734056</text:p>
          </table:table-cell>
          <table:table-cell table:number-columns-repeated="9"/>
        </table:table-row>
        <table:table-row table:style-name="ro1">
          <table:table-cell office:value-type="float" office:value="21153608" calcext:value-type="float">
            <text:p>21153608</text:p>
          </table:table-cell>
          <table:table-cell office:value-type="float" office:value="21349768" calcext:value-type="float">
            <text:p>2134976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7040" calcext:value-type="float">
            <text:p>21767040</text:p>
          </table:table-cell>
          <table:table-cell office:value-type="float" office:value="21263312" calcext:value-type="float">
            <text:p>21263312</text:p>
          </table:table-cell>
          <table:table-cell office:value-type="float" office:value="21429480" calcext:value-type="float">
            <text:p>21429480</text:p>
          </table:table-cell>
          <table:table-cell office:value-type="float" office:value="21734360" calcext:value-type="float">
            <text:p>21734360</text:p>
          </table:table-cell>
          <table:table-cell table:number-columns-repeated="9"/>
        </table:table-row>
        <table:table-row table:style-name="ro1">
          <table:table-cell office:value-type="float" office:value="21153800" calcext:value-type="float">
            <text:p>21153800</text:p>
          </table:table-cell>
          <table:table-cell office:value-type="float" office:value="21350176" calcext:value-type="float">
            <text:p>21350176</text:p>
          </table:table-cell>
          <table:table-cell office:value-type="float" office:value="21460208" calcext:value-type="float">
            <text:p>21460208</text:p>
          </table:table-cell>
          <table:table-cell office:value-type="float" office:value="21767504" calcext:value-type="float">
            <text:p>21767504</text:p>
          </table:table-cell>
          <table:table-cell office:value-type="float" office:value="21263800" calcext:value-type="float">
            <text:p>21263800</text:p>
          </table:table-cell>
          <table:table-cell office:value-type="float" office:value="21430208" calcext:value-type="float">
            <text:p>21430208</text:p>
          </table:table-cell>
          <table:table-cell office:value-type="float" office:value="21734456" calcext:value-type="float">
            <text:p>21734456</text:p>
          </table:table-cell>
          <table:table-cell table:number-columns-repeated="9"/>
        </table:table-row>
        <table:table-row table:style-name="ro1">
          <table:table-cell office:value-type="float" office:value="21154136" calcext:value-type="float">
            <text:p>21154136</text:p>
          </table:table-cell>
          <table:table-cell office:value-type="float" office:value="21351192" calcext:value-type="float">
            <text:p>21351192</text:p>
          </table:table-cell>
          <table:table-cell office:value-type="float" office:value="21460496" calcext:value-type="float">
            <text:p>21460496</text:p>
          </table:table-cell>
          <table:table-cell office:value-type="float" office:value="21768248" calcext:value-type="float">
            <text:p>21768248</text:p>
          </table:table-cell>
          <table:table-cell office:value-type="float" office:value="21263864" calcext:value-type="float">
            <text:p>21263864</text:p>
          </table:table-cell>
          <table:table-cell office:value-type="float" office:value="21430232" calcext:value-type="float">
            <text:p>21430232</text:p>
          </table:table-cell>
          <table:table-cell office:value-type="float" office:value="21734488" calcext:value-type="float">
            <text:p>21734488</text:p>
          </table:table-cell>
          <table:table-cell table:number-columns-repeated="9"/>
        </table:table-row>
        <table:table-row table:style-name="ro1">
          <table:table-cell office:value-type="float" office:value="21154208" calcext:value-type="float">
            <text:p>21154208</text:p>
          </table:table-cell>
          <table:table-cell office:value-type="float" office:value="21351368" calcext:value-type="float">
            <text:p>21351368</text:p>
          </table:table-cell>
          <table:table-cell office:value-type="float" office:value="21463072" calcext:value-type="float">
            <text:p>21463072</text:p>
          </table:table-cell>
          <table:table-cell office:value-type="float" office:value="21768856" calcext:value-type="float">
            <text:p>21768856</text:p>
          </table:table-cell>
          <table:table-cell office:value-type="float" office:value="21264624" calcext:value-type="float">
            <text:p>21264624</text:p>
          </table:table-cell>
          <table:table-cell office:value-type="float" office:value="21430960" calcext:value-type="float">
            <text:p>21430960</text:p>
          </table:table-cell>
          <table:table-cell office:value-type="float" office:value="21734752" calcext:value-type="float">
            <text:p>21734752</text:p>
          </table:table-cell>
          <table:table-cell table:number-columns-repeated="9"/>
        </table:table-row>
        <table:table-row table:style-name="ro1">
          <table:table-cell office:value-type="float" office:value="21154960" calcext:value-type="float">
            <text:p>21154960</text:p>
          </table:table-cell>
          <table:table-cell office:value-type="float" office:value="21351632" calcext:value-type="float">
            <text:p>21351632</text:p>
          </table:table-cell>
          <table:table-cell office:value-type="float" office:value="21463344" calcext:value-type="float">
            <text:p>21463344</text:p>
          </table:table-cell>
          <table:table-cell office:value-type="float" office:value="21769032" calcext:value-type="float">
            <text:p>21769032</text:p>
          </table:table-cell>
          <table:table-cell office:value-type="float" office:value="21265440" calcext:value-type="float">
            <text:p>21265440</text:p>
          </table:table-cell>
          <table:table-cell office:value-type="float" office:value="21431256" calcext:value-type="float">
            <text:p>21431256</text:p>
          </table:table-cell>
          <table:table-cell office:value-type="float" office:value="21735264" calcext:value-type="float">
            <text:p>21735264</text:p>
          </table:table-cell>
          <table:table-cell table:number-columns-repeated="9"/>
        </table:table-row>
        <table:table-row table:style-name="ro1">
          <table:table-cell office:value-type="float" office:value="21155032" calcext:value-type="float">
            <text:p>21155032</text:p>
          </table:table-cell>
          <table:table-cell office:value-type="float" office:value="21352472" calcext:value-type="float">
            <text:p>21352472</text:p>
          </table:table-cell>
          <table:table-cell office:value-type="float" office:value="21463464" calcext:value-type="float">
            <text:p>21463464</text:p>
          </table:table-cell>
          <table:table-cell office:value-type="float" office:value="21769648" calcext:value-type="float">
            <text:p>21769648</text:p>
          </table:table-cell>
          <table:table-cell office:value-type="float" office:value="21266120" calcext:value-type="float">
            <text:p>21266120</text:p>
          </table:table-cell>
          <table:table-cell office:value-type="float" office:value="21432744" calcext:value-type="float">
            <text:p>21432744</text:p>
          </table:table-cell>
          <table:table-cell office:value-type="float" office:value="21735440" calcext:value-type="float">
            <text:p>21735440</text:p>
          </table:table-cell>
          <table:table-cell table:number-columns-repeated="9"/>
        </table:table-row>
        <table:table-row table:style-name="ro1">
          <table:table-cell office:value-type="float" office:value="21156360" calcext:value-type="float">
            <text:p>21156360</text:p>
          </table:table-cell>
          <table:table-cell office:value-type="float" office:value="21352488" calcext:value-type="float">
            <text:p>21352488</text:p>
          </table:table-cell>
          <table:table-cell office:value-type="float" office:value="21463624" calcext:value-type="float">
            <text:p>21463624</text:p>
          </table:table-cell>
          <table:table-cell office:value-type="float" office:value="21771016" calcext:value-type="float">
            <text:p>21771016</text:p>
          </table:table-cell>
          <table:table-cell office:value-type="float" office:value="21266256" calcext:value-type="float">
            <text:p>21266256</text:p>
          </table:table-cell>
          <table:table-cell office:value-type="float" office:value="21432936" calcext:value-type="float">
            <text:p>21432936</text:p>
          </table:table-cell>
          <table:table-cell office:value-type="float" office:value="21736192" calcext:value-type="float">
            <text:p>21736192</text:p>
          </table:table-cell>
          <table:table-cell table:number-columns-repeated="9"/>
        </table:table-row>
        <table:table-row table:style-name="ro1">
          <table:table-cell office:value-type="float" office:value="21156976" calcext:value-type="float">
            <text:p>21156976</text:p>
          </table:table-cell>
          <table:table-cell office:value-type="float" office:value="21352792" calcext:value-type="float">
            <text:p>21352792</text:p>
          </table:table-cell>
          <table:table-cell office:value-type="float" office:value="21463816" calcext:value-type="float">
            <text:p>21463816</text:p>
          </table:table-cell>
          <table:table-cell office:value-type="float" office:value="21771120" calcext:value-type="float">
            <text:p>21771120</text:p>
          </table:table-cell>
          <table:table-cell office:value-type="float" office:value="21266360" calcext:value-type="float">
            <text:p>21266360</text:p>
          </table:table-cell>
          <table:table-cell office:value-type="float" office:value="21433016" calcext:value-type="float">
            <text:p>21433016</text:p>
          </table:table-cell>
          <table:table-cell office:value-type="float" office:value="21736240" calcext:value-type="float">
            <text:p>21736240</text:p>
          </table:table-cell>
          <table:table-cell table:number-columns-repeated="9"/>
        </table:table-row>
        <table:table-row table:style-name="ro1">
          <table:table-cell office:value-type="float" office:value="21157232" calcext:value-type="float">
            <text:p>21157232</text:p>
          </table:table-cell>
          <table:table-cell office:value-type="float" office:value="21353240" calcext:value-type="float">
            <text:p>21353240</text:p>
          </table:table-cell>
          <table:table-cell office:value-type="float" office:value="21464384" calcext:value-type="float">
            <text:p>21464384</text:p>
          </table:table-cell>
          <table:table-cell office:value-type="float" office:value="21771800" calcext:value-type="float">
            <text:p>21771800</text:p>
          </table:table-cell>
          <table:table-cell office:value-type="float" office:value="21267424" calcext:value-type="float">
            <text:p>21267424</text:p>
          </table:table-cell>
          <table:table-cell office:value-type="float" office:value="21433616" calcext:value-type="float">
            <text:p>21433616</text:p>
          </table:table-cell>
          <table:table-cell office:value-type="float" office:value="21736568" calcext:value-type="float">
            <text:p>21736568</text:p>
          </table:table-cell>
          <table:table-cell table:number-columns-repeated="9"/>
        </table:table-row>
        <table:table-row table:style-name="ro1">
          <table:table-cell office:value-type="float" office:value="21157912" calcext:value-type="float">
            <text:p>21157912</text:p>
          </table:table-cell>
          <table:table-cell office:value-type="float" office:value="21353288" calcext:value-type="float">
            <text:p>21353288</text:p>
          </table:table-cell>
          <table:table-cell office:value-type="float" office:value="21464456" calcext:value-type="float">
            <text:p>21464456</text:p>
          </table:table-cell>
          <table:table-cell office:value-type="float" office:value="21772056" calcext:value-type="float">
            <text:p>21772056</text:p>
          </table:table-cell>
          <table:table-cell office:value-type="float" office:value="21267552" calcext:value-type="float">
            <text:p>21267552</text:p>
          </table:table-cell>
          <table:table-cell office:value-type="float" office:value="21434400" calcext:value-type="float">
            <text:p>21434400</text:p>
          </table:table-cell>
          <table:table-cell office:value-type="float" office:value="21736672" calcext:value-type="float">
            <text:p>21736672</text:p>
          </table:table-cell>
          <table:table-cell table:number-columns-repeated="9"/>
        </table:table-row>
        <table:table-row table:style-name="ro1">
          <table:table-cell office:value-type="float" office:value="21159536" calcext:value-type="float">
            <text:p>21159536</text:p>
          </table:table-cell>
          <table:table-cell office:value-type="float" office:value="21353496" calcext:value-type="float">
            <text:p>21353496</text:p>
          </table:table-cell>
          <table:table-cell office:value-type="float" office:value="21465056" calcext:value-type="float">
            <text:p>21465056</text:p>
          </table:table-cell>
          <table:table-cell office:value-type="float" office:value="21772288" calcext:value-type="float">
            <text:p>21772288</text:p>
          </table:table-cell>
          <table:table-cell office:value-type="float" office:value="21267960" calcext:value-type="float">
            <text:p>21267960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737536" calcext:value-type="float">
            <text:p>21737536</text:p>
          </table:table-cell>
          <table:table-cell table:number-columns-repeated="9"/>
        </table:table-row>
        <table:table-row table:style-name="ro1">
          <table:table-cell office:value-type="float" office:value="21160624" calcext:value-type="float">
            <text:p>21160624</text:p>
          </table:table-cell>
          <table:table-cell office:value-type="float" office:value="21353656" calcext:value-type="float">
            <text:p>21353656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773568" calcext:value-type="float">
            <text:p>21773568</text:p>
          </table:table-cell>
          <table:table-cell office:value-type="float" office:value="21268248" calcext:value-type="float">
            <text:p>21268248</text:p>
          </table:table-cell>
          <table:table-cell office:value-type="float" office:value="21436624" calcext:value-type="float">
            <text:p>21436624</text:p>
          </table:table-cell>
          <table:table-cell office:value-type="float" office:value="21737936" calcext:value-type="float">
            <text:p>21737936</text:p>
          </table:table-cell>
          <table:table-cell table:number-columns-repeated="9"/>
        </table:table-row>
        <table:table-row table:style-name="ro1">
          <table:table-cell office:value-type="float" office:value="21161816" calcext:value-type="float">
            <text:p>21161816</text:p>
          </table:table-cell>
          <table:table-cell office:value-type="float" office:value="21353776" calcext:value-type="float">
            <text:p>21353776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773888" calcext:value-type="float">
            <text:p>21773888</text:p>
          </table:table-cell>
          <table:table-cell office:value-type="float" office:value="21268448" calcext:value-type="float">
            <text:p>21268448</text:p>
          </table:table-cell>
          <table:table-cell office:value-type="float" office:value="21436832" calcext:value-type="float">
            <text:p>21436832</text:p>
          </table:table-cell>
          <table:table-cell office:value-type="float" office:value="21739288" calcext:value-type="float">
            <text:p>21739288</text:p>
          </table:table-cell>
          <table:table-cell table:number-columns-repeated="9"/>
        </table:table-row>
        <table:table-row table:style-name="ro1">
          <table:table-cell office:value-type="float" office:value="21162224" calcext:value-type="float">
            <text:p>21162224</text:p>
          </table:table-cell>
          <table:table-cell office:value-type="float" office:value="21354184" calcext:value-type="float">
            <text:p>21354184</text:p>
          </table:table-cell>
          <table:table-cell office:value-type="float" office:value="21466336" calcext:value-type="float">
            <text:p>21466336</text:p>
          </table:table-cell>
          <table:table-cell office:value-type="float" office:value="21773952" calcext:value-type="float">
            <text:p>21773952</text:p>
          </table:table-cell>
          <table:table-cell office:value-type="float" office:value="21268488" calcext:value-type="float">
            <text:p>21268488</text:p>
          </table:table-cell>
          <table:table-cell office:value-type="float" office:value="21437120" calcext:value-type="float">
            <text:p>21437120</text:p>
          </table:table-cell>
          <table:table-cell office:value-type="float" office:value="21739648" calcext:value-type="float">
            <text:p>2173964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4288" calcext:value-type="float">
            <text:p>21354288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774288" calcext:value-type="float">
            <text:p>21774288</text:p>
          </table:table-cell>
          <table:table-cell office:value-type="float" office:value="21268792" calcext:value-type="float">
            <text:p>21268792</text:p>
          </table:table-cell>
          <table:table-cell office:value-type="float" office:value="21437880" calcext:value-type="float">
            <text:p>21437880</text:p>
          </table:table-cell>
          <table:table-cell office:value-type="float" office:value="21739688" calcext:value-type="float">
            <text:p>2173968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5080" calcext:value-type="float">
            <text:p>21355080</text:p>
          </table:table-cell>
          <table:table-cell office:value-type="float" office:value="21466656" calcext:value-type="float">
            <text:p>21466656</text:p>
          </table:table-cell>
          <table:table-cell office:value-type="float" office:value="21774416" calcext:value-type="float">
            <text:p>21774416</text:p>
          </table:table-cell>
          <table:table-cell office:value-type="float" office:value="21270128" calcext:value-type="float">
            <text:p>21270128</text:p>
          </table:table-cell>
          <table:table-cell office:value-type="float" office:value="21438344" calcext:value-type="float">
            <text:p>21438344</text:p>
          </table:table-cell>
          <table:table-cell office:value-type="float" office:value="21739928" calcext:value-type="float">
            <text:p>21739928</text:p>
          </table:table-cell>
          <table:table-cell table:number-columns-repeated="9"/>
        </table:table-row>
        <table:table-row table:style-name="ro1">
          <table:table-cell office:value-type="float" office:value="21162608" calcext:value-type="float">
            <text:p>21162608</text:p>
          </table:table-cell>
          <table:table-cell office:value-type="float" office:value="21355240" calcext:value-type="float">
            <text:p>21355240</text:p>
          </table:table-cell>
          <table:table-cell office:value-type="float" office:value="21466688" calcext:value-type="float">
            <text:p>21466688</text:p>
          </table:table-cell>
          <table:table-cell office:value-type="float" office:value="21774784" calcext:value-type="float">
            <text:p>21774784</text:p>
          </table:table-cell>
          <table:table-cell office:value-type="float" office:value="21270760" calcext:value-type="float">
            <text:p>21270760</text:p>
          </table:table-cell>
          <table:table-cell office:value-type="float" office:value="21438408" calcext:value-type="float">
            <text:p>21438408</text:p>
          </table:table-cell>
          <table:table-cell office:value-type="float" office:value="21740248" calcext:value-type="float">
            <text:p>21740248</text:p>
          </table:table-cell>
          <table:table-cell table:number-columns-repeated="9"/>
        </table:table-row>
        <table:table-row table:style-name="ro1">
          <table:table-cell office:value-type="float" office:value="21162624" calcext:value-type="float">
            <text:p>21162624</text:p>
          </table:table-cell>
          <table:table-cell office:value-type="float" office:value="21355960" calcext:value-type="float">
            <text:p>21355960</text:p>
          </table:table-cell>
          <table:table-cell office:value-type="float" office:value="21466928" calcext:value-type="float">
            <text:p>21466928</text:p>
          </table:table-cell>
          <table:table-cell office:value-type="float" office:value="21774888" calcext:value-type="float">
            <text:p>21774888</text:p>
          </table:table-cell>
          <table:table-cell office:value-type="float" office:value="21270792" calcext:value-type="float">
            <text:p>21270792</text:p>
          </table:table-cell>
          <table:table-cell office:value-type="float" office:value="21438440" calcext:value-type="float">
            <text:p>21438440</text:p>
          </table:table-cell>
          <table:table-cell office:value-type="float" office:value="21740448" calcext:value-type="float">
            <text:p>21740448</text:p>
          </table:table-cell>
          <table:table-cell table:number-columns-repeated="9"/>
        </table:table-row>
        <table:table-row table:style-name="ro1">
          <table:table-cell office:value-type="float" office:value="21162824" calcext:value-type="float">
            <text:p>21162824</text:p>
          </table:table-cell>
          <table:table-cell office:value-type="float" office:value="21356312" calcext:value-type="float">
            <text:p>21356312</text:p>
          </table:table-cell>
          <table:table-cell office:value-type="float" office:value="21467376" calcext:value-type="float">
            <text:p>21467376</text:p>
          </table:table-cell>
          <table:table-cell office:value-type="float" office:value="21775064" calcext:value-type="float">
            <text:p>21775064</text:p>
          </table:table-cell>
          <table:table-cell office:value-type="float" office:value="21271264" calcext:value-type="float">
            <text:p>21271264</text:p>
          </table:table-cell>
          <table:table-cell office:value-type="float" office:value="21438592" calcext:value-type="float">
            <text:p>21438592</text:p>
          </table:table-cell>
          <table:table-cell office:value-type="float" office:value="21741152" calcext:value-type="float">
            <text:p>21741152</text:p>
          </table:table-cell>
          <table:table-cell table:number-columns-repeated="9"/>
        </table:table-row>
        <table:table-row table:style-name="ro1">
          <table:table-cell office:value-type="float" office:value="21164240" calcext:value-type="float">
            <text:p>21164240</text:p>
          </table:table-cell>
          <table:table-cell office:value-type="float" office:value="21356952" calcext:value-type="float">
            <text:p>21356952</text:p>
          </table:table-cell>
          <table:table-cell office:value-type="float" office:value="21467480" calcext:value-type="float">
            <text:p>21467480</text:p>
          </table:table-cell>
          <table:table-cell office:value-type="float" office:value="21775088" calcext:value-type="float">
            <text:p>21775088</text:p>
          </table:table-cell>
          <table:table-cell office:value-type="float" office:value="21271360" calcext:value-type="float">
            <text:p>21271360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741352" calcext:value-type="float">
            <text:p>21741352</text:p>
          </table:table-cell>
          <table:table-cell table:number-columns-repeated="9"/>
        </table:table-row>
        <table:table-row table:style-name="ro1">
          <table:table-cell office:value-type="float" office:value="21164424" calcext:value-type="float">
            <text:p>21164424</text:p>
          </table:table-cell>
          <table:table-cell office:value-type="float" office:value="21357024" calcext:value-type="float">
            <text:p>21357024</text:p>
          </table:table-cell>
          <table:table-cell office:value-type="float" office:value="21467992" calcext:value-type="float">
            <text:p>21467992</text:p>
          </table:table-cell>
          <table:table-cell office:value-type="float" office:value="21775888" calcext:value-type="float">
            <text:p>21775888</text:p>
          </table:table-cell>
          <table:table-cell office:value-type="float" office:value="21271504" calcext:value-type="float">
            <text:p>21271504</text:p>
          </table:table-cell>
          <table:table-cell office:value-type="float" office:value="21439672" calcext:value-type="float">
            <text:p>21439672</text:p>
          </table:table-cell>
          <table:table-cell office:value-type="float" office:value="21741424" calcext:value-type="float">
            <text:p>21741424</text:p>
          </table:table-cell>
          <table:table-cell table:number-columns-repeated="9"/>
        </table:table-row>
        <table:table-row table:style-name="ro1">
          <table:table-cell office:value-type="float" office:value="21164448" calcext:value-type="float">
            <text:p>21164448</text:p>
          </table:table-cell>
          <table:table-cell office:value-type="float" office:value="21358584" calcext:value-type="float">
            <text:p>21358584</text:p>
          </table:table-cell>
          <table:table-cell office:value-type="float" office:value="21468016" calcext:value-type="float">
            <text:p>21468016</text:p>
          </table:table-cell>
          <table:table-cell office:value-type="float" office:value="21776384" calcext:value-type="float">
            <text:p>21776384</text:p>
          </table:table-cell>
          <table:table-cell office:value-type="float" office:value="21271896" calcext:value-type="float">
            <text:p>21271896</text:p>
          </table:table-cell>
          <table:table-cell office:value-type="float" office:value="21440112" calcext:value-type="float">
            <text:p>21440112</text:p>
          </table:table-cell>
          <table:table-cell office:value-type="float" office:value="21741520" calcext:value-type="float">
            <text:p>21741520</text:p>
          </table:table-cell>
          <table:table-cell table:number-columns-repeated="9"/>
        </table:table-row>
        <table:table-row table:style-name="ro1">
          <table:table-cell office:value-type="float" office:value="21164664" calcext:value-type="float">
            <text:p>21164664</text:p>
          </table:table-cell>
          <table:table-cell office:value-type="float" office:value="21358744" calcext:value-type="float">
            <text:p>21358744</text:p>
          </table:table-cell>
          <table:table-cell office:value-type="float" office:value="21468168" calcext:value-type="float">
            <text:p>21468168</text:p>
          </table:table-cell>
          <table:table-cell office:value-type="float" office:value="21776880" calcext:value-type="float">
            <text:p>21776880</text:p>
          </table:table-cell>
          <table:table-cell office:value-type="float" office:value="21272664" calcext:value-type="float">
            <text:p>21272664</text:p>
          </table:table-cell>
          <table:table-cell office:value-type="float" office:value="21440192" calcext:value-type="float">
            <text:p>21440192</text:p>
          </table:table-cell>
          <table:table-cell office:value-type="float" office:value="21742264" calcext:value-type="float">
            <text:p>21742264</text:p>
          </table:table-cell>
          <table:table-cell table:number-columns-repeated="9"/>
        </table:table-row>
        <table:table-row table:style-name="ro1">
          <table:table-cell office:value-type="float" office:value="21164688" calcext:value-type="float">
            <text:p>21164688</text:p>
          </table:table-cell>
          <table:table-cell office:value-type="float" office:value="21359040" calcext:value-type="float">
            <text:p>21359040</text:p>
          </table:table-cell>
          <table:table-cell office:value-type="float" office:value="21468224" calcext:value-type="float">
            <text:p>21468224</text:p>
          </table:table-cell>
          <table:table-cell office:value-type="float" office:value="21777088" calcext:value-type="float">
            <text:p>21777088</text:p>
          </table:table-cell>
          <table:table-cell office:value-type="float" office:value="21272872" calcext:value-type="float">
            <text:p>21272872</text:p>
          </table:table-cell>
          <table:table-cell office:value-type="float" office:value="21440456" calcext:value-type="float">
            <text:p>21440456</text:p>
          </table:table-cell>
          <table:table-cell office:value-type="float" office:value="21742704" calcext:value-type="float">
            <text:p>21742704</text:p>
          </table:table-cell>
          <table:table-cell table:number-columns-repeated="9"/>
        </table:table-row>
        <table:table-row table:style-name="ro1">
          <table:table-cell office:value-type="float" office:value="21165648" calcext:value-type="float">
            <text:p>21165648</text:p>
          </table:table-cell>
          <table:table-cell office:value-type="float" office:value="21359976" calcext:value-type="float">
            <text:p>21359976</text:p>
          </table:table-cell>
          <table:table-cell office:value-type="float" office:value="21468304" calcext:value-type="float">
            <text:p>21468304</text:p>
          </table:table-cell>
          <table:table-cell office:value-type="float" office:value="21777384" calcext:value-type="float">
            <text:p>21777384</text:p>
          </table:table-cell>
          <table:table-cell office:value-type="float" office:value="21273136" calcext:value-type="float">
            <text:p>21273136</text:p>
          </table:table-cell>
          <table:table-cell office:value-type="float" office:value="21440504" calcext:value-type="float">
            <text:p>21440504</text:p>
          </table:table-cell>
          <table:table-cell office:value-type="float" office:value="21743040" calcext:value-type="float">
            <text:p>21743040</text:p>
          </table:table-cell>
          <table:table-cell table:number-columns-repeated="9"/>
        </table:table-row>
        <table:table-row table:style-name="ro1">
          <table:table-cell office:value-type="float" office:value="21165800" calcext:value-type="float">
            <text:p>21165800</text:p>
          </table:table-cell>
          <table:table-cell office:value-type="float" office:value="21360000" calcext:value-type="float">
            <text:p>21360000</text:p>
          </table:table-cell>
          <table:table-cell office:value-type="float" office:value="21468336" calcext:value-type="float">
            <text:p>21468336</text:p>
          </table:table-cell>
          <table:table-cell office:value-type="float" office:value="21777488" calcext:value-type="float">
            <text:p>21777488</text:p>
          </table:table-cell>
          <table:table-cell office:value-type="float" office:value="21273312" calcext:value-type="float">
            <text:p>21273312</text:p>
          </table:table-cell>
          <table:table-cell office:value-type="float" office:value="21440688" calcext:value-type="float">
            <text:p>21440688</text:p>
          </table:table-cell>
          <table:table-cell office:value-type="float" office:value="21744800" calcext:value-type="float">
            <text:p>21744800</text:p>
          </table:table-cell>
          <table:table-cell table:number-columns-repeated="9"/>
        </table:table-row>
        <table:table-row table:style-name="ro1">
          <table:table-cell office:value-type="float" office:value="21166232" calcext:value-type="float">
            <text:p>21166232</text:p>
          </table:table-cell>
          <table:table-cell office:value-type="float" office:value="21360304" calcext:value-type="float">
            <text:p>21360304</text:p>
          </table:table-cell>
          <table:table-cell office:value-type="float" office:value="21468672" calcext:value-type="float">
            <text:p>21468672</text:p>
          </table:table-cell>
          <table:table-cell office:value-type="float" office:value="21777800" calcext:value-type="float">
            <text:p>21777800</text:p>
          </table:table-cell>
          <table:table-cell office:value-type="float" office:value="21273696" calcext:value-type="float">
            <text:p>21273696</text:p>
          </table:table-cell>
          <table:table-cell office:value-type="float" office:value="21441160" calcext:value-type="float">
            <text:p>21441160</text:p>
          </table:table-cell>
          <table:table-cell office:value-type="float" office:value="21745000" calcext:value-type="float">
            <text:p>21745000</text:p>
          </table:table-cell>
          <table:table-cell table:number-columns-repeated="9"/>
        </table:table-row>
        <table:table-row table:style-name="ro1">
          <table:table-cell office:value-type="float" office:value="21166760" calcext:value-type="float">
            <text:p>21166760</text:p>
          </table:table-cell>
          <table:table-cell office:value-type="float" office:value="21360464" calcext:value-type="float">
            <text:p>21360464</text:p>
          </table:table-cell>
          <table:table-cell office:value-type="float" office:value="21468968" calcext:value-type="float">
            <text:p>21468968</text:p>
          </table:table-cell>
          <table:table-cell office:value-type="float" office:value="21777880" calcext:value-type="float">
            <text:p>21777880</text:p>
          </table:table-cell>
          <table:table-cell office:value-type="float" office:value="21274264" calcext:value-type="float">
            <text:p>21274264</text:p>
          </table:table-cell>
          <table:table-cell office:value-type="float" office:value="21441248" calcext:value-type="float">
            <text:p>21441248</text:p>
          </table:table-cell>
          <table:table-cell office:value-type="float" office:value="21745016" calcext:value-type="float">
            <text:p>21745016</text:p>
          </table:table-cell>
          <table:table-cell table:number-columns-repeated="9"/>
        </table:table-row>
        <table:table-row table:style-name="ro1">
          <table:table-cell office:value-type="float" office:value="21166808" calcext:value-type="float">
            <text:p>21166808</text:p>
          </table:table-cell>
          <table:table-cell office:value-type="float" office:value="21360904" calcext:value-type="float">
            <text:p>21360904</text:p>
          </table:table-cell>
          <table:table-cell office:value-type="float" office:value="21469152" calcext:value-type="float">
            <text:p>21469152</text:p>
          </table:table-cell>
          <table:table-cell office:value-type="float" office:value="21778208" calcext:value-type="float">
            <text:p>21778208</text:p>
          </table:table-cell>
          <table:table-cell office:value-type="float" office:value="21274312" calcext:value-type="float">
            <text:p>21274312</text:p>
          </table:table-cell>
          <table:table-cell office:value-type="float" office:value="21442040" calcext:value-type="float">
            <text:p>21442040</text:p>
          </table:table-cell>
          <table:table-cell office:value-type="float" office:value="21745424" calcext:value-type="float">
            <text:p>21745424</text:p>
          </table:table-cell>
          <table:table-cell table:number-columns-repeated="9"/>
        </table:table-row>
        <table:table-row table:style-name="ro1">
          <table:table-cell office:value-type="float" office:value="21166960" calcext:value-type="float">
            <text:p>21166960</text:p>
          </table:table-cell>
          <table:table-cell office:value-type="float" office:value="21361288" calcext:value-type="float">
            <text:p>21361288</text:p>
          </table:table-cell>
          <table:table-cell office:value-type="float" office:value="21469288" calcext:value-type="float">
            <text:p>21469288</text:p>
          </table:table-cell>
          <table:table-cell office:value-type="float" office:value="21778232" calcext:value-type="float">
            <text:p>21778232</text:p>
          </table:table-cell>
          <table:table-cell office:value-type="float" office:value="21275752" calcext:value-type="float">
            <text:p>21275752</text:p>
          </table:table-cell>
          <table:table-cell office:value-type="float" office:value="21442064" calcext:value-type="float">
            <text:p>21442064</text:p>
          </table:table-cell>
          <table:table-cell office:value-type="float" office:value="21745784" calcext:value-type="float">
            <text:p>21745784</text:p>
          </table:table-cell>
          <table:table-cell table:number-columns-repeated="9"/>
        </table:table-row>
        <table:table-row table:style-name="ro1">
          <table:table-cell office:value-type="float" office:value="21167720" calcext:value-type="float">
            <text:p>21167720</text:p>
          </table:table-cell>
          <table:table-cell office:value-type="float" office:value="21361352" calcext:value-type="float">
            <text:p>21361352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256" calcext:value-type="float">
            <text:p>21778256</text:p>
          </table:table-cell>
          <table:table-cell office:value-type="float" office:value="21276008" calcext:value-type="float">
            <text:p>21276008</text:p>
          </table:table-cell>
          <table:table-cell office:value-type="float" office:value="21442696" calcext:value-type="float">
            <text:p>21442696</text:p>
          </table:table-cell>
          <table:table-cell office:value-type="float" office:value="21745864" calcext:value-type="float">
            <text:p>21745864</text:p>
          </table:table-cell>
          <table:table-cell table:number-columns-repeated="9"/>
        </table:table-row>
        <table:table-row table:style-name="ro1">
          <table:table-cell office:value-type="float" office:value="21167760" calcext:value-type="float">
            <text:p>21167760</text:p>
          </table:table-cell>
          <table:table-cell office:value-type="float" office:value="21361808" calcext:value-type="float">
            <text:p>21361808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512" calcext:value-type="float">
            <text:p>21778512</text:p>
          </table:table-cell>
          <table:table-cell office:value-type="float" office:value="21276336" calcext:value-type="float">
            <text:p>21276336</text:p>
          </table:table-cell>
          <table:table-cell office:value-type="float" office:value="21443000" calcext:value-type="float">
            <text:p>21443000</text:p>
          </table:table-cell>
          <table:table-cell office:value-type="float" office:value="21746512" calcext:value-type="float">
            <text:p>21746512</text:p>
          </table:table-cell>
          <table:table-cell table:number-columns-repeated="9"/>
        </table:table-row>
        <table:table-row table:style-name="ro1">
          <table:table-cell office:value-type="float" office:value="21168208" calcext:value-type="float">
            <text:p>21168208</text:p>
          </table:table-cell>
          <table:table-cell office:value-type="float" office:value="21362080" calcext:value-type="float">
            <text:p>21362080</text:p>
          </table:table-cell>
          <table:table-cell office:value-type="float" office:value="21470072" calcext:value-type="float">
            <text:p>21470072</text:p>
          </table:table-cell>
          <table:table-cell office:value-type="float" office:value="21778592" calcext:value-type="float">
            <text:p>21778592</text:p>
          </table:table-cell>
          <table:table-cell office:value-type="float" office:value="21276360" calcext:value-type="float">
            <text:p>21276360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6952" calcext:value-type="float">
            <text:p>21746952</text:p>
          </table:table-cell>
          <table:table-cell table:number-columns-repeated="9"/>
        </table:table-row>
        <table:table-row table:style-name="ro1">
          <table:table-cell office:value-type="float" office:value="21168256" calcext:value-type="float">
            <text:p>21168256</text:p>
          </table:table-cell>
          <table:table-cell office:value-type="float" office:value="21362336" calcext:value-type="float">
            <text:p>21362336</text:p>
          </table:table-cell>
          <table:table-cell office:value-type="float" office:value="21470376" calcext:value-type="float">
            <text:p>21470376</text:p>
          </table:table-cell>
          <table:table-cell office:value-type="float" office:value="21778640" calcext:value-type="float">
            <text:p>21778640</text:p>
          </table:table-cell>
          <table:table-cell office:value-type="float" office:value="21276528" calcext:value-type="float">
            <text:p>21276528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7168" calcext:value-type="float">
            <text:p>21747168</text:p>
          </table:table-cell>
          <table:table-cell table:number-columns-repeated="9"/>
        </table:table-row>
        <table:table-row table:style-name="ro1">
          <table:table-cell office:value-type="float" office:value="21168648" calcext:value-type="float">
            <text:p>21168648</text:p>
          </table:table-cell>
          <table:table-cell office:value-type="float" office:value="21363152" calcext:value-type="float">
            <text:p>21363152</text:p>
          </table:table-cell>
          <table:table-cell office:value-type="float" office:value="21470952" calcext:value-type="float">
            <text:p>21470952</text:p>
          </table:table-cell>
          <table:table-cell office:value-type="float" office:value="21779048" calcext:value-type="float">
            <text:p>21779048</text:p>
          </table:table-cell>
          <table:table-cell office:value-type="float" office:value="21279864" calcext:value-type="float">
            <text:p>21279864</text:p>
          </table:table-cell>
          <table:table-cell office:value-type="float" office:value="21445096" calcext:value-type="float">
            <text:p>21445096</text:p>
          </table:table-cell>
          <table:table-cell office:value-type="float" office:value="21747888" calcext:value-type="float">
            <text:p>21747888</text:p>
          </table:table-cell>
          <table:table-cell table:number-columns-repeated="9"/>
        </table:table-row>
        <table:table-row table:style-name="ro1">
          <table:table-cell office:value-type="float" office:value="21168688" calcext:value-type="float">
            <text:p>21168688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471016" calcext:value-type="float">
            <text:p>21471016</text:p>
          </table:table-cell>
          <table:table-cell office:value-type="float" office:value="21779280" calcext:value-type="float">
            <text:p>21779280</text:p>
          </table:table-cell>
          <table:table-cell office:value-type="float" office:value="21280312" calcext:value-type="float">
            <text:p>21280312</text:p>
          </table:table-cell>
          <table:table-cell office:value-type="float" office:value="21445768" calcext:value-type="float">
            <text:p>21445768</text:p>
          </table:table-cell>
          <table:table-cell office:value-type="float" office:value="21749480" calcext:value-type="float">
            <text:p>21749480</text:p>
          </table:table-cell>
          <table:table-cell table:number-columns-repeated="9"/>
        </table:table-row>
        <table:table-row table:style-name="ro1">
          <table:table-cell office:value-type="float" office:value="21168696" calcext:value-type="float">
            <text:p>21168696</text:p>
          </table:table-cell>
          <table:table-cell office:value-type="float" office:value="21363808" calcext:value-type="float">
            <text:p>21363808</text:p>
          </table:table-cell>
          <table:table-cell office:value-type="float" office:value="21471528" calcext:value-type="float">
            <text:p>21471528</text:p>
          </table:table-cell>
          <table:table-cell office:value-type="float" office:value="21779768" calcext:value-type="float">
            <text:p>21779768</text:p>
          </table:table-cell>
          <table:table-cell office:value-type="float" office:value="21280552" calcext:value-type="float">
            <text:p>21280552</text:p>
          </table:table-cell>
          <table:table-cell office:value-type="float" office:value="21445856" calcext:value-type="float">
            <text:p>21445856</text:p>
          </table:table-cell>
          <table:table-cell office:value-type="float" office:value="21750056" calcext:value-type="float">
            <text:p>21750056</text:p>
          </table:table-cell>
          <table:table-cell table:number-columns-repeated="9"/>
        </table:table-row>
        <table:table-row table:style-name="ro1">
          <table:table-cell office:value-type="float" office:value="21168872" calcext:value-type="float">
            <text:p>21168872</text:p>
          </table:table-cell>
          <table:table-cell office:value-type="float" office:value="21364680" calcext:value-type="float">
            <text:p>21364680</text:p>
          </table:table-cell>
          <table:table-cell office:value-type="float" office:value="21471568" calcext:value-type="float">
            <text:p>21471568</text:p>
          </table:table-cell>
          <table:table-cell office:value-type="float" office:value="21779952" calcext:value-type="float">
            <text:p>21779952</text:p>
          </table:table-cell>
          <table:table-cell office:value-type="float" office:value="21280560" calcext:value-type="float">
            <text:p>21280560</text:p>
          </table:table-cell>
          <table:table-cell office:value-type="float" office:value="21446888" calcext:value-type="float">
            <text:p>21446888</text:p>
          </table:table-cell>
          <table:table-cell office:value-type="float" office:value="21750272" calcext:value-type="float">
            <text:p>21750272</text:p>
          </table:table-cell>
          <table:table-cell table:number-columns-repeated="9"/>
        </table:table-row>
        <table:table-row table:style-name="ro1">
          <table:table-cell office:value-type="float" office:value="21169168" calcext:value-type="float">
            <text:p>21169168</text:p>
          </table:table-cell>
          <table:table-cell office:value-type="float" office:value="21365720" calcext:value-type="float">
            <text:p>21365720</text:p>
          </table:table-cell>
          <table:table-cell office:value-type="float" office:value="21472512" calcext:value-type="float">
            <text:p>21472512</text:p>
          </table:table-cell>
          <table:table-cell office:value-type="float" office:value="21780488" calcext:value-type="float">
            <text:p>21780488</text:p>
          </table:table-cell>
          <table:table-cell office:value-type="float" office:value="21280704" calcext:value-type="float">
            <text:p>21280704</text:p>
          </table:table-cell>
          <table:table-cell office:value-type="float" office:value="21447864" calcext:value-type="float">
            <text:p>21447864</text:p>
          </table:table-cell>
          <table:table-cell office:value-type="float" office:value="21750280" calcext:value-type="float">
            <text:p>21750280</text:p>
          </table:table-cell>
          <table:table-cell table:number-columns-repeated="9"/>
        </table:table-row>
        <table:table-row table:style-name="ro1">
          <table:table-cell office:value-type="float" office:value="21170760" calcext:value-type="float">
            <text:p>21170760</text:p>
          </table:table-cell>
          <table:table-cell office:value-type="float" office:value="21365744" calcext:value-type="float">
            <text:p>21365744</text:p>
          </table:table-cell>
          <table:table-cell office:value-type="float" office:value="21472848" calcext:value-type="float">
            <text:p>21472848</text:p>
          </table:table-cell>
          <table:table-cell office:value-type="float" office:value="21781848" calcext:value-type="float">
            <text:p>21781848</text:p>
          </table:table-cell>
          <table:table-cell office:value-type="float" office:value="21280936" calcext:value-type="float">
            <text:p>21280936</text:p>
          </table:table-cell>
          <table:table-cell office:value-type="float" office:value="21448272" calcext:value-type="float">
            <text:p>21448272</text:p>
          </table:table-cell>
          <table:table-cell office:value-type="float" office:value="21750328" calcext:value-type="float">
            <text:p>21750328</text:p>
          </table:table-cell>
          <table:table-cell table:number-columns-repeated="9"/>
        </table:table-row>
        <table:table-row table:style-name="ro1">
          <table:table-cell office:value-type="float" office:value="21171384" calcext:value-type="float">
            <text:p>21171384</text:p>
          </table:table-cell>
          <table:table-cell office:value-type="float" office:value="21366256" calcext:value-type="float">
            <text:p>21366256</text:p>
          </table:table-cell>
          <table:table-cell office:value-type="float" office:value="21473072" calcext:value-type="float">
            <text:p>21473072</text:p>
          </table:table-cell>
          <table:table-cell office:value-type="float" office:value="21781976" calcext:value-type="float">
            <text:p>21781976</text:p>
          </table:table-cell>
          <table:table-cell office:value-type="float" office:value="21281048" calcext:value-type="float">
            <text:p>21281048</text:p>
          </table:table-cell>
          <table:table-cell office:value-type="float" office:value="21448336" calcext:value-type="float">
            <text:p>21448336</text:p>
          </table:table-cell>
          <table:table-cell office:value-type="float" office:value="21751448" calcext:value-type="float">
            <text:p>21751448</text:p>
          </table:table-cell>
          <table:table-cell table:number-columns-repeated="9"/>
        </table:table-row>
        <table:table-row table:style-name="ro1">
          <table:table-cell office:value-type="float" office:value="21171760" calcext:value-type="float">
            <text:p>21171760</text:p>
          </table:table-cell>
          <table:table-cell office:value-type="float" office:value="21366296" calcext:value-type="float">
            <text:p>21366296</text:p>
          </table:table-cell>
          <table:table-cell office:value-type="float" office:value="21473272" calcext:value-type="float">
            <text:p>21473272</text:p>
          </table:table-cell>
          <table:table-cell office:value-type="float" office:value="21782192" calcext:value-type="float">
            <text:p>21782192</text:p>
          </table:table-cell>
          <table:table-cell office:value-type="float" office:value="21281232" calcext:value-type="float">
            <text:p>21281232</text:p>
          </table:table-cell>
          <table:table-cell office:value-type="float" office:value="21448544" calcext:value-type="float">
            <text:p>21448544</text:p>
          </table:table-cell>
          <table:table-cell office:value-type="float" office:value="21751768" calcext:value-type="float">
            <text:p>21751768</text:p>
          </table:table-cell>
          <table:table-cell table:number-columns-repeated="9"/>
        </table:table-row>
        <table:table-row table:style-name="ro1">
          <table:table-cell office:value-type="float" office:value="21172152" calcext:value-type="float">
            <text:p>21172152</text:p>
          </table:table-cell>
          <table:table-cell office:value-type="float" office:value="21366720" calcext:value-type="float">
            <text:p>21366720</text:p>
          </table:table-cell>
          <table:table-cell office:value-type="float" office:value="21473464" calcext:value-type="float">
            <text:p>21473464</text:p>
          </table:table-cell>
          <table:table-cell office:value-type="float" office:value="21783128" calcext:value-type="float">
            <text:p>21783128</text:p>
          </table:table-cell>
          <table:table-cell office:value-type="float" office:value="21281312" calcext:value-type="float">
            <text:p>21281312</text:p>
          </table:table-cell>
          <table:table-cell office:value-type="float" office:value="21450208" calcext:value-type="float">
            <text:p>21450208</text:p>
          </table:table-cell>
          <table:table-cell office:value-type="float" office:value="21752168" calcext:value-type="float">
            <text:p>21752168</text:p>
          </table:table-cell>
          <table:table-cell table:number-columns-repeated="9"/>
        </table:table-row>
        <table:table-row table:style-name="ro1">
          <table:table-cell office:value-type="float" office:value="21172304" calcext:value-type="float">
            <text:p>21172304</text:p>
          </table:table-cell>
          <table:table-cell office:value-type="float" office:value="21366864" calcext:value-type="float">
            <text:p>21366864</text:p>
          </table:table-cell>
          <table:table-cell office:value-type="float" office:value="21473720" calcext:value-type="float">
            <text:p>21473720</text:p>
          </table:table-cell>
          <table:table-cell office:value-type="float" office:value="21783752" calcext:value-type="float">
            <text:p>21783752</text:p>
          </table:table-cell>
          <table:table-cell office:value-type="float" office:value="21281536" calcext:value-type="float">
            <text:p>21281536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752656" calcext:value-type="float">
            <text:p>21752656</text:p>
          </table:table-cell>
          <table:table-cell table:number-columns-repeated="9"/>
        </table:table-row>
        <table:table-row table:style-name="ro1">
          <table:table-cell office:value-type="float" office:value="21172352" calcext:value-type="float">
            <text:p>21172352</text:p>
          </table:table-cell>
          <table:table-cell office:value-type="float" office:value="21367144" calcext:value-type="float">
            <text:p>21367144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84264" calcext:value-type="float">
            <text:p>21784264</text:p>
          </table:table-cell>
          <table:table-cell office:value-type="float" office:value="21281888" calcext:value-type="float">
            <text:p>21281888</text:p>
          </table:table-cell>
          <table:table-cell office:value-type="float" office:value="21450624" calcext:value-type="float">
            <text:p>21450624</text:p>
          </table:table-cell>
          <table:table-cell office:value-type="float" office:value="21752720" calcext:value-type="float">
            <text:p>21752720</text:p>
          </table:table-cell>
          <table:table-cell table:number-columns-repeated="9"/>
        </table:table-row>
        <table:table-row table:style-name="ro1">
          <table:table-cell office:value-type="float" office:value="21172920" calcext:value-type="float">
            <text:p>21172920</text:p>
          </table:table-cell>
          <table:table-cell office:value-type="float" office:value="21367312" calcext:value-type="float">
            <text:p>21367312</text:p>
          </table:table-cell>
          <table:table-cell office:value-type="float" office:value="21475384" calcext:value-type="float">
            <text:p>21475384</text:p>
          </table:table-cell>
          <table:table-cell office:value-type="float" office:value="21784456" calcext:value-type="float">
            <text:p>21784456</text:p>
          </table:table-cell>
          <table:table-cell office:value-type="float" office:value="21281904" calcext:value-type="float">
            <text:p>21281904</text:p>
          </table:table-cell>
          <table:table-cell office:value-type="float" office:value="21450664" calcext:value-type="float">
            <text:p>21450664</text:p>
          </table:table-cell>
          <table:table-cell office:value-type="float" office:value="21752744" calcext:value-type="float">
            <text:p>21752744</text:p>
          </table:table-cell>
          <table:table-cell table:number-columns-repeated="9"/>
        </table:table-row>
        <table:table-row table:style-name="ro1">
          <table:table-cell office:value-type="float" office:value="21173312" calcext:value-type="float">
            <text:p>21173312</text:p>
          </table:table-cell>
          <table:table-cell office:value-type="float" office:value="21367456" calcext:value-type="float">
            <text:p>21367456</text:p>
          </table:table-cell>
          <table:table-cell office:value-type="float" office:value="21475792" calcext:value-type="float">
            <text:p>21475792</text:p>
          </table:table-cell>
          <table:table-cell office:value-type="float" office:value="21784616" calcext:value-type="float">
            <text:p>21784616</text:p>
          </table:table-cell>
          <table:table-cell office:value-type="float" office:value="21282016" calcext:value-type="float">
            <text:p>21282016</text:p>
          </table:table-cell>
          <table:table-cell office:value-type="float" office:value="21451248" calcext:value-type="float">
            <text:p>21451248</text:p>
          </table:table-cell>
          <table:table-cell office:value-type="float" office:value="21752928" calcext:value-type="float">
            <text:p>21752928</text:p>
          </table:table-cell>
          <table:table-cell table:number-columns-repeated="9"/>
        </table:table-row>
        <table:table-row table:style-name="ro1">
          <table:table-cell office:value-type="float" office:value="21173664" calcext:value-type="float">
            <text:p>21173664</text:p>
          </table:table-cell>
          <table:table-cell office:value-type="float" office:value="21367696" calcext:value-type="float">
            <text:p>21367696</text:p>
          </table:table-cell>
          <table:table-cell office:value-type="float" office:value="21476088" calcext:value-type="float">
            <text:p>21476088</text:p>
          </table:table-cell>
          <table:table-cell office:value-type="float" office:value="21784896" calcext:value-type="float">
            <text:p>21784896</text:p>
          </table:table-cell>
          <table:table-cell office:value-type="float" office:value="21282096" calcext:value-type="float">
            <text:p>2128209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3616" calcext:value-type="float">
            <text:p>21753616</text:p>
          </table:table-cell>
          <table:table-cell table:number-columns-repeated="9"/>
        </table:table-row>
        <table:table-row table:style-name="ro1">
          <table:table-cell office:value-type="float" office:value="21173736" calcext:value-type="float">
            <text:p>21173736</text:p>
          </table:table-cell>
          <table:table-cell office:value-type="float" office:value="21367864" calcext:value-type="float">
            <text:p>21367864</text:p>
          </table:table-cell>
          <table:table-cell office:value-type="float" office:value="21476192" calcext:value-type="float">
            <text:p>21476192</text:p>
          </table:table-cell>
          <table:table-cell office:value-type="float" office:value="21785088" calcext:value-type="float">
            <text:p>21785088</text:p>
          </table:table-cell>
          <table:table-cell office:value-type="float" office:value="21282456" calcext:value-type="float">
            <text:p>21282456</text:p>
          </table:table-cell>
          <table:table-cell office:value-type="float" office:value="21451576" calcext:value-type="float">
            <text:p>21451576</text:p>
          </table:table-cell>
          <table:table-cell office:value-type="float" office:value="21753640" calcext:value-type="float">
            <text:p>21753640</text:p>
          </table:table-cell>
          <table:table-cell table:number-columns-repeated="9"/>
        </table:table-row>
        <table:table-row table:style-name="ro1">
          <table:table-cell office:value-type="float" office:value="21174568" calcext:value-type="float">
            <text:p>21174568</text:p>
          </table:table-cell>
          <table:table-cell office:value-type="float" office:value="21367936" calcext:value-type="float">
            <text:p>21367936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785168" calcext:value-type="float">
            <text:p>21785168</text:p>
          </table:table-cell>
          <table:table-cell office:value-type="float" office:value="21282944" calcext:value-type="float">
            <text:p>21282944</text:p>
          </table:table-cell>
          <table:table-cell office:value-type="float" office:value="21451608" calcext:value-type="float">
            <text:p>21451608</text:p>
          </table:table-cell>
          <table:table-cell office:value-type="float" office:value="21753904" calcext:value-type="float">
            <text:p>21753904</text:p>
          </table:table-cell>
          <table:table-cell table:number-columns-repeated="9"/>
        </table:table-row>
        <table:table-row table:style-name="ro1">
          <table:table-cell office:value-type="float" office:value="21175264" calcext:value-type="float">
            <text:p>21175264</text:p>
          </table:table-cell>
          <table:table-cell office:value-type="float" office:value="21368280" calcext:value-type="float">
            <text:p>21368280</text:p>
          </table:table-cell>
          <table:table-cell office:value-type="float" office:value="21476576" calcext:value-type="float">
            <text:p>21476576</text:p>
          </table:table-cell>
          <table:table-cell office:value-type="float" office:value="21785280" calcext:value-type="float">
            <text:p>21785280</text:p>
          </table:table-cell>
          <table:table-cell office:value-type="float" office:value="21283008" calcext:value-type="float">
            <text:p>21283008</text:p>
          </table:table-cell>
          <table:table-cell office:value-type="float" office:value="21451792" calcext:value-type="float">
            <text:p>21451792</text:p>
          </table:table-cell>
          <table:table-cell office:value-type="float" office:value="21754048" calcext:value-type="float">
            <text:p>21754048</text:p>
          </table:table-cell>
          <table:table-cell table:number-columns-repeated="9"/>
        </table:table-row>
        <table:table-row table:style-name="ro1">
          <table:table-cell office:value-type="float" office:value="21175736" calcext:value-type="float">
            <text:p>21175736</text:p>
          </table:table-cell>
          <table:table-cell office:value-type="float" office:value="21368664" calcext:value-type="float">
            <text:p>21368664</text:p>
          </table:table-cell>
          <table:table-cell office:value-type="float" office:value="21477312" calcext:value-type="float">
            <text:p>21477312</text:p>
          </table:table-cell>
          <table:table-cell office:value-type="float" office:value="21785544" calcext:value-type="float">
            <text:p>21785544</text:p>
          </table:table-cell>
          <table:table-cell office:value-type="float" office:value="21283080" calcext:value-type="float">
            <text:p>21283080</text:p>
          </table:table-cell>
          <table:table-cell office:value-type="float" office:value="21452392" calcext:value-type="float">
            <text:p>21452392</text:p>
          </table:table-cell>
          <table:table-cell office:value-type="float" office:value="21754968" calcext:value-type="float">
            <text:p>21754968</text:p>
          </table:table-cell>
          <table:table-cell table:number-columns-repeated="9"/>
        </table:table-row>
        <table:table-row table:style-name="ro1">
          <table:table-cell office:value-type="float" office:value="21175752" calcext:value-type="float">
            <text:p>21175752</text:p>
          </table:table-cell>
          <table:table-cell office:value-type="float" office:value="21368760" calcext:value-type="float">
            <text:p>21368760</text:p>
          </table:table-cell>
          <table:table-cell office:value-type="float" office:value="21477384" calcext:value-type="float">
            <text:p>21477384</text:p>
          </table:table-cell>
          <table:table-cell office:value-type="float" office:value="21786464" calcext:value-type="float">
            <text:p>21786464</text:p>
          </table:table-cell>
          <table:table-cell office:value-type="float" office:value="21283424" calcext:value-type="float">
            <text:p>21283424</text:p>
          </table:table-cell>
          <table:table-cell office:value-type="float" office:value="21452440" calcext:value-type="float">
            <text:p>21452440</text:p>
          </table:table-cell>
          <table:table-cell office:value-type="float" office:value="21756088" calcext:value-type="float">
            <text:p>21756088</text:p>
          </table:table-cell>
          <table:table-cell table:number-columns-repeated="9"/>
        </table:table-row>
        <table:table-row table:style-name="ro1">
          <table:table-cell office:value-type="float" office:value="21176480" calcext:value-type="float">
            <text:p>21176480</text:p>
          </table:table-cell>
          <table:table-cell office:value-type="float" office:value="21368808" calcext:value-type="float">
            <text:p>21368808</text:p>
          </table:table-cell>
          <table:table-cell office:value-type="float" office:value="21478120" calcext:value-type="float">
            <text:p>21478120</text:p>
          </table:table-cell>
          <table:table-cell office:value-type="float" office:value="21786840" calcext:value-type="float">
            <text:p>21786840</text:p>
          </table:table-cell>
          <table:table-cell office:value-type="float" office:value="21283896" calcext:value-type="float">
            <text:p>21283896</text:p>
          </table:table-cell>
          <table:table-cell office:value-type="float" office:value="21452632" calcext:value-type="float">
            <text:p>21452632</text:p>
          </table:table-cell>
          <table:table-cell office:value-type="float" office:value="21756224" calcext:value-type="float">
            <text:p>21756224</text:p>
          </table:table-cell>
          <table:table-cell table:number-columns-repeated="9"/>
        </table:table-row>
        <table:table-row table:style-name="ro1">
          <table:table-cell office:value-type="float" office:value="21176576" calcext:value-type="float">
            <text:p>21176576</text:p>
          </table:table-cell>
          <table:table-cell office:value-type="float" office:value="21368824" calcext:value-type="float">
            <text:p>21368824</text:p>
          </table:table-cell>
          <table:table-cell office:value-type="float" office:value="21478368" calcext:value-type="float">
            <text:p>21478368</text:p>
          </table:table-cell>
          <table:table-cell office:value-type="float" office:value="21786976" calcext:value-type="float">
            <text:p>21786976</text:p>
          </table:table-cell>
          <table:table-cell office:value-type="float" office:value="21284312" calcext:value-type="float">
            <text:p>21284312</text:p>
          </table:table-cell>
          <table:table-cell office:value-type="float" office:value="21452856" calcext:value-type="float">
            <text:p>21452856</text:p>
          </table:table-cell>
          <table:table-cell office:value-type="float" office:value="21756304" calcext:value-type="float">
            <text:p>21756304</text:p>
          </table:table-cell>
          <table:table-cell table:number-columns-repeated="9"/>
        </table:table-row>
        <table:table-row table:style-name="ro1">
          <table:table-cell office:value-type="float" office:value="21176880" calcext:value-type="float">
            <text:p>21176880</text:p>
          </table:table-cell>
          <table:table-cell office:value-type="float" office:value="21368952" calcext:value-type="float">
            <text:p>21368952</text:p>
          </table:table-cell>
          <table:table-cell office:value-type="float" office:value="21478408" calcext:value-type="float">
            <text:p>21478408</text:p>
          </table:table-cell>
          <table:table-cell office:value-type="float" office:value="21787320" calcext:value-type="float">
            <text:p>21787320</text:p>
          </table:table-cell>
          <table:table-cell office:value-type="float" office:value="21285192" calcext:value-type="float">
            <text:p>21285192</text:p>
          </table:table-cell>
          <table:table-cell office:value-type="float" office:value="21453064" calcext:value-type="float">
            <text:p>21453064</text:p>
          </table:table-cell>
          <table:table-cell office:value-type="float" office:value="21756712" calcext:value-type="float">
            <text:p>21756712</text:p>
          </table:table-cell>
          <table:table-cell table:number-columns-repeated="9"/>
        </table:table-row>
        <table:table-row table:style-name="ro1">
          <table:table-cell office:value-type="float" office:value="21178176" calcext:value-type="float">
            <text:p>21178176</text:p>
          </table:table-cell>
          <table:table-cell office:value-type="float" office:value="21369016" calcext:value-type="float">
            <text:p>21369016</text:p>
          </table:table-cell>
          <table:table-cell office:value-type="float" office:value="21478632" calcext:value-type="float">
            <text:p>21478632</text:p>
          </table:table-cell>
          <table:table-cell office:value-type="float" office:value="21787352" calcext:value-type="float">
            <text:p>21787352</text:p>
          </table:table-cell>
          <table:table-cell office:value-type="float" office:value="21285488" calcext:value-type="float">
            <text:p>21285488</text:p>
          </table:table-cell>
          <table:table-cell office:value-type="float" office:value="21453488" calcext:value-type="float">
            <text:p>21453488</text:p>
          </table:table-cell>
          <table:table-cell office:value-type="float" office:value="21757176" calcext:value-type="float">
            <text:p>21757176</text:p>
          </table:table-cell>
          <table:table-cell table:number-columns-repeated="9"/>
        </table:table-row>
        <table:table-row table:style-name="ro1">
          <table:table-cell office:value-type="float" office:value="21178816" calcext:value-type="float">
            <text:p>21178816</text:p>
          </table:table-cell>
          <table:table-cell office:value-type="float" office:value="21369456" calcext:value-type="float">
            <text:p>21369456</text:p>
          </table:table-cell>
          <table:table-cell office:value-type="float" office:value="21479032" calcext:value-type="float">
            <text:p>21479032</text:p>
          </table:table-cell>
          <table:table-cell office:value-type="float" office:value="21788096" calcext:value-type="float">
            <text:p>21788096</text:p>
          </table:table-cell>
          <table:table-cell office:value-type="float" office:value="21286264" calcext:value-type="float">
            <text:p>21286264</text:p>
          </table:table-cell>
          <table:table-cell office:value-type="float" office:value="21453680" calcext:value-type="float">
            <text:p>21453680</text:p>
          </table:table-cell>
          <table:table-cell office:value-type="float" office:value="21757904" calcext:value-type="float">
            <text:p>21757904</text:p>
          </table:table-cell>
          <table:table-cell table:number-columns-repeated="9"/>
        </table:table-row>
        <table:table-row table:style-name="ro1">
          <table:table-cell office:value-type="float" office:value="21178912" calcext:value-type="float">
            <text:p>21178912</text:p>
          </table:table-cell>
          <table:table-cell office:value-type="float" office:value="21369648" calcext:value-type="float">
            <text:p>21369648</text:p>
          </table:table-cell>
          <table:table-cell office:value-type="float" office:value="21479608" calcext:value-type="float">
            <text:p>21479608</text:p>
          </table:table-cell>
          <table:table-cell office:value-type="float" office:value="21788160" calcext:value-type="float">
            <text:p>21788160</text:p>
          </table:table-cell>
          <table:table-cell office:value-type="float" office:value="21286296" calcext:value-type="float">
            <text:p>21286296</text:p>
          </table:table-cell>
          <table:table-cell office:value-type="float" office:value="21453872" calcext:value-type="float">
            <text:p>21453872</text:p>
          </table:table-cell>
          <table:table-cell office:value-type="float" office:value="21758096" calcext:value-type="float">
            <text:p>21758096</text:p>
          </table:table-cell>
          <table:table-cell table:number-columns-repeated="9"/>
        </table:table-row>
        <table:table-row table:style-name="ro1">
          <table:table-cell office:value-type="float" office:value="21179400" calcext:value-type="float">
            <text:p>21179400</text:p>
          </table:table-cell>
          <table:table-cell office:value-type="float" office:value="21369848" calcext:value-type="float">
            <text:p>21369848</text:p>
          </table:table-cell>
          <table:table-cell office:value-type="float" office:value="21479712" calcext:value-type="float">
            <text:p>21479712</text:p>
          </table:table-cell>
          <table:table-cell office:value-type="float" office:value="21788384" calcext:value-type="float">
            <text:p>21788384</text:p>
          </table:table-cell>
          <table:table-cell office:value-type="float" office:value="21286824" calcext:value-type="float">
            <text:p>21286824</text:p>
          </table:table-cell>
          <table:table-cell office:value-type="float" office:value="21454424" calcext:value-type="float">
            <text:p>21454424</text:p>
          </table:table-cell>
          <table:table-cell office:value-type="float" office:value="21758104" calcext:value-type="float">
            <text:p>21758104</text:p>
          </table:table-cell>
          <table:table-cell table:number-columns-repeated="9"/>
        </table:table-row>
        <table:table-row table:style-name="ro1">
          <table:table-cell office:value-type="float" office:value="21179896" calcext:value-type="float">
            <text:p>21179896</text:p>
          </table:table-cell>
          <table:table-cell office:value-type="float" office:value="21369960" calcext:value-type="float">
            <text:p>21369960</text:p>
          </table:table-cell>
          <table:table-cell office:value-type="float" office:value="21479752" calcext:value-type="float">
            <text:p>21479752</text:p>
          </table:table-cell>
          <table:table-cell office:value-type="float" office:value="21788848" calcext:value-type="float">
            <text:p>21788848</text:p>
          </table:table-cell>
          <table:table-cell office:value-type="float" office:value="21286856" calcext:value-type="float">
            <text:p>21286856</text:p>
          </table:table-cell>
          <table:table-cell office:value-type="float" office:value="21454456" calcext:value-type="float">
            <text:p>21454456</text:p>
          </table:table-cell>
          <table:table-cell office:value-type="float" office:value="21758264" calcext:value-type="float">
            <text:p>21758264</text:p>
          </table:table-cell>
          <table:table-cell table:number-columns-repeated="9"/>
        </table:table-row>
        <table:table-row table:style-name="ro1">
          <table:table-cell office:value-type="float" office:value="21180192" calcext:value-type="float">
            <text:p>21180192</text:p>
          </table:table-cell>
          <table:table-cell office:value-type="float" office:value="21370784" calcext:value-type="float">
            <text:p>21370784</text:p>
          </table:table-cell>
          <table:table-cell office:value-type="float" office:value="21479864" calcext:value-type="float">
            <text:p>21479864</text:p>
          </table:table-cell>
          <table:table-cell office:value-type="float" office:value="21789152" calcext:value-type="float">
            <text:p>21789152</text:p>
          </table:table-cell>
          <table:table-cell office:value-type="float" office:value="21287056" calcext:value-type="float">
            <text:p>2128705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758720" calcext:value-type="float">
            <text:p>21758720</text:p>
          </table:table-cell>
          <table:table-cell table:number-columns-repeated="9"/>
        </table:table-row>
        <table:table-row table:style-name="ro1">
          <table:table-cell office:value-type="float" office:value="21180528" calcext:value-type="float">
            <text:p>2118052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79968" calcext:value-type="float">
            <text:p>21479968</text:p>
          </table:table-cell>
          <table:table-cell office:value-type="float" office:value="21789416" calcext:value-type="float">
            <text:p>21789416</text:p>
          </table:table-cell>
          <table:table-cell office:value-type="float" office:value="21287296" calcext:value-type="float">
            <text:p>21287296</text:p>
          </table:table-cell>
          <table:table-cell office:value-type="float" office:value="21455608" calcext:value-type="float">
            <text:p>21455608</text:p>
          </table:table-cell>
          <table:table-cell office:value-type="float" office:value="21759960" calcext:value-type="float">
            <text:p>21759960</text:p>
          </table:table-cell>
          <table:table-cell table:number-columns-repeated="9"/>
        </table:table-row>
        <table:table-row table:style-name="ro1">
          <table:table-cell office:value-type="float" office:value="21180768" calcext:value-type="float">
            <text:p>2118076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80256" calcext:value-type="float">
            <text:p>21480256</text:p>
          </table:table-cell>
          <table:table-cell office:value-type="float" office:value="21789600" calcext:value-type="float">
            <text:p>21789600</text:p>
          </table:table-cell>
          <table:table-cell office:value-type="float" office:value="21288288" calcext:value-type="float">
            <text:p>21288288</text:p>
          </table:table-cell>
          <table:table-cell office:value-type="float" office:value="21455744" calcext:value-type="float">
            <text:p>21455744</text:p>
          </table:table-cell>
          <table:table-cell office:value-type="float" office:value="21760312" calcext:value-type="float">
            <text:p>21760312</text:p>
          </table:table-cell>
          <table:table-cell table:number-columns-repeated="9"/>
        </table:table-row>
        <table:table-row table:style-name="ro1">
          <table:table-cell office:value-type="float" office:value="21181144" calcext:value-type="float">
            <text:p>21181144</text:p>
          </table:table-cell>
          <table:table-cell office:value-type="float" office:value="21372272" calcext:value-type="float">
            <text:p>21372272</text:p>
          </table:table-cell>
          <table:table-cell office:value-type="float" office:value="21480336" calcext:value-type="float">
            <text:p>21480336</text:p>
          </table:table-cell>
          <table:table-cell office:value-type="float" office:value="21789968" calcext:value-type="float">
            <text:p>21789968</text:p>
          </table:table-cell>
          <table:table-cell office:value-type="float" office:value="21290072" calcext:value-type="float">
            <text:p>21290072</text:p>
          </table:table-cell>
          <table:table-cell office:value-type="float" office:value="21456776" calcext:value-type="float">
            <text:p>21456776</text:p>
          </table:table-cell>
          <table:table-cell office:value-type="float" office:value="21760568" calcext:value-type="float">
            <text:p>21760568</text:p>
          </table:table-cell>
          <table:table-cell table:number-columns-repeated="9"/>
        </table:table-row>
        <table:table-row table:style-name="ro1">
          <table:table-cell office:value-type="float" office:value="21181800" calcext:value-type="float">
            <text:p>21181800</text:p>
          </table:table-cell>
          <table:table-cell office:value-type="float" office:value="21372424" calcext:value-type="float">
            <text:p>21372424</text:p>
          </table:table-cell>
          <table:table-cell office:value-type="float" office:value="21480848" calcext:value-type="float">
            <text:p>21480848</text:p>
          </table:table-cell>
          <table:table-cell office:value-type="float" office:value="21790160" calcext:value-type="float">
            <text:p>21790160</text:p>
          </table:table-cell>
          <table:table-cell office:value-type="float" office:value="21291128" calcext:value-type="float">
            <text:p>21291128</text:p>
          </table:table-cell>
          <table:table-cell office:value-type="float" office:value="21457832" calcext:value-type="float">
            <text:p>21457832</text:p>
          </table:table-cell>
          <table:table-cell office:value-type="float" office:value="21760608" calcext:value-type="float">
            <text:p>21760608</text:p>
          </table:table-cell>
          <table:table-cell table:number-columns-repeated="9"/>
        </table:table-row>
        <table:table-row table:style-name="ro1">
          <table:table-cell office:value-type="float" office:value="21182272" calcext:value-type="float">
            <text:p>21182272</text:p>
          </table:table-cell>
          <table:table-cell office:value-type="float" office:value="21372520" calcext:value-type="float">
            <text:p>21372520</text:p>
          </table:table-cell>
          <table:table-cell office:value-type="float" office:value="21481736" calcext:value-type="float">
            <text:p>21481736</text:p>
          </table:table-cell>
          <table:table-cell office:value-type="float" office:value="21790616" calcext:value-type="float">
            <text:p>21790616</text:p>
          </table:table-cell>
          <table:table-cell office:value-type="float" office:value="21291232" calcext:value-type="float">
            <text:p>21291232</text:p>
          </table:table-cell>
          <table:table-cell office:value-type="float" office:value="21458168" calcext:value-type="float">
            <text:p>21458168</text:p>
          </table:table-cell>
          <table:table-cell office:value-type="float" office:value="21760912" calcext:value-type="float">
            <text:p>21760912</text:p>
          </table:table-cell>
          <table:table-cell table:number-columns-repeated="9"/>
        </table:table-row>
        <table:table-row table:style-name="ro1">
          <table:table-cell office:value-type="float" office:value="21182888" calcext:value-type="float">
            <text:p>21182888</text:p>
          </table:table-cell>
          <table:table-cell office:value-type="float" office:value="21372672" calcext:value-type="float">
            <text:p>21372672</text:p>
          </table:table-cell>
          <table:table-cell office:value-type="float" office:value="21481760" calcext:value-type="float">
            <text:p>21481760</text:p>
          </table:table-cell>
          <table:table-cell office:value-type="float" office:value="21790768" calcext:value-type="float">
            <text:p>21790768</text:p>
          </table:table-cell>
          <table:table-cell office:value-type="float" office:value="21291280" calcext:value-type="float">
            <text:p>21291280</text:p>
          </table:table-cell>
          <table:table-cell office:value-type="float" office:value="21458696" calcext:value-type="float">
            <text:p>21458696</text:p>
          </table:table-cell>
          <table:table-cell office:value-type="float" office:value="21761440" calcext:value-type="float">
            <text:p>21761440</text:p>
          </table:table-cell>
          <table:table-cell table:number-columns-repeated="9"/>
        </table:table-row>
        <table:table-row table:style-name="ro1">
          <table:table-cell office:value-type="float" office:value="21182992" calcext:value-type="float">
            <text:p>21182992</text:p>
          </table:table-cell>
          <table:table-cell office:value-type="float" office:value="21372784" calcext:value-type="float">
            <text:p>21372784</text:p>
          </table:table-cell>
          <table:table-cell office:value-type="float" office:value="21481768" calcext:value-type="float">
            <text:p>21481768</text:p>
          </table:table-cell>
          <table:table-cell office:value-type="float" office:value="21790776" calcext:value-type="float">
            <text:p>21790776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458776" calcext:value-type="float">
            <text:p>21458776</text:p>
          </table:table-cell>
          <table:table-cell office:value-type="float" office:value="21761712" calcext:value-type="float">
            <text:p>21761712</text:p>
          </table:table-cell>
          <table:table-cell table:number-columns-repeated="9"/>
        </table:table-row>
        <table:table-row table:style-name="ro1">
          <table:table-cell office:value-type="float" office:value="21183104" calcext:value-type="float">
            <text:p>21183104</text:p>
          </table:table-cell>
          <table:table-cell office:value-type="float" office:value="21373128" calcext:value-type="float">
            <text:p>21373128</text:p>
          </table:table-cell>
          <table:table-cell office:value-type="float" office:value="21482312" calcext:value-type="float">
            <text:p>21482312</text:p>
          </table:table-cell>
          <table:table-cell office:value-type="float" office:value="21791136" calcext:value-type="float">
            <text:p>21791136</text:p>
          </table:table-cell>
          <table:table-cell office:value-type="float" office:value="21291552" calcext:value-type="float">
            <text:p>21291552</text:p>
          </table:table-cell>
          <table:table-cell office:value-type="float" office:value="21459128" calcext:value-type="float">
            <text:p>21459128</text:p>
          </table:table-cell>
          <table:table-cell office:value-type="float" office:value="21761864" calcext:value-type="float">
            <text:p>21761864</text:p>
          </table:table-cell>
          <table:table-cell table:number-columns-repeated="9"/>
        </table:table-row>
        <table:table-row table:style-name="ro1">
          <table:table-cell office:value-type="float" office:value="21183480" calcext:value-type="float">
            <text:p>21183480</text:p>
          </table:table-cell>
          <table:table-cell office:value-type="float" office:value="21373400" calcext:value-type="float">
            <text:p>21373400</text:p>
          </table:table-cell>
          <table:table-cell office:value-type="float" office:value="21482352" calcext:value-type="float">
            <text:p>21482352</text:p>
          </table:table-cell>
          <table:table-cell office:value-type="float" office:value="21791720" calcext:value-type="float">
            <text:p>21791720</text:p>
          </table:table-cell>
          <table:table-cell office:value-type="float" office:value="21291704" calcext:value-type="float">
            <text:p>21291704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36" calcext:value-type="float">
            <text:p>21761936</text:p>
          </table:table-cell>
          <table:table-cell table:number-columns-repeated="9"/>
        </table:table-row>
        <table:table-row table:style-name="ro1">
          <table:table-cell office:value-type="float" office:value="21184752" calcext:value-type="float">
            <text:p>21184752</text:p>
          </table:table-cell>
          <table:table-cell office:value-type="float" office:value="21373680" calcext:value-type="float">
            <text:p>2137368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791944" calcext:value-type="float">
            <text:p>21791944</text:p>
          </table:table-cell>
          <table:table-cell office:value-type="float" office:value="21292288" calcext:value-type="float">
            <text:p>2129228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76" calcext:value-type="float">
            <text:p>21761976</text:p>
          </table:table-cell>
          <table:table-cell table:number-columns-repeated="9"/>
        </table:table-row>
        <table:table-row table:style-name="ro1">
          <table:table-cell office:value-type="float" office:value="21184760" calcext:value-type="float">
            <text:p>21184760</text:p>
          </table:table-cell>
          <table:table-cell office:value-type="float" office:value="21373792" calcext:value-type="float">
            <text:p>21373792</text:p>
          </table:table-cell>
          <table:table-cell office:value-type="float" office:value="21483008" calcext:value-type="float">
            <text:p>21483008</text:p>
          </table:table-cell>
          <table:table-cell office:value-type="float" office:value="21792432" calcext:value-type="float">
            <text:p>21792432</text:p>
          </table:table-cell>
          <table:table-cell office:value-type="float" office:value="21293040" calcext:value-type="float">
            <text:p>21293040</text:p>
          </table:table-cell>
          <table:table-cell office:value-type="float" office:value="21459216" calcext:value-type="float">
            <text:p>21459216</text:p>
          </table:table-cell>
          <table:table-cell office:value-type="float" office:value="21762040" calcext:value-type="float">
            <text:p>21762040</text:p>
          </table:table-cell>
          <table:table-cell table:number-columns-repeated="9"/>
        </table:table-row>
        <table:table-row table:style-name="ro1">
          <table:table-cell office:value-type="float" office:value="21185040" calcext:value-type="float">
            <text:p>21185040</text:p>
          </table:table-cell>
          <table:table-cell office:value-type="float" office:value="21374160" calcext:value-type="float">
            <text:p>21374160</text:p>
          </table:table-cell>
          <table:table-cell office:value-type="float" office:value="21483152" calcext:value-type="float">
            <text:p>21483152</text:p>
          </table:table-cell>
          <table:table-cell office:value-type="float" office:value="21792704" calcext:value-type="float">
            <text:p>21792704</text:p>
          </table:table-cell>
          <table:table-cell office:value-type="float" office:value="21293264" calcext:value-type="float">
            <text:p>21293264</text:p>
          </table:table-cell>
          <table:table-cell office:value-type="float" office:value="21459256" calcext:value-type="float">
            <text:p>21459256</text:p>
          </table:table-cell>
          <table:table-cell office:value-type="float" office:value="21762240" calcext:value-type="float">
            <text:p>21762240</text:p>
          </table:table-cell>
          <table:table-cell table:number-columns-repeated="9"/>
        </table:table-row>
        <table:table-row table:style-name="ro1">
          <table:table-cell office:value-type="float" office:value="21185208" calcext:value-type="float">
            <text:p>21185208</text:p>
          </table:table-cell>
          <table:table-cell office:value-type="float" office:value="21374880" calcext:value-type="float">
            <text:p>21374880</text:p>
          </table:table-cell>
          <table:table-cell office:value-type="float" office:value="21483320" calcext:value-type="float">
            <text:p>21483320</text:p>
          </table:table-cell>
          <table:table-cell office:value-type="float" office:value="21792968" calcext:value-type="float">
            <text:p>21792968</text:p>
          </table:table-cell>
          <table:table-cell office:value-type="float" office:value="21293272" calcext:value-type="float">
            <text:p>21293272</text:p>
          </table:table-cell>
          <table:table-cell office:value-type="float" office:value="21460560" calcext:value-type="float">
            <text:p>21460560</text:p>
          </table:table-cell>
          <table:table-cell office:value-type="float" office:value="21763112" calcext:value-type="float">
            <text:p>21763112</text:p>
          </table:table-cell>
          <table:table-cell table:number-columns-repeated="9"/>
        </table:table-row>
        <table:table-row table:style-name="ro1">
          <table:table-cell office:value-type="float" office:value="21185272" calcext:value-type="float">
            <text:p>21185272</text:p>
          </table:table-cell>
          <table:table-cell office:value-type="float" office:value="21375032" calcext:value-type="float">
            <text:p>21375032</text:p>
          </table:table-cell>
          <table:table-cell office:value-type="float" office:value="21483576" calcext:value-type="float">
            <text:p>21483576</text:p>
          </table:table-cell>
          <table:table-cell office:value-type="float" office:value="21793304" calcext:value-type="float">
            <text:p>21793304</text:p>
          </table:table-cell>
          <table:table-cell office:value-type="float" office:value="21293688" calcext:value-type="float">
            <text:p>21293688</text:p>
          </table:table-cell>
          <table:table-cell office:value-type="float" office:value="21460984" calcext:value-type="float">
            <text:p>21460984</text:p>
          </table:table-cell>
          <table:table-cell office:value-type="float" office:value="21763240" calcext:value-type="float">
            <text:p>21763240</text:p>
          </table:table-cell>
          <table:table-cell table:number-columns-repeated="9"/>
        </table:table-row>
        <table:table-row table:style-name="ro1">
          <table:table-cell office:value-type="float" office:value="21185856" calcext:value-type="float">
            <text:p>21185856</text:p>
          </table:table-cell>
          <table:table-cell office:value-type="float" office:value="21375192" calcext:value-type="float">
            <text:p>21375192</text:p>
          </table:table-cell>
          <table:table-cell office:value-type="float" office:value="21483632" calcext:value-type="float">
            <text:p>21483632</text:p>
          </table:table-cell>
          <table:table-cell office:value-type="float" office:value="21793872" calcext:value-type="float">
            <text:p>21793872</text:p>
          </table:table-cell>
          <table:table-cell office:value-type="float" office:value="21293696" calcext:value-type="float">
            <text:p>21293696</text:p>
          </table:table-cell>
          <table:table-cell office:value-type="float" office:value="21462368" calcext:value-type="float">
            <text:p>21462368</text:p>
          </table:table-cell>
          <table:table-cell office:value-type="float" office:value="21763552" calcext:value-type="float">
            <text:p>21763552</text:p>
          </table:table-cell>
          <table:table-cell table:number-columns-repeated="9"/>
        </table:table-row>
        <table:table-row table:style-name="ro1">
          <table:table-cell office:value-type="float" office:value="21186168" calcext:value-type="float">
            <text:p>21186168</text:p>
          </table:table-cell>
          <table:table-cell office:value-type="float" office:value="21375712" calcext:value-type="float">
            <text:p>21375712</text:p>
          </table:table-cell>
          <table:table-cell office:value-type="float" office:value="21483680" calcext:value-type="float">
            <text:p>21483680</text:p>
          </table:table-cell>
          <table:table-cell office:value-type="float" office:value="21794136" calcext:value-type="float">
            <text:p>21794136</text:p>
          </table:table-cell>
          <table:table-cell office:value-type="float" office:value="21294216" calcext:value-type="float">
            <text:p>21294216</text:p>
          </table:table-cell>
          <table:table-cell office:value-type="float" office:value="21462424" calcext:value-type="float">
            <text:p>21462424</text:p>
          </table:table-cell>
          <table:table-cell office:value-type="float" office:value="21763672" calcext:value-type="float">
            <text:p>21763672</text:p>
          </table:table-cell>
          <table:table-cell table:number-columns-repeated="9"/>
        </table:table-row>
        <table:table-row table:style-name="ro1">
          <table:table-cell office:value-type="float" office:value="21186272" calcext:value-type="float">
            <text:p>21186272</text:p>
          </table:table-cell>
          <table:table-cell office:value-type="float" office:value="21375888" calcext:value-type="float">
            <text:p>21375888</text:p>
          </table:table-cell>
          <table:table-cell office:value-type="float" office:value="21483816" calcext:value-type="float">
            <text:p>21483816</text:p>
          </table:table-cell>
          <table:table-cell office:value-type="float" office:value="21794200" calcext:value-type="float">
            <text:p>21794200</text:p>
          </table:table-cell>
          <table:table-cell office:value-type="float" office:value="21294616" calcext:value-type="float">
            <text:p>21294616</text:p>
          </table:table-cell>
          <table:table-cell office:value-type="float" office:value="21463384" calcext:value-type="float">
            <text:p>21463384</text:p>
          </table:table-cell>
          <table:table-cell office:value-type="float" office:value="21763936" calcext:value-type="float">
            <text:p>21763936</text:p>
          </table:table-cell>
          <table:table-cell table:number-columns-repeated="9"/>
        </table:table-row>
        <table:table-row table:style-name="ro1">
          <table:table-cell office:value-type="float" office:value="21186712" calcext:value-type="float">
            <text:p>21186712</text:p>
          </table:table-cell>
          <table:table-cell office:value-type="float" office:value="21376088" calcext:value-type="float">
            <text:p>21376088</text:p>
          </table:table-cell>
          <table:table-cell office:value-type="float" office:value="21483888" calcext:value-type="float">
            <text:p>21483888</text:p>
          </table:table-cell>
          <table:table-cell office:value-type="float" office:value="21794296" calcext:value-type="float">
            <text:p>21794296</text:p>
          </table:table-cell>
          <table:table-cell office:value-type="float" office:value="21294680" calcext:value-type="float">
            <text:p>21294680</text:p>
          </table:table-cell>
          <table:table-cell office:value-type="float" office:value="21463456" calcext:value-type="float">
            <text:p>21463456</text:p>
          </table:table-cell>
          <table:table-cell office:value-type="float" office:value="21764176" calcext:value-type="float">
            <text:p>21764176</text:p>
          </table:table-cell>
          <table:table-cell table:number-columns-repeated="9"/>
        </table:table-row>
        <table:table-row table:style-name="ro1">
          <table:table-cell office:value-type="float" office:value="21186736" calcext:value-type="float">
            <text:p>21186736</text:p>
          </table:table-cell>
          <table:table-cell office:value-type="float" office:value="21376264" calcext:value-type="float">
            <text:p>21376264</text:p>
          </table:table-cell>
          <table:table-cell office:value-type="float" office:value="21484104" calcext:value-type="float">
            <text:p>21484104</text:p>
          </table:table-cell>
          <table:table-cell office:value-type="float" office:value="21794504" calcext:value-type="float">
            <text:p>21794504</text:p>
          </table:table-cell>
          <table:table-cell office:value-type="float" office:value="21294896" calcext:value-type="float">
            <text:p>21294896</text:p>
          </table:table-cell>
          <table:table-cell office:value-type="float" office:value="21463808" calcext:value-type="float">
            <text:p>21463808</text:p>
          </table:table-cell>
          <table:table-cell office:value-type="float" office:value="21764360" calcext:value-type="float">
            <text:p>21764360</text:p>
          </table:table-cell>
          <table:table-cell table:number-columns-repeated="9"/>
        </table:table-row>
        <table:table-row table:style-name="ro1">
          <table:table-cell office:value-type="float" office:value="21186888" calcext:value-type="float">
            <text:p>21186888</text:p>
          </table:table-cell>
          <table:table-cell office:value-type="float" office:value="21376296" calcext:value-type="float">
            <text:p>21376296</text:p>
          </table:table-cell>
          <table:table-cell office:value-type="float" office:value="21484448" calcext:value-type="float">
            <text:p>21484448</text:p>
          </table:table-cell>
          <table:table-cell office:value-type="float" office:value="21795088" calcext:value-type="float">
            <text:p>21795088</text:p>
          </table:table-cell>
          <table:table-cell office:value-type="float" office:value="21295056" calcext:value-type="float">
            <text:p>21295056</text:p>
          </table:table-cell>
          <table:table-cell office:value-type="float" office:value="21464184" calcext:value-type="float">
            <text:p>21464184</text:p>
          </table:table-cell>
          <table:table-cell office:value-type="float" office:value="21764952" calcext:value-type="float">
            <text:p>21764952</text:p>
          </table:table-cell>
          <table:table-cell table:number-columns-repeated="9"/>
        </table:table-row>
        <table:table-row table:style-name="ro1">
          <table:table-cell office:value-type="float" office:value="21186936" calcext:value-type="float">
            <text:p>21186936</text:p>
          </table:table-cell>
          <table:table-cell office:value-type="float" office:value="21376384" calcext:value-type="float">
            <text:p>21376384</text:p>
          </table:table-cell>
          <table:table-cell office:value-type="float" office:value="21484488" calcext:value-type="float">
            <text:p>21484488</text:p>
          </table:table-cell>
          <table:table-cell office:value-type="float" office:value="21795392" calcext:value-type="float">
            <text:p>21795392</text:p>
          </table:table-cell>
          <table:table-cell office:value-type="float" office:value="21295088" calcext:value-type="float">
            <text:p>21295088</text:p>
          </table:table-cell>
          <table:table-cell office:value-type="float" office:value="21465032" calcext:value-type="float">
            <text:p>21465032</text:p>
          </table:table-cell>
          <table:table-cell office:value-type="float" office:value="21765112" calcext:value-type="float">
            <text:p>21765112</text:p>
          </table:table-cell>
          <table:table-cell table:number-columns-repeated="9"/>
        </table:table-row>
        <table:table-row table:style-name="ro1">
          <table:table-cell office:value-type="float" office:value="21187080" calcext:value-type="float">
            <text:p>21187080</text:p>
          </table:table-cell>
          <table:table-cell office:value-type="float" office:value="21377496" calcext:value-type="float">
            <text:p>21377496</text:p>
          </table:table-cell>
          <table:table-cell office:value-type="float" office:value="21484816" calcext:value-type="float">
            <text:p>21484816</text:p>
          </table:table-cell>
          <table:table-cell office:value-type="float" office:value="21795808" calcext:value-type="float">
            <text:p>21795808</text:p>
          </table:table-cell>
          <table:table-cell office:value-type="float" office:value="21295312" calcext:value-type="float">
            <text:p>21295312</text:p>
          </table:table-cell>
          <table:table-cell office:value-type="float" office:value="21465264" calcext:value-type="float">
            <text:p>21465264</text:p>
          </table:table-cell>
          <table:table-cell office:value-type="float" office:value="21765216" calcext:value-type="float">
            <text:p>21765216</text:p>
          </table:table-cell>
          <table:table-cell table:number-columns-repeated="9"/>
        </table:table-row>
        <table:table-row table:style-name="ro1">
          <table:table-cell office:value-type="float" office:value="21187184" calcext:value-type="float">
            <text:p>21187184</text:p>
          </table:table-cell>
          <table:table-cell office:value-type="float" office:value="21377968" calcext:value-type="float">
            <text:p>21377968</text:p>
          </table:table-cell>
          <table:table-cell office:value-type="float" office:value="21485328" calcext:value-type="float">
            <text:p>21485328</text:p>
          </table:table-cell>
          <table:table-cell office:value-type="float" office:value="21795872" calcext:value-type="float">
            <text:p>21795872</text:p>
          </table:table-cell>
          <table:table-cell office:value-type="float" office:value="21295552" calcext:value-type="float">
            <text:p>21295552</text:p>
          </table:table-cell>
          <table:table-cell office:value-type="float" office:value="21465840" calcext:value-type="float">
            <text:p>21465840</text:p>
          </table:table-cell>
          <table:table-cell office:value-type="float" office:value="21765248" calcext:value-type="float">
            <text:p>21765248</text:p>
          </table:table-cell>
          <table:table-cell table:number-columns-repeated="9"/>
        </table:table-row>
        <table:table-row table:style-name="ro1">
          <table:table-cell office:value-type="float" office:value="21187232" calcext:value-type="float">
            <text:p>21187232</text:p>
          </table:table-cell>
          <table:table-cell office:value-type="float" office:value="21378000" calcext:value-type="float">
            <text:p>21378000</text:p>
          </table:table-cell>
          <table:table-cell office:value-type="float" office:value="21485688" calcext:value-type="float">
            <text:p>21485688</text:p>
          </table:table-cell>
          <table:table-cell office:value-type="float" office:value="21796160" calcext:value-type="float">
            <text:p>21796160</text:p>
          </table:table-cell>
          <table:table-cell office:value-type="float" office:value="21295592" calcext:value-type="float">
            <text:p>21295592</text:p>
          </table:table-cell>
          <table:table-cell office:value-type="float" office:value="21466160" calcext:value-type="float">
            <text:p>21466160</text:p>
          </table:table-cell>
          <table:table-cell office:value-type="float" office:value="21765496" calcext:value-type="float">
            <text:p>21765496</text:p>
          </table:table-cell>
          <table:table-cell table:number-columns-repeated="9"/>
        </table:table-row>
        <table:table-row table:style-name="ro1">
          <table:table-cell office:value-type="float" office:value="21187288" calcext:value-type="float">
            <text:p>21187288</text:p>
          </table:table-cell>
          <table:table-cell office:value-type="float" office:value="21378304" calcext:value-type="float">
            <text:p>21378304</text:p>
          </table:table-cell>
          <table:table-cell office:value-type="float" office:value="21485944" calcext:value-type="float">
            <text:p>21485944</text:p>
          </table:table-cell>
          <table:table-cell office:value-type="float" office:value="21796248" calcext:value-type="float">
            <text:p>21796248</text:p>
          </table:table-cell>
          <table:table-cell office:value-type="float" office:value="21295648" calcext:value-type="float">
            <text:p>21295648</text:p>
          </table:table-cell>
          <table:table-cell office:value-type="float" office:value="21466936" calcext:value-type="float">
            <text:p>21466936</text:p>
          </table:table-cell>
          <table:table-cell office:value-type="float" office:value="21766696" calcext:value-type="float">
            <text:p>21766696</text:p>
          </table:table-cell>
          <table:table-cell table:number-columns-repeated="9"/>
        </table:table-row>
        <table:table-row table:style-name="ro1">
          <table:table-cell office:value-type="float" office:value="21187520" calcext:value-type="float">
            <text:p>21187520</text:p>
          </table:table-cell>
          <table:table-cell office:value-type="float" office:value="21379552" calcext:value-type="float">
            <text:p>21379552</text:p>
          </table:table-cell>
          <table:table-cell office:value-type="float" office:value="21486304" calcext:value-type="float">
            <text:p>21486304</text:p>
          </table:table-cell>
          <table:table-cell office:value-type="float" office:value="21798128" calcext:value-type="float">
            <text:p>21798128</text:p>
          </table:table-cell>
          <table:table-cell office:value-type="float" office:value="21296112" calcext:value-type="float">
            <text:p>21296112</text:p>
          </table:table-cell>
          <table:table-cell office:value-type="float" office:value="21466944" calcext:value-type="float">
            <text:p>21466944</text:p>
          </table:table-cell>
          <table:table-cell office:value-type="float" office:value="21766984" calcext:value-type="float">
            <text:p>21766984</text:p>
          </table:table-cell>
          <table:table-cell table:number-columns-repeated="9"/>
        </table:table-row>
        <table:table-row table:style-name="ro1">
          <table:table-cell office:value-type="float" office:value="21187712" calcext:value-type="float">
            <text:p>21187712</text:p>
          </table:table-cell>
          <table:table-cell office:value-type="float" office:value="21379856" calcext:value-type="float">
            <text:p>21379856</text:p>
          </table:table-cell>
          <table:table-cell office:value-type="float" office:value="21487616" calcext:value-type="float">
            <text:p>21487616</text:p>
          </table:table-cell>
          <table:table-cell office:value-type="float" office:value="21799344" calcext:value-type="float">
            <text:p>21799344</text:p>
          </table:table-cell>
          <table:table-cell office:value-type="float" office:value="21296392" calcext:value-type="float">
            <text:p>21296392</text:p>
          </table:table-cell>
          <table:table-cell office:value-type="float" office:value="21467032" calcext:value-type="float">
            <text:p>21467032</text:p>
          </table:table-cell>
          <table:table-cell office:value-type="float" office:value="21767176" calcext:value-type="float">
            <text:p>21767176</text:p>
          </table:table-cell>
          <table:table-cell table:number-columns-repeated="9"/>
        </table:table-row>
        <table:table-row table:style-name="ro1">
          <table:table-cell office:value-type="float" office:value="21187952" calcext:value-type="float">
            <text:p>21187952</text:p>
          </table:table-cell>
          <table:table-cell office:value-type="float" office:value="21380040" calcext:value-type="float">
            <text:p>21380040</text:p>
          </table:table-cell>
          <table:table-cell office:value-type="float" office:value="21488328" calcext:value-type="float">
            <text:p>21488328</text:p>
          </table:table-cell>
          <table:table-cell office:value-type="float" office:value="21799600" calcext:value-type="float">
            <text:p>21799600</text:p>
          </table:table-cell>
          <table:table-cell office:value-type="float" office:value="21296448" calcext:value-type="float">
            <text:p>21296448</text:p>
          </table:table-cell>
          <table:table-cell office:value-type="float" office:value="21467768" calcext:value-type="float">
            <text:p>21467768</text:p>
          </table:table-cell>
          <table:table-cell office:value-type="float" office:value="21767424" calcext:value-type="float">
            <text:p>21767424</text:p>
          </table:table-cell>
          <table:table-cell table:number-columns-repeated="9"/>
        </table:table-row>
        <table:table-row table:style-name="ro1">
          <table:table-cell office:value-type="float" office:value="21188328" calcext:value-type="float">
            <text:p>21188328</text:p>
          </table:table-cell>
          <table:table-cell office:value-type="float" office:value="21380120" calcext:value-type="float">
            <text:p>21380120</text:p>
          </table:table-cell>
          <table:table-cell office:value-type="float" office:value="21488656" calcext:value-type="float">
            <text:p>21488656</text:p>
          </table:table-cell>
          <table:table-cell office:value-type="float" office:value="21799856" calcext:value-type="float">
            <text:p>21799856</text:p>
          </table:table-cell>
          <table:table-cell office:value-type="float" office:value="21297368" calcext:value-type="float">
            <text:p>21297368</text:p>
          </table:table-cell>
          <table:table-cell office:value-type="float" office:value="21468120" calcext:value-type="float">
            <text:p>21468120</text:p>
          </table:table-cell>
          <table:table-cell office:value-type="float" office:value="21767952" calcext:value-type="float">
            <text:p>21767952</text:p>
          </table:table-cell>
          <table:table-cell table:number-columns-repeated="9"/>
        </table:table-row>
        <table:table-row table:style-name="ro1">
          <table:table-cell office:value-type="float" office:value="21188800" calcext:value-type="float">
            <text:p>21188800</text:p>
          </table:table-cell>
          <table:table-cell office:value-type="float" office:value="21380328" calcext:value-type="float">
            <text:p>21380328</text:p>
          </table:table-cell>
          <table:table-cell office:value-type="float" office:value="21489080" calcext:value-type="float">
            <text:p>21489080</text:p>
          </table:table-cell>
          <table:table-cell office:value-type="float" office:value="21800168" calcext:value-type="float">
            <text:p>21800168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68312" calcext:value-type="float">
            <text:p>21468312</text:p>
          </table:table-cell>
          <table:table-cell office:value-type="float" office:value="21768096" calcext:value-type="float">
            <text:p>21768096</text:p>
          </table:table-cell>
          <table:table-cell table:number-columns-repeated="9"/>
        </table:table-row>
        <table:table-row table:style-name="ro1">
          <table:table-cell office:value-type="float" office:value="21189088" calcext:value-type="float">
            <text:p>21189088</text:p>
          </table:table-cell>
          <table:table-cell office:value-type="float" office:value="21380528" calcext:value-type="float">
            <text:p>21380528</text:p>
          </table:table-cell>
          <table:table-cell office:value-type="float" office:value="21489544" calcext:value-type="float">
            <text:p>21489544</text:p>
          </table:table-cell>
          <table:table-cell office:value-type="float" office:value="21800256" calcext:value-type="float">
            <text:p>21800256</text:p>
          </table:table-cell>
          <table:table-cell office:value-type="float" office:value="21298096" calcext:value-type="float">
            <text:p>21298096</text:p>
          </table:table-cell>
          <table:table-cell office:value-type="float" office:value="21468400" calcext:value-type="float">
            <text:p>21468400</text:p>
          </table:table-cell>
          <table:table-cell office:value-type="float" office:value="21768224" calcext:value-type="float">
            <text:p>21768224</text:p>
          </table:table-cell>
          <table:table-cell table:number-columns-repeated="9"/>
        </table:table-row>
        <table:table-row table:style-name="ro1">
          <table:table-cell office:value-type="float" office:value="21189496" calcext:value-type="float">
            <text:p>21189496</text:p>
          </table:table-cell>
          <table:table-cell office:value-type="float" office:value="21380768" calcext:value-type="float">
            <text:p>21380768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800272" calcext:value-type="float">
            <text:p>21800272</text:p>
          </table:table-cell>
          <table:table-cell office:value-type="float" office:value="21298592" calcext:value-type="float">
            <text:p>21298592</text:p>
          </table:table-cell>
          <table:table-cell office:value-type="float" office:value="21468760" calcext:value-type="float">
            <text:p>21468760</text:p>
          </table:table-cell>
          <table:table-cell office:value-type="float" office:value="21768560" calcext:value-type="float">
            <text:p>21768560</text:p>
          </table:table-cell>
          <table:table-cell table:number-columns-repeated="9"/>
        </table:table-row>
        <table:table-row table:style-name="ro1">
          <table:table-cell office:value-type="float" office:value="21189680" calcext:value-type="float">
            <text:p>21189680</text:p>
          </table:table-cell>
          <table:table-cell office:value-type="float" office:value="21380776" calcext:value-type="float">
            <text:p>21380776</text:p>
          </table:table-cell>
          <table:table-cell office:value-type="float" office:value="21490200" calcext:value-type="float">
            <text:p>21490200</text:p>
          </table:table-cell>
          <table:table-cell office:value-type="float" office:value="21800912" calcext:value-type="float">
            <text:p>21800912</text:p>
          </table:table-cell>
          <table:table-cell office:value-type="float" office:value="21299872" calcext:value-type="float">
            <text:p>21299872</text:p>
          </table:table-cell>
          <table:table-cell office:value-type="float" office:value="21469536" calcext:value-type="float">
            <text:p>21469536</text:p>
          </table:table-cell>
          <table:table-cell office:value-type="float" office:value="21768616" calcext:value-type="float">
            <text:p>21768616</text:p>
          </table:table-cell>
          <table:table-cell table:number-columns-repeated="9"/>
        </table:table-row>
        <table:table-row table:style-name="ro1">
          <table:table-cell office:value-type="float" office:value="21189720" calcext:value-type="float">
            <text:p>21189720</text:p>
          </table:table-cell>
          <table:table-cell office:value-type="float" office:value="21381640" calcext:value-type="float">
            <text:p>2138164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144" calcext:value-type="float">
            <text:p>21801144</text:p>
          </table:table-cell>
          <table:table-cell office:value-type="float" office:value="21299888" calcext:value-type="float">
            <text:p>21299888</text:p>
          </table:table-cell>
          <table:table-cell office:value-type="float" office:value="21469752" calcext:value-type="float">
            <text:p>21469752</text:p>
          </table:table-cell>
          <table:table-cell office:value-type="float" office:value="21769136" calcext:value-type="float">
            <text:p>21769136</text:p>
          </table:table-cell>
          <table:table-cell table:number-columns-repeated="9"/>
        </table:table-row>
        <table:table-row table:style-name="ro1">
          <table:table-cell office:value-type="float" office:value="21189864" calcext:value-type="float">
            <text:p>21189864</text:p>
          </table:table-cell>
          <table:table-cell office:value-type="float" office:value="21382160" calcext:value-type="float">
            <text:p>2138216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400" calcext:value-type="float">
            <text:p>21801400</text:p>
          </table:table-cell>
          <table:table-cell office:value-type="float" office:value="21299896" calcext:value-type="float">
            <text:p>21299896</text:p>
          </table:table-cell>
          <table:table-cell office:value-type="float" office:value="21469920" calcext:value-type="float">
            <text:p>21469920</text:p>
          </table:table-cell>
          <table:table-cell office:value-type="float" office:value="21769344" calcext:value-type="float">
            <text:p>21769344</text:p>
          </table:table-cell>
          <table:table-cell table:number-columns-repeated="9"/>
        </table:table-row>
        <table:table-row table:style-name="ro1">
          <table:table-cell office:value-type="float" office:value="21190120" calcext:value-type="float">
            <text:p>21190120</text:p>
          </table:table-cell>
          <table:table-cell office:value-type="float" office:value="21382392" calcext:value-type="float">
            <text:p>21382392</text:p>
          </table:table-cell>
          <table:table-cell office:value-type="float" office:value="21492280" calcext:value-type="float">
            <text:p>21492280</text:p>
          </table:table-cell>
          <table:table-cell office:value-type="float" office:value="21801440" calcext:value-type="float">
            <text:p>21801440</text:p>
          </table:table-cell>
          <table:table-cell office:value-type="float" office:value="21299928" calcext:value-type="float">
            <text:p>21299928</text:p>
          </table:table-cell>
          <table:table-cell office:value-type="float" office:value="21469952" calcext:value-type="float">
            <text:p>21469952</text:p>
          </table:table-cell>
          <table:table-cell office:value-type="float" office:value="21769912" calcext:value-type="float">
            <text:p>21769912</text:p>
          </table:table-cell>
          <table:table-cell table:number-columns-repeated="9"/>
        </table:table-row>
        <table:table-row table:style-name="ro1">
          <table:table-cell office:value-type="float" office:value="21190208" calcext:value-type="float">
            <text:p>21190208</text:p>
          </table:table-cell>
          <table:table-cell office:value-type="float" office:value="21382656" calcext:value-type="float">
            <text:p>21382656</text:p>
          </table:table-cell>
          <table:table-cell office:value-type="float" office:value="21492448" calcext:value-type="float">
            <text:p>21492448</text:p>
          </table:table-cell>
          <table:table-cell office:value-type="float" office:value="21801624" calcext:value-type="float">
            <text:p>21801624</text:p>
          </table:table-cell>
          <table:table-cell office:value-type="float" office:value="21300056" calcext:value-type="float">
            <text:p>21300056</text:p>
          </table:table-cell>
          <table:table-cell office:value-type="float" office:value="21470248" calcext:value-type="float">
            <text:p>21470248</text:p>
          </table:table-cell>
          <table:table-cell office:value-type="float" office:value="21770984" calcext:value-type="float">
            <text:p>21770984</text:p>
          </table:table-cell>
          <table:table-cell table:number-columns-repeated="9"/>
        </table:table-row>
        <table:table-row table:style-name="ro1">
          <table:table-cell office:value-type="float" office:value="21190792" calcext:value-type="float">
            <text:p>21190792</text:p>
          </table:table-cell>
          <table:table-cell office:value-type="float" office:value="21383152" calcext:value-type="float">
            <text:p>21383152</text:p>
          </table:table-cell>
          <table:table-cell office:value-type="float" office:value="21492456" calcext:value-type="float">
            <text:p>21492456</text:p>
          </table:table-cell>
          <table:table-cell office:value-type="float" office:value="21801880" calcext:value-type="float">
            <text:p>21801880</text:p>
          </table:table-cell>
          <table:table-cell office:value-type="float" office:value="21300144" calcext:value-type="float">
            <text:p>21300144</text:p>
          </table:table-cell>
          <table:table-cell office:value-type="float" office:value="21470424" calcext:value-type="float">
            <text:p>21470424</text:p>
          </table:table-cell>
          <table:table-cell office:value-type="float" office:value="21771160" calcext:value-type="float">
            <text:p>21771160</text:p>
          </table:table-cell>
          <table:table-cell table:number-columns-repeated="9"/>
        </table:table-row>
        <table:table-row table:style-name="ro1">
          <table:table-cell office:value-type="float" office:value="21191096" calcext:value-type="float">
            <text:p>21191096</text:p>
          </table:table-cell>
          <table:table-cell office:value-type="float" office:value="21383160" calcext:value-type="float">
            <text:p>21383160</text:p>
          </table:table-cell>
          <table:table-cell office:value-type="float" office:value="21492720" calcext:value-type="float">
            <text:p>21492720</text:p>
          </table:table-cell>
          <table:table-cell office:value-type="float" office:value="21802224" calcext:value-type="float">
            <text:p>21802224</text:p>
          </table:table-cell>
          <table:table-cell office:value-type="float" office:value="21300384" calcext:value-type="float">
            <text:p>21300384</text:p>
          </table:table-cell>
          <table:table-cell office:value-type="float" office:value="21470544" calcext:value-type="float">
            <text:p>21470544</text:p>
          </table:table-cell>
          <table:table-cell office:value-type="float" office:value="21771784" calcext:value-type="float">
            <text:p>21771784</text:p>
          </table:table-cell>
          <table:table-cell table:number-columns-repeated="9"/>
        </table:table-row>
        <table:table-row table:style-name="ro1">
          <table:table-cell office:value-type="float" office:value="21191408" calcext:value-type="float">
            <text:p>21191408</text:p>
          </table:table-cell>
          <table:table-cell office:value-type="float" office:value="21383736" calcext:value-type="float">
            <text:p>21383736</text:p>
          </table:table-cell>
          <table:table-cell office:value-type="float" office:value="21493056" calcext:value-type="float">
            <text:p>21493056</text:p>
          </table:table-cell>
          <table:table-cell office:value-type="float" office:value="21802656" calcext:value-type="float">
            <text:p>21802656</text:p>
          </table:table-cell>
          <table:table-cell office:value-type="float" office:value="21300400" calcext:value-type="float">
            <text:p>21300400</text:p>
          </table:table-cell>
          <table:table-cell office:value-type="float" office:value="21470896" calcext:value-type="float">
            <text:p>21470896</text:p>
          </table:table-cell>
          <table:table-cell office:value-type="float" office:value="21772552" calcext:value-type="float">
            <text:p>21772552</text:p>
          </table:table-cell>
          <table:table-cell table:number-columns-repeated="9"/>
        </table:table-row>
        <table:table-row table:style-name="ro1">
          <table:table-cell office:value-type="float" office:value="21191632" calcext:value-type="float">
            <text:p>21191632</text:p>
          </table:table-cell>
          <table:table-cell office:value-type="float" office:value="21384384" calcext:value-type="float">
            <text:p>21384384</text:p>
          </table:table-cell>
          <table:table-cell office:value-type="float" office:value="21493416" calcext:value-type="float">
            <text:p>21493416</text:p>
          </table:table-cell>
          <table:table-cell office:value-type="float" office:value="21803128" calcext:value-type="float">
            <text:p>21803128</text:p>
          </table:table-cell>
          <table:table-cell office:value-type="float" office:value="21300680" calcext:value-type="float">
            <text:p>21300680</text:p>
          </table:table-cell>
          <table:table-cell office:value-type="float" office:value="21470904" calcext:value-type="float">
            <text:p>21470904</text:p>
          </table:table-cell>
          <table:table-cell office:value-type="float" office:value="21772880" calcext:value-type="float">
            <text:p>21772880</text:p>
          </table:table-cell>
          <table:table-cell table:number-columns-repeated="9"/>
        </table:table-row>
        <table:table-row table:style-name="ro1">
          <table:table-cell office:value-type="float" office:value="21191928" calcext:value-type="float">
            <text:p>21191928</text:p>
          </table:table-cell>
          <table:table-cell office:value-type="float" office:value="21384704" calcext:value-type="float">
            <text:p>21384704</text:p>
          </table:table-cell>
          <table:table-cell office:value-type="float" office:value="21493616" calcext:value-type="float">
            <text:p>21493616</text:p>
          </table:table-cell>
          <table:table-cell office:value-type="float" office:value="21803360" calcext:value-type="float">
            <text:p>21803360</text:p>
          </table:table-cell>
          <table:table-cell office:value-type="float" office:value="21300712" calcext:value-type="float">
            <text:p>21300712</text:p>
          </table:table-cell>
          <table:table-cell office:value-type="float" office:value="21471712" calcext:value-type="float">
            <text:p>21471712</text:p>
          </table:table-cell>
          <table:table-cell office:value-type="float" office:value="21773472" calcext:value-type="float">
            <text:p>21773472</text:p>
          </table:table-cell>
          <table:table-cell table:number-columns-repeated="9"/>
        </table:table-row>
        <table:table-row table:style-name="ro1">
          <table:table-cell office:value-type="float" office:value="21192136" calcext:value-type="float">
            <text:p>21192136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3632" calcext:value-type="float">
            <text:p>21493632</text:p>
          </table:table-cell>
          <table:table-cell office:value-type="float" office:value="21803888" calcext:value-type="float">
            <text:p>21803888</text:p>
          </table:table-cell>
          <table:table-cell office:value-type="float" office:value="21300728" calcext:value-type="float">
            <text:p>21300728</text:p>
          </table:table-cell>
          <table:table-cell office:value-type="float" office:value="21472424" calcext:value-type="float">
            <text:p>21472424</text:p>
          </table:table-cell>
          <table:table-cell office:value-type="float" office:value="21773616" calcext:value-type="float">
            <text:p>21773616</text:p>
          </table:table-cell>
          <table:table-cell table:number-columns-repeated="9"/>
        </table:table-row>
        <table:table-row table:style-name="ro1">
          <table:table-cell office:value-type="float" office:value="21192824" calcext:value-type="float">
            <text:p>21192824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4136" calcext:value-type="float">
            <text:p>21494136</text:p>
          </table:table-cell>
          <table:table-cell office:value-type="float" office:value="21804448" calcext:value-type="float">
            <text:p>21804448</text:p>
          </table:table-cell>
          <table:table-cell office:value-type="float" office:value="21300920" calcext:value-type="float">
            <text:p>21300920</text:p>
          </table:table-cell>
          <table:table-cell office:value-type="float" office:value="21473560" calcext:value-type="float">
            <text:p>21473560</text:p>
          </table:table-cell>
          <table:table-cell office:value-type="float" office:value="21773760" calcext:value-type="float">
            <text:p>21773760</text:p>
          </table:table-cell>
          <table:table-cell table:number-columns-repeated="9"/>
        </table:table-row>
        <table:table-row table:style-name="ro1">
          <table:table-cell office:value-type="float" office:value="21193120" calcext:value-type="float">
            <text:p>21193120</text:p>
          </table:table-cell>
          <table:table-cell office:value-type="float" office:value="21385312" calcext:value-type="float">
            <text:p>21385312</text:p>
          </table:table-cell>
          <table:table-cell office:value-type="float" office:value="21494408" calcext:value-type="float">
            <text:p>21494408</text:p>
          </table:table-cell>
          <table:table-cell office:value-type="float" office:value="21805088" calcext:value-type="float">
            <text:p>21805088</text:p>
          </table:table-cell>
          <table:table-cell office:value-type="float" office:value="21300960" calcext:value-type="float">
            <text:p>21300960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74288" calcext:value-type="float">
            <text:p>21774288</text:p>
          </table:table-cell>
          <table:table-cell table:number-columns-repeated="9"/>
        </table:table-row>
        <table:table-row table:style-name="ro1">
          <table:table-cell office:value-type="float" office:value="21193248" calcext:value-type="float">
            <text:p>21193248</text:p>
          </table:table-cell>
          <table:table-cell office:value-type="float" office:value="21385720" calcext:value-type="float">
            <text:p>21385720</text:p>
          </table:table-cell>
          <table:table-cell office:value-type="float" office:value="21494712" calcext:value-type="float">
            <text:p>21494712</text:p>
          </table:table-cell>
          <table:table-cell office:value-type="float" office:value="21805128" calcext:value-type="float">
            <text:p>21805128</text:p>
          </table:table-cell>
          <table:table-cell office:value-type="float" office:value="21301144" calcext:value-type="float">
            <text:p>21301144</text:p>
          </table:table-cell>
          <table:table-cell office:value-type="float" office:value="21474056" calcext:value-type="float">
            <text:p>21474056</text:p>
          </table:table-cell>
          <table:table-cell office:value-type="float" office:value="21774784" calcext:value-type="float">
            <text:p>21774784</text:p>
          </table:table-cell>
          <table:table-cell table:number-columns-repeated="9"/>
        </table:table-row>
        <table:table-row table:style-name="ro1">
          <table:table-cell office:value-type="float" office:value="21193480" calcext:value-type="float">
            <text:p>21193480</text:p>
          </table:table-cell>
          <table:table-cell office:value-type="float" office:value="21385984" calcext:value-type="float">
            <text:p>21385984</text:p>
          </table:table-cell>
          <table:table-cell office:value-type="float" office:value="21494736" calcext:value-type="float">
            <text:p>21494736</text:p>
          </table:table-cell>
          <table:table-cell office:value-type="float" office:value="21806096" calcext:value-type="float">
            <text:p>21806096</text:p>
          </table:table-cell>
          <table:table-cell office:value-type="float" office:value="21301472" calcext:value-type="float">
            <text:p>21301472</text:p>
          </table:table-cell>
          <table:table-cell office:value-type="float" office:value="21474136" calcext:value-type="float">
            <text:p>21474136</text:p>
          </table:table-cell>
          <table:table-cell office:value-type="float" office:value="21775520" calcext:value-type="float">
            <text:p>21775520</text:p>
          </table:table-cell>
          <table:table-cell table:number-columns-repeated="9"/>
        </table:table-row>
        <table:table-row table:style-name="ro1">
          <table:table-cell office:value-type="float" office:value="21193552" calcext:value-type="float">
            <text:p>21193552</text:p>
          </table:table-cell>
          <table:table-cell office:value-type="float" office:value="21386472" calcext:value-type="float">
            <text:p>21386472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6512" calcext:value-type="float">
            <text:p>21806512</text:p>
          </table:table-cell>
          <table:table-cell office:value-type="float" office:value="21301856" calcext:value-type="float">
            <text:p>21301856</text:p>
          </table:table-cell>
          <table:table-cell office:value-type="float" office:value="21474344" calcext:value-type="float">
            <text:p>21474344</text:p>
          </table:table-cell>
          <table:table-cell office:value-type="float" office:value="21775560" calcext:value-type="float">
            <text:p>21775560</text:p>
          </table:table-cell>
          <table:table-cell table:number-columns-repeated="9"/>
        </table:table-row>
        <table:table-row table:style-name="ro1">
          <table:table-cell office:value-type="float" office:value="21193808" calcext:value-type="float">
            <text:p>21193808</text:p>
          </table:table-cell>
          <table:table-cell office:value-type="float" office:value="21386504" calcext:value-type="float">
            <text:p>21386504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7456" calcext:value-type="float">
            <text:p>21807456</text:p>
          </table:table-cell>
          <table:table-cell office:value-type="float" office:value="21302160" calcext:value-type="float">
            <text:p>21302160</text:p>
          </table:table-cell>
          <table:table-cell office:value-type="float" office:value="21474792" calcext:value-type="float">
            <text:p>21474792</text:p>
          </table:table-cell>
          <table:table-cell office:value-type="float" office:value="21775600" calcext:value-type="float">
            <text:p>21775600</text:p>
          </table:table-cell>
          <table:table-cell table:number-columns-repeated="9"/>
        </table:table-row>
        <table:table-row table:style-name="ro1">
          <table:table-cell office:value-type="float" office:value="21193904" calcext:value-type="float">
            <text:p>21193904</text:p>
          </table:table-cell>
          <table:table-cell office:value-type="float" office:value="21386824" calcext:value-type="float">
            <text:p>21386824</text:p>
          </table:table-cell>
          <table:table-cell office:value-type="float" office:value="21495200" calcext:value-type="float">
            <text:p>21495200</text:p>
          </table:table-cell>
          <table:table-cell office:value-type="float" office:value="21807464" calcext:value-type="float">
            <text:p>21807464</text:p>
          </table:table-cell>
          <table:table-cell office:value-type="float" office:value="21302328" calcext:value-type="float">
            <text:p>21302328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775832" calcext:value-type="float">
            <text:p>21775832</text:p>
          </table:table-cell>
          <table:table-cell table:number-columns-repeated="9"/>
        </table:table-row>
        <table:table-row table:style-name="ro1">
          <table:table-cell office:value-type="float" office:value="21193952" calcext:value-type="float">
            <text:p>21193952</text:p>
          </table:table-cell>
          <table:table-cell office:value-type="float" office:value="21386864" calcext:value-type="float">
            <text:p>21386864</text:p>
          </table:table-cell>
          <table:table-cell office:value-type="float" office:value="21495408" calcext:value-type="float">
            <text:p>21495408</text:p>
          </table:table-cell>
          <table:table-cell office:value-type="float" office:value="21807808" calcext:value-type="float">
            <text:p>21807808</text:p>
          </table:table-cell>
          <table:table-cell office:value-type="float" office:value="21302512" calcext:value-type="float">
            <text:p>21302512</text:p>
          </table:table-cell>
          <table:table-cell office:value-type="float" office:value="21475072" calcext:value-type="float">
            <text:p>21475072</text:p>
          </table:table-cell>
          <table:table-cell office:value-type="float" office:value="21776032" calcext:value-type="float">
            <text:p>21776032</text:p>
          </table:table-cell>
          <table:table-cell table:number-columns-repeated="9"/>
        </table:table-row>
        <table:table-row table:style-name="ro1">
          <table:table-cell office:value-type="float" office:value="21194112" calcext:value-type="float">
            <text:p>21194112</text:p>
          </table:table-cell>
          <table:table-cell office:value-type="float" office:value="21387248" calcext:value-type="float">
            <text:p>21387248</text:p>
          </table:table-cell>
          <table:table-cell office:value-type="float" office:value="21495440" calcext:value-type="float">
            <text:p>21495440</text:p>
          </table:table-cell>
          <table:table-cell office:value-type="float" office:value="21808632" calcext:value-type="float">
            <text:p>21808632</text:p>
          </table:table-cell>
          <table:table-cell office:value-type="float" office:value="21302576" calcext:value-type="float">
            <text:p>21302576</text:p>
          </table:table-cell>
          <table:table-cell office:value-type="float" office:value="21475848" calcext:value-type="float">
            <text:p>21475848</text:p>
          </table:table-cell>
          <table:table-cell office:value-type="float" office:value="21776520" calcext:value-type="float">
            <text:p>21776520</text:p>
          </table:table-cell>
          <table:table-cell table:number-columns-repeated="9"/>
        </table:table-row>
        <table:table-row table:style-name="ro1">
          <table:table-cell office:value-type="float" office:value="21194824" calcext:value-type="float">
            <text:p>21194824</text:p>
          </table:table-cell>
          <table:table-cell office:value-type="float" office:value="21387488" calcext:value-type="float">
            <text:p>21387488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808840" calcext:value-type="float">
            <text:p>21808840</text:p>
          </table:table-cell>
          <table:table-cell office:value-type="float" office:value="21303072" calcext:value-type="float">
            <text:p>21303072</text:p>
          </table:table-cell>
          <table:table-cell office:value-type="float" office:value="21476128" calcext:value-type="float">
            <text:p>21476128</text:p>
          </table:table-cell>
          <table:table-cell office:value-type="float" office:value="21776616" calcext:value-type="float">
            <text:p>21776616</text:p>
          </table:table-cell>
          <table:table-cell table:number-columns-repeated="9"/>
        </table:table-row>
        <table:table-row table:style-name="ro1">
          <table:table-cell office:value-type="float" office:value="21195056" calcext:value-type="float">
            <text:p>21195056</text:p>
          </table:table-cell>
          <table:table-cell office:value-type="float" office:value="21387840" calcext:value-type="float">
            <text:p>21387840</text:p>
          </table:table-cell>
          <table:table-cell office:value-type="float" office:value="21495808" calcext:value-type="float">
            <text:p>21495808</text:p>
          </table:table-cell>
          <table:table-cell office:value-type="float" office:value="21809816" calcext:value-type="float">
            <text:p>21809816</text:p>
          </table:table-cell>
          <table:table-cell office:value-type="float" office:value="21303552" calcext:value-type="float">
            <text:p>21303552</text:p>
          </table:table-cell>
          <table:table-cell office:value-type="float" office:value="21476472" calcext:value-type="float">
            <text:p>21476472</text:p>
          </table:table-cell>
          <table:table-cell office:value-type="float" office:value="21777248" calcext:value-type="float">
            <text:p>21777248</text:p>
          </table:table-cell>
          <table:table-cell table:number-columns-repeated="9"/>
        </table:table-row>
        <table:table-row table:style-name="ro1">
          <table:table-cell office:value-type="float" office:value="21195448" calcext:value-type="float">
            <text:p>21195448</text:p>
          </table:table-cell>
          <table:table-cell office:value-type="float" office:value="21387864" calcext:value-type="float">
            <text:p>21387864</text:p>
          </table:table-cell>
          <table:table-cell office:value-type="float" office:value="21495880" calcext:value-type="float">
            <text:p>21495880</text:p>
          </table:table-cell>
          <table:table-cell office:value-type="float" office:value="21809944" calcext:value-type="float">
            <text:p>21809944</text:p>
          </table:table-cell>
          <table:table-cell office:value-type="float" office:value="21303632" calcext:value-type="float">
            <text:p>21303632</text:p>
          </table:table-cell>
          <table:table-cell office:value-type="float" office:value="21476632" calcext:value-type="float">
            <text:p>21476632</text:p>
          </table:table-cell>
          <table:table-cell office:value-type="float" office:value="21777288" calcext:value-type="float">
            <text:p>21777288</text:p>
          </table:table-cell>
          <table:table-cell table:number-columns-repeated="9"/>
        </table:table-row>
        <table:table-row table:style-name="ro1">
          <table:table-cell office:value-type="float" office:value="21195752" calcext:value-type="float">
            <text:p>21195752</text:p>
          </table:table-cell>
          <table:table-cell office:value-type="float" office:value="21388056" calcext:value-type="float">
            <text:p>21388056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10160" calcext:value-type="float">
            <text:p>21810160</text:p>
          </table:table-cell>
          <table:table-cell office:value-type="float" office:value="21303680" calcext:value-type="float">
            <text:p>21303680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777656" calcext:value-type="float">
            <text:p>21777656</text:p>
          </table:table-cell>
          <table:table-cell table:number-columns-repeated="9"/>
        </table:table-row>
        <table:table-row table:style-name="ro1">
          <table:table-cell office:value-type="float" office:value="21196296" calcext:value-type="float">
            <text:p>21196296</text:p>
          </table:table-cell>
          <table:table-cell office:value-type="float" office:value="21388128" calcext:value-type="float">
            <text:p>21388128</text:p>
          </table:table-cell>
          <table:table-cell office:value-type="float" office:value="21496136" calcext:value-type="float">
            <text:p>21496136</text:p>
          </table:table-cell>
          <table:table-cell office:value-type="float" office:value="21810216" calcext:value-type="float">
            <text:p>21810216</text:p>
          </table:table-cell>
          <table:table-cell office:value-type="float" office:value="21304256" calcext:value-type="float">
            <text:p>21304256</text:p>
          </table:table-cell>
          <table:table-cell office:value-type="float" office:value="21476944" calcext:value-type="float">
            <text:p>21476944</text:p>
          </table:table-cell>
          <table:table-cell office:value-type="float" office:value="21777824" calcext:value-type="float">
            <text:p>21777824</text:p>
          </table:table-cell>
          <table:table-cell table:number-columns-repeated="9"/>
        </table:table-row>
        <table:table-row table:style-name="ro1">
          <table:table-cell office:value-type="float" office:value="21196424" calcext:value-type="float">
            <text:p>21196424</text:p>
          </table:table-cell>
          <table:table-cell office:value-type="float" office:value="21388672" calcext:value-type="float">
            <text:p>21388672</text:p>
          </table:table-cell>
          <table:table-cell office:value-type="float" office:value="21496440" calcext:value-type="float">
            <text:p>21496440</text:p>
          </table:table-cell>
          <table:table-cell office:value-type="float" office:value="21810272" calcext:value-type="float">
            <text:p>21810272</text:p>
          </table:table-cell>
          <table:table-cell office:value-type="float" office:value="21304552" calcext:value-type="float">
            <text:p>21304552</text:p>
          </table:table-cell>
          <table:table-cell office:value-type="float" office:value="21477008" calcext:value-type="float">
            <text:p>21477008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832" calcext:value-type="float">
            <text:p>21196832</text:p>
          </table:table-cell>
          <table:table-cell office:value-type="float" office:value="21388680" calcext:value-type="float">
            <text:p>21388680</text:p>
          </table:table-cell>
          <table:table-cell office:value-type="float" office:value="21496696" calcext:value-type="float">
            <text:p>21496696</text:p>
          </table:table-cell>
          <table:table-cell office:value-type="float" office:value="21810648" calcext:value-type="float">
            <text:p>21810648</text:p>
          </table:table-cell>
          <table:table-cell office:value-type="float" office:value="21304632" calcext:value-type="float">
            <text:p>21304632</text:p>
          </table:table-cell>
          <table:table-cell office:value-type="float" office:value="21477360" calcext:value-type="float">
            <text:p>21477360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968" calcext:value-type="float">
            <text:p>21196968</text:p>
          </table:table-cell>
          <table:table-cell office:value-type="float" office:value="21389096" calcext:value-type="float">
            <text:p>21389096</text:p>
          </table:table-cell>
          <table:table-cell office:value-type="float" office:value="21497072" calcext:value-type="float">
            <text:p>21497072</text:p>
          </table:table-cell>
          <table:table-cell office:value-type="float" office:value="21810744" calcext:value-type="float">
            <text:p>21810744</text:p>
          </table:table-cell>
          <table:table-cell office:value-type="float" office:value="21305168" calcext:value-type="float">
            <text:p>21305168</text:p>
          </table:table-cell>
          <table:table-cell office:value-type="float" office:value="21477568" calcext:value-type="float">
            <text:p>21477568</text:p>
          </table:table-cell>
          <table:table-cell office:value-type="float" office:value="21777856" calcext:value-type="float">
            <text:p>21777856</text:p>
          </table:table-cell>
          <table:table-cell table:number-columns-repeated="9"/>
        </table:table-row>
        <table:table-row table:style-name="ro1">
          <table:table-cell office:value-type="float" office:value="21197608" calcext:value-type="float">
            <text:p>21197608</text:p>
          </table:table-cell>
          <table:table-cell office:value-type="float" office:value="21389184" calcext:value-type="float">
            <text:p>21389184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811136" calcext:value-type="float">
            <text:p>21811136</text:p>
          </table:table-cell>
          <table:table-cell office:value-type="float" office:value="21305592" calcext:value-type="float">
            <text:p>21305592</text:p>
          </table:table-cell>
          <table:table-cell office:value-type="float" office:value="21477816" calcext:value-type="float">
            <text:p>21477816</text:p>
          </table:table-cell>
          <table:table-cell office:value-type="float" office:value="21777944" calcext:value-type="float">
            <text:p>21777944</text:p>
          </table:table-cell>
          <table:table-cell table:number-columns-repeated="9"/>
        </table:table-row>
        <table:table-row table:style-name="ro1">
          <table:table-cell office:value-type="float" office:value="21197872" calcext:value-type="float">
            <text:p>21197872</text:p>
          </table:table-cell>
          <table:table-cell office:value-type="float" office:value="21389688" calcext:value-type="float">
            <text:p>2138968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811832" calcext:value-type="float">
            <text:p>21811832</text:p>
          </table:table-cell>
          <table:table-cell office:value-type="float" office:value="21305840" calcext:value-type="float">
            <text:p>21305840</text:p>
          </table:table-cell>
          <table:table-cell office:value-type="float" office:value="21478152" calcext:value-type="float">
            <text:p>21478152</text:p>
          </table:table-cell>
          <table:table-cell office:value-type="float" office:value="21778208" calcext:value-type="float">
            <text:p>21778208</text:p>
          </table:table-cell>
          <table:table-cell table:number-columns-repeated="9"/>
        </table:table-row>
        <table:table-row table:style-name="ro1">
          <table:table-cell office:value-type="float" office:value="21198168" calcext:value-type="float">
            <text:p>21198168</text:p>
          </table:table-cell>
          <table:table-cell office:value-type="float" office:value="21390784" calcext:value-type="float">
            <text:p>21390784</text:p>
          </table:table-cell>
          <table:table-cell office:value-type="float" office:value="21497632" calcext:value-type="float">
            <text:p>21497632</text:p>
          </table:table-cell>
          <table:table-cell office:value-type="float" office:value="21812464" calcext:value-type="float">
            <text:p>21812464</text:p>
          </table:table-cell>
          <table:table-cell office:value-type="float" office:value="21305944" calcext:value-type="float">
            <text:p>21305944</text:p>
          </table:table-cell>
          <table:table-cell office:value-type="float" office:value="21478672" calcext:value-type="float">
            <text:p>21478672</text:p>
          </table:table-cell>
          <table:table-cell office:value-type="float" office:value="21778808" calcext:value-type="float">
            <text:p>21778808</text:p>
          </table:table-cell>
          <table:table-cell table:number-columns-repeated="9"/>
        </table:table-row>
        <table:table-row table:style-name="ro1">
          <table:table-cell office:value-type="float" office:value="21198352" calcext:value-type="float">
            <text:p>21198352</text:p>
          </table:table-cell>
          <table:table-cell office:value-type="float" office:value="21390904" calcext:value-type="float">
            <text:p>21390904</text:p>
          </table:table-cell>
          <table:table-cell office:value-type="float" office:value="21498072" calcext:value-type="float">
            <text:p>21498072</text:p>
          </table:table-cell>
          <table:table-cell office:value-type="float" office:value="21812544" calcext:value-type="float">
            <text:p>21812544</text:p>
          </table:table-cell>
          <table:table-cell office:value-type="float" office:value="21305968" calcext:value-type="float">
            <text:p>21305968</text:p>
          </table:table-cell>
          <table:table-cell office:value-type="float" office:value="21478688" calcext:value-type="float">
            <text:p>21478688</text:p>
          </table:table-cell>
          <table:table-cell office:value-type="float" office:value="21779208" calcext:value-type="float">
            <text:p>21779208</text:p>
          </table:table-cell>
          <table:table-cell table:number-columns-repeated="9"/>
        </table:table-row>
        <table:table-row table:style-name="ro1">
          <table:table-cell office:value-type="float" office:value="21199232" calcext:value-type="float">
            <text:p>21199232</text:p>
          </table:table-cell>
          <table:table-cell office:value-type="float" office:value="21391376" calcext:value-type="float">
            <text:p>21391376</text:p>
          </table:table-cell>
          <table:table-cell office:value-type="float" office:value="21498560" calcext:value-type="float">
            <text:p>21498560</text:p>
          </table:table-cell>
          <table:table-cell office:value-type="float" office:value="21813344" calcext:value-type="float">
            <text:p>21813344</text:p>
          </table:table-cell>
          <table:table-cell office:value-type="float" office:value="21306064" calcext:value-type="float">
            <text:p>21306064</text:p>
          </table:table-cell>
          <table:table-cell office:value-type="float" office:value="21478792" calcext:value-type="float">
            <text:p>21478792</text:p>
          </table:table-cell>
          <table:table-cell office:value-type="float" office:value="21779632" calcext:value-type="float">
            <text:p>21779632</text:p>
          </table:table-cell>
          <table:table-cell table:number-columns-repeated="9"/>
        </table:table-row>
        <table:table-row table:style-name="ro1">
          <table:table-cell office:value-type="float" office:value="21199592" calcext:value-type="float">
            <text:p>21199592</text:p>
          </table:table-cell>
          <table:table-cell office:value-type="float" office:value="21391840" calcext:value-type="float">
            <text:p>21391840</text:p>
          </table:table-cell>
          <table:table-cell office:value-type="float" office:value="21498568" calcext:value-type="float">
            <text:p>21498568</text:p>
          </table:table-cell>
          <table:table-cell office:value-type="float" office:value="21814888" calcext:value-type="float">
            <text:p>21814888</text:p>
          </table:table-cell>
          <table:table-cell office:value-type="float" office:value="21306640" calcext:value-type="float">
            <text:p>21306640</text:p>
          </table:table-cell>
          <table:table-cell office:value-type="float" office:value="21478936" calcext:value-type="float">
            <text:p>21478936</text:p>
          </table:table-cell>
          <table:table-cell office:value-type="float" office:value="21779704" calcext:value-type="float">
            <text:p>21779704</text:p>
          </table:table-cell>
          <table:table-cell table:number-columns-repeated="9"/>
        </table:table-row>
        <table:table-row table:style-name="ro1">
          <table:table-cell office:value-type="float" office:value="21200496" calcext:value-type="float">
            <text:p>21200496</text:p>
          </table:table-cell>
          <table:table-cell office:value-type="float" office:value="21391896" calcext:value-type="float">
            <text:p>21391896</text:p>
          </table:table-cell>
          <table:table-cell office:value-type="float" office:value="21499776" calcext:value-type="float">
            <text:p>21499776</text:p>
          </table:table-cell>
          <table:table-cell office:value-type="float" office:value="21814984" calcext:value-type="float">
            <text:p>21814984</text:p>
          </table:table-cell>
          <table:table-cell office:value-type="float" office:value="21306648" calcext:value-type="float">
            <text:p>21306648</text:p>
          </table:table-cell>
          <table:table-cell office:value-type="float" office:value="21479776" calcext:value-type="float">
            <text:p>21479776</text:p>
          </table:table-cell>
          <table:table-cell office:value-type="float" office:value="21779848" calcext:value-type="float">
            <text:p>21779848</text:p>
          </table:table-cell>
          <table:table-cell table:number-columns-repeated="9"/>
        </table:table-row>
        <table:table-row table:style-name="ro1">
          <table:table-cell office:value-type="float" office:value="21201360" calcext:value-type="float">
            <text:p>21201360</text:p>
          </table:table-cell>
          <table:table-cell office:value-type="float" office:value="21392584" calcext:value-type="float">
            <text:p>21392584</text:p>
          </table:table-cell>
          <table:table-cell office:value-type="float" office:value="21500544" calcext:value-type="float">
            <text:p>2150054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1307560" calcext:value-type="float">
            <text:p>21307560</text:p>
          </table:table-cell>
          <table:table-cell office:value-type="float" office:value="21479784" calcext:value-type="float">
            <text:p>21479784</text:p>
          </table:table-cell>
          <table:table-cell office:value-type="float" office:value="21779912" calcext:value-type="float">
            <text:p>21779912</text:p>
          </table:table-cell>
          <table:table-cell table:number-columns-repeated="9"/>
        </table:table-row>
        <table:table-row table:style-name="ro1">
          <table:table-cell office:value-type="float" office:value="21201696" calcext:value-type="float">
            <text:p>21201696</text:p>
          </table:table-cell>
          <table:table-cell office:value-type="float" office:value="21392904" calcext:value-type="float">
            <text:p>21392904</text:p>
          </table:table-cell>
          <table:table-cell office:value-type="float" office:value="21500640" calcext:value-type="float">
            <text:p>21500640</text:p>
          </table:table-cell>
          <table:table-cell office:value-type="float" office:value="21815824" calcext:value-type="float">
            <text:p>21815824</text:p>
          </table:table-cell>
          <table:table-cell office:value-type="float" office:value="21307712" calcext:value-type="float">
            <text:p>21307712</text:p>
          </table:table-cell>
          <table:table-cell office:value-type="float" office:value="21480296" calcext:value-type="float">
            <text:p>21480296</text:p>
          </table:table-cell>
          <table:table-cell office:value-type="float" office:value="21780240" calcext:value-type="float">
            <text:p>21780240</text:p>
          </table:table-cell>
          <table:table-cell table:number-columns-repeated="9"/>
        </table:table-row>
        <table:table-row table:style-name="ro1">
          <table:table-cell office:value-type="float" office:value="21202024" calcext:value-type="float">
            <text:p>21202024</text:p>
          </table:table-cell>
          <table:table-cell office:value-type="float" office:value="21394720" calcext:value-type="float">
            <text:p>2139472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816496" calcext:value-type="float">
            <text:p>21816496</text:p>
          </table:table-cell>
          <table:table-cell office:value-type="float" office:value="21308480" calcext:value-type="float">
            <text:p>21308480</text:p>
          </table:table-cell>
          <table:table-cell office:value-type="float" office:value="21481096" calcext:value-type="float">
            <text:p>21481096</text:p>
          </table:table-cell>
          <table:table-cell office:value-type="float" office:value="21780328" calcext:value-type="float">
            <text:p>21780328</text:p>
          </table:table-cell>
          <table:table-cell table:number-columns-repeated="9"/>
        </table:table-row>
        <table:table-row table:style-name="ro1">
          <table:table-cell office:value-type="float" office:value="21202336" calcext:value-type="float">
            <text:p>21202336</text:p>
          </table:table-cell>
          <table:table-cell office:value-type="float" office:value="21394784" calcext:value-type="float">
            <text:p>21394784</text:p>
          </table:table-cell>
          <table:table-cell office:value-type="float" office:value="21501664" calcext:value-type="float">
            <text:p>21501664</text:p>
          </table:table-cell>
          <table:table-cell office:value-type="float" office:value="21816880" calcext:value-type="float">
            <text:p>21816880</text:p>
          </table:table-cell>
          <table:table-cell office:value-type="float" office:value="21309128" calcext:value-type="float">
            <text:p>21309128</text:p>
          </table:table-cell>
          <table:table-cell office:value-type="float" office:value="21481248" calcext:value-type="float">
            <text:p>21481248</text:p>
          </table:table-cell>
          <table:table-cell office:value-type="float" office:value="21780368" calcext:value-type="float">
            <text:p>21780368</text:p>
          </table:table-cell>
          <table:table-cell table:number-columns-repeated="9"/>
        </table:table-row>
        <table:table-row table:style-name="ro1">
          <table:table-cell office:value-type="float" office:value="21202352" calcext:value-type="float">
            <text:p>21202352</text:p>
          </table:table-cell>
          <table:table-cell office:value-type="float" office:value="21395080" calcext:value-type="float">
            <text:p>21395080</text:p>
          </table:table-cell>
          <table:table-cell office:value-type="float" office:value="21501680" calcext:value-type="float">
            <text:p>21501680</text:p>
          </table:table-cell>
          <table:table-cell office:value-type="float" office:value="21816992" calcext:value-type="float">
            <text:p>21816992</text:p>
          </table:table-cell>
          <table:table-cell office:value-type="float" office:value="21309192" calcext:value-type="float">
            <text:p>21309192</text:p>
          </table:table-cell>
          <table:table-cell office:value-type="float" office:value="21482368" calcext:value-type="float">
            <text:p>21482368</text:p>
          </table:table-cell>
          <table:table-cell office:value-type="float" office:value="21780536" calcext:value-type="float">
            <text:p>21780536</text:p>
          </table:table-cell>
          <table:table-cell table:number-columns-repeated="9"/>
        </table:table-row>
        <table:table-row table:style-name="ro1">
          <table:table-cell office:value-type="float" office:value="21202512" calcext:value-type="float">
            <text:p>21202512</text:p>
          </table:table-cell>
          <table:table-cell office:value-type="float" office:value="21395104" calcext:value-type="float">
            <text:p>21395104</text:p>
          </table:table-cell>
          <table:table-cell office:value-type="float" office:value="21501872" calcext:value-type="float">
            <text:p>21501872</text:p>
          </table:table-cell>
          <table:table-cell office:value-type="float" office:value="21818120" calcext:value-type="float">
            <text:p>21818120</text:p>
          </table:table-cell>
          <table:table-cell office:value-type="float" office:value="21309400" calcext:value-type="float">
            <text:p>21309400</text:p>
          </table:table-cell>
          <table:table-cell office:value-type="float" office:value="21483256" calcext:value-type="float">
            <text:p>21483256</text:p>
          </table:table-cell>
          <table:table-cell office:value-type="float" office:value="21780664" calcext:value-type="float">
            <text:p>21780664</text:p>
          </table:table-cell>
          <table:table-cell table:number-columns-repeated="9"/>
        </table:table-row>
        <table:table-row table:style-name="ro1">
          <table:table-cell office:value-type="float" office:value="21202576" calcext:value-type="float">
            <text:p>21202576</text:p>
          </table:table-cell>
          <table:table-cell office:value-type="float" office:value="21395544" calcext:value-type="float">
            <text:p>21395544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19544" calcext:value-type="float">
            <text:p>21819544</text:p>
          </table:table-cell>
          <table:table-cell office:value-type="float" office:value="21309896" calcext:value-type="float">
            <text:p>21309896</text:p>
          </table:table-cell>
          <table:table-cell office:value-type="float" office:value="21483696" calcext:value-type="float">
            <text:p>21483696</text:p>
          </table:table-cell>
          <table:table-cell office:value-type="float" office:value="21781256" calcext:value-type="float">
            <text:p>21781256</text:p>
          </table:table-cell>
          <table:table-cell table:number-columns-repeated="9"/>
        </table:table-row>
        <table:table-row table:style-name="ro1">
          <table:table-cell office:value-type="float" office:value="21202656" calcext:value-type="float">
            <text:p>21202656</text:p>
          </table:table-cell>
          <table:table-cell office:value-type="float" office:value="21395664" calcext:value-type="float">
            <text:p>21395664</text:p>
          </table:table-cell>
          <table:table-cell office:value-type="float" office:value="21503320" calcext:value-type="float">
            <text:p>21503320</text:p>
          </table:table-cell>
          <table:table-cell office:value-type="float" office:value="21819608" calcext:value-type="float">
            <text:p>21819608</text:p>
          </table:table-cell>
          <table:table-cell office:value-type="float" office:value="21310712" calcext:value-type="float">
            <text:p>21310712</text:p>
          </table:table-cell>
          <table:table-cell office:value-type="float" office:value="21483928" calcext:value-type="float">
            <text:p>21483928</text:p>
          </table:table-cell>
          <table:table-cell office:value-type="float" office:value="21781632" calcext:value-type="float">
            <text:p>21781632</text:p>
          </table:table-cell>
          <table:table-cell table:number-columns-repeated="9"/>
        </table:table-row>
        <table:table-row table:style-name="ro1">
          <table:table-cell office:value-type="float" office:value="21202952" calcext:value-type="float">
            <text:p>21202952</text:p>
          </table:table-cell>
          <table:table-cell office:value-type="float" office:value="21395808" calcext:value-type="float">
            <text:p>21395808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820312" calcext:value-type="float">
            <text:p>21820312</text:p>
          </table:table-cell>
          <table:table-cell office:value-type="float" office:value="21311024" calcext:value-type="float">
            <text:p>21311024</text:p>
          </table:table-cell>
          <table:table-cell office:value-type="float" office:value="21484240" calcext:value-type="float">
            <text:p>21484240</text:p>
          </table:table-cell>
          <table:table-cell office:value-type="float" office:value="21782232" calcext:value-type="float">
            <text:p>21782232</text:p>
          </table:table-cell>
          <table:table-cell table:number-columns-repeated="9"/>
        </table:table-row>
        <table:table-row table:style-name="ro1">
          <table:table-cell office:value-type="float" office:value="21203472" calcext:value-type="float">
            <text:p>21203472</text:p>
          </table:table-cell>
          <table:table-cell office:value-type="float" office:value="21395856" calcext:value-type="float">
            <text:p>21395856</text:p>
          </table:table-cell>
          <table:table-cell office:value-type="float" office:value="21503800" calcext:value-type="float">
            <text:p>21503800</text:p>
          </table:table-cell>
          <table:table-cell office:value-type="float" office:value="21820328" calcext:value-type="float">
            <text:p>21820328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84632" calcext:value-type="float">
            <text:p>21484632</text:p>
          </table:table-cell>
          <table:table-cell office:value-type="float" office:value="21784112" calcext:value-type="float">
            <text:p>21784112</text:p>
          </table:table-cell>
          <table:table-cell table:number-columns-repeated="9"/>
        </table:table-row>
        <table:table-row table:style-name="ro1">
          <table:table-cell office:value-type="float" office:value="21203504" calcext:value-type="float">
            <text:p>21203504</text:p>
          </table:table-cell>
          <table:table-cell office:value-type="float" office:value="21395880" calcext:value-type="float">
            <text:p>21395880</text:p>
          </table:table-cell>
          <table:table-cell office:value-type="float" office:value="21504016" calcext:value-type="float">
            <text:p>21504016</text:p>
          </table:table-cell>
          <table:table-cell office:value-type="float" office:value="21820560" calcext:value-type="float">
            <text:p>21820560</text:p>
          </table:table-cell>
          <table:table-cell office:value-type="float" office:value="21311320" calcext:value-type="float">
            <text:p>21311320</text:p>
          </table:table-cell>
          <table:table-cell office:value-type="float" office:value="21484776" calcext:value-type="float">
            <text:p>21484776</text:p>
          </table:table-cell>
          <table:table-cell office:value-type="float" office:value="21784680" calcext:value-type="float">
            <text:p>21784680</text:p>
          </table:table-cell>
          <table:table-cell table:number-columns-repeated="9"/>
        </table:table-row>
        <table:table-row table:style-name="ro1">
          <table:table-cell office:value-type="float" office:value="21204280" calcext:value-type="float">
            <text:p>21204280</text:p>
          </table:table-cell>
          <table:table-cell office:value-type="float" office:value="21396056" calcext:value-type="float">
            <text:p>21396056</text:p>
          </table:table-cell>
          <table:table-cell office:value-type="float" office:value="21505408" calcext:value-type="float">
            <text:p>21505408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432" calcext:value-type="float">
            <text:p>21311432</text:p>
          </table:table-cell>
          <table:table-cell office:value-type="float" office:value="21484944" calcext:value-type="float">
            <text:p>21484944</text:p>
          </table:table-cell>
          <table:table-cell office:value-type="float" office:value="21784968" calcext:value-type="float">
            <text:p>21784968</text:p>
          </table:table-cell>
          <table:table-cell table:number-columns-repeated="9"/>
        </table:table-row>
        <table:table-row table:style-name="ro1">
          <table:table-cell office:value-type="float" office:value="21204584" calcext:value-type="float">
            <text:p>21204584</text:p>
          </table:table-cell>
          <table:table-cell office:value-type="float" office:value="21396144" calcext:value-type="float">
            <text:p>21396144</text:p>
          </table:table-cell>
          <table:table-cell office:value-type="float" office:value="21505520" calcext:value-type="float">
            <text:p>21505520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800" calcext:value-type="float">
            <text:p>21311800</text:p>
          </table:table-cell>
          <table:table-cell office:value-type="float" office:value="21485240" calcext:value-type="float">
            <text:p>21485240</text:p>
          </table:table-cell>
          <table:table-cell office:value-type="float" office:value="21785040" calcext:value-type="float">
            <text:p>21785040</text:p>
          </table:table-cell>
          <table:table-cell table:number-columns-repeated="9"/>
        </table:table-row>
        <table:table-row table:style-name="ro1">
          <table:table-cell office:value-type="float" office:value="21204840" calcext:value-type="float">
            <text:p>21204840</text:p>
          </table:table-cell>
          <table:table-cell office:value-type="float" office:value="21396168" calcext:value-type="float">
            <text:p>21396168</text:p>
          </table:table-cell>
          <table:table-cell office:value-type="float" office:value="21505688" calcext:value-type="float">
            <text:p>21505688</text:p>
          </table:table-cell>
          <table:table-cell office:value-type="float" office:value="21821016" calcext:value-type="float">
            <text:p>21821016</text:p>
          </table:table-cell>
          <table:table-cell office:value-type="float" office:value="21311944" calcext:value-type="float">
            <text:p>21311944</text:p>
          </table:table-cell>
          <table:table-cell office:value-type="float" office:value="21485616" calcext:value-type="float">
            <text:p>21485616</text:p>
          </table:table-cell>
          <table:table-cell office:value-type="float" office:value="21786120" calcext:value-type="float">
            <text:p>21786120</text:p>
          </table:table-cell>
          <table:table-cell table:number-columns-repeated="9"/>
        </table:table-row>
        <table:table-row table:style-name="ro1">
          <table:table-cell office:value-type="float" office:value="21205544" calcext:value-type="float">
            <text:p>21205544</text:p>
          </table:table-cell>
          <table:table-cell office:value-type="float" office:value="21396312" calcext:value-type="float">
            <text:p>21396312</text:p>
          </table:table-cell>
          <table:table-cell office:value-type="float" office:value="21506304" calcext:value-type="float">
            <text:p>21506304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648" calcext:value-type="float">
            <text:p>21312648</text:p>
          </table:table-cell>
          <table:table-cell office:value-type="float" office:value="21486168" calcext:value-type="float">
            <text:p>21486168</text:p>
          </table:table-cell>
          <table:table-cell office:value-type="float" office:value="21786224" calcext:value-type="float">
            <text:p>21786224</text:p>
          </table:table-cell>
          <table:table-cell table:number-columns-repeated="9"/>
        </table:table-row>
        <table:table-row table:style-name="ro1">
          <table:table-cell office:value-type="float" office:value="21205648" calcext:value-type="float">
            <text:p>21205648</text:p>
          </table:table-cell>
          <table:table-cell office:value-type="float" office:value="21396480" calcext:value-type="float">
            <text:p>21396480</text:p>
          </table:table-cell>
          <table:table-cell office:value-type="float" office:value="21507168" calcext:value-type="float">
            <text:p>21507168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752" calcext:value-type="float">
            <text:p>21312752</text:p>
          </table:table-cell>
          <table:table-cell office:value-type="float" office:value="21486240" calcext:value-type="float">
            <text:p>21486240</text:p>
          </table:table-cell>
          <table:table-cell office:value-type="float" office:value="21787608" calcext:value-type="float">
            <text:p>21787608</text:p>
          </table:table-cell>
          <table:table-cell table:number-columns-repeated="9"/>
        </table:table-row>
        <table:table-row table:style-name="ro1">
          <table:table-cell office:value-type="float" office:value="21206560" calcext:value-type="float">
            <text:p>21206560</text:p>
          </table:table-cell>
          <table:table-cell office:value-type="float" office:value="21396976" calcext:value-type="float">
            <text:p>21396976</text:p>
          </table:table-cell>
          <table:table-cell office:value-type="float" office:value="21507224" calcext:value-type="float">
            <text:p>21507224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1312792" calcext:value-type="float">
            <text:p>21312792</text:p>
          </table:table-cell>
          <table:table-cell office:value-type="float" office:value="21486296" calcext:value-type="float">
            <text:p>21486296</text:p>
          </table:table-cell>
          <table:table-cell office:value-type="float" office:value="21788504" calcext:value-type="float">
            <text:p>21788504</text:p>
          </table:table-cell>
          <table:table-cell table:number-columns-repeated="9"/>
        </table:table-row>
        <table:table-row table:style-name="ro1">
          <table:table-cell office:value-type="float" office:value="21207016" calcext:value-type="float">
            <text:p>21207016</text:p>
          </table:table-cell>
          <table:table-cell office:value-type="float" office:value="21397016" calcext:value-type="float">
            <text:p>21397016</text:p>
          </table:table-cell>
          <table:table-cell office:value-type="float" office:value="21507576" calcext:value-type="float">
            <text:p>21507576</text:p>
          </table:table-cell>
          <table:table-cell office:value-type="float" office:value="21821584" calcext:value-type="float">
            <text:p>21821584</text:p>
          </table:table-cell>
          <table:table-cell office:value-type="float" office:value="21313016" calcext:value-type="float">
            <text:p>21313016</text:p>
          </table:table-cell>
          <table:table-cell office:value-type="float" office:value="21486592" calcext:value-type="float">
            <text:p>21486592</text:p>
          </table:table-cell>
          <table:table-cell office:value-type="float" office:value="21789016" calcext:value-type="float">
            <text:p>21789016</text:p>
          </table:table-cell>
          <table:table-cell table:number-columns-repeated="9"/>
        </table:table-row>
        <table:table-row table:style-name="ro1">
          <table:table-cell office:value-type="float" office:value="21207272" calcext:value-type="float">
            <text:p>21207272</text:p>
          </table:table-cell>
          <table:table-cell office:value-type="float" office:value="21397144" calcext:value-type="float">
            <text:p>21397144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21624" calcext:value-type="float">
            <text:p>21821624</text:p>
          </table:table-cell>
          <table:table-cell office:value-type="float" office:value="21313992" calcext:value-type="float">
            <text:p>21313992</text:p>
          </table:table-cell>
          <table:table-cell office:value-type="float" office:value="21486600" calcext:value-type="float">
            <text:p>21486600</text:p>
          </table:table-cell>
          <table:table-cell office:value-type="float" office:value="21789424" calcext:value-type="float">
            <text:p>21789424</text:p>
          </table:table-cell>
          <table:table-cell table:number-columns-repeated="9"/>
        </table:table-row>
        <table:table-row table:style-name="ro1">
          <table:table-cell office:value-type="float" office:value="21207336" calcext:value-type="float">
            <text:p>21207336</text:p>
          </table:table-cell>
          <table:table-cell office:value-type="float" office:value="21397288" calcext:value-type="float">
            <text:p>21397288</text:p>
          </table:table-cell>
          <table:table-cell office:value-type="float" office:value="21508520" calcext:value-type="float">
            <text:p>21508520</text:p>
          </table:table-cell>
          <table:table-cell office:value-type="float" office:value="21821872" calcext:value-type="float">
            <text:p>21821872</text:p>
          </table:table-cell>
          <table:table-cell office:value-type="float" office:value="21314208" calcext:value-type="float">
            <text:p>21314208</text:p>
          </table:table-cell>
          <table:table-cell office:value-type="float" office:value="21487184" calcext:value-type="float">
            <text:p>21487184</text:p>
          </table:table-cell>
          <table:table-cell office:value-type="float" office:value="21789872" calcext:value-type="float">
            <text:p>21789872</text:p>
          </table:table-cell>
          <table:table-cell table:number-columns-repeated="9"/>
        </table:table-row>
        <table:table-row table:style-name="ro1">
          <table:table-cell office:value-type="float" office:value="21207480" calcext:value-type="float">
            <text:p>21207480</text:p>
          </table:table-cell>
          <table:table-cell office:value-type="float" office:value="21397528" calcext:value-type="float">
            <text:p>21397528</text:p>
          </table:table-cell>
          <table:table-cell office:value-type="float" office:value="21508560" calcext:value-type="float">
            <text:p>21508560</text:p>
          </table:table-cell>
          <table:table-cell office:value-type="float" office:value="21822192" calcext:value-type="float">
            <text:p>21822192</text:p>
          </table:table-cell>
          <table:table-cell office:value-type="float" office:value="21314464" calcext:value-type="float">
            <text:p>21314464</text:p>
          </table:table-cell>
          <table:table-cell office:value-type="float" office:value="21487464" calcext:value-type="float">
            <text:p>21487464</text:p>
          </table:table-cell>
          <table:table-cell office:value-type="float" office:value="21790000" calcext:value-type="float">
            <text:p>21790000</text:p>
          </table:table-cell>
          <table:table-cell table:number-columns-repeated="9"/>
        </table:table-row>
        <table:table-row table:style-name="ro1">
          <table:table-cell office:value-type="float" office:value="21207624" calcext:value-type="float">
            <text:p>21207624</text:p>
          </table:table-cell>
          <table:table-cell office:value-type="float" office:value="21397552" calcext:value-type="float">
            <text:p>21397552</text:p>
          </table:table-cell>
          <table:table-cell office:value-type="float" office:value="21508848" calcext:value-type="float">
            <text:p>21508848</text:p>
          </table:table-cell>
          <table:table-cell office:value-type="float" office:value="21822232" calcext:value-type="float">
            <text:p>21822232</text:p>
          </table:table-cell>
          <table:table-cell office:value-type="float" office:value="21314544" calcext:value-type="float">
            <text:p>21314544</text:p>
          </table:table-cell>
          <table:table-cell office:value-type="float" office:value="21487584" calcext:value-type="float">
            <text:p>21487584</text:p>
          </table:table-cell>
          <table:table-cell office:value-type="float" office:value="21790072" calcext:value-type="float">
            <text:p>21790072</text:p>
          </table:table-cell>
          <table:table-cell table:number-columns-repeated="9"/>
        </table:table-row>
        <table:table-row table:style-name="ro1">
          <table:table-cell office:value-type="float" office:value="21208944" calcext:value-type="float">
            <text:p>21208944</text:p>
          </table:table-cell>
          <table:table-cell office:value-type="float" office:value="21397784" calcext:value-type="float">
            <text:p>21397784</text:p>
          </table:table-cell>
          <table:table-cell office:value-type="float" office:value="21509184" calcext:value-type="float">
            <text:p>21509184</text:p>
          </table:table-cell>
          <table:table-cell office:value-type="float" office:value="21823640" calcext:value-type="float">
            <text:p>21823640</text:p>
          </table:table-cell>
          <table:table-cell office:value-type="float" office:value="21314888" calcext:value-type="float">
            <text:p>21314888</text:p>
          </table:table-cell>
          <table:table-cell office:value-type="float" office:value="21487744" calcext:value-type="float">
            <text:p>21487744</text:p>
          </table:table-cell>
          <table:table-cell office:value-type="float" office:value="21790272" calcext:value-type="float">
            <text:p>21790272</text:p>
          </table:table-cell>
          <table:table-cell table:number-columns-repeated="9"/>
        </table:table-row>
        <table:table-row table:style-name="ro1">
          <table:table-cell office:value-type="float" office:value="21210072" calcext:value-type="float">
            <text:p>21210072</text:p>
          </table:table-cell>
          <table:table-cell office:value-type="float" office:value="21398264" calcext:value-type="float">
            <text:p>21398264</text:p>
          </table:table-cell>
          <table:table-cell office:value-type="float" office:value="21509464" calcext:value-type="float">
            <text:p>21509464</text:p>
          </table:table-cell>
          <table:table-cell office:value-type="float" office:value="21824200" calcext:value-type="float">
            <text:p>21824200</text:p>
          </table:table-cell>
          <table:table-cell office:value-type="float" office:value="21314936" calcext:value-type="float">
            <text:p>21314936</text:p>
          </table:table-cell>
          <table:table-cell office:value-type="float" office:value="21487776" calcext:value-type="float">
            <text:p>21487776</text:p>
          </table:table-cell>
          <table:table-cell office:value-type="float" office:value="21791928" calcext:value-type="float">
            <text:p>21791928</text:p>
          </table:table-cell>
          <table:table-cell table:number-columns-repeated="9"/>
        </table:table-row>
        <table:table-row table:style-name="ro1">
          <table:table-cell office:value-type="float" office:value="21210552" calcext:value-type="float">
            <text:p>21210552</text:p>
          </table:table-cell>
          <table:table-cell office:value-type="float" office:value="21398440" calcext:value-type="float">
            <text:p>21398440</text:p>
          </table:table-cell>
          <table:table-cell office:value-type="float" office:value="21509520" calcext:value-type="float">
            <text:p>21509520</text:p>
          </table:table-cell>
          <table:table-cell office:value-type="float" office:value="21824256" calcext:value-type="float">
            <text:p>21824256</text:p>
          </table:table-cell>
          <table:table-cell office:value-type="float" office:value="21315024" calcext:value-type="float">
            <text:p>21315024</text:p>
          </table:table-cell>
          <table:table-cell office:value-type="float" office:value="21487856" calcext:value-type="float">
            <text:p>21487856</text:p>
          </table:table-cell>
          <table:table-cell office:value-type="float" office:value="21791968" calcext:value-type="float">
            <text:p>21791968</text:p>
          </table:table-cell>
          <table:table-cell table:number-columns-repeated="9"/>
        </table:table-row>
        <table:table-row table:style-name="ro1">
          <table:table-cell office:value-type="float" office:value="21210584" calcext:value-type="float">
            <text:p>21210584</text:p>
          </table:table-cell>
          <table:table-cell office:value-type="float" office:value="21398472" calcext:value-type="float">
            <text:p>21398472</text:p>
          </table:table-cell>
          <table:table-cell office:value-type="float" office:value="21509560" calcext:value-type="float">
            <text:p>21509560</text:p>
          </table:table-cell>
          <table:table-cell office:value-type="float" office:value="21824304" calcext:value-type="float">
            <text:p>21824304</text:p>
          </table:table-cell>
          <table:table-cell office:value-type="float" office:value="21315248" calcext:value-type="float">
            <text:p>21315248</text:p>
          </table:table-cell>
          <table:table-cell office:value-type="float" office:value="21487912" calcext:value-type="float">
            <text:p>21487912</text:p>
          </table:table-cell>
          <table:table-cell office:value-type="float" office:value="21792368" calcext:value-type="float">
            <text:p>21792368</text:p>
          </table:table-cell>
          <table:table-cell table:number-columns-repeated="9"/>
        </table:table-row>
        <table:table-row table:style-name="ro1">
          <table:table-cell office:value-type="float" office:value="21210696" calcext:value-type="float">
            <text:p>21210696</text:p>
          </table:table-cell>
          <table:table-cell office:value-type="float" office:value="21398720" calcext:value-type="float">
            <text:p>21398720</text:p>
          </table:table-cell>
          <table:table-cell office:value-type="float" office:value="21510192" calcext:value-type="float">
            <text:p>21510192</text:p>
          </table:table-cell>
          <table:table-cell office:value-type="float" office:value="21824528" calcext:value-type="float">
            <text:p>21824528</text:p>
          </table:table-cell>
          <table:table-cell office:value-type="float" office:value="21315976" calcext:value-type="float">
            <text:p>21315976</text:p>
          </table:table-cell>
          <table:table-cell office:value-type="float" office:value="21488056" calcext:value-type="float">
            <text:p>21488056</text:p>
          </table:table-cell>
          <table:table-cell office:value-type="float" office:value="21792520" calcext:value-type="float">
            <text:p>21792520</text:p>
          </table:table-cell>
          <table:table-cell table:number-columns-repeated="9"/>
        </table:table-row>
        <table:table-row table:style-name="ro1">
          <table:table-cell office:value-type="float" office:value="21211344" calcext:value-type="float">
            <text:p>21211344</text:p>
          </table:table-cell>
          <table:table-cell office:value-type="float" office:value="21398912" calcext:value-type="float">
            <text:p>21398912</text:p>
          </table:table-cell>
          <table:table-cell office:value-type="float" office:value="21510576" calcext:value-type="float">
            <text:p>21510576</text:p>
          </table:table-cell>
          <table:table-cell office:value-type="float" office:value="21824664" calcext:value-type="float">
            <text:p>21824664</text:p>
          </table:table-cell>
          <table:table-cell office:value-type="float" office:value="21316064" calcext:value-type="float">
            <text:p>21316064</text:p>
          </table:table-cell>
          <table:table-cell office:value-type="float" office:value="21488672" calcext:value-type="float">
            <text:p>21488672</text:p>
          </table:table-cell>
          <table:table-cell office:value-type="float" office:value="21792760" calcext:value-type="float">
            <text:p>21792760</text:p>
          </table:table-cell>
          <table:table-cell table:number-columns-repeated="9"/>
        </table:table-row>
        <table:table-row table:style-name="ro1">
          <table:table-cell office:value-type="float" office:value="21211432" calcext:value-type="float">
            <text:p>21211432</text:p>
          </table:table-cell>
          <table:table-cell office:value-type="float" office:value="21398936" calcext:value-type="float">
            <text:p>21398936</text:p>
          </table:table-cell>
          <table:table-cell office:value-type="float" office:value="21510664" calcext:value-type="float">
            <text:p>21510664</text:p>
          </table:table-cell>
          <table:table-cell office:value-type="float" office:value="21824968" calcext:value-type="float">
            <text:p>21824968</text:p>
          </table:table-cell>
          <table:table-cell office:value-type="float" office:value="21316304" calcext:value-type="float">
            <text:p>21316304</text:p>
          </table:table-cell>
          <table:table-cell office:value-type="float" office:value="21488768" calcext:value-type="float">
            <text:p>21488768</text:p>
          </table:table-cell>
          <table:table-cell office:value-type="float" office:value="21792800" calcext:value-type="float">
            <text:p>21792800</text:p>
          </table:table-cell>
          <table:table-cell table:number-columns-repeated="9"/>
        </table:table-row>
        <table:table-row table:style-name="ro1">
          <table:table-cell office:value-type="float" office:value="21211696" calcext:value-type="float">
            <text:p>21211696</text:p>
          </table:table-cell>
          <table:table-cell office:value-type="float" office:value="21398944" calcext:value-type="float">
            <text:p>21398944</text:p>
          </table:table-cell>
          <table:table-cell office:value-type="float" office:value="21511112" calcext:value-type="float">
            <text:p>21511112</text:p>
          </table:table-cell>
          <table:table-cell office:value-type="float" office:value="21825296" calcext:value-type="float">
            <text:p>21825296</text:p>
          </table:table-cell>
          <table:table-cell office:value-type="float" office:value="21316376" calcext:value-type="float">
            <text:p>21316376</text:p>
          </table:table-cell>
          <table:table-cell office:value-type="float" office:value="21488856" calcext:value-type="float">
            <text:p>21488856</text:p>
          </table:table-cell>
          <table:table-cell office:value-type="float" office:value="21793296" calcext:value-type="float">
            <text:p>21793296</text:p>
          </table:table-cell>
          <table:table-cell table:number-columns-repeated="9"/>
        </table:table-row>
        <table:table-row table:style-name="ro1">
          <table:table-cell office:value-type="float" office:value="21211704" calcext:value-type="float">
            <text:p>21211704</text:p>
          </table:table-cell>
          <table:table-cell office:value-type="float" office:value="21398984" calcext:value-type="float">
            <text:p>21398984</text:p>
          </table:table-cell>
          <table:table-cell office:value-type="float" office:value="21511152" calcext:value-type="float">
            <text:p>21511152</text:p>
          </table:table-cell>
          <table:table-cell office:value-type="float" office:value="21825336" calcext:value-type="float">
            <text:p>21825336</text:p>
          </table:table-cell>
          <table:table-cell office:value-type="float" office:value="21316904" calcext:value-type="float">
            <text:p>21316904</text:p>
          </table:table-cell>
          <table:table-cell office:value-type="float" office:value="21489024" calcext:value-type="float">
            <text:p>21489024</text:p>
          </table:table-cell>
          <table:table-cell office:value-type="float" office:value="21793768" calcext:value-type="float">
            <text:p>21793768</text:p>
          </table:table-cell>
          <table:table-cell table:number-columns-repeated="9"/>
        </table:table-row>
        <table:table-row table:style-name="ro1">
          <table:table-cell office:value-type="float" office:value="21211840" calcext:value-type="float">
            <text:p>21211840</text:p>
          </table:table-cell>
          <table:table-cell office:value-type="float" office:value="21400032" calcext:value-type="float">
            <text:p>214000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825400" calcext:value-type="float">
            <text:p>21825400</text:p>
          </table:table-cell>
          <table:table-cell office:value-type="float" office:value="21317752" calcext:value-type="float">
            <text:p>21317752</text:p>
          </table:table-cell>
          <table:table-cell office:value-type="float" office:value="21489680" calcext:value-type="float">
            <text:p>21489680</text:p>
          </table:table-cell>
          <table:table-cell office:value-type="float" office:value="21793880" calcext:value-type="float">
            <text:p>21793880</text:p>
          </table:table-cell>
          <table:table-cell table:number-columns-repeated="9"/>
        </table:table-row>
        <table:table-row table:style-name="ro1">
          <table:table-cell office:value-type="float" office:value="21211864" calcext:value-type="float">
            <text:p>21211864</text:p>
          </table:table-cell>
          <table:table-cell office:value-type="float" office:value="21400888" calcext:value-type="float">
            <text:p>21400888</text:p>
          </table:table-cell>
          <table:table-cell office:value-type="float" office:value="21511928" calcext:value-type="float">
            <text:p>21511928</text:p>
          </table:table-cell>
          <table:table-cell office:value-type="float" office:value="21825568" calcext:value-type="float">
            <text:p>21825568</text:p>
          </table:table-cell>
          <table:table-cell office:value-type="float" office:value="21317768" calcext:value-type="float">
            <text:p>21317768</text:p>
          </table:table-cell>
          <table:table-cell office:value-type="float" office:value="21490008" calcext:value-type="float">
            <text:p>21490008</text:p>
          </table:table-cell>
          <table:table-cell office:value-type="float" office:value="21793896" calcext:value-type="float">
            <text:p>21793896</text:p>
          </table:table-cell>
          <table:table-cell table:number-columns-repeated="9"/>
        </table:table-row>
        <table:table-row table:style-name="ro1">
          <table:table-cell office:value-type="float" office:value="21212064" calcext:value-type="float">
            <text:p>21212064</text:p>
          </table:table-cell>
          <table:table-cell office:value-type="float" office:value="21401096" calcext:value-type="float">
            <text:p>21401096</text:p>
          </table:table-cell>
          <table:table-cell office:value-type="float" office:value="21512000" calcext:value-type="float">
            <text:p>21512000</text:p>
          </table:table-cell>
          <table:table-cell office:value-type="float" office:value="21826336" calcext:value-type="float">
            <text:p>21826336</text:p>
          </table:table-cell>
          <table:table-cell office:value-type="float" office:value="21317776" calcext:value-type="float">
            <text:p>21317776</text:p>
          </table:table-cell>
          <table:table-cell office:value-type="float" office:value="21490216" calcext:value-type="float">
            <text:p>21490216</text:p>
          </table:table-cell>
          <table:table-cell office:value-type="float" office:value="21794368" calcext:value-type="float">
            <text:p>21794368</text:p>
          </table:table-cell>
          <table:table-cell table:number-columns-repeated="9"/>
        </table:table-row>
        <table:table-row table:style-name="ro1">
          <table:table-cell office:value-type="float" office:value="21212176" calcext:value-type="float">
            <text:p>21212176</text:p>
          </table:table-cell>
          <table:table-cell office:value-type="float" office:value="21401400" calcext:value-type="float">
            <text:p>21401400</text:p>
          </table:table-cell>
          <table:table-cell office:value-type="float" office:value="21512704" calcext:value-type="float">
            <text:p>21512704</text:p>
          </table:table-cell>
          <table:table-cell office:value-type="float" office:value="21826680" calcext:value-type="float">
            <text:p>21826680</text:p>
          </table:table-cell>
          <table:table-cell office:value-type="float" office:value="21318320" calcext:value-type="float">
            <text:p>21318320</text:p>
          </table:table-cell>
          <table:table-cell office:value-type="float" office:value="21490440" calcext:value-type="float">
            <text:p>21490440</text:p>
          </table:table-cell>
          <table:table-cell office:value-type="float" office:value="21795096" calcext:value-type="float">
            <text:p>21795096</text:p>
          </table:table-cell>
          <table:table-cell table:number-columns-repeated="9"/>
        </table:table-row>
        <table:table-row table:style-name="ro1">
          <table:table-cell office:value-type="float" office:value="21214504" calcext:value-type="float">
            <text:p>21214504</text:p>
          </table:table-cell>
          <table:table-cell office:value-type="float" office:value="21401672" calcext:value-type="float">
            <text:p>21401672</text:p>
          </table:table-cell>
          <table:table-cell office:value-type="float" office:value="21512952" calcext:value-type="float">
            <text:p>21512952</text:p>
          </table:table-cell>
          <table:table-cell office:value-type="float" office:value="21827248" calcext:value-type="float">
            <text:p>21827248</text:p>
          </table:table-cell>
          <table:table-cell office:value-type="float" office:value="21318960" calcext:value-type="float">
            <text:p>21318960</text:p>
          </table:table-cell>
          <table:table-cell office:value-type="float" office:value="21490960" calcext:value-type="float">
            <text:p>21490960</text:p>
          </table:table-cell>
          <table:table-cell office:value-type="float" office:value="21795288" calcext:value-type="float">
            <text:p>21795288</text:p>
          </table:table-cell>
          <table:table-cell table:number-columns-repeated="9"/>
        </table:table-row>
        <table:table-row table:style-name="ro1">
          <table:table-cell office:value-type="float" office:value="21214768" calcext:value-type="float">
            <text:p>21214768</text:p>
          </table:table-cell>
          <table:table-cell office:value-type="float" office:value="21402360" calcext:value-type="float">
            <text:p>21402360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28216" calcext:value-type="float">
            <text:p>21828216</text:p>
          </table:table-cell>
          <table:table-cell office:value-type="float" office:value="21319144" calcext:value-type="float">
            <text:p>21319144</text:p>
          </table:table-cell>
          <table:table-cell office:value-type="float" office:value="21491112" calcext:value-type="float">
            <text:p>21491112</text:p>
          </table:table-cell>
          <table:table-cell office:value-type="float" office:value="21795376" calcext:value-type="float">
            <text:p>21795376</text:p>
          </table:table-cell>
          <table:table-cell table:number-columns-repeated="9"/>
        </table:table-row>
        <table:table-row table:style-name="ro1">
          <table:table-cell office:value-type="float" office:value="21214840" calcext:value-type="float">
            <text:p>21214840</text:p>
          </table:table-cell>
          <table:table-cell office:value-type="float" office:value="21402456" calcext:value-type="float">
            <text:p>21402456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828728" calcext:value-type="float">
            <text:p>21828728</text:p>
          </table:table-cell>
          <table:table-cell office:value-type="float" office:value="21319512" calcext:value-type="float">
            <text:p>21319512</text:p>
          </table:table-cell>
          <table:table-cell office:value-type="float" office:value="21491136" calcext:value-type="float">
            <text:p>21491136</text:p>
          </table:table-cell>
          <table:table-cell office:value-type="float" office:value="21795528" calcext:value-type="float">
            <text:p>21795528</text:p>
          </table:table-cell>
          <table:table-cell table:number-columns-repeated="9"/>
        </table:table-row>
        <table:table-row table:style-name="ro1">
          <table:table-cell office:value-type="float" office:value="21216256" calcext:value-type="float">
            <text:p>21216256</text:p>
          </table:table-cell>
          <table:table-cell office:value-type="float" office:value="21403048" calcext:value-type="float">
            <text:p>21403048</text:p>
          </table:table-cell>
          <table:table-cell office:value-type="float" office:value="21514080" calcext:value-type="float">
            <text:p>21514080</text:p>
          </table:table-cell>
          <table:table-cell office:value-type="float" office:value="21829232" calcext:value-type="float">
            <text:p>21829232</text:p>
          </table:table-cell>
          <table:table-cell office:value-type="float" office:value="21319592" calcext:value-type="float">
            <text:p>21319592</text:p>
          </table:table-cell>
          <table:table-cell office:value-type="float" office:value="21492880" calcext:value-type="float">
            <text:p>21492880</text:p>
          </table:table-cell>
          <table:table-cell office:value-type="float" office:value="21796832" calcext:value-type="float">
            <text:p>21796832</text:p>
          </table:table-cell>
          <table:table-cell table:number-columns-repeated="9"/>
        </table:table-row>
        <table:table-row table:style-name="ro1">
          <table:table-cell office:value-type="float" office:value="21216264" calcext:value-type="float">
            <text:p>21216264</text:p>
          </table:table-cell>
          <table:table-cell office:value-type="float" office:value="21403208" calcext:value-type="float">
            <text:p>21403208</text:p>
          </table:table-cell>
          <table:table-cell office:value-type="float" office:value="21514112" calcext:value-type="float">
            <text:p>21514112</text:p>
          </table:table-cell>
          <table:table-cell office:value-type="float" office:value="21830536" calcext:value-type="float">
            <text:p>21830536</text:p>
          </table:table-cell>
          <table:table-cell office:value-type="float" office:value="21319824" calcext:value-type="float">
            <text:p>21319824</text:p>
          </table:table-cell>
          <table:table-cell office:value-type="float" office:value="21493048" calcext:value-type="float">
            <text:p>21493048</text:p>
          </table:table-cell>
          <table:table-cell office:value-type="float" office:value="21797424" calcext:value-type="float">
            <text:p>21797424</text:p>
          </table:table-cell>
          <table:table-cell table:number-columns-repeated="9"/>
        </table:table-row>
        <table:table-row table:style-name="ro1">
          <table:table-cell office:value-type="float" office:value="21216328" calcext:value-type="float">
            <text:p>21216328</text:p>
          </table:table-cell>
          <table:table-cell office:value-type="float" office:value="21403320" calcext:value-type="float">
            <text:p>21403320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592" calcext:value-type="float">
            <text:p>21830592</text:p>
          </table:table-cell>
          <table:table-cell office:value-type="float" office:value="21320008" calcext:value-type="float">
            <text:p>21320008</text:p>
          </table:table-cell>
          <table:table-cell office:value-type="float" office:value="21493120" calcext:value-type="float">
            <text:p>21493120</text:p>
          </table:table-cell>
          <table:table-cell office:value-type="float" office:value="21797712" calcext:value-type="float">
            <text:p>21797712</text:p>
          </table:table-cell>
          <table:table-cell table:number-columns-repeated="9"/>
        </table:table-row>
        <table:table-row table:style-name="ro1">
          <table:table-cell office:value-type="float" office:value="21216656" calcext:value-type="float">
            <text:p>21216656</text:p>
          </table:table-cell>
          <table:table-cell office:value-type="float" office:value="21403656" calcext:value-type="float">
            <text:p>21403656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608" calcext:value-type="float">
            <text:p>21830608</text:p>
          </table:table-cell>
          <table:table-cell office:value-type="float" office:value="21320320" calcext:value-type="float">
            <text:p>21320320</text:p>
          </table:table-cell>
          <table:table-cell office:value-type="float" office:value="21493480" calcext:value-type="float">
            <text:p>21493480</text:p>
          </table:table-cell>
          <table:table-cell office:value-type="float" office:value="21797776" calcext:value-type="float">
            <text:p>21797776</text:p>
          </table:table-cell>
          <table:table-cell table:number-columns-repeated="9"/>
        </table:table-row>
        <table:table-row table:style-name="ro1">
          <table:table-cell office:value-type="float" office:value="21217008" calcext:value-type="float">
            <text:p>21217008</text:p>
          </table:table-cell>
          <table:table-cell office:value-type="float" office:value="21403720" calcext:value-type="float">
            <text:p>21403720</text:p>
          </table:table-cell>
          <table:table-cell office:value-type="float" office:value="21514800" calcext:value-type="float">
            <text:p>21514800</text:p>
          </table:table-cell>
          <table:table-cell office:value-type="float" office:value="21831344" calcext:value-type="float">
            <text:p>21831344</text:p>
          </table:table-cell>
          <table:table-cell office:value-type="float" office:value="21320424" calcext:value-type="float">
            <text:p>21320424</text:p>
          </table:table-cell>
          <table:table-cell office:value-type="float" office:value="21493488" calcext:value-type="float">
            <text:p>21493488</text:p>
          </table:table-cell>
          <table:table-cell office:value-type="float" office:value="21798160" calcext:value-type="float">
            <text:p>21798160</text:p>
          </table:table-cell>
          <table:table-cell table:number-columns-repeated="9"/>
        </table:table-row>
        <table:table-row table:style-name="ro1">
          <table:table-cell office:value-type="float" office:value="21217016" calcext:value-type="float">
            <text:p>21217016</text:p>
          </table:table-cell>
          <table:table-cell office:value-type="float" office:value="21404584" calcext:value-type="float">
            <text:p>21404584</text:p>
          </table:table-cell>
          <table:table-cell office:value-type="float" office:value="21515368" calcext:value-type="float">
            <text:p>21515368</text:p>
          </table:table-cell>
          <table:table-cell office:value-type="float" office:value="21831672" calcext:value-type="float">
            <text:p>21831672</text:p>
          </table:table-cell>
          <table:table-cell office:value-type="float" office:value="21320520" calcext:value-type="float">
            <text:p>21320520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798376" calcext:value-type="float">
            <text:p>21798376</text:p>
          </table:table-cell>
          <table:table-cell table:number-columns-repeated="9"/>
        </table:table-row>
        <table:table-row table:style-name="ro1">
          <table:table-cell office:value-type="float" office:value="21218768" calcext:value-type="float">
            <text:p>21218768</text:p>
          </table:table-cell>
          <table:table-cell office:value-type="float" office:value="21404600" calcext:value-type="float">
            <text:p>21404600</text:p>
          </table:table-cell>
          <table:table-cell office:value-type="float" office:value="21515504" calcext:value-type="float">
            <text:p>21515504</text:p>
          </table:table-cell>
          <table:table-cell office:value-type="float" office:value="21832088" calcext:value-type="float">
            <text:p>21832088</text:p>
          </table:table-cell>
          <table:table-cell office:value-type="float" office:value="21320696" calcext:value-type="float">
            <text:p>21320696</text:p>
          </table:table-cell>
          <table:table-cell office:value-type="float" office:value="21494280" calcext:value-type="float">
            <text:p>21494280</text:p>
          </table:table-cell>
          <table:table-cell office:value-type="float" office:value="21798464" calcext:value-type="float">
            <text:p>21798464</text:p>
          </table:table-cell>
          <table:table-cell table:number-columns-repeated="9"/>
        </table:table-row>
        <table:table-row table:style-name="ro1">
          <table:table-cell office:value-type="float" office:value="21219352" calcext:value-type="float">
            <text:p>21219352</text:p>
          </table:table-cell>
          <table:table-cell office:value-type="float" office:value="21404800" calcext:value-type="float">
            <text:p>21404800</text:p>
          </table:table-cell>
          <table:table-cell office:value-type="float" office:value="21515808" calcext:value-type="float">
            <text:p>21515808</text:p>
          </table:table-cell>
          <table:table-cell office:value-type="float" office:value="21833328" calcext:value-type="float">
            <text:p>21833328</text:p>
          </table:table-cell>
          <table:table-cell office:value-type="float" office:value="21320912" calcext:value-type="float">
            <text:p>21320912</text:p>
          </table:table-cell>
          <table:table-cell office:value-type="float" office:value="21494464" calcext:value-type="float">
            <text:p>21494464</text:p>
          </table:table-cell>
          <table:table-cell office:value-type="float" office:value="21799168" calcext:value-type="float">
            <text:p>21799168</text:p>
          </table:table-cell>
          <table:table-cell table:number-columns-repeated="9"/>
        </table:table-row>
        <table:table-row table:style-name="ro1">
          <table:table-cell office:value-type="float" office:value="21219976" calcext:value-type="float">
            <text:p>21219976</text:p>
          </table:table-cell>
          <table:table-cell office:value-type="float" office:value="21405632" calcext:value-type="float">
            <text:p>21405632</text:p>
          </table:table-cell>
          <table:table-cell office:value-type="float" office:value="21515904" calcext:value-type="float">
            <text:p>21515904</text:p>
          </table:table-cell>
          <table:table-cell office:value-type="float" office:value="21833456" calcext:value-type="float">
            <text:p>21833456</text:p>
          </table:table-cell>
          <table:table-cell office:value-type="float" office:value="21321064" calcext:value-type="float">
            <text:p>21321064</text:p>
          </table:table-cell>
          <table:table-cell office:value-type="float" office:value="21494752" calcext:value-type="float">
            <text:p>21494752</text:p>
          </table:table-cell>
          <table:table-cell office:value-type="float" office:value="21799328" calcext:value-type="float">
            <text:p>21799328</text:p>
          </table:table-cell>
          <table:table-cell table:number-columns-repeated="9"/>
        </table:table-row>
        <table:table-row table:style-name="ro1">
          <table:table-cell office:value-type="float" office:value="21220472" calcext:value-type="float">
            <text:p>21220472</text:p>
          </table:table-cell>
          <table:table-cell office:value-type="float" office:value="21405872" calcext:value-type="float">
            <text:p>21405872</text:p>
          </table:table-cell>
          <table:table-cell office:value-type="float" office:value="21516024" calcext:value-type="float">
            <text:p>21516024</text:p>
          </table:table-cell>
          <table:table-cell office:value-type="float" office:value="21833736" calcext:value-type="float">
            <text:p>21833736</text:p>
          </table:table-cell>
          <table:table-cell office:value-type="float" office:value="21321368" calcext:value-type="float">
            <text:p>21321368</text:p>
          </table:table-cell>
          <table:table-cell office:value-type="float" office:value="21494792" calcext:value-type="float">
            <text:p>21494792</text:p>
          </table:table-cell>
          <table:table-cell office:value-type="float" office:value="21799384" calcext:value-type="float">
            <text:p>21799384</text:p>
          </table:table-cell>
          <table:table-cell table:number-columns-repeated="9"/>
        </table:table-row>
        <table:table-row table:style-name="ro1">
          <table:table-cell office:value-type="float" office:value="21220560" calcext:value-type="float">
            <text:p>21220560</text:p>
          </table:table-cell>
          <table:table-cell office:value-type="float" office:value="21406056" calcext:value-type="float">
            <text:p>21406056</text:p>
          </table:table-cell>
          <table:table-cell office:value-type="float" office:value="21516232" calcext:value-type="float">
            <text:p>21516232</text:p>
          </table:table-cell>
          <table:table-cell office:value-type="float" office:value="21833752" calcext:value-type="float">
            <text:p>21833752</text:p>
          </table:table-cell>
          <table:table-cell office:value-type="float" office:value="21321456" calcext:value-type="float">
            <text:p>21321456</text:p>
          </table:table-cell>
          <table:table-cell office:value-type="float" office:value="21494880" calcext:value-type="float">
            <text:p>21494880</text:p>
          </table:table-cell>
          <table:table-cell office:value-type="float" office:value="21800032" calcext:value-type="float">
            <text:p>21800032</text:p>
          </table:table-cell>
          <table:table-cell table:number-columns-repeated="9"/>
        </table:table-row>
        <table:table-row table:style-name="ro1">
          <table:table-cell office:value-type="float" office:value="21221024" calcext:value-type="float">
            <text:p>21221024</text:p>
          </table:table-cell>
          <table:table-cell office:value-type="float" office:value="21406560" calcext:value-type="float">
            <text:p>21406560</text:p>
          </table:table-cell>
          <table:table-cell office:value-type="float" office:value="21516448" calcext:value-type="float">
            <text:p>21516448</text:p>
          </table:table-cell>
          <table:table-cell office:value-type="float" office:value="21834552" calcext:value-type="float">
            <text:p>21834552</text:p>
          </table:table-cell>
          <table:table-cell office:value-type="float" office:value="21321512" calcext:value-type="float">
            <text:p>21321512</text:p>
          </table:table-cell>
          <table:table-cell office:value-type="float" office:value="21494936" calcext:value-type="float">
            <text:p>21494936</text:p>
          </table:table-cell>
          <table:table-cell office:value-type="float" office:value="21800216" calcext:value-type="float">
            <text:p>21800216</text:p>
          </table:table-cell>
          <table:table-cell table:number-columns-repeated="9"/>
        </table:table-row>
        <table:table-row table:style-name="ro1">
          <table:table-cell office:value-type="float" office:value="21221160" calcext:value-type="float">
            <text:p>21221160</text:p>
          </table:table-cell>
          <table:table-cell office:value-type="float" office:value="21406720" calcext:value-type="float">
            <text:p>21406720</text:p>
          </table:table-cell>
          <table:table-cell office:value-type="float" office:value="21516520" calcext:value-type="float">
            <text:p>21516520</text:p>
          </table:table-cell>
          <table:table-cell office:value-type="float" office:value="21834720" calcext:value-type="float">
            <text:p>21834720</text:p>
          </table:table-cell>
          <table:table-cell office:value-type="float" office:value="21321608" calcext:value-type="float">
            <text:p>21321608</text:p>
          </table:table-cell>
          <table:table-cell office:value-type="float" office:value="21495112" calcext:value-type="float">
            <text:p>21495112</text:p>
          </table:table-cell>
          <table:table-cell office:value-type="float" office:value="21800536" calcext:value-type="float">
            <text:p>21800536</text:p>
          </table:table-cell>
          <table:table-cell table:number-columns-repeated="9"/>
        </table:table-row>
        <table:table-row table:style-name="ro1">
          <table:table-cell office:value-type="float" office:value="21221432" calcext:value-type="float">
            <text:p>21221432</text:p>
          </table:table-cell>
          <table:table-cell office:value-type="float" office:value="21406800" calcext:value-type="float">
            <text:p>21406800</text:p>
          </table:table-cell>
          <table:table-cell office:value-type="float" office:value="21517264" calcext:value-type="float">
            <text:p>21517264</text:p>
          </table:table-cell>
          <table:table-cell office:value-type="float" office:value="21834808" calcext:value-type="float">
            <text:p>21834808</text:p>
          </table:table-cell>
          <table:table-cell office:value-type="float" office:value="21321640" calcext:value-type="float">
            <text:p>21321640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800648" calcext:value-type="float">
            <text:p>21800648</text:p>
          </table:table-cell>
          <table:table-cell table:number-columns-repeated="9"/>
        </table:table-row>
        <table:table-row table:style-name="ro1">
          <table:table-cell office:value-type="float" office:value="21221512" calcext:value-type="float">
            <text:p>21221512</text:p>
          </table:table-cell>
          <table:table-cell office:value-type="float" office:value="21406872" calcext:value-type="float">
            <text:p>21406872</text:p>
          </table:table-cell>
          <table:table-cell office:value-type="float" office:value="21519120" calcext:value-type="float">
            <text:p>21519120</text:p>
          </table:table-cell>
          <table:table-cell office:value-type="float" office:value="21836112" calcext:value-type="float">
            <text:p>21836112</text:p>
          </table:table-cell>
          <table:table-cell office:value-type="float" office:value="21321880" calcext:value-type="float">
            <text:p>21321880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00768" calcext:value-type="float">
            <text:p>21800768</text:p>
          </table:table-cell>
          <table:table-cell table:number-columns-repeated="9"/>
        </table:table-row>
        <table:table-row table:style-name="ro1">
          <table:table-cell office:value-type="float" office:value="21221536" calcext:value-type="float">
            <text:p>21221536</text:p>
          </table:table-cell>
          <table:table-cell office:value-type="float" office:value="21406992" calcext:value-type="float">
            <text:p>21406992</text:p>
          </table:table-cell>
          <table:table-cell office:value-type="float" office:value="21519600" calcext:value-type="float">
            <text:p>21519600</text:p>
          </table:table-cell>
          <table:table-cell office:value-type="float" office:value="21837360" calcext:value-type="float">
            <text:p>21837360</text:p>
          </table:table-cell>
          <table:table-cell office:value-type="float" office:value="21321976" calcext:value-type="float">
            <text:p>2132197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801216" calcext:value-type="float">
            <text:p>21801216</text:p>
          </table:table-cell>
          <table:table-cell table:number-columns-repeated="9"/>
        </table:table-row>
        <table:table-row table:style-name="ro1">
          <table:table-cell office:value-type="float" office:value="21221688" calcext:value-type="float">
            <text:p>21221688</text:p>
          </table:table-cell>
          <table:table-cell office:value-type="float" office:value="21407096" calcext:value-type="float">
            <text:p>21407096</text:p>
          </table:table-cell>
          <table:table-cell office:value-type="float" office:value="21519808" calcext:value-type="float">
            <text:p>21519808</text:p>
          </table:table-cell>
          <table:table-cell office:value-type="float" office:value="21837456" calcext:value-type="float">
            <text:p>21837456</text:p>
          </table:table-cell>
          <table:table-cell office:value-type="float" office:value="21322224" calcext:value-type="float">
            <text:p>21322224</text:p>
          </table:table-cell>
          <table:table-cell office:value-type="float" office:value="21496400" calcext:value-type="float">
            <text:p>21496400</text:p>
          </table:table-cell>
          <table:table-cell office:value-type="float" office:value="21801248" calcext:value-type="float">
            <text:p>21801248</text:p>
          </table:table-cell>
          <table:table-cell table:number-columns-repeated="9"/>
        </table:table-row>
        <table:table-row table:style-name="ro1">
          <table:table-cell office:value-type="float" office:value="21222920" calcext:value-type="float">
            <text:p>21222920</text:p>
          </table:table-cell>
          <table:table-cell office:value-type="float" office:value="21407272" calcext:value-type="float">
            <text:p>21407272</text:p>
          </table:table-cell>
          <table:table-cell office:value-type="float" office:value="21520048" calcext:value-type="float">
            <text:p>21520048</text:p>
          </table:table-cell>
          <table:table-cell office:value-type="float" office:value="21837984" calcext:value-type="float">
            <text:p>21837984</text:p>
          </table:table-cell>
          <table:table-cell office:value-type="float" office:value="21322288" calcext:value-type="float">
            <text:p>21322288</text:p>
          </table:table-cell>
          <table:table-cell office:value-type="float" office:value="21496408" calcext:value-type="float">
            <text:p>21496408</text:p>
          </table:table-cell>
          <table:table-cell office:value-type="float" office:value="21801616" calcext:value-type="float">
            <text:p>21801616</text:p>
          </table:table-cell>
          <table:table-cell table:number-columns-repeated="9"/>
        </table:table-row>
        <table:table-row table:style-name="ro1">
          <table:table-cell office:value-type="float" office:value="21223352" calcext:value-type="float">
            <text:p>2122335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184" calcext:value-type="float">
            <text:p>21520184</text:p>
          </table:table-cell>
          <table:table-cell office:value-type="float" office:value="21838056" calcext:value-type="float">
            <text:p>21838056</text:p>
          </table:table-cell>
          <table:table-cell office:value-type="float" office:value="21322464" calcext:value-type="float">
            <text:p>21322464</text:p>
          </table:table-cell>
          <table:table-cell office:value-type="float" office:value="21496528" calcext:value-type="float">
            <text:p>21496528</text:p>
          </table:table-cell>
          <table:table-cell office:value-type="float" office:value="21801648" calcext:value-type="float">
            <text:p>21801648</text:p>
          </table:table-cell>
          <table:table-cell table:number-columns-repeated="9"/>
        </table:table-row>
        <table:table-row table:style-name="ro1">
          <table:table-cell office:value-type="float" office:value="21223832" calcext:value-type="float">
            <text:p>2122383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312" calcext:value-type="float">
            <text:p>21520312</text:p>
          </table:table-cell>
          <table:table-cell office:value-type="float" office:value="21838464" calcext:value-type="float">
            <text:p>21838464</text:p>
          </table:table-cell>
          <table:table-cell office:value-type="float" office:value="21322520" calcext:value-type="float">
            <text:p>21322520</text:p>
          </table:table-cell>
          <table:table-cell office:value-type="float" office:value="21496600" calcext:value-type="float">
            <text:p>21496600</text:p>
          </table:table-cell>
          <table:table-cell office:value-type="float" office:value="21802280" calcext:value-type="float">
            <text:p>21802280</text:p>
          </table:table-cell>
          <table:table-cell table:number-columns-repeated="9"/>
        </table:table-row>
        <table:table-row table:style-name="ro1">
          <table:table-cell office:value-type="float" office:value="21223920" calcext:value-type="float">
            <text:p>21223920</text:p>
          </table:table-cell>
          <table:table-cell office:value-type="float" office:value="21408744" calcext:value-type="float">
            <text:p>21408744</text:p>
          </table:table-cell>
          <table:table-cell office:value-type="float" office:value="21520376" calcext:value-type="float">
            <text:p>21520376</text:p>
          </table:table-cell>
          <table:table-cell office:value-type="float" office:value="21839240" calcext:value-type="float">
            <text:p>21839240</text:p>
          </table:table-cell>
          <table:table-cell office:value-type="float" office:value="21323032" calcext:value-type="float">
            <text:p>21323032</text:p>
          </table:table-cell>
          <table:table-cell office:value-type="float" office:value="21496760" calcext:value-type="float">
            <text:p>21496760</text:p>
          </table:table-cell>
          <table:table-cell office:value-type="float" office:value="21802304" calcext:value-type="float">
            <text:p>21802304</text:p>
          </table:table-cell>
          <table:table-cell table:number-columns-repeated="9"/>
        </table:table-row>
        <table:table-row table:style-name="ro1">
          <table:table-cell office:value-type="float" office:value="21224496" calcext:value-type="float">
            <text:p>21224496</text:p>
          </table:table-cell>
          <table:table-cell office:value-type="float" office:value="21408768" calcext:value-type="float">
            <text:p>21408768</text:p>
          </table:table-cell>
          <table:table-cell office:value-type="float" office:value="21521976" calcext:value-type="float">
            <text:p>21521976</text:p>
          </table:table-cell>
          <table:table-cell office:value-type="float" office:value="21839264" calcext:value-type="float">
            <text:p>21839264</text:p>
          </table:table-cell>
          <table:table-cell office:value-type="float" office:value="21323400" calcext:value-type="float">
            <text:p>21323400</text:p>
          </table:table-cell>
          <table:table-cell office:value-type="float" office:value="21497264" calcext:value-type="float">
            <text:p>21497264</text:p>
          </table:table-cell>
          <table:table-cell office:value-type="float" office:value="21802768" calcext:value-type="float">
            <text:p>21802768</text:p>
          </table:table-cell>
          <table:table-cell table:number-columns-repeated="9"/>
        </table:table-row>
        <table:table-row table:style-name="ro1">
          <table:table-cell office:value-type="float" office:value="21224576" calcext:value-type="float">
            <text:p>21224576</text:p>
          </table:table-cell>
          <table:table-cell office:value-type="float" office:value="21409264" calcext:value-type="float">
            <text:p>21409264</text:p>
          </table:table-cell>
          <table:table-cell office:value-type="float" office:value="21522240" calcext:value-type="float">
            <text:p>21522240</text:p>
          </table:table-cell>
          <table:table-cell office:value-type="float" office:value="21839760" calcext:value-type="float">
            <text:p>21839760</text:p>
          </table:table-cell>
          <table:table-cell office:value-type="float" office:value="21323440" calcext:value-type="float">
            <text:p>21323440</text:p>
          </table:table-cell>
          <table:table-cell office:value-type="float" office:value="21497456" calcext:value-type="float">
            <text:p>21497456</text:p>
          </table:table-cell>
          <table:table-cell office:value-type="float" office:value="21802856" calcext:value-type="float">
            <text:p>21802856</text:p>
          </table:table-cell>
          <table:table-cell table:number-columns-repeated="9"/>
        </table:table-row>
        <table:table-row table:style-name="ro1">
          <table:table-cell office:value-type="float" office:value="21224776" calcext:value-type="float">
            <text:p>21224776</text:p>
          </table:table-cell>
          <table:table-cell office:value-type="float" office:value="21409368" calcext:value-type="float">
            <text:p>21409368</text:p>
          </table:table-cell>
          <table:table-cell office:value-type="float" office:value="21522424" calcext:value-type="float">
            <text:p>21522424</text:p>
          </table:table-cell>
          <table:table-cell office:value-type="float" office:value="21839800" calcext:value-type="float">
            <text:p>21839800</text:p>
          </table:table-cell>
          <table:table-cell office:value-type="float" office:value="21324008" calcext:value-type="float">
            <text:p>21324008</text:p>
          </table:table-cell>
          <table:table-cell office:value-type="float" office:value="21497624" calcext:value-type="float">
            <text:p>21497624</text:p>
          </table:table-cell>
          <table:table-cell office:value-type="float" office:value="21802984" calcext:value-type="float">
            <text:p>21802984</text:p>
          </table:table-cell>
          <table:table-cell table:number-columns-repeated="9"/>
        </table:table-row>
        <table:table-row table:style-name="ro1">
          <table:table-cell office:value-type="float" office:value="21224800" calcext:value-type="float">
            <text:p>21224800</text:p>
          </table:table-cell>
          <table:table-cell office:value-type="float" office:value="21409592" calcext:value-type="float">
            <text:p>21409592</text:p>
          </table:table-cell>
          <table:table-cell office:value-type="float" office:value="21522704" calcext:value-type="float">
            <text:p>21522704</text:p>
          </table:table-cell>
          <table:table-cell office:value-type="float" office:value="21839880" calcext:value-type="float">
            <text:p>21839880</text:p>
          </table:table-cell>
          <table:table-cell office:value-type="float" office:value="21324024" calcext:value-type="float">
            <text:p>21324024</text:p>
          </table:table-cell>
          <table:table-cell office:value-type="float" office:value="21497704" calcext:value-type="float">
            <text:p>21497704</text:p>
          </table:table-cell>
          <table:table-cell office:value-type="float" office:value="21803416" calcext:value-type="float">
            <text:p>21803416</text:p>
          </table:table-cell>
          <table:table-cell table:number-columns-repeated="9"/>
        </table:table-row>
        <table:table-row table:style-name="ro1">
          <table:table-cell office:value-type="float" office:value="21225992" calcext:value-type="float">
            <text:p>21225992</text:p>
          </table:table-cell>
          <table:table-cell office:value-type="float" office:value="21409688" calcext:value-type="float">
            <text:p>21409688</text:p>
          </table:table-cell>
          <table:table-cell office:value-type="float" office:value="21523608" calcext:value-type="float">
            <text:p>21523608</text:p>
          </table:table-cell>
          <table:table-cell office:value-type="float" office:value="21840360" calcext:value-type="float">
            <text:p>21840360</text:p>
          </table:table-cell>
          <table:table-cell office:value-type="float" office:value="21324832" calcext:value-type="float">
            <text:p>21324832</text:p>
          </table:table-cell>
          <table:table-cell office:value-type="float" office:value="21498912" calcext:value-type="float">
            <text:p>21498912</text:p>
          </table:table-cell>
          <table:table-cell office:value-type="float" office:value="21803544" calcext:value-type="float">
            <text:p>21803544</text:p>
          </table:table-cell>
          <table:table-cell table:number-columns-repeated="9"/>
        </table:table-row>
        <table:table-row table:style-name="ro1">
          <table:table-cell office:value-type="float" office:value="21226072" calcext:value-type="float">
            <text:p>21226072</text:p>
          </table:table-cell>
          <table:table-cell office:value-type="float" office:value="21409704" calcext:value-type="float">
            <text:p>21409704</text:p>
          </table:table-cell>
          <table:table-cell office:value-type="float" office:value="21523640" calcext:value-type="float">
            <text:p>21523640</text:p>
          </table:table-cell>
          <table:table-cell office:value-type="float" office:value="21841488" calcext:value-type="float">
            <text:p>21841488</text:p>
          </table:table-cell>
          <table:table-cell office:value-type="float" office:value="21324992" calcext:value-type="float">
            <text:p>21324992</text:p>
          </table:table-cell>
          <table:table-cell office:value-type="float" office:value="21499536" calcext:value-type="float">
            <text:p>21499536</text:p>
          </table:table-cell>
          <table:table-cell office:value-type="float" office:value="21804048" calcext:value-type="float">
            <text:p>21804048</text:p>
          </table:table-cell>
          <table:table-cell table:number-columns-repeated="9"/>
        </table:table-row>
        <table:table-row table:style-name="ro1">
          <table:table-cell office:value-type="float" office:value="21226464" calcext:value-type="float">
            <text:p>21226464</text:p>
          </table:table-cell>
          <table:table-cell office:value-type="float" office:value="21409880" calcext:value-type="float">
            <text:p>21409880</text:p>
          </table:table-cell>
          <table:table-cell office:value-type="float" office:value="21523752" calcext:value-type="float">
            <text:p>21523752</text:p>
          </table:table-cell>
          <table:table-cell office:value-type="float" office:value="21842464" calcext:value-type="float">
            <text:p>21842464</text:p>
          </table:table-cell>
          <table:table-cell office:value-type="float" office:value="21325480" calcext:value-type="float">
            <text:p>21325480</text:p>
          </table:table-cell>
          <table:table-cell office:value-type="float" office:value="21499888" calcext:value-type="float">
            <text:p>21499888</text:p>
          </table:table-cell>
          <table:table-cell office:value-type="float" office:value="21804296" calcext:value-type="float">
            <text:p>21804296</text:p>
          </table:table-cell>
          <table:table-cell table:number-columns-repeated="9"/>
        </table:table-row>
        <table:table-row table:style-name="ro1">
          <table:table-cell office:value-type="float" office:value="21226480" calcext:value-type="float">
            <text:p>21226480</text:p>
          </table:table-cell>
          <table:table-cell office:value-type="float" office:value="21410280" calcext:value-type="float">
            <text:p>21410280</text:p>
          </table:table-cell>
          <table:table-cell office:value-type="float" office:value="21523976" calcext:value-type="float">
            <text:p>21523976</text:p>
          </table:table-cell>
          <table:table-cell office:value-type="float" office:value="21843632" calcext:value-type="float">
            <text:p>21843632</text:p>
          </table:table-cell>
          <table:table-cell office:value-type="float" office:value="21325656" calcext:value-type="float">
            <text:p>21325656</text:p>
          </table:table-cell>
          <table:table-cell office:value-type="float" office:value="21500056" calcext:value-type="float">
            <text:p>21500056</text:p>
          </table:table-cell>
          <table:table-cell office:value-type="float" office:value="21804808" calcext:value-type="float">
            <text:p>21804808</text:p>
          </table:table-cell>
          <table:table-cell table:number-columns-repeated="9"/>
        </table:table-row>
        <table:table-row table:style-name="ro1">
          <table:table-cell office:value-type="float" office:value="21226608" calcext:value-type="float">
            <text:p>21226608</text:p>
          </table:table-cell>
          <table:table-cell office:value-type="float" office:value="21410288" calcext:value-type="float">
            <text:p>21410288</text:p>
          </table:table-cell>
          <table:table-cell office:value-type="float" office:value="21524144" calcext:value-type="float">
            <text:p>21524144</text:p>
          </table:table-cell>
          <table:table-cell office:value-type="float" office:value="21843880" calcext:value-type="float">
            <text:p>21843880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312" calcext:value-type="float">
            <text:p>21500312</text:p>
          </table:table-cell>
          <table:table-cell office:value-type="float" office:value="21805488" calcext:value-type="float">
            <text:p>21805488</text:p>
          </table:table-cell>
          <table:table-cell table:number-columns-repeated="9"/>
        </table:table-row>
        <table:table-row table:style-name="ro1">
          <table:table-cell office:value-type="float" office:value="21226792" calcext:value-type="float">
            <text:p>21226792</text:p>
          </table:table-cell>
          <table:table-cell office:value-type="float" office:value="21410320" calcext:value-type="float">
            <text:p>21410320</text:p>
          </table:table-cell>
          <table:table-cell office:value-type="float" office:value="21524632" calcext:value-type="float">
            <text:p>21524632</text:p>
          </table:table-cell>
          <table:table-cell office:value-type="float" office:value="21843912" calcext:value-type="float">
            <text:p>21843912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840" calcext:value-type="float">
            <text:p>21500840</text:p>
          </table:table-cell>
          <table:table-cell office:value-type="float" office:value="21805552" calcext:value-type="float">
            <text:p>21805552</text:p>
          </table:table-cell>
          <table:table-cell table:number-columns-repeated="9"/>
        </table:table-row>
        <table:table-row table:style-name="ro1">
          <table:table-cell office:value-type="float" office:value="21227216" calcext:value-type="float">
            <text:p>21227216</text:p>
          </table:table-cell>
          <table:table-cell office:value-type="float" office:value="21410552" calcext:value-type="float">
            <text:p>21410552</text:p>
          </table:table-cell>
          <table:table-cell office:value-type="float" office:value="21524640" calcext:value-type="float">
            <text:p>21524640</text:p>
          </table:table-cell>
          <table:table-cell office:value-type="float" office:value="21843976" calcext:value-type="float">
            <text:p>21843976</text:p>
          </table:table-cell>
          <table:table-cell office:value-type="float" office:value="21326336" calcext:value-type="float">
            <text:p>21326336</text:p>
          </table:table-cell>
          <table:table-cell office:value-type="float" office:value="21501120" calcext:value-type="float">
            <text:p>21501120</text:p>
          </table:table-cell>
          <table:table-cell office:value-type="float" office:value="21806144" calcext:value-type="float">
            <text:p>21806144</text:p>
          </table:table-cell>
          <table:table-cell table:number-columns-repeated="9"/>
        </table:table-row>
        <table:table-row table:style-name="ro1">
          <table:table-cell office:value-type="float" office:value="21227288" calcext:value-type="float">
            <text:p>21227288</text:p>
          </table:table-cell>
          <table:table-cell office:value-type="float" office:value="21410584" calcext:value-type="float">
            <text:p>21410584</text:p>
          </table:table-cell>
          <table:table-cell office:value-type="float" office:value="21524656" calcext:value-type="float">
            <text:p>21524656</text:p>
          </table:table-cell>
          <table:table-cell office:value-type="float" office:value="21844168" calcext:value-type="float">
            <text:p>21844168</text:p>
          </table:table-cell>
          <table:table-cell office:value-type="float" office:value="21326888" calcext:value-type="float">
            <text:p>21326888</text:p>
          </table:table-cell>
          <table:table-cell office:value-type="float" office:value="21501440" calcext:value-type="float">
            <text:p>21501440</text:p>
          </table:table-cell>
          <table:table-cell office:value-type="float" office:value="21806240" calcext:value-type="float">
            <text:p>21806240</text:p>
          </table:table-cell>
          <table:table-cell table:number-columns-repeated="9"/>
        </table:table-row>
        <table:table-row table:style-name="ro1">
          <table:table-cell office:value-type="float" office:value="21228320" calcext:value-type="float">
            <text:p>21228320</text:p>
          </table:table-cell>
          <table:table-cell office:value-type="float" office:value="21411368" calcext:value-type="float">
            <text:p>21411368</text:p>
          </table:table-cell>
          <table:table-cell office:value-type="float" office:value="21525056" calcext:value-type="float">
            <text:p>21525056</text:p>
          </table:table-cell>
          <table:table-cell office:value-type="float" office:value="21844240" calcext:value-type="float">
            <text:p>21844240</text:p>
          </table:table-cell>
          <table:table-cell office:value-type="float" office:value="21327032" calcext:value-type="float">
            <text:p>21327032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06640" calcext:value-type="float">
            <text:p>21806640</text:p>
          </table:table-cell>
          <table:table-cell table:number-columns-repeated="9"/>
        </table:table-row>
        <table:table-row table:style-name="ro1">
          <table:table-cell office:value-type="float" office:value="21228920" calcext:value-type="float">
            <text:p>21228920</text:p>
          </table:table-cell>
          <table:table-cell office:value-type="float" office:value="21411520" calcext:value-type="float">
            <text:p>21411520</text:p>
          </table:table-cell>
          <table:table-cell office:value-type="float" office:value="21525208" calcext:value-type="float">
            <text:p>21525208</text:p>
          </table:table-cell>
          <table:table-cell office:value-type="float" office:value="21844256" calcext:value-type="float">
            <text:p>21844256</text:p>
          </table:table-cell>
          <table:table-cell office:value-type="float" office:value="21327096" calcext:value-type="float">
            <text:p>21327096</text:p>
          </table:table-cell>
          <table:table-cell office:value-type="float" office:value="21502624" calcext:value-type="float">
            <text:p>21502624</text:p>
          </table:table-cell>
          <table:table-cell office:value-type="float" office:value="21806704" calcext:value-type="float">
            <text:p>21806704</text:p>
          </table:table-cell>
          <table:table-cell table:number-columns-repeated="9"/>
        </table:table-row>
        <table:table-row table:style-name="ro1">
          <table:table-cell office:value-type="float" office:value="21228936" calcext:value-type="float">
            <text:p>21228936</text:p>
          </table:table-cell>
          <table:table-cell office:value-type="float" office:value="21411824" calcext:value-type="float">
            <text:p>21411824</text:p>
          </table:table-cell>
          <table:table-cell office:value-type="float" office:value="21525392" calcext:value-type="float">
            <text:p>21525392</text:p>
          </table:table-cell>
          <table:table-cell office:value-type="float" office:value="21844288" calcext:value-type="float">
            <text:p>21844288</text:p>
          </table:table-cell>
          <table:table-cell office:value-type="float" office:value="21327352" calcext:value-type="float">
            <text:p>21327352</text:p>
          </table:table-cell>
          <table:table-cell office:value-type="float" office:value="21502792" calcext:value-type="float">
            <text:p>21502792</text:p>
          </table:table-cell>
          <table:table-cell office:value-type="float" office:value="21807320" calcext:value-type="float">
            <text:p>21807320</text:p>
          </table:table-cell>
          <table:table-cell table:number-columns-repeated="9"/>
        </table:table-row>
        <table:table-row table:style-name="ro1">
          <table:table-cell office:value-type="float" office:value="21229536" calcext:value-type="float">
            <text:p>21229536</text:p>
          </table:table-cell>
          <table:table-cell office:value-type="float" office:value="21412904" calcext:value-type="float">
            <text:p>21412904</text:p>
          </table:table-cell>
          <table:table-cell office:value-type="float" office:value="21526240" calcext:value-type="float">
            <text:p>21526240</text:p>
          </table:table-cell>
          <table:table-cell office:value-type="float" office:value="21844392" calcext:value-type="float">
            <text:p>21844392</text:p>
          </table:table-cell>
          <table:table-cell office:value-type="float" office:value="21327464" calcext:value-type="float">
            <text:p>21327464</text:p>
          </table:table-cell>
          <table:table-cell office:value-type="float" office:value="21502984" calcext:value-type="float">
            <text:p>21502984</text:p>
          </table:table-cell>
          <table:table-cell office:value-type="float" office:value="21807384" calcext:value-type="float">
            <text:p>21807384</text:p>
          </table:table-cell>
          <table:table-cell table:number-columns-repeated="9"/>
        </table:table-row>
        <table:table-row table:style-name="ro1">
          <table:table-cell office:value-type="float" office:value="21229760" calcext:value-type="float">
            <text:p>21229760</text:p>
          </table:table-cell>
          <table:table-cell office:value-type="float" office:value="21412976" calcext:value-type="float">
            <text:p>21412976</text:p>
          </table:table-cell>
          <table:table-cell office:value-type="float" office:value="21526312" calcext:value-type="float">
            <text:p>21526312</text:p>
          </table:table-cell>
          <table:table-cell office:value-type="float" office:value="21844504" calcext:value-type="float">
            <text:p>21844504</text:p>
          </table:table-cell>
          <table:table-cell office:value-type="float" office:value="21327584" calcext:value-type="float">
            <text:p>21327584</text:p>
          </table:table-cell>
          <table:table-cell office:value-type="float" office:value="21503816" calcext:value-type="float">
            <text:p>21503816</text:p>
          </table:table-cell>
          <table:table-cell office:value-type="float" office:value="21808024" calcext:value-type="float">
            <text:p>21808024</text:p>
          </table:table-cell>
          <table:table-cell table:number-columns-repeated="9"/>
        </table:table-row>
        <table:table-row table:style-name="ro1">
          <table:table-cell office:value-type="float" office:value="21229856" calcext:value-type="float">
            <text:p>21229856</text:p>
          </table:table-cell>
          <table:table-cell office:value-type="float" office:value="21413376" calcext:value-type="float">
            <text:p>21413376</text:p>
          </table:table-cell>
          <table:table-cell office:value-type="float" office:value="21526568" calcext:value-type="float">
            <text:p>21526568</text:p>
          </table:table-cell>
          <table:table-cell office:value-type="float" office:value="21844768" calcext:value-type="float">
            <text:p>21844768</text:p>
          </table:table-cell>
          <table:table-cell office:value-type="float" office:value="21327616" calcext:value-type="float">
            <text:p>21327616</text:p>
          </table:table-cell>
          <table:table-cell office:value-type="float" office:value="21504160" calcext:value-type="float">
            <text:p>21504160</text:p>
          </table:table-cell>
          <table:table-cell office:value-type="float" office:value="21808200" calcext:value-type="float">
            <text:p>21808200</text:p>
          </table:table-cell>
          <table:table-cell table:number-columns-repeated="9"/>
        </table:table-row>
        <table:table-row table:style-name="ro1">
          <table:table-cell office:value-type="float" office:value="21229976" calcext:value-type="float">
            <text:p>21229976</text:p>
          </table:table-cell>
          <table:table-cell office:value-type="float" office:value="21413696" calcext:value-type="float">
            <text:p>21413696</text:p>
          </table:table-cell>
          <table:table-cell office:value-type="float" office:value="21527000" calcext:value-type="float">
            <text:p>21527000</text:p>
          </table:table-cell>
          <table:table-cell office:value-type="float" office:value="21844984" calcext:value-type="float">
            <text:p>21844984</text:p>
          </table:table-cell>
          <table:table-cell office:value-type="float" office:value="21329936" calcext:value-type="float">
            <text:p>21329936</text:p>
          </table:table-cell>
          <table:table-cell office:value-type="float" office:value="21504888" calcext:value-type="float">
            <text:p>21504888</text:p>
          </table:table-cell>
          <table:table-cell office:value-type="float" office:value="21810520" calcext:value-type="float">
            <text:p>21810520</text:p>
          </table:table-cell>
          <table:table-cell table:number-columns-repeated="9"/>
        </table:table-row>
        <table:table-row table:style-name="ro1">
          <table:table-cell office:value-type="float" office:value="21230280" calcext:value-type="float">
            <text:p>21230280</text:p>
          </table:table-cell>
          <table:table-cell office:value-type="float" office:value="21413728" calcext:value-type="float">
            <text:p>21413728</text:p>
          </table:table-cell>
          <table:table-cell office:value-type="float" office:value="21527056" calcext:value-type="float">
            <text:p>21527056</text:p>
          </table:table-cell>
          <table:table-cell office:value-type="float" office:value="21845296" calcext:value-type="float">
            <text:p>21845296</text:p>
          </table:table-cell>
          <table:table-cell office:value-type="float" office:value="21329976" calcext:value-type="float">
            <text:p>21329976</text:p>
          </table:table-cell>
          <table:table-cell office:value-type="float" office:value="21505784" calcext:value-type="float">
            <text:p>2150578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448" calcext:value-type="float">
            <text:p>21230448</text:p>
          </table:table-cell>
          <table:table-cell office:value-type="float" office:value="21413792" calcext:value-type="float">
            <text:p>21413792</text:p>
          </table:table-cell>
          <table:table-cell office:value-type="float" office:value="21528352" calcext:value-type="float">
            <text:p>21528352</text:p>
          </table:table-cell>
          <table:table-cell office:value-type="float" office:value="21845408" calcext:value-type="float">
            <text:p>21845408</text:p>
          </table:table-cell>
          <table:table-cell office:value-type="float" office:value="21330048" calcext:value-type="float">
            <text:p>21330048</text:p>
          </table:table-cell>
          <table:table-cell office:value-type="float" office:value="21505864" calcext:value-type="float">
            <text:p>2150586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656" calcext:value-type="float">
            <text:p>21230656</text:p>
          </table:table-cell>
          <table:table-cell office:value-type="float" office:value="21414096" calcext:value-type="float">
            <text:p>21414096</text:p>
          </table:table-cell>
          <table:table-cell office:value-type="float" office:value="21528512" calcext:value-type="float">
            <text:p>21528512</text:p>
          </table:table-cell>
          <table:table-cell office:value-type="float" office:value="21845528" calcext:value-type="float">
            <text:p>21845528</text:p>
          </table:table-cell>
          <table:table-cell office:value-type="float" office:value="21330344" calcext:value-type="float">
            <text:p>21330344</text:p>
          </table:table-cell>
          <table:table-cell office:value-type="float" office:value="21506312" calcext:value-type="float">
            <text:p>21506312</text:p>
          </table:table-cell>
          <table:table-cell office:value-type="float" office:value="21811144" calcext:value-type="float">
            <text:p>21811144</text:p>
          </table:table-cell>
          <table:table-cell table:number-columns-repeated="9"/>
        </table:table-row>
        <table:table-row table:style-name="ro1">
          <table:table-cell office:value-type="float" office:value="21230832" calcext:value-type="float">
            <text:p>21230832</text:p>
          </table:table-cell>
          <table:table-cell office:value-type="float" office:value="21414200" calcext:value-type="float">
            <text:p>21414200</text:p>
          </table:table-cell>
          <table:table-cell office:value-type="float" office:value="21529128" calcext:value-type="float">
            <text:p>21529128</text:p>
          </table:table-cell>
          <table:table-cell office:value-type="float" office:value="21846056" calcext:value-type="float">
            <text:p>21846056</text:p>
          </table:table-cell>
          <table:table-cell office:value-type="float" office:value="21330848" calcext:value-type="float">
            <text:p>21330848</text:p>
          </table:table-cell>
          <table:table-cell office:value-type="float" office:value="21506784" calcext:value-type="float">
            <text:p>21506784</text:p>
          </table:table-cell>
          <table:table-cell office:value-type="float" office:value="21811424" calcext:value-type="float">
            <text:p>21811424</text:p>
          </table:table-cell>
          <table:table-cell table:number-columns-repeated="9"/>
        </table:table-row>
        <table:table-row table:style-name="ro1">
          <table:table-cell office:value-type="float" office:value="21230872" calcext:value-type="float">
            <text:p>21230872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29312" calcext:value-type="float">
            <text:p>21529312</text:p>
          </table:table-cell>
          <table:table-cell office:value-type="float" office:value="21846120" calcext:value-type="float">
            <text:p>21846120</text:p>
          </table:table-cell>
          <table:table-cell office:value-type="float" office:value="21330912" calcext:value-type="float">
            <text:p>21330912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12848" calcext:value-type="float">
            <text:p>21812848</text:p>
          </table:table-cell>
          <table:table-cell table:number-columns-repeated="9"/>
        </table:table-row>
        <table:table-row table:style-name="ro1">
          <table:table-cell office:value-type="float" office:value="21230888" calcext:value-type="float">
            <text:p>21230888</text:p>
          </table:table-cell>
          <table:table-cell office:value-type="float" office:value="21415240" calcext:value-type="float">
            <text:p>21415240</text:p>
          </table:table-cell>
          <table:table-cell office:value-type="float" office:value="21530248" calcext:value-type="float">
            <text:p>21530248</text:p>
          </table:table-cell>
          <table:table-cell office:value-type="float" office:value="21846168" calcext:value-type="float">
            <text:p>21846168</text:p>
          </table:table-cell>
          <table:table-cell office:value-type="float" office:value="21330984" calcext:value-type="float">
            <text:p>21330984</text:p>
          </table:table-cell>
          <table:table-cell office:value-type="float" office:value="21508000" calcext:value-type="float">
            <text:p>21508000</text:p>
          </table:table-cell>
          <table:table-cell office:value-type="float" office:value="21813448" calcext:value-type="float">
            <text:p>21813448</text:p>
          </table:table-cell>
          <table:table-cell table:number-columns-repeated="9"/>
        </table:table-row>
        <table:table-row table:style-name="ro1">
          <table:table-cell office:value-type="float" office:value="21231016" calcext:value-type="float">
            <text:p>21231016</text:p>
          </table:table-cell>
          <table:table-cell office:value-type="float" office:value="21416976" calcext:value-type="float">
            <text:p>21416976</text:p>
          </table:table-cell>
          <table:table-cell office:value-type="float" office:value="21531032" calcext:value-type="float">
            <text:p>21531032</text:p>
          </table:table-cell>
          <table:table-cell office:value-type="float" office:value="21846544" calcext:value-type="float">
            <text:p>21846544</text:p>
          </table:table-cell>
          <table:table-cell office:value-type="float" office:value="21331176" calcext:value-type="float">
            <text:p>21331176</text:p>
          </table:table-cell>
          <table:table-cell office:value-type="float" office:value="21508304" calcext:value-type="float">
            <text:p>21508304</text:p>
          </table:table-cell>
          <table:table-cell office:value-type="float" office:value="21813672" calcext:value-type="float">
            <text:p>21813672</text:p>
          </table:table-cell>
          <table:table-cell table:number-columns-repeated="9"/>
        </table:table-row>
        <table:table-row table:style-name="ro1">
          <table:table-cell office:value-type="float" office:value="21231136" calcext:value-type="float">
            <text:p>21231136</text:p>
          </table:table-cell>
          <table:table-cell office:value-type="float" office:value="21417608" calcext:value-type="float">
            <text:p>21417608</text:p>
          </table:table-cell>
          <table:table-cell office:value-type="float" office:value="21531328" calcext:value-type="float">
            <text:p>21531328</text:p>
          </table:table-cell>
          <table:table-cell office:value-type="float" office:value="21847552" calcext:value-type="float">
            <text:p>21847552</text:p>
          </table:table-cell>
          <table:table-cell office:value-type="float" office:value="21331288" calcext:value-type="float">
            <text:p>21331288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813864" calcext:value-type="float">
            <text:p>21813864</text:p>
          </table:table-cell>
          <table:table-cell table:number-columns-repeated="9"/>
        </table:table-row>
        <table:table-row table:style-name="ro1">
          <table:table-cell office:value-type="float" office:value="21231144" calcext:value-type="float">
            <text:p>21231144</text:p>
          </table:table-cell>
          <table:table-cell office:value-type="float" office:value="21417896" calcext:value-type="float">
            <text:p>21417896</text:p>
          </table:table-cell>
          <table:table-cell office:value-type="float" office:value="21531432" calcext:value-type="float">
            <text:p>21531432</text:p>
          </table:table-cell>
          <table:table-cell office:value-type="float" office:value="21848448" calcext:value-type="float">
            <text:p>21848448</text:p>
          </table:table-cell>
          <table:table-cell office:value-type="float" office:value="21331592" calcext:value-type="float">
            <text:p>21331592</text:p>
          </table:table-cell>
          <table:table-cell office:value-type="float" office:value="21508624" calcext:value-type="float">
            <text:p>21508624</text:p>
          </table:table-cell>
          <table:table-cell office:value-type="float" office:value="21813888" calcext:value-type="float">
            <text:p>21813888</text:p>
          </table:table-cell>
          <table:table-cell table:number-columns-repeated="9"/>
        </table:table-row>
        <table:table-row table:style-name="ro1">
          <table:table-cell office:value-type="float" office:value="21231472" calcext:value-type="float">
            <text:p>21231472</text:p>
          </table:table-cell>
          <table:table-cell office:value-type="float" office:value="21417912" calcext:value-type="float">
            <text:p>21417912</text:p>
          </table:table-cell>
          <table:table-cell office:value-type="float" office:value="21531656" calcext:value-type="float">
            <text:p>21531656</text:p>
          </table:table-cell>
          <table:table-cell office:value-type="float" office:value="21849104" calcext:value-type="float">
            <text:p>21849104</text:p>
          </table:table-cell>
          <table:table-cell office:value-type="float" office:value="21331656" calcext:value-type="float">
            <text:p>21331656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21814064" calcext:value-type="float">
            <text:p>21814064</text:p>
          </table:table-cell>
          <table:table-cell table:number-columns-repeated="9"/>
        </table:table-row>
        <table:table-row table:style-name="ro1">
          <table:table-cell office:value-type="float" office:value="21231584" calcext:value-type="float">
            <text:p>21231584</text:p>
          </table:table-cell>
          <table:table-cell office:value-type="float" office:value="21418456" calcext:value-type="float">
            <text:p>21418456</text:p>
          </table:table-cell>
          <table:table-cell office:value-type="float" office:value="21531992" calcext:value-type="float">
            <text:p>21531992</text:p>
          </table:table-cell>
          <table:table-cell office:value-type="float" office:value="21849344" calcext:value-type="float">
            <text:p>21849344</text:p>
          </table:table-cell>
          <table:table-cell office:value-type="float" office:value="21331888" calcext:value-type="float">
            <text:p>21331888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814576" calcext:value-type="float">
            <text:p>21814576</text:p>
          </table:table-cell>
          <table:table-cell table:number-columns-repeated="9"/>
        </table:table-row>
        <table:table-row table:style-name="ro1">
          <table:table-cell office:value-type="float" office:value="21231624" calcext:value-type="float">
            <text:p>21231624</text:p>
          </table:table-cell>
          <table:table-cell office:value-type="float" office:value="21418752" calcext:value-type="float">
            <text:p>21418752</text:p>
          </table:table-cell>
          <table:table-cell office:value-type="float" office:value="21532408" calcext:value-type="float">
            <text:p>21532408</text:p>
          </table:table-cell>
          <table:table-cell office:value-type="float" office:value="21849360" calcext:value-type="float">
            <text:p>21849360</text:p>
          </table:table-cell>
          <table:table-cell office:value-type="float" office:value="21331896" calcext:value-type="float">
            <text:p>21331896</text:p>
          </table:table-cell>
          <table:table-cell office:value-type="float" office:value="21509872" calcext:value-type="float">
            <text:p>21509872</text:p>
          </table:table-cell>
          <table:table-cell office:value-type="float" office:value="21814848" calcext:value-type="float">
            <text:p>21814848</text:p>
          </table:table-cell>
          <table:table-cell table:number-columns-repeated="9"/>
        </table:table-row>
        <table:table-row table:style-name="ro1">
          <table:table-cell office:value-type="float" office:value="21231688" calcext:value-type="float">
            <text:p>21231688</text:p>
          </table:table-cell>
          <table:table-cell office:value-type="float" office:value="21419392" calcext:value-type="float">
            <text:p>21419392</text:p>
          </table:table-cell>
          <table:table-cell office:value-type="float" office:value="21532512" calcext:value-type="float">
            <text:p>21532512</text:p>
          </table:table-cell>
          <table:table-cell office:value-type="float" office:value="21849944" calcext:value-type="float">
            <text:p>21849944</text:p>
          </table:table-cell>
          <table:table-cell office:value-type="float" office:value="21333240" calcext:value-type="float">
            <text:p>21333240</text:p>
          </table:table-cell>
          <table:table-cell office:value-type="float" office:value="21510536" calcext:value-type="float">
            <text:p>21510536</text:p>
          </table:table-cell>
          <table:table-cell office:value-type="float" office:value="21815016" calcext:value-type="float">
            <text:p>21815016</text:p>
          </table:table-cell>
          <table:table-cell table:number-columns-repeated="9"/>
        </table:table-row>
        <table:table-row table:style-name="ro1">
          <table:table-cell office:value-type="float" office:value="21232080" calcext:value-type="float">
            <text:p>21232080</text:p>
          </table:table-cell>
          <table:table-cell office:value-type="float" office:value="21419488" calcext:value-type="float">
            <text:p>21419488</text:p>
          </table:table-cell>
          <table:table-cell office:value-type="float" office:value="21532696" calcext:value-type="float">
            <text:p>21532696</text:p>
          </table:table-cell>
          <table:table-cell office:value-type="float" office:value="21850176" calcext:value-type="float">
            <text:p>21850176</text:p>
          </table:table-cell>
          <table:table-cell office:value-type="float" office:value="21333912" calcext:value-type="float">
            <text:p>21333912</text:p>
          </table:table-cell>
          <table:table-cell office:value-type="float" office:value="21511512" calcext:value-type="float">
            <text:p>21511512</text:p>
          </table:table-cell>
          <table:table-cell office:value-type="float" office:value="21815208" calcext:value-type="float">
            <text:p>21815208</text:p>
          </table:table-cell>
          <table:table-cell table:number-columns-repeated="9"/>
        </table:table-row>
        <table:table-row table:style-name="ro1">
          <table:table-cell office:value-type="float" office:value="21232224" calcext:value-type="float">
            <text:p>21232224</text:p>
          </table:table-cell>
          <table:table-cell office:value-type="float" office:value="21419544" calcext:value-type="float">
            <text:p>21419544</text:p>
          </table:table-cell>
          <table:table-cell office:value-type="float" office:value="21532904" calcext:value-type="float">
            <text:p>21532904</text:p>
          </table:table-cell>
          <table:table-cell office:value-type="float" office:value="21850520" calcext:value-type="float">
            <text:p>21850520</text:p>
          </table:table-cell>
          <table:table-cell office:value-type="float" office:value="21334336" calcext:value-type="float">
            <text:p>21334336</text:p>
          </table:table-cell>
          <table:table-cell office:value-type="float" office:value="21511560" calcext:value-type="float">
            <text:p>21511560</text:p>
          </table:table-cell>
          <table:table-cell office:value-type="float" office:value="21815232" calcext:value-type="float">
            <text:p>21815232</text:p>
          </table:table-cell>
          <table:table-cell table:number-columns-repeated="9"/>
        </table:table-row>
        <table:table-row table:style-name="ro1">
          <table:table-cell office:value-type="float" office:value="21233032" calcext:value-type="float">
            <text:p>21233032</text:p>
          </table:table-cell>
          <table:table-cell office:value-type="float" office:value="21420504" calcext:value-type="float">
            <text:p>21420504</text:p>
          </table:table-cell>
          <table:table-cell office:value-type="float" office:value="21532928" calcext:value-type="float">
            <text:p>21532928</text:p>
          </table:table-cell>
          <table:table-cell office:value-type="float" office:value="21850792" calcext:value-type="float">
            <text:p>21850792</text:p>
          </table:table-cell>
          <table:table-cell office:value-type="float" office:value="21334400" calcext:value-type="float">
            <text:p>21334400</text:p>
          </table:table-cell>
          <table:table-cell office:value-type="float" office:value="21512064" calcext:value-type="float">
            <text:p>21512064</text:p>
          </table:table-cell>
          <table:table-cell office:value-type="float" office:value="21815928" calcext:value-type="float">
            <text:p>21815928</text:p>
          </table:table-cell>
          <table:table-cell table:number-columns-repeated="9"/>
        </table:table-row>
        <table:table-row table:style-name="ro1">
          <table:table-cell office:value-type="float" office:value="21233232" calcext:value-type="float">
            <text:p>21233232</text:p>
          </table:table-cell>
          <table:table-cell office:value-type="float" office:value="21420640" calcext:value-type="float">
            <text:p>21420640</text:p>
          </table:table-cell>
          <table:table-cell office:value-type="float" office:value="21533016" calcext:value-type="float">
            <text:p>21533016</text:p>
          </table:table-cell>
          <table:table-cell office:value-type="float" office:value="21851040" calcext:value-type="float">
            <text:p>21851040</text:p>
          </table:table-cell>
          <table:table-cell office:value-type="float" office:value="21334712" calcext:value-type="float">
            <text:p>21334712</text:p>
          </table:table-cell>
          <table:table-cell office:value-type="float" office:value="21512640" calcext:value-type="float">
            <text:p>21512640</text:p>
          </table:table-cell>
          <table:table-cell office:value-type="float" office:value="21816504" calcext:value-type="float">
            <text:p>21816504</text:p>
          </table:table-cell>
          <table:table-cell table:number-columns-repeated="9"/>
        </table:table-row>
        <table:table-row table:style-name="ro1">
          <table:table-cell office:value-type="float" office:value="21233944" calcext:value-type="float">
            <text:p>21233944</text:p>
          </table:table-cell>
          <table:table-cell office:value-type="float" office:value="21421416" calcext:value-type="float">
            <text:p>21421416</text:p>
          </table:table-cell>
          <table:table-cell office:value-type="float" office:value="21533224" calcext:value-type="float">
            <text:p>21533224</text:p>
          </table:table-cell>
          <table:table-cell office:value-type="float" office:value="21851232" calcext:value-type="float">
            <text:p>21851232</text:p>
          </table:table-cell>
          <table:table-cell office:value-type="float" office:value="21335624" calcext:value-type="float">
            <text:p>21335624</text:p>
          </table:table-cell>
          <table:table-cell office:value-type="float" office:value="21513152" calcext:value-type="float">
            <text:p>21513152</text:p>
          </table:table-cell>
          <table:table-cell office:value-type="float" office:value="21816592" calcext:value-type="float">
            <text:p>21816592</text:p>
          </table:table-cell>
          <table:table-cell table:number-columns-repeated="9"/>
        </table:table-row>
        <table:table-row table:style-name="ro1">
          <table:table-cell office:value-type="float" office:value="21234104" calcext:value-type="float">
            <text:p>21234104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533272" calcext:value-type="float">
            <text:p>21533272</text:p>
          </table:table-cell>
          <table:table-cell office:value-type="float" office:value="21851624" calcext:value-type="float">
            <text:p>21851624</text:p>
          </table:table-cell>
          <table:table-cell office:value-type="float" office:value="21336328" calcext:value-type="float">
            <text:p>21336328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17096" calcext:value-type="float">
            <text:p>21817096</text:p>
          </table:table-cell>
          <table:table-cell table:number-columns-repeated="9"/>
        </table:table-row>
        <table:table-row table:style-name="ro1">
          <table:table-cell office:value-type="float" office:value="21234232" calcext:value-type="float">
            <text:p>21234232</text:p>
          </table:table-cell>
          <table:table-cell office:value-type="float" office:value="21421576" calcext:value-type="float">
            <text:p>21421576</text:p>
          </table:table-cell>
          <table:table-cell office:value-type="float" office:value="21533856" calcext:value-type="float">
            <text:p>21533856</text:p>
          </table:table-cell>
          <table:table-cell office:value-type="float" office:value="21851776" calcext:value-type="float">
            <text:p>21851776</text:p>
          </table:table-cell>
          <table:table-cell office:value-type="float" office:value="21336344" calcext:value-type="float">
            <text:p>21336344</text:p>
          </table:table-cell>
          <table:table-cell office:value-type="float" office:value="21513544" calcext:value-type="float">
            <text:p>21513544</text:p>
          </table:table-cell>
          <table:table-cell office:value-type="float" office:value="21817368" calcext:value-type="float">
            <text:p>21817368</text:p>
          </table:table-cell>
          <table:table-cell table:number-columns-repeated="9"/>
        </table:table-row>
        <table:table-row table:style-name="ro1">
          <table:table-cell office:value-type="float" office:value="21234584" calcext:value-type="float">
            <text:p>21234584</text:p>
          </table:table-cell>
          <table:table-cell office:value-type="float" office:value="21421720" calcext:value-type="float">
            <text:p>21421720</text:p>
          </table:table-cell>
          <table:table-cell office:value-type="float" office:value="21534560" calcext:value-type="float">
            <text:p>21534560</text:p>
          </table:table-cell>
          <table:table-cell office:value-type="float" office:value="21851808" calcext:value-type="float">
            <text:p>21851808</text:p>
          </table:table-cell>
          <table:table-cell office:value-type="float" office:value="21336528" calcext:value-type="float">
            <text:p>21336528</text:p>
          </table:table-cell>
          <table:table-cell office:value-type="float" office:value="21513640" calcext:value-type="float">
            <text:p>21513640</text:p>
          </table:table-cell>
          <table:table-cell office:value-type="float" office:value="21817632" calcext:value-type="float">
            <text:p>21817632</text:p>
          </table:table-cell>
          <table:table-cell table:number-columns-repeated="9"/>
        </table:table-row>
        <table:table-row table:style-name="ro1">
          <table:table-cell office:value-type="float" office:value="21234704" calcext:value-type="float">
            <text:p>21234704</text:p>
          </table:table-cell>
          <table:table-cell office:value-type="float" office:value="21421792" calcext:value-type="float">
            <text:p>21421792</text:p>
          </table:table-cell>
          <table:table-cell office:value-type="float" office:value="21535184" calcext:value-type="float">
            <text:p>21535184</text:p>
          </table:table-cell>
          <table:table-cell office:value-type="float" office:value="21851928" calcext:value-type="float">
            <text:p>21851928</text:p>
          </table:table-cell>
          <table:table-cell office:value-type="float" office:value="21337400" calcext:value-type="float">
            <text:p>21337400</text:p>
          </table:table-cell>
          <table:table-cell office:value-type="float" office:value="21513848" calcext:value-type="float">
            <text:p>21513848</text:p>
          </table:table-cell>
          <table:table-cell office:value-type="float" office:value="21817704" calcext:value-type="float">
            <text:p>21817704</text:p>
          </table:table-cell>
          <table:table-cell table:number-columns-repeated="9"/>
        </table:table-row>
        <table:table-row table:style-name="ro1">
          <table:table-cell office:value-type="float" office:value="21234752" calcext:value-type="float">
            <text:p>21234752</text:p>
          </table:table-cell>
          <table:table-cell office:value-type="float" office:value="21421824" calcext:value-type="float">
            <text:p>21421824</text:p>
          </table:table-cell>
          <table:table-cell office:value-type="float" office:value="21535352" calcext:value-type="float">
            <text:p>21535352</text:p>
          </table:table-cell>
          <table:table-cell office:value-type="float" office:value="21852168" calcext:value-type="float">
            <text:p>21852168</text:p>
          </table:table-cell>
          <table:table-cell office:value-type="float" office:value="21337488" calcext:value-type="float">
            <text:p>21337488</text:p>
          </table:table-cell>
          <table:table-cell office:value-type="float" office:value="21514152" calcext:value-type="float">
            <text:p>21514152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84" calcext:value-type="float">
            <text:p>21235184</text:p>
          </table:table-cell>
          <table:table-cell office:value-type="float" office:value="21421888" calcext:value-type="float">
            <text:p>21421888</text:p>
          </table:table-cell>
          <table:table-cell office:value-type="float" office:value="21535864" calcext:value-type="float">
            <text:p>21535864</text:p>
          </table:table-cell>
          <table:table-cell office:value-type="float" office:value="21852768" calcext:value-type="float">
            <text:p>21852768</text:p>
          </table:table-cell>
          <table:table-cell office:value-type="float" office:value="21337872" calcext:value-type="float">
            <text:p>21337872</text:p>
          </table:table-cell>
          <table:table-cell office:value-type="float" office:value="21514240" calcext:value-type="float">
            <text:p>21514240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92" calcext:value-type="float">
            <text:p>21235192</text:p>
          </table:table-cell>
          <table:table-cell office:value-type="float" office:value="21422264" calcext:value-type="float">
            <text:p>21422264</text:p>
          </table:table-cell>
          <table:table-cell office:value-type="float" office:value="21535944" calcext:value-type="float">
            <text:p>21535944</text:p>
          </table:table-cell>
          <table:table-cell office:value-type="float" office:value="21852872" calcext:value-type="float">
            <text:p>21852872</text:p>
          </table:table-cell>
          <table:table-cell office:value-type="float" office:value="21337928" calcext:value-type="float">
            <text:p>21337928</text:p>
          </table:table-cell>
          <table:table-cell office:value-type="float" office:value="21514272" calcext:value-type="float">
            <text:p>21514272</text:p>
          </table:table-cell>
          <table:table-cell office:value-type="float" office:value="21818880" calcext:value-type="float">
            <text:p>21818880</text:p>
          </table:table-cell>
          <table:table-cell table:number-columns-repeated="9"/>
        </table:table-row>
        <table:table-row table:style-name="ro1">
          <table:table-cell office:value-type="float" office:value="21235536" calcext:value-type="float">
            <text:p>21235536</text:p>
          </table:table-cell>
          <table:table-cell office:value-type="float" office:value="21423064" calcext:value-type="float">
            <text:p>21423064</text:p>
          </table:table-cell>
          <table:table-cell office:value-type="float" office:value="21536312" calcext:value-type="float">
            <text:p>21536312</text:p>
          </table:table-cell>
          <table:table-cell office:value-type="float" office:value="21852928" calcext:value-type="float">
            <text:p>21852928</text:p>
          </table:table-cell>
          <table:table-cell office:value-type="float" office:value="21338344" calcext:value-type="float">
            <text:p>21338344</text:p>
          </table:table-cell>
          <table:table-cell office:value-type="float" office:value="21514720" calcext:value-type="float">
            <text:p>21514720</text:p>
          </table:table-cell>
          <table:table-cell office:value-type="float" office:value="21818992" calcext:value-type="float">
            <text:p>21818992</text:p>
          </table:table-cell>
          <table:table-cell table:number-columns-repeated="9"/>
        </table:table-row>
        <table:table-row table:style-name="ro1">
          <table:table-cell office:value-type="float" office:value="21235544" calcext:value-type="float">
            <text:p>21235544</text:p>
          </table:table-cell>
          <table:table-cell office:value-type="float" office:value="21423104" calcext:value-type="float">
            <text:p>21423104</text:p>
          </table:table-cell>
          <table:table-cell office:value-type="float" office:value="21536368" calcext:value-type="float">
            <text:p>21536368</text:p>
          </table:table-cell>
          <table:table-cell office:value-type="float" office:value="21854920" calcext:value-type="float">
            <text:p>21854920</text:p>
          </table:table-cell>
          <table:table-cell office:value-type="float" office:value="21338728" calcext:value-type="float">
            <text:p>21338728</text:p>
          </table:table-cell>
          <table:table-cell office:value-type="float" office:value="21514728" calcext:value-type="float">
            <text:p>21514728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6912" calcext:value-type="float">
            <text:p>21236912</text:p>
          </table:table-cell>
          <table:table-cell office:value-type="float" office:value="21423160" calcext:value-type="float">
            <text:p>21423160</text:p>
          </table:table-cell>
          <table:table-cell office:value-type="float" office:value="21536408" calcext:value-type="float">
            <text:p>21536408</text:p>
          </table:table-cell>
          <table:table-cell office:value-type="float" office:value="21855760" calcext:value-type="float">
            <text:p>21855760</text:p>
          </table:table-cell>
          <table:table-cell office:value-type="float" office:value="21339312" calcext:value-type="float">
            <text:p>21339312</text:p>
          </table:table-cell>
          <table:table-cell office:value-type="float" office:value="21514936" calcext:value-type="float">
            <text:p>21514936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7072" calcext:value-type="float">
            <text:p>21237072</text:p>
          </table:table-cell>
          <table:table-cell office:value-type="float" office:value="21423448" calcext:value-type="float">
            <text:p>21423448</text:p>
          </table:table-cell>
          <table:table-cell office:value-type="float" office:value="21537360" calcext:value-type="float">
            <text:p>21537360</text:p>
          </table:table-cell>
          <table:table-cell office:value-type="float" office:value="21856384" calcext:value-type="float">
            <text:p>21856384</text:p>
          </table:table-cell>
          <table:table-cell office:value-type="float" office:value="21339656" calcext:value-type="float">
            <text:p>21339656</text:p>
          </table:table-cell>
          <table:table-cell office:value-type="float" office:value="21515960" calcext:value-type="float">
            <text:p>21515960</text:p>
          </table:table-cell>
          <table:table-cell office:value-type="float" office:value="21819336" calcext:value-type="float">
            <text:p>21819336</text:p>
          </table:table-cell>
          <table:table-cell table:number-columns-repeated="9"/>
        </table:table-row>
        <table:table-row table:style-name="ro1">
          <table:table-cell office:value-type="float" office:value="21237144" calcext:value-type="float">
            <text:p>21237144</text:p>
          </table:table-cell>
          <table:table-cell office:value-type="float" office:value="21423616" calcext:value-type="float">
            <text:p>21423616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04" calcext:value-type="float">
            <text:p>21856704</text:p>
          </table:table-cell>
          <table:table-cell office:value-type="float" office:value="21340072" calcext:value-type="float">
            <text:p>21340072</text:p>
          </table:table-cell>
          <table:table-cell office:value-type="float" office:value="21517040" calcext:value-type="float">
            <text:p>21517040</text:p>
          </table:table-cell>
          <table:table-cell office:value-type="float" office:value="21820240" calcext:value-type="float">
            <text:p>21820240</text:p>
          </table:table-cell>
          <table:table-cell table:number-columns-repeated="9"/>
        </table:table-row>
        <table:table-row table:style-name="ro1">
          <table:table-cell office:value-type="float" office:value="21237304" calcext:value-type="float">
            <text:p>21237304</text:p>
          </table:table-cell>
          <table:table-cell office:value-type="float" office:value="21423904" calcext:value-type="float">
            <text:p>21423904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12" calcext:value-type="float">
            <text:p>21856712</text:p>
          </table:table-cell>
          <table:table-cell office:value-type="float" office:value="21340088" calcext:value-type="float">
            <text:p>21340088</text:p>
          </table:table-cell>
          <table:table-cell office:value-type="float" office:value="21517056" calcext:value-type="float">
            <text:p>21517056</text:p>
          </table:table-cell>
          <table:table-cell office:value-type="float" office:value="21821544" calcext:value-type="float">
            <text:p>21821544</text:p>
          </table:table-cell>
          <table:table-cell table:number-columns-repeated="9"/>
        </table:table-row>
        <table:table-row table:style-name="ro1">
          <table:table-cell office:value-type="float" office:value="21237376" calcext:value-type="float">
            <text:p>21237376</text:p>
          </table:table-cell>
          <table:table-cell office:value-type="float" office:value="21424000" calcext:value-type="float">
            <text:p>21424000</text:p>
          </table:table-cell>
          <table:table-cell office:value-type="float" office:value="21538264" calcext:value-type="float">
            <text:p>21538264</text:p>
          </table:table-cell>
          <table:table-cell office:value-type="float" office:value="21857792" calcext:value-type="float">
            <text:p>21857792</text:p>
          </table:table-cell>
          <table:table-cell office:value-type="float" office:value="21341560" calcext:value-type="float">
            <text:p>21341560</text:p>
          </table:table-cell>
          <table:table-cell office:value-type="float" office:value="21517416" calcext:value-type="float">
            <text:p>21517416</text:p>
          </table:table-cell>
          <table:table-cell office:value-type="float" office:value="21821968" calcext:value-type="float">
            <text:p>21821968</text:p>
          </table:table-cell>
          <table:table-cell table:number-columns-repeated="9"/>
        </table:table-row>
        <table:table-row table:style-name="ro1">
          <table:table-cell office:value-type="float" office:value="21237592" calcext:value-type="float">
            <text:p>21237592</text:p>
          </table:table-cell>
          <table:table-cell office:value-type="float" office:value="21424072" calcext:value-type="float">
            <text:p>21424072</text:p>
          </table:table-cell>
          <table:table-cell office:value-type="float" office:value="21538744" calcext:value-type="float">
            <text:p>21538744</text:p>
          </table:table-cell>
          <table:table-cell office:value-type="float" office:value="21858264" calcext:value-type="float">
            <text:p>21858264</text:p>
          </table:table-cell>
          <table:table-cell office:value-type="float" office:value="21341648" calcext:value-type="float">
            <text:p>21341648</text:p>
          </table:table-cell>
          <table:table-cell office:value-type="float" office:value="21517608" calcext:value-type="float">
            <text:p>21517608</text:p>
          </table:table-cell>
          <table:table-cell office:value-type="float" office:value="21822312" calcext:value-type="float">
            <text:p>21822312</text:p>
          </table:table-cell>
          <table:table-cell table:number-columns-repeated="9"/>
        </table:table-row>
        <table:table-row table:style-name="ro1">
          <table:table-cell office:value-type="float" office:value="21238576" calcext:value-type="float">
            <text:p>21238576</text:p>
          </table:table-cell>
          <table:table-cell office:value-type="float" office:value="21424368" calcext:value-type="float">
            <text:p>21424368</text:p>
          </table:table-cell>
          <table:table-cell office:value-type="float" office:value="21538864" calcext:value-type="float">
            <text:p>21538864</text:p>
          </table:table-cell>
          <table:table-cell office:value-type="float" office:value="21859320" calcext:value-type="float">
            <text:p>21859320</text:p>
          </table:table-cell>
          <table:table-cell office:value-type="float" office:value="21342208" calcext:value-type="float">
            <text:p>21342208</text:p>
          </table:table-cell>
          <table:table-cell office:value-type="float" office:value="21517728" calcext:value-type="float">
            <text:p>21517728</text:p>
          </table:table-cell>
          <table:table-cell office:value-type="float" office:value="21823320" calcext:value-type="float">
            <text:p>21823320</text:p>
          </table:table-cell>
          <table:table-cell table:number-columns-repeated="9"/>
        </table:table-row>
        <table:table-row table:style-name="ro1">
          <table:table-cell office:value-type="float" office:value="21238808" calcext:value-type="float">
            <text:p>21238808</text:p>
          </table:table-cell>
          <table:table-cell office:value-type="float" office:value="21424488" calcext:value-type="float">
            <text:p>21424488</text:p>
          </table:table-cell>
          <table:table-cell office:value-type="float" office:value="21538960" calcext:value-type="float">
            <text:p>21538960</text:p>
          </table:table-cell>
          <table:table-cell office:value-type="float" office:value="21860064" calcext:value-type="float">
            <text:p>21860064</text:p>
          </table:table-cell>
          <table:table-cell office:value-type="float" office:value="21342672" calcext:value-type="float">
            <text:p>21342672</text:p>
          </table:table-cell>
          <table:table-cell office:value-type="float" office:value="21517800" calcext:value-type="float">
            <text:p>21517800</text:p>
          </table:table-cell>
          <table:table-cell office:value-type="float" office:value="21823608" calcext:value-type="float">
            <text:p>21823608</text:p>
          </table:table-cell>
          <table:table-cell table:number-columns-repeated="9"/>
        </table:table-row>
        <table:table-row table:style-name="ro1">
          <table:table-cell office:value-type="float" office:value="21238872" calcext:value-type="float">
            <text:p>21238872</text:p>
          </table:table-cell>
          <table:table-cell office:value-type="float" office:value="21424680" calcext:value-type="float">
            <text:p>21424680</text:p>
          </table:table-cell>
          <table:table-cell office:value-type="float" office:value="21539240" calcext:value-type="float">
            <text:p>21539240</text:p>
          </table:table-cell>
          <table:table-cell office:value-type="float" office:value="21860192" calcext:value-type="float">
            <text:p>21860192</text:p>
          </table:table-cell>
          <table:table-cell office:value-type="float" office:value="21343776" calcext:value-type="float">
            <text:p>21343776</text:p>
          </table:table-cell>
          <table:table-cell office:value-type="float" office:value="21517824" calcext:value-type="float">
            <text:p>21517824</text:p>
          </table:table-cell>
          <table:table-cell office:value-type="float" office:value="21824176" calcext:value-type="float">
            <text:p>21824176</text:p>
          </table:table-cell>
          <table:table-cell table:number-columns-repeated="9"/>
        </table:table-row>
        <table:table-row table:style-name="ro1">
          <table:table-cell office:value-type="float" office:value="21239760" calcext:value-type="float">
            <text:p>21239760</text:p>
          </table:table-cell>
          <table:table-cell office:value-type="float" office:value="21426000" calcext:value-type="float">
            <text:p>21426000</text:p>
          </table:table-cell>
          <table:table-cell office:value-type="float" office:value="21539304" calcext:value-type="float">
            <text:p>21539304</text:p>
          </table:table-cell>
          <table:table-cell office:value-type="float" office:value="21860608" calcext:value-type="float">
            <text:p>21860608</text:p>
          </table:table-cell>
          <table:table-cell office:value-type="float" office:value="21343856" calcext:value-type="float">
            <text:p>2134385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576" calcext:value-type="float">
            <text:p>21824576</text:p>
          </table:table-cell>
          <table:table-cell table:number-columns-repeated="9"/>
        </table:table-row>
        <table:table-row table:style-name="ro1">
          <table:table-cell office:value-type="float" office:value="21239936" calcext:value-type="float">
            <text:p>21239936</text:p>
          </table:table-cell>
          <table:table-cell office:value-type="float" office:value="21426376" calcext:value-type="float">
            <text:p>21426376</text:p>
          </table:table-cell>
          <table:table-cell office:value-type="float" office:value="21540288" calcext:value-type="float">
            <text:p>21540288</text:p>
          </table:table-cell>
          <table:table-cell office:value-type="float" office:value="21860736" calcext:value-type="float">
            <text:p>21860736</text:p>
          </table:table-cell>
          <table:table-cell office:value-type="float" office:value="21343936" calcext:value-type="float">
            <text:p>2134393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824" calcext:value-type="float">
            <text:p>21824824</text:p>
          </table:table-cell>
          <table:table-cell table:number-columns-repeated="9"/>
        </table:table-row>
        <table:table-row table:style-name="ro1">
          <table:table-cell office:value-type="float" office:value="21240576" calcext:value-type="float">
            <text:p>21240576</text:p>
          </table:table-cell>
          <table:table-cell office:value-type="float" office:value="21426400" calcext:value-type="float">
            <text:p>21426400</text:p>
          </table:table-cell>
          <table:table-cell office:value-type="float" office:value="21540344" calcext:value-type="float">
            <text:p>21540344</text:p>
          </table:table-cell>
          <table:table-cell office:value-type="float" office:value="21861016" calcext:value-type="float">
            <text:p>21861016</text:p>
          </table:table-cell>
          <table:table-cell office:value-type="float" office:value="21344128" calcext:value-type="float">
            <text:p>21344128</text:p>
          </table:table-cell>
          <table:table-cell office:value-type="float" office:value="21518704" calcext:value-type="float">
            <text:p>21518704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648" calcext:value-type="float">
            <text:p>21240648</text:p>
          </table:table-cell>
          <table:table-cell office:value-type="float" office:value="21426624" calcext:value-type="float">
            <text:p>21426624</text:p>
          </table:table-cell>
          <table:table-cell office:value-type="float" office:value="21541208" calcext:value-type="float">
            <text:p>21541208</text:p>
          </table:table-cell>
          <table:table-cell office:value-type="float" office:value="21861096" calcext:value-type="float">
            <text:p>21861096</text:p>
          </table:table-cell>
          <table:table-cell office:value-type="float" office:value="21345688" calcext:value-type="float">
            <text:p>21345688</text:p>
          </table:table-cell>
          <table:table-cell office:value-type="float" office:value="21518832" calcext:value-type="float">
            <text:p>21518832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712" calcext:value-type="float">
            <text:p>21240712</text:p>
          </table:table-cell>
          <table:table-cell office:value-type="float" office:value="21427672" calcext:value-type="float">
            <text:p>21427672</text:p>
          </table:table-cell>
          <table:table-cell office:value-type="float" office:value="21541568" calcext:value-type="float">
            <text:p>21541568</text:p>
          </table:table-cell>
          <table:table-cell office:value-type="float" office:value="21861120" calcext:value-type="float">
            <text:p>21861120</text:p>
          </table:table-cell>
          <table:table-cell office:value-type="float" office:value="21345808" calcext:value-type="float">
            <text:p>21345808</text:p>
          </table:table-cell>
          <table:table-cell office:value-type="float" office:value="21518880" calcext:value-type="float">
            <text:p>21518880</text:p>
          </table:table-cell>
          <table:table-cell office:value-type="float" office:value="21825664" calcext:value-type="float">
            <text:p>21825664</text:p>
          </table:table-cell>
          <table:table-cell table:number-columns-repeated="9"/>
        </table:table-row>
        <table:table-row table:style-name="ro1">
          <table:table-cell office:value-type="float" office:value="21240792" calcext:value-type="float">
            <text:p>2124079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861400" calcext:value-type="float">
            <text:p>21861400</text:p>
          </table:table-cell>
          <table:table-cell office:value-type="float" office:value="21346520" calcext:value-type="float">
            <text:p>21346520</text:p>
          </table:table-cell>
          <table:table-cell office:value-type="float" office:value="21518960" calcext:value-type="float">
            <text:p>21518960</text:p>
          </table:table-cell>
          <table:table-cell office:value-type="float" office:value="21825944" calcext:value-type="float">
            <text:p>21825944</text:p>
          </table:table-cell>
          <table:table-cell table:number-columns-repeated="9"/>
        </table:table-row>
        <table:table-row table:style-name="ro1">
          <table:table-cell office:value-type="float" office:value="21240888" calcext:value-type="float">
            <text:p>21240888</text:p>
          </table:table-cell>
          <table:table-cell office:value-type="float" office:value="21428040" calcext:value-type="float">
            <text:p>21428040</text:p>
          </table:table-cell>
          <table:table-cell office:value-type="float" office:value="21543712" calcext:value-type="float">
            <text:p>21543712</text:p>
          </table:table-cell>
          <table:table-cell office:value-type="float" office:value="21861408" calcext:value-type="float">
            <text:p>21861408</text:p>
          </table:table-cell>
          <table:table-cell office:value-type="float" office:value="21346872" calcext:value-type="float">
            <text:p>21346872</text:p>
          </table:table-cell>
          <table:table-cell office:value-type="float" office:value="21518992" calcext:value-type="float">
            <text:p>21518992</text:p>
          </table:table-cell>
          <table:table-cell office:value-type="float" office:value="21826272" calcext:value-type="float">
            <text:p>21826272</text:p>
          </table:table-cell>
          <table:table-cell table:number-columns-repeated="9"/>
        </table:table-row>
        <table:table-row table:style-name="ro1">
          <table:table-cell office:value-type="float" office:value="21241248" calcext:value-type="float">
            <text:p>21241248</text:p>
          </table:table-cell>
          <table:table-cell office:value-type="float" office:value="21428064" calcext:value-type="float">
            <text:p>21428064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1608" calcext:value-type="float">
            <text:p>21861608</text:p>
          </table:table-cell>
          <table:table-cell office:value-type="float" office:value="21347096" calcext:value-type="float">
            <text:p>21347096</text:p>
          </table:table-cell>
          <table:table-cell office:value-type="float" office:value="21519352" calcext:value-type="float">
            <text:p>21519352</text:p>
          </table:table-cell>
          <table:table-cell office:value-type="float" office:value="21826440" calcext:value-type="float">
            <text:p>21826440</text:p>
          </table:table-cell>
          <table:table-cell table:number-columns-repeated="9"/>
        </table:table-row>
        <table:table-row table:style-name="ro1">
          <table:table-cell office:value-type="float" office:value="21241328" calcext:value-type="float">
            <text:p>21241328</text:p>
          </table:table-cell>
          <table:table-cell office:value-type="float" office:value="21428368" calcext:value-type="float">
            <text:p>21428368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2744" calcext:value-type="float">
            <text:p>21862744</text:p>
          </table:table-cell>
          <table:table-cell office:value-type="float" office:value="21347576" calcext:value-type="float">
            <text:p>21347576</text:p>
          </table:table-cell>
          <table:table-cell office:value-type="float" office:value="21520344" calcext:value-type="float">
            <text:p>21520344</text:p>
          </table:table-cell>
          <table:table-cell office:value-type="float" office:value="21826512" calcext:value-type="float">
            <text:p>21826512</text:p>
          </table:table-cell>
          <table:table-cell table:number-columns-repeated="9"/>
        </table:table-row>
        <table:table-row table:style-name="ro1">
          <table:table-cell office:value-type="float" office:value="21243176" calcext:value-type="float">
            <text:p>21243176</text:p>
          </table:table-cell>
          <table:table-cell office:value-type="float" office:value="21428616" calcext:value-type="float">
            <text:p>21428616</text:p>
          </table:table-cell>
          <table:table-cell office:value-type="float" office:value="21544936" calcext:value-type="float">
            <text:p>21544936</text:p>
          </table:table-cell>
          <table:table-cell office:value-type="float" office:value="21862776" calcext:value-type="float">
            <text:p>21862776</text:p>
          </table:table-cell>
          <table:table-cell office:value-type="float" office:value="21347608" calcext:value-type="float">
            <text:p>21347608</text:p>
          </table:table-cell>
          <table:table-cell office:value-type="float" office:value="21521024" calcext:value-type="float">
            <text:p>21521024</text:p>
          </table:table-cell>
          <table:table-cell office:value-type="float" office:value="21826624" calcext:value-type="float">
            <text:p>21826624</text:p>
          </table:table-cell>
          <table:table-cell table:number-columns-repeated="9"/>
        </table:table-row>
        <table:table-row table:style-name="ro1">
          <table:table-cell office:value-type="float" office:value="21243904" calcext:value-type="float">
            <text:p>21243904</text:p>
          </table:table-cell>
          <table:table-cell office:value-type="float" office:value="21429296" calcext:value-type="float">
            <text:p>21429296</text:p>
          </table:table-cell>
          <table:table-cell office:value-type="float" office:value="21545712" calcext:value-type="float">
            <text:p>21545712</text:p>
          </table:table-cell>
          <table:table-cell office:value-type="float" office:value="21862976" calcext:value-type="float">
            <text:p>21862976</text:p>
          </table:table-cell>
          <table:table-cell office:value-type="float" office:value="21347696" calcext:value-type="float">
            <text:p>21347696</text:p>
          </table:table-cell>
          <table:table-cell office:value-type="float" office:value="21521424" calcext:value-type="float">
            <text:p>21521424</text:p>
          </table:table-cell>
          <table:table-cell office:value-type="float" office:value="21826720" calcext:value-type="float">
            <text:p>21826720</text:p>
          </table:table-cell>
          <table:table-cell table:number-columns-repeated="9"/>
        </table:table-row>
        <table:table-row table:style-name="ro1">
          <table:table-cell office:value-type="float" office:value="21244280" calcext:value-type="float">
            <text:p>21244280</text:p>
          </table:table-cell>
          <table:table-cell office:value-type="float" office:value="21429816" calcext:value-type="float">
            <text:p>21429816</text:p>
          </table:table-cell>
          <table:table-cell office:value-type="float" office:value="21545832" calcext:value-type="float">
            <text:p>21545832</text:p>
          </table:table-cell>
          <table:table-cell office:value-type="float" office:value="21863544" calcext:value-type="float">
            <text:p>21863544</text:p>
          </table:table-cell>
          <table:table-cell office:value-type="float" office:value="21347880" calcext:value-type="float">
            <text:p>21347880</text:p>
          </table:table-cell>
          <table:table-cell office:value-type="float" office:value="21521680" calcext:value-type="float">
            <text:p>21521680</text:p>
          </table:table-cell>
          <table:table-cell office:value-type="float" office:value="21826760" calcext:value-type="float">
            <text:p>21826760</text:p>
          </table:table-cell>
          <table:table-cell table:number-columns-repeated="9"/>
        </table:table-row>
        <table:table-row table:style-name="ro1">
          <table:table-cell office:value-type="float" office:value="21244608" calcext:value-type="float">
            <text:p>21244608</text:p>
          </table:table-cell>
          <table:table-cell office:value-type="float" office:value="21429984" calcext:value-type="float">
            <text:p>21429984</text:p>
          </table:table-cell>
          <table:table-cell office:value-type="float" office:value="21546360" calcext:value-type="float">
            <text:p>21546360</text:p>
          </table:table-cell>
          <table:table-cell office:value-type="float" office:value="21863968" calcext:value-type="float">
            <text:p>21863968</text:p>
          </table:table-cell>
          <table:table-cell office:value-type="float" office:value="21348360" calcext:value-type="float">
            <text:p>21348360</text:p>
          </table:table-cell>
          <table:table-cell office:value-type="float" office:value="21522952" calcext:value-type="float">
            <text:p>21522952</text:p>
          </table:table-cell>
          <table:table-cell office:value-type="float" office:value="21826896" calcext:value-type="float">
            <text:p>21826896</text:p>
          </table:table-cell>
          <table:table-cell table:number-columns-repeated="9"/>
        </table:table-row>
        <table:table-row table:style-name="ro1">
          <table:table-cell office:value-type="float" office:value="21244720" calcext:value-type="float">
            <text:p>21244720</text:p>
          </table:table-cell>
          <table:table-cell office:value-type="float" office:value="21430384" calcext:value-type="float">
            <text:p>21430384</text:p>
          </table:table-cell>
          <table:table-cell office:value-type="float" office:value="21546536" calcext:value-type="float">
            <text:p>21546536</text:p>
          </table:table-cell>
          <table:table-cell office:value-type="float" office:value="21864120" calcext:value-type="float">
            <text:p>21864120</text:p>
          </table:table-cell>
          <table:table-cell office:value-type="float" office:value="21350824" calcext:value-type="float">
            <text:p>21350824</text:p>
          </table:table-cell>
          <table:table-cell office:value-type="float" office:value="21523184" calcext:value-type="float">
            <text:p>21523184</text:p>
          </table:table-cell>
          <table:table-cell office:value-type="float" office:value="21827248" calcext:value-type="float">
            <text:p>21827248</text:p>
          </table:table-cell>
          <table:table-cell table:number-columns-repeated="9"/>
        </table:table-row>
        <table:table-row table:style-name="ro1">
          <table:table-cell office:value-type="float" office:value="21244840" calcext:value-type="float">
            <text:p>21244840</text:p>
          </table:table-cell>
          <table:table-cell office:value-type="float" office:value="21430664" calcext:value-type="float">
            <text:p>21430664</text:p>
          </table:table-cell>
          <table:table-cell office:value-type="float" office:value="21546600" calcext:value-type="float">
            <text:p>21546600</text:p>
          </table:table-cell>
          <table:table-cell office:value-type="float" office:value="21864640" calcext:value-type="float">
            <text:p>21864640</text:p>
          </table:table-cell>
          <table:table-cell office:value-type="float" office:value="21351064" calcext:value-type="float">
            <text:p>21351064</text:p>
          </table:table-cell>
          <table:table-cell office:value-type="float" office:value="21523688" calcext:value-type="float">
            <text:p>21523688</text:p>
          </table:table-cell>
          <table:table-cell office:value-type="float" office:value="21827312" calcext:value-type="float">
            <text:p>21827312</text:p>
          </table:table-cell>
          <table:table-cell table:number-columns-repeated="9"/>
        </table:table-row>
        <table:table-row table:style-name="ro1">
          <table:table-cell office:value-type="float" office:value="21245096" calcext:value-type="float">
            <text:p>21245096</text:p>
          </table:table-cell>
          <table:table-cell office:value-type="float" office:value="21431920" calcext:value-type="float">
            <text:p>21431920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64968" calcext:value-type="float">
            <text:p>21864968</text:p>
          </table:table-cell>
          <table:table-cell office:value-type="float" office:value="21351440" calcext:value-type="float">
            <text:p>21351440</text:p>
          </table:table-cell>
          <table:table-cell office:value-type="float" office:value="21523848" calcext:value-type="float">
            <text:p>21523848</text:p>
          </table:table-cell>
          <table:table-cell office:value-type="float" office:value="21827368" calcext:value-type="float">
            <text:p>21827368</text:p>
          </table:table-cell>
          <table:table-cell table:number-columns-repeated="9"/>
        </table:table-row>
        <table:table-row table:style-name="ro1">
          <table:table-cell office:value-type="float" office:value="21245704" calcext:value-type="float">
            <text:p>21245704</text:p>
          </table:table-cell>
          <table:table-cell office:value-type="float" office:value="21432312" calcext:value-type="float">
            <text:p>21432312</text:p>
          </table:table-cell>
          <table:table-cell office:value-type="float" office:value="21547184" calcext:value-type="float">
            <text:p>21547184</text:p>
          </table:table-cell>
          <table:table-cell office:value-type="float" office:value="21865760" calcext:value-type="float">
            <text:p>21865760</text:p>
          </table:table-cell>
          <table:table-cell office:value-type="float" office:value="21351984" calcext:value-type="float">
            <text:p>21351984</text:p>
          </table:table-cell>
          <table:table-cell office:value-type="float" office:value="21524712" calcext:value-type="float">
            <text:p>21524712</text:p>
          </table:table-cell>
          <table:table-cell office:value-type="float" office:value="21827968" calcext:value-type="float">
            <text:p>21827968</text:p>
          </table:table-cell>
          <table:table-cell table:number-columns-repeated="9"/>
        </table:table-row>
        <table:table-row table:style-name="ro1">
          <table:table-cell office:value-type="float" office:value="21245856" calcext:value-type="float">
            <text:p>21245856</text:p>
          </table:table-cell>
          <table:table-cell office:value-type="float" office:value="21432496" calcext:value-type="float">
            <text:p>21432496</text:p>
          </table:table-cell>
          <table:table-cell office:value-type="float" office:value="21547536" calcext:value-type="float">
            <text:p>21547536</text:p>
          </table:table-cell>
          <table:table-cell office:value-type="float" office:value="21865856" calcext:value-type="float">
            <text:p>21865856</text:p>
          </table:table-cell>
          <table:table-cell office:value-type="float" office:value="21352008" calcext:value-type="float">
            <text:p>21352008</text:p>
          </table:table-cell>
          <table:table-cell office:value-type="float" office:value="21524848" calcext:value-type="float">
            <text:p>21524848</text:p>
          </table:table-cell>
          <table:table-cell office:value-type="float" office:value="21828064" calcext:value-type="float">
            <text:p>21828064</text:p>
          </table:table-cell>
          <table:table-cell table:number-columns-repeated="9"/>
        </table:table-row>
        <table:table-row table:style-name="ro1">
          <table:table-cell office:value-type="float" office:value="21247104" calcext:value-type="float">
            <text:p>21247104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547784" calcext:value-type="float">
            <text:p>21547784</text:p>
          </table:table-cell>
          <table:table-cell office:value-type="float" office:value="21866008" calcext:value-type="float">
            <text:p>21866008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4872" calcext:value-type="float">
            <text:p>21524872</text:p>
          </table:table-cell>
          <table:table-cell office:value-type="float" office:value="21828168" calcext:value-type="float">
            <text:p>21828168</text:p>
          </table:table-cell>
          <table:table-cell table:number-columns-repeated="9"/>
        </table:table-row>
        <table:table-row table:style-name="ro1">
          <table:table-cell office:value-type="float" office:value="21247200" calcext:value-type="float">
            <text:p>21247200</text:p>
          </table:table-cell>
          <table:table-cell office:value-type="float" office:value="21432808" calcext:value-type="float">
            <text:p>21432808</text:p>
          </table:table-cell>
          <table:table-cell office:value-type="float" office:value="21548304" calcext:value-type="float">
            <text:p>21548304</text:p>
          </table:table-cell>
          <table:table-cell office:value-type="float" office:value="21866120" calcext:value-type="float">
            <text:p>21866120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5064" calcext:value-type="float">
            <text:p>21525064</text:p>
          </table:table-cell>
          <table:table-cell office:value-type="float" office:value="21828440" calcext:value-type="float">
            <text:p>21828440</text:p>
          </table:table-cell>
          <table:table-cell table:number-columns-repeated="9"/>
        </table:table-row>
        <table:table-row table:style-name="ro1">
          <table:table-cell office:value-type="float" office:value="21247360" calcext:value-type="float">
            <text:p>21247360</text:p>
          </table:table-cell>
          <table:table-cell office:value-type="float" office:value="21433064" calcext:value-type="float">
            <text:p>21433064</text:p>
          </table:table-cell>
          <table:table-cell office:value-type="float" office:value="21548872" calcext:value-type="float">
            <text:p>21548872</text:p>
          </table:table-cell>
          <table:table-cell office:value-type="float" office:value="21866744" calcext:value-type="float">
            <text:p>21866744</text:p>
          </table:table-cell>
          <table:table-cell office:value-type="float" office:value="21353376" calcext:value-type="float">
            <text:p>21353376</text:p>
          </table:table-cell>
          <table:table-cell office:value-type="float" office:value="21525304" calcext:value-type="float">
            <text:p>21525304</text:p>
          </table:table-cell>
          <table:table-cell office:value-type="float" office:value="21828544" calcext:value-type="float">
            <text:p>21828544</text:p>
          </table:table-cell>
          <table:table-cell table:number-columns-repeated="9"/>
        </table:table-row>
        <table:table-row table:style-name="ro1">
          <table:table-cell office:value-type="float" office:value="21247640" calcext:value-type="float">
            <text:p>21247640</text:p>
          </table:table-cell>
          <table:table-cell office:value-type="float" office:value="21433312" calcext:value-type="float">
            <text:p>21433312</text:p>
          </table:table-cell>
          <table:table-cell office:value-type="float" office:value="21549328" calcext:value-type="float">
            <text:p>21549328</text:p>
          </table:table-cell>
          <table:table-cell office:value-type="float" office:value="21867368" calcext:value-type="float">
            <text:p>21867368</text:p>
          </table:table-cell>
          <table:table-cell office:value-type="float" office:value="21353568" calcext:value-type="float">
            <text:p>21353568</text:p>
          </table:table-cell>
          <table:table-cell office:value-type="float" office:value="21526008" calcext:value-type="float">
            <text:p>21526008</text:p>
          </table:table-cell>
          <table:table-cell office:value-type="float" office:value="21828560" calcext:value-type="float">
            <text:p>21828560</text:p>
          </table:table-cell>
          <table:table-cell table:number-columns-repeated="9"/>
        </table:table-row>
        <table:table-row table:style-name="ro1">
          <table:table-cell office:value-type="float" office:value="21247808" calcext:value-type="float">
            <text:p>21247808</text:p>
          </table:table-cell>
          <table:table-cell office:value-type="float" office:value="21433840" calcext:value-type="float">
            <text:p>21433840</text:p>
          </table:table-cell>
          <table:table-cell office:value-type="float" office:value="21549368" calcext:value-type="float">
            <text:p>21549368</text:p>
          </table:table-cell>
          <table:table-cell office:value-type="float" office:value="21868856" calcext:value-type="float">
            <text:p>21868856</text:p>
          </table:table-cell>
          <table:table-cell office:value-type="float" office:value="21353680" calcext:value-type="float">
            <text:p>21353680</text:p>
          </table:table-cell>
          <table:table-cell office:value-type="float" office:value="21526368" calcext:value-type="float">
            <text:p>21526368</text:p>
          </table:table-cell>
          <table:table-cell office:value-type="float" office:value="21828768" calcext:value-type="float">
            <text:p>21828768</text:p>
          </table:table-cell>
          <table:table-cell table:number-columns-repeated="9"/>
        </table:table-row>
        <table:table-row table:style-name="ro1">
          <table:table-cell office:value-type="float" office:value="21247848" calcext:value-type="float">
            <text:p>2124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549840" calcext:value-type="float">
            <text:p>21549840</text:p>
          </table:table-cell>
          <table:table-cell office:value-type="float" office:value="21869416" calcext:value-type="float">
            <text:p>21869416</text:p>
          </table:table-cell>
          <table:table-cell office:value-type="float" office:value="21353928" calcext:value-type="float">
            <text:p>21353928</text:p>
          </table:table-cell>
          <table:table-cell office:value-type="float" office:value="21526800" calcext:value-type="float">
            <text:p>21526800</text:p>
          </table:table-cell>
          <table:table-cell office:value-type="float" office:value="21829144" calcext:value-type="float">
            <text:p>21829144</text:p>
          </table:table-cell>
          <table:table-cell table:number-columns-repeated="9"/>
        </table:table-row>
        <table:table-row table:style-name="ro1">
          <table:table-cell office:value-type="float" office:value="21249280" calcext:value-type="float">
            <text:p>21249280</text:p>
          </table:table-cell>
          <table:table-cell office:value-type="float" office:value="21434336" calcext:value-type="float">
            <text:p>21434336</text:p>
          </table:table-cell>
          <table:table-cell office:value-type="float" office:value="21550192" calcext:value-type="float">
            <text:p>21550192</text:p>
          </table:table-cell>
          <table:table-cell office:value-type="float" office:value="21870536" calcext:value-type="float">
            <text:p>21870536</text:p>
          </table:table-cell>
          <table:table-cell office:value-type="float" office:value="21354096" calcext:value-type="float">
            <text:p>21354096</text:p>
          </table:table-cell>
          <table:table-cell office:value-type="float" office:value="21526816" calcext:value-type="float">
            <text:p>21526816</text:p>
          </table:table-cell>
          <table:table-cell office:value-type="float" office:value="21829672" calcext:value-type="float">
            <text:p>21829672</text:p>
          </table:table-cell>
          <table:table-cell table:number-columns-repeated="9"/>
        </table:table-row>
        <table:table-row table:style-name="ro1">
          <table:table-cell office:value-type="float" office:value="21249408" calcext:value-type="float">
            <text:p>21249408</text:p>
          </table:table-cell>
          <table:table-cell office:value-type="float" office:value="21434488" calcext:value-type="float">
            <text:p>21434488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70760" calcext:value-type="float">
            <text:p>21870760</text:p>
          </table:table-cell>
          <table:table-cell office:value-type="float" office:value="21354520" calcext:value-type="float">
            <text:p>21354520</text:p>
          </table:table-cell>
          <table:table-cell office:value-type="float" office:value="21527152" calcext:value-type="float">
            <text:p>21527152</text:p>
          </table:table-cell>
          <table:table-cell office:value-type="float" office:value="21830360" calcext:value-type="float">
            <text:p>21830360</text:p>
          </table:table-cell>
          <table:table-cell table:number-columns-repeated="9"/>
        </table:table-row>
        <table:table-row table:style-name="ro1">
          <table:table-cell office:value-type="float" office:value="21249488" calcext:value-type="float">
            <text:p>21249488</text:p>
          </table:table-cell>
          <table:table-cell office:value-type="float" office:value="21435976" calcext:value-type="float">
            <text:p>21435976</text:p>
          </table:table-cell>
          <table:table-cell office:value-type="float" office:value="21550512" calcext:value-type="float">
            <text:p>21550512</text:p>
          </table:table-cell>
          <table:table-cell office:value-type="float" office:value="21871112" calcext:value-type="float">
            <text:p>21871112</text:p>
          </table:table-cell>
          <table:table-cell office:value-type="float" office:value="21354568" calcext:value-type="float">
            <text:p>21354568</text:p>
          </table:table-cell>
          <table:table-cell office:value-type="float" office:value="21527256" calcext:value-type="float">
            <text:p>21527256</text:p>
          </table:table-cell>
          <table:table-cell office:value-type="float" office:value="21830680" calcext:value-type="float">
            <text:p>21830680</text:p>
          </table:table-cell>
          <table:table-cell table:number-columns-repeated="9"/>
        </table:table-row>
        <table:table-row table:style-name="ro1">
          <table:table-cell office:value-type="float" office:value="21249704" calcext:value-type="float">
            <text:p>21249704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551496" calcext:value-type="float">
            <text:p>21551496</text:p>
          </table:table-cell>
          <table:table-cell office:value-type="float" office:value="21871152" calcext:value-type="float">
            <text:p>21871152</text:p>
          </table:table-cell>
          <table:table-cell office:value-type="float" office:value="21355072" calcext:value-type="float">
            <text:p>21355072</text:p>
          </table:table-cell>
          <table:table-cell office:value-type="float" office:value="21528160" calcext:value-type="float">
            <text:p>21528160</text:p>
          </table:table-cell>
          <table:table-cell office:value-type="float" office:value="21830712" calcext:value-type="float">
            <text:p>21830712</text:p>
          </table:table-cell>
          <table:table-cell table:number-columns-repeated="9"/>
        </table:table-row>
        <table:table-row table:style-name="ro1">
          <table:table-cell office:value-type="float" office:value="21250352" calcext:value-type="float">
            <text:p>21250352</text:p>
          </table:table-cell>
          <table:table-cell office:value-type="float" office:value="21437504" calcext:value-type="float">
            <text:p>21437504</text:p>
          </table:table-cell>
          <table:table-cell office:value-type="float" office:value="21551720" calcext:value-type="float">
            <text:p>21551720</text:p>
          </table:table-cell>
          <table:table-cell office:value-type="float" office:value="21871360" calcext:value-type="float">
            <text:p>21871360</text:p>
          </table:table-cell>
          <table:table-cell office:value-type="float" office:value="21355248" calcext:value-type="float">
            <text:p>21355248</text:p>
          </table:table-cell>
          <table:table-cell office:value-type="float" office:value="21528448" calcext:value-type="float">
            <text:p>21528448</text:p>
          </table:table-cell>
          <table:table-cell office:value-type="float" office:value="21830840" calcext:value-type="float">
            <text:p>21830840</text:p>
          </table:table-cell>
          <table:table-cell table:number-columns-repeated="9"/>
        </table:table-row>
        <table:table-row table:style-name="ro1">
          <table:table-cell office:value-type="float" office:value="21251144" calcext:value-type="float">
            <text:p>21251144</text:p>
          </table:table-cell>
          <table:table-cell office:value-type="float" office:value="21437600" calcext:value-type="float">
            <text:p>21437600</text:p>
          </table:table-cell>
          <table:table-cell office:value-type="float" office:value="21551760" calcext:value-type="float">
            <text:p>21551760</text:p>
          </table:table-cell>
          <table:table-cell office:value-type="float" office:value="21871440" calcext:value-type="float">
            <text:p>21871440</text:p>
          </table:table-cell>
          <table:table-cell office:value-type="float" office:value="21355464" calcext:value-type="float">
            <text:p>21355464</text:p>
          </table:table-cell>
          <table:table-cell office:value-type="float" office:value="21528544" calcext:value-type="float">
            <text:p>21528544</text:p>
          </table:table-cell>
          <table:table-cell office:value-type="float" office:value="21831976" calcext:value-type="float">
            <text:p>21831976</text:p>
          </table:table-cell>
          <table:table-cell table:number-columns-repeated="9"/>
        </table:table-row>
        <table:table-row table:style-name="ro1">
          <table:table-cell office:value-type="float" office:value="21251744" calcext:value-type="float">
            <text:p>21251744</text:p>
          </table:table-cell>
          <table:table-cell office:value-type="float" office:value="21437688" calcext:value-type="float">
            <text:p>21437688</text:p>
          </table:table-cell>
          <table:table-cell office:value-type="float" office:value="21552512" calcext:value-type="float">
            <text:p>21552512</text:p>
          </table:table-cell>
          <table:table-cell office:value-type="float" office:value="21871744" calcext:value-type="float">
            <text:p>21871744</text:p>
          </table:table-cell>
          <table:table-cell office:value-type="float" office:value="21355568" calcext:value-type="float">
            <text:p>21355568</text:p>
          </table:table-cell>
          <table:table-cell office:value-type="float" office:value="21528584" calcext:value-type="float">
            <text:p>21528584</text:p>
          </table:table-cell>
          <table:table-cell office:value-type="float" office:value="21832632" calcext:value-type="float">
            <text:p>21832632</text:p>
          </table:table-cell>
          <table:table-cell table:number-columns-repeated="9"/>
        </table:table-row>
        <table:table-row table:style-name="ro1">
          <table:table-cell office:value-type="float" office:value="21251840" calcext:value-type="float">
            <text:p>21251840</text:p>
          </table:table-cell>
          <table:table-cell office:value-type="float" office:value="21437816" calcext:value-type="float">
            <text:p>21437816</text:p>
          </table:table-cell>
          <table:table-cell office:value-type="float" office:value="21553168" calcext:value-type="float">
            <text:p>21553168</text:p>
          </table:table-cell>
          <table:table-cell office:value-type="float" office:value="21871976" calcext:value-type="float">
            <text:p>21871976</text:p>
          </table:table-cell>
          <table:table-cell office:value-type="float" office:value="21355776" calcext:value-type="float">
            <text:p>21355776</text:p>
          </table:table-cell>
          <table:table-cell office:value-type="float" office:value="21529344" calcext:value-type="float">
            <text:p>21529344</text:p>
          </table:table-cell>
          <table:table-cell office:value-type="float" office:value="21832848" calcext:value-type="float">
            <text:p>21832848</text:p>
          </table:table-cell>
          <table:table-cell table:number-columns-repeated="9"/>
        </table:table-row>
        <table:table-row table:style-name="ro1">
          <table:table-cell office:value-type="float" office:value="21251904" calcext:value-type="float">
            <text:p>21251904</text:p>
          </table:table-cell>
          <table:table-cell office:value-type="float" office:value="21438184" calcext:value-type="float">
            <text:p>21438184</text:p>
          </table:table-cell>
          <table:table-cell office:value-type="float" office:value="21553408" calcext:value-type="float">
            <text:p>21553408</text:p>
          </table:table-cell>
          <table:table-cell office:value-type="float" office:value="21872232" calcext:value-type="float">
            <text:p>21872232</text:p>
          </table:table-cell>
          <table:table-cell office:value-type="float" office:value="21356360" calcext:value-type="float">
            <text:p>21356360</text:p>
          </table:table-cell>
          <table:table-cell office:value-type="float" office:value="21529560" calcext:value-type="float">
            <text:p>21529560</text:p>
          </table:table-cell>
          <table:table-cell office:value-type="float" office:value="21833016" calcext:value-type="float">
            <text:p>21833016</text:p>
          </table:table-cell>
          <table:table-cell table:number-columns-repeated="9"/>
        </table:table-row>
        <table:table-row table:style-name="ro1">
          <table:table-cell office:value-type="float" office:value="21252064" calcext:value-type="float">
            <text:p>21252064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3816" calcext:value-type="float">
            <text:p>21553816</text:p>
          </table:table-cell>
          <table:table-cell office:value-type="float" office:value="21872448" calcext:value-type="float">
            <text:p>21872448</text:p>
          </table:table-cell>
          <table:table-cell office:value-type="float" office:value="21356648" calcext:value-type="float">
            <text:p>21356648</text:p>
          </table:table-cell>
          <table:table-cell office:value-type="float" office:value="21530272" calcext:value-type="float">
            <text:p>21530272</text:p>
          </table:table-cell>
          <table:table-cell office:value-type="float" office:value="21833912" calcext:value-type="float">
            <text:p>21833912</text:p>
          </table:table-cell>
          <table:table-cell table:number-columns-repeated="9"/>
        </table:table-row>
        <table:table-row table:style-name="ro1">
          <table:table-cell office:value-type="float" office:value="21252360" calcext:value-type="float">
            <text:p>21252360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4184" calcext:value-type="float">
            <text:p>21554184</text:p>
          </table:table-cell>
          <table:table-cell office:value-type="float" office:value="21872656" calcext:value-type="float">
            <text:p>21872656</text:p>
          </table:table-cell>
          <table:table-cell office:value-type="float" office:value="21356824" calcext:value-type="float">
            <text:p>21356824</text:p>
          </table:table-cell>
          <table:table-cell office:value-type="float" office:value="21530600" calcext:value-type="float">
            <text:p>21530600</text:p>
          </table:table-cell>
          <table:table-cell office:value-type="float" office:value="21833984" calcext:value-type="float">
            <text:p>21833984</text:p>
          </table:table-cell>
          <table:table-cell table:number-columns-repeated="9"/>
        </table:table-row>
        <table:table-row table:style-name="ro1">
          <table:table-cell office:value-type="float" office:value="21252384" calcext:value-type="float">
            <text:p>21252384</text:p>
          </table:table-cell>
          <table:table-cell office:value-type="float" office:value="21439000" calcext:value-type="float">
            <text:p>21439000</text:p>
          </table:table-cell>
          <table:table-cell office:value-type="float" office:value="21554360" calcext:value-type="float">
            <text:p>21554360</text:p>
          </table:table-cell>
          <table:table-cell office:value-type="float" office:value="21872984" calcext:value-type="float">
            <text:p>21872984</text:p>
          </table:table-cell>
          <table:table-cell office:value-type="float" office:value="21356832" calcext:value-type="float">
            <text:p>21356832</text:p>
          </table:table-cell>
          <table:table-cell office:value-type="float" office:value="21530752" calcext:value-type="float">
            <text:p>21530752</text:p>
          </table:table-cell>
          <table:table-cell office:value-type="float" office:value="21834232" calcext:value-type="float">
            <text:p>21834232</text:p>
          </table:table-cell>
          <table:table-cell table:number-columns-repeated="9"/>
        </table:table-row>
        <table:table-row table:style-name="ro1">
          <table:table-cell office:value-type="float" office:value="21252440" calcext:value-type="float">
            <text:p>21252440</text:p>
          </table:table-cell>
          <table:table-cell office:value-type="float" office:value="21439552" calcext:value-type="float">
            <text:p>21439552</text:p>
          </table:table-cell>
          <table:table-cell office:value-type="float" office:value="21554496" calcext:value-type="float">
            <text:p>21554496</text:p>
          </table:table-cell>
          <table:table-cell office:value-type="float" office:value="21873464" calcext:value-type="float">
            <text:p>21873464</text:p>
          </table:table-cell>
          <table:table-cell office:value-type="float" office:value="21356944" calcext:value-type="float">
            <text:p>21356944</text:p>
          </table:table-cell>
          <table:table-cell office:value-type="float" office:value="21531424" calcext:value-type="float">
            <text:p>21531424</text:p>
          </table:table-cell>
          <table:table-cell office:value-type="float" office:value="21834960" calcext:value-type="float">
            <text:p>21834960</text:p>
          </table:table-cell>
          <table:table-cell table:number-columns-repeated="9"/>
        </table:table-row>
        <table:table-row table:style-name="ro1">
          <table:table-cell office:value-type="float" office:value="21253104" calcext:value-type="float">
            <text:p>21253104</text:p>
          </table:table-cell>
          <table:table-cell office:value-type="float" office:value="21439888" calcext:value-type="float">
            <text:p>21439888</text:p>
          </table:table-cell>
          <table:table-cell office:value-type="float" office:value="21554992" calcext:value-type="float">
            <text:p>21554992</text:p>
          </table:table-cell>
          <table:table-cell office:value-type="float" office:value="21873536" calcext:value-type="float">
            <text:p>21873536</text:p>
          </table:table-cell>
          <table:table-cell office:value-type="float" office:value="21357456" calcext:value-type="float">
            <text:p>21357456</text:p>
          </table:table-cell>
          <table:table-cell office:value-type="float" office:value="21532088" calcext:value-type="float">
            <text:p>21532088</text:p>
          </table:table-cell>
          <table:table-cell office:value-type="float" office:value="21835016" calcext:value-type="float">
            <text:p>21835016</text:p>
          </table:table-cell>
          <table:table-cell table:number-columns-repeated="9"/>
        </table:table-row>
        <table:table-row table:style-name="ro1">
          <table:table-cell office:value-type="float" office:value="21253248" calcext:value-type="float">
            <text:p>2125324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555112" calcext:value-type="float">
            <text:p>21555112</text:p>
          </table:table-cell>
          <table:table-cell office:value-type="float" office:value="21873720" calcext:value-type="float">
            <text:p>21873720</text:p>
          </table:table-cell>
          <table:table-cell office:value-type="float" office:value="21357760" calcext:value-type="float">
            <text:p>21357760</text:p>
          </table:table-cell>
          <table:table-cell office:value-type="float" office:value="21532296" calcext:value-type="float">
            <text:p>21532296</text:p>
          </table:table-cell>
          <table:table-cell office:value-type="float" office:value="21835808" calcext:value-type="float">
            <text:p>21835808</text:p>
          </table:table-cell>
          <table:table-cell table:number-columns-repeated="9"/>
        </table:table-row>
        <table:table-row table:style-name="ro1">
          <table:table-cell office:value-type="float" office:value="21253256" calcext:value-type="float">
            <text:p>21253256</text:p>
          </table:table-cell>
          <table:table-cell office:value-type="float" office:value="21441584" calcext:value-type="float">
            <text:p>21441584</text:p>
          </table:table-cell>
          <table:table-cell office:value-type="float" office:value="21555432" calcext:value-type="float">
            <text:p>21555432</text:p>
          </table:table-cell>
          <table:table-cell office:value-type="float" office:value="21874104" calcext:value-type="float">
            <text:p>21874104</text:p>
          </table:table-cell>
          <table:table-cell office:value-type="float" office:value="21357928" calcext:value-type="float">
            <text:p>21357928</text:p>
          </table:table-cell>
          <table:table-cell office:value-type="float" office:value="21533232" calcext:value-type="float">
            <text:p>21533232</text:p>
          </table:table-cell>
          <table:table-cell office:value-type="float" office:value="21835888" calcext:value-type="float">
            <text:p>21835888</text:p>
          </table:table-cell>
          <table:table-cell table:number-columns-repeated="9"/>
        </table:table-row>
        <table:table-row table:style-name="ro1">
          <table:table-cell office:value-type="float" office:value="21253272" calcext:value-type="float">
            <text:p>21253272</text:p>
          </table:table-cell>
          <table:table-cell office:value-type="float" office:value="21442008" calcext:value-type="float">
            <text:p>21442008</text:p>
          </table:table-cell>
          <table:table-cell office:value-type="float" office:value="21557136" calcext:value-type="float">
            <text:p>21557136</text:p>
          </table:table-cell>
          <table:table-cell office:value-type="float" office:value="21874600" calcext:value-type="float">
            <text:p>21874600</text:p>
          </table:table-cell>
          <table:table-cell office:value-type="float" office:value="21358280" calcext:value-type="float">
            <text:p>21358280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836176" calcext:value-type="float">
            <text:p>21836176</text:p>
          </table:table-cell>
          <table:table-cell table:number-columns-repeated="9"/>
        </table:table-row>
        <table:table-row table:style-name="ro1">
          <table:table-cell office:value-type="float" office:value="21253896" calcext:value-type="float">
            <text:p>21253896</text:p>
          </table:table-cell>
          <table:table-cell office:value-type="float" office:value="21442576" calcext:value-type="float">
            <text:p>21442576</text:p>
          </table:table-cell>
          <table:table-cell office:value-type="float" office:value="21557352" calcext:value-type="float">
            <text:p>21557352</text:p>
          </table:table-cell>
          <table:table-cell office:value-type="float" office:value="21874848" calcext:value-type="float">
            <text:p>21874848</text:p>
          </table:table-cell>
          <table:table-cell office:value-type="float" office:value="21358456" calcext:value-type="float">
            <text:p>21358456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836256" calcext:value-type="float">
            <text:p>21836256</text:p>
          </table:table-cell>
          <table:table-cell table:number-columns-repeated="9"/>
        </table:table-row>
        <table:table-row table:style-name="ro1">
          <table:table-cell office:value-type="float" office:value="21254072" calcext:value-type="float">
            <text:p>21254072</text:p>
          </table:table-cell>
          <table:table-cell office:value-type="float" office:value="21442736" calcext:value-type="float">
            <text:p>21442736</text:p>
          </table:table-cell>
          <table:table-cell office:value-type="float" office:value="21557944" calcext:value-type="float">
            <text:p>21557944</text:p>
          </table:table-cell>
          <table:table-cell office:value-type="float" office:value="21875664" calcext:value-type="float">
            <text:p>21875664</text:p>
          </table:table-cell>
          <table:table-cell office:value-type="float" office:value="21358632" calcext:value-type="float">
            <text:p>21358632</text:p>
          </table:table-cell>
          <table:table-cell office:value-type="float" office:value="21534440" calcext:value-type="float">
            <text:p>21534440</text:p>
          </table:table-cell>
          <table:table-cell office:value-type="float" office:value="21836368" calcext:value-type="float">
            <text:p>21836368</text:p>
          </table:table-cell>
          <table:table-cell table:number-columns-repeated="9"/>
        </table:table-row>
        <table:table-row table:style-name="ro1">
          <table:table-cell office:value-type="float" office:value="21254240" calcext:value-type="float">
            <text:p>21254240</text:p>
          </table:table-cell>
          <table:table-cell office:value-type="float" office:value="21442896" calcext:value-type="float">
            <text:p>21442896</text:p>
          </table:table-cell>
          <table:table-cell office:value-type="float" office:value="21558456" calcext:value-type="float">
            <text:p>21558456</text:p>
          </table:table-cell>
          <table:table-cell office:value-type="float" office:value="21875752" calcext:value-type="float">
            <text:p>21875752</text:p>
          </table:table-cell>
          <table:table-cell office:value-type="float" office:value="21358776" calcext:value-type="float">
            <text:p>21358776</text:p>
          </table:table-cell>
          <table:table-cell office:value-type="float" office:value="21534488" calcext:value-type="float">
            <text:p>21534488</text:p>
          </table:table-cell>
          <table:table-cell office:value-type="float" office:value="21837848" calcext:value-type="float">
            <text:p>21837848</text:p>
          </table:table-cell>
          <table:table-cell table:number-columns-repeated="9"/>
        </table:table-row>
        <table:table-row table:style-name="ro1">
          <table:table-cell office:value-type="float" office:value="21254296" calcext:value-type="float">
            <text:p>21254296</text:p>
          </table:table-cell>
          <table:table-cell office:value-type="float" office:value="21443232" calcext:value-type="float">
            <text:p>21443232</text:p>
          </table:table-cell>
          <table:table-cell office:value-type="float" office:value="21558520" calcext:value-type="float">
            <text:p>21558520</text:p>
          </table:table-cell>
          <table:table-cell office:value-type="float" office:value="21875928" calcext:value-type="float">
            <text:p>21875928</text:p>
          </table:table-cell>
          <table:table-cell office:value-type="float" office:value="21358856" calcext:value-type="float">
            <text:p>21358856</text:p>
          </table:table-cell>
          <table:table-cell office:value-type="float" office:value="21534536" calcext:value-type="float">
            <text:p>21534536</text:p>
          </table:table-cell>
          <table:table-cell office:value-type="float" office:value="21838176" calcext:value-type="float">
            <text:p>21838176</text:p>
          </table:table-cell>
          <table:table-cell table:number-columns-repeated="9"/>
        </table:table-row>
        <table:table-row table:style-name="ro1">
          <table:table-cell office:value-type="float" office:value="21254768" calcext:value-type="float">
            <text:p>21254768</text:p>
          </table:table-cell>
          <table:table-cell office:value-type="float" office:value="21443408" calcext:value-type="float">
            <text:p>21443408</text:p>
          </table:table-cell>
          <table:table-cell office:value-type="float" office:value="21558552" calcext:value-type="float">
            <text:p>21558552</text:p>
          </table:table-cell>
          <table:table-cell office:value-type="float" office:value="21875992" calcext:value-type="float">
            <text:p>21875992</text:p>
          </table:table-cell>
          <table:table-cell office:value-type="float" office:value="21360016" calcext:value-type="float">
            <text:p>21360016</text:p>
          </table:table-cell>
          <table:table-cell office:value-type="float" office:value="21534632" calcext:value-type="float">
            <text:p>21534632</text:p>
          </table:table-cell>
          <table:table-cell office:value-type="float" office:value="21838408" calcext:value-type="float">
            <text:p>21838408</text:p>
          </table:table-cell>
          <table:table-cell table:number-columns-repeated="9"/>
        </table:table-row>
        <table:table-row table:style-name="ro1">
          <table:table-cell office:value-type="float" office:value="21255240" calcext:value-type="float">
            <text:p>21255240</text:p>
          </table:table-cell>
          <table:table-cell office:value-type="float" office:value="21443912" calcext:value-type="float">
            <text:p>21443912</text:p>
          </table:table-cell>
          <table:table-cell office:value-type="float" office:value="21558816" calcext:value-type="float">
            <text:p>21558816</text:p>
          </table:table-cell>
          <table:table-cell office:value-type="float" office:value="21876328" calcext:value-type="float">
            <text:p>21876328</text:p>
          </table:table-cell>
          <table:table-cell office:value-type="float" office:value="21360544" calcext:value-type="float">
            <text:p>21360544</text:p>
          </table:table-cell>
          <table:table-cell office:value-type="float" office:value="21535560" calcext:value-type="float">
            <text:p>21535560</text:p>
          </table:table-cell>
          <table:table-cell office:value-type="float" office:value="21838896" calcext:value-type="float">
            <text:p>21838896</text:p>
          </table:table-cell>
          <table:table-cell table:number-columns-repeated="9"/>
        </table:table-row>
        <table:table-row table:style-name="ro1">
          <table:table-cell office:value-type="float" office:value="21255464" calcext:value-type="float">
            <text:p>21255464</text:p>
          </table:table-cell>
          <table:table-cell office:value-type="float" office:value="21444448" calcext:value-type="float">
            <text:p>21444448</text:p>
          </table:table-cell>
          <table:table-cell office:value-type="float" office:value="21559352" calcext:value-type="float">
            <text:p>21559352</text:p>
          </table:table-cell>
          <table:table-cell office:value-type="float" office:value="21876464" calcext:value-type="float">
            <text:p>21876464</text:p>
          </table:table-cell>
          <table:table-cell office:value-type="float" office:value="21361224" calcext:value-type="float">
            <text:p>21361224</text:p>
          </table:table-cell>
          <table:table-cell office:value-type="float" office:value="21536384" calcext:value-type="float">
            <text:p>21536384</text:p>
          </table:table-cell>
          <table:table-cell office:value-type="float" office:value="21839024" calcext:value-type="float">
            <text:p>21839024</text:p>
          </table:table-cell>
          <table:table-cell table:number-columns-repeated="9"/>
        </table:table-row>
        <table:table-row table:style-name="ro1">
          <table:table-cell office:value-type="float" office:value="21255984" calcext:value-type="float">
            <text:p>21255984</text:p>
          </table:table-cell>
          <table:table-cell office:value-type="float" office:value="21444712" calcext:value-type="float">
            <text:p>21444712</text:p>
          </table:table-cell>
          <table:table-cell office:value-type="float" office:value="21559512" calcext:value-type="float">
            <text:p>21559512</text:p>
          </table:table-cell>
          <table:table-cell office:value-type="float" office:value="21876624" calcext:value-type="float">
            <text:p>21876624</text:p>
          </table:table-cell>
          <table:table-cell office:value-type="float" office:value="21361280" calcext:value-type="float">
            <text:p>21361280</text:p>
          </table:table-cell>
          <table:table-cell office:value-type="float" office:value="21537184" calcext:value-type="float">
            <text:p>21537184</text:p>
          </table:table-cell>
          <table:table-cell office:value-type="float" office:value="21839408" calcext:value-type="float">
            <text:p>21839408</text:p>
          </table:table-cell>
          <table:table-cell table:number-columns-repeated="9"/>
        </table:table-row>
        <table:table-row table:style-name="ro1">
          <table:table-cell office:value-type="float" office:value="21257384" calcext:value-type="float">
            <text:p>21257384</text:p>
          </table:table-cell>
          <table:table-cell office:value-type="float" office:value="21445496" calcext:value-type="float">
            <text:p>21445496</text:p>
          </table:table-cell>
          <table:table-cell office:value-type="float" office:value="21560144" calcext:value-type="float">
            <text:p>21560144</text:p>
          </table:table-cell>
          <table:table-cell office:value-type="float" office:value="21876688" calcext:value-type="float">
            <text:p>21876688</text:p>
          </table:table-cell>
          <table:table-cell office:value-type="float" office:value="21362344" calcext:value-type="float">
            <text:p>21362344</text:p>
          </table:table-cell>
          <table:table-cell office:value-type="float" office:value="21537304" calcext:value-type="float">
            <text:p>21537304</text:p>
          </table:table-cell>
          <table:table-cell office:value-type="float" office:value="21839600" calcext:value-type="float">
            <text:p>21839600</text:p>
          </table:table-cell>
          <table:table-cell table:number-columns-repeated="9"/>
        </table:table-row>
        <table:table-row table:style-name="ro1">
          <table:table-cell office:value-type="float" office:value="21257880" calcext:value-type="float">
            <text:p>21257880</text:p>
          </table:table-cell>
          <table:table-cell office:value-type="float" office:value="21446384" calcext:value-type="float">
            <text:p>21446384</text:p>
          </table:table-cell>
          <table:table-cell office:value-type="float" office:value="21560264" calcext:value-type="float">
            <text:p>21560264</text:p>
          </table:table-cell>
          <table:table-cell office:value-type="float" office:value="21877208" calcext:value-type="float">
            <text:p>21877208</text:p>
          </table:table-cell>
          <table:table-cell office:value-type="float" office:value="21362392" calcext:value-type="float">
            <text:p>21362392</text:p>
          </table:table-cell>
          <table:table-cell office:value-type="float" office:value="21537320" calcext:value-type="float">
            <text:p>21537320</text:p>
          </table:table-cell>
          <table:table-cell office:value-type="float" office:value="21840912" calcext:value-type="float">
            <text:p>21840912</text:p>
          </table:table-cell>
          <table:table-cell table:number-columns-repeated="9"/>
        </table:table-row>
        <table:table-row table:style-name="ro1">
          <table:table-cell office:value-type="float" office:value="21258496" calcext:value-type="float">
            <text:p>21258496</text:p>
          </table:table-cell>
          <table:table-cell office:value-type="float" office:value="21446456" calcext:value-type="float">
            <text:p>21446456</text:p>
          </table:table-cell>
          <table:table-cell office:value-type="float" office:value="21560296" calcext:value-type="float">
            <text:p>21560296</text:p>
          </table:table-cell>
          <table:table-cell office:value-type="float" office:value="21877744" calcext:value-type="float">
            <text:p>21877744</text:p>
          </table:table-cell>
          <table:table-cell office:value-type="float" office:value="21362824" calcext:value-type="float">
            <text:p>21362824</text:p>
          </table:table-cell>
          <table:table-cell office:value-type="float" office:value="21537432" calcext:value-type="float">
            <text:p>21537432</text:p>
          </table:table-cell>
          <table:table-cell office:value-type="float" office:value="21841688" calcext:value-type="float">
            <text:p>21841688</text:p>
          </table:table-cell>
          <table:table-cell table:number-columns-repeated="9"/>
        </table:table-row>
        <table:table-row table:style-name="ro1">
          <table:table-cell office:value-type="float" office:value="21259408" calcext:value-type="float">
            <text:p>21259408</text:p>
          </table:table-cell>
          <table:table-cell office:value-type="float" office:value="21446520" calcext:value-type="float">
            <text:p>21446520</text:p>
          </table:table-cell>
          <table:table-cell office:value-type="float" office:value="21560736" calcext:value-type="float">
            <text:p>21560736</text:p>
          </table:table-cell>
          <table:table-cell office:value-type="float" office:value="21877960" calcext:value-type="float">
            <text:p>21877960</text:p>
          </table:table-cell>
          <table:table-cell office:value-type="float" office:value="21363464" calcext:value-type="float">
            <text:p>21363464</text:p>
          </table:table-cell>
          <table:table-cell office:value-type="float" office:value="21537688" calcext:value-type="float">
            <text:p>21537688</text:p>
          </table:table-cell>
          <table:table-cell office:value-type="float" office:value="21841696" calcext:value-type="float">
            <text:p>21841696</text:p>
          </table:table-cell>
          <table:table-cell table:number-columns-repeated="9"/>
        </table:table-row>
        <table:table-row table:style-name="ro1">
          <table:table-cell office:value-type="float" office:value="21259416" calcext:value-type="float">
            <text:p>21259416</text:p>
          </table:table-cell>
          <table:table-cell office:value-type="float" office:value="21447160" calcext:value-type="float">
            <text:p>21447160</text:p>
          </table:table-cell>
          <table:table-cell office:value-type="float" office:value="21560848" calcext:value-type="float">
            <text:p>21560848</text:p>
          </table:table-cell>
          <table:table-cell office:value-type="float" office:value="21878912" calcext:value-type="float">
            <text:p>21878912</text:p>
          </table:table-cell>
          <table:table-cell office:value-type="float" office:value="21363528" calcext:value-type="float">
            <text:p>21363528</text:p>
          </table:table-cell>
          <table:table-cell office:value-type="float" office:value="21537728" calcext:value-type="float">
            <text:p>21537728</text:p>
          </table:table-cell>
          <table:table-cell office:value-type="float" office:value="21842376" calcext:value-type="float">
            <text:p>21842376</text:p>
          </table:table-cell>
          <table:table-cell table:number-columns-repeated="9"/>
        </table:table-row>
        <table:table-row table:style-name="ro1">
          <table:table-cell office:value-type="float" office:value="21259768" calcext:value-type="float">
            <text:p>21259768</text:p>
          </table:table-cell>
          <table:table-cell office:value-type="float" office:value="21447360" calcext:value-type="float">
            <text:p>21447360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79128" calcext:value-type="float">
            <text:p>21879128</text:p>
          </table:table-cell>
          <table:table-cell office:value-type="float" office:value="21363560" calcext:value-type="float">
            <text:p>21363560</text:p>
          </table:table-cell>
          <table:table-cell office:value-type="float" office:value="21538280" calcext:value-type="float">
            <text:p>21538280</text:p>
          </table:table-cell>
          <table:table-cell office:value-type="float" office:value="21842504" calcext:value-type="float">
            <text:p>21842504</text:p>
          </table:table-cell>
          <table:table-cell table:number-columns-repeated="9"/>
        </table:table-row>
        <table:table-row table:style-name="ro1">
          <table:table-cell office:value-type="float" office:value="21260608" calcext:value-type="float">
            <text:p>21260608</text:p>
          </table:table-cell>
          <table:table-cell office:value-type="float" office:value="21447664" calcext:value-type="float">
            <text:p>21447664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79304" calcext:value-type="float">
            <text:p>21879304</text:p>
          </table:table-cell>
          <table:table-cell office:value-type="float" office:value="21363760" calcext:value-type="float">
            <text:p>21363760</text:p>
          </table:table-cell>
          <table:table-cell office:value-type="float" office:value="21538320" calcext:value-type="float">
            <text:p>21538320</text:p>
          </table:table-cell>
          <table:table-cell office:value-type="float" office:value="21842512" calcext:value-type="float">
            <text:p>21842512</text:p>
          </table:table-cell>
          <table:table-cell table:number-columns-repeated="9"/>
        </table:table-row>
        <table:table-row table:style-name="ro1">
          <table:table-cell office:value-type="float" office:value="21260720" calcext:value-type="float">
            <text:p>21260720</text:p>
          </table:table-cell>
          <table:table-cell office:value-type="float" office:value="21447728" calcext:value-type="float">
            <text:p>21447728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80016" calcext:value-type="float">
            <text:p>21880016</text:p>
          </table:table-cell>
          <table:table-cell office:value-type="float" office:value="21363904" calcext:value-type="float">
            <text:p>21363904</text:p>
          </table:table-cell>
          <table:table-cell office:value-type="float" office:value="21538512" calcext:value-type="float">
            <text:p>21538512</text:p>
          </table:table-cell>
          <table:table-cell office:value-type="float" office:value="21842840" calcext:value-type="float">
            <text:p>21842840</text:p>
          </table:table-cell>
          <table:table-cell table:number-columns-repeated="9"/>
        </table:table-row>
        <table:table-row table:style-name="ro1">
          <table:table-cell office:value-type="float" office:value="21260840" calcext:value-type="float">
            <text:p>21260840</text:p>
          </table:table-cell>
          <table:table-cell office:value-type="float" office:value="21447904" calcext:value-type="float">
            <text:p>21447904</text:p>
          </table:table-cell>
          <table:table-cell office:value-type="float" office:value="21561408" calcext:value-type="float">
            <text:p>21561408</text:p>
          </table:table-cell>
          <table:table-cell office:value-type="float" office:value="21880560" calcext:value-type="float">
            <text:p>21880560</text:p>
          </table:table-cell>
          <table:table-cell office:value-type="float" office:value="21364080" calcext:value-type="float">
            <text:p>21364080</text:p>
          </table:table-cell>
          <table:table-cell office:value-type="float" office:value="21538808" calcext:value-type="float">
            <text:p>21538808</text:p>
          </table:table-cell>
          <table:table-cell office:value-type="float" office:value="21843080" calcext:value-type="float">
            <text:p>21843080</text:p>
          </table:table-cell>
          <table:table-cell table:number-columns-repeated="9"/>
        </table:table-row>
        <table:table-row table:style-name="ro1">
          <table:table-cell office:value-type="float" office:value="21260856" calcext:value-type="float">
            <text:p>21260856</text:p>
          </table:table-cell>
          <table:table-cell office:value-type="float" office:value="21448264" calcext:value-type="float">
            <text:p>21448264</text:p>
          </table:table-cell>
          <table:table-cell office:value-type="float" office:value="21562624" calcext:value-type="float">
            <text:p>21562624</text:p>
          </table:table-cell>
          <table:table-cell office:value-type="float" office:value="21880584" calcext:value-type="float">
            <text:p>21880584</text:p>
          </table:table-cell>
          <table:table-cell office:value-type="float" office:value="21364448" calcext:value-type="float">
            <text:p>21364448</text:p>
          </table:table-cell>
          <table:table-cell office:value-type="float" office:value="21538872" calcext:value-type="float">
            <text:p>21538872</text:p>
          </table:table-cell>
          <table:table-cell office:value-type="float" office:value="21843392" calcext:value-type="float">
            <text:p>21843392</text:p>
          </table:table-cell>
          <table:table-cell table:number-columns-repeated="9"/>
        </table:table-row>
        <table:table-row table:style-name="ro1">
          <table:table-cell office:value-type="float" office:value="21261280" calcext:value-type="float">
            <text:p>21261280</text:p>
          </table:table-cell>
          <table:table-cell office:value-type="float" office:value="21448464" calcext:value-type="float">
            <text:p>21448464</text:p>
          </table:table-cell>
          <table:table-cell office:value-type="float" office:value="21563032" calcext:value-type="float">
            <text:p>21563032</text:p>
          </table:table-cell>
          <table:table-cell office:value-type="float" office:value="21880960" calcext:value-type="float">
            <text:p>21880960</text:p>
          </table:table-cell>
          <table:table-cell office:value-type="float" office:value="21364528" calcext:value-type="float">
            <text:p>21364528</text:p>
          </table:table-cell>
          <table:table-cell office:value-type="float" office:value="21538952" calcext:value-type="float">
            <text:p>21538952</text:p>
          </table:table-cell>
          <table:table-cell office:value-type="float" office:value="21843488" calcext:value-type="float">
            <text:p>21843488</text:p>
          </table:table-cell>
          <table:table-cell table:number-columns-repeated="9"/>
        </table:table-row>
        <table:table-row table:style-name="ro1">
          <table:table-cell office:value-type="float" office:value="21261320" calcext:value-type="float">
            <text:p>21261320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563968" calcext:value-type="float">
            <text:p>21563968</text:p>
          </table:table-cell>
          <table:table-cell office:value-type="float" office:value="21881456" calcext:value-type="float">
            <text:p>21881456</text:p>
          </table:table-cell>
          <table:table-cell office:value-type="float" office:value="21365424" calcext:value-type="float">
            <text:p>21365424</text:p>
          </table:table-cell>
          <table:table-cell office:value-type="float" office:value="21539256" calcext:value-type="float">
            <text:p>21539256</text:p>
          </table:table-cell>
          <table:table-cell office:value-type="float" office:value="21843848" calcext:value-type="float">
            <text:p>21843848</text:p>
          </table:table-cell>
          <table:table-cell table:number-columns-repeated="9"/>
        </table:table-row>
        <table:table-row table:style-name="ro1">
          <table:table-cell office:value-type="float" office:value="21261472" calcext:value-type="float">
            <text:p>21261472</text:p>
          </table:table-cell>
          <table:table-cell office:value-type="float" office:value="21449168" calcext:value-type="float">
            <text:p>21449168</text:p>
          </table:table-cell>
          <table:table-cell office:value-type="float" office:value="21564136" calcext:value-type="float">
            <text:p>21564136</text:p>
          </table:table-cell>
          <table:table-cell office:value-type="float" office:value="21881768" calcext:value-type="float">
            <text:p>21881768</text:p>
          </table:table-cell>
          <table:table-cell office:value-type="float" office:value="21366224" calcext:value-type="float">
            <text:p>21366224</text:p>
          </table:table-cell>
          <table:table-cell office:value-type="float" office:value="21539776" calcext:value-type="float">
            <text:p>21539776</text:p>
          </table:table-cell>
          <table:table-cell office:value-type="float" office:value="21843864" calcext:value-type="float">
            <text:p>21843864</text:p>
          </table:table-cell>
          <table:table-cell table:number-columns-repeated="9"/>
        </table:table-row>
        <table:table-row table:style-name="ro1">
          <table:table-cell office:value-type="float" office:value="21261496" calcext:value-type="float">
            <text:p>21261496</text:p>
          </table:table-cell>
          <table:table-cell office:value-type="float" office:value="21449192" calcext:value-type="float">
            <text:p>21449192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882872" calcext:value-type="float">
            <text:p>21882872</text:p>
          </table:table-cell>
          <table:table-cell office:value-type="float" office:value="21367368" calcext:value-type="float">
            <text:p>21367368</text:p>
          </table:table-cell>
          <table:table-cell office:value-type="float" office:value="21539856" calcext:value-type="float">
            <text:p>21539856</text:p>
          </table:table-cell>
          <table:table-cell office:value-type="float" office:value="21844056" calcext:value-type="float">
            <text:p>21844056</text:p>
          </table:table-cell>
          <table:table-cell table:number-columns-repeated="9"/>
        </table:table-row>
        <table:table-row table:style-name="ro1">
          <table:table-cell office:value-type="float" office:value="21261544" calcext:value-type="float">
            <text:p>21261544</text:p>
          </table:table-cell>
          <table:table-cell office:value-type="float" office:value="21449584" calcext:value-type="float">
            <text:p>21449584</text:p>
          </table:table-cell>
          <table:table-cell office:value-type="float" office:value="21564488" calcext:value-type="float">
            <text:p>21564488</text:p>
          </table:table-cell>
          <table:table-cell office:value-type="float" office:value="21882904" calcext:value-type="float">
            <text:p>21882904</text:p>
          </table:table-cell>
          <table:table-cell office:value-type="float" office:value="21367656" calcext:value-type="float">
            <text:p>21367656</text:p>
          </table:table-cell>
          <table:table-cell office:value-type="float" office:value="21540064" calcext:value-type="float">
            <text:p>21540064</text:p>
          </table:table-cell>
          <table:table-cell office:value-type="float" office:value="21844192" calcext:value-type="float">
            <text:p>21844192</text:p>
          </table:table-cell>
          <table:table-cell table:number-columns-repeated="9"/>
        </table:table-row>
        <table:table-row table:style-name="ro1">
          <table:table-cell office:value-type="float" office:value="21262584" calcext:value-type="float">
            <text:p>21262584</text:p>
          </table:table-cell>
          <table:table-cell office:value-type="float" office:value="21449696" calcext:value-type="float">
            <text:p>21449696</text:p>
          </table:table-cell>
          <table:table-cell office:value-type="float" office:value="21565112" calcext:value-type="float">
            <text:p>21565112</text:p>
          </table:table-cell>
          <table:table-cell office:value-type="float" office:value="21883064" calcext:value-type="float">
            <text:p>21883064</text:p>
          </table:table-cell>
          <table:table-cell office:value-type="float" office:value="21368432" calcext:value-type="float">
            <text:p>21368432</text:p>
          </table:table-cell>
          <table:table-cell office:value-type="float" office:value="21540320" calcext:value-type="float">
            <text:p>21540320</text:p>
          </table:table-cell>
          <table:table-cell office:value-type="float" office:value="21844200" calcext:value-type="float">
            <text:p>21844200</text:p>
          </table:table-cell>
          <table:table-cell table:number-columns-repeated="9"/>
        </table:table-row>
        <table:table-row table:style-name="ro1">
          <table:table-cell office:value-type="float" office:value="21262752" calcext:value-type="float">
            <text:p>21262752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565936" calcext:value-type="float">
            <text:p>21565936</text:p>
          </table:table-cell>
          <table:table-cell office:value-type="float" office:value="21883688" calcext:value-type="float">
            <text:p>21883688</text:p>
          </table:table-cell>
          <table:table-cell office:value-type="float" office:value="21369184" calcext:value-type="float">
            <text:p>21369184</text:p>
          </table:table-cell>
          <table:table-cell office:value-type="float" office:value="21540768" calcext:value-type="float">
            <text:p>21540768</text:p>
          </table:table-cell>
          <table:table-cell office:value-type="float" office:value="21844560" calcext:value-type="float">
            <text:p>21844560</text:p>
          </table:table-cell>
          <table:table-cell table:number-columns-repeated="9"/>
        </table:table-row>
        <table:table-row table:style-name="ro1">
          <table:table-cell office:value-type="float" office:value="21262952" calcext:value-type="float">
            <text:p>21262952</text:p>
          </table:table-cell>
          <table:table-cell office:value-type="float" office:value="21450944" calcext:value-type="float">
            <text:p>21450944</text:p>
          </table:table-cell>
          <table:table-cell office:value-type="float" office:value="21566080" calcext:value-type="float">
            <text:p>21566080</text:p>
          </table:table-cell>
          <table:table-cell office:value-type="float" office:value="21883752" calcext:value-type="float">
            <text:p>21883752</text:p>
          </table:table-cell>
          <table:table-cell office:value-type="float" office:value="21369320" calcext:value-type="float">
            <text:p>21369320</text:p>
          </table:table-cell>
          <table:table-cell office:value-type="float" office:value="21541992" calcext:value-type="float">
            <text:p>21541992</text:p>
          </table:table-cell>
          <table:table-cell office:value-type="float" office:value="21845032" calcext:value-type="float">
            <text:p>21845032</text:p>
          </table:table-cell>
          <table:table-cell table:number-columns-repeated="9"/>
        </table:table-row>
        <table:table-row table:style-name="ro1">
          <table:table-cell office:value-type="float" office:value="21263176" calcext:value-type="float">
            <text:p>21263176</text:p>
          </table:table-cell>
          <table:table-cell office:value-type="float" office:value="21451288" calcext:value-type="float">
            <text:p>21451288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83912" calcext:value-type="float">
            <text:p>21883912</text:p>
          </table:table-cell>
          <table:table-cell office:value-type="float" office:value="21369672" calcext:value-type="float">
            <text:p>21369672</text:p>
          </table:table-cell>
          <table:table-cell office:value-type="float" office:value="21542224" calcext:value-type="float">
            <text:p>21542224</text:p>
          </table:table-cell>
          <table:table-cell office:value-type="float" office:value="21845704" calcext:value-type="float">
            <text:p>21845704</text:p>
          </table:table-cell>
          <table:table-cell table:number-columns-repeated="9"/>
        </table:table-row>
        <table:table-row table:style-name="ro1">
          <table:table-cell office:value-type="float" office:value="21263656" calcext:value-type="float">
            <text:p>21263656</text:p>
          </table:table-cell>
          <table:table-cell office:value-type="float" office:value="21451320" calcext:value-type="float">
            <text:p>21451320</text:p>
          </table:table-cell>
          <table:table-cell office:value-type="float" office:value="21567472" calcext:value-type="float">
            <text:p>21567472</text:p>
          </table:table-cell>
          <table:table-cell office:value-type="float" office:value="21884088" calcext:value-type="float">
            <text:p>21884088</text:p>
          </table:table-cell>
          <table:table-cell office:value-type="float" office:value="21370272" calcext:value-type="float">
            <text:p>21370272</text:p>
          </table:table-cell>
          <table:table-cell office:value-type="float" office:value="21542304" calcext:value-type="float">
            <text:p>21542304</text:p>
          </table:table-cell>
          <table:table-cell office:value-type="float" office:value="21846080" calcext:value-type="float">
            <text:p>21846080</text:p>
          </table:table-cell>
          <table:table-cell table:number-columns-repeated="9"/>
        </table:table-row>
        <table:table-row table:style-name="ro1">
          <table:table-cell office:value-type="float" office:value="21264256" calcext:value-type="float">
            <text:p>21264256</text:p>
          </table:table-cell>
          <table:table-cell office:value-type="float" office:value="21451360" calcext:value-type="float">
            <text:p>21451360</text:p>
          </table:table-cell>
          <table:table-cell office:value-type="float" office:value="21568288" calcext:value-type="float">
            <text:p>21568288</text:p>
          </table:table-cell>
          <table:table-cell office:value-type="float" office:value="21885496" calcext:value-type="float">
            <text:p>21885496</text:p>
          </table:table-cell>
          <table:table-cell office:value-type="float" office:value="21370424" calcext:value-type="float">
            <text:p>21370424</text:p>
          </table:table-cell>
          <table:table-cell office:value-type="float" office:value="21543680" calcext:value-type="float">
            <text:p>21543680</text:p>
          </table:table-cell>
          <table:table-cell office:value-type="float" office:value="21846192" calcext:value-type="float">
            <text:p>21846192</text:p>
          </table:table-cell>
          <table:table-cell table:number-columns-repeated="9"/>
        </table:table-row>
        <table:table-row table:style-name="ro1">
          <table:table-cell office:value-type="float" office:value="21264280" calcext:value-type="float">
            <text:p>21264280</text:p>
          </table:table-cell>
          <table:table-cell office:value-type="float" office:value="21451896" calcext:value-type="float">
            <text:p>21451896</text:p>
          </table:table-cell>
          <table:table-cell office:value-type="float" office:value="21568744" calcext:value-type="float">
            <text:p>21568744</text:p>
          </table:table-cell>
          <table:table-cell office:value-type="float" office:value="21885528" calcext:value-type="float">
            <text:p>21885528</text:p>
          </table:table-cell>
          <table:table-cell office:value-type="float" office:value="21371000" calcext:value-type="float">
            <text:p>21371000</text:p>
          </table:table-cell>
          <table:table-cell office:value-type="float" office:value="21543888" calcext:value-type="float">
            <text:p>21543888</text:p>
          </table:table-cell>
          <table:table-cell office:value-type="float" office:value="21846208" calcext:value-type="float">
            <text:p>21846208</text:p>
          </table:table-cell>
          <table:table-cell table:number-columns-repeated="9"/>
        </table:table-row>
        <table:table-row table:style-name="ro1">
          <table:table-cell office:value-type="float" office:value="21264360" calcext:value-type="float">
            <text:p>21264360</text:p>
          </table:table-cell>
          <table:table-cell office:value-type="float" office:value="21452072" calcext:value-type="float">
            <text:p>21452072</text:p>
          </table:table-cell>
          <table:table-cell office:value-type="float" office:value="21569192" calcext:value-type="float">
            <text:p>21569192</text:p>
          </table:table-cell>
          <table:table-cell office:value-type="float" office:value="21885592" calcext:value-type="float">
            <text:p>21885592</text:p>
          </table:table-cell>
          <table:table-cell office:value-type="float" office:value="21371472" calcext:value-type="float">
            <text:p>21371472</text:p>
          </table:table-cell>
          <table:table-cell office:value-type="float" office:value="21544384" calcext:value-type="float">
            <text:p>21544384</text:p>
          </table:table-cell>
          <table:table-cell office:value-type="float" office:value="21846328" calcext:value-type="float">
            <text:p>21846328</text:p>
          </table:table-cell>
          <table:table-cell table:number-columns-repeated="9"/>
        </table:table-row>
        <table:table-row table:style-name="ro1">
          <table:table-cell office:value-type="float" office:value="21266504" calcext:value-type="float">
            <text:p>21266504</text:p>
          </table:table-cell>
          <table:table-cell office:value-type="float" office:value="21452408" calcext:value-type="float">
            <text:p>21452408</text:p>
          </table:table-cell>
          <table:table-cell office:value-type="float" office:value="21570088" calcext:value-type="float">
            <text:p>21570088</text:p>
          </table:table-cell>
          <table:table-cell office:value-type="float" office:value="21885648" calcext:value-type="float">
            <text:p>21885648</text:p>
          </table:table-cell>
          <table:table-cell office:value-type="float" office:value="21371896" calcext:value-type="float">
            <text:p>21371896</text:p>
          </table:table-cell>
          <table:table-cell office:value-type="float" office:value="21545256" calcext:value-type="float">
            <text:p>21545256</text:p>
          </table:table-cell>
          <table:table-cell office:value-type="float" office:value="21846816" calcext:value-type="float">
            <text:p>21846816</text:p>
          </table:table-cell>
          <table:table-cell table:number-columns-repeated="9"/>
        </table:table-row>
        <table:table-row table:style-name="ro1">
          <table:table-cell office:value-type="float" office:value="21266656" calcext:value-type="float">
            <text:p>21266656</text:p>
          </table:table-cell>
          <table:table-cell office:value-type="float" office:value="21452728" calcext:value-type="float">
            <text:p>21452728</text:p>
          </table:table-cell>
          <table:table-cell office:value-type="float" office:value="21570272" calcext:value-type="float">
            <text:p>21570272</text:p>
          </table:table-cell>
          <table:table-cell office:value-type="float" office:value="21886016" calcext:value-type="float">
            <text:p>21886016</text:p>
          </table:table-cell>
          <table:table-cell office:value-type="float" office:value="21372208" calcext:value-type="float">
            <text:p>21372208</text:p>
          </table:table-cell>
          <table:table-cell office:value-type="float" office:value="21545544" calcext:value-type="float">
            <text:p>21545544</text:p>
          </table:table-cell>
          <table:table-cell office:value-type="float" office:value="21847056" calcext:value-type="float">
            <text:p>21847056</text:p>
          </table:table-cell>
          <table:table-cell table:number-columns-repeated="9"/>
        </table:table-row>
        <table:table-row table:style-name="ro1">
          <table:table-cell office:value-type="float" office:value="21266768" calcext:value-type="float">
            <text:p>21266768</text:p>
          </table:table-cell>
          <table:table-cell office:value-type="float" office:value="21452960" calcext:value-type="float">
            <text:p>21452960</text:p>
          </table:table-cell>
          <table:table-cell office:value-type="float" office:value="21571456" calcext:value-type="float">
            <text:p>21571456</text:p>
          </table:table-cell>
          <table:table-cell office:value-type="float" office:value="21886216" calcext:value-type="float">
            <text:p>21886216</text:p>
          </table:table-cell>
          <table:table-cell office:value-type="float" office:value="21372856" calcext:value-type="float">
            <text:p>21372856</text:p>
          </table:table-cell>
          <table:table-cell office:value-type="float" office:value="21546800" calcext:value-type="float">
            <text:p>21546800</text:p>
          </table:table-cell>
          <table:table-cell office:value-type="float" office:value="21847864" calcext:value-type="float">
            <text:p>21847864</text:p>
          </table:table-cell>
          <table:table-cell table:number-columns-repeated="9"/>
        </table:table-row>
        <table:table-row table:style-name="ro1">
          <table:table-cell office:value-type="float" office:value="21266784" calcext:value-type="float">
            <text:p>21266784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1488" calcext:value-type="float">
            <text:p>21571488</text:p>
          </table:table-cell>
          <table:table-cell office:value-type="float" office:value="21886336" calcext:value-type="float">
            <text:p>21886336</text:p>
          </table:table-cell>
          <table:table-cell office:value-type="float" office:value="21373248" calcext:value-type="float">
            <text:p>21373248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48368" calcext:value-type="float">
            <text:p>21848368</text:p>
          </table:table-cell>
          <table:table-cell table:number-columns-repeated="9"/>
        </table:table-row>
        <table:table-row table:style-name="ro1">
          <table:table-cell office:value-type="float" office:value="21266832" calcext:value-type="float">
            <text:p>21266832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2272" calcext:value-type="float">
            <text:p>21572272</text:p>
          </table:table-cell>
          <table:table-cell office:value-type="float" office:value="21886408" calcext:value-type="float">
            <text:p>21886408</text:p>
          </table:table-cell>
          <table:table-cell office:value-type="float" office:value="21373344" calcext:value-type="float">
            <text:p>21373344</text:p>
          </table:table-cell>
          <table:table-cell office:value-type="float" office:value="21547016" calcext:value-type="float">
            <text:p>21547016</text:p>
          </table:table-cell>
          <table:table-cell office:value-type="float" office:value="21848544" calcext:value-type="float">
            <text:p>21848544</text:p>
          </table:table-cell>
          <table:table-cell table:number-columns-repeated="9"/>
        </table:table-row>
        <table:table-row table:style-name="ro1">
          <table:table-cell office:value-type="float" office:value="21267272" calcext:value-type="float">
            <text:p>21267272</text:p>
          </table:table-cell>
          <table:table-cell office:value-type="float" office:value="21453112" calcext:value-type="float">
            <text:p>21453112</text:p>
          </table:table-cell>
          <table:table-cell office:value-type="float" office:value="21572648" calcext:value-type="float">
            <text:p>21572648</text:p>
          </table:table-cell>
          <table:table-cell office:value-type="float" office:value="21886768" calcext:value-type="float">
            <text:p>21886768</text:p>
          </table:table-cell>
          <table:table-cell office:value-type="float" office:value="21373992" calcext:value-type="float">
            <text:p>21373992</text:p>
          </table:table-cell>
          <table:table-cell office:value-type="float" office:value="21547216" calcext:value-type="float">
            <text:p>21547216</text:p>
          </table:table-cell>
          <table:table-cell office:value-type="float" office:value="21848968" calcext:value-type="float">
            <text:p>21848968</text:p>
          </table:table-cell>
          <table:table-cell table:number-columns-repeated="9"/>
        </table:table-row>
        <table:table-row table:style-name="ro1">
          <table:table-cell office:value-type="float" office:value="21267432" calcext:value-type="float">
            <text:p>21267432</text:p>
          </table:table-cell>
          <table:table-cell office:value-type="float" office:value="21453952" calcext:value-type="float">
            <text:p>21453952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888376" calcext:value-type="float">
            <text:p>21888376</text:p>
          </table:table-cell>
          <table:table-cell office:value-type="float" office:value="21374824" calcext:value-type="float">
            <text:p>21374824</text:p>
          </table:table-cell>
          <table:table-cell office:value-type="float" office:value="21547320" calcext:value-type="float">
            <text:p>21547320</text:p>
          </table:table-cell>
          <table:table-cell office:value-type="float" office:value="21849920" calcext:value-type="float">
            <text:p>21849920</text:p>
          </table:table-cell>
          <table:table-cell table:number-columns-repeated="9"/>
        </table:table-row>
        <table:table-row table:style-name="ro1">
          <table:table-cell office:value-type="float" office:value="21267584" calcext:value-type="float">
            <text:p>21267584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573080" calcext:value-type="float">
            <text:p>21573080</text:p>
          </table:table-cell>
          <table:table-cell office:value-type="float" office:value="21889824" calcext:value-type="float">
            <text:p>21889824</text:p>
          </table:table-cell>
          <table:table-cell office:value-type="float" office:value="21374984" calcext:value-type="float">
            <text:p>21374984</text:p>
          </table:table-cell>
          <table:table-cell office:value-type="float" office:value="21547992" calcext:value-type="float">
            <text:p>21547992</text:p>
          </table:table-cell>
          <table:table-cell office:value-type="float" office:value="21850152" calcext:value-type="float">
            <text:p>21850152</text:p>
          </table:table-cell>
          <table:table-cell table:number-columns-repeated="9"/>
        </table:table-row>
        <table:table-row table:style-name="ro1">
          <table:table-cell office:value-type="float" office:value="21268632" calcext:value-type="float">
            <text:p>21268632</text:p>
          </table:table-cell>
          <table:table-cell office:value-type="float" office:value="21454008" calcext:value-type="float">
            <text:p>21454008</text:p>
          </table:table-cell>
          <table:table-cell office:value-type="float" office:value="21573128" calcext:value-type="float">
            <text:p>21573128</text:p>
          </table:table-cell>
          <table:table-cell office:value-type="float" office:value="21889872" calcext:value-type="float">
            <text:p>21889872</text:p>
          </table:table-cell>
          <table:table-cell office:value-type="float" office:value="21375040" calcext:value-type="float">
            <text:p>21375040</text:p>
          </table:table-cell>
          <table:table-cell office:value-type="float" office:value="21548024" calcext:value-type="float">
            <text:p>21548024</text:p>
          </table:table-cell>
          <table:table-cell office:value-type="float" office:value="21850304" calcext:value-type="float">
            <text:p>21850304</text:p>
          </table:table-cell>
          <table:table-cell table:number-columns-repeated="9"/>
        </table:table-row>
        <table:table-row table:style-name="ro1">
          <table:table-cell office:value-type="float" office:value="21268928" calcext:value-type="float">
            <text:p>21268928</text:p>
          </table:table-cell>
          <table:table-cell office:value-type="float" office:value="21454304" calcext:value-type="float">
            <text:p>21454304</text:p>
          </table:table-cell>
          <table:table-cell office:value-type="float" office:value="21573280" calcext:value-type="float">
            <text:p>21573280</text:p>
          </table:table-cell>
          <table:table-cell office:value-type="float" office:value="21890144" calcext:value-type="float">
            <text:p>21890144</text:p>
          </table:table-cell>
          <table:table-cell office:value-type="float" office:value="21375224" calcext:value-type="float">
            <text:p>21375224</text:p>
          </table:table-cell>
          <table:table-cell office:value-type="float" office:value="21548240" calcext:value-type="float">
            <text:p>21548240</text:p>
          </table:table-cell>
          <table:table-cell office:value-type="float" office:value="21850744" calcext:value-type="float">
            <text:p>21850744</text:p>
          </table:table-cell>
          <table:table-cell table:number-columns-repeated="9"/>
        </table:table-row>
        <table:table-row table:style-name="ro1">
          <table:table-cell office:value-type="float" office:value="21269000" calcext:value-type="float">
            <text:p>21269000</text:p>
          </table:table-cell>
          <table:table-cell office:value-type="float" office:value="21454464" calcext:value-type="float">
            <text:p>21454464</text:p>
          </table:table-cell>
          <table:table-cell office:value-type="float" office:value="21573568" calcext:value-type="float">
            <text:p>21573568</text:p>
          </table:table-cell>
          <table:table-cell office:value-type="float" office:value="21890624" calcext:value-type="float">
            <text:p>21890624</text:p>
          </table:table-cell>
          <table:table-cell office:value-type="float" office:value="21375432" calcext:value-type="float">
            <text:p>21375432</text:p>
          </table:table-cell>
          <table:table-cell office:value-type="float" office:value="21548320" calcext:value-type="float">
            <text:p>21548320</text:p>
          </table:table-cell>
          <table:table-cell office:value-type="float" office:value="21850752" calcext:value-type="float">
            <text:p>21850752</text:p>
          </table:table-cell>
          <table:table-cell table:number-columns-repeated="9"/>
        </table:table-row>
        <table:table-row table:style-name="ro1">
          <table:table-cell office:value-type="float" office:value="21269496" calcext:value-type="float">
            <text:p>2126949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573608" calcext:value-type="float">
            <text:p>21573608</text:p>
          </table:table-cell>
          <table:table-cell office:value-type="float" office:value="21890688" calcext:value-type="float">
            <text:p>21890688</text:p>
          </table:table-cell>
          <table:table-cell office:value-type="float" office:value="21376096" calcext:value-type="float">
            <text:p>21376096</text:p>
          </table:table-cell>
          <table:table-cell office:value-type="float" office:value="21548328" calcext:value-type="float">
            <text:p>21548328</text:p>
          </table:table-cell>
          <table:table-cell office:value-type="float" office:value="21851264" calcext:value-type="float">
            <text:p>21851264</text:p>
          </table:table-cell>
          <table:table-cell table:number-columns-repeated="9"/>
        </table:table-row>
        <table:table-row table:style-name="ro1">
          <table:table-cell office:value-type="float" office:value="21269696" calcext:value-type="float">
            <text:p>21269696</text:p>
          </table:table-cell>
          <table:table-cell office:value-type="float" office:value="21455320" calcext:value-type="float">
            <text:p>21455320</text:p>
          </table:table-cell>
          <table:table-cell office:value-type="float" office:value="21573760" calcext:value-type="float">
            <text:p>21573760</text:p>
          </table:table-cell>
          <table:table-cell office:value-type="float" office:value="21891424" calcext:value-type="float">
            <text:p>21891424</text:p>
          </table:table-cell>
          <table:table-cell office:value-type="float" office:value="21376160" calcext:value-type="float">
            <text:p>21376160</text:p>
          </table:table-cell>
          <table:table-cell office:value-type="float" office:value="21549272" calcext:value-type="float">
            <text:p>21549272</text:p>
          </table:table-cell>
          <table:table-cell office:value-type="float" office:value="21851640" calcext:value-type="float">
            <text:p>21851640</text:p>
          </table:table-cell>
          <table:table-cell table:number-columns-repeated="9"/>
        </table:table-row>
        <table:table-row table:style-name="ro1">
          <table:table-cell office:value-type="float" office:value="21270552" calcext:value-type="float">
            <text:p>21270552</text:p>
          </table:table-cell>
          <table:table-cell office:value-type="float" office:value="21456088" calcext:value-type="float">
            <text:p>21456088</text:p>
          </table:table-cell>
          <table:table-cell office:value-type="float" office:value="21573912" calcext:value-type="float">
            <text:p>21573912</text:p>
          </table:table-cell>
          <table:table-cell office:value-type="float" office:value="21892072" calcext:value-type="float">
            <text:p>21892072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51680" calcext:value-type="float">
            <text:p>21851680</text:p>
          </table:table-cell>
          <table:table-cell table:number-columns-repeated="9"/>
        </table:table-row>
        <table:table-row table:style-name="ro1">
          <table:table-cell office:value-type="float" office:value="21270688" calcext:value-type="float">
            <text:p>21270688</text:p>
          </table:table-cell>
          <table:table-cell office:value-type="float" office:value="21456208" calcext:value-type="float">
            <text:p>21456208</text:p>
          </table:table-cell>
          <table:table-cell office:value-type="float" office:value="21573952" calcext:value-type="float">
            <text:p>21573952</text:p>
          </table:table-cell>
          <table:table-cell office:value-type="float" office:value="21892200" calcext:value-type="float">
            <text:p>21892200</text:p>
          </table:table-cell>
          <table:table-cell office:value-type="float" office:value="21376432" calcext:value-type="float">
            <text:p>21376432</text:p>
          </table:table-cell>
          <table:table-cell office:value-type="float" office:value="21550368" calcext:value-type="float">
            <text:p>21550368</text:p>
          </table:table-cell>
          <table:table-cell office:value-type="float" office:value="21851816" calcext:value-type="float">
            <text:p>21851816</text:p>
          </table:table-cell>
          <table:table-cell table:number-columns-repeated="9"/>
        </table:table-row>
        <table:table-row table:style-name="ro1">
          <table:table-cell office:value-type="float" office:value="21270816" calcext:value-type="float">
            <text:p>21270816</text:p>
          </table:table-cell>
          <table:table-cell office:value-type="float" office:value="21456320" calcext:value-type="float">
            <text:p>21456320</text:p>
          </table:table-cell>
          <table:table-cell office:value-type="float" office:value="21573968" calcext:value-type="float">
            <text:p>21573968</text:p>
          </table:table-cell>
          <table:table-cell office:value-type="float" office:value="21892720" calcext:value-type="float">
            <text:p>21892720</text:p>
          </table:table-cell>
          <table:table-cell office:value-type="float" office:value="21377176" calcext:value-type="float">
            <text:p>21377176</text:p>
          </table:table-cell>
          <table:table-cell office:value-type="float" office:value="21550624" calcext:value-type="float">
            <text:p>21550624</text:p>
          </table:table-cell>
          <table:table-cell office:value-type="float" office:value="21853000" calcext:value-type="float">
            <text:p>21853000</text:p>
          </table:table-cell>
          <table:table-cell table:number-columns-repeated="9"/>
        </table:table-row>
        <table:table-row table:style-name="ro1">
          <table:table-cell office:value-type="float" office:value="21271352" calcext:value-type="float">
            <text:p>21271352</text:p>
          </table:table-cell>
          <table:table-cell office:value-type="float" office:value="21456328" calcext:value-type="float">
            <text:p>21456328</text:p>
          </table:table-cell>
          <table:table-cell office:value-type="float" office:value="21574912" calcext:value-type="float">
            <text:p>21574912</text:p>
          </table:table-cell>
          <table:table-cell office:value-type="float" office:value="21892760" calcext:value-type="float">
            <text:p>21892760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008" calcext:value-type="float">
            <text:p>21551008</text:p>
          </table:table-cell>
          <table:table-cell office:value-type="float" office:value="21853224" calcext:value-type="float">
            <text:p>21853224</text:p>
          </table:table-cell>
          <table:table-cell table:number-columns-repeated="9"/>
        </table:table-row>
        <table:table-row table:style-name="ro1">
          <table:table-cell office:value-type="float" office:value="21271560" calcext:value-type="float">
            <text:p>21271560</text:p>
          </table:table-cell>
          <table:table-cell office:value-type="float" office:value="21456592" calcext:value-type="float">
            <text:p>21456592</text:p>
          </table:table-cell>
          <table:table-cell office:value-type="float" office:value="21575272" calcext:value-type="float">
            <text:p>21575272</text:p>
          </table:table-cell>
          <table:table-cell office:value-type="float" office:value="21892928" calcext:value-type="float">
            <text:p>21892928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904" calcext:value-type="float">
            <text:p>21551904</text:p>
          </table:table-cell>
          <table:table-cell office:value-type="float" office:value="21853512" calcext:value-type="float">
            <text:p>21853512</text:p>
          </table:table-cell>
          <table:table-cell table:number-columns-repeated="9"/>
        </table:table-row>
        <table:table-row table:style-name="ro1">
          <table:table-cell office:value-type="float" office:value="21271720" calcext:value-type="float">
            <text:p>21271720</text:p>
          </table:table-cell>
          <table:table-cell office:value-type="float" office:value="21458248" calcext:value-type="float">
            <text:p>21458248</text:p>
          </table:table-cell>
          <table:table-cell office:value-type="float" office:value="21575648" calcext:value-type="float">
            <text:p>21575648</text:p>
          </table:table-cell>
          <table:table-cell office:value-type="float" office:value="21893368" calcext:value-type="float">
            <text:p>21893368</text:p>
          </table:table-cell>
          <table:table-cell office:value-type="float" office:value="21377896" calcext:value-type="float">
            <text:p>21377896</text:p>
          </table:table-cell>
          <table:table-cell office:value-type="float" office:value="21552984" calcext:value-type="float">
            <text:p>21552984</text:p>
          </table:table-cell>
          <table:table-cell office:value-type="float" office:value="21853952" calcext:value-type="float">
            <text:p>21853952</text:p>
          </table:table-cell>
          <table:table-cell table:number-columns-repeated="9"/>
        </table:table-row>
        <table:table-row table:style-name="ro1">
          <table:table-cell office:value-type="float" office:value="21272264" calcext:value-type="float">
            <text:p>21272264</text:p>
          </table:table-cell>
          <table:table-cell office:value-type="float" office:value="21458376" calcext:value-type="float">
            <text:p>21458376</text:p>
          </table:table-cell>
          <table:table-cell office:value-type="float" office:value="21576424" calcext:value-type="float">
            <text:p>21576424</text:p>
          </table:table-cell>
          <table:table-cell office:value-type="float" office:value="21893632" calcext:value-type="float">
            <text:p>21893632</text:p>
          </table:table-cell>
          <table:table-cell office:value-type="float" office:value="21378016" calcext:value-type="float">
            <text:p>21378016</text:p>
          </table:table-cell>
          <table:table-cell office:value-type="float" office:value="21553072" calcext:value-type="float">
            <text:p>21553072</text:p>
          </table:table-cell>
          <table:table-cell office:value-type="float" office:value="21854040" calcext:value-type="float">
            <text:p>21854040</text:p>
          </table:table-cell>
          <table:table-cell table:number-columns-repeated="9"/>
        </table:table-row>
        <table:table-row table:style-name="ro1">
          <table:table-cell office:value-type="float" office:value="21272816" calcext:value-type="float">
            <text:p>21272816</text:p>
          </table:table-cell>
          <table:table-cell office:value-type="float" office:value="21458584" calcext:value-type="float">
            <text:p>21458584</text:p>
          </table:table-cell>
          <table:table-cell office:value-type="float" office:value="21576696" calcext:value-type="float">
            <text:p>21576696</text:p>
          </table:table-cell>
          <table:table-cell office:value-type="float" office:value="21893672" calcext:value-type="float">
            <text:p>21893672</text:p>
          </table:table-cell>
          <table:table-cell office:value-type="float" office:value="21378432" calcext:value-type="float">
            <text:p>21378432</text:p>
          </table:table-cell>
          <table:table-cell office:value-type="float" office:value="21553528" calcext:value-type="float">
            <text:p>21553528</text:p>
          </table:table-cell>
          <table:table-cell office:value-type="float" office:value="21854448" calcext:value-type="float">
            <text:p>21854448</text:p>
          </table:table-cell>
          <table:table-cell table:number-columns-repeated="9"/>
        </table:table-row>
        <table:table-row table:style-name="ro1">
          <table:table-cell office:value-type="float" office:value="21272984" calcext:value-type="float">
            <text:p>21272984</text:p>
          </table:table-cell>
          <table:table-cell office:value-type="float" office:value="21459160" calcext:value-type="float">
            <text:p>21459160</text:p>
          </table:table-cell>
          <table:table-cell office:value-type="float" office:value="21576904" calcext:value-type="float">
            <text:p>21576904</text:p>
          </table:table-cell>
          <table:table-cell office:value-type="float" office:value="21894088" calcext:value-type="float">
            <text:p>21894088</text:p>
          </table:table-cell>
          <table:table-cell office:value-type="float" office:value="21378440" calcext:value-type="float">
            <text:p>21378440</text:p>
          </table:table-cell>
          <table:table-cell office:value-type="float" office:value="21554280" calcext:value-type="float">
            <text:p>21554280</text:p>
          </table:table-cell>
          <table:table-cell office:value-type="float" office:value="21855336" calcext:value-type="float">
            <text:p>21855336</text:p>
          </table:table-cell>
          <table:table-cell table:number-columns-repeated="9"/>
        </table:table-row>
        <table:table-row table:style-name="ro1">
          <table:table-cell office:value-type="float" office:value="21273552" calcext:value-type="float">
            <text:p>21273552</text:p>
          </table:table-cell>
          <table:table-cell office:value-type="float" office:value="21459240" calcext:value-type="float">
            <text:p>21459240</text:p>
          </table:table-cell>
          <table:table-cell office:value-type="float" office:value="21577104" calcext:value-type="float">
            <text:p>21577104</text:p>
          </table:table-cell>
          <table:table-cell office:value-type="float" office:value="21894288" calcext:value-type="float">
            <text:p>21894288</text:p>
          </table:table-cell>
          <table:table-cell office:value-type="float" office:value="21378520" calcext:value-type="float">
            <text:p>21378520</text:p>
          </table:table-cell>
          <table:table-cell office:value-type="float" office:value="21554664" calcext:value-type="float">
            <text:p>21554664</text:p>
          </table:table-cell>
          <table:table-cell office:value-type="float" office:value="21855832" calcext:value-type="float">
            <text:p>21855832</text:p>
          </table:table-cell>
          <table:table-cell table:number-columns-repeated="9"/>
        </table:table-row>
        <table:table-row table:style-name="ro1">
          <table:table-cell office:value-type="float" office:value="21274200" calcext:value-type="float">
            <text:p>21274200</text:p>
          </table:table-cell>
          <table:table-cell office:value-type="float" office:value="21459472" calcext:value-type="float">
            <text:p>21459472</text:p>
          </table:table-cell>
          <table:table-cell office:value-type="float" office:value="21577168" calcext:value-type="float">
            <text:p>21577168</text:p>
          </table:table-cell>
          <table:table-cell office:value-type="float" office:value="21894312" calcext:value-type="float">
            <text:p>21894312</text:p>
          </table:table-cell>
          <table:table-cell office:value-type="float" office:value="21379112" calcext:value-type="float">
            <text:p>21379112</text:p>
          </table:table-cell>
          <table:table-cell office:value-type="float" office:value="21554936" calcext:value-type="float">
            <text:p>21554936</text:p>
          </table:table-cell>
          <table:table-cell office:value-type="float" office:value="21856112" calcext:value-type="float">
            <text:p>21856112</text:p>
          </table:table-cell>
          <table:table-cell table:number-columns-repeated="9"/>
        </table:table-row>
        <table:table-row table:style-name="ro1">
          <table:table-cell office:value-type="float" office:value="21274568" calcext:value-type="float">
            <text:p>21274568</text:p>
          </table:table-cell>
          <table:table-cell office:value-type="float" office:value="21459664" calcext:value-type="float">
            <text:p>21459664</text:p>
          </table:table-cell>
          <table:table-cell office:value-type="float" office:value="21577256" calcext:value-type="float">
            <text:p>21577256</text:p>
          </table:table-cell>
          <table:table-cell office:value-type="float" office:value="21894920" calcext:value-type="float">
            <text:p>21894920</text:p>
          </table:table-cell>
          <table:table-cell office:value-type="float" office:value="21379296" calcext:value-type="float">
            <text:p>21379296</text:p>
          </table:table-cell>
          <table:table-cell office:value-type="float" office:value="21554952" calcext:value-type="float">
            <text:p>21554952</text:p>
          </table:table-cell>
          <table:table-cell office:value-type="float" office:value="21856232" calcext:value-type="float">
            <text:p>21856232</text:p>
          </table:table-cell>
          <table:table-cell table:number-columns-repeated="9"/>
        </table:table-row>
        <table:table-row table:style-name="ro1">
          <table:table-cell office:value-type="float" office:value="21274592" calcext:value-type="float">
            <text:p>21274592</text:p>
          </table:table-cell>
          <table:table-cell office:value-type="float" office:value="21460856" calcext:value-type="float">
            <text:p>21460856</text:p>
          </table:table-cell>
          <table:table-cell office:value-type="float" office:value="21577816" calcext:value-type="float">
            <text:p>21577816</text:p>
          </table:table-cell>
          <table:table-cell office:value-type="float" office:value="21894936" calcext:value-type="float">
            <text:p>21894936</text:p>
          </table:table-cell>
          <table:table-cell office:value-type="float" office:value="21380128" calcext:value-type="float">
            <text:p>21380128</text:p>
          </table:table-cell>
          <table:table-cell office:value-type="float" office:value="21555024" calcext:value-type="float">
            <text:p>21555024</text:p>
          </table:table-cell>
          <table:table-cell office:value-type="float" office:value="21856408" calcext:value-type="float">
            <text:p>21856408</text:p>
          </table:table-cell>
          <table:table-cell table:number-columns-repeated="9"/>
        </table:table-row>
        <table:table-row table:style-name="ro1">
          <table:table-cell office:value-type="float" office:value="21274768" calcext:value-type="float">
            <text:p>21274768</text:p>
          </table:table-cell>
          <table:table-cell office:value-type="float" office:value="21461568" calcext:value-type="float">
            <text:p>21461568</text:p>
          </table:table-cell>
          <table:table-cell office:value-type="float" office:value="21577952" calcext:value-type="float">
            <text:p>21577952</text:p>
          </table:table-cell>
          <table:table-cell office:value-type="float" office:value="21895440" calcext:value-type="float">
            <text:p>21895440</text:p>
          </table:table-cell>
          <table:table-cell office:value-type="float" office:value="21380176" calcext:value-type="float">
            <text:p>21380176</text:p>
          </table:table-cell>
          <table:table-cell office:value-type="float" office:value="21555208" calcext:value-type="float">
            <text:p>21555208</text:p>
          </table:table-cell>
          <table:table-cell office:value-type="float" office:value="21856816" calcext:value-type="float">
            <text:p>21856816</text:p>
          </table:table-cell>
          <table:table-cell table:number-columns-repeated="9"/>
        </table:table-row>
        <table:table-row table:style-name="ro1">
          <table:table-cell office:value-type="float" office:value="21275088" calcext:value-type="float">
            <text:p>21275088</text:p>
          </table:table-cell>
          <table:table-cell office:value-type="float" office:value="21461576" calcext:value-type="float">
            <text:p>21461576</text:p>
          </table:table-cell>
          <table:table-cell office:value-type="float" office:value="21578080" calcext:value-type="float">
            <text:p>21578080</text:p>
          </table:table-cell>
          <table:table-cell office:value-type="float" office:value="21895464" calcext:value-type="float">
            <text:p>218954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5872" calcext:value-type="float">
            <text:p>21555872</text:p>
          </table:table-cell>
          <table:table-cell office:value-type="float" office:value="21857336" calcext:value-type="float">
            <text:p>21857336</text:p>
          </table:table-cell>
          <table:table-cell table:number-columns-repeated="9"/>
        </table:table-row>
        <table:table-row table:style-name="ro1">
          <table:table-cell office:value-type="float" office:value="21275112" calcext:value-type="float">
            <text:p>21275112</text:p>
          </table:table-cell>
          <table:table-cell office:value-type="float" office:value="21462400" calcext:value-type="float">
            <text:p>21462400</text:p>
          </table:table-cell>
          <table:table-cell office:value-type="float" office:value="21578392" calcext:value-type="float">
            <text:p>21578392</text:p>
          </table:table-cell>
          <table:table-cell office:value-type="float" office:value="21895864" calcext:value-type="float">
            <text:p>218958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7184" calcext:value-type="float">
            <text:p>21557184</text:p>
          </table:table-cell>
          <table:table-cell office:value-type="float" office:value="21857360" calcext:value-type="float">
            <text:p>21857360</text:p>
          </table:table-cell>
          <table:table-cell table:number-columns-repeated="9"/>
        </table:table-row>
        <table:table-row table:style-name="ro1">
          <table:table-cell office:value-type="float" office:value="21275368" calcext:value-type="float">
            <text:p>21275368</text:p>
          </table:table-cell>
          <table:table-cell office:value-type="float" office:value="21463368" calcext:value-type="float">
            <text:p>21463368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896680" calcext:value-type="float">
            <text:p>21896680</text:p>
          </table:table-cell>
          <table:table-cell office:value-type="float" office:value="21382216" calcext:value-type="float">
            <text:p>21382216</text:p>
          </table:table-cell>
          <table:table-cell office:value-type="float" office:value="21557496" calcext:value-type="float">
            <text:p>21557496</text:p>
          </table:table-cell>
          <table:table-cell office:value-type="float" office:value="21857656" calcext:value-type="float">
            <text:p>21857656</text:p>
          </table:table-cell>
          <table:table-cell table:number-columns-repeated="9"/>
        </table:table-row>
        <table:table-row table:style-name="ro1">
          <table:table-cell office:value-type="float" office:value="21275776" calcext:value-type="float">
            <text:p>21275776</text:p>
          </table:table-cell>
          <table:table-cell office:value-type="float" office:value="21463792" calcext:value-type="float">
            <text:p>21463792</text:p>
          </table:table-cell>
          <table:table-cell office:value-type="float" office:value="21578768" calcext:value-type="float">
            <text:p>21578768</text:p>
          </table:table-cell>
          <table:table-cell office:value-type="float" office:value="21897152" calcext:value-type="float">
            <text:p>21897152</text:p>
          </table:table-cell>
          <table:table-cell office:value-type="float" office:value="21383000" calcext:value-type="float">
            <text:p>21383000</text:p>
          </table:table-cell>
          <table:table-cell office:value-type="float" office:value="21557616" calcext:value-type="float">
            <text:p>21557616</text:p>
          </table:table-cell>
          <table:table-cell office:value-type="float" office:value="21857672" calcext:value-type="float">
            <text:p>21857672</text:p>
          </table:table-cell>
          <table:table-cell table:number-columns-repeated="9"/>
        </table:table-row>
        <table:table-row table:style-name="ro1">
          <table:table-cell office:value-type="float" office:value="21275832" calcext:value-type="float">
            <text:p>21275832</text:p>
          </table:table-cell>
          <table:table-cell office:value-type="float" office:value="21463896" calcext:value-type="float">
            <text:p>21463896</text:p>
          </table:table-cell>
          <table:table-cell office:value-type="float" office:value="21578816" calcext:value-type="float">
            <text:p>21578816</text:p>
          </table:table-cell>
          <table:table-cell office:value-type="float" office:value="21897320" calcext:value-type="float">
            <text:p>21897320</text:p>
          </table:table-cell>
          <table:table-cell office:value-type="float" office:value="21383464" calcext:value-type="float">
            <text:p>21383464</text:p>
          </table:table-cell>
          <table:table-cell office:value-type="float" office:value="21557624" calcext:value-type="float">
            <text:p>21557624</text:p>
          </table:table-cell>
          <table:table-cell office:value-type="float" office:value="21858304" calcext:value-type="float">
            <text:p>21858304</text:p>
          </table:table-cell>
          <table:table-cell table:number-columns-repeated="9"/>
        </table:table-row>
        <table:table-row table:style-name="ro1">
          <table:table-cell office:value-type="float" office:value="21276296" calcext:value-type="float">
            <text:p>21276296</text:p>
          </table:table-cell>
          <table:table-cell office:value-type="float" office:value="21463904" calcext:value-type="float">
            <text:p>21463904</text:p>
          </table:table-cell>
          <table:table-cell office:value-type="float" office:value="21578840" calcext:value-type="float">
            <text:p>21578840</text:p>
          </table:table-cell>
          <table:table-cell office:value-type="float" office:value="21897600" calcext:value-type="float">
            <text:p>21897600</text:p>
          </table:table-cell>
          <table:table-cell office:value-type="float" office:value="21383504" calcext:value-type="float">
            <text:p>21383504</text:p>
          </table:table-cell>
          <table:table-cell office:value-type="float" office:value="21557640" calcext:value-type="float">
            <text:p>21557640</text:p>
          </table:table-cell>
          <table:table-cell office:value-type="float" office:value="21858584" calcext:value-type="float">
            <text:p>21858584</text:p>
          </table:table-cell>
          <table:table-cell table:number-columns-repeated="9"/>
        </table:table-row>
        <table:table-row table:style-name="ro1">
          <table:table-cell office:value-type="float" office:value="21276392" calcext:value-type="float">
            <text:p>21276392</text:p>
          </table:table-cell>
          <table:table-cell office:value-type="float" office:value="21464240" calcext:value-type="float">
            <text:p>21464240</text:p>
          </table:table-cell>
          <table:table-cell office:value-type="float" office:value="21579816" calcext:value-type="float">
            <text:p>21579816</text:p>
          </table:table-cell>
          <table:table-cell office:value-type="float" office:value="21898384" calcext:value-type="float">
            <text:p>21898384</text:p>
          </table:table-cell>
          <table:table-cell office:value-type="float" office:value="21383904" calcext:value-type="float">
            <text:p>21383904</text:p>
          </table:table-cell>
          <table:table-cell office:value-type="float" office:value="21558008" calcext:value-type="float">
            <text:p>21558008</text:p>
          </table:table-cell>
          <table:table-cell office:value-type="float" office:value="21858696" calcext:value-type="float">
            <text:p>21858696</text:p>
          </table:table-cell>
          <table:table-cell table:number-columns-repeated="9"/>
        </table:table-row>
        <table:table-row table:style-name="ro1">
          <table:table-cell office:value-type="float" office:value="21276400" calcext:value-type="float">
            <text:p>21276400</text:p>
          </table:table-cell>
          <table:table-cell office:value-type="float" office:value="21464264" calcext:value-type="float">
            <text:p>21464264</text:p>
          </table:table-cell>
          <table:table-cell office:value-type="float" office:value="21580112" calcext:value-type="float">
            <text:p>21580112</text:p>
          </table:table-cell>
          <table:table-cell office:value-type="float" office:value="21898512" calcext:value-type="float">
            <text:p>21898512</text:p>
          </table:table-cell>
          <table:table-cell office:value-type="float" office:value="21383928" calcext:value-type="float">
            <text:p>21383928</text:p>
          </table:table-cell>
          <table:table-cell office:value-type="float" office:value="21558192" calcext:value-type="float">
            <text:p>21558192</text:p>
          </table:table-cell>
          <table:table-cell office:value-type="float" office:value="21858712" calcext:value-type="float">
            <text:p>21858712</text:p>
          </table:table-cell>
          <table:table-cell table:number-columns-repeated="9"/>
        </table:table-row>
        <table:table-row table:style-name="ro1">
          <table:table-cell office:value-type="float" office:value="21277416" calcext:value-type="float">
            <text:p>21277416</text:p>
          </table:table-cell>
          <table:table-cell office:value-type="float" office:value="21464440" calcext:value-type="float">
            <text:p>21464440</text:p>
          </table:table-cell>
          <table:table-cell office:value-type="float" office:value="21580496" calcext:value-type="float">
            <text:p>21580496</text:p>
          </table:table-cell>
          <table:table-cell office:value-type="float" office:value="21898720" calcext:value-type="float">
            <text:p>21898720</text:p>
          </table:table-cell>
          <table:table-cell office:value-type="float" office:value="21383992" calcext:value-type="float">
            <text:p>21383992</text:p>
          </table:table-cell>
          <table:table-cell office:value-type="float" office:value="21558336" calcext:value-type="float">
            <text:p>21558336</text:p>
          </table:table-cell>
          <table:table-cell office:value-type="float" office:value="21859120" calcext:value-type="float">
            <text:p>21859120</text:p>
          </table:table-cell>
          <table:table-cell table:number-columns-repeated="9"/>
        </table:table-row>
        <table:table-row table:style-name="ro1">
          <table:table-cell office:value-type="float" office:value="21277464" calcext:value-type="float">
            <text:p>21277464</text:p>
          </table:table-cell>
          <table:table-cell office:value-type="float" office:value="21464624" calcext:value-type="float">
            <text:p>21464624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99224" calcext:value-type="float">
            <text:p>21899224</text:p>
          </table:table-cell>
          <table:table-cell office:value-type="float" office:value="21384568" calcext:value-type="float">
            <text:p>21384568</text:p>
          </table:table-cell>
          <table:table-cell office:value-type="float" office:value="21558400" calcext:value-type="float">
            <text:p>21558400</text:p>
          </table:table-cell>
          <table:table-cell office:value-type="float" office:value="21860568" calcext:value-type="float">
            <text:p>21860568</text:p>
          </table:table-cell>
          <table:table-cell table:number-columns-repeated="9"/>
        </table:table-row>
        <table:table-row table:style-name="ro1">
          <table:table-cell office:value-type="float" office:value="21277872" calcext:value-type="float">
            <text:p>21277872</text:p>
          </table:table-cell>
          <table:table-cell office:value-type="float" office:value="21464648" calcext:value-type="float">
            <text:p>21464648</text:p>
          </table:table-cell>
          <table:table-cell office:value-type="float" office:value="21581008" calcext:value-type="float">
            <text:p>21581008</text:p>
          </table:table-cell>
          <table:table-cell office:value-type="float" office:value="21899368" calcext:value-type="float">
            <text:p>21899368</text:p>
          </table:table-cell>
          <table:table-cell office:value-type="float" office:value="21385576" calcext:value-type="float">
            <text:p>21385576</text:p>
          </table:table-cell>
          <table:table-cell office:value-type="float" office:value="21558632" calcext:value-type="float">
            <text:p>21558632</text:p>
          </table:table-cell>
          <table:table-cell office:value-type="float" office:value="21860632" calcext:value-type="float">
            <text:p>21860632</text:p>
          </table:table-cell>
          <table:table-cell table:number-columns-repeated="9"/>
        </table:table-row>
        <table:table-row table:style-name="ro1">
          <table:table-cell office:value-type="float" office:value="21278224" calcext:value-type="float">
            <text:p>21278224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581096" calcext:value-type="float">
            <text:p>21581096</text:p>
          </table:table-cell>
          <table:table-cell office:value-type="float" office:value="21900288" calcext:value-type="float">
            <text:p>21900288</text:p>
          </table:table-cell>
          <table:table-cell office:value-type="float" office:value="21385712" calcext:value-type="float">
            <text:p>21385712</text:p>
          </table:table-cell>
          <table:table-cell office:value-type="float" office:value="21558832" calcext:value-type="float">
            <text:p>21558832</text:p>
          </table:table-cell>
          <table:table-cell office:value-type="float" office:value="21860696" calcext:value-type="float">
            <text:p>21860696</text:p>
          </table:table-cell>
          <table:table-cell table:number-columns-repeated="9"/>
        </table:table-row>
        <table:table-row table:style-name="ro1">
          <table:table-cell office:value-type="float" office:value="21278504" calcext:value-type="float">
            <text:p>21278504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581264" calcext:value-type="float">
            <text:p>21581264</text:p>
          </table:table-cell>
          <table:table-cell office:value-type="float" office:value="21900368" calcext:value-type="float">
            <text:p>21900368</text:p>
          </table:table-cell>
          <table:table-cell office:value-type="float" office:value="21386072" calcext:value-type="float">
            <text:p>21386072</text:p>
          </table:table-cell>
          <table:table-cell office:value-type="float" office:value="21558912" calcext:value-type="float">
            <text:p>21558912</text:p>
          </table:table-cell>
          <table:table-cell office:value-type="float" office:value="21861264" calcext:value-type="float">
            <text:p>21861264</text:p>
          </table:table-cell>
          <table:table-cell table:number-columns-repeated="9"/>
        </table:table-row>
        <table:table-row table:style-name="ro1">
          <table:table-cell office:value-type="float" office:value="21278632" calcext:value-type="float">
            <text:p>21278632</text:p>
          </table:table-cell>
          <table:table-cell office:value-type="float" office:value="21466072" calcext:value-type="float">
            <text:p>21466072</text:p>
          </table:table-cell>
          <table:table-cell office:value-type="float" office:value="21581704" calcext:value-type="float">
            <text:p>21581704</text:p>
          </table:table-cell>
          <table:table-cell office:value-type="float" office:value="21900952" calcext:value-type="float">
            <text:p>21900952</text:p>
          </table:table-cell>
          <table:table-cell office:value-type="float" office:value="21386288" calcext:value-type="float">
            <text:p>21386288</text:p>
          </table:table-cell>
          <table:table-cell office:value-type="float" office:value="21558928" calcext:value-type="float">
            <text:p>21558928</text:p>
          </table:table-cell>
          <table:table-cell office:value-type="float" office:value="21862312" calcext:value-type="float">
            <text:p>21862312</text:p>
          </table:table-cell>
          <table:table-cell table:number-columns-repeated="9"/>
        </table:table-row>
        <table:table-row table:style-name="ro1">
          <table:table-cell office:value-type="float" office:value="21278944" calcext:value-type="float">
            <text:p>21278944</text:p>
          </table:table-cell>
          <table:table-cell office:value-type="float" office:value="21466096" calcext:value-type="float">
            <text:p>21466096</text:p>
          </table:table-cell>
          <table:table-cell office:value-type="float" office:value="21582488" calcext:value-type="float">
            <text:p>21582488</text:p>
          </table:table-cell>
          <table:table-cell office:value-type="float" office:value="21901632" calcext:value-type="float">
            <text:p>21901632</text:p>
          </table:table-cell>
          <table:table-cell office:value-type="float" office:value="21386816" calcext:value-type="float">
            <text:p>21386816</text:p>
          </table:table-cell>
          <table:table-cell office:value-type="float" office:value="21559184" calcext:value-type="float">
            <text:p>21559184</text:p>
          </table:table-cell>
          <table:table-cell office:value-type="float" office:value="21862424" calcext:value-type="float">
            <text:p>21862424</text:p>
          </table:table-cell>
          <table:table-cell table:number-columns-repeated="9"/>
        </table:table-row>
        <table:table-row table:style-name="ro1">
          <table:table-cell office:value-type="float" office:value="21279800" calcext:value-type="float">
            <text:p>21279800</text:p>
          </table:table-cell>
          <table:table-cell office:value-type="float" office:value="21466208" calcext:value-type="float">
            <text:p>21466208</text:p>
          </table:table-cell>
          <table:table-cell office:value-type="float" office:value="21582688" calcext:value-type="float">
            <text:p>21582688</text:p>
          </table:table-cell>
          <table:table-cell office:value-type="float" office:value="21901744" calcext:value-type="float">
            <text:p>21901744</text:p>
          </table:table-cell>
          <table:table-cell office:value-type="float" office:value="21386880" calcext:value-type="float">
            <text:p>21386880</text:p>
          </table:table-cell>
          <table:table-cell office:value-type="float" office:value="21559304" calcext:value-type="float">
            <text:p>21559304</text:p>
          </table:table-cell>
          <table:table-cell office:value-type="float" office:value="21862808" calcext:value-type="float">
            <text:p>21862808</text:p>
          </table:table-cell>
          <table:table-cell table:number-columns-repeated="9"/>
        </table:table-row>
        <table:table-row table:style-name="ro1">
          <table:table-cell office:value-type="float" office:value="21281224" calcext:value-type="float">
            <text:p>21281224</text:p>
          </table:table-cell>
          <table:table-cell office:value-type="float" office:value="21466304" calcext:value-type="float">
            <text:p>21466304</text:p>
          </table:table-cell>
          <table:table-cell office:value-type="float" office:value="21583400" calcext:value-type="float">
            <text:p>21583400</text:p>
          </table:table-cell>
          <table:table-cell office:value-type="float" office:value="21902472" calcext:value-type="float">
            <text:p>21902472</text:p>
          </table:table-cell>
          <table:table-cell office:value-type="float" office:value="21387016" calcext:value-type="float">
            <text:p>21387016</text:p>
          </table:table-cell>
          <table:table-cell office:value-type="float" office:value="21559392" calcext:value-type="float">
            <text:p>21559392</text:p>
          </table:table-cell>
          <table:table-cell office:value-type="float" office:value="21862864" calcext:value-type="float">
            <text:p>21862864</text:p>
          </table:table-cell>
          <table:table-cell table:number-columns-repeated="9"/>
        </table:table-row>
        <table:table-row table:style-name="ro1">
          <table:table-cell office:value-type="float" office:value="21281696" calcext:value-type="float">
            <text:p>21281696</text:p>
          </table:table-cell>
          <table:table-cell office:value-type="float" office:value="21466384" calcext:value-type="float">
            <text:p>21466384</text:p>
          </table:table-cell>
          <table:table-cell office:value-type="float" office:value="21583632" calcext:value-type="float">
            <text:p>21583632</text:p>
          </table:table-cell>
          <table:table-cell office:value-type="float" office:value="21902528" calcext:value-type="float">
            <text:p>21902528</text:p>
          </table:table-cell>
          <table:table-cell office:value-type="float" office:value="21387040" calcext:value-type="float">
            <text:p>21387040</text:p>
          </table:table-cell>
          <table:table-cell office:value-type="float" office:value="21559560" calcext:value-type="float">
            <text:p>21559560</text:p>
          </table:table-cell>
          <table:table-cell office:value-type="float" office:value="21862880" calcext:value-type="float">
            <text:p>21862880</text:p>
          </table:table-cell>
          <table:table-cell table:number-columns-repeated="9"/>
        </table:table-row>
        <table:table-row table:style-name="ro1">
          <table:table-cell office:value-type="float" office:value="21281832" calcext:value-type="float">
            <text:p>21281832</text:p>
          </table:table-cell>
          <table:table-cell office:value-type="float" office:value="21467504" calcext:value-type="float">
            <text:p>21467504</text:p>
          </table:table-cell>
          <table:table-cell office:value-type="float" office:value="21585696" calcext:value-type="float">
            <text:p>21585696</text:p>
          </table:table-cell>
          <table:table-cell office:value-type="float" office:value="21903144" calcext:value-type="float">
            <text:p>21903144</text:p>
          </table:table-cell>
          <table:table-cell office:value-type="float" office:value="21387496" calcext:value-type="float">
            <text:p>21387496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63192" calcext:value-type="float">
            <text:p>21863192</text:p>
          </table:table-cell>
          <table:table-cell table:number-columns-repeated="9"/>
        </table:table-row>
        <table:table-row table:style-name="ro1">
          <table:table-cell office:value-type="float" office:value="21282056" calcext:value-type="float">
            <text:p>21282056</text:p>
          </table:table-cell>
          <table:table-cell office:value-type="float" office:value="21467856" calcext:value-type="float">
            <text:p>21467856</text:p>
          </table:table-cell>
          <table:table-cell office:value-type="float" office:value="21586120" calcext:value-type="float">
            <text:p>21586120</text:p>
          </table:table-cell>
          <table:table-cell office:value-type="float" office:value="21903688" calcext:value-type="float">
            <text:p>21903688</text:p>
          </table:table-cell>
          <table:table-cell office:value-type="float" office:value="21387688" calcext:value-type="float">
            <text:p>21387688</text:p>
          </table:table-cell>
          <table:table-cell office:value-type="float" office:value="21561752" calcext:value-type="float">
            <text:p>21561752</text:p>
          </table:table-cell>
          <table:table-cell office:value-type="float" office:value="21863200" calcext:value-type="float">
            <text:p>21863200</text:p>
          </table:table-cell>
          <table:table-cell table:number-columns-repeated="9"/>
        </table:table-row>
        <table:table-row table:style-name="ro1">
          <table:table-cell office:value-type="float" office:value="21282168" calcext:value-type="float">
            <text:p>21282168</text:p>
          </table:table-cell>
          <table:table-cell office:value-type="float" office:value="21468376" calcext:value-type="float">
            <text:p>21468376</text:p>
          </table:table-cell>
          <table:table-cell office:value-type="float" office:value="21587864" calcext:value-type="float">
            <text:p>21587864</text:p>
          </table:table-cell>
          <table:table-cell office:value-type="float" office:value="21904056" calcext:value-type="float">
            <text:p>21904056</text:p>
          </table:table-cell>
          <table:table-cell office:value-type="float" office:value="21388928" calcext:value-type="float">
            <text:p>21388928</text:p>
          </table:table-cell>
          <table:table-cell office:value-type="float" office:value="21562168" calcext:value-type="float">
            <text:p>21562168</text:p>
          </table:table-cell>
          <table:table-cell office:value-type="float" office:value="21863400" calcext:value-type="float">
            <text:p>21863400</text:p>
          </table:table-cell>
          <table:table-cell table:number-columns-repeated="9"/>
        </table:table-row>
        <table:table-row table:style-name="ro1">
          <table:table-cell office:value-type="float" office:value="21282608" calcext:value-type="float">
            <text:p>21282608</text:p>
          </table:table-cell>
          <table:table-cell office:value-type="float" office:value="21469216" calcext:value-type="float">
            <text:p>21469216</text:p>
          </table:table-cell>
          <table:table-cell office:value-type="float" office:value="21587992" calcext:value-type="float">
            <text:p>21587992</text:p>
          </table:table-cell>
          <table:table-cell office:value-type="float" office:value="21904288" calcext:value-type="float">
            <text:p>21904288</text:p>
          </table:table-cell>
          <table:table-cell office:value-type="float" office:value="21389128" calcext:value-type="float">
            <text:p>21389128</text:p>
          </table:table-cell>
          <table:table-cell office:value-type="float" office:value="21562232" calcext:value-type="float">
            <text:p>21562232</text:p>
          </table:table-cell>
          <table:table-cell office:value-type="float" office:value="21864544" calcext:value-type="float">
            <text:p>21864544</text:p>
          </table:table-cell>
          <table:table-cell table:number-columns-repeated="9"/>
        </table:table-row>
        <table:table-row table:style-name="ro1">
          <table:table-cell office:value-type="float" office:value="21283400" calcext:value-type="float">
            <text:p>21283400</text:p>
          </table:table-cell>
          <table:table-cell office:value-type="float" office:value="21469464" calcext:value-type="float">
            <text:p>21469464</text:p>
          </table:table-cell>
          <table:table-cell office:value-type="float" office:value="21588144" calcext:value-type="float">
            <text:p>21588144</text:p>
          </table:table-cell>
          <table:table-cell office:value-type="float" office:value="21904520" calcext:value-type="float">
            <text:p>21904520</text:p>
          </table:table-cell>
          <table:table-cell office:value-type="float" office:value="21389464" calcext:value-type="float">
            <text:p>21389464</text:p>
          </table:table-cell>
          <table:table-cell office:value-type="float" office:value="21562720" calcext:value-type="float">
            <text:p>21562720</text:p>
          </table:table-cell>
          <table:table-cell office:value-type="float" office:value="21865120" calcext:value-type="float">
            <text:p>21865120</text:p>
          </table:table-cell>
          <table:table-cell table:number-columns-repeated="9"/>
        </table:table-row>
        <table:table-row table:style-name="ro1">
          <table:table-cell office:value-type="float" office:value="21283448" calcext:value-type="float">
            <text:p>21283448</text:p>
          </table:table-cell>
          <table:table-cell office:value-type="float" office:value="21470040" calcext:value-type="float">
            <text:p>21470040</text:p>
          </table:table-cell>
          <table:table-cell office:value-type="float" office:value="21588696" calcext:value-type="float">
            <text:p>21588696</text:p>
          </table:table-cell>
          <table:table-cell office:value-type="float" office:value="21904784" calcext:value-type="float">
            <text:p>21904784</text:p>
          </table:table-cell>
          <table:table-cell office:value-type="float" office:value="21390152" calcext:value-type="float">
            <text:p>21390152</text:p>
          </table:table-cell>
          <table:table-cell office:value-type="float" office:value="21562816" calcext:value-type="float">
            <text:p>21562816</text:p>
          </table:table-cell>
          <table:table-cell office:value-type="float" office:value="21865272" calcext:value-type="float">
            <text:p>21865272</text:p>
          </table:table-cell>
          <table:table-cell table:number-columns-repeated="9"/>
        </table:table-row>
        <table:table-row table:style-name="ro1">
          <table:table-cell office:value-type="float" office:value="21283632" calcext:value-type="float">
            <text:p>21283632</text:p>
          </table:table-cell>
          <table:table-cell office:value-type="float" office:value="21470288" calcext:value-type="float">
            <text:p>21470288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4952" calcext:value-type="float">
            <text:p>21904952</text:p>
          </table:table-cell>
          <table:table-cell office:value-type="float" office:value="21390376" calcext:value-type="float">
            <text:p>21390376</text:p>
          </table:table-cell>
          <table:table-cell office:value-type="float" office:value="21563104" calcext:value-type="float">
            <text:p>21563104</text:p>
          </table:table-cell>
          <table:table-cell office:value-type="float" office:value="21865936" calcext:value-type="float">
            <text:p>21865936</text:p>
          </table:table-cell>
          <table:table-cell table:number-columns-repeated="9"/>
        </table:table-row>
        <table:table-row table:style-name="ro1">
          <table:table-cell office:value-type="float" office:value="21283736" calcext:value-type="float">
            <text:p>21283736</text:p>
          </table:table-cell>
          <table:table-cell office:value-type="float" office:value="21470504" calcext:value-type="float">
            <text:p>21470504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5016" calcext:value-type="float">
            <text:p>21905016</text:p>
          </table:table-cell>
          <table:table-cell office:value-type="float" office:value="21390432" calcext:value-type="float">
            <text:p>21390432</text:p>
          </table:table-cell>
          <table:table-cell office:value-type="float" office:value="21563528" calcext:value-type="float">
            <text:p>21563528</text:p>
          </table:table-cell>
          <table:table-cell office:value-type="float" office:value="21866152" calcext:value-type="float">
            <text:p>21866152</text:p>
          </table:table-cell>
          <table:table-cell table:number-columns-repeated="9"/>
        </table:table-row>
        <table:table-row table:style-name="ro1">
          <table:table-cell office:value-type="float" office:value="21284208" calcext:value-type="float">
            <text:p>21284208</text:p>
          </table:table-cell>
          <table:table-cell office:value-type="float" office:value="21471280" calcext:value-type="float">
            <text:p>21471280</text:p>
          </table:table-cell>
          <table:table-cell office:value-type="float" office:value="21589016" calcext:value-type="float">
            <text:p>21589016</text:p>
          </table:table-cell>
          <table:table-cell office:value-type="float" office:value="21905600" calcext:value-type="float">
            <text:p>21905600</text:p>
          </table:table-cell>
          <table:table-cell office:value-type="float" office:value="21390440" calcext:value-type="float">
            <text:p>21390440</text:p>
          </table:table-cell>
          <table:table-cell office:value-type="float" office:value="21563768" calcext:value-type="float">
            <text:p>21563768</text:p>
          </table:table-cell>
          <table:table-cell office:value-type="float" office:value="21866336" calcext:value-type="float">
            <text:p>21866336</text:p>
          </table:table-cell>
          <table:table-cell table:number-columns-repeated="9"/>
        </table:table-row>
        <table:table-row table:style-name="ro1">
          <table:table-cell office:value-type="float" office:value="21285552" calcext:value-type="float">
            <text:p>21285552</text:p>
          </table:table-cell>
          <table:table-cell office:value-type="float" office:value="21471432" calcext:value-type="float">
            <text:p>21471432</text:p>
          </table:table-cell>
          <table:table-cell office:value-type="float" office:value="21589800" calcext:value-type="float">
            <text:p>21589800</text:p>
          </table:table-cell>
          <table:table-cell office:value-type="float" office:value="21905912" calcext:value-type="float">
            <text:p>21905912</text:p>
          </table:table-cell>
          <table:table-cell office:value-type="float" office:value="21390896" calcext:value-type="float">
            <text:p>21390896</text:p>
          </table:table-cell>
          <table:table-cell office:value-type="float" office:value="21564064" calcext:value-type="float">
            <text:p>21564064</text:p>
          </table:table-cell>
          <table:table-cell office:value-type="float" office:value="21867872" calcext:value-type="float">
            <text:p>21867872</text:p>
          </table:table-cell>
          <table:table-cell table:number-columns-repeated="9"/>
        </table:table-row>
        <table:table-row table:style-name="ro1">
          <table:table-cell office:value-type="float" office:value="21285584" calcext:value-type="float">
            <text:p>21285584</text:p>
          </table:table-cell>
          <table:table-cell office:value-type="float" office:value="21472128" calcext:value-type="float">
            <text:p>21472128</text:p>
          </table:table-cell>
          <table:table-cell office:value-type="float" office:value="21590448" calcext:value-type="float">
            <text:p>21590448</text:p>
          </table:table-cell>
          <table:table-cell office:value-type="float" office:value="21905936" calcext:value-type="float">
            <text:p>21905936</text:p>
          </table:table-cell>
          <table:table-cell office:value-type="float" office:value="21391168" calcext:value-type="float">
            <text:p>21391168</text:p>
          </table:table-cell>
          <table:table-cell office:value-type="float" office:value="21564336" calcext:value-type="float">
            <text:p>21564336</text:p>
          </table:table-cell>
          <table:table-cell office:value-type="float" office:value="21867904" calcext:value-type="float">
            <text:p>21867904</text:p>
          </table:table-cell>
          <table:table-cell table:number-columns-repeated="9"/>
        </table:table-row>
        <table:table-row table:style-name="ro1">
          <table:table-cell office:value-type="float" office:value="21285608" calcext:value-type="float">
            <text:p>21285608</text:p>
          </table:table-cell>
          <table:table-cell office:value-type="float" office:value="21474032" calcext:value-type="float">
            <text:p>21474032</text:p>
          </table:table-cell>
          <table:table-cell office:value-type="float" office:value="21592144" calcext:value-type="float">
            <text:p>21592144</text:p>
          </table:table-cell>
          <table:table-cell office:value-type="float" office:value="21906040" calcext:value-type="float">
            <text:p>21906040</text:p>
          </table:table-cell>
          <table:table-cell office:value-type="float" office:value="21391384" calcext:value-type="float">
            <text:p>21391384</text:p>
          </table:table-cell>
          <table:table-cell office:value-type="float" office:value="21564888" calcext:value-type="float">
            <text:p>21564888</text:p>
          </table:table-cell>
          <table:table-cell office:value-type="float" office:value="21868624" calcext:value-type="float">
            <text:p>21868624</text:p>
          </table:table-cell>
          <table:table-cell table:number-columns-repeated="9"/>
        </table:table-row>
        <table:table-row table:style-name="ro1">
          <table:table-cell office:value-type="float" office:value="21285720" calcext:value-type="float">
            <text:p>21285720</text:p>
          </table:table-cell>
          <table:table-cell office:value-type="float" office:value="21474064" calcext:value-type="float">
            <text:p>21474064</text:p>
          </table:table-cell>
          <table:table-cell office:value-type="float" office:value="21592536" calcext:value-type="float">
            <text:p>21592536</text:p>
          </table:table-cell>
          <table:table-cell office:value-type="float" office:value="21906432" calcext:value-type="float">
            <text:p>21906432</text:p>
          </table:table-cell>
          <table:table-cell office:value-type="float" office:value="21391688" calcext:value-type="float">
            <text:p>21391688</text:p>
          </table:table-cell>
          <table:table-cell office:value-type="float" office:value="21565128" calcext:value-type="float">
            <text:p>21565128</text:p>
          </table:table-cell>
          <table:table-cell office:value-type="float" office:value="21868960" calcext:value-type="float">
            <text:p>21868960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576" calcext:value-type="float">
            <text:p>21474576</text:p>
          </table:table-cell>
          <table:table-cell office:value-type="float" office:value="21592640" calcext:value-type="float">
            <text:p>21592640</text:p>
          </table:table-cell>
          <table:table-cell office:value-type="float" office:value="21906440" calcext:value-type="float">
            <text:p>21906440</text:p>
          </table:table-cell>
          <table:table-cell office:value-type="float" office:value="21391744" calcext:value-type="float">
            <text:p>21391744</text:p>
          </table:table-cell>
          <table:table-cell office:value-type="float" office:value="21565400" calcext:value-type="float">
            <text:p>21565400</text:p>
          </table:table-cell>
          <table:table-cell office:value-type="float" office:value="21869048" calcext:value-type="float">
            <text:p>21869048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592952" calcext:value-type="float">
            <text:p>21592952</text:p>
          </table:table-cell>
          <table:table-cell office:value-type="float" office:value="21906616" calcext:value-type="float">
            <text:p>21906616</text:p>
          </table:table-cell>
          <table:table-cell office:value-type="float" office:value="21391984" calcext:value-type="float">
            <text:p>21391984</text:p>
          </table:table-cell>
          <table:table-cell office:value-type="float" office:value="21565448" calcext:value-type="float">
            <text:p>21565448</text:p>
          </table:table-cell>
          <table:table-cell office:value-type="float" office:value="21869280" calcext:value-type="float">
            <text:p>21869280</text:p>
          </table:table-cell>
          <table:table-cell table:number-columns-repeated="9"/>
        </table:table-row>
        <table:table-row table:style-name="ro1">
          <table:table-cell office:value-type="float" office:value="21286040" calcext:value-type="float">
            <text:p>21286040</text:p>
          </table:table-cell>
          <table:table-cell office:value-type="float" office:value="21475216" calcext:value-type="float">
            <text:p>21475216</text:p>
          </table:table-cell>
          <table:table-cell office:value-type="float" office:value="21593528" calcext:value-type="float">
            <text:p>21593528</text:p>
          </table:table-cell>
          <table:table-cell office:value-type="float" office:value="21906840" calcext:value-type="float">
            <text:p>21906840</text:p>
          </table:table-cell>
          <table:table-cell office:value-type="float" office:value="21392176" calcext:value-type="float">
            <text:p>21392176</text:p>
          </table:table-cell>
          <table:table-cell office:value-type="float" office:value="21565664" calcext:value-type="float">
            <text:p>21565664</text:p>
          </table:table-cell>
          <table:table-cell office:value-type="float" office:value="21869568" calcext:value-type="float">
            <text:p>21869568</text:p>
          </table:table-cell>
          <table:table-cell table:number-columns-repeated="9"/>
        </table:table-row>
        <table:table-row table:style-name="ro1">
          <table:table-cell office:value-type="float" office:value="21286096" calcext:value-type="float">
            <text:p>21286096</text:p>
          </table:table-cell>
          <table:table-cell office:value-type="float" office:value="21476272" calcext:value-type="float">
            <text:p>21476272</text:p>
          </table:table-cell>
          <table:table-cell office:value-type="float" office:value="21593928" calcext:value-type="float">
            <text:p>21593928</text:p>
          </table:table-cell>
          <table:table-cell office:value-type="float" office:value="21907240" calcext:value-type="float">
            <text:p>21907240</text:p>
          </table:table-cell>
          <table:table-cell office:value-type="float" office:value="21392264" calcext:value-type="float">
            <text:p>21392264</text:p>
          </table:table-cell>
          <table:table-cell office:value-type="float" office:value="21565680" calcext:value-type="float">
            <text:p>21565680</text:p>
          </table:table-cell>
          <table:table-cell office:value-type="float" office:value="21869648" calcext:value-type="float">
            <text:p>21869648</text:p>
          </table:table-cell>
          <table:table-cell table:number-columns-repeated="9"/>
        </table:table-row>
        <table:table-row table:style-name="ro1">
          <table:table-cell office:value-type="float" office:value="21286576" calcext:value-type="float">
            <text:p>21286576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594504" calcext:value-type="float">
            <text:p>21594504</text:p>
          </table:table-cell>
          <table:table-cell office:value-type="float" office:value="21907744" calcext:value-type="float">
            <text:p>21907744</text:p>
          </table:table-cell>
          <table:table-cell office:value-type="float" office:value="21393176" calcext:value-type="float">
            <text:p>21393176</text:p>
          </table:table-cell>
          <table:table-cell office:value-type="float" office:value="21566808" calcext:value-type="float">
            <text:p>21566808</text:p>
          </table:table-cell>
          <table:table-cell office:value-type="float" office:value="21869680" calcext:value-type="float">
            <text:p>21869680</text:p>
          </table:table-cell>
          <table:table-cell table:number-columns-repeated="9"/>
        </table:table-row>
        <table:table-row table:style-name="ro1">
          <table:table-cell office:value-type="float" office:value="21287096" calcext:value-type="float">
            <text:p>21287096</text:p>
          </table:table-cell>
          <table:table-cell office:value-type="float" office:value="21476744" calcext:value-type="float">
            <text:p>21476744</text:p>
          </table:table-cell>
          <table:table-cell office:value-type="float" office:value="21595856" calcext:value-type="float">
            <text:p>21595856</text:p>
          </table:table-cell>
          <table:table-cell office:value-type="float" office:value="21908128" calcext:value-type="float">
            <text:p>21908128</text:p>
          </table:table-cell>
          <table:table-cell office:value-type="float" office:value="21393224" calcext:value-type="float">
            <text:p>21393224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70016" calcext:value-type="float">
            <text:p>21870016</text:p>
          </table:table-cell>
          <table:table-cell table:number-columns-repeated="9"/>
        </table:table-row>
        <table:table-row table:style-name="ro1">
          <table:table-cell office:value-type="float" office:value="21287320" calcext:value-type="float">
            <text:p>21287320</text:p>
          </table:table-cell>
          <table:table-cell office:value-type="float" office:value="21476752" calcext:value-type="float">
            <text:p>21476752</text:p>
          </table:table-cell>
          <table:table-cell office:value-type="float" office:value="21595968" calcext:value-type="float">
            <text:p>21595968</text:p>
          </table:table-cell>
          <table:table-cell office:value-type="float" office:value="21908800" calcext:value-type="float">
            <text:p>21908800</text:p>
          </table:table-cell>
          <table:table-cell office:value-type="float" office:value="21393544" calcext:value-type="float">
            <text:p>21393544</text:p>
          </table:table-cell>
          <table:table-cell office:value-type="float" office:value="21567128" calcext:value-type="float">
            <text:p>21567128</text:p>
          </table:table-cell>
          <table:table-cell office:value-type="float" office:value="21870296" calcext:value-type="float">
            <text:p>21870296</text:p>
          </table:table-cell>
          <table:table-cell table:number-columns-repeated="9"/>
        </table:table-row>
        <table:table-row table:style-name="ro1">
          <table:table-cell office:value-type="float" office:value="21287408" calcext:value-type="float">
            <text:p>21287408</text:p>
          </table:table-cell>
          <table:table-cell office:value-type="float" office:value="21476992" calcext:value-type="float">
            <text:p>21476992</text:p>
          </table:table-cell>
          <table:table-cell office:value-type="float" office:value="21596176" calcext:value-type="float">
            <text:p>21596176</text:p>
          </table:table-cell>
          <table:table-cell office:value-type="float" office:value="21908888" calcext:value-type="float">
            <text:p>21908888</text:p>
          </table:table-cell>
          <table:table-cell office:value-type="float" office:value="21393712" calcext:value-type="float">
            <text:p>21393712</text:p>
          </table:table-cell>
          <table:table-cell office:value-type="float" office:value="21567680" calcext:value-type="float">
            <text:p>21567680</text:p>
          </table:table-cell>
          <table:table-cell office:value-type="float" office:value="21871160" calcext:value-type="float">
            <text:p>21871160</text:p>
          </table:table-cell>
          <table:table-cell table:number-columns-repeated="9"/>
        </table:table-row>
        <table:table-row table:style-name="ro1">
          <table:table-cell office:value-type="float" office:value="21287688" calcext:value-type="float">
            <text:p>21287688</text:p>
          </table:table-cell>
          <table:table-cell office:value-type="float" office:value="21478208" calcext:value-type="float">
            <text:p>21478208</text:p>
          </table:table-cell>
          <table:table-cell office:value-type="float" office:value="21596320" calcext:value-type="float">
            <text:p>21596320</text:p>
          </table:table-cell>
          <table:table-cell office:value-type="float" office:value="21909144" calcext:value-type="float">
            <text:p>21909144</text:p>
          </table:table-cell>
          <table:table-cell office:value-type="float" office:value="21393856" calcext:value-type="float">
            <text:p>21393856</text:p>
          </table:table-cell>
          <table:table-cell office:value-type="float" office:value="21569128" calcext:value-type="float">
            <text:p>21569128</text:p>
          </table:table-cell>
          <table:table-cell office:value-type="float" office:value="21871184" calcext:value-type="float">
            <text:p>21871184</text:p>
          </table:table-cell>
          <table:table-cell table:number-columns-repeated="9"/>
        </table:table-row>
        <table:table-row table:style-name="ro1">
          <table:table-cell office:value-type="float" office:value="21288064" calcext:value-type="float">
            <text:p>21288064</text:p>
          </table:table-cell>
          <table:table-cell office:value-type="float" office:value="21478224" calcext:value-type="float">
            <text:p>21478224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909280" calcext:value-type="float">
            <text:p>21909280</text:p>
          </table:table-cell>
          <table:table-cell office:value-type="float" office:value="21394552" calcext:value-type="float">
            <text:p>21394552</text:p>
          </table:table-cell>
          <table:table-cell office:value-type="float" office:value="21569600" calcext:value-type="float">
            <text:p>21569600</text:p>
          </table:table-cell>
          <table:table-cell office:value-type="float" office:value="21871480" calcext:value-type="float">
            <text:p>21871480</text:p>
          </table:table-cell>
          <table:table-cell table:number-columns-repeated="9"/>
        </table:table-row>
        <table:table-row table:style-name="ro1">
          <table:table-cell office:value-type="float" office:value="21288096" calcext:value-type="float">
            <text:p>21288096</text:p>
          </table:table-cell>
          <table:table-cell office:value-type="float" office:value="21478312" calcext:value-type="float">
            <text:p>21478312</text:p>
          </table:table-cell>
          <table:table-cell office:value-type="float" office:value="21597056" calcext:value-type="float">
            <text:p>21597056</text:p>
          </table:table-cell>
          <table:table-cell office:value-type="float" office:value="21909544" calcext:value-type="float">
            <text:p>21909544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16" calcext:value-type="float">
            <text:p>21570016</text:p>
          </table:table-cell>
          <table:table-cell office:value-type="float" office:value="21871520" calcext:value-type="float">
            <text:p>21871520</text:p>
          </table:table-cell>
          <table:table-cell table:number-columns-repeated="9"/>
        </table:table-row>
        <table:table-row table:style-name="ro1">
          <table:table-cell office:value-type="float" office:value="21288392" calcext:value-type="float">
            <text:p>21288392</text:p>
          </table:table-cell>
          <table:table-cell office:value-type="float" office:value="21478400" calcext:value-type="float">
            <text:p>21478400</text:p>
          </table:table-cell>
          <table:table-cell office:value-type="float" office:value="21597320" calcext:value-type="float">
            <text:p>21597320</text:p>
          </table:table-cell>
          <table:table-cell office:value-type="float" office:value="21909736" calcext:value-type="float">
            <text:p>21909736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96" calcext:value-type="float">
            <text:p>21570096</text:p>
          </table:table-cell>
          <table:table-cell office:value-type="float" office:value="21871616" calcext:value-type="float">
            <text:p>21871616</text:p>
          </table:table-cell>
          <table:table-cell table:number-columns-repeated="9"/>
        </table:table-row>
        <table:table-row table:style-name="ro1">
          <table:table-cell office:value-type="float" office:value="21289072" calcext:value-type="float">
            <text:p>21289072</text:p>
          </table:table-cell>
          <table:table-cell office:value-type="float" office:value="21479376" calcext:value-type="float">
            <text:p>21479376</text:p>
          </table:table-cell>
          <table:table-cell office:value-type="float" office:value="21597424" calcext:value-type="float">
            <text:p>21597424</text:p>
          </table:table-cell>
          <table:table-cell office:value-type="float" office:value="21910168" calcext:value-type="float">
            <text:p>21910168</text:p>
          </table:table-cell>
          <table:table-cell office:value-type="float" office:value="21394600" calcext:value-type="float">
            <text:p>21394600</text:p>
          </table:table-cell>
          <table:table-cell office:value-type="float" office:value="21570968" calcext:value-type="float">
            <text:p>21570968</text:p>
          </table:table-cell>
          <table:table-cell office:value-type="float" office:value="21873136" calcext:value-type="float">
            <text:p>21873136</text:p>
          </table:table-cell>
          <table:table-cell table:number-columns-repeated="9"/>
        </table:table-row>
        <table:table-row table:style-name="ro1">
          <table:table-cell office:value-type="float" office:value="21289824" calcext:value-type="float">
            <text:p>21289824</text:p>
          </table:table-cell>
          <table:table-cell office:value-type="float" office:value="21480664" calcext:value-type="float">
            <text:p>21480664</text:p>
          </table:table-cell>
          <table:table-cell office:value-type="float" office:value="21597616" calcext:value-type="float">
            <text:p>21597616</text:p>
          </table:table-cell>
          <table:table-cell office:value-type="float" office:value="21910384" calcext:value-type="float">
            <text:p>21910384</text:p>
          </table:table-cell>
          <table:table-cell office:value-type="float" office:value="21394632" calcext:value-type="float">
            <text:p>21394632</text:p>
          </table:table-cell>
          <table:table-cell office:value-type="float" office:value="21571168" calcext:value-type="float">
            <text:p>21571168</text:p>
          </table:table-cell>
          <table:table-cell office:value-type="float" office:value="21873408" calcext:value-type="float">
            <text:p>21873408</text:p>
          </table:table-cell>
          <table:table-cell table:number-columns-repeated="9"/>
        </table:table-row>
        <table:table-row table:style-name="ro1">
          <table:table-cell office:value-type="float" office:value="21290128" calcext:value-type="float">
            <text:p>21290128</text:p>
          </table:table-cell>
          <table:table-cell office:value-type="float" office:value="21481112" calcext:value-type="float">
            <text:p>21481112</text:p>
          </table:table-cell>
          <table:table-cell office:value-type="float" office:value="21597656" calcext:value-type="float">
            <text:p>21597656</text:p>
          </table:table-cell>
          <table:table-cell office:value-type="float" office:value="21911680" calcext:value-type="float">
            <text:p>21911680</text:p>
          </table:table-cell>
          <table:table-cell office:value-type="float" office:value="21394744" calcext:value-type="float">
            <text:p>21394744</text:p>
          </table:table-cell>
          <table:table-cell office:value-type="float" office:value="21571312" calcext:value-type="float">
            <text:p>21571312</text:p>
          </table:table-cell>
          <table:table-cell office:value-type="float" office:value="21873736" calcext:value-type="float">
            <text:p>21873736</text:p>
          </table:table-cell>
          <table:table-cell table:number-columns-repeated="9"/>
        </table:table-row>
        <table:table-row table:style-name="ro1">
          <table:table-cell office:value-type="float" office:value="21290152" calcext:value-type="float">
            <text:p>21290152</text:p>
          </table:table-cell>
          <table:table-cell office:value-type="float" office:value="21481240" calcext:value-type="float">
            <text:p>21481240</text:p>
          </table:table-cell>
          <table:table-cell office:value-type="float" office:value="21597992" calcext:value-type="float">
            <text:p>21597992</text:p>
          </table:table-cell>
          <table:table-cell office:value-type="float" office:value="21911808" calcext:value-type="float">
            <text:p>21911808</text:p>
          </table:table-cell>
          <table:table-cell office:value-type="float" office:value="21394832" calcext:value-type="float">
            <text:p>21394832</text:p>
          </table:table-cell>
          <table:table-cell office:value-type="float" office:value="21571824" calcext:value-type="float">
            <text:p>21571824</text:p>
          </table:table-cell>
          <table:table-cell office:value-type="float" office:value="21874040" calcext:value-type="float">
            <text:p>21874040</text:p>
          </table:table-cell>
          <table:table-cell table:number-columns-repeated="9"/>
        </table:table-row>
        <table:table-row table:style-name="ro1">
          <table:table-cell office:value-type="float" office:value="21290168" calcext:value-type="float">
            <text:p>21290168</text:p>
          </table:table-cell>
          <table:table-cell office:value-type="float" office:value="21481472" calcext:value-type="float">
            <text:p>21481472</text:p>
          </table:table-cell>
          <table:table-cell office:value-type="float" office:value="21598176" calcext:value-type="float">
            <text:p>21598176</text:p>
          </table:table-cell>
          <table:table-cell office:value-type="float" office:value="21912200" calcext:value-type="float">
            <text:p>21912200</text:p>
          </table:table-cell>
          <table:table-cell office:value-type="float" office:value="21395344" calcext:value-type="float">
            <text:p>21395344</text:p>
          </table:table-cell>
          <table:table-cell office:value-type="float" office:value="21571880" calcext:value-type="float">
            <text:p>21571880</text:p>
          </table:table-cell>
          <table:table-cell office:value-type="float" office:value="21874136" calcext:value-type="float">
            <text:p>21874136</text:p>
          </table:table-cell>
          <table:table-cell table:number-columns-repeated="9"/>
        </table:table-row>
        <table:table-row table:style-name="ro1">
          <table:table-cell office:value-type="float" office:value="21290240" calcext:value-type="float">
            <text:p>21290240</text:p>
          </table:table-cell>
          <table:table-cell office:value-type="float" office:value="21482032" calcext:value-type="float">
            <text:p>21482032</text:p>
          </table:table-cell>
          <table:table-cell office:value-type="float" office:value="21598232" calcext:value-type="float">
            <text:p>21598232</text:p>
          </table:table-cell>
          <table:table-cell office:value-type="float" office:value="21912496" calcext:value-type="float">
            <text:p>21912496</text:p>
          </table:table-cell>
          <table:table-cell office:value-type="float" office:value="21395536" calcext:value-type="float">
            <text:p>21395536</text:p>
          </table:table-cell>
          <table:table-cell office:value-type="float" office:value="21572144" calcext:value-type="float">
            <text:p>21572144</text:p>
          </table:table-cell>
          <table:table-cell office:value-type="float" office:value="21874200" calcext:value-type="float">
            <text:p>21874200</text:p>
          </table:table-cell>
          <table:table-cell table:number-columns-repeated="9"/>
        </table:table-row>
        <table:table-row table:style-name="ro1">
          <table:table-cell office:value-type="float" office:value="21290416" calcext:value-type="float">
            <text:p>21290416</text:p>
          </table:table-cell>
          <table:table-cell office:value-type="float" office:value="21482152" calcext:value-type="float">
            <text:p>21482152</text:p>
          </table:table-cell>
          <table:table-cell office:value-type="float" office:value="21598312" calcext:value-type="float">
            <text:p>21598312</text:p>
          </table:table-cell>
          <table:table-cell office:value-type="float" office:value="21912704" calcext:value-type="float">
            <text:p>21912704</text:p>
          </table:table-cell>
          <table:table-cell office:value-type="float" office:value="21395816" calcext:value-type="float">
            <text:p>21395816</text:p>
          </table:table-cell>
          <table:table-cell office:value-type="float" office:value="21572184" calcext:value-type="float">
            <text:p>21572184</text:p>
          </table:table-cell>
          <table:table-cell office:value-type="float" office:value="21874496" calcext:value-type="float">
            <text:p>21874496</text:p>
          </table:table-cell>
          <table:table-cell table:number-columns-repeated="9"/>
        </table:table-row>
        <table:table-row table:style-name="ro1">
          <table:table-cell office:value-type="float" office:value="21290448" calcext:value-type="float">
            <text:p>21290448</text:p>
          </table:table-cell>
          <table:table-cell office:value-type="float" office:value="21482640" calcext:value-type="float">
            <text:p>21482640</text:p>
          </table:table-cell>
          <table:table-cell office:value-type="float" office:value="21598408" calcext:value-type="float">
            <text:p>21598408</text:p>
          </table:table-cell>
          <table:table-cell office:value-type="float" office:value="21912768" calcext:value-type="float">
            <text:p>21912768</text:p>
          </table:table-cell>
          <table:table-cell office:value-type="float" office:value="21395976" calcext:value-type="float">
            <text:p>21395976</text:p>
          </table:table-cell>
          <table:table-cell office:value-type="float" office:value="21572384" calcext:value-type="float">
            <text:p>21572384</text:p>
          </table:table-cell>
          <table:table-cell office:value-type="float" office:value="21875736" calcext:value-type="float">
            <text:p>21875736</text:p>
          </table:table-cell>
          <table:table-cell table:number-columns-repeated="9"/>
        </table:table-row>
        <table:table-row table:style-name="ro1">
          <table:table-cell office:value-type="float" office:value="21290720" calcext:value-type="float">
            <text:p>2129072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599264" calcext:value-type="float">
            <text:p>21599264</text:p>
          </table:table-cell>
          <table:table-cell office:value-type="float" office:value="21912952" calcext:value-type="float">
            <text:p>21912952</text:p>
          </table:table-cell>
          <table:table-cell office:value-type="float" office:value="21396080" calcext:value-type="float">
            <text:p>21396080</text:p>
          </table:table-cell>
          <table:table-cell office:value-type="float" office:value="21572576" calcext:value-type="float">
            <text:p>21572576</text:p>
          </table:table-cell>
          <table:table-cell office:value-type="float" office:value="21876008" calcext:value-type="float">
            <text:p>21876008</text:p>
          </table:table-cell>
          <table:table-cell table:number-columns-repeated="9"/>
        </table:table-row>
        <table:table-row table:style-name="ro1">
          <table:table-cell office:value-type="float" office:value="21290936" calcext:value-type="float">
            <text:p>21290936</text:p>
          </table:table-cell>
          <table:table-cell office:value-type="float" office:value="21482776" calcext:value-type="float">
            <text:p>21482776</text:p>
          </table:table-cell>
          <table:table-cell office:value-type="float" office:value="21599936" calcext:value-type="float">
            <text:p>21599936</text:p>
          </table:table-cell>
          <table:table-cell office:value-type="float" office:value="21913056" calcext:value-type="float">
            <text:p>21913056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573216" calcext:value-type="float">
            <text:p>21573216</text:p>
          </table:table-cell>
          <table:table-cell office:value-type="float" office:value="21876712" calcext:value-type="float">
            <text:p>21876712</text:p>
          </table:table-cell>
          <table:table-cell table:number-columns-repeated="9"/>
        </table:table-row>
        <table:table-row table:style-name="ro1">
          <table:table-cell office:value-type="float" office:value="21293240" calcext:value-type="float">
            <text:p>21293240</text:p>
          </table:table-cell>
          <table:table-cell office:value-type="float" office:value="21483560" calcext:value-type="float">
            <text:p>21483560</text:p>
          </table:table-cell>
          <table:table-cell office:value-type="float" office:value="21599944" calcext:value-type="float">
            <text:p>21599944</text:p>
          </table:table-cell>
          <table:table-cell office:value-type="float" office:value="21914336" calcext:value-type="float">
            <text:p>21914336</text:p>
          </table:table-cell>
          <table:table-cell office:value-type="float" office:value="21396728" calcext:value-type="float">
            <text:p>21396728</text:p>
          </table:table-cell>
          <table:table-cell office:value-type="float" office:value="21574408" calcext:value-type="float">
            <text:p>21574408</text:p>
          </table:table-cell>
          <table:table-cell office:value-type="float" office:value="21877112" calcext:value-type="float">
            <text:p>21877112</text:p>
          </table:table-cell>
          <table:table-cell table:number-columns-repeated="9"/>
        </table:table-row>
        <table:table-row table:style-name="ro1">
          <table:table-cell office:value-type="float" office:value="21293392" calcext:value-type="float">
            <text:p>21293392</text:p>
          </table:table-cell>
          <table:table-cell office:value-type="float" office:value="21483600" calcext:value-type="float">
            <text:p>21483600</text:p>
          </table:table-cell>
          <table:table-cell office:value-type="float" office:value="21600152" calcext:value-type="float">
            <text:p>21600152</text:p>
          </table:table-cell>
          <table:table-cell office:value-type="float" office:value="21914344" calcext:value-type="float">
            <text:p>21914344</text:p>
          </table:table-cell>
          <table:table-cell office:value-type="float" office:value="21397064" calcext:value-type="float">
            <text:p>21397064</text:p>
          </table:table-cell>
          <table:table-cell office:value-type="float" office:value="21574568" calcext:value-type="float">
            <text:p>21574568</text:p>
          </table:table-cell>
          <table:table-cell office:value-type="float" office:value="21877304" calcext:value-type="float">
            <text:p>21877304</text:p>
          </table:table-cell>
          <table:table-cell table:number-columns-repeated="9"/>
        </table:table-row>
        <table:table-row table:style-name="ro1">
          <table:table-cell office:value-type="float" office:value="21293480" calcext:value-type="float">
            <text:p>21293480</text:p>
          </table:table-cell>
          <table:table-cell office:value-type="float" office:value="21484144" calcext:value-type="float">
            <text:p>21484144</text:p>
          </table:table-cell>
          <table:table-cell office:value-type="float" office:value="21600208" calcext:value-type="float">
            <text:p>21600208</text:p>
          </table:table-cell>
          <table:table-cell office:value-type="float" office:value="21915296" calcext:value-type="float">
            <text:p>21915296</text:p>
          </table:table-cell>
          <table:table-cell office:value-type="float" office:value="21397184" calcext:value-type="float">
            <text:p>21397184</text:p>
          </table:table-cell>
          <table:table-cell office:value-type="float" office:value="21576144" calcext:value-type="float">
            <text:p>21576144</text:p>
          </table:table-cell>
          <table:table-cell office:value-type="float" office:value="21877856" calcext:value-type="float">
            <text:p>21877856</text:p>
          </table:table-cell>
          <table:table-cell table:number-columns-repeated="9"/>
        </table:table-row>
        <table:table-row table:style-name="ro1">
          <table:table-cell office:value-type="float" office:value="21293512" calcext:value-type="float">
            <text:p>21293512</text:p>
          </table:table-cell>
          <table:table-cell office:value-type="float" office:value="21484360" calcext:value-type="float">
            <text:p>21484360</text:p>
          </table:table-cell>
          <table:table-cell office:value-type="float" office:value="21600424" calcext:value-type="float">
            <text:p>21600424</text:p>
          </table:table-cell>
          <table:table-cell office:value-type="float" office:value="21916136" calcext:value-type="float">
            <text:p>21916136</text:p>
          </table:table-cell>
          <table:table-cell office:value-type="float" office:value="21397392" calcext:value-type="float">
            <text:p>21397392</text:p>
          </table:table-cell>
          <table:table-cell office:value-type="float" office:value="21576336" calcext:value-type="float">
            <text:p>21576336</text:p>
          </table:table-cell>
          <table:table-cell office:value-type="float" office:value="21878192" calcext:value-type="float">
            <text:p>21878192</text:p>
          </table:table-cell>
          <table:table-cell table:number-columns-repeated="9"/>
        </table:table-row>
        <table:table-row table:style-name="ro1">
          <table:table-cell office:value-type="float" office:value="21293520" calcext:value-type="float">
            <text:p>21293520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00576" calcext:value-type="float">
            <text:p>21600576</text:p>
          </table:table-cell>
          <table:table-cell office:value-type="float" office:value="21916168" calcext:value-type="float">
            <text:p>21916168</text:p>
          </table:table-cell>
          <table:table-cell office:value-type="float" office:value="21398200" calcext:value-type="float">
            <text:p>21398200</text:p>
          </table:table-cell>
          <table:table-cell office:value-type="float" office:value="21576744" calcext:value-type="float">
            <text:p>21576744</text:p>
          </table:table-cell>
          <table:table-cell office:value-type="float" office:value="21878384" calcext:value-type="float">
            <text:p>21878384</text:p>
          </table:table-cell>
          <table:table-cell table:number-columns-repeated="9"/>
        </table:table-row>
        <table:table-row table:style-name="ro1">
          <table:table-cell office:value-type="float" office:value="21293936" calcext:value-type="float">
            <text:p>21293936</text:p>
          </table:table-cell>
          <table:table-cell office:value-type="float" office:value="21485464" calcext:value-type="float">
            <text:p>21485464</text:p>
          </table:table-cell>
          <table:table-cell office:value-type="float" office:value="21601040" calcext:value-type="float">
            <text:p>21601040</text:p>
          </table:table-cell>
          <table:table-cell office:value-type="float" office:value="21916208" calcext:value-type="float">
            <text:p>21916208</text:p>
          </table:table-cell>
          <table:table-cell office:value-type="float" office:value="21398456" calcext:value-type="float">
            <text:p>21398456</text:p>
          </table:table-cell>
          <table:table-cell office:value-type="float" office:value="21576864" calcext:value-type="float">
            <text:p>21576864</text:p>
          </table:table-cell>
          <table:table-cell office:value-type="float" office:value="21879168" calcext:value-type="float">
            <text:p>21879168</text:p>
          </table:table-cell>
          <table:table-cell table:number-columns-repeated="9"/>
        </table:table-row>
        <table:table-row table:style-name="ro1">
          <table:table-cell office:value-type="float" office:value="21294152" calcext:value-type="float">
            <text:p>21294152</text:p>
          </table:table-cell>
          <table:table-cell office:value-type="float" office:value="21486480" calcext:value-type="float">
            <text:p>21486480</text:p>
          </table:table-cell>
          <table:table-cell office:value-type="float" office:value="21601048" calcext:value-type="float">
            <text:p>21601048</text:p>
          </table:table-cell>
          <table:table-cell office:value-type="float" office:value="21916624" calcext:value-type="float">
            <text:p>21916624</text:p>
          </table:table-cell>
          <table:table-cell office:value-type="float" office:value="21398792" calcext:value-type="float">
            <text:p>21398792</text:p>
          </table:table-cell>
          <table:table-cell office:value-type="float" office:value="21576888" calcext:value-type="float">
            <text:p>21576888</text:p>
          </table:table-cell>
          <table:table-cell office:value-type="float" office:value="21879272" calcext:value-type="float">
            <text:p>21879272</text:p>
          </table:table-cell>
          <table:table-cell table:number-columns-repeated="9"/>
        </table:table-row>
        <table:table-row table:style-name="ro1">
          <table:table-cell office:value-type="float" office:value="21294904" calcext:value-type="float">
            <text:p>21294904</text:p>
          </table:table-cell>
          <table:table-cell office:value-type="float" office:value="21486776" calcext:value-type="float">
            <text:p>21486776</text:p>
          </table:table-cell>
          <table:table-cell office:value-type="float" office:value="21601440" calcext:value-type="float">
            <text:p>21601440</text:p>
          </table:table-cell>
          <table:table-cell office:value-type="float" office:value="21916688" calcext:value-type="float">
            <text:p>21916688</text:p>
          </table:table-cell>
          <table:table-cell office:value-type="float" office:value="21399096" calcext:value-type="float">
            <text:p>21399096</text:p>
          </table:table-cell>
          <table:table-cell office:value-type="float" office:value="21577072" calcext:value-type="float">
            <text:p>21577072</text:p>
          </table:table-cell>
          <table:table-cell office:value-type="float" office:value="21879400" calcext:value-type="float">
            <text:p>21879400</text:p>
          </table:table-cell>
          <table:table-cell table:number-columns-repeated="9"/>
        </table:table-row>
        <table:table-row table:style-name="ro1">
          <table:table-cell office:value-type="float" office:value="21296072" calcext:value-type="float">
            <text:p>21296072</text:p>
          </table:table-cell>
          <table:table-cell office:value-type="float" office:value="21487448" calcext:value-type="float">
            <text:p>21487448</text:p>
          </table:table-cell>
          <table:table-cell office:value-type="float" office:value="21602568" calcext:value-type="float">
            <text:p>21602568</text:p>
          </table:table-cell>
          <table:table-cell office:value-type="float" office:value="21916856" calcext:value-type="float">
            <text:p>21916856</text:p>
          </table:table-cell>
          <table:table-cell office:value-type="float" office:value="21399368" calcext:value-type="float">
            <text:p>21399368</text:p>
          </table:table-cell>
          <table:table-cell office:value-type="float" office:value="21577192" calcext:value-type="float">
            <text:p>21577192</text:p>
          </table:table-cell>
          <table:table-cell office:value-type="float" office:value="21879544" calcext:value-type="float">
            <text:p>21879544</text:p>
          </table:table-cell>
          <table:table-cell table:number-columns-repeated="9"/>
        </table:table-row>
        <table:table-row table:style-name="ro1">
          <table:table-cell office:value-type="float" office:value="21296552" calcext:value-type="float">
            <text:p>21296552</text:p>
          </table:table-cell>
          <table:table-cell office:value-type="float" office:value="21487632" calcext:value-type="float">
            <text:p>21487632</text:p>
          </table:table-cell>
          <table:table-cell office:value-type="float" office:value="21602824" calcext:value-type="float">
            <text:p>21602824</text:p>
          </table:table-cell>
          <table:table-cell office:value-type="float" office:value="21917480" calcext:value-type="float">
            <text:p>21917480</text:p>
          </table:table-cell>
          <table:table-cell office:value-type="float" office:value="21399440" calcext:value-type="float">
            <text:p>21399440</text:p>
          </table:table-cell>
          <table:table-cell office:value-type="float" office:value="21578104" calcext:value-type="float">
            <text:p>21578104</text:p>
          </table:table-cell>
          <table:table-cell office:value-type="float" office:value="21879720" calcext:value-type="float">
            <text:p>21879720</text:p>
          </table:table-cell>
          <table:table-cell table:number-columns-repeated="9"/>
        </table:table-row>
        <table:table-row table:style-name="ro1">
          <table:table-cell office:value-type="float" office:value="21296624" calcext:value-type="float">
            <text:p>21296624</text:p>
          </table:table-cell>
          <table:table-cell office:value-type="float" office:value="21488016" calcext:value-type="float">
            <text:p>21488016</text:p>
          </table:table-cell>
          <table:table-cell office:value-type="float" office:value="21604400" calcext:value-type="float">
            <text:p>21604400</text:p>
          </table:table-cell>
          <table:table-cell office:value-type="float" office:value="21917688" calcext:value-type="float">
            <text:p>21917688</text:p>
          </table:table-cell>
          <table:table-cell office:value-type="float" office:value="21399544" calcext:value-type="float">
            <text:p>21399544</text:p>
          </table:table-cell>
          <table:table-cell office:value-type="float" office:value="21578744" calcext:value-type="float">
            <text:p>21578744</text:p>
          </table:table-cell>
          <table:table-cell office:value-type="float" office:value="21879856" calcext:value-type="float">
            <text:p>21879856</text:p>
          </table:table-cell>
          <table:table-cell table:number-columns-repeated="9"/>
        </table:table-row>
        <table:table-row table:style-name="ro1">
          <table:table-cell office:value-type="float" office:value="21296888" calcext:value-type="float">
            <text:p>21296888</text:p>
          </table:table-cell>
          <table:table-cell office:value-type="float" office:value="21488584" calcext:value-type="float">
            <text:p>21488584</text:p>
          </table:table-cell>
          <table:table-cell office:value-type="float" office:value="21605104" calcext:value-type="float">
            <text:p>2160510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399696" calcext:value-type="float">
            <text:p>21399696</text:p>
          </table:table-cell>
          <table:table-cell office:value-type="float" office:value="21579488" calcext:value-type="float">
            <text:p>21579488</text:p>
          </table:table-cell>
          <table:table-cell office:value-type="float" office:value="21879936" calcext:value-type="float">
            <text:p>21879936</text:p>
          </table:table-cell>
          <table:table-cell table:number-columns-repeated="9"/>
        </table:table-row>
        <table:table-row table:style-name="ro1">
          <table:table-cell office:value-type="float" office:value="21297160" calcext:value-type="float">
            <text:p>21297160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606072" calcext:value-type="float">
            <text:p>21606072</text:p>
          </table:table-cell>
          <table:table-cell office:value-type="float" office:value="21919992" calcext:value-type="float">
            <text:p>21919992</text:p>
          </table:table-cell>
          <table:table-cell office:value-type="float" office:value="21399976" calcext:value-type="float">
            <text:p>21399976</text:p>
          </table:table-cell>
          <table:table-cell office:value-type="float" office:value="21580504" calcext:value-type="float">
            <text:p>21580504</text:p>
          </table:table-cell>
          <table:table-cell office:value-type="float" office:value="21879976" calcext:value-type="float">
            <text:p>21879976</text:p>
          </table:table-cell>
          <table:table-cell table:number-columns-repeated="9"/>
        </table:table-row>
        <table:table-row table:style-name="ro1">
          <table:table-cell office:value-type="float" office:value="21297176" calcext:value-type="float">
            <text:p>21297176</text:p>
          </table:table-cell>
          <table:table-cell office:value-type="float" office:value="21490768" calcext:value-type="float">
            <text:p>21490768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20040" calcext:value-type="float">
            <text:p>21920040</text:p>
          </table:table-cell>
          <table:table-cell office:value-type="float" office:value="21400168" calcext:value-type="float">
            <text:p>21400168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80488" calcext:value-type="float">
            <text:p>21880488</text:p>
          </table:table-cell>
          <table:table-cell table:number-columns-repeated="9"/>
        </table:table-row>
        <table:table-row table:style-name="ro1">
          <table:table-cell office:value-type="float" office:value="21298624" calcext:value-type="float">
            <text:p>21298624</text:p>
          </table:table-cell>
          <table:table-cell office:value-type="float" office:value="21490816" calcext:value-type="float">
            <text:p>21490816</text:p>
          </table:table-cell>
          <table:table-cell office:value-type="float" office:value="21606304" calcext:value-type="float">
            <text:p>21606304</text:p>
          </table:table-cell>
          <table:table-cell office:value-type="float" office:value="21920104" calcext:value-type="float">
            <text:p>21920104</text:p>
          </table:table-cell>
          <table:table-cell office:value-type="float" office:value="21400488" calcext:value-type="float">
            <text:p>21400488</text:p>
          </table:table-cell>
          <table:table-cell office:value-type="float" office:value="21581080" calcext:value-type="float">
            <text:p>21581080</text:p>
          </table:table-cell>
          <table:table-cell office:value-type="float" office:value="21880592" calcext:value-type="float">
            <text:p>21880592</text:p>
          </table:table-cell>
          <table:table-cell table:number-columns-repeated="9"/>
        </table:table-row>
        <table:table-row table:style-name="ro1">
          <table:table-cell office:value-type="float" office:value="21298728" calcext:value-type="float">
            <text:p>21298728</text:p>
          </table:table-cell>
          <table:table-cell office:value-type="float" office:value="21492728" calcext:value-type="float">
            <text:p>21492728</text:p>
          </table:table-cell>
          <table:table-cell office:value-type="float" office:value="21606720" calcext:value-type="float">
            <text:p>21606720</text:p>
          </table:table-cell>
          <table:table-cell office:value-type="float" office:value="21920480" calcext:value-type="float">
            <text:p>21920480</text:p>
          </table:table-cell>
          <table:table-cell office:value-type="float" office:value="21400512" calcext:value-type="float">
            <text:p>21400512</text:p>
          </table:table-cell>
          <table:table-cell office:value-type="float" office:value="21581696" calcext:value-type="float">
            <text:p>21581696</text:p>
          </table:table-cell>
          <table:table-cell office:value-type="float" office:value="21881056" calcext:value-type="float">
            <text:p>21881056</text:p>
          </table:table-cell>
          <table:table-cell table:number-columns-repeated="9"/>
        </table:table-row>
        <table:table-row table:style-name="ro1">
          <table:table-cell office:value-type="float" office:value="21298736" calcext:value-type="float">
            <text:p>21298736</text:p>
          </table:table-cell>
          <table:table-cell office:value-type="float" office:value="21493576" calcext:value-type="float">
            <text:p>21493576</text:p>
          </table:table-cell>
          <table:table-cell office:value-type="float" office:value="21606936" calcext:value-type="float">
            <text:p>21606936</text:p>
          </table:table-cell>
          <table:table-cell office:value-type="float" office:value="21920664" calcext:value-type="float">
            <text:p>21920664</text:p>
          </table:table-cell>
          <table:table-cell office:value-type="float" office:value="21401368" calcext:value-type="float">
            <text:p>21401368</text:p>
          </table:table-cell>
          <table:table-cell office:value-type="float" office:value="21581960" calcext:value-type="float">
            <text:p>21581960</text:p>
          </table:table-cell>
          <table:table-cell office:value-type="float" office:value="21881112" calcext:value-type="float">
            <text:p>21881112</text:p>
          </table:table-cell>
          <table:table-cell table:number-columns-repeated="9"/>
        </table:table-row>
        <table:table-row table:style-name="ro1">
          <table:table-cell office:value-type="float" office:value="21299408" calcext:value-type="float">
            <text:p>21299408</text:p>
          </table:table-cell>
          <table:table-cell office:value-type="float" office:value="21493704" calcext:value-type="float">
            <text:p>21493704</text:p>
          </table:table-cell>
          <table:table-cell office:value-type="float" office:value="21606952" calcext:value-type="float">
            <text:p>21606952</text:p>
          </table:table-cell>
          <table:table-cell office:value-type="float" office:value="21921072" calcext:value-type="float">
            <text:p>21921072</text:p>
          </table:table-cell>
          <table:table-cell office:value-type="float" office:value="21401464" calcext:value-type="float">
            <text:p>21401464</text:p>
          </table:table-cell>
          <table:table-cell office:value-type="float" office:value="21581976" calcext:value-type="float">
            <text:p>21581976</text:p>
          </table:table-cell>
          <table:table-cell office:value-type="float" office:value="21881368" calcext:value-type="float">
            <text:p>21881368</text:p>
          </table:table-cell>
          <table:table-cell table:number-columns-repeated="9"/>
        </table:table-row>
        <table:table-row table:style-name="ro1">
          <table:table-cell office:value-type="float" office:value="21299688" calcext:value-type="float">
            <text:p>21299688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607088" calcext:value-type="float">
            <text:p>21607088</text:p>
          </table:table-cell>
          <table:table-cell office:value-type="float" office:value="21921328" calcext:value-type="float">
            <text:p>21921328</text:p>
          </table:table-cell>
          <table:table-cell office:value-type="float" office:value="21401552" calcext:value-type="float">
            <text:p>21401552</text:p>
          </table:table-cell>
          <table:table-cell office:value-type="float" office:value="21582800" calcext:value-type="float">
            <text:p>21582800</text:p>
          </table:table-cell>
          <table:table-cell office:value-type="float" office:value="21881768" calcext:value-type="float">
            <text:p>21881768</text:p>
          </table:table-cell>
          <table:table-cell table:number-columns-repeated="9"/>
        </table:table-row>
        <table:table-row table:style-name="ro1">
          <table:table-cell office:value-type="float" office:value="21299720" calcext:value-type="float">
            <text:p>21299720</text:p>
          </table:table-cell>
          <table:table-cell office:value-type="float" office:value="21493992" calcext:value-type="float">
            <text:p>21493992</text:p>
          </table:table-cell>
          <table:table-cell office:value-type="float" office:value="21607160" calcext:value-type="float">
            <text:p>21607160</text:p>
          </table:table-cell>
          <table:table-cell office:value-type="float" office:value="21921592" calcext:value-type="float">
            <text:p>21921592</text:p>
          </table:table-cell>
          <table:table-cell office:value-type="float" office:value="21401592" calcext:value-type="float">
            <text:p>21401592</text:p>
          </table:table-cell>
          <table:table-cell office:value-type="float" office:value="21582816" calcext:value-type="float">
            <text:p>21582816</text:p>
          </table:table-cell>
          <table:table-cell office:value-type="float" office:value="21881792" calcext:value-type="float">
            <text:p>21881792</text:p>
          </table:table-cell>
          <table:table-cell table:number-columns-repeated="9"/>
        </table:table-row>
        <table:table-row table:style-name="ro1">
          <table:table-cell office:value-type="float" office:value="21299992" calcext:value-type="float">
            <text:p>21299992</text:p>
          </table:table-cell>
          <table:table-cell office:value-type="float" office:value="21494008" calcext:value-type="float">
            <text:p>21494008</text:p>
          </table:table-cell>
          <table:table-cell office:value-type="float" office:value="21608144" calcext:value-type="float">
            <text:p>21608144</text:p>
          </table:table-cell>
          <table:table-cell office:value-type="float" office:value="21922416" calcext:value-type="float">
            <text:p>21922416</text:p>
          </table:table-cell>
          <table:table-cell office:value-type="float" office:value="21401736" calcext:value-type="float">
            <text:p>21401736</text:p>
          </table:table-cell>
          <table:table-cell office:value-type="float" office:value="21582904" calcext:value-type="float">
            <text:p>21582904</text:p>
          </table:table-cell>
          <table:table-cell office:value-type="float" office:value="21881904" calcext:value-type="float">
            <text:p>21881904</text:p>
          </table:table-cell>
          <table:table-cell table:number-columns-repeated="9"/>
        </table:table-row>
        <table:table-row table:style-name="ro1">
          <table:table-cell office:value-type="float" office:value="21300312" calcext:value-type="float">
            <text:p>21300312</text:p>
          </table:table-cell>
          <table:table-cell office:value-type="float" office:value="21494608" calcext:value-type="float">
            <text:p>21494608</text:p>
          </table:table-cell>
          <table:table-cell office:value-type="float" office:value="21608856" calcext:value-type="float">
            <text:p>21608856</text:p>
          </table:table-cell>
          <table:table-cell office:value-type="float" office:value="21922672" calcext:value-type="float">
            <text:p>21922672</text:p>
          </table:table-cell>
          <table:table-cell office:value-type="float" office:value="21401824" calcext:value-type="float">
            <text:p>21401824</text:p>
          </table:table-cell>
          <table:table-cell office:value-type="float" office:value="21583480" calcext:value-type="float">
            <text:p>21583480</text:p>
          </table:table-cell>
          <table:table-cell office:value-type="float" office:value="21882536" calcext:value-type="float">
            <text:p>21882536</text:p>
          </table:table-cell>
          <table:table-cell table:number-columns-repeated="9"/>
        </table:table-row>
        <table:table-row table:style-name="ro1">
          <table:table-cell office:value-type="float" office:value="21300408" calcext:value-type="float">
            <text:p>21300408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609128" calcext:value-type="float">
            <text:p>21609128</text:p>
          </table:table-cell>
          <table:table-cell office:value-type="float" office:value="21922800" calcext:value-type="float">
            <text:p>21922800</text:p>
          </table:table-cell>
          <table:table-cell office:value-type="float" office:value="21402432" calcext:value-type="float">
            <text:p>21402432</text:p>
          </table:table-cell>
          <table:table-cell office:value-type="float" office:value="21583528" calcext:value-type="float">
            <text:p>21583528</text:p>
          </table:table-cell>
          <table:table-cell office:value-type="float" office:value="21882656" calcext:value-type="float">
            <text:p>21882656</text:p>
          </table:table-cell>
          <table:table-cell table:number-columns-repeated="9"/>
        </table:table-row>
        <table:table-row table:style-name="ro1">
          <table:table-cell office:value-type="float" office:value="21301440" calcext:value-type="float">
            <text:p>21301440</text:p>
          </table:table-cell>
          <table:table-cell office:value-type="float" office:value="21496200" calcext:value-type="float">
            <text:p>21496200</text:p>
          </table:table-cell>
          <table:table-cell office:value-type="float" office:value="21609288" calcext:value-type="float">
            <text:p>21609288</text:p>
          </table:table-cell>
          <table:table-cell office:value-type="float" office:value="21924200" calcext:value-type="float">
            <text:p>21924200</text:p>
          </table:table-cell>
          <table:table-cell office:value-type="float" office:value="21402728" calcext:value-type="float">
            <text:p>21402728</text:p>
          </table:table-cell>
          <table:table-cell office:value-type="float" office:value="21584216" calcext:value-type="float">
            <text:p>21584216</text:p>
          </table:table-cell>
          <table:table-cell office:value-type="float" office:value="21883320" calcext:value-type="float">
            <text:p>21883320</text:p>
          </table:table-cell>
          <table:table-cell table:number-columns-repeated="9"/>
        </table:table-row>
        <table:table-row table:style-name="ro1">
          <table:table-cell office:value-type="float" office:value="21301736" calcext:value-type="float">
            <text:p>2130173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609584" calcext:value-type="float">
            <text:p>21609584</text:p>
          </table:table-cell>
          <table:table-cell office:value-type="float" office:value="21924408" calcext:value-type="float">
            <text:p>21924408</text:p>
          </table:table-cell>
          <table:table-cell office:value-type="float" office:value="21403072" calcext:value-type="float">
            <text:p>21403072</text:p>
          </table:table-cell>
          <table:table-cell office:value-type="float" office:value="21584672" calcext:value-type="float">
            <text:p>21584672</text:p>
          </table:table-cell>
          <table:table-cell office:value-type="float" office:value="21883360" calcext:value-type="float">
            <text:p>21883360</text:p>
          </table:table-cell>
          <table:table-cell table:number-columns-repeated="9"/>
        </table:table-row>
        <table:table-row table:style-name="ro1">
          <table:table-cell office:value-type="float" office:value="21301792" calcext:value-type="float">
            <text:p>21301792</text:p>
          </table:table-cell>
          <table:table-cell office:value-type="float" office:value="21496376" calcext:value-type="float">
            <text:p>2149637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24464" calcext:value-type="float">
            <text:p>21924464</text:p>
          </table:table-cell>
          <table:table-cell office:value-type="float" office:value="21403696" calcext:value-type="float">
            <text:p>21403696</text:p>
          </table:table-cell>
          <table:table-cell office:value-type="float" office:value="21585744" calcext:value-type="float">
            <text:p>21585744</text:p>
          </table:table-cell>
          <table:table-cell office:value-type="float" office:value="21883704" calcext:value-type="float">
            <text:p>21883704</text:p>
          </table:table-cell>
          <table:table-cell table:number-columns-repeated="9"/>
        </table:table-row>
        <table:table-row table:style-name="ro1">
          <table:table-cell office:value-type="float" office:value="21301872" calcext:value-type="float">
            <text:p>21301872</text:p>
          </table:table-cell>
          <table:table-cell office:value-type="float" office:value="21496664" calcext:value-type="float">
            <text:p>21496664</text:p>
          </table:table-cell>
          <table:table-cell office:value-type="float" office:value="21610048" calcext:value-type="float">
            <text:p>21610048</text:p>
          </table:table-cell>
          <table:table-cell office:value-type="float" office:value="21924680" calcext:value-type="float">
            <text:p>21924680</text:p>
          </table:table-cell>
          <table:table-cell office:value-type="float" office:value="21403840" calcext:value-type="float">
            <text:p>21403840</text:p>
          </table:table-cell>
          <table:table-cell office:value-type="float" office:value="21585856" calcext:value-type="float">
            <text:p>21585856</text:p>
          </table:table-cell>
          <table:table-cell office:value-type="float" office:value="21884200" calcext:value-type="float">
            <text:p>21884200</text:p>
          </table:table-cell>
          <table:table-cell table:number-columns-repeated="9"/>
        </table:table-row>
        <table:table-row table:style-name="ro1">
          <table:table-cell office:value-type="float" office:value="21301896" calcext:value-type="float">
            <text:p>21301896</text:p>
          </table:table-cell>
          <table:table-cell office:value-type="float" office:value="21497104" calcext:value-type="float">
            <text:p>21497104</text:p>
          </table:table-cell>
          <table:table-cell office:value-type="float" office:value="21610432" calcext:value-type="float">
            <text:p>21610432</text:p>
          </table:table-cell>
          <table:table-cell office:value-type="float" office:value="21924936" calcext:value-type="float">
            <text:p>21924936</text:p>
          </table:table-cell>
          <table:table-cell office:value-type="float" office:value="21404464" calcext:value-type="float">
            <text:p>21404464</text:p>
          </table:table-cell>
          <table:table-cell office:value-type="float" office:value="21586040" calcext:value-type="float">
            <text:p>21586040</text:p>
          </table:table-cell>
          <table:table-cell office:value-type="float" office:value="21884368" calcext:value-type="float">
            <text:p>21884368</text:p>
          </table:table-cell>
          <table:table-cell table:number-columns-repeated="9"/>
        </table:table-row>
        <table:table-row table:style-name="ro1">
          <table:table-cell office:value-type="float" office:value="21302184" calcext:value-type="float">
            <text:p>21302184</text:p>
          </table:table-cell>
          <table:table-cell office:value-type="float" office:value="21497128" calcext:value-type="float">
            <text:p>21497128</text:p>
          </table:table-cell>
          <table:table-cell office:value-type="float" office:value="21610560" calcext:value-type="float">
            <text:p>21610560</text:p>
          </table:table-cell>
          <table:table-cell office:value-type="float" office:value="21925312" calcext:value-type="float">
            <text:p>21925312</text:p>
          </table:table-cell>
          <table:table-cell office:value-type="float" office:value="21404624" calcext:value-type="float">
            <text:p>21404624</text:p>
          </table:table-cell>
          <table:table-cell office:value-type="float" office:value="21587320" calcext:value-type="float">
            <text:p>21587320</text:p>
          </table:table-cell>
          <table:table-cell office:value-type="float" office:value="21884504" calcext:value-type="float">
            <text:p>21884504</text:p>
          </table:table-cell>
          <table:table-cell table:number-columns-repeated="9"/>
        </table:table-row>
        <table:table-row table:style-name="ro1">
          <table:table-cell office:value-type="float" office:value="21302368" calcext:value-type="float">
            <text:p>2130236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610784" calcext:value-type="float">
            <text:p>21610784</text:p>
          </table:table-cell>
          <table:table-cell office:value-type="float" office:value="21925592" calcext:value-type="float">
            <text:p>21925592</text:p>
          </table:table-cell>
          <table:table-cell office:value-type="float" office:value="21404872" calcext:value-type="float">
            <text:p>21404872</text:p>
          </table:table-cell>
          <table:table-cell office:value-type="float" office:value="21587808" calcext:value-type="float">
            <text:p>21587808</text:p>
          </table:table-cell>
          <table:table-cell office:value-type="float" office:value="21885392" calcext:value-type="float">
            <text:p>21885392</text:p>
          </table:table-cell>
          <table:table-cell table:number-columns-repeated="9"/>
        </table:table-row>
        <table:table-row table:style-name="ro1">
          <table:table-cell office:value-type="float" office:value="21302568" calcext:value-type="float">
            <text:p>21302568</text:p>
          </table:table-cell>
          <table:table-cell office:value-type="float" office:value="21497328" calcext:value-type="float">
            <text:p>21497328</text:p>
          </table:table-cell>
          <table:table-cell office:value-type="float" office:value="21610952" calcext:value-type="float">
            <text:p>21610952</text:p>
          </table:table-cell>
          <table:table-cell office:value-type="float" office:value="21925840" calcext:value-type="float">
            <text:p>21925840</text:p>
          </table:table-cell>
          <table:table-cell office:value-type="float" office:value="21405040" calcext:value-type="float">
            <text:p>21405040</text:p>
          </table:table-cell>
          <table:table-cell office:value-type="float" office:value="21587816" calcext:value-type="float">
            <text:p>21587816</text:p>
          </table:table-cell>
          <table:table-cell office:value-type="float" office:value="21885696" calcext:value-type="float">
            <text:p>21885696</text:p>
          </table:table-cell>
          <table:table-cell table:number-columns-repeated="9"/>
        </table:table-row>
        <table:table-row table:style-name="ro1">
          <table:table-cell office:value-type="float" office:value="21302616" calcext:value-type="float">
            <text:p>21302616</text:p>
          </table:table-cell>
          <table:table-cell office:value-type="float" office:value="21497800" calcext:value-type="float">
            <text:p>21497800</text:p>
          </table:table-cell>
          <table:table-cell office:value-type="float" office:value="21611312" calcext:value-type="float">
            <text:p>21611312</text:p>
          </table:table-cell>
          <table:table-cell office:value-type="float" office:value="21925976" calcext:value-type="float">
            <text:p>21925976</text:p>
          </table:table-cell>
          <table:table-cell office:value-type="float" office:value="21405088" calcext:value-type="float">
            <text:p>21405088</text:p>
          </table:table-cell>
          <table:table-cell office:value-type="float" office:value="21588520" calcext:value-type="float">
            <text:p>21588520</text:p>
          </table:table-cell>
          <table:table-cell office:value-type="float" office:value="21886264" calcext:value-type="float">
            <text:p>21886264</text:p>
          </table:table-cell>
          <table:table-cell table:number-columns-repeated="9"/>
        </table:table-row>
        <table:table-row table:style-name="ro1">
          <table:table-cell office:value-type="float" office:value="21302704" calcext:value-type="float">
            <text:p>21302704</text:p>
          </table:table-cell>
          <table:table-cell office:value-type="float" office:value="21498416" calcext:value-type="float">
            <text:p>21498416</text:p>
          </table:table-cell>
          <table:table-cell office:value-type="float" office:value="21612480" calcext:value-type="float">
            <text:p>21612480</text:p>
          </table:table-cell>
          <table:table-cell office:value-type="float" office:value="21925992" calcext:value-type="float">
            <text:p>21925992</text:p>
          </table:table-cell>
          <table:table-cell office:value-type="float" office:value="21405616" calcext:value-type="float">
            <text:p>21405616</text:p>
          </table:table-cell>
          <table:table-cell office:value-type="float" office:value="21588712" calcext:value-type="float">
            <text:p>21588712</text:p>
          </table:table-cell>
          <table:table-cell office:value-type="float" office:value="21886952" calcext:value-type="float">
            <text:p>21886952</text:p>
          </table:table-cell>
          <table:table-cell table:number-columns-repeated="9"/>
        </table:table-row>
        <table:table-row table:style-name="ro1">
          <table:table-cell office:value-type="float" office:value="21303248" calcext:value-type="float">
            <text:p>21303248</text:p>
          </table:table-cell>
          <table:table-cell office:value-type="float" office:value="21498624" calcext:value-type="float">
            <text:p>21498624</text:p>
          </table:table-cell>
          <table:table-cell office:value-type="float" office:value="21612880" calcext:value-type="float">
            <text:p>21612880</text:p>
          </table:table-cell>
          <table:table-cell office:value-type="float" office:value="21926496" calcext:value-type="float">
            <text:p>21926496</text:p>
          </table:table-cell>
          <table:table-cell office:value-type="float" office:value="21407144" calcext:value-type="float">
            <text:p>21407144</text:p>
          </table:table-cell>
          <table:table-cell office:value-type="float" office:value="21589384" calcext:value-type="float">
            <text:p>21589384</text:p>
          </table:table-cell>
          <table:table-cell office:value-type="float" office:value="21887176" calcext:value-type="float">
            <text:p>21887176</text:p>
          </table:table-cell>
          <table:table-cell table:number-columns-repeated="9"/>
        </table:table-row>
        <table:table-row table:style-name="ro1">
          <table:table-cell office:value-type="float" office:value="21305576" calcext:value-type="float">
            <text:p>21305576</text:p>
          </table:table-cell>
          <table:table-cell office:value-type="float" office:value="21498816" calcext:value-type="float">
            <text:p>21498816</text:p>
          </table:table-cell>
          <table:table-cell office:value-type="float" office:value="21612904" calcext:value-type="float">
            <text:p>21612904</text:p>
          </table:table-cell>
          <table:table-cell office:value-type="float" office:value="21926848" calcext:value-type="float">
            <text:p>21926848</text:p>
          </table:table-cell>
          <table:table-cell office:value-type="float" office:value="21408424" calcext:value-type="float">
            <text:p>21408424</text:p>
          </table:table-cell>
          <table:table-cell office:value-type="float" office:value="21589528" calcext:value-type="float">
            <text:p>21589528</text:p>
          </table:table-cell>
          <table:table-cell office:value-type="float" office:value="21887376" calcext:value-type="float">
            <text:p>21887376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112" calcext:value-type="float">
            <text:p>21499112</text:p>
          </table:table-cell>
          <table:table-cell office:value-type="float" office:value="21613952" calcext:value-type="float">
            <text:p>21613952</text:p>
          </table:table-cell>
          <table:table-cell office:value-type="float" office:value="21927128" calcext:value-type="float">
            <text:p>21927128</text:p>
          </table:table-cell>
          <table:table-cell office:value-type="float" office:value="21409120" calcext:value-type="float">
            <text:p>21409120</text:p>
          </table:table-cell>
          <table:table-cell office:value-type="float" office:value="21589792" calcext:value-type="float">
            <text:p>21589792</text:p>
          </table:table-cell>
          <table:table-cell office:value-type="float" office:value="21887440" calcext:value-type="float">
            <text:p>21887440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368" calcext:value-type="float">
            <text:p>21499368</text:p>
          </table:table-cell>
          <table:table-cell office:value-type="float" office:value="21614560" calcext:value-type="float">
            <text:p>21614560</text:p>
          </table:table-cell>
          <table:table-cell office:value-type="float" office:value="21927272" calcext:value-type="float">
            <text:p>21927272</text:p>
          </table:table-cell>
          <table:table-cell office:value-type="float" office:value="21409144" calcext:value-type="float">
            <text:p>21409144</text:p>
          </table:table-cell>
          <table:table-cell office:value-type="float" office:value="21589936" calcext:value-type="float">
            <text:p>21589936</text:p>
          </table:table-cell>
          <table:table-cell office:value-type="float" office:value="21887688" calcext:value-type="float">
            <text:p>21887688</text:p>
          </table:table-cell>
          <table:table-cell table:number-columns-repeated="9"/>
        </table:table-row>
        <table:table-row table:style-name="ro1">
          <table:table-cell office:value-type="float" office:value="21305776" calcext:value-type="float">
            <text:p>21305776</text:p>
          </table:table-cell>
          <table:table-cell office:value-type="float" office:value="21499856" calcext:value-type="float">
            <text:p>21499856</text:p>
          </table:table-cell>
          <table:table-cell office:value-type="float" office:value="21616104" calcext:value-type="float">
            <text:p>21616104</text:p>
          </table:table-cell>
          <table:table-cell office:value-type="float" office:value="21927624" calcext:value-type="float">
            <text:p>21927624</text:p>
          </table:table-cell>
          <table:table-cell office:value-type="float" office:value="21409712" calcext:value-type="float">
            <text:p>21409712</text:p>
          </table:table-cell>
          <table:table-cell office:value-type="float" office:value="21589992" calcext:value-type="float">
            <text:p>21589992</text:p>
          </table:table-cell>
          <table:table-cell office:value-type="float" office:value="21887744" calcext:value-type="float">
            <text:p>21887744</text:p>
          </table:table-cell>
          <table:table-cell table:number-columns-repeated="9"/>
        </table:table-row>
        <table:table-row table:style-name="ro1">
          <table:table-cell office:value-type="float" office:value="21305840" calcext:value-type="float">
            <text:p>21305840</text:p>
          </table:table-cell>
          <table:table-cell office:value-type="float" office:value="21500168" calcext:value-type="float">
            <text:p>21500168</text:p>
          </table:table-cell>
          <table:table-cell office:value-type="float" office:value="21616264" calcext:value-type="float">
            <text:p>21616264</text:p>
          </table:table-cell>
          <table:table-cell office:value-type="float" office:value="21928264" calcext:value-type="float">
            <text:p>21928264</text:p>
          </table:table-cell>
          <table:table-cell office:value-type="float" office:value="21410224" calcext:value-type="float">
            <text:p>21410224</text:p>
          </table:table-cell>
          <table:table-cell office:value-type="float" office:value="21590016" calcext:value-type="float">
            <text:p>21590016</text:p>
          </table:table-cell>
          <table:table-cell office:value-type="float" office:value="21889152" calcext:value-type="float">
            <text:p>21889152</text:p>
          </table:table-cell>
          <table:table-cell table:number-columns-repeated="9"/>
        </table:table-row>
        <table:table-row table:style-name="ro1">
          <table:table-cell office:value-type="float" office:value="21306000" calcext:value-type="float">
            <text:p>21306000</text:p>
          </table:table-cell>
          <table:table-cell office:value-type="float" office:value="21500888" calcext:value-type="float">
            <text:p>21500888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456" calcext:value-type="float">
            <text:p>21928456</text:p>
          </table:table-cell>
          <table:table-cell office:value-type="float" office:value="21410528" calcext:value-type="float">
            <text:p>21410528</text:p>
          </table:table-cell>
          <table:table-cell office:value-type="float" office:value="21590672" calcext:value-type="float">
            <text:p>21590672</text:p>
          </table:table-cell>
          <table:table-cell office:value-type="float" office:value="21889168" calcext:value-type="float">
            <text:p>21889168</text:p>
          </table:table-cell>
          <table:table-cell table:number-columns-repeated="9"/>
        </table:table-row>
        <table:table-row table:style-name="ro1">
          <table:table-cell office:value-type="float" office:value="21306208" calcext:value-type="float">
            <text:p>21306208</text:p>
          </table:table-cell>
          <table:table-cell office:value-type="float" office:value="21500920" calcext:value-type="float">
            <text:p>21500920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840" calcext:value-type="float">
            <text:p>21928840</text:p>
          </table:table-cell>
          <table:table-cell office:value-type="float" office:value="21410848" calcext:value-type="float">
            <text:p>21410848</text:p>
          </table:table-cell>
          <table:table-cell office:value-type="float" office:value="21591552" calcext:value-type="float">
            <text:p>21591552</text:p>
          </table:table-cell>
          <table:table-cell office:value-type="float" office:value="21889696" calcext:value-type="float">
            <text:p>21889696</text:p>
          </table:table-cell>
          <table:table-cell table:number-columns-repeated="9"/>
        </table:table-row>
        <table:table-row table:style-name="ro1">
          <table:table-cell office:value-type="float" office:value="21306280" calcext:value-type="float">
            <text:p>2130628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619104" calcext:value-type="float">
            <text:p>21619104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080" calcext:value-type="float">
            <text:p>21411080</text:p>
          </table:table-cell>
          <table:table-cell office:value-type="float" office:value="21591648" calcext:value-type="float">
            <text:p>21591648</text:p>
          </table:table-cell>
          <table:table-cell office:value-type="float" office:value="21889752" calcext:value-type="float">
            <text:p>21889752</text:p>
          </table:table-cell>
          <table:table-cell table:number-columns-repeated="9"/>
        </table:table-row>
        <table:table-row table:style-name="ro1">
          <table:table-cell office:value-type="float" office:value="21306344" calcext:value-type="float">
            <text:p>21306344</text:p>
          </table:table-cell>
          <table:table-cell office:value-type="float" office:value="21501760" calcext:value-type="float">
            <text:p>21501760</text:p>
          </table:table-cell>
          <table:table-cell office:value-type="float" office:value="21619568" calcext:value-type="float">
            <text:p>21619568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872" calcext:value-type="float">
            <text:p>21411872</text:p>
          </table:table-cell>
          <table:table-cell office:value-type="float" office:value="21591664" calcext:value-type="float">
            <text:p>21591664</text:p>
          </table:table-cell>
          <table:table-cell office:value-type="float" office:value="21889944" calcext:value-type="float">
            <text:p>21889944</text:p>
          </table:table-cell>
          <table:table-cell table:number-columns-repeated="9"/>
        </table:table-row>
        <table:table-row table:style-name="ro1">
          <table:table-cell office:value-type="float" office:value="21306800" calcext:value-type="float">
            <text:p>21306800</text:p>
          </table:table-cell>
          <table:table-cell office:value-type="float" office:value="21501816" calcext:value-type="float">
            <text:p>21501816</text:p>
          </table:table-cell>
          <table:table-cell office:value-type="float" office:value="21619736" calcext:value-type="float">
            <text:p>21619736</text:p>
          </table:table-cell>
          <table:table-cell office:value-type="float" office:value="21929056" calcext:value-type="float">
            <text:p>21929056</text:p>
          </table:table-cell>
          <table:table-cell office:value-type="float" office:value="21411952" calcext:value-type="float">
            <text:p>21411952</text:p>
          </table:table-cell>
          <table:table-cell office:value-type="float" office:value="21593144" calcext:value-type="float">
            <text:p>21593144</text:p>
          </table:table-cell>
          <table:table-cell office:value-type="float" office:value="21890712" calcext:value-type="float">
            <text:p>21890712</text:p>
          </table:table-cell>
          <table:table-cell table:number-columns-repeated="9"/>
        </table:table-row>
        <table:table-row table:style-name="ro1">
          <table:table-cell office:value-type="float" office:value="21307080" calcext:value-type="float">
            <text:p>21307080</text:p>
          </table:table-cell>
          <table:table-cell office:value-type="float" office:value="21502456" calcext:value-type="float">
            <text:p>21502456</text:p>
          </table:table-cell>
          <table:table-cell office:value-type="float" office:value="21619848" calcext:value-type="float">
            <text:p>21619848</text:p>
          </table:table-cell>
          <table:table-cell office:value-type="float" office:value="21929088" calcext:value-type="float">
            <text:p>21929088</text:p>
          </table:table-cell>
          <table:table-cell office:value-type="float" office:value="21411976" calcext:value-type="float">
            <text:p>21411976</text:p>
          </table:table-cell>
          <table:table-cell office:value-type="float" office:value="21593504" calcext:value-type="float">
            <text:p>21593504</text:p>
          </table:table-cell>
          <table:table-cell office:value-type="float" office:value="21891848" calcext:value-type="float">
            <text:p>21891848</text:p>
          </table:table-cell>
          <table:table-cell table:number-columns-repeated="9"/>
        </table:table-row>
        <table:table-row table:style-name="ro1">
          <table:table-cell office:value-type="float" office:value="21307288" calcext:value-type="float">
            <text:p>21307288</text:p>
          </table:table-cell>
          <table:table-cell office:value-type="float" office:value="21503240" calcext:value-type="float">
            <text:p>21503240</text:p>
          </table:table-cell>
          <table:table-cell office:value-type="float" office:value="21620776" calcext:value-type="float">
            <text:p>21620776</text:p>
          </table:table-cell>
          <table:table-cell office:value-type="float" office:value="21929816" calcext:value-type="float">
            <text:p>21929816</text:p>
          </table:table-cell>
          <table:table-cell office:value-type="float" office:value="21413112" calcext:value-type="float">
            <text:p>21413112</text:p>
          </table:table-cell>
          <table:table-cell office:value-type="float" office:value="21595504" calcext:value-type="float">
            <text:p>21595504</text:p>
          </table:table-cell>
          <table:table-cell office:value-type="float" office:value="21892144" calcext:value-type="float">
            <text:p>21892144</text:p>
          </table:table-cell>
          <table:table-cell table:number-columns-repeated="9"/>
        </table:table-row>
        <table:table-row table:style-name="ro1">
          <table:table-cell office:value-type="float" office:value="21307488" calcext:value-type="float">
            <text:p>21307488</text:p>
          </table:table-cell>
          <table:table-cell office:value-type="float" office:value="21503360" calcext:value-type="float">
            <text:p>21503360</text:p>
          </table:table-cell>
          <table:table-cell office:value-type="float" office:value="21621472" calcext:value-type="float">
            <text:p>21621472</text:p>
          </table:table-cell>
          <table:table-cell office:value-type="float" office:value="21929888" calcext:value-type="float">
            <text:p>21929888</text:p>
          </table:table-cell>
          <table:table-cell office:value-type="float" office:value="21413176" calcext:value-type="float">
            <text:p>21413176</text:p>
          </table:table-cell>
          <table:table-cell office:value-type="float" office:value="21595592" calcext:value-type="float">
            <text:p>21595592</text:p>
          </table:table-cell>
          <table:table-cell office:value-type="float" office:value="21892352" calcext:value-type="float">
            <text:p>21892352</text:p>
          </table:table-cell>
          <table:table-cell table:number-columns-repeated="9"/>
        </table:table-row>
        <table:table-row table:style-name="ro1">
          <table:table-cell office:value-type="float" office:value="21307936" calcext:value-type="float">
            <text:p>21307936</text:p>
          </table:table-cell>
          <table:table-cell office:value-type="float" office:value="21503600" calcext:value-type="float">
            <text:p>21503600</text:p>
          </table:table-cell>
          <table:table-cell office:value-type="float" office:value="21621920" calcext:value-type="float">
            <text:p>21621920</text:p>
          </table:table-cell>
          <table:table-cell office:value-type="float" office:value="21929976" calcext:value-type="float">
            <text:p>21929976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840" calcext:value-type="float">
            <text:p>21595840</text:p>
          </table:table-cell>
          <table:table-cell office:value-type="float" office:value="21892560" calcext:value-type="float">
            <text:p>21892560</text:p>
          </table:table-cell>
          <table:table-cell table:number-columns-repeated="9"/>
        </table:table-row>
        <table:table-row table:style-name="ro1">
          <table:table-cell office:value-type="float" office:value="21308192" calcext:value-type="float">
            <text:p>21308192</text:p>
          </table:table-cell>
          <table:table-cell office:value-type="float" office:value="21503608" calcext:value-type="float">
            <text:p>21503608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31552" calcext:value-type="float">
            <text:p>21931552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976" calcext:value-type="float">
            <text:p>21595976</text:p>
          </table:table-cell>
          <table:table-cell office:value-type="float" office:value="21893208" calcext:value-type="float">
            <text:p>21893208</text:p>
          </table:table-cell>
          <table:table-cell table:number-columns-repeated="9"/>
        </table:table-row>
        <table:table-row table:style-name="ro1">
          <table:table-cell office:value-type="float" office:value="21308544" calcext:value-type="float">
            <text:p>21308544</text:p>
          </table:table-cell>
          <table:table-cell office:value-type="float" office:value="21503664" calcext:value-type="float">
            <text:p>21503664</text:p>
          </table:table-cell>
          <table:table-cell office:value-type="float" office:value="21622824" calcext:value-type="float">
            <text:p>21622824</text:p>
          </table:table-cell>
          <table:table-cell office:value-type="float" office:value="21932664" calcext:value-type="float">
            <text:p>21932664</text:p>
          </table:table-cell>
          <table:table-cell office:value-type="float" office:value="21413584" calcext:value-type="float">
            <text:p>21413584</text:p>
          </table:table-cell>
          <table:table-cell office:value-type="float" office:value="21595992" calcext:value-type="float">
            <text:p>21595992</text:p>
          </table:table-cell>
          <table:table-cell office:value-type="float" office:value="21893368" calcext:value-type="float">
            <text:p>21893368</text:p>
          </table:table-cell>
          <table:table-cell table:number-columns-repeated="9"/>
        </table:table-row>
        <table:table-row table:style-name="ro1">
          <table:table-cell office:value-type="float" office:value="21310040" calcext:value-type="float">
            <text:p>21310040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623224" calcext:value-type="float">
            <text:p>21623224</text:p>
          </table:table-cell>
          <table:table-cell office:value-type="float" office:value="21932824" calcext:value-type="float">
            <text:p>21932824</text:p>
          </table:table-cell>
          <table:table-cell office:value-type="float" office:value="21413760" calcext:value-type="float">
            <text:p>21413760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893608" calcext:value-type="float">
            <text:p>21893608</text:p>
          </table:table-cell>
          <table:table-cell table:number-columns-repeated="9"/>
        </table:table-row>
        <table:table-row table:style-name="ro1">
          <table:table-cell office:value-type="float" office:value="21310504" calcext:value-type="float">
            <text:p>21310504</text:p>
          </table:table-cell>
          <table:table-cell office:value-type="float" office:value="21503768" calcext:value-type="float">
            <text:p>21503768</text:p>
          </table:table-cell>
          <table:table-cell office:value-type="float" office:value="21624224" calcext:value-type="float">
            <text:p>21624224</text:p>
          </table:table-cell>
          <table:table-cell office:value-type="float" office:value="21932968" calcext:value-type="float">
            <text:p>21932968</text:p>
          </table:table-cell>
          <table:table-cell office:value-type="float" office:value="21414160" calcext:value-type="float">
            <text:p>21414160</text:p>
          </table:table-cell>
          <table:table-cell office:value-type="float" office:value="21598024" calcext:value-type="float">
            <text:p>21598024</text:p>
          </table:table-cell>
          <table:table-cell office:value-type="float" office:value="21895024" calcext:value-type="float">
            <text:p>21895024</text:p>
          </table:table-cell>
          <table:table-cell table:number-columns-repeated="9"/>
        </table:table-row>
        <table:table-row table:style-name="ro1">
          <table:table-cell office:value-type="float" office:value="21310976" calcext:value-type="float">
            <text:p>21310976</text:p>
          </table:table-cell>
          <table:table-cell office:value-type="float" office:value="21504488" calcext:value-type="float">
            <text:p>21504488</text:p>
          </table:table-cell>
          <table:table-cell office:value-type="float" office:value="21624328" calcext:value-type="float">
            <text:p>21624328</text:p>
          </table:table-cell>
          <table:table-cell office:value-type="float" office:value="21933240" calcext:value-type="float">
            <text:p>21933240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98088" calcext:value-type="float">
            <text:p>21598088</text:p>
          </table:table-cell>
          <table:table-cell office:value-type="float" office:value="21895304" calcext:value-type="float">
            <text:p>21895304</text:p>
          </table:table-cell>
          <table:table-cell table:number-columns-repeated="9"/>
        </table:table-row>
        <table:table-row table:style-name="ro1">
          <table:table-cell office:value-type="float" office:value="21311232" calcext:value-type="float">
            <text:p>21311232</text:p>
          </table:table-cell>
          <table:table-cell office:value-type="float" office:value="21505064" calcext:value-type="float">
            <text:p>21505064</text:p>
          </table:table-cell>
          <table:table-cell office:value-type="float" office:value="21625080" calcext:value-type="float">
            <text:p>21625080</text:p>
          </table:table-cell>
          <table:table-cell office:value-type="float" office:value="21933616" calcext:value-type="float">
            <text:p>21933616</text:p>
          </table:table-cell>
          <table:table-cell office:value-type="float" office:value="21414704" calcext:value-type="float">
            <text:p>21414704</text:p>
          </table:table-cell>
          <table:table-cell office:value-type="float" office:value="21598624" calcext:value-type="float">
            <text:p>21598624</text:p>
          </table:table-cell>
          <table:table-cell office:value-type="float" office:value="21896088" calcext:value-type="float">
            <text:p>21896088</text:p>
          </table:table-cell>
          <table:table-cell table:number-columns-repeated="9"/>
        </table:table-row>
        <table:table-row table:style-name="ro1">
          <table:table-cell office:value-type="float" office:value="21311264" calcext:value-type="float">
            <text:p>21311264</text:p>
          </table:table-cell>
          <table:table-cell office:value-type="float" office:value="21505264" calcext:value-type="float">
            <text:p>21505264</text:p>
          </table:table-cell>
          <table:table-cell office:value-type="float" office:value="21626080" calcext:value-type="float">
            <text:p>21626080</text:p>
          </table:table-cell>
          <table:table-cell office:value-type="float" office:value="21933776" calcext:value-type="float">
            <text:p>21933776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598744" calcext:value-type="float">
            <text:p>21598744</text:p>
          </table:table-cell>
          <table:table-cell office:value-type="float" office:value="21896104" calcext:value-type="float">
            <text:p>21896104</text:p>
          </table:table-cell>
          <table:table-cell table:number-columns-repeated="9"/>
        </table:table-row>
        <table:table-row table:style-name="ro1">
          <table:table-cell office:value-type="float" office:value="21311472" calcext:value-type="float">
            <text:p>21311472</text:p>
          </table:table-cell>
          <table:table-cell office:value-type="float" office:value="21505488" calcext:value-type="float">
            <text:p>21505488</text:p>
          </table:table-cell>
          <table:table-cell office:value-type="float" office:value="21626536" calcext:value-type="float">
            <text:p>21626536</text:p>
          </table:table-cell>
          <table:table-cell office:value-type="float" office:value="21934640" calcext:value-type="float">
            <text:p>21934640</text:p>
          </table:table-cell>
          <table:table-cell office:value-type="float" office:value="21415848" calcext:value-type="float">
            <text:p>21415848</text:p>
          </table:table-cell>
          <table:table-cell office:value-type="float" office:value="21600264" calcext:value-type="float">
            <text:p>21600264</text:p>
          </table:table-cell>
          <table:table-cell office:value-type="float" office:value="21896296" calcext:value-type="float">
            <text:p>21896296</text:p>
          </table:table-cell>
          <table:table-cell table:number-columns-repeated="9"/>
        </table:table-row>
        <table:table-row table:style-name="ro1">
          <table:table-cell office:value-type="float" office:value="21311720" calcext:value-type="float">
            <text:p>21311720</text:p>
          </table:table-cell>
          <table:table-cell office:value-type="float" office:value="21506232" calcext:value-type="float">
            <text:p>21506232</text:p>
          </table:table-cell>
          <table:table-cell office:value-type="float" office:value="21627664" calcext:value-type="float">
            <text:p>21627664</text:p>
          </table:table-cell>
          <table:table-cell office:value-type="float" office:value="21935728" calcext:value-type="float">
            <text:p>21935728</text:p>
          </table:table-cell>
          <table:table-cell office:value-type="float" office:value="21416112" calcext:value-type="float">
            <text:p>21416112</text:p>
          </table:table-cell>
          <table:table-cell office:value-type="float" office:value="21600584" calcext:value-type="float">
            <text:p>21600584</text:p>
          </table:table-cell>
          <table:table-cell office:value-type="float" office:value="21897032" calcext:value-type="float">
            <text:p>21897032</text:p>
          </table:table-cell>
          <table:table-cell table:number-columns-repeated="9"/>
        </table:table-row>
        <table:table-row table:style-name="ro1">
          <table:table-cell office:value-type="float" office:value="21312752" calcext:value-type="float">
            <text:p>21312752</text:p>
          </table:table-cell>
          <table:table-cell office:value-type="float" office:value="21506440" calcext:value-type="float">
            <text:p>21506440</text:p>
          </table:table-cell>
          <table:table-cell office:value-type="float" office:value="21628296" calcext:value-type="float">
            <text:p>21628296</text:p>
          </table:table-cell>
          <table:table-cell office:value-type="float" office:value="21937512" calcext:value-type="float">
            <text:p>21937512</text:p>
          </table:table-cell>
          <table:table-cell office:value-type="float" office:value="21416240" calcext:value-type="float">
            <text:p>21416240</text:p>
          </table:table-cell>
          <table:table-cell office:value-type="float" office:value="21601720" calcext:value-type="float">
            <text:p>21601720</text:p>
          </table:table-cell>
          <table:table-cell office:value-type="float" office:value="21897192" calcext:value-type="float">
            <text:p>21897192</text:p>
          </table:table-cell>
          <table:table-cell table:number-columns-repeated="9"/>
        </table:table-row>
        <table:table-row table:style-name="ro1">
          <table:table-cell office:value-type="float" office:value="21313344" calcext:value-type="float">
            <text:p>21313344</text:p>
          </table:table-cell>
          <table:table-cell office:value-type="float" office:value="21507176" calcext:value-type="float">
            <text:p>21507176</text:p>
          </table:table-cell>
          <table:table-cell office:value-type="float" office:value="21628488" calcext:value-type="float">
            <text:p>21628488</text:p>
          </table:table-cell>
          <table:table-cell office:value-type="float" office:value="21937960" calcext:value-type="float">
            <text:p>21937960</text:p>
          </table:table-cell>
          <table:table-cell office:value-type="float" office:value="21416432" calcext:value-type="float">
            <text:p>21416432</text:p>
          </table:table-cell>
          <table:table-cell office:value-type="float" office:value="21602032" calcext:value-type="float">
            <text:p>21602032</text:p>
          </table:table-cell>
          <table:table-cell office:value-type="float" office:value="21898208" calcext:value-type="float">
            <text:p>21898208</text:p>
          </table:table-cell>
          <table:table-cell table:number-columns-repeated="9"/>
        </table:table-row>
        <table:table-row table:style-name="ro1">
          <table:table-cell office:value-type="float" office:value="21313360" calcext:value-type="float">
            <text:p>21313360</text:p>
          </table:table-cell>
          <table:table-cell office:value-type="float" office:value="21507360" calcext:value-type="float">
            <text:p>215073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938112" calcext:value-type="float">
            <text:p>21938112</text:p>
          </table:table-cell>
          <table:table-cell office:value-type="float" office:value="21416568" calcext:value-type="float">
            <text:p>21416568</text:p>
          </table:table-cell>
          <table:table-cell office:value-type="float" office:value="21602152" calcext:value-type="float">
            <text:p>21602152</text:p>
          </table:table-cell>
          <table:table-cell office:value-type="float" office:value="21898360" calcext:value-type="float">
            <text:p>21898360</text:p>
          </table:table-cell>
          <table:table-cell table:number-columns-repeated="9"/>
        </table:table-row>
        <table:table-row table:style-name="ro1">
          <table:table-cell office:value-type="float" office:value="21313656" calcext:value-type="float">
            <text:p>21313656</text:p>
          </table:table-cell>
          <table:table-cell office:value-type="float" office:value="21507376" calcext:value-type="float">
            <text:p>21507376</text:p>
          </table:table-cell>
          <table:table-cell office:value-type="float" office:value="21629680" calcext:value-type="float">
            <text:p>21629680</text:p>
          </table:table-cell>
          <table:table-cell office:value-type="float" office:value="21938992" calcext:value-type="float">
            <text:p>21938992</text:p>
          </table:table-cell>
          <table:table-cell office:value-type="float" office:value="21417344" calcext:value-type="float">
            <text:p>21417344</text:p>
          </table:table-cell>
          <table:table-cell office:value-type="float" office:value="21602168" calcext:value-type="float">
            <text:p>21602168</text:p>
          </table:table-cell>
          <table:table-cell office:value-type="float" office:value="21898408" calcext:value-type="float">
            <text:p>21898408</text:p>
          </table:table-cell>
          <table:table-cell table:number-columns-repeated="9"/>
        </table:table-row>
        <table:table-row table:style-name="ro1">
          <table:table-cell office:value-type="float" office:value="21313728" calcext:value-type="float">
            <text:p>21313728</text:p>
          </table:table-cell>
          <table:table-cell office:value-type="float" office:value="21507552" calcext:value-type="float">
            <text:p>21507552</text:p>
          </table:table-cell>
          <table:table-cell office:value-type="float" office:value="21629736" calcext:value-type="float">
            <text:p>21629736</text:p>
          </table:table-cell>
          <table:table-cell office:value-type="float" office:value="21939056" calcext:value-type="float">
            <text:p>21939056</text:p>
          </table:table-cell>
          <table:table-cell office:value-type="float" office:value="21417592" calcext:value-type="float">
            <text:p>21417592</text:p>
          </table:table-cell>
          <table:table-cell office:value-type="float" office:value="21602584" calcext:value-type="float">
            <text:p>21602584</text:p>
          </table:table-cell>
          <table:table-cell office:value-type="float" office:value="21898544" calcext:value-type="float">
            <text:p>21898544</text:p>
          </table:table-cell>
          <table:table-cell table:number-columns-repeated="9"/>
        </table:table-row>
        <table:table-row table:style-name="ro1">
          <table:table-cell office:value-type="float" office:value="21313896" calcext:value-type="float">
            <text:p>21313896</text:p>
          </table:table-cell>
          <table:table-cell office:value-type="float" office:value="21507672" calcext:value-type="float">
            <text:p>21507672</text:p>
          </table:table-cell>
          <table:table-cell office:value-type="float" office:value="21629904" calcext:value-type="float">
            <text:p>21629904</text:p>
          </table:table-cell>
          <table:table-cell office:value-type="float" office:value="21939368" calcext:value-type="float">
            <text:p>21939368</text:p>
          </table:table-cell>
          <table:table-cell office:value-type="float" office:value="21417648" calcext:value-type="float">
            <text:p>21417648</text:p>
          </table:table-cell>
          <table:table-cell office:value-type="float" office:value="21602992" calcext:value-type="float">
            <text:p>21602992</text:p>
          </table:table-cell>
          <table:table-cell office:value-type="float" office:value="21899448" calcext:value-type="float">
            <text:p>21899448</text:p>
          </table:table-cell>
          <table:table-cell table:number-columns-repeated="9"/>
        </table:table-row>
        <table:table-row table:style-name="ro1">
          <table:table-cell office:value-type="float" office:value="21314320" calcext:value-type="float">
            <text:p>21314320</text:p>
          </table:table-cell>
          <table:table-cell office:value-type="float" office:value="21508344" calcext:value-type="float">
            <text:p>21508344</text:p>
          </table:table-cell>
          <table:table-cell office:value-type="float" office:value="21630360" calcext:value-type="float">
            <text:p>21630360</text:p>
          </table:table-cell>
          <table:table-cell office:value-type="float" office:value="21940872" calcext:value-type="float">
            <text:p>21940872</text:p>
          </table:table-cell>
          <table:table-cell office:value-type="float" office:value="21418112" calcext:value-type="float">
            <text:p>21418112</text:p>
          </table:table-cell>
          <table:table-cell office:value-type="float" office:value="21603448" calcext:value-type="float">
            <text:p>21603448</text:p>
          </table:table-cell>
          <table:table-cell office:value-type="float" office:value="21899848" calcext:value-type="float">
            <text:p>21899848</text:p>
          </table:table-cell>
          <table:table-cell table:number-columns-repeated="9"/>
        </table:table-row>
        <table:table-row table:style-name="ro1">
          <table:table-cell office:value-type="float" office:value="21314424" calcext:value-type="float">
            <text:p>21314424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631408" calcext:value-type="float">
            <text:p>21631408</text:p>
          </table:table-cell>
          <table:table-cell office:value-type="float" office:value="21940920" calcext:value-type="float">
            <text:p>21940920</text:p>
          </table:table-cell>
          <table:table-cell office:value-type="float" office:value="21418584" calcext:value-type="float">
            <text:p>21418584</text:p>
          </table:table-cell>
          <table:table-cell office:value-type="float" office:value="21603536" calcext:value-type="float">
            <text:p>21603536</text:p>
          </table:table-cell>
          <table:table-cell office:value-type="float" office:value="21899880" calcext:value-type="float">
            <text:p>21899880</text:p>
          </table:table-cell>
          <table:table-cell table:number-columns-repeated="9"/>
        </table:table-row>
        <table:table-row table:style-name="ro1">
          <table:table-cell office:value-type="float" office:value="21314432" calcext:value-type="float">
            <text:p>213144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632016" calcext:value-type="float">
            <text:p>21632016</text:p>
          </table:table-cell>
          <table:table-cell office:value-type="float" office:value="21940992" calcext:value-type="float">
            <text:p>21940992</text:p>
          </table:table-cell>
          <table:table-cell office:value-type="float" office:value="21418704" calcext:value-type="float">
            <text:p>21418704</text:p>
          </table:table-cell>
          <table:table-cell office:value-type="float" office:value="21604336" calcext:value-type="float">
            <text:p>21604336</text:p>
          </table:table-cell>
          <table:table-cell office:value-type="float" office:value="21900152" calcext:value-type="float">
            <text:p>21900152</text:p>
          </table:table-cell>
          <table:table-cell table:number-columns-repeated="9"/>
        </table:table-row>
        <table:table-row table:style-name="ro1">
          <table:table-cell office:value-type="float" office:value="21314496" calcext:value-type="float">
            <text:p>21314496</text:p>
          </table:table-cell>
          <table:table-cell office:value-type="float" office:value="21512976" calcext:value-type="float">
            <text:p>21512976</text:p>
          </table:table-cell>
          <table:table-cell office:value-type="float" office:value="21632664" calcext:value-type="float">
            <text:p>21632664</text:p>
          </table:table-cell>
          <table:table-cell office:value-type="float" office:value="21941032" calcext:value-type="float">
            <text:p>21941032</text:p>
          </table:table-cell>
          <table:table-cell office:value-type="float" office:value="21418848" calcext:value-type="float">
            <text:p>21418848</text:p>
          </table:table-cell>
          <table:table-cell office:value-type="float" office:value="21604360" calcext:value-type="float">
            <text:p>21604360</text:p>
          </table:table-cell>
          <table:table-cell office:value-type="float" office:value="21900384" calcext:value-type="float">
            <text:p>21900384</text:p>
          </table:table-cell>
          <table:table-cell table:number-columns-repeated="9"/>
        </table:table-row>
        <table:table-row table:style-name="ro1">
          <table:table-cell office:value-type="float" office:value="21314584" calcext:value-type="float">
            <text:p>21314584</text:p>
          </table:table-cell>
          <table:table-cell office:value-type="float" office:value="21513040" calcext:value-type="float">
            <text:p>21513040</text:p>
          </table:table-cell>
          <table:table-cell office:value-type="float" office:value="21632728" calcext:value-type="float">
            <text:p>21632728</text:p>
          </table:table-cell>
          <table:table-cell office:value-type="float" office:value="21941328" calcext:value-type="float">
            <text:p>21941328</text:p>
          </table:table-cell>
          <table:table-cell office:value-type="float" office:value="21419112" calcext:value-type="float">
            <text:p>21419112</text:p>
          </table:table-cell>
          <table:table-cell office:value-type="float" office:value="21604440" calcext:value-type="float">
            <text:p>21604440</text:p>
          </table:table-cell>
          <table:table-cell office:value-type="float" office:value="21900600" calcext:value-type="float">
            <text:p>21900600</text:p>
          </table:table-cell>
          <table:table-cell table:number-columns-repeated="9"/>
        </table:table-row>
        <table:table-row table:style-name="ro1">
          <table:table-cell office:value-type="float" office:value="21314632" calcext:value-type="float">
            <text:p>21314632</text:p>
          </table:table-cell>
          <table:table-cell office:value-type="float" office:value="21513584" calcext:value-type="float">
            <text:p>21513584</text:p>
          </table:table-cell>
          <table:table-cell office:value-type="float" office:value="21632824" calcext:value-type="float">
            <text:p>21632824</text:p>
          </table:table-cell>
          <table:table-cell office:value-type="float" office:value="21941568" calcext:value-type="float">
            <text:p>21941568</text:p>
          </table:table-cell>
          <table:table-cell office:value-type="float" office:value="21419456" calcext:value-type="float">
            <text:p>21419456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901528" calcext:value-type="float">
            <text:p>21901528</text:p>
          </table:table-cell>
          <table:table-cell table:number-columns-repeated="9"/>
        </table:table-row>
        <table:table-row table:style-name="ro1">
          <table:table-cell office:value-type="float" office:value="21315048" calcext:value-type="float">
            <text:p>21315048</text:p>
          </table:table-cell>
          <table:table-cell office:value-type="float" office:value="21514216" calcext:value-type="float">
            <text:p>21514216</text:p>
          </table:table-cell>
          <table:table-cell office:value-type="float" office:value="21633176" calcext:value-type="float">
            <text:p>21633176</text:p>
          </table:table-cell>
          <table:table-cell office:value-type="float" office:value="21942024" calcext:value-type="float">
            <text:p>21942024</text:p>
          </table:table-cell>
          <table:table-cell office:value-type="float" office:value="21419848" calcext:value-type="float">
            <text:p>21419848</text:p>
          </table:table-cell>
          <table:table-cell office:value-type="float" office:value="21605232" calcext:value-type="float">
            <text:p>21605232</text:p>
          </table:table-cell>
          <table:table-cell office:value-type="float" office:value="21901616" calcext:value-type="float">
            <text:p>21901616</text:p>
          </table:table-cell>
          <table:table-cell table:number-columns-repeated="9"/>
        </table:table-row>
        <table:table-row table:style-name="ro1">
          <table:table-cell office:value-type="float" office:value="21315376" calcext:value-type="float">
            <text:p>21315376</text:p>
          </table:table-cell>
          <table:table-cell office:value-type="float" office:value="21514312" calcext:value-type="float">
            <text:p>21514312</text:p>
          </table:table-cell>
          <table:table-cell office:value-type="float" office:value="21633232" calcext:value-type="float">
            <text:p>21633232</text:p>
          </table:table-cell>
          <table:table-cell office:value-type="float" office:value="21942112" calcext:value-type="float">
            <text:p>21942112</text:p>
          </table:table-cell>
          <table:table-cell office:value-type="float" office:value="21420024" calcext:value-type="float">
            <text:p>21420024</text:p>
          </table:table-cell>
          <table:table-cell office:value-type="float" office:value="21605568" calcext:value-type="float">
            <text:p>21605568</text:p>
          </table:table-cell>
          <table:table-cell office:value-type="float" office:value="21903448" calcext:value-type="float">
            <text:p>21903448</text:p>
          </table:table-cell>
          <table:table-cell table:number-columns-repeated="9"/>
        </table:table-row>
        <table:table-row table:style-name="ro1">
          <table:table-cell office:value-type="float" office:value="21316056" calcext:value-type="float">
            <text:p>21316056</text:p>
          </table:table-cell>
          <table:table-cell office:value-type="float" office:value="21515272" calcext:value-type="float">
            <text:p>21515272</text:p>
          </table:table-cell>
          <table:table-cell office:value-type="float" office:value="21633448" calcext:value-type="float">
            <text:p>21633448</text:p>
          </table:table-cell>
          <table:table-cell office:value-type="float" office:value="21943400" calcext:value-type="float">
            <text:p>21943400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606120" calcext:value-type="float">
            <text:p>21606120</text:p>
          </table:table-cell>
          <table:table-cell office:value-type="float" office:value="21904608" calcext:value-type="float">
            <text:p>21904608</text:p>
          </table:table-cell>
          <table:table-cell table:number-columns-repeated="9"/>
        </table:table-row>
        <table:table-row table:style-name="ro1">
          <table:table-cell office:value-type="float" office:value="21317576" calcext:value-type="float">
            <text:p>21317576</text:p>
          </table:table-cell>
          <table:table-cell office:value-type="float" office:value="21515856" calcext:value-type="float">
            <text:p>21515856</text:p>
          </table:table-cell>
          <table:table-cell office:value-type="float" office:value="21633856" calcext:value-type="float">
            <text:p>21633856</text:p>
          </table:table-cell>
          <table:table-cell office:value-type="float" office:value="21943568" calcext:value-type="float">
            <text:p>21943568</text:p>
          </table:table-cell>
          <table:table-cell office:value-type="float" office:value="21421536" calcext:value-type="float">
            <text:p>21421536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04704" calcext:value-type="float">
            <text:p>21904704</text:p>
          </table:table-cell>
          <table:table-cell table:number-columns-repeated="9"/>
        </table:table-row>
        <table:table-row table:style-name="ro1">
          <table:table-cell office:value-type="float" office:value="21317592" calcext:value-type="float">
            <text:p>21317592</text:p>
          </table:table-cell>
          <table:table-cell office:value-type="float" office:value="21516080" calcext:value-type="float">
            <text:p>21516080</text:p>
          </table:table-cell>
          <table:table-cell office:value-type="float" office:value="21634008" calcext:value-type="float">
            <text:p>21634008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1960" calcext:value-type="float">
            <text:p>21421960</text:p>
          </table:table-cell>
          <table:table-cell office:value-type="float" office:value="21606368" calcext:value-type="float">
            <text:p>21606368</text:p>
          </table:table-cell>
          <table:table-cell office:value-type="float" office:value="21905416" calcext:value-type="float">
            <text:p>21905416</text:p>
          </table:table-cell>
          <table:table-cell table:number-columns-repeated="9"/>
        </table:table-row>
        <table:table-row table:style-name="ro1">
          <table:table-cell office:value-type="float" office:value="21319240" calcext:value-type="float">
            <text:p>21319240</text:p>
          </table:table-cell>
          <table:table-cell office:value-type="float" office:value="21516384" calcext:value-type="float">
            <text:p>21516384</text:p>
          </table:table-cell>
          <table:table-cell office:value-type="float" office:value="21634304" calcext:value-type="float">
            <text:p>21634304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3576" calcext:value-type="float">
            <text:p>21423576</text:p>
          </table:table-cell>
          <table:table-cell office:value-type="float" office:value="21606424" calcext:value-type="float">
            <text:p>21606424</text:p>
          </table:table-cell>
          <table:table-cell office:value-type="float" office:value="21905488" calcext:value-type="float">
            <text:p>21905488</text:p>
          </table:table-cell>
          <table:table-cell table:number-columns-repeated="9"/>
        </table:table-row>
        <table:table-row table:style-name="ro1">
          <table:table-cell office:value-type="float" office:value="21320984" calcext:value-type="float">
            <text:p>21320984</text:p>
          </table:table-cell>
          <table:table-cell office:value-type="float" office:value="21516704" calcext:value-type="float">
            <text:p>21516704</text:p>
          </table:table-cell>
          <table:table-cell office:value-type="float" office:value="21634784" calcext:value-type="float">
            <text:p>21634784</text:p>
          </table:table-cell>
          <table:table-cell office:value-type="float" office:value="21945752" calcext:value-type="float">
            <text:p>21945752</text:p>
          </table:table-cell>
          <table:table-cell office:value-type="float" office:value="21423800" calcext:value-type="float">
            <text:p>21423800</text:p>
          </table:table-cell>
          <table:table-cell office:value-type="float" office:value="21606888" calcext:value-type="float">
            <text:p>21606888</text:p>
          </table:table-cell>
          <table:table-cell office:value-type="float" office:value="21906552" calcext:value-type="float">
            <text:p>21906552</text:p>
          </table:table-cell>
          <table:table-cell table:number-columns-repeated="9"/>
        </table:table-row>
        <table:table-row table:style-name="ro1">
          <table:table-cell office:value-type="float" office:value="21321168" calcext:value-type="float">
            <text:p>21321168</text:p>
          </table:table-cell>
          <table:table-cell office:value-type="float" office:value="21517488" calcext:value-type="float">
            <text:p>21517488</text:p>
          </table:table-cell>
          <table:table-cell office:value-type="float" office:value="21634936" calcext:value-type="float">
            <text:p>21634936</text:p>
          </table:table-cell>
          <table:table-cell office:value-type="float" office:value="21946064" calcext:value-type="float">
            <text:p>21946064</text:p>
          </table:table-cell>
          <table:table-cell office:value-type="float" office:value="21424512" calcext:value-type="float">
            <text:p>21424512</text:p>
          </table:table-cell>
          <table:table-cell office:value-type="float" office:value="21606992" calcext:value-type="float">
            <text:p>21606992</text:p>
          </table:table-cell>
          <table:table-cell office:value-type="float" office:value="21907416" calcext:value-type="float">
            <text:p>21907416</text:p>
          </table:table-cell>
          <table:table-cell table:number-columns-repeated="9"/>
        </table:table-row>
        <table:table-row table:style-name="ro1">
          <table:table-cell office:value-type="float" office:value="21321496" calcext:value-type="float">
            <text:p>21321496</text:p>
          </table:table-cell>
          <table:table-cell office:value-type="float" office:value="21517536" calcext:value-type="float">
            <text:p>21517536</text:p>
          </table:table-cell>
          <table:table-cell office:value-type="float" office:value="21635064" calcext:value-type="float">
            <text:p>21635064</text:p>
          </table:table-cell>
          <table:table-cell office:value-type="float" office:value="21946096" calcext:value-type="float">
            <text:p>21946096</text:p>
          </table:table-cell>
          <table:table-cell office:value-type="float" office:value="21424584" calcext:value-type="float">
            <text:p>21424584</text:p>
          </table:table-cell>
          <table:table-cell office:value-type="float" office:value="21607248" calcext:value-type="float">
            <text:p>21607248</text:p>
          </table:table-cell>
          <table:table-cell office:value-type="float" office:value="21907904" calcext:value-type="float">
            <text:p>21907904</text:p>
          </table:table-cell>
          <table:table-cell table:number-columns-repeated="9"/>
        </table:table-row>
        <table:table-row table:style-name="ro1">
          <table:table-cell office:value-type="float" office:value="21321696" calcext:value-type="float">
            <text:p>21321696</text:p>
          </table:table-cell>
          <table:table-cell office:value-type="float" office:value="21518328" calcext:value-type="float">
            <text:p>21518328</text:p>
          </table:table-cell>
          <table:table-cell office:value-type="float" office:value="21635768" calcext:value-type="float">
            <text:p>21635768</text:p>
          </table:table-cell>
          <table:table-cell office:value-type="float" office:value="21946112" calcext:value-type="float">
            <text:p>21946112</text:p>
          </table:table-cell>
          <table:table-cell office:value-type="float" office:value="21425264" calcext:value-type="float">
            <text:p>21425264</text:p>
          </table:table-cell>
          <table:table-cell office:value-type="float" office:value="21607256" calcext:value-type="float">
            <text:p>21607256</text:p>
          </table:table-cell>
          <table:table-cell office:value-type="float" office:value="21908216" calcext:value-type="float">
            <text:p>21908216</text:p>
          </table:table-cell>
          <table:table-cell table:number-columns-repeated="9"/>
        </table:table-row>
        <table:table-row table:style-name="ro1">
          <table:table-cell office:value-type="float" office:value="21322384" calcext:value-type="float">
            <text:p>21322384</text:p>
          </table:table-cell>
          <table:table-cell office:value-type="float" office:value="21518504" calcext:value-type="float">
            <text:p>21518504</text:p>
          </table:table-cell>
          <table:table-cell office:value-type="float" office:value="21636008" calcext:value-type="float">
            <text:p>21636008</text:p>
          </table:table-cell>
          <table:table-cell office:value-type="float" office:value="21946208" calcext:value-type="float">
            <text:p>21946208</text:p>
          </table:table-cell>
          <table:table-cell office:value-type="float" office:value="21425352" calcext:value-type="float">
            <text:p>21425352</text:p>
          </table:table-cell>
          <table:table-cell office:value-type="float" office:value="21607272" calcext:value-type="float">
            <text:p>21607272</text:p>
          </table:table-cell>
          <table:table-cell office:value-type="float" office:value="21908776" calcext:value-type="float">
            <text:p>21908776</text:p>
          </table:table-cell>
          <table:table-cell table:number-columns-repeated="9"/>
        </table:table-row>
        <table:table-row table:style-name="ro1">
          <table:table-cell office:value-type="float" office:value="21322432" calcext:value-type="float">
            <text:p>21322432</text:p>
          </table:table-cell>
          <table:table-cell office:value-type="float" office:value="21519536" calcext:value-type="float">
            <text:p>21519536</text:p>
          </table:table-cell>
          <table:table-cell office:value-type="float" office:value="21636184" calcext:value-type="float">
            <text:p>21636184</text:p>
          </table:table-cell>
          <table:table-cell office:value-type="float" office:value="21946840" calcext:value-type="float">
            <text:p>21946840</text:p>
          </table:table-cell>
          <table:table-cell office:value-type="float" office:value="21425824" calcext:value-type="float">
            <text:p>21425824</text:p>
          </table:table-cell>
          <table:table-cell office:value-type="float" office:value="21607408" calcext:value-type="float">
            <text:p>21607408</text:p>
          </table:table-cell>
          <table:table-cell office:value-type="float" office:value="21908880" calcext:value-type="float">
            <text:p>21908880</text:p>
          </table:table-cell>
          <table:table-cell table:number-columns-repeated="9"/>
        </table:table-row>
        <table:table-row table:style-name="ro1">
          <table:table-cell office:value-type="float" office:value="21322920" calcext:value-type="float">
            <text:p>21322920</text:p>
          </table:table-cell>
          <table:table-cell office:value-type="float" office:value="21520024" calcext:value-type="float">
            <text:p>21520024</text:p>
          </table:table-cell>
          <table:table-cell office:value-type="float" office:value="21636240" calcext:value-type="float">
            <text:p>21636240</text:p>
          </table:table-cell>
          <table:table-cell office:value-type="float" office:value="21946880" calcext:value-type="float">
            <text:p>21946880</text:p>
          </table:table-cell>
          <table:table-cell office:value-type="float" office:value="21426312" calcext:value-type="float">
            <text:p>21426312</text:p>
          </table:table-cell>
          <table:table-cell office:value-type="float" office:value="21607720" calcext:value-type="float">
            <text:p>21607720</text:p>
          </table:table-cell>
          <table:table-cell office:value-type="float" office:value="21909576" calcext:value-type="float">
            <text:p>21909576</text:p>
          </table:table-cell>
          <table:table-cell table:number-columns-repeated="9"/>
        </table:table-row>
        <table:table-row table:style-name="ro1">
          <table:table-cell office:value-type="float" office:value="21324248" calcext:value-type="float">
            <text:p>21324248</text:p>
          </table:table-cell>
          <table:table-cell office:value-type="float" office:value="21520328" calcext:value-type="float">
            <text:p>21520328</text:p>
          </table:table-cell>
          <table:table-cell office:value-type="float" office:value="21636352" calcext:value-type="float">
            <text:p>21636352</text:p>
          </table:table-cell>
          <table:table-cell office:value-type="float" office:value="21947904" calcext:value-type="float">
            <text:p>21947904</text:p>
          </table:table-cell>
          <table:table-cell office:value-type="float" office:value="21426520" calcext:value-type="float">
            <text:p>21426520</text:p>
          </table:table-cell>
          <table:table-cell office:value-type="float" office:value="21607728" calcext:value-type="float">
            <text:p>21607728</text:p>
          </table:table-cell>
          <table:table-cell office:value-type="float" office:value="21909608" calcext:value-type="float">
            <text:p>21909608</text:p>
          </table:table-cell>
          <table:table-cell table:number-columns-repeated="9"/>
        </table:table-row>
        <table:table-row table:style-name="ro1">
          <table:table-cell office:value-type="float" office:value="21324344" calcext:value-type="float">
            <text:p>21324344</text:p>
          </table:table-cell>
          <table:table-cell office:value-type="float" office:value="21520656" calcext:value-type="float">
            <text:p>21520656</text:p>
          </table:table-cell>
          <table:table-cell office:value-type="float" office:value="21637264" calcext:value-type="float">
            <text:p>21637264</text:p>
          </table:table-cell>
          <table:table-cell office:value-type="float" office:value="21948744" calcext:value-type="float">
            <text:p>21948744</text:p>
          </table:table-cell>
          <table:table-cell office:value-type="float" office:value="21426856" calcext:value-type="float">
            <text:p>21426856</text:p>
          </table:table-cell>
          <table:table-cell office:value-type="float" office:value="21608392" calcext:value-type="float">
            <text:p>21608392</text:p>
          </table:table-cell>
          <table:table-cell office:value-type="float" office:value="21910008" calcext:value-type="float">
            <text:p>21910008</text:p>
          </table:table-cell>
          <table:table-cell table:number-columns-repeated="9"/>
        </table:table-row>
        <table:table-row table:style-name="ro1">
          <table:table-cell office:value-type="float" office:value="21324440" calcext:value-type="float">
            <text:p>21324440</text:p>
          </table:table-cell>
          <table:table-cell office:value-type="float" office:value="21520744" calcext:value-type="float">
            <text:p>21520744</text:p>
          </table:table-cell>
          <table:table-cell office:value-type="float" office:value="21637280" calcext:value-type="float">
            <text:p>21637280</text:p>
          </table:table-cell>
          <table:table-cell office:value-type="float" office:value="21948760" calcext:value-type="float">
            <text:p>21948760</text:p>
          </table:table-cell>
          <table:table-cell office:value-type="float" office:value="21427928" calcext:value-type="float">
            <text:p>21427928</text:p>
          </table:table-cell>
          <table:table-cell office:value-type="float" office:value="21608632" calcext:value-type="float">
            <text:p>21608632</text:p>
          </table:table-cell>
          <table:table-cell office:value-type="float" office:value="21910016" calcext:value-type="float">
            <text:p>21910016</text:p>
          </table:table-cell>
          <table:table-cell table:number-columns-repeated="9"/>
        </table:table-row>
        <table:table-row table:style-name="ro1">
          <table:table-cell office:value-type="float" office:value="21324712" calcext:value-type="float">
            <text:p>21324712</text:p>
          </table:table-cell>
          <table:table-cell office:value-type="float" office:value="21521072" calcext:value-type="float">
            <text:p>21521072</text:p>
          </table:table-cell>
          <table:table-cell office:value-type="float" office:value="21637464" calcext:value-type="float">
            <text:p>21637464</text:p>
          </table:table-cell>
          <table:table-cell office:value-type="float" office:value="21949576" calcext:value-type="float">
            <text:p>21949576</text:p>
          </table:table-cell>
          <table:table-cell office:value-type="float" office:value="21428176" calcext:value-type="float">
            <text:p>21428176</text:p>
          </table:table-cell>
          <table:table-cell office:value-type="float" office:value="21608656" calcext:value-type="float">
            <text:p>21608656</text:p>
          </table:table-cell>
          <table:table-cell office:value-type="float" office:value="21910048" calcext:value-type="float">
            <text:p>21910048</text:p>
          </table:table-cell>
          <table:table-cell table:number-columns-repeated="9"/>
        </table:table-row>
        <table:table-row table:style-name="ro1">
          <table:table-cell office:value-type="float" office:value="21324800" calcext:value-type="float">
            <text:p>21324800</text:p>
          </table:table-cell>
          <table:table-cell office:value-type="float" office:value="21521840" calcext:value-type="float">
            <text:p>21521840</text:p>
          </table:table-cell>
          <table:table-cell office:value-type="float" office:value="21637776" calcext:value-type="float">
            <text:p>21637776</text:p>
          </table:table-cell>
          <table:table-cell office:value-type="float" office:value="21950448" calcext:value-type="float">
            <text:p>21950448</text:p>
          </table:table-cell>
          <table:table-cell office:value-type="float" office:value="21428200" calcext:value-type="float">
            <text:p>21428200</text:p>
          </table:table-cell>
          <table:table-cell office:value-type="float" office:value="21609112" calcext:value-type="float">
            <text:p>21609112</text:p>
          </table:table-cell>
          <table:table-cell office:value-type="float" office:value="21910144" calcext:value-type="float">
            <text:p>21910144</text:p>
          </table:table-cell>
          <table:table-cell table:number-columns-repeated="9"/>
        </table:table-row>
        <table:table-row table:style-name="ro1">
          <table:table-cell office:value-type="float" office:value="21325400" calcext:value-type="float">
            <text:p>21325400</text:p>
          </table:table-cell>
          <table:table-cell office:value-type="float" office:value="21522416" calcext:value-type="float">
            <text:p>21522416</text:p>
          </table:table-cell>
          <table:table-cell office:value-type="float" office:value="21638304" calcext:value-type="float">
            <text:p>21638304</text:p>
          </table:table-cell>
          <table:table-cell office:value-type="float" office:value="21951032" calcext:value-type="float">
            <text:p>21951032</text:p>
          </table:table-cell>
          <table:table-cell office:value-type="float" office:value="21429040" calcext:value-type="float">
            <text:p>21429040</text:p>
          </table:table-cell>
          <table:table-cell office:value-type="float" office:value="21609648" calcext:value-type="float">
            <text:p>21609648</text:p>
          </table:table-cell>
          <table:table-cell office:value-type="float" office:value="21910744" calcext:value-type="float">
            <text:p>21910744</text:p>
          </table:table-cell>
          <table:table-cell table:number-columns-repeated="9"/>
        </table:table-row>
        <table:table-row table:style-name="ro1">
          <table:table-cell office:value-type="float" office:value="21326176" calcext:value-type="float">
            <text:p>21326176</text:p>
          </table:table-cell>
          <table:table-cell office:value-type="float" office:value="21523056" calcext:value-type="float">
            <text:p>21523056</text:p>
          </table:table-cell>
          <table:table-cell office:value-type="float" office:value="21638552" calcext:value-type="float">
            <text:p>21638552</text:p>
          </table:table-cell>
          <table:table-cell office:value-type="float" office:value="21952080" calcext:value-type="float">
            <text:p>21952080</text:p>
          </table:table-cell>
          <table:table-cell office:value-type="float" office:value="21429336" calcext:value-type="float">
            <text:p>2142933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13256" calcext:value-type="float">
            <text:p>21913256</text:p>
          </table:table-cell>
          <table:table-cell table:number-columns-repeated="9"/>
        </table:table-row>
        <table:table-row table:style-name="ro1">
          <table:table-cell office:value-type="float" office:value="21326280" calcext:value-type="float">
            <text:p>21326280</text:p>
          </table:table-cell>
          <table:table-cell office:value-type="float" office:value="21523312" calcext:value-type="float">
            <text:p>21523312</text:p>
          </table:table-cell>
          <table:table-cell office:value-type="float" office:value="21639896" calcext:value-type="float">
            <text:p>21639896</text:p>
          </table:table-cell>
          <table:table-cell office:value-type="float" office:value="21952120" calcext:value-type="float">
            <text:p>21952120</text:p>
          </table:table-cell>
          <table:table-cell office:value-type="float" office:value="21429504" calcext:value-type="float">
            <text:p>21429504</text:p>
          </table:table-cell>
          <table:table-cell office:value-type="float" office:value="21610608" calcext:value-type="float">
            <text:p>21610608</text:p>
          </table:table-cell>
          <table:table-cell office:value-type="float" office:value="21913336" calcext:value-type="float">
            <text:p>21913336</text:p>
          </table:table-cell>
          <table:table-cell table:number-columns-repeated="9"/>
        </table:table-row>
        <table:table-row table:style-name="ro1">
          <table:table-cell office:value-type="float" office:value="21326520" calcext:value-type="float">
            <text:p>21326520</text:p>
          </table:table-cell>
          <table:table-cell office:value-type="float" office:value="21523592" calcext:value-type="float">
            <text:p>21523592</text:p>
          </table:table-cell>
          <table:table-cell office:value-type="float" office:value="21641568" calcext:value-type="float">
            <text:p>21641568</text:p>
          </table:table-cell>
          <table:table-cell office:value-type="float" office:value="21952680" calcext:value-type="float">
            <text:p>21952680</text:p>
          </table:table-cell>
          <table:table-cell office:value-type="float" office:value="21429616" calcext:value-type="float">
            <text:p>21429616</text:p>
          </table:table-cell>
          <table:table-cell office:value-type="float" office:value="21610792" calcext:value-type="float">
            <text:p>21610792</text:p>
          </table:table-cell>
          <table:table-cell office:value-type="float" office:value="21913720" calcext:value-type="float">
            <text:p>21913720</text:p>
          </table:table-cell>
          <table:table-cell table:number-columns-repeated="9"/>
        </table:table-row>
        <table:table-row table:style-name="ro1">
          <table:table-cell office:value-type="float" office:value="21326560" calcext:value-type="float">
            <text:p>21326560</text:p>
          </table:table-cell>
          <table:table-cell office:value-type="float" office:value="21523704" calcext:value-type="float">
            <text:p>21523704</text:p>
          </table:table-cell>
          <table:table-cell office:value-type="float" office:value="21642408" calcext:value-type="float">
            <text:p>21642408</text:p>
          </table:table-cell>
          <table:table-cell office:value-type="float" office:value="21952736" calcext:value-type="float">
            <text:p>21952736</text:p>
          </table:table-cell>
          <table:table-cell office:value-type="float" office:value="21430112" calcext:value-type="float">
            <text:p>21430112</text:p>
          </table:table-cell>
          <table:table-cell office:value-type="float" office:value="21611144" calcext:value-type="float">
            <text:p>21611144</text:p>
          </table:table-cell>
          <table:table-cell office:value-type="float" office:value="21913872" calcext:value-type="float">
            <text:p>21913872</text:p>
          </table:table-cell>
          <table:table-cell table:number-columns-repeated="9"/>
        </table:table-row>
        <table:table-row table:style-name="ro1">
          <table:table-cell office:value-type="float" office:value="21326888" calcext:value-type="float">
            <text:p>21326888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2968" calcext:value-type="float">
            <text:p>21642968</text:p>
          </table:table-cell>
          <table:table-cell office:value-type="float" office:value="21952896" calcext:value-type="float">
            <text:p>21952896</text:p>
          </table:table-cell>
          <table:table-cell office:value-type="float" office:value="21430336" calcext:value-type="float">
            <text:p>21430336</text:p>
          </table:table-cell>
          <table:table-cell office:value-type="float" office:value="21611680" calcext:value-type="float">
            <text:p>21611680</text:p>
          </table:table-cell>
          <table:table-cell office:value-type="float" office:value="21914328" calcext:value-type="float">
            <text:p>21914328</text:p>
          </table:table-cell>
          <table:table-cell table:number-columns-repeated="9"/>
        </table:table-row>
        <table:table-row table:style-name="ro1">
          <table:table-cell office:value-type="float" office:value="21327024" calcext:value-type="float">
            <text:p>21327024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3336" calcext:value-type="float">
            <text:p>21643336</text:p>
          </table:table-cell>
          <table:table-cell office:value-type="float" office:value="21953072" calcext:value-type="float">
            <text:p>21953072</text:p>
          </table:table-cell>
          <table:table-cell office:value-type="float" office:value="21431040" calcext:value-type="float">
            <text:p>21431040</text:p>
          </table:table-cell>
          <table:table-cell office:value-type="float" office:value="21611736" calcext:value-type="float">
            <text:p>21611736</text:p>
          </table:table-cell>
          <table:table-cell office:value-type="float" office:value="21915256" calcext:value-type="float">
            <text:p>21915256</text:p>
          </table:table-cell>
          <table:table-cell table:number-columns-repeated="9"/>
        </table:table-row>
        <table:table-row table:style-name="ro1">
          <table:table-cell office:value-type="float" office:value="21327360" calcext:value-type="float">
            <text:p>21327360</text:p>
          </table:table-cell>
          <table:table-cell office:value-type="float" office:value="21526792" calcext:value-type="float">
            <text:p>21526792</text:p>
          </table:table-cell>
          <table:table-cell office:value-type="float" office:value="21644736" calcext:value-type="float">
            <text:p>21644736</text:p>
          </table:table-cell>
          <table:table-cell office:value-type="float" office:value="21953840" calcext:value-type="float">
            <text:p>21953840</text:p>
          </table:table-cell>
          <table:table-cell office:value-type="float" office:value="21431120" calcext:value-type="float">
            <text:p>21431120</text:p>
          </table:table-cell>
          <table:table-cell office:value-type="float" office:value="21611880" calcext:value-type="float">
            <text:p>21611880</text:p>
          </table:table-cell>
          <table:table-cell office:value-type="float" office:value="21915280" calcext:value-type="float">
            <text:p>21915280</text:p>
          </table:table-cell>
          <table:table-cell table:number-columns-repeated="9"/>
        </table:table-row>
        <table:table-row table:style-name="ro1">
          <table:table-cell office:value-type="float" office:value="21328552" calcext:value-type="float">
            <text:p>21328552</text:p>
          </table:table-cell>
          <table:table-cell office:value-type="float" office:value="21526984" calcext:value-type="float">
            <text:p>21526984</text:p>
          </table:table-cell>
          <table:table-cell office:value-type="float" office:value="21646960" calcext:value-type="float">
            <text:p>21646960</text:p>
          </table:table-cell>
          <table:table-cell office:value-type="float" office:value="21954016" calcext:value-type="float">
            <text:p>21954016</text:p>
          </table:table-cell>
          <table:table-cell office:value-type="float" office:value="21431128" calcext:value-type="float">
            <text:p>21431128</text:p>
          </table:table-cell>
          <table:table-cell office:value-type="float" office:value="21612072" calcext:value-type="float">
            <text:p>21612072</text:p>
          </table:table-cell>
          <table:table-cell office:value-type="float" office:value="21915304" calcext:value-type="float">
            <text:p>21915304</text:p>
          </table:table-cell>
          <table:table-cell table:number-columns-repeated="9"/>
        </table:table-row>
        <table:table-row table:style-name="ro1">
          <table:table-cell office:value-type="float" office:value="21328768" calcext:value-type="float">
            <text:p>21328768</text:p>
          </table:table-cell>
          <table:table-cell office:value-type="float" office:value="21527272" calcext:value-type="float">
            <text:p>21527272</text:p>
          </table:table-cell>
          <table:table-cell office:value-type="float" office:value="21647760" calcext:value-type="float">
            <text:p>21647760</text:p>
          </table:table-cell>
          <table:table-cell office:value-type="float" office:value="21954336" calcext:value-type="float">
            <text:p>21954336</text:p>
          </table:table-cell>
          <table:table-cell office:value-type="float" office:value="21431136" calcext:value-type="float">
            <text:p>21431136</text:p>
          </table:table-cell>
          <table:table-cell office:value-type="float" office:value="21612696" calcext:value-type="float">
            <text:p>21612696</text:p>
          </table:table-cell>
          <table:table-cell office:value-type="float" office:value="21915944" calcext:value-type="float">
            <text:p>21915944</text:p>
          </table:table-cell>
          <table:table-cell table:number-columns-repeated="9"/>
        </table:table-row>
        <table:table-row table:style-name="ro1">
          <table:table-cell office:value-type="float" office:value="21329232" calcext:value-type="float">
            <text:p>21329232</text:p>
          </table:table-cell>
          <table:table-cell office:value-type="float" office:value="21527944" calcext:value-type="float">
            <text:p>21527944</text:p>
          </table:table-cell>
          <table:table-cell office:value-type="float" office:value="21648992" calcext:value-type="float">
            <text:p>21648992</text:p>
          </table:table-cell>
          <table:table-cell office:value-type="float" office:value="21955152" calcext:value-type="float">
            <text:p>21955152</text:p>
          </table:table-cell>
          <table:table-cell office:value-type="float" office:value="21431160" calcext:value-type="float">
            <text:p>21431160</text:p>
          </table:table-cell>
          <table:table-cell office:value-type="float" office:value="21613120" calcext:value-type="float">
            <text:p>21613120</text:p>
          </table:table-cell>
          <table:table-cell office:value-type="float" office:value="21916880" calcext:value-type="float">
            <text:p>21916880</text:p>
          </table:table-cell>
          <table:table-cell table:number-columns-repeated="9"/>
        </table:table-row>
        <table:table-row table:style-name="ro1">
          <table:table-cell office:value-type="float" office:value="21329496" calcext:value-type="float">
            <text:p>21329496</text:p>
          </table:table-cell>
          <table:table-cell office:value-type="float" office:value="21528696" calcext:value-type="float">
            <text:p>21528696</text:p>
          </table:table-cell>
          <table:table-cell office:value-type="float" office:value="21649088" calcext:value-type="float">
            <text:p>21649088</text:p>
          </table:table-cell>
          <table:table-cell office:value-type="float" office:value="21955320" calcext:value-type="float">
            <text:p>21955320</text:p>
          </table:table-cell>
          <table:table-cell office:value-type="float" office:value="21431984" calcext:value-type="float">
            <text:p>21431984</text:p>
          </table:table-cell>
          <table:table-cell office:value-type="float" office:value="21613384" calcext:value-type="float">
            <text:p>21613384</text:p>
          </table:table-cell>
          <table:table-cell office:value-type="float" office:value="21917328" calcext:value-type="float">
            <text:p>21917328</text:p>
          </table:table-cell>
          <table:table-cell table:number-columns-repeated="9"/>
        </table:table-row>
        <table:table-row table:style-name="ro1">
          <table:table-cell office:value-type="float" office:value="21329800" calcext:value-type="float">
            <text:p>21329800</text:p>
          </table:table-cell>
          <table:table-cell office:value-type="float" office:value="21528792" calcext:value-type="float">
            <text:p>21528792</text:p>
          </table:table-cell>
          <table:table-cell office:value-type="float" office:value="21649376" calcext:value-type="float">
            <text:p>21649376</text:p>
          </table:table-cell>
          <table:table-cell office:value-type="float" office:value="21955400" calcext:value-type="float">
            <text:p>21955400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613608" calcext:value-type="float">
            <text:p>21613608</text:p>
          </table:table-cell>
          <table:table-cell office:value-type="float" office:value="21918448" calcext:value-type="float">
            <text:p>21918448</text:p>
          </table:table-cell>
          <table:table-cell table:number-columns-repeated="9"/>
        </table:table-row>
        <table:table-row table:style-name="ro1">
          <table:table-cell office:value-type="float" office:value="21330152" calcext:value-type="float">
            <text:p>21330152</text:p>
          </table:table-cell>
          <table:table-cell office:value-type="float" office:value="21529872" calcext:value-type="float">
            <text:p>21529872</text:p>
          </table:table-cell>
          <table:table-cell office:value-type="float" office:value="21650000" calcext:value-type="float">
            <text:p>21650000</text:p>
          </table:table-cell>
          <table:table-cell office:value-type="float" office:value="21956192" calcext:value-type="float">
            <text:p>21956192</text:p>
          </table:table-cell>
          <table:table-cell office:value-type="float" office:value="21433424" calcext:value-type="float">
            <text:p>21433424</text:p>
          </table:table-cell>
          <table:table-cell office:value-type="float" office:value="21614464" calcext:value-type="float">
            <text:p>21614464</text:p>
          </table:table-cell>
          <table:table-cell office:value-type="float" office:value="21918912" calcext:value-type="float">
            <text:p>21918912</text:p>
          </table:table-cell>
          <table:table-cell table:number-columns-repeated="9"/>
        </table:table-row>
        <table:table-row table:style-name="ro1">
          <table:table-cell office:value-type="float" office:value="21331464" calcext:value-type="float">
            <text:p>21331464</text:p>
          </table:table-cell>
          <table:table-cell office:value-type="float" office:value="21529880" calcext:value-type="float">
            <text:p>21529880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56752" calcext:value-type="float">
            <text:p>21956752</text:p>
          </table:table-cell>
          <table:table-cell office:value-type="float" office:value="21434144" calcext:value-type="float">
            <text:p>21434144</text:p>
          </table:table-cell>
          <table:table-cell office:value-type="float" office:value="21615120" calcext:value-type="float">
            <text:p>21615120</text:p>
          </table:table-cell>
          <table:table-cell office:value-type="float" office:value="21919328" calcext:value-type="float">
            <text:p>21919328</text:p>
          </table:table-cell>
          <table:table-cell table:number-columns-repeated="9"/>
        </table:table-row>
        <table:table-row table:style-name="ro1">
          <table:table-cell office:value-type="float" office:value="21331560" calcext:value-type="float">
            <text:p>21331560</text:p>
          </table:table-cell>
          <table:table-cell office:value-type="float" office:value="21529904" calcext:value-type="float">
            <text:p>21529904</text:p>
          </table:table-cell>
          <table:table-cell office:value-type="float" office:value="21651560" calcext:value-type="float">
            <text:p>21651560</text:p>
          </table:table-cell>
          <table:table-cell office:value-type="float" office:value="21957848" calcext:value-type="float">
            <text:p>2195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615736" calcext:value-type="float">
            <text:p>21615736</text:p>
          </table:table-cell>
          <table:table-cell office:value-type="float" office:value="21919640" calcext:value-type="float">
            <text:p>21919640</text:p>
          </table:table-cell>
          <table:table-cell table:number-columns-repeated="9"/>
        </table:table-row>
        <table:table-row table:style-name="ro1">
          <table:table-cell office:value-type="float" office:value="21331792" calcext:value-type="float">
            <text:p>21331792</text:p>
          </table:table-cell>
          <table:table-cell office:value-type="float" office:value="21529928" calcext:value-type="float">
            <text:p>21529928</text:p>
          </table:table-cell>
          <table:table-cell office:value-type="float" office:value="21651888" calcext:value-type="float">
            <text:p>21651888</text:p>
          </table:table-cell>
          <table:table-cell office:value-type="float" office:value="21957976" calcext:value-type="float">
            <text:p>21957976</text:p>
          </table:table-cell>
          <table:table-cell office:value-type="float" office:value="21434248" calcext:value-type="float">
            <text:p>21434248</text:p>
          </table:table-cell>
          <table:table-cell office:value-type="float" office:value="21615808" calcext:value-type="float">
            <text:p>21615808</text:p>
          </table:table-cell>
          <table:table-cell office:value-type="float" office:value="21919808" calcext:value-type="float">
            <text:p>21919808</text:p>
          </table:table-cell>
          <table:table-cell table:number-columns-repeated="9"/>
        </table:table-row>
        <table:table-row table:style-name="ro1">
          <table:table-cell office:value-type="float" office:value="21331968" calcext:value-type="float">
            <text:p>21331968</text:p>
          </table:table-cell>
          <table:table-cell office:value-type="float" office:value="21530160" calcext:value-type="float">
            <text:p>21530160</text:p>
          </table:table-cell>
          <table:table-cell office:value-type="float" office:value="21652112" calcext:value-type="float">
            <text:p>21652112</text:p>
          </table:table-cell>
          <table:table-cell office:value-type="float" office:value="21958264" calcext:value-type="float">
            <text:p>21958264</text:p>
          </table:table-cell>
          <table:table-cell office:value-type="float" office:value="21435552" calcext:value-type="float">
            <text:p>21435552</text:p>
          </table:table-cell>
          <table:table-cell office:value-type="float" office:value="21616336" calcext:value-type="float">
            <text:p>21616336</text:p>
          </table:table-cell>
          <table:table-cell office:value-type="float" office:value="21919992" calcext:value-type="float">
            <text:p>21919992</text:p>
          </table:table-cell>
          <table:table-cell table:number-columns-repeated="9"/>
        </table:table-row>
        <table:table-row table:style-name="ro1">
          <table:table-cell office:value-type="float" office:value="21332192" calcext:value-type="float">
            <text:p>21332192</text:p>
          </table:table-cell>
          <table:table-cell office:value-type="float" office:value="21530296" calcext:value-type="float">
            <text:p>21530296</text:p>
          </table:table-cell>
          <table:table-cell office:value-type="float" office:value="21652576" calcext:value-type="float">
            <text:p>21652576</text:p>
          </table:table-cell>
          <table:table-cell office:value-type="float" office:value="21958608" calcext:value-type="float">
            <text:p>21958608</text:p>
          </table:table-cell>
          <table:table-cell office:value-type="float" office:value="21436064" calcext:value-type="float">
            <text:p>21436064</text:p>
          </table:table-cell>
          <table:table-cell office:value-type="float" office:value="21616664" calcext:value-type="float">
            <text:p>21616664</text:p>
          </table:table-cell>
          <table:table-cell office:value-type="float" office:value="21920128" calcext:value-type="float">
            <text:p>21920128</text:p>
          </table:table-cell>
          <table:table-cell table:number-columns-repeated="9"/>
        </table:table-row>
        <table:table-row table:style-name="ro1">
          <table:table-cell office:value-type="float" office:value="21332560" calcext:value-type="float">
            <text:p>21332560</text:p>
          </table:table-cell>
          <table:table-cell office:value-type="float" office:value="21530984" calcext:value-type="float">
            <text:p>21530984</text:p>
          </table:table-cell>
          <table:table-cell office:value-type="float" office:value="21653128" calcext:value-type="float">
            <text:p>21653128</text:p>
          </table:table-cell>
          <table:table-cell office:value-type="float" office:value="21958848" calcext:value-type="float">
            <text:p>21958848</text:p>
          </table:table-cell>
          <table:table-cell office:value-type="float" office:value="21437560" calcext:value-type="float">
            <text:p>21437560</text:p>
          </table:table-cell>
          <table:table-cell office:value-type="float" office:value="21618080" calcext:value-type="float">
            <text:p>21618080</text:p>
          </table:table-cell>
          <table:table-cell office:value-type="float" office:value="21920576" calcext:value-type="float">
            <text:p>21920576</text:p>
          </table:table-cell>
          <table:table-cell table:number-columns-repeated="9"/>
        </table:table-row>
        <table:table-row table:style-name="ro1">
          <table:table-cell office:value-type="float" office:value="21333096" calcext:value-type="float">
            <text:p>21333096</text:p>
          </table:table-cell>
          <table:table-cell office:value-type="float" office:value="21531080" calcext:value-type="float">
            <text:p>21531080</text:p>
          </table:table-cell>
          <table:table-cell office:value-type="float" office:value="21653552" calcext:value-type="float">
            <text:p>21653552</text:p>
          </table:table-cell>
          <table:table-cell office:value-type="float" office:value="21960456" calcext:value-type="float">
            <text:p>21960456</text:p>
          </table:table-cell>
          <table:table-cell office:value-type="float" office:value="21438016" calcext:value-type="float">
            <text:p>21438016</text:p>
          </table:table-cell>
          <table:table-cell office:value-type="float" office:value="21618952" calcext:value-type="float">
            <text:p>21618952</text:p>
          </table:table-cell>
          <table:table-cell office:value-type="float" office:value="21920744" calcext:value-type="float">
            <text:p>21920744</text:p>
          </table:table-cell>
          <table:table-cell table:number-columns-repeated="9"/>
        </table:table-row>
        <table:table-row table:style-name="ro1">
          <table:table-cell office:value-type="float" office:value="21333224" calcext:value-type="float">
            <text:p>21333224</text:p>
          </table:table-cell>
          <table:table-cell office:value-type="float" office:value="21531512" calcext:value-type="float">
            <text:p>21531512</text:p>
          </table:table-cell>
          <table:table-cell office:value-type="float" office:value="21653592" calcext:value-type="float">
            <text:p>21653592</text:p>
          </table:table-cell>
          <table:table-cell office:value-type="float" office:value="21960744" calcext:value-type="float">
            <text:p>21960744</text:p>
          </table:table-cell>
          <table:table-cell office:value-type="float" office:value="21438216" calcext:value-type="float">
            <text:p>21438216</text:p>
          </table:table-cell>
          <table:table-cell office:value-type="float" office:value="21620056" calcext:value-type="float">
            <text:p>21620056</text:p>
          </table:table-cell>
          <table:table-cell office:value-type="float" office:value="21920872" calcext:value-type="float">
            <text:p>21920872</text:p>
          </table:table-cell>
          <table:table-cell table:number-columns-repeated="9"/>
        </table:table-row>
        <table:table-row table:style-name="ro1">
          <table:table-cell office:value-type="float" office:value="21333656" calcext:value-type="float">
            <text:p>21333656</text:p>
          </table:table-cell>
          <table:table-cell office:value-type="float" office:value="21531616" calcext:value-type="float">
            <text:p>21531616</text:p>
          </table:table-cell>
          <table:table-cell office:value-type="float" office:value="21656296" calcext:value-type="float">
            <text:p>21656296</text:p>
          </table:table-cell>
          <table:table-cell office:value-type="float" office:value="21961496" calcext:value-type="float">
            <text:p>21961496</text:p>
          </table:table-cell>
          <table:table-cell office:value-type="float" office:value="21438488" calcext:value-type="float">
            <text:p>21438488</text:p>
          </table:table-cell>
          <table:table-cell office:value-type="float" office:value="21620512" calcext:value-type="float">
            <text:p>21620512</text:p>
          </table:table-cell>
          <table:table-cell office:value-type="float" office:value="21921384" calcext:value-type="float">
            <text:p>21921384</text:p>
          </table:table-cell>
          <table:table-cell table:number-columns-repeated="9"/>
        </table:table-row>
        <table:table-row table:style-name="ro1">
          <table:table-cell office:value-type="float" office:value="21333944" calcext:value-type="float">
            <text:p>21333944</text:p>
          </table:table-cell>
          <table:table-cell office:value-type="float" office:value="21531776" calcext:value-type="float">
            <text:p>21531776</text:p>
          </table:table-cell>
          <table:table-cell office:value-type="float" office:value="21656784" calcext:value-type="float">
            <text:p>21656784</text:p>
          </table:table-cell>
          <table:table-cell office:value-type="float" office:value="21961632" calcext:value-type="float">
            <text:p>21961632</text:p>
          </table:table-cell>
          <table:table-cell office:value-type="float" office:value="21439080" calcext:value-type="float">
            <text:p>21439080</text:p>
          </table:table-cell>
          <table:table-cell office:value-type="float" office:value="21620752" calcext:value-type="float">
            <text:p>21620752</text:p>
          </table:table-cell>
          <table:table-cell office:value-type="float" office:value="21921552" calcext:value-type="float">
            <text:p>21921552</text:p>
          </table:table-cell>
          <table:table-cell table:number-columns-repeated="9"/>
        </table:table-row>
        <table:table-row table:style-name="ro1">
          <table:table-cell office:value-type="float" office:value="21334424" calcext:value-type="float">
            <text:p>21334424</text:p>
          </table:table-cell>
          <table:table-cell office:value-type="float" office:value="21531888" calcext:value-type="float">
            <text:p>21531888</text:p>
          </table:table-cell>
          <table:table-cell office:value-type="float" office:value="21656856" calcext:value-type="float">
            <text:p>21656856</text:p>
          </table:table-cell>
          <table:table-cell office:value-type="float" office:value="21962008" calcext:value-type="float">
            <text:p>21962008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621024" calcext:value-type="float">
            <text:p>21621024</text:p>
          </table:table-cell>
          <table:table-cell office:value-type="float" office:value="21921680" calcext:value-type="float">
            <text:p>21921680</text:p>
          </table:table-cell>
          <table:table-cell table:number-columns-repeated="9"/>
        </table:table-row>
        <table:table-row table:style-name="ro1">
          <table:table-cell office:value-type="float" office:value="21334440" calcext:value-type="float">
            <text:p>21334440</text:p>
          </table:table-cell>
          <table:table-cell office:value-type="float" office:value="21532400" calcext:value-type="float">
            <text:p>21532400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962912" calcext:value-type="float">
            <text:p>21962912</text:p>
          </table:table-cell>
          <table:table-cell office:value-type="float" office:value="21439584" calcext:value-type="float">
            <text:p>21439584</text:p>
          </table:table-cell>
          <table:table-cell office:value-type="float" office:value="21621048" calcext:value-type="float">
            <text:p>21621048</text:p>
          </table:table-cell>
          <table:table-cell office:value-type="float" office:value="21922240" calcext:value-type="float">
            <text:p>21922240</text:p>
          </table:table-cell>
          <table:table-cell table:number-columns-repeated="9"/>
        </table:table-row>
        <table:table-row table:style-name="ro1">
          <table:table-cell office:value-type="float" office:value="21335120" calcext:value-type="float">
            <text:p>21335120</text:p>
          </table:table-cell>
          <table:table-cell office:value-type="float" office:value="21532704" calcext:value-type="float">
            <text:p>21532704</text:p>
          </table:table-cell>
          <table:table-cell office:value-type="float" office:value="21659448" calcext:value-type="float">
            <text:p>21659448</text:p>
          </table:table-cell>
          <table:table-cell office:value-type="float" office:value="21963336" calcext:value-type="float">
            <text:p>21963336</text:p>
          </table:table-cell>
          <table:table-cell office:value-type="float" office:value="21439952" calcext:value-type="float">
            <text:p>21439952</text:p>
          </table:table-cell>
          <table:table-cell office:value-type="float" office:value="21621288" calcext:value-type="float">
            <text:p>21621288</text:p>
          </table:table-cell>
          <table:table-cell office:value-type="float" office:value="21922816" calcext:value-type="float">
            <text:p>21922816</text:p>
          </table:table-cell>
          <table:table-cell table:number-columns-repeated="9"/>
        </table:table-row>
        <table:table-row table:style-name="ro1">
          <table:table-cell office:value-type="float" office:value="21335896" calcext:value-type="float">
            <text:p>21335896</text:p>
          </table:table-cell>
          <table:table-cell office:value-type="float" office:value="21533128" calcext:value-type="float">
            <text:p>21533128</text:p>
          </table:table-cell>
          <table:table-cell office:value-type="float" office:value="21660832" calcext:value-type="float">
            <text:p>21660832</text:p>
          </table:table-cell>
          <table:table-cell office:value-type="float" office:value="21963456" calcext:value-type="float">
            <text:p>21963456</text:p>
          </table:table-cell>
          <table:table-cell office:value-type="float" office:value="21440016" calcext:value-type="float">
            <text:p>21440016</text:p>
          </table:table-cell>
          <table:table-cell office:value-type="float" office:value="21621432" calcext:value-type="float">
            <text:p>21621432</text:p>
          </table:table-cell>
          <table:table-cell office:value-type="float" office:value="21923160" calcext:value-type="float">
            <text:p>21923160</text:p>
          </table:table-cell>
          <table:table-cell table:number-columns-repeated="9"/>
        </table:table-row>
        <table:table-row table:style-name="ro1">
          <table:table-cell office:value-type="float" office:value="21336616" calcext:value-type="float">
            <text:p>21336616</text:p>
          </table:table-cell>
          <table:table-cell office:value-type="float" office:value="21533264" calcext:value-type="float">
            <text:p>21533264</text:p>
          </table:table-cell>
          <table:table-cell office:value-type="float" office:value="21661712" calcext:value-type="float">
            <text:p>21661712</text:p>
          </table:table-cell>
          <table:table-cell office:value-type="float" office:value="21963680" calcext:value-type="float">
            <text:p>21963680</text:p>
          </table:table-cell>
          <table:table-cell office:value-type="float" office:value="21440184" calcext:value-type="float">
            <text:p>21440184</text:p>
          </table:table-cell>
          <table:table-cell office:value-type="float" office:value="21621856" calcext:value-type="float">
            <text:p>21621856</text:p>
          </table:table-cell>
          <table:table-cell office:value-type="float" office:value="21924952" calcext:value-type="float">
            <text:p>21924952</text:p>
          </table:table-cell>
          <table:table-cell table:number-columns-repeated="9"/>
        </table:table-row>
        <table:table-row table:style-name="ro1">
          <table:table-cell office:value-type="float" office:value="21337080" calcext:value-type="float">
            <text:p>21337080</text:p>
          </table:table-cell>
          <table:table-cell office:value-type="float" office:value="21533480" calcext:value-type="float">
            <text:p>21533480</text:p>
          </table:table-cell>
          <table:table-cell office:value-type="float" office:value="21661912" calcext:value-type="float">
            <text:p>21661912</text:p>
          </table:table-cell>
          <table:table-cell office:value-type="float" office:value="21964592" calcext:value-type="float">
            <text:p>21964592</text:p>
          </table:table-cell>
          <table:table-cell office:value-type="float" office:value="21440592" calcext:value-type="float">
            <text:p>21440592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25304" calcext:value-type="float">
            <text:p>21925304</text:p>
          </table:table-cell>
          <table:table-cell table:number-columns-repeated="9"/>
        </table:table-row>
        <table:table-row table:style-name="ro1">
          <table:table-cell office:value-type="float" office:value="21339152" calcext:value-type="float">
            <text:p>21339152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662120" calcext:value-type="float">
            <text:p>21662120</text:p>
          </table:table-cell>
          <table:table-cell office:value-type="float" office:value="21965192" calcext:value-type="float">
            <text:p>21965192</text:p>
          </table:table-cell>
          <table:table-cell office:value-type="float" office:value="21441600" calcext:value-type="float">
            <text:p>21441600</text:p>
          </table:table-cell>
          <table:table-cell office:value-type="float" office:value="21622128" calcext:value-type="float">
            <text:p>21622128</text:p>
          </table:table-cell>
          <table:table-cell office:value-type="float" office:value="21925352" calcext:value-type="float">
            <text:p>21925352</text:p>
          </table:table-cell>
          <table:table-cell table:number-columns-repeated="9"/>
        </table:table-row>
        <table:table-row table:style-name="ro1">
          <table:table-cell office:value-type="float" office:value="21339768" calcext:value-type="float">
            <text:p>21339768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662336" calcext:value-type="float">
            <text:p>21662336</text:p>
          </table:table-cell>
          <table:table-cell office:value-type="float" office:value="21965256" calcext:value-type="float">
            <text:p>21965256</text:p>
          </table:table-cell>
          <table:table-cell office:value-type="float" office:value="21441824" calcext:value-type="float">
            <text:p>21441824</text:p>
          </table:table-cell>
          <table:table-cell office:value-type="float" office:value="21622704" calcext:value-type="float">
            <text:p>21622704</text:p>
          </table:table-cell>
          <table:table-cell office:value-type="float" office:value="21925440" calcext:value-type="float">
            <text:p>21925440</text:p>
          </table:table-cell>
          <table:table-cell table:number-columns-repeated="9"/>
        </table:table-row>
        <table:table-row table:style-name="ro1">
          <table:table-cell office:value-type="float" office:value="21339920" calcext:value-type="float">
            <text:p>21339920</text:p>
          </table:table-cell>
          <table:table-cell office:value-type="float" office:value="21533632" calcext:value-type="float">
            <text:p>21533632</text:p>
          </table:table-cell>
          <table:table-cell office:value-type="float" office:value="21662368" calcext:value-type="float">
            <text:p>21662368</text:p>
          </table:table-cell>
          <table:table-cell office:value-type="float" office:value="21965488" calcext:value-type="float">
            <text:p>21965488</text:p>
          </table:table-cell>
          <table:table-cell office:value-type="float" office:value="21442048" calcext:value-type="float">
            <text:p>21442048</text:p>
          </table:table-cell>
          <table:table-cell office:value-type="float" office:value="21623624" calcext:value-type="float">
            <text:p>21623624</text:p>
          </table:table-cell>
          <table:table-cell office:value-type="float" office:value="21926504" calcext:value-type="float">
            <text:p>21926504</text:p>
          </table:table-cell>
          <table:table-cell table:number-columns-repeated="9"/>
        </table:table-row>
        <table:table-row table:style-name="ro1">
          <table:table-cell office:value-type="float" office:value="21339928" calcext:value-type="float">
            <text:p>21339928</text:p>
          </table:table-cell>
          <table:table-cell office:value-type="float" office:value="21534656" calcext:value-type="float">
            <text:p>21534656</text:p>
          </table:table-cell>
          <table:table-cell office:value-type="float" office:value="21662920" calcext:value-type="float">
            <text:p>21662920</text:p>
          </table:table-cell>
          <table:table-cell office:value-type="float" office:value="21967224" calcext:value-type="float">
            <text:p>21967224</text:p>
          </table:table-cell>
          <table:table-cell office:value-type="float" office:value="21442912" calcext:value-type="float">
            <text:p>21442912</text:p>
          </table:table-cell>
          <table:table-cell office:value-type="float" office:value="21624104" calcext:value-type="float">
            <text:p>21624104</text:p>
          </table:table-cell>
          <table:table-cell office:value-type="float" office:value="21926600" calcext:value-type="float">
            <text:p>21926600</text:p>
          </table:table-cell>
          <table:table-cell table:number-columns-repeated="9"/>
        </table:table-row>
        <table:table-row table:style-name="ro1">
          <table:table-cell office:value-type="float" office:value="21340072" calcext:value-type="float">
            <text:p>21340072</text:p>
          </table:table-cell>
          <table:table-cell office:value-type="float" office:value="21534816" calcext:value-type="float">
            <text:p>21534816</text:p>
          </table:table-cell>
          <table:table-cell office:value-type="float" office:value="21663040" calcext:value-type="float">
            <text:p>21663040</text:p>
          </table:table-cell>
          <table:table-cell office:value-type="float" office:value="21967416" calcext:value-type="float">
            <text:p>21967416</text:p>
          </table:table-cell>
          <table:table-cell office:value-type="float" office:value="21443088" calcext:value-type="float">
            <text:p>21443088</text:p>
          </table:table-cell>
          <table:table-cell office:value-type="float" office:value="21624440" calcext:value-type="float">
            <text:p>21624440</text:p>
          </table:table-cell>
          <table:table-cell office:value-type="float" office:value="21927424" calcext:value-type="float">
            <text:p>21927424</text:p>
          </table:table-cell>
          <table:table-cell table:number-columns-repeated="9"/>
        </table:table-row>
        <table:table-row table:style-name="ro1">
          <table:table-cell office:value-type="float" office:value="21340632" calcext:value-type="float">
            <text:p>21340632</text:p>
          </table:table-cell>
          <table:table-cell office:value-type="float" office:value="21534832" calcext:value-type="float">
            <text:p>21534832</text:p>
          </table:table-cell>
          <table:table-cell office:value-type="float" office:value="21663088" calcext:value-type="float">
            <text:p>21663088</text:p>
          </table:table-cell>
          <table:table-cell office:value-type="float" office:value="21967800" calcext:value-type="float">
            <text:p>21967800</text:p>
          </table:table-cell>
          <table:table-cell office:value-type="float" office:value="21443176" calcext:value-type="float">
            <text:p>21443176</text:p>
          </table:table-cell>
          <table:table-cell office:value-type="float" office:value="21624552" calcext:value-type="float">
            <text:p>21624552</text:p>
          </table:table-cell>
          <table:table-cell office:value-type="float" office:value="21927752" calcext:value-type="float">
            <text:p>21927752</text:p>
          </table:table-cell>
          <table:table-cell table:number-columns-repeated="9"/>
        </table:table-row>
        <table:table-row table:style-name="ro1">
          <table:table-cell office:value-type="float" office:value="21341400" calcext:value-type="float">
            <text:p>21341400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296" calcext:value-type="float">
            <text:p>21663296</text:p>
          </table:table-cell>
          <table:table-cell office:value-type="float" office:value="21968104" calcext:value-type="float">
            <text:p>21968104</text:p>
          </table:table-cell>
          <table:table-cell office:value-type="float" office:value="21443272" calcext:value-type="float">
            <text:p>21443272</text:p>
          </table:table-cell>
          <table:table-cell office:value-type="float" office:value="21626136" calcext:value-type="float">
            <text:p>21626136</text:p>
          </table:table-cell>
          <table:table-cell office:value-type="float" office:value="21928960" calcext:value-type="float">
            <text:p>21928960</text:p>
          </table:table-cell>
          <table:table-cell table:number-columns-repeated="9"/>
        </table:table-row>
        <table:table-row table:style-name="ro1">
          <table:table-cell office:value-type="float" office:value="21341752" calcext:value-type="float">
            <text:p>21341752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600" calcext:value-type="float">
            <text:p>21663600</text:p>
          </table:table-cell>
          <table:table-cell office:value-type="float" office:value="21968576" calcext:value-type="float">
            <text:p>21968576</text:p>
          </table:table-cell>
          <table:table-cell office:value-type="float" office:value="21443864" calcext:value-type="float">
            <text:p>21443864</text:p>
          </table:table-cell>
          <table:table-cell office:value-type="float" office:value="21626864" calcext:value-type="float">
            <text:p>21626864</text:p>
          </table:table-cell>
          <table:table-cell office:value-type="float" office:value="21929016" calcext:value-type="float">
            <text:p>21929016</text:p>
          </table:table-cell>
          <table:table-cell table:number-columns-repeated="9"/>
        </table:table-row>
        <table:table-row table:style-name="ro1">
          <table:table-cell office:value-type="float" office:value="21341840" calcext:value-type="float">
            <text:p>21341840</text:p>
          </table:table-cell>
          <table:table-cell office:value-type="float" office:value="21535768" calcext:value-type="float">
            <text:p>21535768</text:p>
          </table:table-cell>
          <table:table-cell office:value-type="float" office:value="21665744" calcext:value-type="float">
            <text:p>21665744</text:p>
          </table:table-cell>
          <table:table-cell office:value-type="float" office:value="21969904" calcext:value-type="float">
            <text:p>21969904</text:p>
          </table:table-cell>
          <table:table-cell office:value-type="float" office:value="21444032" calcext:value-type="float">
            <text:p>21444032</text:p>
          </table:table-cell>
          <table:table-cell office:value-type="float" office:value="21627256" calcext:value-type="float">
            <text:p>21627256</text:p>
          </table:table-cell>
          <table:table-cell office:value-type="float" office:value="21929040" calcext:value-type="float">
            <text:p>21929040</text:p>
          </table:table-cell>
          <table:table-cell table:number-columns-repeated="9"/>
        </table:table-row>
        <table:table-row table:style-name="ro1">
          <table:table-cell office:value-type="float" office:value="21342016" calcext:value-type="float">
            <text:p>21342016</text:p>
          </table:table-cell>
          <table:table-cell office:value-type="float" office:value="21536328" calcext:value-type="float">
            <text:p>21536328</text:p>
          </table:table-cell>
          <table:table-cell office:value-type="float" office:value="21665896" calcext:value-type="float">
            <text:p>21665896</text:p>
          </table:table-cell>
          <table:table-cell office:value-type="float" office:value="21970152" calcext:value-type="float">
            <text:p>21970152</text:p>
          </table:table-cell>
          <table:table-cell office:value-type="float" office:value="21444200" calcext:value-type="float">
            <text:p>21444200</text:p>
          </table:table-cell>
          <table:table-cell office:value-type="float" office:value="21627368" calcext:value-type="float">
            <text:p>21627368</text:p>
          </table:table-cell>
          <table:table-cell office:value-type="float" office:value="21929312" calcext:value-type="float">
            <text:p>21929312</text:p>
          </table:table-cell>
          <table:table-cell table:number-columns-repeated="9"/>
        </table:table-row>
        <table:table-row table:style-name="ro1">
          <table:table-cell office:value-type="float" office:value="21342560" calcext:value-type="float">
            <text:p>21342560</text:p>
          </table:table-cell>
          <table:table-cell office:value-type="float" office:value="21536344" calcext:value-type="float">
            <text:p>21536344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488" calcext:value-type="float">
            <text:p>21970488</text:p>
          </table:table-cell>
          <table:table-cell office:value-type="float" office:value="21445944" calcext:value-type="float">
            <text:p>21445944</text:p>
          </table:table-cell>
          <table:table-cell office:value-type="float" office:value="21628912" calcext:value-type="float">
            <text:p>21628912</text:p>
          </table:table-cell>
          <table:table-cell office:value-type="float" office:value="21929768" calcext:value-type="float">
            <text:p>21929768</text:p>
          </table:table-cell>
          <table:table-cell table:number-columns-repeated="9"/>
        </table:table-row>
        <table:table-row table:style-name="ro1">
          <table:table-cell office:value-type="float" office:value="21342640" calcext:value-type="float">
            <text:p>21342640</text:p>
          </table:table-cell>
          <table:table-cell office:value-type="float" office:value="21537800" calcext:value-type="float">
            <text:p>21537800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712" calcext:value-type="float">
            <text:p>21970712</text:p>
          </table:table-cell>
          <table:table-cell office:value-type="float" office:value="21446568" calcext:value-type="float">
            <text:p>21446568</text:p>
          </table:table-cell>
          <table:table-cell office:value-type="float" office:value="21629016" calcext:value-type="float">
            <text:p>21629016</text:p>
          </table:table-cell>
          <table:table-cell office:value-type="float" office:value="21930968" calcext:value-type="float">
            <text:p>21930968</text:p>
          </table:table-cell>
          <table:table-cell table:number-columns-repeated="9"/>
        </table:table-row>
        <table:table-row table:style-name="ro1">
          <table:table-cell office:value-type="float" office:value="21342648" calcext:value-type="float">
            <text:p>21342648</text:p>
          </table:table-cell>
          <table:table-cell office:value-type="float" office:value="21537992" calcext:value-type="float">
            <text:p>21537992</text:p>
          </table:table-cell>
          <table:table-cell office:value-type="float" office:value="21666208" calcext:value-type="float">
            <text:p>21666208</text:p>
          </table:table-cell>
          <table:table-cell office:value-type="float" office:value="21971224" calcext:value-type="float">
            <text:p>21971224</text:p>
          </table:table-cell>
          <table:table-cell office:value-type="float" office:value="21447000" calcext:value-type="float">
            <text:p>21447000</text:p>
          </table:table-cell>
          <table:table-cell office:value-type="float" office:value="21629144" calcext:value-type="float">
            <text:p>21629144</text:p>
          </table:table-cell>
          <table:table-cell office:value-type="float" office:value="21931536" calcext:value-type="float">
            <text:p>21931536</text:p>
          </table:table-cell>
          <table:table-cell table:number-columns-repeated="9"/>
        </table:table-row>
        <table:table-row table:style-name="ro1">
          <table:table-cell office:value-type="float" office:value="21342800" calcext:value-type="float">
            <text:p>21342800</text:p>
          </table:table-cell>
          <table:table-cell office:value-type="float" office:value="21538640" calcext:value-type="float">
            <text:p>21538640</text:p>
          </table:table-cell>
          <table:table-cell office:value-type="float" office:value="21666488" calcext:value-type="float">
            <text:p>21666488</text:p>
          </table:table-cell>
          <table:table-cell office:value-type="float" office:value="21972368" calcext:value-type="float">
            <text:p>21972368</text:p>
          </table:table-cell>
          <table:table-cell office:value-type="float" office:value="21447472" calcext:value-type="float">
            <text:p>21447472</text:p>
          </table:table-cell>
          <table:table-cell office:value-type="float" office:value="21629368" calcext:value-type="float">
            <text:p>21629368</text:p>
          </table:table-cell>
          <table:table-cell office:value-type="float" office:value="21932424" calcext:value-type="float">
            <text:p>21932424</text:p>
          </table:table-cell>
          <table:table-cell table:number-columns-repeated="9"/>
        </table:table-row>
        <table:table-row table:style-name="ro1">
          <table:table-cell office:value-type="float" office:value="21344328" calcext:value-type="float">
            <text:p>21344328</text:p>
          </table:table-cell>
          <table:table-cell office:value-type="float" office:value="21539464" calcext:value-type="float">
            <text:p>21539464</text:p>
          </table:table-cell>
          <table:table-cell office:value-type="float" office:value="21667432" calcext:value-type="float">
            <text:p>21667432</text:p>
          </table:table-cell>
          <table:table-cell office:value-type="float" office:value="21972704" calcext:value-type="float">
            <text:p>21972704</text:p>
          </table:table-cell>
          <table:table-cell office:value-type="float" office:value="21447720" calcext:value-type="float">
            <text:p>21447720</text:p>
          </table:table-cell>
          <table:table-cell office:value-type="float" office:value="21629720" calcext:value-type="float">
            <text:p>21629720</text:p>
          </table:table-cell>
          <table:table-cell office:value-type="float" office:value="21933000" calcext:value-type="float">
            <text:p>21933000</text:p>
          </table:table-cell>
          <table:table-cell table:number-columns-repeated="9"/>
        </table:table-row>
        <table:table-row table:style-name="ro1">
          <table:table-cell office:value-type="float" office:value="21344592" calcext:value-type="float">
            <text:p>21344592</text:p>
          </table:table-cell>
          <table:table-cell office:value-type="float" office:value="21539488" calcext:value-type="float">
            <text:p>21539488</text:p>
          </table:table-cell>
          <table:table-cell office:value-type="float" office:value="21667920" calcext:value-type="float">
            <text:p>21667920</text:p>
          </table:table-cell>
          <table:table-cell office:value-type="float" office:value="21973064" calcext:value-type="float">
            <text:p>21973064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631472" calcext:value-type="float">
            <text:p>21631472</text:p>
          </table:table-cell>
          <table:table-cell office:value-type="float" office:value="21933824" calcext:value-type="float">
            <text:p>21933824</text:p>
          </table:table-cell>
          <table:table-cell table:number-columns-repeated="9"/>
        </table:table-row>
        <table:table-row table:style-name="ro1">
          <table:table-cell office:value-type="float" office:value="21344600" calcext:value-type="float">
            <text:p>21344600</text:p>
          </table:table-cell>
          <table:table-cell office:value-type="float" office:value="21539952" calcext:value-type="float">
            <text:p>21539952</text:p>
          </table:table-cell>
          <table:table-cell office:value-type="float" office:value="21668072" calcext:value-type="float">
            <text:p>21668072</text:p>
          </table:table-cell>
          <table:table-cell office:value-type="float" office:value="21973768" calcext:value-type="float">
            <text:p>21973768</text:p>
          </table:table-cell>
          <table:table-cell office:value-type="float" office:value="21448744" calcext:value-type="float">
            <text:p>21448744</text:p>
          </table:table-cell>
          <table:table-cell office:value-type="float" office:value="21633336" calcext:value-type="float">
            <text:p>21633336</text:p>
          </table:table-cell>
          <table:table-cell office:value-type="float" office:value="21934232" calcext:value-type="float">
            <text:p>21934232</text:p>
          </table:table-cell>
          <table:table-cell table:number-columns-repeated="9"/>
        </table:table-row>
        <table:table-row table:style-name="ro1">
          <table:table-cell office:value-type="float" office:value="21344720" calcext:value-type="float">
            <text:p>21344720</text:p>
          </table:table-cell>
          <table:table-cell office:value-type="float" office:value="21540032" calcext:value-type="float">
            <text:p>21540032</text:p>
          </table:table-cell>
          <table:table-cell office:value-type="float" office:value="21668112" calcext:value-type="float">
            <text:p>21668112</text:p>
          </table:table-cell>
          <table:table-cell office:value-type="float" office:value="21974680" calcext:value-type="float">
            <text:p>21974680</text:p>
          </table:table-cell>
          <table:table-cell office:value-type="float" office:value="21449392" calcext:value-type="float">
            <text:p>21449392</text:p>
          </table:table-cell>
          <table:table-cell office:value-type="float" office:value="21633848" calcext:value-type="float">
            <text:p>21633848</text:p>
          </table:table-cell>
          <table:table-cell office:value-type="float" office:value="21934560" calcext:value-type="float">
            <text:p>21934560</text:p>
          </table:table-cell>
          <table:table-cell table:number-columns-repeated="9"/>
        </table:table-row>
        <table:table-row table:style-name="ro1">
          <table:table-cell office:value-type="float" office:value="21344968" calcext:value-type="float">
            <text:p>21344968</text:p>
          </table:table-cell>
          <table:table-cell office:value-type="float" office:value="21540400" calcext:value-type="float">
            <text:p>21540400</text:p>
          </table:table-cell>
          <table:table-cell office:value-type="float" office:value="21668136" calcext:value-type="float">
            <text:p>21668136</text:p>
          </table:table-cell>
          <table:table-cell office:value-type="float" office:value="21975000" calcext:value-type="float">
            <text:p>21975000</text:p>
          </table:table-cell>
          <table:table-cell office:value-type="float" office:value="21450424" calcext:value-type="float">
            <text:p>21450424</text:p>
          </table:table-cell>
          <table:table-cell office:value-type="float" office:value="21634232" calcext:value-type="float">
            <text:p>21634232</text:p>
          </table:table-cell>
          <table:table-cell office:value-type="float" office:value="21934712" calcext:value-type="float">
            <text:p>21934712</text:p>
          </table:table-cell>
          <table:table-cell table:number-columns-repeated="9"/>
        </table:table-row>
        <table:table-row table:style-name="ro1">
          <table:table-cell office:value-type="float" office:value="21346976" calcext:value-type="float">
            <text:p>21346976</text:p>
          </table:table-cell>
          <table:table-cell office:value-type="float" office:value="21541384" calcext:value-type="float">
            <text:p>21541384</text:p>
          </table:table-cell>
          <table:table-cell office:value-type="float" office:value="21670752" calcext:value-type="float">
            <text:p>21670752</text:p>
          </table:table-cell>
          <table:table-cell office:value-type="float" office:value="21975728" calcext:value-type="float">
            <text:p>21975728</text:p>
          </table:table-cell>
          <table:table-cell office:value-type="float" office:value="21450592" calcext:value-type="float">
            <text:p>21450592</text:p>
          </table:table-cell>
          <table:table-cell office:value-type="float" office:value="21634264" calcext:value-type="float">
            <text:p>21634264</text:p>
          </table:table-cell>
          <table:table-cell office:value-type="float" office:value="21935072" calcext:value-type="float">
            <text:p>21935072</text:p>
          </table:table-cell>
          <table:table-cell table:number-columns-repeated="9"/>
        </table:table-row>
        <table:table-row table:style-name="ro1">
          <table:table-cell office:value-type="float" office:value="21347200" calcext:value-type="float">
            <text:p>21347200</text:p>
          </table:table-cell>
          <table:table-cell office:value-type="float" office:value="21541608" calcext:value-type="float">
            <text:p>21541608</text:p>
          </table:table-cell>
          <table:table-cell office:value-type="float" office:value="21670840" calcext:value-type="float">
            <text:p>21670840</text:p>
          </table:table-cell>
          <table:table-cell office:value-type="float" office:value="21976616" calcext:value-type="float">
            <text:p>21976616</text:p>
          </table:table-cell>
          <table:table-cell office:value-type="float" office:value="21450856" calcext:value-type="float">
            <text:p>21450856</text:p>
          </table:table-cell>
          <table:table-cell office:value-type="float" office:value="21634696" calcext:value-type="float">
            <text:p>21634696</text:p>
          </table:table-cell>
          <table:table-cell office:value-type="float" office:value="21936128" calcext:value-type="float">
            <text:p>21936128</text:p>
          </table:table-cell>
          <table:table-cell table:number-columns-repeated="9"/>
        </table:table-row>
        <table:table-row table:style-name="ro1">
          <table:table-cell office:value-type="float" office:value="21347352" calcext:value-type="float">
            <text:p>21347352</text:p>
          </table:table-cell>
          <table:table-cell office:value-type="float" office:value="21542920" calcext:value-type="float">
            <text:p>21542920</text:p>
          </table:table-cell>
          <table:table-cell office:value-type="float" office:value="21672400" calcext:value-type="float">
            <text:p>21672400</text:p>
          </table:table-cell>
          <table:table-cell office:value-type="float" office:value="21977064" calcext:value-type="float">
            <text:p>21977064</text:p>
          </table:table-cell>
          <table:table-cell office:value-type="float" office:value="21451128" calcext:value-type="float">
            <text:p>21451128</text:p>
          </table:table-cell>
          <table:table-cell office:value-type="float" office:value="21634864" calcext:value-type="float">
            <text:p>21634864</text:p>
          </table:table-cell>
          <table:table-cell office:value-type="float" office:value="21936192" calcext:value-type="float">
            <text:p>21936192</text:p>
          </table:table-cell>
          <table:table-cell table:number-columns-repeated="9"/>
        </table:table-row>
        <table:table-row table:style-name="ro1">
          <table:table-cell office:value-type="float" office:value="21347408" calcext:value-type="float">
            <text:p>21347408</text:p>
          </table:table-cell>
          <table:table-cell office:value-type="float" office:value="21544400" calcext:value-type="float">
            <text:p>21544400</text:p>
          </table:table-cell>
          <table:table-cell office:value-type="float" office:value="21672424" calcext:value-type="float">
            <text:p>21672424</text:p>
          </table:table-cell>
          <table:table-cell office:value-type="float" office:value="21977688" calcext:value-type="float">
            <text:p>21977688</text:p>
          </table:table-cell>
          <table:table-cell office:value-type="float" office:value="21451224" calcext:value-type="float">
            <text:p>21451224</text:p>
          </table:table-cell>
          <table:table-cell office:value-type="float" office:value="21635608" calcext:value-type="float">
            <text:p>21635608</text:p>
          </table:table-cell>
          <table:table-cell office:value-type="float" office:value="21936800" calcext:value-type="float">
            <text:p>21936800</text:p>
          </table:table-cell>
          <table:table-cell table:number-columns-repeated="9"/>
        </table:table-row>
        <table:table-row table:style-name="ro1">
          <table:table-cell office:value-type="float" office:value="21348040" calcext:value-type="float">
            <text:p>21348040</text:p>
          </table:table-cell>
          <table:table-cell office:value-type="float" office:value="21545824" calcext:value-type="float">
            <text:p>21545824</text:p>
          </table:table-cell>
          <table:table-cell office:value-type="float" office:value="21672680" calcext:value-type="float">
            <text:p>21672680</text:p>
          </table:table-cell>
          <table:table-cell office:value-type="float" office:value="21978128" calcext:value-type="float">
            <text:p>21978128</text:p>
          </table:table-cell>
          <table:table-cell office:value-type="float" office:value="21451776" calcext:value-type="float">
            <text:p>21451776</text:p>
          </table:table-cell>
          <table:table-cell office:value-type="float" office:value="21636176" calcext:value-type="float">
            <text:p>21636176</text:p>
          </table:table-cell>
          <table:table-cell office:value-type="float" office:value="21937656" calcext:value-type="float">
            <text:p>21937656</text:p>
          </table:table-cell>
          <table:table-cell table:number-columns-repeated="9"/>
        </table:table-row>
        <table:table-row table:style-name="ro1">
          <table:table-cell office:value-type="float" office:value="21349048" calcext:value-type="float">
            <text:p>21349048</text:p>
          </table:table-cell>
          <table:table-cell office:value-type="float" office:value="21546568" calcext:value-type="float">
            <text:p>21546568</text:p>
          </table:table-cell>
          <table:table-cell office:value-type="float" office:value="21672784" calcext:value-type="float">
            <text:p>21672784</text:p>
          </table:table-cell>
          <table:table-cell office:value-type="float" office:value="21979864" calcext:value-type="float">
            <text:p>21979864</text:p>
          </table:table-cell>
          <table:table-cell office:value-type="float" office:value="21451808" calcext:value-type="float">
            <text:p>21451808</text:p>
          </table:table-cell>
          <table:table-cell office:value-type="float" office:value="21636448" calcext:value-type="float">
            <text:p>21636448</text:p>
          </table:table-cell>
          <table:table-cell office:value-type="float" office:value="21938960" calcext:value-type="float">
            <text:p>21938960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584" calcext:value-type="float">
            <text:p>21546584</text:p>
          </table:table-cell>
          <table:table-cell office:value-type="float" office:value="21673152" calcext:value-type="float">
            <text:p>21673152</text:p>
          </table:table-cell>
          <table:table-cell office:value-type="float" office:value="21981280" calcext:value-type="float">
            <text:p>21981280</text:p>
          </table:table-cell>
          <table:table-cell office:value-type="float" office:value="21452448" calcext:value-type="float">
            <text:p>21452448</text:p>
          </table:table-cell>
          <table:table-cell office:value-type="float" office:value="21636848" calcext:value-type="float">
            <text:p>21636848</text:p>
          </table:table-cell>
          <table:table-cell office:value-type="float" office:value="21938984" calcext:value-type="float">
            <text:p>21938984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752" calcext:value-type="float">
            <text:p>21546752</text:p>
          </table:table-cell>
          <table:table-cell office:value-type="float" office:value="21673720" calcext:value-type="float">
            <text:p>21673720</text:p>
          </table:table-cell>
          <table:table-cell office:value-type="float" office:value="21981344" calcext:value-type="float">
            <text:p>21981344</text:p>
          </table:table-cell>
          <table:table-cell office:value-type="float" office:value="21452584" calcext:value-type="float">
            <text:p>21452584</text:p>
          </table:table-cell>
          <table:table-cell office:value-type="float" office:value="21636976" calcext:value-type="float">
            <text:p>21636976</text:p>
          </table:table-cell>
          <table:table-cell office:value-type="float" office:value="21939104" calcext:value-type="float">
            <text:p>21939104</text:p>
          </table:table-cell>
          <table:table-cell table:number-columns-repeated="9"/>
        </table:table-row>
        <table:table-row table:style-name="ro1">
          <table:table-cell office:value-type="float" office:value="21350504" calcext:value-type="float">
            <text:p>21350504</text:p>
          </table:table-cell>
          <table:table-cell office:value-type="float" office:value="21549016" calcext:value-type="float">
            <text:p>21549016</text:p>
          </table:table-cell>
          <table:table-cell office:value-type="float" office:value="21674368" calcext:value-type="float">
            <text:p>21674368</text:p>
          </table:table-cell>
          <table:table-cell office:value-type="float" office:value="21981480" calcext:value-type="float">
            <text:p>21981480</text:p>
          </table:table-cell>
          <table:table-cell office:value-type="float" office:value="21453416" calcext:value-type="float">
            <text:p>21453416</text:p>
          </table:table-cell>
          <table:table-cell office:value-type="float" office:value="21638680" calcext:value-type="float">
            <text:p>21638680</text:p>
          </table:table-cell>
          <table:table-cell office:value-type="float" office:value="21939248" calcext:value-type="float">
            <text:p>21939248</text:p>
          </table:table-cell>
          <table:table-cell table:number-columns-repeated="9"/>
        </table:table-row>
        <table:table-row table:style-name="ro1">
          <table:table-cell office:value-type="float" office:value="21350560" calcext:value-type="float">
            <text:p>21350560</text:p>
          </table:table-cell>
          <table:table-cell office:value-type="float" office:value="21549152" calcext:value-type="float">
            <text:p>21549152</text:p>
          </table:table-cell>
          <table:table-cell office:value-type="float" office:value="21674912" calcext:value-type="float">
            <text:p>21674912</text:p>
          </table:table-cell>
          <table:table-cell office:value-type="float" office:value="21981680" calcext:value-type="float">
            <text:p>21981680</text:p>
          </table:table-cell>
          <table:table-cell office:value-type="float" office:value="21453424" calcext:value-type="float">
            <text:p>21453424</text:p>
          </table:table-cell>
          <table:table-cell office:value-type="float" office:value="21639464" calcext:value-type="float">
            <text:p>21639464</text:p>
          </table:table-cell>
          <table:table-cell office:value-type="float" office:value="21939384" calcext:value-type="float">
            <text:p>21939384</text:p>
          </table:table-cell>
          <table:table-cell table:number-columns-repeated="9"/>
        </table:table-row>
        <table:table-row table:style-name="ro1">
          <table:table-cell office:value-type="float" office:value="21350608" calcext:value-type="float">
            <text:p>21350608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675192" calcext:value-type="float">
            <text:p>21675192</text:p>
          </table:table-cell>
          <table:table-cell office:value-type="float" office:value="21981832" calcext:value-type="float">
            <text:p>21981832</text:p>
          </table:table-cell>
          <table:table-cell office:value-type="float" office:value="21453848" calcext:value-type="float">
            <text:p>21453848</text:p>
          </table:table-cell>
          <table:table-cell office:value-type="float" office:value="21639512" calcext:value-type="float">
            <text:p>21639512</text:p>
          </table:table-cell>
          <table:table-cell office:value-type="float" office:value="21939528" calcext:value-type="float">
            <text:p>21939528</text:p>
          </table:table-cell>
          <table:table-cell table:number-columns-repeated="9"/>
        </table:table-row>
        <table:table-row table:style-name="ro1">
          <table:table-cell office:value-type="float" office:value="21351128" calcext:value-type="float">
            <text:p>21351128</text:p>
          </table:table-cell>
          <table:table-cell office:value-type="float" office:value="21550336" calcext:value-type="float">
            <text:p>21550336</text:p>
          </table:table-cell>
          <table:table-cell office:value-type="float" office:value="21675208" calcext:value-type="float">
            <text:p>21675208</text:p>
          </table:table-cell>
          <table:table-cell office:value-type="float" office:value="21981872" calcext:value-type="float">
            <text:p>21981872</text:p>
          </table:table-cell>
          <table:table-cell office:value-type="float" office:value="21454072" calcext:value-type="float">
            <text:p>21454072</text:p>
          </table:table-cell>
          <table:table-cell office:value-type="float" office:value="21640784" calcext:value-type="float">
            <text:p>21640784</text:p>
          </table:table-cell>
          <table:table-cell office:value-type="float" office:value="21939760" calcext:value-type="float">
            <text:p>21939760</text:p>
          </table:table-cell>
          <table:table-cell table:number-columns-repeated="9"/>
        </table:table-row>
        <table:table-row table:style-name="ro1">
          <table:table-cell office:value-type="float" office:value="21351264" calcext:value-type="float">
            <text:p>21351264</text:p>
          </table:table-cell>
          <table:table-cell office:value-type="float" office:value="21551656" calcext:value-type="float">
            <text:p>21551656</text:p>
          </table:table-cell>
          <table:table-cell office:value-type="float" office:value="21675696" calcext:value-type="float">
            <text:p>21675696</text:p>
          </table:table-cell>
          <table:table-cell office:value-type="float" office:value="21982376" calcext:value-type="float">
            <text:p>21982376</text:p>
          </table:table-cell>
          <table:table-cell office:value-type="float" office:value="21454512" calcext:value-type="float">
            <text:p>21454512</text:p>
          </table:table-cell>
          <table:table-cell office:value-type="float" office:value="21640848" calcext:value-type="float">
            <text:p>21640848</text:p>
          </table:table-cell>
          <table:table-cell office:value-type="float" office:value="21940344" calcext:value-type="float">
            <text:p>21940344</text:p>
          </table:table-cell>
          <table:table-cell table:number-columns-repeated="9"/>
        </table:table-row>
        <table:table-row table:style-name="ro1">
          <table:table-cell office:value-type="float" office:value="21351688" calcext:value-type="float">
            <text:p>21351688</text:p>
          </table:table-cell>
          <table:table-cell office:value-type="float" office:value="21552784" calcext:value-type="float">
            <text:p>21552784</text:p>
          </table:table-cell>
          <table:table-cell office:value-type="float" office:value="21675720" calcext:value-type="float">
            <text:p>21675720</text:p>
          </table:table-cell>
          <table:table-cell office:value-type="float" office:value="21982832" calcext:value-type="float">
            <text:p>21982832</text:p>
          </table:table-cell>
          <table:table-cell office:value-type="float" office:value="21454752" calcext:value-type="float">
            <text:p>21454752</text:p>
          </table:table-cell>
          <table:table-cell office:value-type="float" office:value="21642384" calcext:value-type="float">
            <text:p>21642384</text:p>
          </table:table-cell>
          <table:table-cell office:value-type="float" office:value="21940920" calcext:value-type="float">
            <text:p>21940920</text:p>
          </table:table-cell>
          <table:table-cell table:number-columns-repeated="9"/>
        </table:table-row>
        <table:table-row table:style-name="ro1">
          <table:table-cell office:value-type="float" office:value="21352088" calcext:value-type="float">
            <text:p>21352088</text:p>
          </table:table-cell>
          <table:table-cell office:value-type="float" office:value="21553424" calcext:value-type="float">
            <text:p>21553424</text:p>
          </table:table-cell>
          <table:table-cell office:value-type="float" office:value="21676160" calcext:value-type="float">
            <text:p>21676160</text:p>
          </table:table-cell>
          <table:table-cell office:value-type="float" office:value="21983056" calcext:value-type="float">
            <text:p>21983056</text:p>
          </table:table-cell>
          <table:table-cell office:value-type="float" office:value="21454928" calcext:value-type="float">
            <text:p>21454928</text:p>
          </table:table-cell>
          <table:table-cell office:value-type="float" office:value="21642976" calcext:value-type="float">
            <text:p>21642976</text:p>
          </table:table-cell>
          <table:table-cell office:value-type="float" office:value="21940984" calcext:value-type="float">
            <text:p>21940984</text:p>
          </table:table-cell>
          <table:table-cell table:number-columns-repeated="9"/>
        </table:table-row>
        <table:table-row table:style-name="ro1">
          <table:table-cell office:value-type="float" office:value="21352112" calcext:value-type="float">
            <text:p>21352112</text:p>
          </table:table-cell>
          <table:table-cell office:value-type="float" office:value="21555136" calcext:value-type="float">
            <text:p>21555136</text:p>
          </table:table-cell>
          <table:table-cell office:value-type="float" office:value="21677200" calcext:value-type="float">
            <text:p>21677200</text:p>
          </table:table-cell>
          <table:table-cell office:value-type="float" office:value="21984040" calcext:value-type="float">
            <text:p>21984040</text:p>
          </table:table-cell>
          <table:table-cell office:value-type="float" office:value="21455576" calcext:value-type="float">
            <text:p>21455576</text:p>
          </table:table-cell>
          <table:table-cell office:value-type="float" office:value="21643096" calcext:value-type="float">
            <text:p>21643096</text:p>
          </table:table-cell>
          <table:table-cell office:value-type="float" office:value="21941008" calcext:value-type="float">
            <text:p>21941008</text:p>
          </table:table-cell>
          <table:table-cell table:number-columns-repeated="9"/>
        </table:table-row>
        <table:table-row table:style-name="ro1">
          <table:table-cell office:value-type="float" office:value="21352808" calcext:value-type="float">
            <text:p>21352808</text:p>
          </table:table-cell>
          <table:table-cell office:value-type="float" office:value="21555440" calcext:value-type="float">
            <text:p>21555440</text:p>
          </table:table-cell>
          <table:table-cell office:value-type="float" office:value="21677576" calcext:value-type="float">
            <text:p>21677576</text:p>
          </table:table-cell>
          <table:table-cell office:value-type="float" office:value="21984424" calcext:value-type="float">
            <text:p>21984424</text:p>
          </table:table-cell>
          <table:table-cell office:value-type="float" office:value="21455768" calcext:value-type="float">
            <text:p>21455768</text:p>
          </table:table-cell>
          <table:table-cell office:value-type="float" office:value="21644960" calcext:value-type="float">
            <text:p>21644960</text:p>
          </table:table-cell>
          <table:table-cell office:value-type="float" office:value="21942280" calcext:value-type="float">
            <text:p>21942280</text:p>
          </table:table-cell>
          <table:table-cell table:number-columns-repeated="9"/>
        </table:table-row>
        <table:table-row table:style-name="ro1">
          <table:table-cell office:value-type="float" office:value="21353248" calcext:value-type="float">
            <text:p>21353248</text:p>
          </table:table-cell>
          <table:table-cell office:value-type="float" office:value="21555528" calcext:value-type="float">
            <text:p>21555528</text:p>
          </table:table-cell>
          <table:table-cell office:value-type="float" office:value="21678000" calcext:value-type="float">
            <text:p>21678000</text:p>
          </table:table-cell>
          <table:table-cell office:value-type="float" office:value="21984528" calcext:value-type="float">
            <text:p>21984528</text:p>
          </table:table-cell>
          <table:table-cell office:value-type="float" office:value="21455912" calcext:value-type="float">
            <text:p>21455912</text:p>
          </table:table-cell>
          <table:table-cell office:value-type="float" office:value="21645320" calcext:value-type="float">
            <text:p>21645320</text:p>
          </table:table-cell>
          <table:table-cell office:value-type="float" office:value="21942632" calcext:value-type="float">
            <text:p>21942632</text:p>
          </table:table-cell>
          <table:table-cell table:number-columns-repeated="9"/>
        </table:table-row>
        <table:table-row table:style-name="ro1">
          <table:table-cell office:value-type="float" office:value="21353792" calcext:value-type="float">
            <text:p>21353792</text:p>
          </table:table-cell>
          <table:table-cell office:value-type="float" office:value="21555680" calcext:value-type="float">
            <text:p>21555680</text:p>
          </table:table-cell>
          <table:table-cell office:value-type="float" office:value="21678352" calcext:value-type="float">
            <text:p>21678352</text:p>
          </table:table-cell>
          <table:table-cell office:value-type="float" office:value="21984760" calcext:value-type="float">
            <text:p>21984760</text:p>
          </table:table-cell>
          <table:table-cell office:value-type="float" office:value="21455944" calcext:value-type="float">
            <text:p>21455944</text:p>
          </table:table-cell>
          <table:table-cell office:value-type="float" office:value="21645952" calcext:value-type="float">
            <text:p>21645952</text:p>
          </table:table-cell>
          <table:table-cell office:value-type="float" office:value="21942704" calcext:value-type="float">
            <text:p>21942704</text:p>
          </table:table-cell>
          <table:table-cell table:number-columns-repeated="9"/>
        </table:table-row>
        <table:table-row table:style-name="ro1">
          <table:table-cell office:value-type="float" office:value="21354736" calcext:value-type="float">
            <text:p>21354736</text:p>
          </table:table-cell>
          <table:table-cell office:value-type="float" office:value="21555720" calcext:value-type="float">
            <text:p>21555720</text:p>
          </table:table-cell>
          <table:table-cell office:value-type="float" office:value="21679000" calcext:value-type="float">
            <text:p>21679000</text:p>
          </table:table-cell>
          <table:table-cell office:value-type="float" office:value="21985104" calcext:value-type="float">
            <text:p>21985104</text:p>
          </table:table-cell>
          <table:table-cell office:value-type="float" office:value="21456120" calcext:value-type="float">
            <text:p>21456120</text:p>
          </table:table-cell>
          <table:table-cell office:value-type="float" office:value="21646528" calcext:value-type="float">
            <text:p>21646528</text:p>
          </table:table-cell>
          <table:table-cell office:value-type="float" office:value="21942800" calcext:value-type="float">
            <text:p>21942800</text:p>
          </table:table-cell>
          <table:table-cell table:number-columns-repeated="9"/>
        </table:table-row>
        <table:table-row table:style-name="ro1">
          <table:table-cell office:value-type="float" office:value="21355184" calcext:value-type="float">
            <text:p>21355184</text:p>
          </table:table-cell>
          <table:table-cell office:value-type="float" office:value="21555856" calcext:value-type="float">
            <text:p>21555856</text:p>
          </table:table-cell>
          <table:table-cell office:value-type="float" office:value="21679208" calcext:value-type="float">
            <text:p>21679208</text:p>
          </table:table-cell>
          <table:table-cell office:value-type="float" office:value="21985336" calcext:value-type="float">
            <text:p>21985336</text:p>
          </table:table-cell>
          <table:table-cell office:value-type="float" office:value="21456272" calcext:value-type="float">
            <text:p>21456272</text:p>
          </table:table-cell>
          <table:table-cell office:value-type="float" office:value="21647144" calcext:value-type="float">
            <text:p>21647144</text:p>
          </table:table-cell>
          <table:table-cell office:value-type="float" office:value="21943128" calcext:value-type="float">
            <text:p>21943128</text:p>
          </table:table-cell>
          <table:table-cell table:number-columns-repeated="9"/>
        </table:table-row>
        <table:table-row table:style-name="ro1">
          <table:table-cell office:value-type="float" office:value="21355296" calcext:value-type="float">
            <text:p>21355296</text:p>
          </table:table-cell>
          <table:table-cell office:value-type="float" office:value="21556832" calcext:value-type="float">
            <text:p>21556832</text:p>
          </table:table-cell>
          <table:table-cell office:value-type="float" office:value="21680496" calcext:value-type="float">
            <text:p>21680496</text:p>
          </table:table-cell>
          <table:table-cell office:value-type="float" office:value="21985416" calcext:value-type="float">
            <text:p>21985416</text:p>
          </table:table-cell>
          <table:table-cell office:value-type="float" office:value="21456280" calcext:value-type="float">
            <text:p>21456280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4480" calcext:value-type="float">
            <text:p>21944480</text:p>
          </table:table-cell>
          <table:table-cell table:number-columns-repeated="9"/>
        </table:table-row>
        <table:table-row table:style-name="ro1">
          <table:table-cell office:value-type="float" office:value="21355688" calcext:value-type="float">
            <text:p>21355688</text:p>
          </table:table-cell>
          <table:table-cell office:value-type="float" office:value="21557216" calcext:value-type="float">
            <text:p>21557216</text:p>
          </table:table-cell>
          <table:table-cell office:value-type="float" office:value="21680648" calcext:value-type="float">
            <text:p>21680648</text:p>
          </table:table-cell>
          <table:table-cell office:value-type="float" office:value="21985504" calcext:value-type="float">
            <text:p>21985504</text:p>
          </table:table-cell>
          <table:table-cell office:value-type="float" office:value="21456584" calcext:value-type="float">
            <text:p>21456584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5064" calcext:value-type="float">
            <text:p>21945064</text:p>
          </table:table-cell>
          <table:table-cell table:number-columns-repeated="9"/>
        </table:table-row>
        <table:table-row table:style-name="ro1">
          <table:table-cell office:value-type="float" office:value="21355840" calcext:value-type="float">
            <text:p>21355840</text:p>
          </table:table-cell>
          <table:table-cell office:value-type="float" office:value="21559016" calcext:value-type="float">
            <text:p>21559016</text:p>
          </table:table-cell>
          <table:table-cell office:value-type="float" office:value="21681040" calcext:value-type="float">
            <text:p>21681040</text:p>
          </table:table-cell>
          <table:table-cell office:value-type="float" office:value="21989032" calcext:value-type="float">
            <text:p>21989032</text:p>
          </table:table-cell>
          <table:table-cell office:value-type="float" office:value="21456760" calcext:value-type="float">
            <text:p>21456760</text:p>
          </table:table-cell>
          <table:table-cell office:value-type="float" office:value="21647672" calcext:value-type="float">
            <text:p>21647672</text:p>
          </table:table-cell>
          <table:table-cell office:value-type="float" office:value="21945824" calcext:value-type="float">
            <text:p>21945824</text:p>
          </table:table-cell>
          <table:table-cell table:number-columns-repeated="9"/>
        </table:table-row>
        <table:table-row table:style-name="ro1">
          <table:table-cell office:value-type="float" office:value="21356160" calcext:value-type="float">
            <text:p>21356160</text:p>
          </table:table-cell>
          <table:table-cell office:value-type="float" office:value="21560608" calcext:value-type="float">
            <text:p>21560608</text:p>
          </table:table-cell>
          <table:table-cell office:value-type="float" office:value="21681136" calcext:value-type="float">
            <text:p>21681136</text:p>
          </table:table-cell>
          <table:table-cell office:value-type="float" office:value="21990552" calcext:value-type="float">
            <text:p>21990552</text:p>
          </table:table-cell>
          <table:table-cell office:value-type="float" office:value="21457024" calcext:value-type="float">
            <text:p>21457024</text:p>
          </table:table-cell>
          <table:table-cell office:value-type="float" office:value="21647752" calcext:value-type="float">
            <text:p>21647752</text:p>
          </table:table-cell>
          <table:table-cell office:value-type="float" office:value="21946688" calcext:value-type="float">
            <text:p>21946688</text:p>
          </table:table-cell>
          <table:table-cell table:number-columns-repeated="9"/>
        </table:table-row>
        <table:table-row table:style-name="ro1">
          <table:table-cell office:value-type="float" office:value="21356376" calcext:value-type="float">
            <text:p>21356376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200" calcext:value-type="float">
            <text:p>21681200</text:p>
          </table:table-cell>
          <table:table-cell office:value-type="float" office:value="21990896" calcext:value-type="float">
            <text:p>21990896</text:p>
          </table:table-cell>
          <table:table-cell office:value-type="float" office:value="21457608" calcext:value-type="float">
            <text:p>21457608</text:p>
          </table:table-cell>
          <table:table-cell office:value-type="float" office:value="21648256" calcext:value-type="float">
            <text:p>21648256</text:p>
          </table:table-cell>
          <table:table-cell office:value-type="float" office:value="21948008" calcext:value-type="float">
            <text:p>21948008</text:p>
          </table:table-cell>
          <table:table-cell table:number-columns-repeated="9"/>
        </table:table-row>
        <table:table-row table:style-name="ro1">
          <table:table-cell office:value-type="float" office:value="21356624" calcext:value-type="float">
            <text:p>21356624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312" calcext:value-type="float">
            <text:p>21681312</text:p>
          </table:table-cell>
          <table:table-cell office:value-type="float" office:value="21991760" calcext:value-type="float">
            <text:p>21991760</text:p>
          </table:table-cell>
          <table:table-cell office:value-type="float" office:value="21457760" calcext:value-type="float">
            <text:p>21457760</text:p>
          </table:table-cell>
          <table:table-cell office:value-type="float" office:value="21648344" calcext:value-type="float">
            <text:p>21648344</text:p>
          </table:table-cell>
          <table:table-cell office:value-type="float" office:value="21948488" calcext:value-type="float">
            <text:p>21948488</text:p>
          </table:table-cell>
          <table:table-cell table:number-columns-repeated="9"/>
        </table:table-row>
        <table:table-row table:style-name="ro1">
          <table:table-cell office:value-type="float" office:value="21356664" calcext:value-type="float">
            <text:p>21356664</text:p>
          </table:table-cell>
          <table:table-cell office:value-type="float" office:value="21561016" calcext:value-type="float">
            <text:p>21561016</text:p>
          </table:table-cell>
          <table:table-cell office:value-type="float" office:value="21681320" calcext:value-type="float">
            <text:p>21681320</text:p>
          </table:table-cell>
          <table:table-cell office:value-type="float" office:value="21991936" calcext:value-type="float">
            <text:p>21991936</text:p>
          </table:table-cell>
          <table:table-cell office:value-type="float" office:value="21458112" calcext:value-type="float">
            <text:p>21458112</text:p>
          </table:table-cell>
          <table:table-cell office:value-type="float" office:value="21648864" calcext:value-type="float">
            <text:p>21648864</text:p>
          </table:table-cell>
          <table:table-cell office:value-type="float" office:value="21949216" calcext:value-type="float">
            <text:p>21949216</text:p>
          </table:table-cell>
          <table:table-cell table:number-columns-repeated="9"/>
        </table:table-row>
        <table:table-row table:style-name="ro1">
          <table:table-cell office:value-type="float" office:value="21358120" calcext:value-type="float">
            <text:p>21358120</text:p>
          </table:table-cell>
          <table:table-cell office:value-type="float" office:value="21561824" calcext:value-type="float">
            <text:p>21561824</text:p>
          </table:table-cell>
          <table:table-cell office:value-type="float" office:value="21681368" calcext:value-type="float">
            <text:p>21681368</text:p>
          </table:table-cell>
          <table:table-cell office:value-type="float" office:value="21992128" calcext:value-type="float">
            <text:p>21992128</text:p>
          </table:table-cell>
          <table:table-cell office:value-type="float" office:value="21459232" calcext:value-type="float">
            <text:p>21459232</text:p>
          </table:table-cell>
          <table:table-cell office:value-type="float" office:value="21650176" calcext:value-type="float">
            <text:p>21650176</text:p>
          </table:table-cell>
          <table:table-cell office:value-type="float" office:value="21949512" calcext:value-type="float">
            <text:p>21949512</text:p>
          </table:table-cell>
          <table:table-cell table:number-columns-repeated="9"/>
        </table:table-row>
        <table:table-row table:style-name="ro1">
          <table:table-cell office:value-type="float" office:value="21358360" calcext:value-type="float">
            <text:p>21358360</text:p>
          </table:table-cell>
          <table:table-cell office:value-type="float" office:value="21562336" calcext:value-type="float">
            <text:p>21562336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992192" calcext:value-type="float">
            <text:p>21992192</text:p>
          </table:table-cell>
          <table:table-cell office:value-type="float" office:value="21460216" calcext:value-type="float">
            <text:p>21460216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49616" calcext:value-type="float">
            <text:p>21949616</text:p>
          </table:table-cell>
          <table:table-cell table:number-columns-repeated="9"/>
        </table:table-row>
        <table:table-row table:style-name="ro1">
          <table:table-cell office:value-type="float" office:value="21359584" calcext:value-type="float">
            <text:p>21359584</text:p>
          </table:table-cell>
          <table:table-cell office:value-type="float" office:value="21563328" calcext:value-type="float">
            <text:p>21563328</text:p>
          </table:table-cell>
          <table:table-cell office:value-type="float" office:value="21683672" calcext:value-type="float">
            <text:p>21683672</text:p>
          </table:table-cell>
          <table:table-cell office:value-type="float" office:value="21992952" calcext:value-type="float">
            <text:p>21992952</text:p>
          </table:table-cell>
          <table:table-cell office:value-type="float" office:value="21460632" calcext:value-type="float">
            <text:p>21460632</text:p>
          </table:table-cell>
          <table:table-cell office:value-type="float" office:value="21651584" calcext:value-type="float">
            <text:p>21651584</text:p>
          </table:table-cell>
          <table:table-cell office:value-type="float" office:value="21949696" calcext:value-type="float">
            <text:p>21949696</text:p>
          </table:table-cell>
          <table:table-cell table:number-columns-repeated="9"/>
        </table:table-row>
        <table:table-row table:style-name="ro1">
          <table:table-cell office:value-type="float" office:value="21360208" calcext:value-type="float">
            <text:p>21360208</text:p>
          </table:table-cell>
          <table:table-cell office:value-type="float" office:value="21563416" calcext:value-type="float">
            <text:p>21563416</text:p>
          </table:table-cell>
          <table:table-cell office:value-type="float" office:value="21683712" calcext:value-type="float">
            <text:p>21683712</text:p>
          </table:table-cell>
          <table:table-cell office:value-type="float" office:value="21993032" calcext:value-type="float">
            <text:p>21993032</text:p>
          </table:table-cell>
          <table:table-cell office:value-type="float" office:value="21461640" calcext:value-type="float">
            <text:p>21461640</text:p>
          </table:table-cell>
          <table:table-cell office:value-type="float" office:value="21651952" calcext:value-type="float">
            <text:p>21651952</text:p>
          </table:table-cell>
          <table:table-cell office:value-type="float" office:value="21950880" calcext:value-type="float">
            <text:p>21950880</text:p>
          </table:table-cell>
          <table:table-cell table:number-columns-repeated="9"/>
        </table:table-row>
        <table:table-row table:style-name="ro1">
          <table:table-cell office:value-type="float" office:value="21360560" calcext:value-type="float">
            <text:p>21360560</text:p>
          </table:table-cell>
          <table:table-cell office:value-type="float" office:value="21563640" calcext:value-type="float">
            <text:p>21563640</text:p>
          </table:table-cell>
          <table:table-cell office:value-type="float" office:value="21684208" calcext:value-type="float">
            <text:p>21684208</text:p>
          </table:table-cell>
          <table:table-cell office:value-type="float" office:value="21993992" calcext:value-type="float">
            <text:p>21993992</text:p>
          </table:table-cell>
          <table:table-cell office:value-type="float" office:value="21462040" calcext:value-type="float">
            <text:p>21462040</text:p>
          </table:table-cell>
          <table:table-cell office:value-type="float" office:value="21652080" calcext:value-type="float">
            <text:p>21652080</text:p>
          </table:table-cell>
          <table:table-cell office:value-type="float" office:value="21951112" calcext:value-type="float">
            <text:p>21951112</text:p>
          </table:table-cell>
          <table:table-cell table:number-columns-repeated="9"/>
        </table:table-row>
        <table:table-row table:style-name="ro1">
          <table:table-cell office:value-type="float" office:value="21361080" calcext:value-type="float">
            <text:p>21361080</text:p>
          </table:table-cell>
          <table:table-cell office:value-type="float" office:value="21563680" calcext:value-type="float">
            <text:p>21563680</text:p>
          </table:table-cell>
          <table:table-cell office:value-type="float" office:value="21684384" calcext:value-type="float">
            <text:p>21684384</text:p>
          </table:table-cell>
          <table:table-cell office:value-type="float" office:value="21994456" calcext:value-type="float">
            <text:p>21994456</text:p>
          </table:table-cell>
          <table:table-cell office:value-type="float" office:value="21462064" calcext:value-type="float">
            <text:p>21462064</text:p>
          </table:table-cell>
          <table:table-cell office:value-type="float" office:value="21652232" calcext:value-type="float">
            <text:p>21652232</text:p>
          </table:table-cell>
          <table:table-cell office:value-type="float" office:value="21951952" calcext:value-type="float">
            <text:p>21951952</text:p>
          </table:table-cell>
          <table:table-cell table:number-columns-repeated="9"/>
        </table:table-row>
        <table:table-row table:style-name="ro1">
          <table:table-cell office:value-type="float" office:value="21361192" calcext:value-type="float">
            <text:p>21361192</text:p>
          </table:table-cell>
          <table:table-cell office:value-type="float" office:value="21563872" calcext:value-type="float">
            <text:p>21563872</text:p>
          </table:table-cell>
          <table:table-cell office:value-type="float" office:value="21684424" calcext:value-type="float">
            <text:p>21684424</text:p>
          </table:table-cell>
          <table:table-cell office:value-type="float" office:value="21995280" calcext:value-type="float">
            <text:p>21995280</text:p>
          </table:table-cell>
          <table:table-cell office:value-type="float" office:value="21462160" calcext:value-type="float">
            <text:p>21462160</text:p>
          </table:table-cell>
          <table:table-cell office:value-type="float" office:value="21653824" calcext:value-type="float">
            <text:p>21653824</text:p>
          </table:table-cell>
          <table:table-cell office:value-type="float" office:value="21952552" calcext:value-type="float">
            <text:p>21952552</text:p>
          </table:table-cell>
          <table:table-cell table:number-columns-repeated="9"/>
        </table:table-row>
        <table:table-row table:style-name="ro1">
          <table:table-cell office:value-type="float" office:value="21361424" calcext:value-type="float">
            <text:p>21361424</text:p>
          </table:table-cell>
          <table:table-cell office:value-type="float" office:value="21564104" calcext:value-type="float">
            <text:p>21564104</text:p>
          </table:table-cell>
          <table:table-cell office:value-type="float" office:value="21686320" calcext:value-type="float">
            <text:p>21686320</text:p>
          </table:table-cell>
          <table:table-cell office:value-type="float" office:value="21995928" calcext:value-type="float">
            <text:p>21995928</text:p>
          </table:table-cell>
          <table:table-cell office:value-type="float" office:value="21462608" calcext:value-type="float">
            <text:p>21462608</text:p>
          </table:table-cell>
          <table:table-cell office:value-type="float" office:value="21653872" calcext:value-type="float">
            <text:p>21653872</text:p>
          </table:table-cell>
          <table:table-cell office:value-type="float" office:value="21954360" calcext:value-type="float">
            <text:p>21954360</text:p>
          </table:table-cell>
          <table:table-cell table:number-columns-repeated="9"/>
        </table:table-row>
        <table:table-row table:style-name="ro1">
          <table:table-cell office:value-type="float" office:value="21361752" calcext:value-type="float">
            <text:p>21361752</text:p>
          </table:table-cell>
          <table:table-cell office:value-type="float" office:value="21564864" calcext:value-type="float">
            <text:p>21564864</text:p>
          </table:table-cell>
          <table:table-cell office:value-type="float" office:value="21686640" calcext:value-type="float">
            <text:p>21686640</text:p>
          </table:table-cell>
          <table:table-cell office:value-type="float" office:value="21996616" calcext:value-type="float">
            <text:p>21996616</text:p>
          </table:table-cell>
          <table:table-cell office:value-type="float" office:value="21465704" calcext:value-type="float">
            <text:p>21465704</text:p>
          </table:table-cell>
          <table:table-cell office:value-type="float" office:value="21653888" calcext:value-type="float">
            <text:p>21653888</text:p>
          </table:table-cell>
          <table:table-cell office:value-type="float" office:value="21955048" calcext:value-type="float">
            <text:p>21955048</text:p>
          </table:table-cell>
          <table:table-cell table:number-columns-repeated="9"/>
        </table:table-row>
        <table:table-row table:style-name="ro1">
          <table:table-cell office:value-type="float" office:value="21362128" calcext:value-type="float">
            <text:p>21362128</text:p>
          </table:table-cell>
          <table:table-cell office:value-type="float" office:value="21565952" calcext:value-type="float">
            <text:p>21565952</text:p>
          </table:table-cell>
          <table:table-cell office:value-type="float" office:value="21686808" calcext:value-type="float">
            <text:p>21686808</text:p>
          </table:table-cell>
          <table:table-cell office:value-type="float" office:value="21996672" calcext:value-type="float">
            <text:p>21996672</text:p>
          </table:table-cell>
          <table:table-cell office:value-type="float" office:value="21466256" calcext:value-type="float">
            <text:p>21466256</text:p>
          </table:table-cell>
          <table:table-cell office:value-type="float" office:value="21653912" calcext:value-type="float">
            <text:p>21653912</text:p>
          </table:table-cell>
          <table:table-cell office:value-type="float" office:value="21955192" calcext:value-type="float">
            <text:p>21955192</text:p>
          </table:table-cell>
          <table:table-cell table:number-columns-repeated="9"/>
        </table:table-row>
        <table:table-row table:style-name="ro1">
          <table:table-cell office:value-type="float" office:value="21362920" calcext:value-type="float">
            <text:p>21362920</text:p>
          </table:table-cell>
          <table:table-cell office:value-type="float" office:value="21566000" calcext:value-type="float">
            <text:p>21566000</text:p>
          </table:table-cell>
          <table:table-cell office:value-type="float" office:value="21687848" calcext:value-type="float">
            <text:p>21687848</text:p>
          </table:table-cell>
          <table:table-cell office:value-type="float" office:value="21997320" calcext:value-type="float">
            <text:p>21997320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654048" calcext:value-type="float">
            <text:p>21654048</text:p>
          </table:table-cell>
          <table:table-cell office:value-type="float" office:value="21955416" calcext:value-type="float">
            <text:p>21955416</text:p>
          </table:table-cell>
          <table:table-cell table:number-columns-repeated="9"/>
        </table:table-row>
        <table:table-row table:style-name="ro1">
          <table:table-cell office:value-type="float" office:value="21364624" calcext:value-type="float">
            <text:p>21364624</text:p>
          </table:table-cell>
          <table:table-cell office:value-type="float" office:value="21566056" calcext:value-type="float">
            <text:p>21566056</text:p>
          </table:table-cell>
          <table:table-cell office:value-type="float" office:value="21688520" calcext:value-type="float">
            <text:p>21688520</text:p>
          </table:table-cell>
          <table:table-cell office:value-type="float" office:value="21999360" calcext:value-type="float">
            <text:p>21999360</text:p>
          </table:table-cell>
          <table:table-cell office:value-type="float" office:value="21467256" calcext:value-type="float">
            <text:p>21467256</text:p>
          </table:table-cell>
          <table:table-cell office:value-type="float" office:value="21654192" calcext:value-type="float">
            <text:p>21654192</text:p>
          </table:table-cell>
          <table:table-cell office:value-type="float" office:value="21955664" calcext:value-type="float">
            <text:p>21955664</text:p>
          </table:table-cell>
          <table:table-cell table:number-columns-repeated="9"/>
        </table:table-row>
        <table:table-row table:style-name="ro1">
          <table:table-cell office:value-type="float" office:value="21364792" calcext:value-type="float">
            <text:p>21364792</text:p>
          </table:table-cell>
          <table:table-cell office:value-type="float" office:value="21567208" calcext:value-type="float">
            <text:p>21567208</text:p>
          </table:table-cell>
          <table:table-cell office:value-type="float" office:value="21690792" calcext:value-type="float">
            <text:p>21690792</text:p>
          </table:table-cell>
          <table:table-cell office:value-type="float" office:value="21999552" calcext:value-type="float">
            <text:p>21999552</text:p>
          </table:table-cell>
          <table:table-cell office:value-type="float" office:value="21467792" calcext:value-type="float">
            <text:p>21467792</text:p>
          </table:table-cell>
          <table:table-cell office:value-type="float" office:value="21656136" calcext:value-type="float">
            <text:p>21656136</text:p>
          </table:table-cell>
          <table:table-cell office:value-type="float" office:value="21956296" calcext:value-type="float">
            <text:p>21956296</text:p>
          </table:table-cell>
          <table:table-cell table:number-columns-repeated="9"/>
        </table:table-row>
        <table:table-row table:style-name="ro1">
          <table:table-cell office:value-type="float" office:value="21364808" calcext:value-type="float">
            <text:p>21364808</text:p>
          </table:table-cell>
          <table:table-cell office:value-type="float" office:value="21567328" calcext:value-type="float">
            <text:p>21567328</text:p>
          </table:table-cell>
          <table:table-cell office:value-type="float" office:value="21691376" calcext:value-type="float">
            <text:p>21691376</text:p>
          </table:table-cell>
          <table:table-cell office:value-type="float" office:value="21999736" calcext:value-type="float">
            <text:p>21999736</text:p>
          </table:table-cell>
          <table:table-cell office:value-type="float" office:value="21468936" calcext:value-type="float">
            <text:p>21468936</text:p>
          </table:table-cell>
          <table:table-cell office:value-type="float" office:value="21656152" calcext:value-type="float">
            <text:p>21656152</text:p>
          </table:table-cell>
          <table:table-cell office:value-type="float" office:value="21956344" calcext:value-type="float">
            <text:p>21956344</text:p>
          </table:table-cell>
          <table:table-cell table:number-columns-repeated="9"/>
        </table:table-row>
        <table:table-row table:style-name="ro1">
          <table:table-cell office:value-type="float" office:value="21364848" calcext:value-type="float">
            <text:p>21364848</text:p>
          </table:table-cell>
          <table:table-cell office:value-type="float" office:value="21567872" calcext:value-type="float">
            <text:p>21567872</text:p>
          </table:table-cell>
          <table:table-cell office:value-type="float" office:value="21693104" calcext:value-type="float">
            <text:p>21693104</text:p>
          </table:table-cell>
          <table:table-cell office:value-type="float" office:value="22000856" calcext:value-type="float">
            <text:p>22000856</text:p>
          </table:table-cell>
          <table:table-cell office:value-type="float" office:value="21469552" calcext:value-type="float">
            <text:p>21469552</text:p>
          </table:table-cell>
          <table:table-cell office:value-type="float" office:value="21657344" calcext:value-type="float">
            <text:p>21657344</text:p>
          </table:table-cell>
          <table:table-cell office:value-type="float" office:value="21957264" calcext:value-type="float">
            <text:p>21957264</text:p>
          </table:table-cell>
          <table:table-cell table:number-columns-repeated="9"/>
        </table:table-row>
        <table:table-row table:style-name="ro1">
          <table:table-cell office:value-type="float" office:value="21366112" calcext:value-type="float">
            <text:p>21366112</text:p>
          </table:table-cell>
          <table:table-cell office:value-type="float" office:value="21568104" calcext:value-type="float">
            <text:p>21568104</text:p>
          </table:table-cell>
          <table:table-cell office:value-type="float" office:value="21693408" calcext:value-type="float">
            <text:p>21693408</text:p>
          </table:table-cell>
          <table:table-cell office:value-type="float" office:value="22001096" calcext:value-type="float">
            <text:p>22001096</text:p>
          </table:table-cell>
          <table:table-cell office:value-type="float" office:value="21469784" calcext:value-type="float">
            <text:p>21469784</text:p>
          </table:table-cell>
          <table:table-cell office:value-type="float" office:value="21657400" calcext:value-type="float">
            <text:p>21657400</text:p>
          </table:table-cell>
          <table:table-cell office:value-type="float" office:value="21957568" calcext:value-type="float">
            <text:p>21957568</text:p>
          </table:table-cell>
          <table:table-cell table:number-columns-repeated="9"/>
        </table:table-row>
        <table:table-row table:style-name="ro1">
          <table:table-cell office:value-type="float" office:value="21368104" calcext:value-type="float">
            <text:p>21368104</text:p>
          </table:table-cell>
          <table:table-cell office:value-type="float" office:value="21568368" calcext:value-type="float">
            <text:p>21568368</text:p>
          </table:table-cell>
          <table:table-cell office:value-type="float" office:value="21693824" calcext:value-type="float">
            <text:p>21693824</text:p>
          </table:table-cell>
          <table:table-cell office:value-type="float" office:value="22001608" calcext:value-type="float">
            <text:p>22001608</text:p>
          </table:table-cell>
          <table:table-cell office:value-type="float" office:value="21470496" calcext:value-type="float">
            <text:p>21470496</text:p>
          </table:table-cell>
          <table:table-cell office:value-type="float" office:value="21657632" calcext:value-type="float">
            <text:p>21657632</text:p>
          </table:table-cell>
          <table:table-cell office:value-type="float" office:value="21958672" calcext:value-type="float">
            <text:p>21958672</text:p>
          </table:table-cell>
          <table:table-cell table:number-columns-repeated="9"/>
        </table:table-row>
        <table:table-row table:style-name="ro1">
          <table:table-cell office:value-type="float" office:value="21368896" calcext:value-type="float">
            <text:p>21368896</text:p>
          </table:table-cell>
          <table:table-cell office:value-type="float" office:value="21568728" calcext:value-type="float">
            <text:p>21568728</text:p>
          </table:table-cell>
          <table:table-cell office:value-type="float" office:value="21694136" calcext:value-type="float">
            <text:p>21694136</text:p>
          </table:table-cell>
          <table:table-cell office:value-type="float" office:value="22003032" calcext:value-type="float">
            <text:p>22003032</text:p>
          </table:table-cell>
          <table:table-cell office:value-type="float" office:value="21470664" calcext:value-type="float">
            <text:p>21470664</text:p>
          </table:table-cell>
          <table:table-cell office:value-type="float" office:value="21658488" calcext:value-type="float">
            <text:p>21658488</text:p>
          </table:table-cell>
          <table:table-cell office:value-type="float" office:value="21959632" calcext:value-type="float">
            <text:p>21959632</text:p>
          </table:table-cell>
          <table:table-cell table:number-columns-repeated="9"/>
        </table:table-row>
        <table:table-row table:style-name="ro1">
          <table:table-cell office:value-type="float" office:value="21369848" calcext:value-type="float">
            <text:p>21369848</text:p>
          </table:table-cell>
          <table:table-cell office:value-type="float" office:value="21569712" calcext:value-type="float">
            <text:p>21569712</text:p>
          </table:table-cell>
          <table:table-cell office:value-type="float" office:value="21694392" calcext:value-type="float">
            <text:p>21694392</text:p>
          </table:table-cell>
          <table:table-cell office:value-type="float" office:value="22003792" calcext:value-type="float">
            <text:p>22003792</text:p>
          </table:table-cell>
          <table:table-cell office:value-type="float" office:value="21471240" calcext:value-type="float">
            <text:p>21471240</text:p>
          </table:table-cell>
          <table:table-cell office:value-type="float" office:value="21658536" calcext:value-type="float">
            <text:p>21658536</text:p>
          </table:table-cell>
          <table:table-cell office:value-type="float" office:value="21960096" calcext:value-type="float">
            <text:p>21960096</text:p>
          </table:table-cell>
          <table:table-cell table:number-columns-repeated="9"/>
        </table:table-row>
        <table:table-row table:style-name="ro1">
          <table:table-cell office:value-type="float" office:value="21370144" calcext:value-type="float">
            <text:p>21370144</text:p>
          </table:table-cell>
          <table:table-cell office:value-type="float" office:value="21569760" calcext:value-type="float">
            <text:p>21569760</text:p>
          </table:table-cell>
          <table:table-cell office:value-type="float" office:value="21695792" calcext:value-type="float">
            <text:p>21695792</text:p>
          </table:table-cell>
          <table:table-cell office:value-type="float" office:value="22006280" calcext:value-type="float">
            <text:p>22006280</text:p>
          </table:table-cell>
          <table:table-cell office:value-type="float" office:value="21471408" calcext:value-type="float">
            <text:p>21471408</text:p>
          </table:table-cell>
          <table:table-cell office:value-type="float" office:value="21659584" calcext:value-type="float">
            <text:p>21659584</text:p>
          </table:table-cell>
          <table:table-cell office:value-type="float" office:value="21960736" calcext:value-type="float">
            <text:p>21960736</text:p>
          </table:table-cell>
          <table:table-cell table:number-columns-repeated="9"/>
        </table:table-row>
        <table:table-row table:style-name="ro1">
          <table:table-cell office:value-type="float" office:value="21370312" calcext:value-type="float">
            <text:p>21370312</text:p>
          </table:table-cell>
          <table:table-cell office:value-type="float" office:value="21573264" calcext:value-type="float">
            <text:p>21573264</text:p>
          </table:table-cell>
          <table:table-cell office:value-type="float" office:value="21697424" calcext:value-type="float">
            <text:p>21697424</text:p>
          </table:table-cell>
          <table:table-cell office:value-type="float" office:value="22006352" calcext:value-type="float">
            <text:p>22006352</text:p>
          </table:table-cell>
          <table:table-cell office:value-type="float" office:value="21472232" calcext:value-type="float">
            <text:p>21472232</text:p>
          </table:table-cell>
          <table:table-cell office:value-type="float" office:value="21659832" calcext:value-type="float">
            <text:p>21659832</text:p>
          </table:table-cell>
          <table:table-cell office:value-type="float" office:value="21961640" calcext:value-type="float">
            <text:p>21961640</text:p>
          </table:table-cell>
          <table:table-cell table:number-columns-repeated="9"/>
        </table:table-row>
        <table:table-row table:style-name="ro1">
          <table:table-cell office:value-type="float" office:value="21370464" calcext:value-type="float">
            <text:p>21370464</text:p>
          </table:table-cell>
          <table:table-cell office:value-type="float" office:value="21573488" calcext:value-type="float">
            <text:p>21573488</text:p>
          </table:table-cell>
          <table:table-cell office:value-type="float" office:value="21697560" calcext:value-type="float">
            <text:p>21697560</text:p>
          </table:table-cell>
          <table:table-cell office:value-type="float" office:value="22007272" calcext:value-type="float">
            <text:p>22007272</text:p>
          </table:table-cell>
          <table:table-cell office:value-type="float" office:value="21472824" calcext:value-type="float">
            <text:p>21472824</text:p>
          </table:table-cell>
          <table:table-cell office:value-type="float" office:value="21660600" calcext:value-type="float">
            <text:p>21660600</text:p>
          </table:table-cell>
          <table:table-cell office:value-type="float" office:value="21963768" calcext:value-type="float">
            <text:p>21963768</text:p>
          </table:table-cell>
          <table:table-cell table:number-columns-repeated="9"/>
        </table:table-row>
        <table:table-row table:style-name="ro1">
          <table:table-cell office:value-type="float" office:value="21370592" calcext:value-type="float">
            <text:p>21370592</text:p>
          </table:table-cell>
          <table:table-cell office:value-type="float" office:value="21574000" calcext:value-type="float">
            <text:p>21574000</text:p>
          </table:table-cell>
          <table:table-cell office:value-type="float" office:value="21697680" calcext:value-type="float">
            <text:p>21697680</text:p>
          </table:table-cell>
          <table:table-cell office:value-type="float" office:value="22010280" calcext:value-type="float">
            <text:p>22010280</text:p>
          </table:table-cell>
          <table:table-cell office:value-type="float" office:value="21472976" calcext:value-type="float">
            <text:p>21472976</text:p>
          </table:table-cell>
          <table:table-cell office:value-type="float" office:value="21662448" calcext:value-type="float">
            <text:p>21662448</text:p>
          </table:table-cell>
          <table:table-cell office:value-type="float" office:value="21964528" calcext:value-type="float">
            <text:p>21964528</text:p>
          </table:table-cell>
          <table:table-cell table:number-columns-repeated="9"/>
        </table:table-row>
        <table:table-row table:style-name="ro1">
          <table:table-cell office:value-type="float" office:value="21370944" calcext:value-type="float">
            <text:p>21370944</text:p>
          </table:table-cell>
          <table:table-cell office:value-type="float" office:value="21574232" calcext:value-type="float">
            <text:p>21574232</text:p>
          </table:table-cell>
          <table:table-cell office:value-type="float" office:value="21697960" calcext:value-type="float">
            <text:p>21697960</text:p>
          </table:table-cell>
          <table:table-cell office:value-type="float" office:value="22011072" calcext:value-type="float">
            <text:p>22011072</text:p>
          </table:table-cell>
          <table:table-cell office:value-type="float" office:value="21473432" calcext:value-type="float">
            <text:p>21473432</text:p>
          </table:table-cell>
          <table:table-cell office:value-type="float" office:value="21664944" calcext:value-type="float">
            <text:p>21664944</text:p>
          </table:table-cell>
          <table:table-cell office:value-type="float" office:value="21965304" calcext:value-type="float">
            <text:p>21965304</text:p>
          </table:table-cell>
          <table:table-cell table:number-columns-repeated="9"/>
        </table:table-row>
        <table:table-row table:style-name="ro1">
          <table:table-cell office:value-type="float" office:value="21372456" calcext:value-type="float">
            <text:p>21372456</text:p>
          </table:table-cell>
          <table:table-cell office:value-type="float" office:value="21574672" calcext:value-type="float">
            <text:p>21574672</text:p>
          </table:table-cell>
          <table:table-cell office:value-type="float" office:value="21698152" calcext:value-type="float">
            <text:p>21698152</text:p>
          </table:table-cell>
          <table:table-cell office:value-type="float" office:value="22011336" calcext:value-type="float">
            <text:p>22011336</text:p>
          </table:table-cell>
          <table:table-cell office:value-type="float" office:value="21474744" calcext:value-type="float">
            <text:p>21474744</text:p>
          </table:table-cell>
          <table:table-cell office:value-type="float" office:value="21665184" calcext:value-type="float">
            <text:p>21665184</text:p>
          </table:table-cell>
          <table:table-cell office:value-type="float" office:value="21965600" calcext:value-type="float">
            <text:p>21965600</text:p>
          </table:table-cell>
          <table:table-cell table:number-columns-repeated="9"/>
        </table:table-row>
        <table:table-row table:style-name="ro1">
          <table:table-cell office:value-type="float" office:value="21373288" calcext:value-type="float">
            <text:p>21373288</text:p>
          </table:table-cell>
          <table:table-cell office:value-type="float" office:value="21576656" calcext:value-type="float">
            <text:p>21576656</text:p>
          </table:table-cell>
          <table:table-cell office:value-type="float" office:value="21698632" calcext:value-type="float">
            <text:p>21698632</text:p>
          </table:table-cell>
          <table:table-cell office:value-type="float" office:value="22013504" calcext:value-type="float">
            <text:p>22013504</text:p>
          </table:table-cell>
          <table:table-cell office:value-type="float" office:value="21475360" calcext:value-type="float">
            <text:p>21475360</text:p>
          </table:table-cell>
          <table:table-cell office:value-type="float" office:value="21665960" calcext:value-type="float">
            <text:p>21665960</text:p>
          </table:table-cell>
          <table:table-cell office:value-type="float" office:value="21966472" calcext:value-type="float">
            <text:p>21966472</text:p>
          </table:table-cell>
          <table:table-cell table:number-columns-repeated="9"/>
        </table:table-row>
        <table:table-row table:style-name="ro1">
          <table:table-cell office:value-type="float" office:value="21373368" calcext:value-type="float">
            <text:p>21373368</text:p>
          </table:table-cell>
          <table:table-cell office:value-type="float" office:value="21578120" calcext:value-type="float">
            <text:p>21578120</text:p>
          </table:table-cell>
          <table:table-cell office:value-type="float" office:value="21699344" calcext:value-type="float">
            <text:p>21699344</text:p>
          </table:table-cell>
          <table:table-cell office:value-type="float" office:value="22014112" calcext:value-type="float">
            <text:p>22014112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666120" calcext:value-type="float">
            <text:p>21666120</text:p>
          </table:table-cell>
          <table:table-cell office:value-type="float" office:value="21966696" calcext:value-type="float">
            <text:p>21966696</text:p>
          </table:table-cell>
          <table:table-cell table:number-columns-repeated="9"/>
        </table:table-row>
        <table:table-row table:style-name="ro1">
          <table:table-cell office:value-type="float" office:value="21373376" calcext:value-type="float">
            <text:p>21373376</text:p>
          </table:table-cell>
          <table:table-cell office:value-type="float" office:value="21579920" calcext:value-type="float">
            <text:p>21579920</text:p>
          </table:table-cell>
          <table:table-cell office:value-type="float" office:value="21700592" calcext:value-type="float">
            <text:p>21700592</text:p>
          </table:table-cell>
          <table:table-cell office:value-type="float" office:value="22014656" calcext:value-type="float">
            <text:p>22014656</text:p>
          </table:table-cell>
          <table:table-cell office:value-type="float" office:value="21480464" calcext:value-type="float">
            <text:p>21480464</text:p>
          </table:table-cell>
          <table:table-cell office:value-type="float" office:value="21666136" calcext:value-type="float">
            <text:p>21666136</text:p>
          </table:table-cell>
          <table:table-cell office:value-type="float" office:value="21967080" calcext:value-type="float">
            <text:p>21967080</text:p>
          </table:table-cell>
          <table:table-cell table:number-columns-repeated="9"/>
        </table:table-row>
        <table:table-row table:style-name="ro1">
          <table:table-cell office:value-type="float" office:value="21374104" calcext:value-type="float">
            <text:p>21374104</text:p>
          </table:table-cell>
          <table:table-cell office:value-type="float" office:value="21581152" calcext:value-type="float">
            <text:p>21581152</text:p>
          </table:table-cell>
          <table:table-cell office:value-type="float" office:value="21701032" calcext:value-type="float">
            <text:p>21701032</text:p>
          </table:table-cell>
          <table:table-cell office:value-type="float" office:value="22016720" calcext:value-type="float">
            <text:p>22016720</text:p>
          </table:table-cell>
          <table:table-cell office:value-type="float" office:value="21480752" calcext:value-type="float">
            <text:p>21480752</text:p>
          </table:table-cell>
          <table:table-cell office:value-type="float" office:value="21666392" calcext:value-type="float">
            <text:p>21666392</text:p>
          </table:table-cell>
          <table:table-cell office:value-type="float" office:value="21967688" calcext:value-type="float">
            <text:p>21967688</text:p>
          </table:table-cell>
          <table:table-cell table:number-columns-repeated="9"/>
        </table:table-row>
        <table:table-row table:style-name="ro1">
          <table:table-cell office:value-type="float" office:value="21374456" calcext:value-type="float">
            <text:p>21374456</text:p>
          </table:table-cell>
          <table:table-cell office:value-type="float" office:value="21581712" calcext:value-type="float">
            <text:p>21581712</text:p>
          </table:table-cell>
          <table:table-cell office:value-type="float" office:value="21702072" calcext:value-type="float">
            <text:p>21702072</text:p>
          </table:table-cell>
          <table:table-cell office:value-type="float" office:value="22016928" calcext:value-type="float">
            <text:p>22016928</text:p>
          </table:table-cell>
          <table:table-cell office:value-type="float" office:value="21481776" calcext:value-type="float">
            <text:p>21481776</text:p>
          </table:table-cell>
          <table:table-cell office:value-type="float" office:value="21666640" calcext:value-type="float">
            <text:p>21666640</text:p>
          </table:table-cell>
          <table:table-cell office:value-type="float" office:value="21967848" calcext:value-type="float">
            <text:p>21967848</text:p>
          </table:table-cell>
          <table:table-cell table:number-columns-repeated="9"/>
        </table:table-row>
        <table:table-row table:style-name="ro1">
          <table:table-cell office:value-type="float" office:value="21375232" calcext:value-type="float">
            <text:p>21375232</text:p>
          </table:table-cell>
          <table:table-cell office:value-type="float" office:value="21582032" calcext:value-type="float">
            <text:p>21582032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2017024" calcext:value-type="float">
            <text:p>22017024</text:p>
          </table:table-cell>
          <table:table-cell office:value-type="float" office:value="21482160" calcext:value-type="float">
            <text:p>21482160</text:p>
          </table:table-cell>
          <table:table-cell office:value-type="float" office:value="21666712" calcext:value-type="float">
            <text:p>21666712</text:p>
          </table:table-cell>
          <table:table-cell office:value-type="float" office:value="21967960" calcext:value-type="float">
            <text:p>21967960</text:p>
          </table:table-cell>
          <table:table-cell table:number-columns-repeated="9"/>
        </table:table-row>
        <table:table-row table:style-name="ro1">
          <table:table-cell office:value-type="float" office:value="21375952" calcext:value-type="float">
            <text:p>21375952</text:p>
          </table:table-cell>
          <table:table-cell office:value-type="float" office:value="21582256" calcext:value-type="float">
            <text:p>21582256</text:p>
          </table:table-cell>
          <table:table-cell office:value-type="float" office:value="21702464" calcext:value-type="float">
            <text:p>21702464</text:p>
          </table:table-cell>
          <table:table-cell office:value-type="float" office:value="22017728" calcext:value-type="float">
            <text:p>22017728</text:p>
          </table:table-cell>
          <table:table-cell office:value-type="float" office:value="21482896" calcext:value-type="float">
            <text:p>21482896</text:p>
          </table:table-cell>
          <table:table-cell office:value-type="float" office:value="21666816" calcext:value-type="float">
            <text:p>21666816</text:p>
          </table:table-cell>
          <table:table-cell office:value-type="float" office:value="21968008" calcext:value-type="float">
            <text:p>21968008</text:p>
          </table:table-cell>
          <table:table-cell table:number-columns-repeated="9"/>
        </table:table-row>
        <table:table-row table:style-name="ro1">
          <table:table-cell office:value-type="float" office:value="21376520" calcext:value-type="float">
            <text:p>21376520</text:p>
          </table:table-cell>
          <table:table-cell office:value-type="float" office:value="21583232" calcext:value-type="float">
            <text:p>21583232</text:p>
          </table:table-cell>
          <table:table-cell office:value-type="float" office:value="21702664" calcext:value-type="float">
            <text:p>21702664</text:p>
          </table:table-cell>
          <table:table-cell office:value-type="float" office:value="22018120" calcext:value-type="float">
            <text:p>22018120</text:p>
          </table:table-cell>
          <table:table-cell office:value-type="float" office:value="21482984" calcext:value-type="float">
            <text:p>21482984</text:p>
          </table:table-cell>
          <table:table-cell office:value-type="float" office:value="21666856" calcext:value-type="float">
            <text:p>21666856</text:p>
          </table:table-cell>
          <table:table-cell office:value-type="float" office:value="21968088" calcext:value-type="float">
            <text:p>21968088</text:p>
          </table:table-cell>
          <table:table-cell table:number-columns-repeated="9"/>
        </table:table-row>
        <table:table-row table:style-name="ro1">
          <table:table-cell office:value-type="float" office:value="21377336" calcext:value-type="float">
            <text:p>21377336</text:p>
          </table:table-cell>
          <table:table-cell office:value-type="float" office:value="21583744" calcext:value-type="float">
            <text:p>21583744</text:p>
          </table:table-cell>
          <table:table-cell office:value-type="float" office:value="21702816" calcext:value-type="float">
            <text:p>21702816</text:p>
          </table:table-cell>
          <table:table-cell office:value-type="float" office:value="22018864" calcext:value-type="float">
            <text:p>22018864</text:p>
          </table:table-cell>
          <table:table-cell office:value-type="float" office:value="21483264" calcext:value-type="float">
            <text:p>21483264</text:p>
          </table:table-cell>
          <table:table-cell office:value-type="float" office:value="21666968" calcext:value-type="float">
            <text:p>21666968</text:p>
          </table:table-cell>
          <table:table-cell office:value-type="float" office:value="21970416" calcext:value-type="float">
            <text:p>21970416</text:p>
          </table:table-cell>
          <table:table-cell table:number-columns-repeated="9"/>
        </table:table-row>
        <table:table-row table:style-name="ro1">
          <table:table-cell office:value-type="float" office:value="21377352" calcext:value-type="float">
            <text:p>21377352</text:p>
          </table:table-cell>
          <table:table-cell office:value-type="float" office:value="21585208" calcext:value-type="float">
            <text:p>21585208</text:p>
          </table:table-cell>
          <table:table-cell office:value-type="float" office:value="21702928" calcext:value-type="float">
            <text:p>21702928</text:p>
          </table:table-cell>
          <table:table-cell office:value-type="float" office:value="22019024" calcext:value-type="float">
            <text:p>22019024</text:p>
          </table:table-cell>
          <table:table-cell office:value-type="float" office:value="21483672" calcext:value-type="float">
            <text:p>21483672</text:p>
          </table:table-cell>
          <table:table-cell office:value-type="float" office:value="21667032" calcext:value-type="float">
            <text:p>21667032</text:p>
          </table:table-cell>
          <table:table-cell office:value-type="float" office:value="21971184" calcext:value-type="float">
            <text:p>21971184</text:p>
          </table:table-cell>
          <table:table-cell table:number-columns-repeated="9"/>
        </table:table-row>
        <table:table-row table:style-name="ro1">
          <table:table-cell office:value-type="float" office:value="21377968" calcext:value-type="float">
            <text:p>21377968</text:p>
          </table:table-cell>
          <table:table-cell office:value-type="float" office:value="21586072" calcext:value-type="float">
            <text:p>21586072</text:p>
          </table:table-cell>
          <table:table-cell office:value-type="float" office:value="21703792" calcext:value-type="float">
            <text:p>21703792</text:p>
          </table:table-cell>
          <table:table-cell office:value-type="float" office:value="22019712" calcext:value-type="float">
            <text:p>22019712</text:p>
          </table:table-cell>
          <table:table-cell office:value-type="float" office:value="21483776" calcext:value-type="float">
            <text:p>21483776</text:p>
          </table:table-cell>
          <table:table-cell office:value-type="float" office:value="21670144" calcext:value-type="float">
            <text:p>21670144</text:p>
          </table:table-cell>
          <table:table-cell office:value-type="float" office:value="21971672" calcext:value-type="float">
            <text:p>21971672</text:p>
          </table:table-cell>
          <table:table-cell table:number-columns-repeated="9"/>
        </table:table-row>
        <table:table-row table:style-name="ro1">
          <table:table-cell office:value-type="float" office:value="21378632" calcext:value-type="float">
            <text:p>21378632</text:p>
          </table:table-cell>
          <table:table-cell office:value-type="float" office:value="21586568" calcext:value-type="float">
            <text:p>21586568</text:p>
          </table:table-cell>
          <table:table-cell office:value-type="float" office:value="21704928" calcext:value-type="float">
            <text:p>21704928</text:p>
          </table:table-cell>
          <table:table-cell office:value-type="float" office:value="22020104" calcext:value-type="float">
            <text:p>22020104</text:p>
          </table:table-cell>
          <table:table-cell office:value-type="float" office:value="21483944" calcext:value-type="float">
            <text:p>21483944</text:p>
          </table:table-cell>
          <table:table-cell office:value-type="float" office:value="21673176" calcext:value-type="float">
            <text:p>21673176</text:p>
          </table:table-cell>
          <table:table-cell office:value-type="float" office:value="21971904" calcext:value-type="float">
            <text:p>21971904</text:p>
          </table:table-cell>
          <table:table-cell table:number-columns-repeated="9"/>
        </table:table-row>
        <table:table-row table:style-name="ro1">
          <table:table-cell office:value-type="float" office:value="21378680" calcext:value-type="float">
            <text:p>21378680</text:p>
          </table:table-cell>
          <table:table-cell office:value-type="float" office:value="21587576" calcext:value-type="float">
            <text:p>21587576</text:p>
          </table:table-cell>
          <table:table-cell office:value-type="float" office:value="21705272" calcext:value-type="float">
            <text:p>21705272</text:p>
          </table:table-cell>
          <table:table-cell office:value-type="float" office:value="22020928" calcext:value-type="float">
            <text:p>22020928</text:p>
          </table:table-cell>
          <table:table-cell office:value-type="float" office:value="21484336" calcext:value-type="float">
            <text:p>21484336</text:p>
          </table:table-cell>
          <table:table-cell office:value-type="float" office:value="21673184" calcext:value-type="float">
            <text:p>21673184</text:p>
          </table:table-cell>
          <table:table-cell office:value-type="float" office:value="21972712" calcext:value-type="float">
            <text:p>21972712</text:p>
          </table:table-cell>
          <table:table-cell table:number-columns-repeated="9"/>
        </table:table-row>
        <table:table-row table:style-name="ro1">
          <table:table-cell office:value-type="float" office:value="21379016" calcext:value-type="float">
            <text:p>21379016</text:p>
          </table:table-cell>
          <table:table-cell office:value-type="float" office:value="21588856" calcext:value-type="float">
            <text:p>21588856</text:p>
          </table:table-cell>
          <table:table-cell office:value-type="float" office:value="21705848" calcext:value-type="float">
            <text:p>21705848</text:p>
          </table:table-cell>
          <table:table-cell office:value-type="float" office:value="22023464" calcext:value-type="float">
            <text:p>22023464</text:p>
          </table:table-cell>
          <table:table-cell office:value-type="float" office:value="21484584" calcext:value-type="float">
            <text:p>21484584</text:p>
          </table:table-cell>
          <table:table-cell office:value-type="float" office:value="21673528" calcext:value-type="float">
            <text:p>21673528</text:p>
          </table:table-cell>
          <table:table-cell office:value-type="float" office:value="21973176" calcext:value-type="float">
            <text:p>21973176</text:p>
          </table:table-cell>
          <table:table-cell table:number-columns-repeated="9"/>
        </table:table-row>
        <table:table-row table:style-name="ro1">
          <table:table-cell office:value-type="float" office:value="21379032" calcext:value-type="float">
            <text:p>21379032</text:p>
          </table:table-cell>
          <table:table-cell office:value-type="float" office:value="21590152" calcext:value-type="float">
            <text:p>21590152</text:p>
          </table:table-cell>
          <table:table-cell office:value-type="float" office:value="21708696" calcext:value-type="float">
            <text:p>21708696</text:p>
          </table:table-cell>
          <table:table-cell office:value-type="float" office:value="22023776" calcext:value-type="float">
            <text:p>22023776</text:p>
          </table:table-cell>
          <table:table-cell office:value-type="float" office:value="21484920" calcext:value-type="float">
            <text:p>21484920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974984" calcext:value-type="float">
            <text:p>21974984</text:p>
          </table:table-cell>
          <table:table-cell table:number-columns-repeated="9"/>
        </table:table-row>
        <table:table-row table:style-name="ro1">
          <table:table-cell office:value-type="float" office:value="21379080" calcext:value-type="float">
            <text:p>21379080</text:p>
          </table:table-cell>
          <table:table-cell office:value-type="float" office:value="21590496" calcext:value-type="float">
            <text:p>21590496</text:p>
          </table:table-cell>
          <table:table-cell office:value-type="float" office:value="21708792" calcext:value-type="float">
            <text:p>21708792</text:p>
          </table:table-cell>
          <table:table-cell office:value-type="float" office:value="22025280" calcext:value-type="float">
            <text:p>22025280</text:p>
          </table:table-cell>
          <table:table-cell office:value-type="float" office:value="21485272" calcext:value-type="float">
            <text:p>21485272</text:p>
          </table:table-cell>
          <table:table-cell office:value-type="float" office:value="21676480" calcext:value-type="float">
            <text:p>21676480</text:p>
          </table:table-cell>
          <table:table-cell office:value-type="float" office:value="21975032" calcext:value-type="float">
            <text:p>21975032</text:p>
          </table:table-cell>
          <table:table-cell table:number-columns-repeated="9"/>
        </table:table-row>
        <table:table-row table:style-name="ro1">
          <table:table-cell office:value-type="float" office:value="21379448" calcext:value-type="float">
            <text:p>21379448</text:p>
          </table:table-cell>
          <table:table-cell office:value-type="float" office:value="21590552" calcext:value-type="float">
            <text:p>21590552</text:p>
          </table:table-cell>
          <table:table-cell office:value-type="float" office:value="21709504" calcext:value-type="float">
            <text:p>21709504</text:p>
          </table:table-cell>
          <table:table-cell office:value-type="float" office:value="22025776" calcext:value-type="float">
            <text:p>22025776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76536" calcext:value-type="float">
            <text:p>21676536</text:p>
          </table:table-cell>
          <table:table-cell office:value-type="float" office:value="21976032" calcext:value-type="float">
            <text:p>21976032</text:p>
          </table:table-cell>
          <table:table-cell table:number-columns-repeated="9"/>
        </table:table-row>
        <table:table-row table:style-name="ro1">
          <table:table-cell office:value-type="float" office:value="21379736" calcext:value-type="float">
            <text:p>21379736</text:p>
          </table:table-cell>
          <table:table-cell office:value-type="float" office:value="21592400" calcext:value-type="float">
            <text:p>21592400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6440" calcext:value-type="float">
            <text:p>22026440</text:p>
          </table:table-cell>
          <table:table-cell office:value-type="float" office:value="21485624" calcext:value-type="float">
            <text:p>21485624</text:p>
          </table:table-cell>
          <table:table-cell office:value-type="float" office:value="21676872" calcext:value-type="float">
            <text:p>21676872</text:p>
          </table:table-cell>
          <table:table-cell office:value-type="float" office:value="21976896" calcext:value-type="float">
            <text:p>21976896</text:p>
          </table:table-cell>
          <table:table-cell table:number-columns-repeated="9"/>
        </table:table-row>
        <table:table-row table:style-name="ro1">
          <table:table-cell office:value-type="float" office:value="21379840" calcext:value-type="float">
            <text:p>21379840</text:p>
          </table:table-cell>
          <table:table-cell office:value-type="float" office:value="21592624" calcext:value-type="float">
            <text:p>21592624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9424" calcext:value-type="float">
            <text:p>22029424</text:p>
          </table:table-cell>
          <table:table-cell office:value-type="float" office:value="21485632" calcext:value-type="float">
            <text:p>21485632</text:p>
          </table:table-cell>
          <table:table-cell office:value-type="float" office:value="21677000" calcext:value-type="float">
            <text:p>21677000</text:p>
          </table:table-cell>
          <table:table-cell office:value-type="float" office:value="21977184" calcext:value-type="float">
            <text:p>21977184</text:p>
          </table:table-cell>
          <table:table-cell table:number-columns-repeated="9"/>
        </table:table-row>
        <table:table-row table:style-name="ro1">
          <table:table-cell office:value-type="float" office:value="21380104" calcext:value-type="float">
            <text:p>21380104</text:p>
          </table:table-cell>
          <table:table-cell office:value-type="float" office:value="21594104" calcext:value-type="float">
            <text:p>21594104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2029736" calcext:value-type="float">
            <text:p>22029736</text:p>
          </table:table-cell>
          <table:table-cell office:value-type="float" office:value="21485720" calcext:value-type="float">
            <text:p>21485720</text:p>
          </table:table-cell>
          <table:table-cell office:value-type="float" office:value="21679272" calcext:value-type="float">
            <text:p>21679272</text:p>
          </table:table-cell>
          <table:table-cell office:value-type="float" office:value="21977984" calcext:value-type="float">
            <text:p>21977984</text:p>
          </table:table-cell>
          <table:table-cell table:number-columns-repeated="9"/>
        </table:table-row>
        <table:table-row table:style-name="ro1">
          <table:table-cell office:value-type="float" office:value="21381072" calcext:value-type="float">
            <text:p>21381072</text:p>
          </table:table-cell>
          <table:table-cell office:value-type="float" office:value="21594216" calcext:value-type="float">
            <text:p>21594216</text:p>
          </table:table-cell>
          <table:table-cell office:value-type="float" office:value="21711456" calcext:value-type="float">
            <text:p>21711456</text:p>
          </table:table-cell>
          <table:table-cell office:value-type="float" office:value="22029944" calcext:value-type="float">
            <text:p>22029944</text:p>
          </table:table-cell>
          <table:table-cell office:value-type="float" office:value="21486200" calcext:value-type="float">
            <text:p>21486200</text:p>
          </table:table-cell>
          <table:table-cell office:value-type="float" office:value="21680784" calcext:value-type="float">
            <text:p>21680784</text:p>
          </table:table-cell>
          <table:table-cell office:value-type="float" office:value="21978040" calcext:value-type="float">
            <text:p>21978040</text:p>
          </table:table-cell>
          <table:table-cell table:number-columns-repeated="9"/>
        </table:table-row>
        <table:table-row table:style-name="ro1">
          <table:table-cell office:value-type="float" office:value="21381952" calcext:value-type="float">
            <text:p>21381952</text:p>
          </table:table-cell>
          <table:table-cell office:value-type="float" office:value="21594472" calcext:value-type="float">
            <text:p>21594472</text:p>
          </table:table-cell>
          <table:table-cell office:value-type="float" office:value="21712632" calcext:value-type="float">
            <text:p>21712632</text:p>
          </table:table-cell>
          <table:table-cell office:value-type="float" office:value="22030208" calcext:value-type="float">
            <text:p>22030208</text:p>
          </table:table-cell>
          <table:table-cell office:value-type="float" office:value="21486408" calcext:value-type="float">
            <text:p>21486408</text:p>
          </table:table-cell>
          <table:table-cell office:value-type="float" office:value="21681360" calcext:value-type="float">
            <text:p>21681360</text:p>
          </table:table-cell>
          <table:table-cell office:value-type="float" office:value="21978256" calcext:value-type="float">
            <text:p>21978256</text:p>
          </table:table-cell>
          <table:table-cell table:number-columns-repeated="9"/>
        </table:table-row>
        <table:table-row table:style-name="ro1">
          <table:table-cell office:value-type="float" office:value="21382328" calcext:value-type="float">
            <text:p>21382328</text:p>
          </table:table-cell>
          <table:table-cell office:value-type="float" office:value="21594712" calcext:value-type="float">
            <text:p>21594712</text:p>
          </table:table-cell>
          <table:table-cell office:value-type="float" office:value="21712840" calcext:value-type="float">
            <text:p>21712840</text:p>
          </table:table-cell>
          <table:table-cell office:value-type="float" office:value="22031072" calcext:value-type="float">
            <text:p>22031072</text:p>
          </table:table-cell>
          <table:table-cell office:value-type="float" office:value="21487472" calcext:value-type="float">
            <text:p>21487472</text:p>
          </table:table-cell>
          <table:table-cell office:value-type="float" office:value="21681672" calcext:value-type="float">
            <text:p>21681672</text:p>
          </table:table-cell>
          <table:table-cell office:value-type="float" office:value="21978352" calcext:value-type="float">
            <text:p>21978352</text:p>
          </table:table-cell>
          <table:table-cell table:number-columns-repeated="9"/>
        </table:table-row>
        <table:table-row table:style-name="ro1">
          <table:table-cell office:value-type="float" office:value="21382344" calcext:value-type="float">
            <text:p>21382344</text:p>
          </table:table-cell>
          <table:table-cell office:value-type="float" office:value="21595880" calcext:value-type="float">
            <text:p>21595880</text:p>
          </table:table-cell>
          <table:table-cell office:value-type="float" office:value="21713352" calcext:value-type="float">
            <text:p>21713352</text:p>
          </table:table-cell>
          <table:table-cell office:value-type="float" office:value="22031224" calcext:value-type="float">
            <text:p>22031224</text:p>
          </table:table-cell>
          <table:table-cell office:value-type="float" office:value="21487784" calcext:value-type="float">
            <text:p>21487784</text:p>
          </table:table-cell>
          <table:table-cell office:value-type="float" office:value="21682160" calcext:value-type="float">
            <text:p>21682160</text:p>
          </table:table-cell>
          <table:table-cell office:value-type="float" office:value="21978736" calcext:value-type="float">
            <text:p>21978736</text:p>
          </table:table-cell>
          <table:table-cell table:number-columns-repeated="9"/>
        </table:table-row>
        <table:table-row table:style-name="ro1">
          <table:table-cell office:value-type="float" office:value="21382720" calcext:value-type="float">
            <text:p>21382720</text:p>
          </table:table-cell>
          <table:table-cell office:value-type="float" office:value="21596840" calcext:value-type="float">
            <text:p>21596840</text:p>
          </table:table-cell>
          <table:table-cell office:value-type="float" office:value="21713880" calcext:value-type="float">
            <text:p>21713880</text:p>
          </table:table-cell>
          <table:table-cell office:value-type="float" office:value="22032360" calcext:value-type="float">
            <text:p>22032360</text:p>
          </table:table-cell>
          <table:table-cell office:value-type="float" office:value="21488728" calcext:value-type="float">
            <text:p>21488728</text:p>
          </table:table-cell>
          <table:table-cell office:value-type="float" office:value="21684032" calcext:value-type="float">
            <text:p>21684032</text:p>
          </table:table-cell>
          <table:table-cell office:value-type="float" office:value="21979360" calcext:value-type="float">
            <text:p>21979360</text:p>
          </table:table-cell>
          <table:table-cell table:number-columns-repeated="9"/>
        </table:table-row>
        <table:table-row table:style-name="ro1">
          <table:table-cell office:value-type="float" office:value="21384360" calcext:value-type="float">
            <text:p>21384360</text:p>
          </table:table-cell>
          <table:table-cell office:value-type="float" office:value="21596856" calcext:value-type="float">
            <text:p>21596856</text:p>
          </table:table-cell>
          <table:table-cell office:value-type="float" office:value="21714200" calcext:value-type="float">
            <text:p>21714200</text:p>
          </table:table-cell>
          <table:table-cell office:value-type="float" office:value="22032496" calcext:value-type="float">
            <text:p>22032496</text:p>
          </table:table-cell>
          <table:table-cell office:value-type="float" office:value="21489056" calcext:value-type="float">
            <text:p>21489056</text:p>
          </table:table-cell>
          <table:table-cell office:value-type="float" office:value="21684376" calcext:value-type="float">
            <text:p>21684376</text:p>
          </table:table-cell>
          <table:table-cell office:value-type="float" office:value="21979896" calcext:value-type="float">
            <text:p>21979896</text:p>
          </table:table-cell>
          <table:table-cell table:number-columns-repeated="9"/>
        </table:table-row>
        <table:table-row table:style-name="ro1">
          <table:table-cell office:value-type="float" office:value="21386032" calcext:value-type="float">
            <text:p>21386032</text:p>
          </table:table-cell>
          <table:table-cell office:value-type="float" office:value="21596872" calcext:value-type="float">
            <text:p>21596872</text:p>
          </table:table-cell>
          <table:table-cell office:value-type="float" office:value="21714608" calcext:value-type="float">
            <text:p>21714608</text:p>
          </table:table-cell>
          <table:table-cell office:value-type="float" office:value="22033040" calcext:value-type="float">
            <text:p>22033040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456" calcext:value-type="float">
            <text:p>21684456</text:p>
          </table:table-cell>
          <table:table-cell office:value-type="float" office:value="21980240" calcext:value-type="float">
            <text:p>21980240</text:p>
          </table:table-cell>
          <table:table-cell table:number-columns-repeated="9"/>
        </table:table-row>
        <table:table-row table:style-name="ro1">
          <table:table-cell office:value-type="float" office:value="21386096" calcext:value-type="float">
            <text:p>21386096</text:p>
          </table:table-cell>
          <table:table-cell office:value-type="float" office:value="21598864" calcext:value-type="float">
            <text:p>21598864</text:p>
          </table:table-cell>
          <table:table-cell office:value-type="float" office:value="21715232" calcext:value-type="float">
            <text:p>21715232</text:p>
          </table:table-cell>
          <table:table-cell office:value-type="float" office:value="22033408" calcext:value-type="float">
            <text:p>22033408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528" calcext:value-type="float">
            <text:p>21684528</text:p>
          </table:table-cell>
          <table:table-cell office:value-type="float" office:value="21981224" calcext:value-type="float">
            <text:p>21981224</text:p>
          </table:table-cell>
          <table:table-cell table:number-columns-repeated="9"/>
        </table:table-row>
        <table:table-row table:style-name="ro1">
          <table:table-cell office:value-type="float" office:value="21387304" calcext:value-type="float">
            <text:p>21387304</text:p>
          </table:table-cell>
          <table:table-cell office:value-type="float" office:value="21600144" calcext:value-type="float">
            <text:p>21600144</text:p>
          </table:table-cell>
          <table:table-cell office:value-type="float" office:value="21715384" calcext:value-type="float">
            <text:p>21715384</text:p>
          </table:table-cell>
          <table:table-cell office:value-type="float" office:value="22033712" calcext:value-type="float">
            <text:p>22033712</text:p>
          </table:table-cell>
          <table:table-cell office:value-type="float" office:value="21489688" calcext:value-type="float">
            <text:p>21489688</text:p>
          </table:table-cell>
          <table:table-cell office:value-type="float" office:value="21684912" calcext:value-type="float">
            <text:p>21684912</text:p>
          </table:table-cell>
          <table:table-cell office:value-type="float" office:value="21983752" calcext:value-type="float">
            <text:p>21983752</text:p>
          </table:table-cell>
          <table:table-cell table:number-columns-repeated="9"/>
        </table:table-row>
        <table:table-row table:style-name="ro1">
          <table:table-cell office:value-type="float" office:value="21387528" calcext:value-type="float">
            <text:p>21387528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715784" calcext:value-type="float">
            <text:p>21715784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89752" calcext:value-type="float">
            <text:p>21489752</text:p>
          </table:table-cell>
          <table:table-cell office:value-type="float" office:value="21685840" calcext:value-type="float">
            <text:p>21685840</text:p>
          </table:table-cell>
          <table:table-cell office:value-type="float" office:value="21985392" calcext:value-type="float">
            <text:p>21985392</text:p>
          </table:table-cell>
          <table:table-cell table:number-columns-repeated="9"/>
        </table:table-row>
        <table:table-row table:style-name="ro1">
          <table:table-cell office:value-type="float" office:value="21387656" calcext:value-type="float">
            <text:p>21387656</text:p>
          </table:table-cell>
          <table:table-cell office:value-type="float" office:value="21605376" calcext:value-type="float">
            <text:p>21605376</text:p>
          </table:table-cell>
          <table:table-cell office:value-type="float" office:value="21716000" calcext:value-type="float">
            <text:p>21716000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91184" calcext:value-type="float">
            <text:p>21491184</text:p>
          </table:table-cell>
          <table:table-cell office:value-type="float" office:value="21686088" calcext:value-type="float">
            <text:p>21686088</text:p>
          </table:table-cell>
          <table:table-cell office:value-type="float" office:value="21987752" calcext:value-type="float">
            <text:p>21987752</text:p>
          </table:table-cell>
          <table:table-cell table:number-columns-repeated="9"/>
        </table:table-row>
        <table:table-row table:style-name="ro1">
          <table:table-cell office:value-type="float" office:value="21388744" calcext:value-type="float">
            <text:p>21388744</text:p>
          </table:table-cell>
          <table:table-cell office:value-type="float" office:value="21605552" calcext:value-type="float">
            <text:p>21605552</text:p>
          </table:table-cell>
          <table:table-cell office:value-type="float" office:value="21716280" calcext:value-type="float">
            <text:p>21716280</text:p>
          </table:table-cell>
          <table:table-cell office:value-type="float" office:value="22034576" calcext:value-type="float">
            <text:p>22034576</text:p>
          </table:table-cell>
          <table:table-cell office:value-type="float" office:value="21491448" calcext:value-type="float">
            <text:p>21491448</text:p>
          </table:table-cell>
          <table:table-cell office:value-type="float" office:value="21686560" calcext:value-type="float">
            <text:p>21686560</text:p>
          </table:table-cell>
          <table:table-cell office:value-type="float" office:value="21988336" calcext:value-type="float">
            <text:p>21988336</text:p>
          </table:table-cell>
          <table:table-cell table:number-columns-repeated="9"/>
        </table:table-row>
        <table:table-row table:style-name="ro1">
          <table:table-cell office:value-type="float" office:value="21389048" calcext:value-type="float">
            <text:p>21389048</text:p>
          </table:table-cell>
          <table:table-cell office:value-type="float" office:value="21605664" calcext:value-type="float">
            <text:p>21605664</text:p>
          </table:table-cell>
          <table:table-cell office:value-type="float" office:value="21716424" calcext:value-type="float">
            <text:p>21716424</text:p>
          </table:table-cell>
          <table:table-cell office:value-type="float" office:value="22036112" calcext:value-type="float">
            <text:p>22036112</text:p>
          </table:table-cell>
          <table:table-cell office:value-type="float" office:value="21492176" calcext:value-type="float">
            <text:p>21492176</text:p>
          </table:table-cell>
          <table:table-cell office:value-type="float" office:value="21686960" calcext:value-type="float">
            <text:p>21686960</text:p>
          </table:table-cell>
          <table:table-cell office:value-type="float" office:value="21988888" calcext:value-type="float">
            <text:p>21988888</text:p>
          </table:table-cell>
          <table:table-cell table:number-columns-repeated="9"/>
        </table:table-row>
        <table:table-row table:style-name="ro1">
          <table:table-cell office:value-type="float" office:value="21389216" calcext:value-type="float">
            <text:p>21389216</text:p>
          </table:table-cell>
          <table:table-cell office:value-type="float" office:value="21607240" calcext:value-type="float">
            <text:p>21607240</text:p>
          </table:table-cell>
          <table:table-cell office:value-type="float" office:value="21716648" calcext:value-type="float">
            <text:p>21716648</text:p>
          </table:table-cell>
          <table:table-cell office:value-type="float" office:value="22036528" calcext:value-type="float">
            <text:p>22036528</text:p>
          </table:table-cell>
          <table:table-cell office:value-type="float" office:value="21494216" calcext:value-type="float">
            <text:p>21494216</text:p>
          </table:table-cell>
          <table:table-cell office:value-type="float" office:value="21687392" calcext:value-type="float">
            <text:p>21687392</text:p>
          </table:table-cell>
          <table:table-cell office:value-type="float" office:value="21989720" calcext:value-type="float">
            <text:p>21989720</text:p>
          </table:table-cell>
          <table:table-cell table:number-columns-repeated="9"/>
        </table:table-row>
        <table:table-row table:style-name="ro1">
          <table:table-cell office:value-type="float" office:value="21389432" calcext:value-type="float">
            <text:p>21389432</text:p>
          </table:table-cell>
          <table:table-cell office:value-type="float" office:value="21607392" calcext:value-type="float">
            <text:p>21607392</text:p>
          </table:table-cell>
          <table:table-cell office:value-type="float" office:value="21719912" calcext:value-type="float">
            <text:p>21719912</text:p>
          </table:table-cell>
          <table:table-cell office:value-type="float" office:value="22037072" calcext:value-type="float">
            <text:p>22037072</text:p>
          </table:table-cell>
          <table:table-cell office:value-type="float" office:value="21494456" calcext:value-type="float">
            <text:p>21494456</text:p>
          </table:table-cell>
          <table:table-cell office:value-type="float" office:value="21687816" calcext:value-type="float">
            <text:p>21687816</text:p>
          </table:table-cell>
          <table:table-cell office:value-type="float" office:value="21990280" calcext:value-type="float">
            <text:p>21990280</text:p>
          </table:table-cell>
          <table:table-cell table:number-columns-repeated="9"/>
        </table:table-row>
        <table:table-row table:style-name="ro1">
          <table:table-cell office:value-type="float" office:value="21389456" calcext:value-type="float">
            <text:p>21389456</text:p>
          </table:table-cell>
          <table:table-cell office:value-type="float" office:value="21608096" calcext:value-type="float">
            <text:p>21608096</text:p>
          </table:table-cell>
          <table:table-cell office:value-type="float" office:value="21720624" calcext:value-type="float">
            <text:p>21720624</text:p>
          </table:table-cell>
          <table:table-cell office:value-type="float" office:value="22037776" calcext:value-type="float">
            <text:p>22037776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688656" calcext:value-type="float">
            <text:p>21688656</text:p>
          </table:table-cell>
          <table:table-cell office:value-type="float" office:value="21991184" calcext:value-type="float">
            <text:p>21991184</text:p>
          </table:table-cell>
          <table:table-cell table:number-columns-repeated="9"/>
        </table:table-row>
        <table:table-row table:style-name="ro1">
          <table:table-cell office:value-type="float" office:value="21390472" calcext:value-type="float">
            <text:p>21390472</text:p>
          </table:table-cell>
          <table:table-cell office:value-type="float" office:value="21608600" calcext:value-type="float">
            <text:p>21608600</text:p>
          </table:table-cell>
          <table:table-cell office:value-type="float" office:value="21720928" calcext:value-type="float">
            <text:p>21720928</text:p>
          </table:table-cell>
          <table:table-cell office:value-type="float" office:value="22038632" calcext:value-type="float">
            <text:p>22038632</text:p>
          </table:table-cell>
          <table:table-cell office:value-type="float" office:value="21495856" calcext:value-type="float">
            <text:p>21495856</text:p>
          </table:table-cell>
          <table:table-cell office:value-type="float" office:value="21689712" calcext:value-type="float">
            <text:p>21689712</text:p>
          </table:table-cell>
          <table:table-cell office:value-type="float" office:value="21991864" calcext:value-type="float">
            <text:p>21991864</text:p>
          </table:table-cell>
          <table:table-cell table:number-columns-repeated="9"/>
        </table:table-row>
        <table:table-row table:style-name="ro1">
          <table:table-cell office:value-type="float" office:value="21390712" calcext:value-type="float">
            <text:p>21390712</text:p>
          </table:table-cell>
          <table:table-cell office:value-type="float" office:value="21608952" calcext:value-type="float">
            <text:p>21608952</text:p>
          </table:table-cell>
          <table:table-cell office:value-type="float" office:value="21721304" calcext:value-type="float">
            <text:p>21721304</text:p>
          </table:table-cell>
          <table:table-cell office:value-type="float" office:value="22038880" calcext:value-type="float">
            <text:p>22038880</text:p>
          </table:table-cell>
          <table:table-cell office:value-type="float" office:value="21495920" calcext:value-type="float">
            <text:p>21495920</text:p>
          </table:table-cell>
          <table:table-cell office:value-type="float" office:value="21689888" calcext:value-type="float">
            <text:p>21689888</text:p>
          </table:table-cell>
          <table:table-cell office:value-type="float" office:value="21991936" calcext:value-type="float">
            <text:p>21991936</text:p>
          </table:table-cell>
          <table:table-cell table:number-columns-repeated="9"/>
        </table:table-row>
        <table:table-row table:style-name="ro1">
          <table:table-cell office:value-type="float" office:value="21391152" calcext:value-type="float">
            <text:p>21391152</text:p>
          </table:table-cell>
          <table:table-cell office:value-type="float" office:value="21609496" calcext:value-type="float">
            <text:p>21609496</text:p>
          </table:table-cell>
          <table:table-cell office:value-type="float" office:value="21721744" calcext:value-type="float">
            <text:p>21721744</text:p>
          </table:table-cell>
          <table:table-cell office:value-type="float" office:value="22039184" calcext:value-type="float">
            <text:p>22039184</text:p>
          </table:table-cell>
          <table:table-cell office:value-type="float" office:value="21495944" calcext:value-type="float">
            <text:p>21495944</text:p>
          </table:table-cell>
          <table:table-cell office:value-type="float" office:value="21690552" calcext:value-type="float">
            <text:p>21690552</text:p>
          </table:table-cell>
          <table:table-cell office:value-type="float" office:value="21992368" calcext:value-type="float">
            <text:p>21992368</text:p>
          </table:table-cell>
          <table:table-cell table:number-columns-repeated="9"/>
        </table:table-row>
        <table:table-row table:style-name="ro1">
          <table:table-cell office:value-type="float" office:value="21392536" calcext:value-type="float">
            <text:p>21392536</text:p>
          </table:table-cell>
          <table:table-cell office:value-type="float" office:value="21609616" calcext:value-type="float">
            <text:p>21609616</text:p>
          </table:table-cell>
          <table:table-cell office:value-type="float" office:value="21722280" calcext:value-type="float">
            <text:p>21722280</text:p>
          </table:table-cell>
          <table:table-cell office:value-type="float" office:value="22041592" calcext:value-type="float">
            <text:p>22041592</text:p>
          </table:table-cell>
          <table:table-cell office:value-type="float" office:value="21495952" calcext:value-type="float">
            <text:p>21495952</text:p>
          </table:table-cell>
          <table:table-cell office:value-type="float" office:value="21695104" calcext:value-type="float">
            <text:p>21695104</text:p>
          </table:table-cell>
          <table:table-cell office:value-type="float" office:value="21993168" calcext:value-type="float">
            <text:p>21993168</text:p>
          </table:table-cell>
          <table:table-cell table:number-columns-repeated="9"/>
        </table:table-row>
        <table:table-row table:style-name="ro1">
          <table:table-cell office:value-type="float" office:value="21392968" calcext:value-type="float">
            <text:p>21392968</text:p>
          </table:table-cell>
          <table:table-cell office:value-type="float" office:value="21610256" calcext:value-type="float">
            <text:p>21610256</text:p>
          </table:table-cell>
          <table:table-cell office:value-type="float" office:value="21722760" calcext:value-type="float">
            <text:p>21722760</text:p>
          </table:table-cell>
          <table:table-cell office:value-type="float" office:value="22042968" calcext:value-type="float">
            <text:p>22042968</text:p>
          </table:table-cell>
          <table:table-cell office:value-type="float" office:value="21496688" calcext:value-type="float">
            <text:p>21496688</text:p>
          </table:table-cell>
          <table:table-cell office:value-type="float" office:value="21696056" calcext:value-type="float">
            <text:p>21696056</text:p>
          </table:table-cell>
          <table:table-cell office:value-type="float" office:value="21995016" calcext:value-type="float">
            <text:p>21995016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1560" calcext:value-type="float">
            <text:p>21611560</text:p>
          </table:table-cell>
          <table:table-cell office:value-type="float" office:value="21725088" calcext:value-type="float">
            <text:p>21725088</text:p>
          </table:table-cell>
          <table:table-cell office:value-type="float" office:value="22045120" calcext:value-type="float">
            <text:p>22045120</text:p>
          </table:table-cell>
          <table:table-cell office:value-type="float" office:value="21497144" calcext:value-type="float">
            <text:p>21497144</text:p>
          </table:table-cell>
          <table:table-cell office:value-type="float" office:value="21696448" calcext:value-type="float">
            <text:p>21696448</text:p>
          </table:table-cell>
          <table:table-cell office:value-type="float" office:value="21996384" calcext:value-type="float">
            <text:p>21996384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3552" calcext:value-type="float">
            <text:p>21613552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45960" calcext:value-type="float">
            <text:p>22045960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696696" calcext:value-type="float">
            <text:p>21696696</text:p>
          </table:table-cell>
          <table:table-cell office:value-type="float" office:value="21997288" calcext:value-type="float">
            <text:p>21997288</text:p>
          </table:table-cell>
          <table:table-cell table:number-columns-repeated="9"/>
        </table:table-row>
        <table:table-row table:style-name="ro1">
          <table:table-cell office:value-type="float" office:value="21393248" calcext:value-type="float">
            <text:p>21393248</text:p>
          </table:table-cell>
          <table:table-cell office:value-type="float" office:value="21614336" calcext:value-type="float">
            <text:p>21614336</text:p>
          </table:table-cell>
          <table:table-cell office:value-type="float" office:value="21726080" calcext:value-type="float">
            <text:p>21726080</text:p>
          </table:table-cell>
          <table:table-cell office:value-type="float" office:value="22046528" calcext:value-type="float">
            <text:p>22046528</text:p>
          </table:table-cell>
          <table:table-cell office:value-type="float" office:value="21497400" calcext:value-type="float">
            <text:p>21497400</text:p>
          </table:table-cell>
          <table:table-cell office:value-type="float" office:value="21696960" calcext:value-type="float">
            <text:p>21696960</text:p>
          </table:table-cell>
          <table:table-cell office:value-type="float" office:value="21998432" calcext:value-type="float">
            <text:p>21998432</text:p>
          </table:table-cell>
          <table:table-cell table:number-columns-repeated="9"/>
        </table:table-row>
        <table:table-row table:style-name="ro1">
          <table:table-cell office:value-type="float" office:value="21393808" calcext:value-type="float">
            <text:p>21393808</text:p>
          </table:table-cell>
          <table:table-cell office:value-type="float" office:value="21615568" calcext:value-type="float">
            <text:p>21615568</text:p>
          </table:table-cell>
          <table:table-cell office:value-type="float" office:value="21727848" calcext:value-type="float">
            <text:p>21727848</text:p>
          </table:table-cell>
          <table:table-cell office:value-type="float" office:value="22047568" calcext:value-type="float">
            <text:p>22047568</text:p>
          </table:table-cell>
          <table:table-cell office:value-type="float" office:value="21497760" calcext:value-type="float">
            <text:p>21497760</text:p>
          </table:table-cell>
          <table:table-cell office:value-type="float" office:value="21700240" calcext:value-type="float">
            <text:p>21700240</text:p>
          </table:table-cell>
          <table:table-cell office:value-type="float" office:value="21998984" calcext:value-type="float">
            <text:p>21998984</text:p>
          </table:table-cell>
          <table:table-cell table:number-columns-repeated="9"/>
        </table:table-row>
        <table:table-row table:style-name="ro1">
          <table:table-cell office:value-type="float" office:value="21395240" calcext:value-type="float">
            <text:p>21395240</text:p>
          </table:table-cell>
          <table:table-cell office:value-type="float" office:value="21615904" calcext:value-type="float">
            <text:p>21615904</text:p>
          </table:table-cell>
          <table:table-cell office:value-type="float" office:value="21729416" calcext:value-type="float">
            <text:p>21729416</text:p>
          </table:table-cell>
          <table:table-cell office:value-type="float" office:value="22048416" calcext:value-type="float">
            <text:p>22048416</text:p>
          </table:table-cell>
          <table:table-cell office:value-type="float" office:value="21499608" calcext:value-type="float">
            <text:p>21499608</text:p>
          </table:table-cell>
          <table:table-cell office:value-type="float" office:value="21700912" calcext:value-type="float">
            <text:p>21700912</text:p>
          </table:table-cell>
          <table:table-cell office:value-type="float" office:value="21999504" calcext:value-type="float">
            <text:p>21999504</text:p>
          </table:table-cell>
          <table:table-cell table:number-columns-repeated="9"/>
        </table:table-row>
        <table:table-row table:style-name="ro1">
          <table:table-cell office:value-type="float" office:value="21395352" calcext:value-type="float">
            <text:p>21395352</text:p>
          </table:table-cell>
          <table:table-cell office:value-type="float" office:value="21616512" calcext:value-type="float">
            <text:p>21616512</text:p>
          </table:table-cell>
          <table:table-cell office:value-type="float" office:value="21729960" calcext:value-type="float">
            <text:p>21729960</text:p>
          </table:table-cell>
          <table:table-cell office:value-type="float" office:value="22048784" calcext:value-type="float">
            <text:p>22048784</text:p>
          </table:table-cell>
          <table:table-cell office:value-type="float" office:value="21502392" calcext:value-type="float">
            <text:p>21502392</text:p>
          </table:table-cell>
          <table:table-cell office:value-type="float" office:value="21701256" calcext:value-type="float">
            <text:p>21701256</text:p>
          </table:table-cell>
          <table:table-cell office:value-type="float" office:value="22000440" calcext:value-type="float">
            <text:p>22000440</text:p>
          </table:table-cell>
          <table:table-cell table:number-columns-repeated="9"/>
        </table:table-row>
        <table:table-row table:style-name="ro1">
          <table:table-cell office:value-type="float" office:value="21395368" calcext:value-type="float">
            <text:p>21395368</text:p>
          </table:table-cell>
          <table:table-cell office:value-type="float" office:value="21617456" calcext:value-type="float">
            <text:p>21617456</text:p>
          </table:table-cell>
          <table:table-cell office:value-type="float" office:value="21730104" calcext:value-type="float">
            <text:p>21730104</text:p>
          </table:table-cell>
          <table:table-cell office:value-type="float" office:value="22049128" calcext:value-type="float">
            <text:p>22049128</text:p>
          </table:table-cell>
          <table:table-cell office:value-type="float" office:value="21502416" calcext:value-type="float">
            <text:p>21502416</text:p>
          </table:table-cell>
          <table:table-cell office:value-type="float" office:value="21701360" calcext:value-type="float">
            <text:p>21701360</text:p>
          </table:table-cell>
          <table:table-cell office:value-type="float" office:value="22000728" calcext:value-type="float">
            <text:p>22000728</text:p>
          </table:table-cell>
          <table:table-cell table:number-columns-repeated="9"/>
        </table:table-row>
        <table:table-row table:style-name="ro1">
          <table:table-cell office:value-type="float" office:value="21395496" calcext:value-type="float">
            <text:p>21395496</text:p>
          </table:table-cell>
          <table:table-cell office:value-type="float" office:value="21618496" calcext:value-type="float">
            <text:p>21618496</text:p>
          </table:table-cell>
          <table:table-cell office:value-type="float" office:value="21730216" calcext:value-type="float">
            <text:p>21730216</text:p>
          </table:table-cell>
          <table:table-cell office:value-type="float" office:value="22049256" calcext:value-type="float">
            <text:p>22049256</text:p>
          </table:table-cell>
          <table:table-cell office:value-type="float" office:value="21502992" calcext:value-type="float">
            <text:p>21502992</text:p>
          </table:table-cell>
          <table:table-cell office:value-type="float" office:value="21701976" calcext:value-type="float">
            <text:p>21701976</text:p>
          </table:table-cell>
          <table:table-cell office:value-type="float" office:value="22000952" calcext:value-type="float">
            <text:p>22000952</text:p>
          </table:table-cell>
          <table:table-cell table:number-columns-repeated="9"/>
        </table:table-row>
        <table:table-row table:style-name="ro1">
          <table:table-cell office:value-type="float" office:value="21396984" calcext:value-type="float">
            <text:p>21396984</text:p>
          </table:table-cell>
          <table:table-cell office:value-type="float" office:value="21618552" calcext:value-type="float">
            <text:p>21618552</text:p>
          </table:table-cell>
          <table:table-cell office:value-type="float" office:value="21730792" calcext:value-type="float">
            <text:p>21730792</text:p>
          </table:table-cell>
          <table:table-cell office:value-type="float" office:value="22049792" calcext:value-type="float">
            <text:p>22049792</text:p>
          </table:table-cell>
          <table:table-cell office:value-type="float" office:value="21503312" calcext:value-type="float">
            <text:p>21503312</text:p>
          </table:table-cell>
          <table:table-cell office:value-type="float" office:value="21705016" calcext:value-type="float">
            <text:p>21705016</text:p>
          </table:table-cell>
          <table:table-cell office:value-type="float" office:value="22001320" calcext:value-type="float">
            <text:p>22001320</text:p>
          </table:table-cell>
          <table:table-cell table:number-columns-repeated="9"/>
        </table:table-row>
        <table:table-row table:style-name="ro1">
          <table:table-cell office:value-type="float" office:value="21397656" calcext:value-type="float">
            <text:p>21397656</text:p>
          </table:table-cell>
          <table:table-cell office:value-type="float" office:value="21620304" calcext:value-type="float">
            <text:p>21620304</text:p>
          </table:table-cell>
          <table:table-cell office:value-type="float" office:value="21732152" calcext:value-type="float">
            <text:p>21732152</text:p>
          </table:table-cell>
          <table:table-cell office:value-type="float" office:value="22051488" calcext:value-type="float">
            <text:p>22051488</text:p>
          </table:table-cell>
          <table:table-cell office:value-type="float" office:value="21504056" calcext:value-type="float">
            <text:p>21504056</text:p>
          </table:table-cell>
          <table:table-cell office:value-type="float" office:value="21705344" calcext:value-type="float">
            <text:p>21705344</text:p>
          </table:table-cell>
          <table:table-cell office:value-type="float" office:value="22002552" calcext:value-type="float">
            <text:p>22002552</text:p>
          </table:table-cell>
          <table:table-cell table:number-columns-repeated="9"/>
        </table:table-row>
        <table:table-row table:style-name="ro1">
          <table:table-cell office:value-type="float" office:value="21398104" calcext:value-type="float">
            <text:p>21398104</text:p>
          </table:table-cell>
          <table:table-cell office:value-type="float" office:value="21620376" calcext:value-type="float">
            <text:p>21620376</text:p>
          </table:table-cell>
          <table:table-cell office:value-type="float" office:value="21733136" calcext:value-type="float">
            <text:p>21733136</text:p>
          </table:table-cell>
          <table:table-cell office:value-type="float" office:value="22052448" calcext:value-type="float">
            <text:p>22052448</text:p>
          </table:table-cell>
          <table:table-cell office:value-type="float" office:value="21504272" calcext:value-type="float">
            <text:p>21504272</text:p>
          </table:table-cell>
          <table:table-cell office:value-type="float" office:value="21705592" calcext:value-type="float">
            <text:p>21705592</text:p>
          </table:table-cell>
          <table:table-cell office:value-type="float" office:value="22004304" calcext:value-type="float">
            <text:p>22004304</text:p>
          </table:table-cell>
          <table:table-cell table:number-columns-repeated="9"/>
        </table:table-row>
        <table:table-row table:style-name="ro1">
          <table:table-cell office:value-type="float" office:value="21398568" calcext:value-type="float">
            <text:p>21398568</text:p>
          </table:table-cell>
          <table:table-cell office:value-type="float" office:value="21620448" calcext:value-type="float">
            <text:p>21620448</text:p>
          </table:table-cell>
          <table:table-cell office:value-type="float" office:value="21733472" calcext:value-type="float">
            <text:p>21733472</text:p>
          </table:table-cell>
          <table:table-cell office:value-type="float" office:value="22052480" calcext:value-type="float">
            <text:p>22052480</text:p>
          </table:table-cell>
          <table:table-cell office:value-type="float" office:value="21504648" calcext:value-type="float">
            <text:p>21504648</text:p>
          </table:table-cell>
          <table:table-cell office:value-type="float" office:value="21705624" calcext:value-type="float">
            <text:p>21705624</text:p>
          </table:table-cell>
          <table:table-cell office:value-type="float" office:value="22004888" calcext:value-type="float">
            <text:p>22004888</text:p>
          </table:table-cell>
          <table:table-cell table:number-columns-repeated="9"/>
        </table:table-row>
        <table:table-row table:style-name="ro1">
          <table:table-cell office:value-type="float" office:value="21399616" calcext:value-type="float">
            <text:p>21399616</text:p>
          </table:table-cell>
          <table:table-cell office:value-type="float" office:value="21621840" calcext:value-type="float">
            <text:p>21621840</text:p>
          </table:table-cell>
          <table:table-cell office:value-type="float" office:value="21736624" calcext:value-type="float">
            <text:p>21736624</text:p>
          </table:table-cell>
          <table:table-cell office:value-type="float" office:value="22053304" calcext:value-type="float">
            <text:p>22053304</text:p>
          </table:table-cell>
          <table:table-cell office:value-type="float" office:value="21504880" calcext:value-type="float">
            <text:p>21504880</text:p>
          </table:table-cell>
          <table:table-cell office:value-type="float" office:value="21706224" calcext:value-type="float">
            <text:p>21706224</text:p>
          </table:table-cell>
          <table:table-cell office:value-type="float" office:value="22005320" calcext:value-type="float">
            <text:p>22005320</text:p>
          </table:table-cell>
          <table:table-cell table:number-columns-repeated="9"/>
        </table:table-row>
        <table:table-row table:style-name="ro1">
          <table:table-cell office:value-type="float" office:value="21400320" calcext:value-type="float">
            <text:p>21400320</text:p>
          </table:table-cell>
          <table:table-cell office:value-type="float" office:value="21622528" calcext:value-type="float">
            <text:p>21622528</text:p>
          </table:table-cell>
          <table:table-cell office:value-type="float" office:value="21736744" calcext:value-type="float">
            <text:p>21736744</text:p>
          </table:table-cell>
          <table:table-cell office:value-type="float" office:value="22053520" calcext:value-type="float">
            <text:p>22053520</text:p>
          </table:table-cell>
          <table:table-cell office:value-type="float" office:value="21505672" calcext:value-type="float">
            <text:p>21505672</text:p>
          </table:table-cell>
          <table:table-cell office:value-type="float" office:value="21706472" calcext:value-type="float">
            <text:p>21706472</text:p>
          </table:table-cell>
          <table:table-cell office:value-type="float" office:value="22008296" calcext:value-type="float">
            <text:p>22008296</text:p>
          </table:table-cell>
          <table:table-cell table:number-columns-repeated="9"/>
        </table:table-row>
        <table:table-row table:style-name="ro1">
          <table:table-cell office:value-type="float" office:value="21401008" calcext:value-type="float">
            <text:p>21401008</text:p>
          </table:table-cell>
          <table:table-cell office:value-type="float" office:value="21622856" calcext:value-type="float">
            <text:p>21622856</text:p>
          </table:table-cell>
          <table:table-cell office:value-type="float" office:value="21739808" calcext:value-type="float">
            <text:p>21739808</text:p>
          </table:table-cell>
          <table:table-cell office:value-type="float" office:value="22053672" calcext:value-type="float">
            <text:p>22053672</text:p>
          </table:table-cell>
          <table:table-cell office:value-type="float" office:value="21506104" calcext:value-type="float">
            <text:p>21506104</text:p>
          </table:table-cell>
          <table:table-cell office:value-type="float" office:value="21706608" calcext:value-type="float">
            <text:p>21706608</text:p>
          </table:table-cell>
          <table:table-cell office:value-type="float" office:value="22008392" calcext:value-type="float">
            <text:p>22008392</text:p>
          </table:table-cell>
          <table:table-cell table:number-columns-repeated="9"/>
        </table:table-row>
        <table:table-row table:style-name="ro1">
          <table:table-cell office:value-type="float" office:value="21401056" calcext:value-type="float">
            <text:p>21401056</text:p>
          </table:table-cell>
          <table:table-cell office:value-type="float" office:value="21623712" calcext:value-type="float">
            <text:p>21623712</text:p>
          </table:table-cell>
          <table:table-cell office:value-type="float" office:value="21740224" calcext:value-type="float">
            <text:p>21740224</text:p>
          </table:table-cell>
          <table:table-cell office:value-type="float" office:value="22053920" calcext:value-type="float">
            <text:p>22053920</text:p>
          </table:table-cell>
          <table:table-cell office:value-type="float" office:value="21509096" calcext:value-type="float">
            <text:p>21509096</text:p>
          </table:table-cell>
          <table:table-cell office:value-type="float" office:value="21706624" calcext:value-type="float">
            <text:p>21706624</text:p>
          </table:table-cell>
          <table:table-cell office:value-type="float" office:value="22010016" calcext:value-type="float">
            <text:p>22010016</text:p>
          </table:table-cell>
          <table:table-cell table:number-columns-repeated="9"/>
        </table:table-row>
        <table:table-row table:style-name="ro1">
          <table:table-cell office:value-type="float" office:value="21401432" calcext:value-type="float">
            <text:p>21401432</text:p>
          </table:table-cell>
          <table:table-cell office:value-type="float" office:value="21625072" calcext:value-type="float">
            <text:p>21625072</text:p>
          </table:table-cell>
          <table:table-cell office:value-type="float" office:value="21740304" calcext:value-type="float">
            <text:p>21740304</text:p>
          </table:table-cell>
          <table:table-cell office:value-type="float" office:value="22053968" calcext:value-type="float">
            <text:p>22053968</text:p>
          </table:table-cell>
          <table:table-cell office:value-type="float" office:value="21509328" calcext:value-type="float">
            <text:p>21509328</text:p>
          </table:table-cell>
          <table:table-cell office:value-type="float" office:value="21707488" calcext:value-type="float">
            <text:p>21707488</text:p>
          </table:table-cell>
          <table:table-cell office:value-type="float" office:value="22012024" calcext:value-type="float">
            <text:p>22012024</text:p>
          </table:table-cell>
          <table:table-cell table:number-columns-repeated="9"/>
        </table:table-row>
        <table:table-row table:style-name="ro1">
          <table:table-cell office:value-type="float" office:value="21402744" calcext:value-type="float">
            <text:p>21402744</text:p>
          </table:table-cell>
          <table:table-cell office:value-type="float" office:value="21625720" calcext:value-type="float">
            <text:p>21625720</text:p>
          </table:table-cell>
          <table:table-cell office:value-type="float" office:value="21740328" calcext:value-type="float">
            <text:p>21740328</text:p>
          </table:table-cell>
          <table:table-cell office:value-type="float" office:value="22054112" calcext:value-type="float">
            <text:p>22054112</text:p>
          </table:table-cell>
          <table:table-cell office:value-type="float" office:value="21509736" calcext:value-type="float">
            <text:p>21509736</text:p>
          </table:table-cell>
          <table:table-cell office:value-type="float" office:value="21709208" calcext:value-type="float">
            <text:p>21709208</text:p>
          </table:table-cell>
          <table:table-cell office:value-type="float" office:value="22013016" calcext:value-type="float">
            <text:p>22013016</text:p>
          </table:table-cell>
          <table:table-cell table:number-columns-repeated="9"/>
        </table:table-row>
        <table:table-row table:style-name="ro1">
          <table:table-cell office:value-type="float" office:value="21402968" calcext:value-type="float">
            <text:p>21402968</text:p>
          </table:table-cell>
          <table:table-cell office:value-type="float" office:value="21626976" calcext:value-type="float">
            <text:p>21626976</text:p>
          </table:table-cell>
          <table:table-cell office:value-type="float" office:value="21741264" calcext:value-type="float">
            <text:p>21741264</text:p>
          </table:table-cell>
          <table:table-cell office:value-type="float" office:value="22054992" calcext:value-type="float">
            <text:p>22054992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709584" calcext:value-type="float">
            <text:p>21709584</text:p>
          </table:table-cell>
          <table:table-cell office:value-type="float" office:value="22013224" calcext:value-type="float">
            <text:p>22013224</text:p>
          </table:table-cell>
          <table:table-cell table:number-columns-repeated="9"/>
        </table:table-row>
        <table:table-row table:style-name="ro1">
          <table:table-cell office:value-type="float" office:value="21403872" calcext:value-type="float">
            <text:p>21403872</text:p>
          </table:table-cell>
          <table:table-cell office:value-type="float" office:value="21628216" calcext:value-type="float">
            <text:p>21628216</text:p>
          </table:table-cell>
          <table:table-cell office:value-type="float" office:value="21741680" calcext:value-type="float">
            <text:p>21741680</text:p>
          </table:table-cell>
          <table:table-cell office:value-type="float" office:value="22055552" calcext:value-type="float">
            <text:p>22055552</text:p>
          </table:table-cell>
          <table:table-cell office:value-type="float" office:value="21510160" calcext:value-type="float">
            <text:p>21510160</text:p>
          </table:table-cell>
          <table:table-cell office:value-type="float" office:value="21709592" calcext:value-type="float">
            <text:p>21709592</text:p>
          </table:table-cell>
          <table:table-cell office:value-type="float" office:value="22013240" calcext:value-type="float">
            <text:p>22013240</text:p>
          </table:table-cell>
          <table:table-cell table:number-columns-repeated="9"/>
        </table:table-row>
        <table:table-row table:style-name="ro1">
          <table:table-cell office:value-type="float" office:value="21404360" calcext:value-type="float">
            <text:p>21404360</text:p>
          </table:table-cell>
          <table:table-cell office:value-type="float" office:value="21628800" calcext:value-type="float">
            <text:p>21628800</text:p>
          </table:table-cell>
          <table:table-cell office:value-type="float" office:value="21742232" calcext:value-type="float">
            <text:p>21742232</text:p>
          </table:table-cell>
          <table:table-cell office:value-type="float" office:value="22056040" calcext:value-type="float">
            <text:p>22056040</text:p>
          </table:table-cell>
          <table:table-cell office:value-type="float" office:value="21511024" calcext:value-type="float">
            <text:p>21511024</text:p>
          </table:table-cell>
          <table:table-cell office:value-type="float" office:value="21710408" calcext:value-type="float">
            <text:p>21710408</text:p>
          </table:table-cell>
          <table:table-cell office:value-type="float" office:value="22013608" calcext:value-type="float">
            <text:p>22013608</text:p>
          </table:table-cell>
          <table:table-cell table:number-columns-repeated="9"/>
        </table:table-row>
        <table:table-row table:style-name="ro1">
          <table:table-cell office:value-type="float" office:value="21404760" calcext:value-type="float">
            <text:p>214047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743624" calcext:value-type="float">
            <text:p>21743624</text:p>
          </table:table-cell>
          <table:table-cell office:value-type="float" office:value="22056216" calcext:value-type="float">
            <text:p>22056216</text:p>
          </table:table-cell>
          <table:table-cell office:value-type="float" office:value="21512536" calcext:value-type="float">
            <text:p>21512536</text:p>
          </table:table-cell>
          <table:table-cell office:value-type="float" office:value="21711848" calcext:value-type="float">
            <text:p>21711848</text:p>
          </table:table-cell>
          <table:table-cell office:value-type="float" office:value="22015400" calcext:value-type="float">
            <text:p>22015400</text:p>
          </table:table-cell>
          <table:table-cell table:number-columns-repeated="9"/>
        </table:table-row>
        <table:table-row table:style-name="ro1">
          <table:table-cell office:value-type="float" office:value="21405072" calcext:value-type="float">
            <text:p>21405072</text:p>
          </table:table-cell>
          <table:table-cell office:value-type="float" office:value="21629336" calcext:value-type="float">
            <text:p>21629336</text:p>
          </table:table-cell>
          <table:table-cell office:value-type="float" office:value="21743872" calcext:value-type="float">
            <text:p>21743872</text:p>
          </table:table-cell>
          <table:table-cell office:value-type="float" office:value="22056776" calcext:value-type="float">
            <text:p>22056776</text:p>
          </table:table-cell>
          <table:table-cell office:value-type="float" office:value="21513696" calcext:value-type="float">
            <text:p>21513696</text:p>
          </table:table-cell>
          <table:table-cell office:value-type="float" office:value="21712568" calcext:value-type="float">
            <text:p>21712568</text:p>
          </table:table-cell>
          <table:table-cell office:value-type="float" office:value="22017040" calcext:value-type="float">
            <text:p>22017040</text:p>
          </table:table-cell>
          <table:table-cell table:number-columns-repeated="9"/>
        </table:table-row>
        <table:table-row table:style-name="ro1">
          <table:table-cell office:value-type="float" office:value="21405760" calcext:value-type="float">
            <text:p>21405760</text:p>
          </table:table-cell>
          <table:table-cell office:value-type="float" office:value="21629552" calcext:value-type="float">
            <text:p>21629552</text:p>
          </table:table-cell>
          <table:table-cell office:value-type="float" office:value="21745360" calcext:value-type="float">
            <text:p>21745360</text:p>
          </table:table-cell>
          <table:table-cell office:value-type="float" office:value="22058440" calcext:value-type="float">
            <text:p>22058440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713872" calcext:value-type="float">
            <text:p>21713872</text:p>
          </table:table-cell>
          <table:table-cell office:value-type="float" office:value="22018824" calcext:value-type="float">
            <text:p>22018824</text:p>
          </table:table-cell>
          <table:table-cell table:number-columns-repeated="9"/>
        </table:table-row>
        <table:table-row table:style-name="ro1">
          <table:table-cell office:value-type="float" office:value="21405880" calcext:value-type="float">
            <text:p>21405880</text:p>
          </table:table-cell>
          <table:table-cell office:value-type="float" office:value="21632320" calcext:value-type="float">
            <text:p>21632320</text:p>
          </table:table-cell>
          <table:table-cell office:value-type="float" office:value="21745752" calcext:value-type="float">
            <text:p>21745752</text:p>
          </table:table-cell>
          <table:table-cell office:value-type="float" office:value="22058728" calcext:value-type="float">
            <text:p>22058728</text:p>
          </table:table-cell>
          <table:table-cell office:value-type="float" office:value="21514352" calcext:value-type="float">
            <text:p>21514352</text:p>
          </table:table-cell>
          <table:table-cell office:value-type="float" office:value="21714640" calcext:value-type="float">
            <text:p>21714640</text:p>
          </table:table-cell>
          <table:table-cell office:value-type="float" office:value="22019280" calcext:value-type="float">
            <text:p>22019280</text:p>
          </table:table-cell>
          <table:table-cell table:number-columns-repeated="9"/>
        </table:table-row>
        <table:table-row table:style-name="ro1">
          <table:table-cell office:value-type="float" office:value="21407976" calcext:value-type="float">
            <text:p>21407976</text:p>
          </table:table-cell>
          <table:table-cell office:value-type="float" office:value="21632760" calcext:value-type="float">
            <text:p>21632760</text:p>
          </table:table-cell>
          <table:table-cell office:value-type="float" office:value="21746000" calcext:value-type="float">
            <text:p>21746000</text:p>
          </table:table-cell>
          <table:table-cell office:value-type="float" office:value="22060216" calcext:value-type="float">
            <text:p>22060216</text:p>
          </table:table-cell>
          <table:table-cell office:value-type="float" office:value="21514864" calcext:value-type="float">
            <text:p>21514864</text:p>
          </table:table-cell>
          <table:table-cell office:value-type="float" office:value="21715208" calcext:value-type="float">
            <text:p>21715208</text:p>
          </table:table-cell>
          <table:table-cell office:value-type="float" office:value="22019456" calcext:value-type="float">
            <text:p>22019456</text:p>
          </table:table-cell>
          <table:table-cell table:number-columns-repeated="9"/>
        </table:table-row>
        <table:table-row table:style-name="ro1">
          <table:table-cell office:value-type="float" office:value="21409056" calcext:value-type="float">
            <text:p>21409056</text:p>
          </table:table-cell>
          <table:table-cell office:value-type="float" office:value="21634776" calcext:value-type="float">
            <text:p>21634776</text:p>
          </table:table-cell>
          <table:table-cell office:value-type="float" office:value="21746736" calcext:value-type="float">
            <text:p>21746736</text:p>
          </table:table-cell>
          <table:table-cell office:value-type="float" office:value="22061192" calcext:value-type="float">
            <text:p>22061192</text:p>
          </table:table-cell>
          <table:table-cell office:value-type="float" office:value="21515312" calcext:value-type="float">
            <text:p>21515312</text:p>
          </table:table-cell>
          <table:table-cell office:value-type="float" office:value="21716128" calcext:value-type="float">
            <text:p>21716128</text:p>
          </table:table-cell>
          <table:table-cell office:value-type="float" office:value="22020408" calcext:value-type="float">
            <text:p>22020408</text:p>
          </table:table-cell>
          <table:table-cell table:number-columns-repeated="9"/>
        </table:table-row>
        <table:table-row table:style-name="ro1">
          <table:table-cell office:value-type="float" office:value="21409064" calcext:value-type="float">
            <text:p>21409064</text:p>
          </table:table-cell>
          <table:table-cell office:value-type="float" office:value="21635272" calcext:value-type="float">
            <text:p>21635272</text:p>
          </table:table-cell>
          <table:table-cell office:value-type="float" office:value="21746816" calcext:value-type="float">
            <text:p>21746816</text:p>
          </table:table-cell>
          <table:table-cell office:value-type="float" office:value="22061440" calcext:value-type="float">
            <text:p>22061440</text:p>
          </table:table-cell>
          <table:table-cell office:value-type="float" office:value="21516440" calcext:value-type="float">
            <text:p>21516440</text:p>
          </table:table-cell>
          <table:table-cell office:value-type="float" office:value="21716312" calcext:value-type="float">
            <text:p>21716312</text:p>
          </table:table-cell>
          <table:table-cell office:value-type="float" office:value="22021472" calcext:value-type="float">
            <text:p>22021472</text:p>
          </table:table-cell>
          <table:table-cell table:number-columns-repeated="9"/>
        </table:table-row>
        <table:table-row table:style-name="ro1">
          <table:table-cell office:value-type="float" office:value="21410312" calcext:value-type="float">
            <text:p>21410312</text:p>
          </table:table-cell>
          <table:table-cell office:value-type="float" office:value="21635672" calcext:value-type="float">
            <text:p>21635672</text:p>
          </table:table-cell>
          <table:table-cell office:value-type="float" office:value="21748208" calcext:value-type="float">
            <text:p>21748208</text:p>
          </table:table-cell>
          <table:table-cell office:value-type="float" office:value="22062728" calcext:value-type="float">
            <text:p>22062728</text:p>
          </table:table-cell>
          <table:table-cell office:value-type="float" office:value="21517464" calcext:value-type="float">
            <text:p>21517464</text:p>
          </table:table-cell>
          <table:table-cell office:value-type="float" office:value="21716320" calcext:value-type="float">
            <text:p>21716320</text:p>
          </table:table-cell>
          <table:table-cell office:value-type="float" office:value="22025352" calcext:value-type="float">
            <text:p>22025352</text:p>
          </table:table-cell>
          <table:table-cell table:number-columns-repeated="9"/>
        </table:table-row>
        <table:table-row table:style-name="ro1">
          <table:table-cell office:value-type="float" office:value="21411064" calcext:value-type="float">
            <text:p>21411064</text:p>
          </table:table-cell>
          <table:table-cell office:value-type="float" office:value="21636320" calcext:value-type="float">
            <text:p>21636320</text:p>
          </table:table-cell>
          <table:table-cell office:value-type="float" office:value="21749096" calcext:value-type="float">
            <text:p>21749096</text:p>
          </table:table-cell>
          <table:table-cell office:value-type="float" office:value="22062984" calcext:value-type="float">
            <text:p>22062984</text:p>
          </table:table-cell>
          <table:table-cell office:value-type="float" office:value="21518824" calcext:value-type="float">
            <text:p>21518824</text:p>
          </table:table-cell>
          <table:table-cell office:value-type="float" office:value="21716720" calcext:value-type="float">
            <text:p>21716720</text:p>
          </table:table-cell>
          <table:table-cell office:value-type="float" office:value="22025800" calcext:value-type="float">
            <text:p>22025800</text:p>
          </table:table-cell>
          <table:table-cell table:number-columns-repeated="9"/>
        </table:table-row>
        <table:table-row table:style-name="ro1">
          <table:table-cell office:value-type="float" office:value="21411344" calcext:value-type="float">
            <text:p>21411344</text:p>
          </table:table-cell>
          <table:table-cell office:value-type="float" office:value="21636440" calcext:value-type="float">
            <text:p>21636440</text:p>
          </table:table-cell>
          <table:table-cell office:value-type="float" office:value="21750512" calcext:value-type="float">
            <text:p>21750512</text:p>
          </table:table-cell>
          <table:table-cell office:value-type="float" office:value="22063832" calcext:value-type="float">
            <text:p>22063832</text:p>
          </table:table-cell>
          <table:table-cell office:value-type="float" office:value="21520128" calcext:value-type="float">
            <text:p>21520128</text:p>
          </table:table-cell>
          <table:table-cell office:value-type="float" office:value="21716736" calcext:value-type="float">
            <text:p>21716736</text:p>
          </table:table-cell>
          <table:table-cell office:value-type="float" office:value="22026424" calcext:value-type="float">
            <text:p>22026424</text:p>
          </table:table-cell>
          <table:table-cell table:number-columns-repeated="9"/>
        </table:table-row>
        <table:table-row table:style-name="ro1">
          <table:table-cell office:value-type="float" office:value="21411712" calcext:value-type="float">
            <text:p>21411712</text:p>
          </table:table-cell>
          <table:table-cell office:value-type="float" office:value="21637328" calcext:value-type="float">
            <text:p>21637328</text:p>
          </table:table-cell>
          <table:table-cell office:value-type="float" office:value="21756008" calcext:value-type="float">
            <text:p>21756008</text:p>
          </table:table-cell>
          <table:table-cell office:value-type="float" office:value="22064368" calcext:value-type="float">
            <text:p>22064368</text:p>
          </table:table-cell>
          <table:table-cell office:value-type="float" office:value="21523648" calcext:value-type="float">
            <text:p>21523648</text:p>
          </table:table-cell>
          <table:table-cell office:value-type="float" office:value="21717888" calcext:value-type="float">
            <text:p>21717888</text:p>
          </table:table-cell>
          <table:table-cell office:value-type="float" office:value="22026856" calcext:value-type="float">
            <text:p>22026856</text:p>
          </table:table-cell>
          <table:table-cell table:number-columns-repeated="9"/>
        </table:table-row>
        <table:table-row table:style-name="ro1">
          <table:table-cell office:value-type="float" office:value="21412632" calcext:value-type="float">
            <text:p>21412632</text:p>
          </table:table-cell>
          <table:table-cell office:value-type="float" office:value="21640320" calcext:value-type="float">
            <text:p>21640320</text:p>
          </table:table-cell>
          <table:table-cell office:value-type="float" office:value="21756120" calcext:value-type="float">
            <text:p>21756120</text:p>
          </table:table-cell>
          <table:table-cell office:value-type="float" office:value="22066160" calcext:value-type="float">
            <text:p>22066160</text:p>
          </table:table-cell>
          <table:table-cell office:value-type="float" office:value="21523800" calcext:value-type="float">
            <text:p>21523800</text:p>
          </table:table-cell>
          <table:table-cell office:value-type="float" office:value="21717920" calcext:value-type="float">
            <text:p>21717920</text:p>
          </table:table-cell>
          <table:table-cell office:value-type="float" office:value="22027648" calcext:value-type="float">
            <text:p>22027648</text:p>
          </table:table-cell>
          <table:table-cell table:number-columns-repeated="9"/>
        </table:table-row>
        <table:table-row table:style-name="ro1">
          <table:table-cell office:value-type="float" office:value="21413888" calcext:value-type="float">
            <text:p>21413888</text:p>
          </table:table-cell>
          <table:table-cell office:value-type="float" office:value="21643944" calcext:value-type="float">
            <text:p>21643944</text:p>
          </table:table-cell>
          <table:table-cell office:value-type="float" office:value="21756880" calcext:value-type="float">
            <text:p>21756880</text:p>
          </table:table-cell>
          <table:table-cell office:value-type="float" office:value="22067568" calcext:value-type="float">
            <text:p>22067568</text:p>
          </table:table-cell>
          <table:table-cell office:value-type="float" office:value="21523864" calcext:value-type="float">
            <text:p>21523864</text:p>
          </table:table-cell>
          <table:table-cell office:value-type="float" office:value="21718240" calcext:value-type="float">
            <text:p>21718240</text:p>
          </table:table-cell>
          <table:table-cell office:value-type="float" office:value="22029064" calcext:value-type="float">
            <text:p>22029064</text:p>
          </table:table-cell>
          <table:table-cell table:number-columns-repeated="9"/>
        </table:table-row>
        <table:table-row table:style-name="ro1">
          <table:table-cell office:value-type="float" office:value="21414104" calcext:value-type="float">
            <text:p>21414104</text:p>
          </table:table-cell>
          <table:table-cell office:value-type="float" office:value="21644208" calcext:value-type="float">
            <text:p>21644208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2067600" calcext:value-type="float">
            <text:p>22067600</text:p>
          </table:table-cell>
          <table:table-cell office:value-type="float" office:value="21524448" calcext:value-type="float">
            <text:p>21524448</text:p>
          </table:table-cell>
          <table:table-cell office:value-type="float" office:value="21718496" calcext:value-type="float">
            <text:p>21718496</text:p>
          </table:table-cell>
          <table:table-cell office:value-type="float" office:value="22029240" calcext:value-type="float">
            <text:p>22029240</text:p>
          </table:table-cell>
          <table:table-cell table:number-columns-repeated="9"/>
        </table:table-row>
        <table:table-row table:style-name="ro1">
          <table:table-cell office:value-type="float" office:value="21415280" calcext:value-type="float">
            <text:p>21415280</text:p>
          </table:table-cell>
          <table:table-cell office:value-type="float" office:value="21644256" calcext:value-type="float">
            <text:p>21644256</text:p>
          </table:table-cell>
          <table:table-cell office:value-type="float" office:value="21758696" calcext:value-type="float">
            <text:p>21758696</text:p>
          </table:table-cell>
          <table:table-cell office:value-type="float" office:value="22070056" calcext:value-type="float">
            <text:p>22070056</text:p>
          </table:table-cell>
          <table:table-cell office:value-type="float" office:value="21525992" calcext:value-type="float">
            <text:p>21525992</text:p>
          </table:table-cell>
          <table:table-cell office:value-type="float" office:value="21719240" calcext:value-type="float">
            <text:p>21719240</text:p>
          </table:table-cell>
          <table:table-cell office:value-type="float" office:value="22029992" calcext:value-type="float">
            <text:p>22029992</text:p>
          </table:table-cell>
          <table:table-cell table:number-columns-repeated="9"/>
        </table:table-row>
        <table:table-row table:style-name="ro1">
          <table:table-cell office:value-type="float" office:value="21417928" calcext:value-type="float">
            <text:p>21417928</text:p>
          </table:table-cell>
          <table:table-cell office:value-type="float" office:value="21645712" calcext:value-type="float">
            <text:p>21645712</text:p>
          </table:table-cell>
          <table:table-cell office:value-type="float" office:value="21758752" calcext:value-type="float">
            <text:p>21758752</text:p>
          </table:table-cell>
          <table:table-cell office:value-type="float" office:value="22070096" calcext:value-type="float">
            <text:p>22070096</text:p>
          </table:table-cell>
          <table:table-cell office:value-type="float" office:value="21527824" calcext:value-type="float">
            <text:p>21527824</text:p>
          </table:table-cell>
          <table:table-cell office:value-type="float" office:value="21719272" calcext:value-type="float">
            <text:p>21719272</text:p>
          </table:table-cell>
          <table:table-cell office:value-type="float" office:value="22031240" calcext:value-type="float">
            <text:p>22031240</text:p>
          </table:table-cell>
          <table:table-cell table:number-columns-repeated="9"/>
        </table:table-row>
        <table:table-row table:style-name="ro1">
          <table:table-cell office:value-type="float" office:value="21418112" calcext:value-type="float">
            <text:p>21418112</text:p>
          </table:table-cell>
          <table:table-cell office:value-type="float" office:value="21646040" calcext:value-type="float">
            <text:p>21646040</text:p>
          </table:table-cell>
          <table:table-cell office:value-type="float" office:value="21758800" calcext:value-type="float">
            <text:p>21758800</text:p>
          </table:table-cell>
          <table:table-cell office:value-type="float" office:value="22073104" calcext:value-type="float">
            <text:p>22073104</text:p>
          </table:table-cell>
          <table:table-cell office:value-type="float" office:value="21528336" calcext:value-type="float">
            <text:p>21528336</text:p>
          </table:table-cell>
          <table:table-cell office:value-type="float" office:value="21719856" calcext:value-type="float">
            <text:p>21719856</text:p>
          </table:table-cell>
          <table:table-cell office:value-type="float" office:value="22031352" calcext:value-type="float">
            <text:p>22031352</text:p>
          </table:table-cell>
          <table:table-cell table:number-columns-repeated="9"/>
        </table:table-row>
        <table:table-row table:style-name="ro1">
          <table:table-cell office:value-type="float" office:value="21418448" calcext:value-type="float">
            <text:p>21418448</text:p>
          </table:table-cell>
          <table:table-cell office:value-type="float" office:value="21646192" calcext:value-type="float">
            <text:p>21646192</text:p>
          </table:table-cell>
          <table:table-cell office:value-type="float" office:value="21759160" calcext:value-type="float">
            <text:p>21759160</text:p>
          </table:table-cell>
          <table:table-cell office:value-type="float" office:value="22075472" calcext:value-type="float">
            <text:p>22075472</text:p>
          </table:table-cell>
          <table:table-cell office:value-type="float" office:value="21528552" calcext:value-type="float">
            <text:p>21528552</text:p>
          </table:table-cell>
          <table:table-cell office:value-type="float" office:value="21720392" calcext:value-type="float">
            <text:p>21720392</text:p>
          </table:table-cell>
          <table:table-cell office:value-type="float" office:value="22031592" calcext:value-type="float">
            <text:p>22031592</text:p>
          </table:table-cell>
          <table:table-cell table:number-columns-repeated="9"/>
        </table:table-row>
        <table:table-row table:style-name="ro1">
          <table:table-cell office:value-type="float" office:value="21418512" calcext:value-type="float">
            <text:p>21418512</text:p>
          </table:table-cell>
          <table:table-cell office:value-type="float" office:value="21646456" calcext:value-type="float">
            <text:p>21646456</text:p>
          </table:table-cell>
          <table:table-cell office:value-type="float" office:value="21759712" calcext:value-type="float">
            <text:p>21759712</text:p>
          </table:table-cell>
          <table:table-cell office:value-type="float" office:value="22077896" calcext:value-type="float">
            <text:p>22077896</text:p>
          </table:table-cell>
          <table:table-cell office:value-type="float" office:value="21529840" calcext:value-type="float">
            <text:p>21529840</text:p>
          </table:table-cell>
          <table:table-cell office:value-type="float" office:value="21720776" calcext:value-type="float">
            <text:p>21720776</text:p>
          </table:table-cell>
          <table:table-cell office:value-type="float" office:value="22033992" calcext:value-type="float">
            <text:p>22033992</text:p>
          </table:table-cell>
          <table:table-cell table:number-columns-repeated="9"/>
        </table:table-row>
        <table:table-row table:style-name="ro1">
          <table:table-cell office:value-type="float" office:value="21418872" calcext:value-type="float">
            <text:p>21418872</text:p>
          </table:table-cell>
          <table:table-cell office:value-type="float" office:value="21646896" calcext:value-type="float">
            <text:p>21646896</text:p>
          </table:table-cell>
          <table:table-cell office:value-type="float" office:value="21759984" calcext:value-type="float">
            <text:p>21759984</text:p>
          </table:table-cell>
          <table:table-cell office:value-type="float" office:value="22078632" calcext:value-type="float">
            <text:p>22078632</text:p>
          </table:table-cell>
          <table:table-cell office:value-type="float" office:value="21530304" calcext:value-type="float">
            <text:p>21530304</text:p>
          </table:table-cell>
          <table:table-cell office:value-type="float" office:value="21722640" calcext:value-type="float">
            <text:p>21722640</text:p>
          </table:table-cell>
          <table:table-cell office:value-type="float" office:value="22034328" calcext:value-type="float">
            <text:p>22034328</text:p>
          </table:table-cell>
          <table:table-cell table:number-columns-repeated="9"/>
        </table:table-row>
        <table:table-row table:style-name="ro1">
          <table:table-cell office:value-type="float" office:value="21419544" calcext:value-type="float">
            <text:p>21419544</text:p>
          </table:table-cell>
          <table:table-cell office:value-type="float" office:value="21648336" calcext:value-type="float">
            <text:p>21648336</text:p>
          </table:table-cell>
          <table:table-cell office:value-type="float" office:value="21760496" calcext:value-type="float">
            <text:p>21760496</text:p>
          </table:table-cell>
          <table:table-cell office:value-type="float" office:value="22080272" calcext:value-type="float">
            <text:p>22080272</text:p>
          </table:table-cell>
          <table:table-cell office:value-type="float" office:value="21530784" calcext:value-type="float">
            <text:p>21530784</text:p>
          </table:table-cell>
          <table:table-cell office:value-type="float" office:value="21722800" calcext:value-type="float">
            <text:p>21722800</text:p>
          </table:table-cell>
          <table:table-cell office:value-type="float" office:value="22035320" calcext:value-type="float">
            <text:p>22035320</text:p>
          </table:table-cell>
          <table:table-cell table:number-columns-repeated="9"/>
        </table:table-row>
        <table:table-row table:style-name="ro1">
          <table:table-cell office:value-type="float" office:value="21420200" calcext:value-type="float">
            <text:p>21420200</text:p>
          </table:table-cell>
          <table:table-cell office:value-type="float" office:value="21650376" calcext:value-type="float">
            <text:p>21650376</text:p>
          </table:table-cell>
          <table:table-cell office:value-type="float" office:value="21760552" calcext:value-type="float">
            <text:p>21760552</text:p>
          </table:table-cell>
          <table:table-cell office:value-type="float" office:value="22080864" calcext:value-type="float">
            <text:p>22080864</text:p>
          </table:table-cell>
          <table:table-cell office:value-type="float" office:value="21531856" calcext:value-type="float">
            <text:p>21531856</text:p>
          </table:table-cell>
          <table:table-cell office:value-type="float" office:value="21723032" calcext:value-type="float">
            <text:p>21723032</text:p>
          </table:table-cell>
          <table:table-cell office:value-type="float" office:value="22035408" calcext:value-type="float">
            <text:p>22035408</text:p>
          </table:table-cell>
          <table:table-cell table:number-columns-repeated="9"/>
        </table:table-row>
        <table:table-row table:style-name="ro1">
          <table:table-cell office:value-type="float" office:value="21421392" calcext:value-type="float">
            <text:p>21421392</text:p>
          </table:table-cell>
          <table:table-cell office:value-type="float" office:value="21650800" calcext:value-type="float">
            <text:p>21650800</text:p>
          </table:table-cell>
          <table:table-cell office:value-type="float" office:value="21760864" calcext:value-type="float">
            <text:p>21760864</text:p>
          </table:table-cell>
          <table:table-cell office:value-type="float" office:value="22081440" calcext:value-type="float">
            <text:p>22081440</text:p>
          </table:table-cell>
          <table:table-cell office:value-type="float" office:value="21532208" calcext:value-type="float">
            <text:p>21532208</text:p>
          </table:table-cell>
          <table:table-cell office:value-type="float" office:value="21723944" calcext:value-type="float">
            <text:p>21723944</text:p>
          </table:table-cell>
          <table:table-cell office:value-type="float" office:value="22039256" calcext:value-type="float">
            <text:p>22039256</text:p>
          </table:table-cell>
          <table:table-cell table:number-columns-repeated="9"/>
        </table:table-row>
        <table:table-row table:style-name="ro1">
          <table:table-cell office:value-type="float" office:value="21421608" calcext:value-type="float">
            <text:p>21421608</text:p>
          </table:table-cell>
          <table:table-cell office:value-type="float" office:value="21651968" calcext:value-type="float">
            <text:p>21651968</text:p>
          </table:table-cell>
          <table:table-cell office:value-type="float" office:value="21761216" calcext:value-type="float">
            <text:p>21761216</text:p>
          </table:table-cell>
          <table:table-cell office:value-type="float" office:value="22081648" calcext:value-type="float">
            <text:p>22081648</text:p>
          </table:table-cell>
          <table:table-cell office:value-type="float" office:value="21532560" calcext:value-type="float">
            <text:p>21532560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39640" calcext:value-type="float">
            <text:p>22039640</text:p>
          </table:table-cell>
          <table:table-cell table:number-columns-repeated="9"/>
        </table:table-row>
        <table:table-row table:style-name="ro1">
          <table:table-cell office:value-type="float" office:value="21422120" calcext:value-type="float">
            <text:p>21422120</text:p>
          </table:table-cell>
          <table:table-cell office:value-type="float" office:value="21653464" calcext:value-type="float">
            <text:p>21653464</text:p>
          </table:table-cell>
          <table:table-cell office:value-type="float" office:value="21761576" calcext:value-type="float">
            <text:p>21761576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21532624" calcext:value-type="float">
            <text:p>21532624</text:p>
          </table:table-cell>
          <table:table-cell office:value-type="float" office:value="21725560" calcext:value-type="float">
            <text:p>21725560</text:p>
          </table:table-cell>
          <table:table-cell office:value-type="float" office:value="22039888" calcext:value-type="float">
            <text:p>22039888</text:p>
          </table:table-cell>
          <table:table-cell table:number-columns-repeated="9"/>
        </table:table-row>
        <table:table-row table:style-name="ro1">
          <table:table-cell office:value-type="float" office:value="21422640" calcext:value-type="float">
            <text:p>21422640</text:p>
          </table:table-cell>
          <table:table-cell office:value-type="float" office:value="21654528" calcext:value-type="float">
            <text:p>21654528</text:p>
          </table:table-cell>
          <table:table-cell office:value-type="float" office:value="21762224" calcext:value-type="float">
            <text:p>21762224</text:p>
          </table:table-cell>
          <table:table-cell office:value-type="float" office:value="22082040" calcext:value-type="float">
            <text:p>22082040</text:p>
          </table:table-cell>
          <table:table-cell office:value-type="float" office:value="21532672" calcext:value-type="float">
            <text:p>21532672</text:p>
          </table:table-cell>
          <table:table-cell office:value-type="float" office:value="21727464" calcext:value-type="float">
            <text:p>21727464</text:p>
          </table:table-cell>
          <table:table-cell office:value-type="float" office:value="22040160" calcext:value-type="float">
            <text:p>22040160</text:p>
          </table:table-cell>
          <table:table-cell table:number-columns-repeated="9"/>
        </table:table-row>
        <table:table-row table:style-name="ro1">
          <table:table-cell office:value-type="float" office:value="21422808" calcext:value-type="float">
            <text:p>21422808</text:p>
          </table:table-cell>
          <table:table-cell office:value-type="float" office:value="21654656" calcext:value-type="float">
            <text:p>21654656</text:p>
          </table:table-cell>
          <table:table-cell office:value-type="float" office:value="21762880" calcext:value-type="float">
            <text:p>21762880</text:p>
          </table:table-cell>
          <table:table-cell office:value-type="float" office:value="22082080" calcext:value-type="float">
            <text:p>22082080</text:p>
          </table:table-cell>
          <table:table-cell office:value-type="float" office:value="21533312" calcext:value-type="float">
            <text:p>21533312</text:p>
          </table:table-cell>
          <table:table-cell office:value-type="float" office:value="21727640" calcext:value-type="float">
            <text:p>21727640</text:p>
          </table:table-cell>
          <table:table-cell office:value-type="float" office:value="22042504" calcext:value-type="float">
            <text:p>22042504</text:p>
          </table:table-cell>
          <table:table-cell table:number-columns-repeated="9"/>
        </table:table-row>
        <table:table-row table:style-name="ro1">
          <table:table-cell office:value-type="float" office:value="21424312" calcext:value-type="float">
            <text:p>21424312</text:p>
          </table:table-cell>
          <table:table-cell office:value-type="float" office:value="21655768" calcext:value-type="float">
            <text:p>21655768</text:p>
          </table:table-cell>
          <table:table-cell office:value-type="float" office:value="21764384" calcext:value-type="float">
            <text:p>21764384</text:p>
          </table:table-cell>
          <table:table-cell office:value-type="float" office:value="22082368" calcext:value-type="float">
            <text:p>22082368</text:p>
          </table:table-cell>
          <table:table-cell office:value-type="float" office:value="21539704" calcext:value-type="float">
            <text:p>21539704</text:p>
          </table:table-cell>
          <table:table-cell office:value-type="float" office:value="21727816" calcext:value-type="float">
            <text:p>21727816</text:p>
          </table:table-cell>
          <table:table-cell office:value-type="float" office:value="22043336" calcext:value-type="float">
            <text:p>22043336</text:p>
          </table:table-cell>
          <table:table-cell table:number-columns-repeated="9"/>
        </table:table-row>
        <table:table-row table:style-name="ro1">
          <table:table-cell office:value-type="float" office:value="21424992" calcext:value-type="float">
            <text:p>21424992</text:p>
          </table:table-cell>
          <table:table-cell office:value-type="float" office:value="21656536" calcext:value-type="float">
            <text:p>21656536</text:p>
          </table:table-cell>
          <table:table-cell office:value-type="float" office:value="21767176" calcext:value-type="float">
            <text:p>21767176</text:p>
          </table:table-cell>
          <table:table-cell office:value-type="float" office:value="22086288" calcext:value-type="float">
            <text:p>22086288</text:p>
          </table:table-cell>
          <table:table-cell office:value-type="float" office:value="21543112" calcext:value-type="float">
            <text:p>21543112</text:p>
          </table:table-cell>
          <table:table-cell office:value-type="float" office:value="21727928" calcext:value-type="float">
            <text:p>21727928</text:p>
          </table:table-cell>
          <table:table-cell office:value-type="float" office:value="22043808" calcext:value-type="float">
            <text:p>22043808</text:p>
          </table:table-cell>
          <table:table-cell table:number-columns-repeated="9"/>
        </table:table-row>
        <table:table-row table:style-name="ro1">
          <table:table-cell office:value-type="float" office:value="21425128" calcext:value-type="float">
            <text:p>21425128</text:p>
          </table:table-cell>
          <table:table-cell office:value-type="float" office:value="21656584" calcext:value-type="float">
            <text:p>21656584</text:p>
          </table:table-cell>
          <table:table-cell office:value-type="float" office:value="21767704" calcext:value-type="float">
            <text:p>21767704</text:p>
          </table:table-cell>
          <table:table-cell office:value-type="float" office:value="22088816" calcext:value-type="float">
            <text:p>22088816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048" calcext:value-type="float">
            <text:p>21728048</text:p>
          </table:table-cell>
          <table:table-cell office:value-type="float" office:value="22046408" calcext:value-type="float">
            <text:p>22046408</text:p>
          </table:table-cell>
          <table:table-cell table:number-columns-repeated="9"/>
        </table:table-row>
        <table:table-row table:style-name="ro1">
          <table:table-cell office:value-type="float" office:value="21425552" calcext:value-type="float">
            <text:p>21425552</text:p>
          </table:table-cell>
          <table:table-cell office:value-type="float" office:value="21656688" calcext:value-type="float">
            <text:p>21656688</text:p>
          </table:table-cell>
          <table:table-cell office:value-type="float" office:value="21768056" calcext:value-type="float">
            <text:p>21768056</text:p>
          </table:table-cell>
          <table:table-cell office:value-type="float" office:value="22089384" calcext:value-type="float">
            <text:p>22089384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456" calcext:value-type="float">
            <text:p>21728456</text:p>
          </table:table-cell>
          <table:table-cell office:value-type="float" office:value="22047728" calcext:value-type="float">
            <text:p>22047728</text:p>
          </table:table-cell>
          <table:table-cell table:number-columns-repeated="9"/>
        </table:table-row>
        <table:table-row table:style-name="ro1">
          <table:table-cell office:value-type="float" office:value="21426920" calcext:value-type="float">
            <text:p>21426920</text:p>
          </table:table-cell>
          <table:table-cell office:value-type="float" office:value="21657112" calcext:value-type="float">
            <text:p>21657112</text:p>
          </table:table-cell>
          <table:table-cell office:value-type="float" office:value="21769160" calcext:value-type="float">
            <text:p>21769160</text:p>
          </table:table-cell>
          <table:table-cell office:value-type="float" office:value="22091616" calcext:value-type="float">
            <text:p>22091616</text:p>
          </table:table-cell>
          <table:table-cell office:value-type="float" office:value="21543800" calcext:value-type="float">
            <text:p>21543800</text:p>
          </table:table-cell>
          <table:table-cell office:value-type="float" office:value="21728760" calcext:value-type="float">
            <text:p>21728760</text:p>
          </table:table-cell>
          <table:table-cell office:value-type="float" office:value="22049624" calcext:value-type="float">
            <text:p>22049624</text:p>
          </table:table-cell>
          <table:table-cell table:number-columns-repeated="9"/>
        </table:table-row>
        <table:table-row table:style-name="ro1">
          <table:table-cell office:value-type="float" office:value="21427328" calcext:value-type="float">
            <text:p>21427328</text:p>
          </table:table-cell>
          <table:table-cell office:value-type="float" office:value="21659088" calcext:value-type="float">
            <text:p>21659088</text:p>
          </table:table-cell>
          <table:table-cell office:value-type="float" office:value="21769808" calcext:value-type="float">
            <text:p>21769808</text:p>
          </table:table-cell>
          <table:table-cell office:value-type="float" office:value="22091632" calcext:value-type="float">
            <text:p>22091632</text:p>
          </table:table-cell>
          <table:table-cell office:value-type="float" office:value="21544040" calcext:value-type="float">
            <text:p>21544040</text:p>
          </table:table-cell>
          <table:table-cell office:value-type="float" office:value="21728896" calcext:value-type="float">
            <text:p>21728896</text:p>
          </table:table-cell>
          <table:table-cell office:value-type="float" office:value="22050000" calcext:value-type="float">
            <text:p>22050000</text:p>
          </table:table-cell>
          <table:table-cell table:number-columns-repeated="9"/>
        </table:table-row>
        <table:table-row table:style-name="ro1">
          <table:table-cell office:value-type="float" office:value="21427744" calcext:value-type="float">
            <text:p>21427744</text:p>
          </table:table-cell>
          <table:table-cell office:value-type="float" office:value="21659192" calcext:value-type="float">
            <text:p>21659192</text:p>
          </table:table-cell>
          <table:table-cell office:value-type="float" office:value="21770192" calcext:value-type="float">
            <text:p>21770192</text:p>
          </table:table-cell>
          <table:table-cell office:value-type="float" office:value="22092344" calcext:value-type="float">
            <text:p>22092344</text:p>
          </table:table-cell>
          <table:table-cell office:value-type="float" office:value="21544712" calcext:value-type="float">
            <text:p>21544712</text:p>
          </table:table-cell>
          <table:table-cell office:value-type="float" office:value="21729080" calcext:value-type="float">
            <text:p>21729080</text:p>
          </table:table-cell>
          <table:table-cell office:value-type="float" office:value="22051856" calcext:value-type="float">
            <text:p>22051856</text:p>
          </table:table-cell>
          <table:table-cell table:number-columns-repeated="9"/>
        </table:table-row>
        <table:table-row table:style-name="ro1">
          <table:table-cell office:value-type="float" office:value="21428256" calcext:value-type="float">
            <text:p>21428256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770656" calcext:value-type="float">
            <text:p>21770656</text:p>
          </table:table-cell>
          <table:table-cell office:value-type="float" office:value="22093056" calcext:value-type="float">
            <text:p>22093056</text:p>
          </table:table-cell>
          <table:table-cell office:value-type="float" office:value="21544864" calcext:value-type="float">
            <text:p>21544864</text:p>
          </table:table-cell>
          <table:table-cell office:value-type="float" office:value="21730272" calcext:value-type="float">
            <text:p>21730272</text:p>
          </table:table-cell>
          <table:table-cell office:value-type="float" office:value="22052416" calcext:value-type="float">
            <text:p>22052416</text:p>
          </table:table-cell>
          <table:table-cell table:number-columns-repeated="9"/>
        </table:table-row>
        <table:table-row table:style-name="ro1">
          <table:table-cell office:value-type="float" office:value="21428944" calcext:value-type="float">
            <text:p>21428944</text:p>
          </table:table-cell>
          <table:table-cell office:value-type="float" office:value="21659680" calcext:value-type="float">
            <text:p>21659680</text:p>
          </table:table-cell>
          <table:table-cell office:value-type="float" office:value="21770968" calcext:value-type="float">
            <text:p>21770968</text:p>
          </table:table-cell>
          <table:table-cell office:value-type="float" office:value="22093104" calcext:value-type="float">
            <text:p>22093104</text:p>
          </table:table-cell>
          <table:table-cell office:value-type="float" office:value="21544888" calcext:value-type="float">
            <text:p>21544888</text:p>
          </table:table-cell>
          <table:table-cell office:value-type="float" office:value="21730504" calcext:value-type="float">
            <text:p>21730504</text:p>
          </table:table-cell>
          <table:table-cell office:value-type="float" office:value="22052704" calcext:value-type="float">
            <text:p>22052704</text:p>
          </table:table-cell>
          <table:table-cell table:number-columns-repeated="9"/>
        </table:table-row>
        <table:table-row table:style-name="ro1">
          <table:table-cell office:value-type="float" office:value="21429608" calcext:value-type="float">
            <text:p>21429608</text:p>
          </table:table-cell>
          <table:table-cell office:value-type="float" office:value="21661264" calcext:value-type="float">
            <text:p>21661264</text:p>
          </table:table-cell>
          <table:table-cell office:value-type="float" office:value="21771536" calcext:value-type="float">
            <text:p>21771536</text:p>
          </table:table-cell>
          <table:table-cell office:value-type="float" office:value="22094624" calcext:value-type="float">
            <text:p>22094624</text:p>
          </table:table-cell>
          <table:table-cell office:value-type="float" office:value="21545600" calcext:value-type="float">
            <text:p>21545600</text:p>
          </table:table-cell>
          <table:table-cell office:value-type="float" office:value="21730832" calcext:value-type="float">
            <text:p>21730832</text:p>
          </table:table-cell>
          <table:table-cell office:value-type="float" office:value="22054344" calcext:value-type="float">
            <text:p>22054344</text:p>
          </table:table-cell>
          <table:table-cell table:number-columns-repeated="9"/>
        </table:table-row>
        <table:table-row table:style-name="ro1">
          <table:table-cell office:value-type="float" office:value="21430960" calcext:value-type="float">
            <text:p>21430960</text:p>
          </table:table-cell>
          <table:table-cell office:value-type="float" office:value="21661608" calcext:value-type="float">
            <text:p>21661608</text:p>
          </table:table-cell>
          <table:table-cell office:value-type="float" office:value="21772904" calcext:value-type="float">
            <text:p>21772904</text:p>
          </table:table-cell>
          <table:table-cell office:value-type="float" office:value="22094944" calcext:value-type="float">
            <text:p>22094944</text:p>
          </table:table-cell>
          <table:table-cell office:value-type="float" office:value="21547800" calcext:value-type="float">
            <text:p>21547800</text:p>
          </table:table-cell>
          <table:table-cell office:value-type="float" office:value="21732120" calcext:value-type="float">
            <text:p>21732120</text:p>
          </table:table-cell>
          <table:table-cell office:value-type="float" office:value="22055000" calcext:value-type="float">
            <text:p>22055000</text:p>
          </table:table-cell>
          <table:table-cell table:number-columns-repeated="9"/>
        </table:table-row>
        <table:table-row table:style-name="ro1">
          <table:table-cell office:value-type="float" office:value="21431960" calcext:value-type="float">
            <text:p>21431960</text:p>
          </table:table-cell>
          <table:table-cell office:value-type="float" office:value="21661840" calcext:value-type="float">
            <text:p>21661840</text:p>
          </table:table-cell>
          <table:table-cell office:value-type="float" office:value="21773120" calcext:value-type="float">
            <text:p>21773120</text:p>
          </table:table-cell>
          <table:table-cell office:value-type="float" office:value="22096056" calcext:value-type="float">
            <text:p>22096056</text:p>
          </table:table-cell>
          <table:table-cell office:value-type="float" office:value="21548816" calcext:value-type="float">
            <text:p>21548816</text:p>
          </table:table-cell>
          <table:table-cell office:value-type="float" office:value="21732576" calcext:value-type="float">
            <text:p>21732576</text:p>
          </table:table-cell>
          <table:table-cell office:value-type="float" office:value="22055008" calcext:value-type="float">
            <text:p>22055008</text:p>
          </table:table-cell>
          <table:table-cell table:number-columns-repeated="9"/>
        </table:table-row>
        <table:table-row table:style-name="ro1">
          <table:table-cell office:value-type="float" office:value="21432112" calcext:value-type="float">
            <text:p>21432112</text:p>
          </table:table-cell>
          <table:table-cell office:value-type="float" office:value="21661976" calcext:value-type="float">
            <text:p>21661976</text:p>
          </table:table-cell>
          <table:table-cell office:value-type="float" office:value="21773520" calcext:value-type="float">
            <text:p>21773520</text:p>
          </table:table-cell>
          <table:table-cell office:value-type="float" office:value="22096392" calcext:value-type="float">
            <text:p>22096392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732704" calcext:value-type="float">
            <text:p>21732704</text:p>
          </table:table-cell>
          <table:table-cell office:value-type="float" office:value="22058000" calcext:value-type="float">
            <text:p>22058000</text:p>
          </table:table-cell>
          <table:table-cell table:number-columns-repeated="9"/>
        </table:table-row>
        <table:table-row table:style-name="ro1">
          <table:table-cell office:value-type="float" office:value="21432720" calcext:value-type="float">
            <text:p>21432720</text:p>
          </table:table-cell>
          <table:table-cell office:value-type="float" office:value="21662128" calcext:value-type="float">
            <text:p>21662128</text:p>
          </table:table-cell>
          <table:table-cell office:value-type="float" office:value="21776928" calcext:value-type="float">
            <text:p>21776928</text:p>
          </table:table-cell>
          <table:table-cell office:value-type="float" office:value="22096640" calcext:value-type="float">
            <text:p>22096640</text:p>
          </table:table-cell>
          <table:table-cell office:value-type="float" office:value="21551680" calcext:value-type="float">
            <text:p>21551680</text:p>
          </table:table-cell>
          <table:table-cell office:value-type="float" office:value="21732896" calcext:value-type="float">
            <text:p>21732896</text:p>
          </table:table-cell>
          <table:table-cell office:value-type="float" office:value="22058072" calcext:value-type="float">
            <text:p>22058072</text:p>
          </table:table-cell>
          <table:table-cell table:number-columns-repeated="9"/>
        </table:table-row>
        <table:table-row table:style-name="ro1">
          <table:table-cell office:value-type="float" office:value="21433240" calcext:value-type="float">
            <text:p>21433240</text:p>
          </table:table-cell>
          <table:table-cell office:value-type="float" office:value="21662296" calcext:value-type="float">
            <text:p>21662296</text:p>
          </table:table-cell>
          <table:table-cell office:value-type="float" office:value="21777072" calcext:value-type="float">
            <text:p>21777072</text:p>
          </table:table-cell>
          <table:table-cell office:value-type="float" office:value="22099192" calcext:value-type="float">
            <text:p>22099192</text:p>
          </table:table-cell>
          <table:table-cell office:value-type="float" office:value="21551872" calcext:value-type="float">
            <text:p>21551872</text:p>
          </table:table-cell>
          <table:table-cell office:value-type="float" office:value="21733008" calcext:value-type="float">
            <text:p>21733008</text:p>
          </table:table-cell>
          <table:table-cell office:value-type="float" office:value="22058176" calcext:value-type="float">
            <text:p>22058176</text:p>
          </table:table-cell>
          <table:table-cell table:number-columns-repeated="9"/>
        </table:table-row>
        <table:table-row table:style-name="ro1">
          <table:table-cell office:value-type="float" office:value="21435488" calcext:value-type="float">
            <text:p>21435488</text:p>
          </table:table-cell>
          <table:table-cell office:value-type="float" office:value="21664160" calcext:value-type="float">
            <text:p>21664160</text:p>
          </table:table-cell>
          <table:table-cell office:value-type="float" office:value="21777568" calcext:value-type="float">
            <text:p>21777568</text:p>
          </table:table-cell>
          <table:table-cell office:value-type="float" office:value="22099888" calcext:value-type="float">
            <text:p>22099888</text:p>
          </table:table-cell>
          <table:table-cell office:value-type="float" office:value="21552160" calcext:value-type="float">
            <text:p>21552160</text:p>
          </table:table-cell>
          <table:table-cell office:value-type="float" office:value="21734168" calcext:value-type="float">
            <text:p>21734168</text:p>
          </table:table-cell>
          <table:table-cell office:value-type="float" office:value="22058264" calcext:value-type="float">
            <text:p>22058264</text:p>
          </table:table-cell>
          <table:table-cell table:number-columns-repeated="9"/>
        </table:table-row>
        <table:table-row table:style-name="ro1">
          <table:table-cell office:value-type="float" office:value="21436976" calcext:value-type="float">
            <text:p>21436976</text:p>
          </table:table-cell>
          <table:table-cell office:value-type="float" office:value="21665296" calcext:value-type="float">
            <text:p>21665296</text:p>
          </table:table-cell>
          <table:table-cell office:value-type="float" office:value="21779456" calcext:value-type="float">
            <text:p>21779456</text:p>
          </table:table-cell>
          <table:table-cell office:value-type="float" office:value="22101216" calcext:value-type="float">
            <text:p>22101216</text:p>
          </table:table-cell>
          <table:table-cell office:value-type="float" office:value="21552464" calcext:value-type="float">
            <text:p>21552464</text:p>
          </table:table-cell>
          <table:table-cell office:value-type="float" office:value="21734736" calcext:value-type="float">
            <text:p>21734736</text:p>
          </table:table-cell>
          <table:table-cell office:value-type="float" office:value="22058560" calcext:value-type="float">
            <text:p>22058560</text:p>
          </table:table-cell>
          <table:table-cell table:number-columns-repeated="9"/>
        </table:table-row>
        <table:table-row table:style-name="ro1">
          <table:table-cell office:value-type="float" office:value="21437440" calcext:value-type="float">
            <text:p>21437440</text:p>
          </table:table-cell>
          <table:table-cell office:value-type="float" office:value="21666904" calcext:value-type="float">
            <text:p>21666904</text:p>
          </table:table-cell>
          <table:table-cell office:value-type="float" office:value="21779464" calcext:value-type="float">
            <text:p>21779464</text:p>
          </table:table-cell>
          <table:table-cell office:value-type="float" office:value="22101896" calcext:value-type="float">
            <text:p>22101896</text:p>
          </table:table-cell>
          <table:table-cell office:value-type="float" office:value="21552504" calcext:value-type="float">
            <text:p>21552504</text:p>
          </table:table-cell>
          <table:table-cell office:value-type="float" office:value="21735016" calcext:value-type="float">
            <text:p>21735016</text:p>
          </table:table-cell>
          <table:table-cell office:value-type="float" office:value="22059784" calcext:value-type="float">
            <text:p>22059784</text:p>
          </table:table-cell>
          <table:table-cell table:number-columns-repeated="9"/>
        </table:table-row>
        <table:table-row table:style-name="ro1">
          <table:table-cell office:value-type="float" office:value="21437624" calcext:value-type="float">
            <text:p>21437624</text:p>
          </table:table-cell>
          <table:table-cell office:value-type="float" office:value="21667200" calcext:value-type="float">
            <text:p>21667200</text:p>
          </table:table-cell>
          <table:table-cell office:value-type="float" office:value="21779712" calcext:value-type="float">
            <text:p>21779712</text:p>
          </table:table-cell>
          <table:table-cell office:value-type="float" office:value="22101952" calcext:value-type="float">
            <text:p>22101952</text:p>
          </table:table-cell>
          <table:table-cell office:value-type="float" office:value="21556336" calcext:value-type="float">
            <text:p>21556336</text:p>
          </table:table-cell>
          <table:table-cell office:value-type="float" office:value="21735880" calcext:value-type="float">
            <text:p>21735880</text:p>
          </table:table-cell>
          <table:table-cell office:value-type="float" office:value="22060816" calcext:value-type="float">
            <text:p>22060816</text:p>
          </table:table-cell>
          <table:table-cell table:number-columns-repeated="9"/>
        </table:table-row>
        <table:table-row table:style-name="ro1">
          <table:table-cell office:value-type="float" office:value="21438216" calcext:value-type="float">
            <text:p>21438216</text:p>
          </table:table-cell>
          <table:table-cell office:value-type="float" office:value="21669224" calcext:value-type="float">
            <text:p>21669224</text:p>
          </table:table-cell>
          <table:table-cell office:value-type="float" office:value="21781240" calcext:value-type="float">
            <text:p>21781240</text:p>
          </table:table-cell>
          <table:table-cell office:value-type="float" office:value="22102408" calcext:value-type="float">
            <text:p>22102408</text:p>
          </table:table-cell>
          <table:table-cell office:value-type="float" office:value="21556432" calcext:value-type="float">
            <text:p>21556432</text:p>
          </table:table-cell>
          <table:table-cell office:value-type="float" office:value="21736248" calcext:value-type="float">
            <text:p>21736248</text:p>
          </table:table-cell>
          <table:table-cell office:value-type="float" office:value="22061360" calcext:value-type="float">
            <text:p>22061360</text:p>
          </table:table-cell>
          <table:table-cell table:number-columns-repeated="9"/>
        </table:table-row>
        <table:table-row table:style-name="ro1">
          <table:table-cell office:value-type="float" office:value="21439168" calcext:value-type="float">
            <text:p>21439168</text:p>
          </table:table-cell>
          <table:table-cell office:value-type="float" office:value="21672248" calcext:value-type="float">
            <text:p>21672248</text:p>
          </table:table-cell>
          <table:table-cell office:value-type="float" office:value="21783568" calcext:value-type="float">
            <text:p>21783568</text:p>
          </table:table-cell>
          <table:table-cell office:value-type="float" office:value="22102896" calcext:value-type="float">
            <text:p>22102896</text:p>
          </table:table-cell>
          <table:table-cell office:value-type="float" office:value="21556488" calcext:value-type="float">
            <text:p>21556488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2062384" calcext:value-type="float">
            <text:p>22062384</text:p>
          </table:table-cell>
          <table:table-cell table:number-columns-repeated="9"/>
        </table:table-row>
        <table:table-row table:style-name="ro1">
          <table:table-cell office:value-type="float" office:value="21439312" calcext:value-type="float">
            <text:p>21439312</text:p>
          </table:table-cell>
          <table:table-cell office:value-type="float" office:value="21673256" calcext:value-type="float">
            <text:p>21673256</text:p>
          </table:table-cell>
          <table:table-cell office:value-type="float" office:value="21786256" calcext:value-type="float">
            <text:p>21786256</text:p>
          </table:table-cell>
          <table:table-cell office:value-type="float" office:value="22104344" calcext:value-type="float">
            <text:p>22104344</text:p>
          </table:table-cell>
          <table:table-cell office:value-type="float" office:value="21558600" calcext:value-type="float">
            <text:p>21558600</text:p>
          </table:table-cell>
          <table:table-cell office:value-type="float" office:value="21737472" calcext:value-type="float">
            <text:p>21737472</text:p>
          </table:table-cell>
          <table:table-cell office:value-type="float" office:value="22063512" calcext:value-type="float">
            <text:p>22063512</text:p>
          </table:table-cell>
          <table:table-cell table:number-columns-repeated="9"/>
        </table:table-row>
        <table:table-row table:style-name="ro1">
          <table:table-cell office:value-type="float" office:value="21439872" calcext:value-type="float">
            <text:p>21439872</text:p>
          </table:table-cell>
          <table:table-cell office:value-type="float" office:value="21673376" calcext:value-type="float">
            <text:p>21673376</text:p>
          </table:table-cell>
          <table:table-cell office:value-type="float" office:value="21787424" calcext:value-type="float">
            <text:p>21787424</text:p>
          </table:table-cell>
          <table:table-cell office:value-type="float" office:value="22107560" calcext:value-type="float">
            <text:p>22107560</text:p>
          </table:table-cell>
          <table:table-cell office:value-type="float" office:value="21561496" calcext:value-type="float">
            <text:p>21561496</text:p>
          </table:table-cell>
          <table:table-cell office:value-type="float" office:value="21738496" calcext:value-type="float">
            <text:p>21738496</text:p>
          </table:table-cell>
          <table:table-cell office:value-type="float" office:value="22064088" calcext:value-type="float">
            <text:p>22064088</text:p>
          </table:table-cell>
          <table:table-cell table:number-columns-repeated="9"/>
        </table:table-row>
        <table:table-row table:style-name="ro1">
          <table:table-cell office:value-type="float" office:value="21440504" calcext:value-type="float">
            <text:p>21440504</text:p>
          </table:table-cell>
          <table:table-cell office:value-type="float" office:value="21674168" calcext:value-type="float">
            <text:p>21674168</text:p>
          </table:table-cell>
          <table:table-cell office:value-type="float" office:value="21788152" calcext:value-type="float">
            <text:p>21788152</text:p>
          </table:table-cell>
          <table:table-cell office:value-type="float" office:value="22107840" calcext:value-type="float">
            <text:p>22107840</text:p>
          </table:table-cell>
          <table:table-cell office:value-type="float" office:value="21561912" calcext:value-type="float">
            <text:p>21561912</text:p>
          </table:table-cell>
          <table:table-cell office:value-type="float" office:value="21738824" calcext:value-type="float">
            <text:p>21738824</text:p>
          </table:table-cell>
          <table:table-cell office:value-type="float" office:value="22065024" calcext:value-type="float">
            <text:p>22065024</text:p>
          </table:table-cell>
          <table:table-cell table:number-columns-repeated="9"/>
        </table:table-row>
        <table:table-row table:style-name="ro1">
          <table:table-cell office:value-type="float" office:value="21441744" calcext:value-type="float">
            <text:p>21441744</text:p>
          </table:table-cell>
          <table:table-cell office:value-type="float" office:value="21674976" calcext:value-type="float">
            <text:p>21674976</text:p>
          </table:table-cell>
          <table:table-cell office:value-type="float" office:value="21788440" calcext:value-type="float">
            <text:p>21788440</text:p>
          </table:table-cell>
          <table:table-cell office:value-type="float" office:value="22111944" calcext:value-type="float">
            <text:p>22111944</text:p>
          </table:table-cell>
          <table:table-cell office:value-type="float" office:value="21562768" calcext:value-type="float">
            <text:p>21562768</text:p>
          </table:table-cell>
          <table:table-cell office:value-type="float" office:value="21740904" calcext:value-type="float">
            <text:p>21740904</text:p>
          </table:table-cell>
          <table:table-cell office:value-type="float" office:value="22065224" calcext:value-type="float">
            <text:p>22065224</text:p>
          </table:table-cell>
          <table:table-cell table:number-columns-repeated="9"/>
        </table:table-row>
        <table:table-row table:style-name="ro1">
          <table:table-cell office:value-type="float" office:value="21441768" calcext:value-type="float">
            <text:p>21441768</text:p>
          </table:table-cell>
          <table:table-cell office:value-type="float" office:value="21675568" calcext:value-type="float">
            <text:p>21675568</text:p>
          </table:table-cell>
          <table:table-cell office:value-type="float" office:value="21788568" calcext:value-type="float">
            <text:p>21788568</text:p>
          </table:table-cell>
          <table:table-cell office:value-type="float" office:value="22113880" calcext:value-type="float">
            <text:p>22113880</text:p>
          </table:table-cell>
          <table:table-cell office:value-type="float" office:value="21563704" calcext:value-type="float">
            <text:p>21563704</text:p>
          </table:table-cell>
          <table:table-cell office:value-type="float" office:value="21742320" calcext:value-type="float">
            <text:p>21742320</text:p>
          </table:table-cell>
          <table:table-cell office:value-type="float" office:value="22065456" calcext:value-type="float">
            <text:p>22065456</text:p>
          </table:table-cell>
          <table:table-cell table:number-columns-repeated="9"/>
        </table:table-row>
        <table:table-row table:style-name="ro1">
          <table:table-cell office:value-type="float" office:value="21441872" calcext:value-type="float">
            <text:p>21441872</text:p>
          </table:table-cell>
          <table:table-cell office:value-type="float" office:value="21675920" calcext:value-type="float">
            <text:p>21675920</text:p>
          </table:table-cell>
          <table:table-cell office:value-type="float" office:value="21789728" calcext:value-type="float">
            <text:p>21789728</text:p>
          </table:table-cell>
          <table:table-cell office:value-type="float" office:value="22114504" calcext:value-type="float">
            <text:p>22114504</text:p>
          </table:table-cell>
          <table:table-cell office:value-type="float" office:value="21564120" calcext:value-type="float">
            <text:p>21564120</text:p>
          </table:table-cell>
          <table:table-cell office:value-type="float" office:value="21742624" calcext:value-type="float">
            <text:p>21742624</text:p>
          </table:table-cell>
          <table:table-cell office:value-type="float" office:value="22066048" calcext:value-type="float">
            <text:p>22066048</text:p>
          </table:table-cell>
          <table:table-cell table:number-columns-repeated="9"/>
        </table:table-row>
        <table:table-row table:style-name="ro1">
          <table:table-cell office:value-type="float" office:value="21442248" calcext:value-type="float">
            <text:p>21442248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789960" calcext:value-type="float">
            <text:p>21789960</text:p>
          </table:table-cell>
          <table:table-cell office:value-type="float" office:value="22115904" calcext:value-type="float">
            <text:p>22115904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743888" calcext:value-type="float">
            <text:p>21743888</text:p>
          </table:table-cell>
          <table:table-cell office:value-type="float" office:value="22068448" calcext:value-type="float">
            <text:p>22068448</text:p>
          </table:table-cell>
          <table:table-cell table:number-columns-repeated="9"/>
        </table:table-row>
        <table:table-row table:style-name="ro1">
          <table:table-cell office:value-type="float" office:value="21443720" calcext:value-type="float">
            <text:p>21443720</text:p>
          </table:table-cell>
          <table:table-cell office:value-type="float" office:value="21676432" calcext:value-type="float">
            <text:p>21676432</text:p>
          </table:table-cell>
          <table:table-cell office:value-type="float" office:value="21791976" calcext:value-type="float">
            <text:p>21791976</text:p>
          </table:table-cell>
          <table:table-cell office:value-type="float" office:value="22115936" calcext:value-type="float">
            <text:p>22115936</text:p>
          </table:table-cell>
          <table:table-cell office:value-type="float" office:value="21564504" calcext:value-type="float">
            <text:p>21564504</text:p>
          </table:table-cell>
          <table:table-cell office:value-type="float" office:value="21745328" calcext:value-type="float">
            <text:p>21745328</text:p>
          </table:table-cell>
          <table:table-cell office:value-type="float" office:value="22068536" calcext:value-type="float">
            <text:p>22068536</text:p>
          </table:table-cell>
          <table:table-cell table:number-columns-repeated="9"/>
        </table:table-row>
        <table:table-row table:style-name="ro1">
          <table:table-cell office:value-type="float" office:value="21443992" calcext:value-type="float">
            <text:p>21443992</text:p>
          </table:table-cell>
          <table:table-cell office:value-type="float" office:value="21677736" calcext:value-type="float">
            <text:p>21677736</text:p>
          </table:table-cell>
          <table:table-cell office:value-type="float" office:value="21793280" calcext:value-type="float">
            <text:p>21793280</text:p>
          </table:table-cell>
          <table:table-cell office:value-type="float" office:value="22116408" calcext:value-type="float">
            <text:p>22116408</text:p>
          </table:table-cell>
          <table:table-cell office:value-type="float" office:value="21565824" calcext:value-type="float">
            <text:p>21565824</text:p>
          </table:table-cell>
          <table:table-cell office:value-type="float" office:value="21746144" calcext:value-type="float">
            <text:p>21746144</text:p>
          </table:table-cell>
          <table:table-cell office:value-type="float" office:value="22069480" calcext:value-type="float">
            <text:p>22069480</text:p>
          </table:table-cell>
          <table:table-cell table:number-columns-repeated="9"/>
        </table:table-row>
        <table:table-row table:style-name="ro1">
          <table:table-cell office:value-type="float" office:value="21449008" calcext:value-type="float">
            <text:p>21449008</text:p>
          </table:table-cell>
          <table:table-cell office:value-type="float" office:value="21678040" calcext:value-type="float">
            <text:p>21678040</text:p>
          </table:table-cell>
          <table:table-cell office:value-type="float" office:value="21793368" calcext:value-type="float">
            <text:p>21793368</text:p>
          </table:table-cell>
          <table:table-cell office:value-type="float" office:value="22117280" calcext:value-type="float">
            <text:p>22117280</text:p>
          </table:table-cell>
          <table:table-cell office:value-type="float" office:value="21565832" calcext:value-type="float">
            <text:p>21565832</text:p>
          </table:table-cell>
          <table:table-cell office:value-type="float" office:value="21748432" calcext:value-type="float">
            <text:p>21748432</text:p>
          </table:table-cell>
          <table:table-cell office:value-type="float" office:value="22070032" calcext:value-type="float">
            <text:p>22070032</text:p>
          </table:table-cell>
          <table:table-cell table:number-columns-repeated="9"/>
        </table:table-row>
        <table:table-row table:style-name="ro1">
          <table:table-cell office:value-type="float" office:value="21450144" calcext:value-type="float">
            <text:p>21450144</text:p>
          </table:table-cell>
          <table:table-cell office:value-type="float" office:value="21679696" calcext:value-type="float">
            <text:p>21679696</text:p>
          </table:table-cell>
          <table:table-cell office:value-type="float" office:value="21795552" calcext:value-type="float">
            <text:p>21795552</text:p>
          </table:table-cell>
          <table:table-cell office:value-type="float" office:value="22117648" calcext:value-type="float">
            <text:p>22117648</text:p>
          </table:table-cell>
          <table:table-cell office:value-type="float" office:value="21567528" calcext:value-type="float">
            <text:p>21567528</text:p>
          </table:table-cell>
          <table:table-cell office:value-type="float" office:value="21748616" calcext:value-type="float">
            <text:p>21748616</text:p>
          </table:table-cell>
          <table:table-cell office:value-type="float" office:value="22070488" calcext:value-type="float">
            <text:p>22070488</text:p>
          </table:table-cell>
          <table:table-cell table:number-columns-repeated="9"/>
        </table:table-row>
        <table:table-row table:style-name="ro1">
          <table:table-cell office:value-type="float" office:value="21451648" calcext:value-type="float">
            <text:p>21451648</text:p>
          </table:table-cell>
          <table:table-cell office:value-type="float" office:value="21682088" calcext:value-type="float">
            <text:p>21682088</text:p>
          </table:table-cell>
          <table:table-cell office:value-type="float" office:value="21795712" calcext:value-type="float">
            <text:p>21795712</text:p>
          </table:table-cell>
          <table:table-cell office:value-type="float" office:value="22118656" calcext:value-type="float">
            <text:p>22118656</text:p>
          </table:table-cell>
          <table:table-cell office:value-type="float" office:value="21567744" calcext:value-type="float">
            <text:p>21567744</text:p>
          </table:table-cell>
          <table:table-cell office:value-type="float" office:value="21748992" calcext:value-type="float">
            <text:p>21748992</text:p>
          </table:table-cell>
          <table:table-cell office:value-type="float" office:value="22075080" calcext:value-type="float">
            <text:p>22075080</text:p>
          </table:table-cell>
          <table:table-cell table:number-columns-repeated="9"/>
        </table:table-row>
        <table:table-row table:style-name="ro1">
          <table:table-cell office:value-type="float" office:value="21452080" calcext:value-type="float">
            <text:p>21452080</text:p>
          </table:table-cell>
          <table:table-cell office:value-type="float" office:value="21683360" calcext:value-type="float">
            <text:p>21683360</text:p>
          </table:table-cell>
          <table:table-cell office:value-type="float" office:value="21797992" calcext:value-type="float">
            <text:p>21797992</text:p>
          </table:table-cell>
          <table:table-cell office:value-type="float" office:value="22121272" calcext:value-type="float">
            <text:p>22121272</text:p>
          </table:table-cell>
          <table:table-cell office:value-type="float" office:value="21568400" calcext:value-type="float">
            <text:p>21568400</text:p>
          </table:table-cell>
          <table:table-cell office:value-type="float" office:value="21749424" calcext:value-type="float">
            <text:p>21749424</text:p>
          </table:table-cell>
          <table:table-cell office:value-type="float" office:value="22075864" calcext:value-type="float">
            <text:p>22075864</text:p>
          </table:table-cell>
          <table:table-cell table:number-columns-repeated="9"/>
        </table:table-row>
        <table:table-row table:style-name="ro1">
          <table:table-cell office:value-type="float" office:value="21452408" calcext:value-type="float">
            <text:p>21452408</text:p>
          </table:table-cell>
          <table:table-cell office:value-type="float" office:value="21683824" calcext:value-type="float">
            <text:p>21683824</text:p>
          </table:table-cell>
          <table:table-cell office:value-type="float" office:value="21798752" calcext:value-type="float">
            <text:p>21798752</text:p>
          </table:table-cell>
          <table:table-cell office:value-type="float" office:value="22123912" calcext:value-type="float">
            <text:p>22123912</text:p>
          </table:table-cell>
          <table:table-cell office:value-type="float" office:value="21568512" calcext:value-type="float">
            <text:p>21568512</text:p>
          </table:table-cell>
          <table:table-cell office:value-type="float" office:value="21749640" calcext:value-type="float">
            <text:p>21749640</text:p>
          </table:table-cell>
          <table:table-cell office:value-type="float" office:value="22076104" calcext:value-type="float">
            <text:p>22076104</text:p>
          </table:table-cell>
          <table:table-cell table:number-columns-repeated="9"/>
        </table:table-row>
        <table:table-row table:style-name="ro1">
          <table:table-cell office:value-type="float" office:value="21453920" calcext:value-type="float">
            <text:p>21453920</text:p>
          </table:table-cell>
          <table:table-cell office:value-type="float" office:value="21686440" calcext:value-type="float">
            <text:p>21686440</text:p>
          </table:table-cell>
          <table:table-cell office:value-type="float" office:value="21799024" calcext:value-type="float">
            <text:p>21799024</text:p>
          </table:table-cell>
          <table:table-cell office:value-type="float" office:value="22124416" calcext:value-type="float">
            <text:p>22124416</text:p>
          </table:table-cell>
          <table:table-cell office:value-type="float" office:value="21568840" calcext:value-type="float">
            <text:p>21568840</text:p>
          </table:table-cell>
          <table:table-cell office:value-type="float" office:value="21749992" calcext:value-type="float">
            <text:p>21749992</text:p>
          </table:table-cell>
          <table:table-cell office:value-type="float" office:value="22080432" calcext:value-type="float">
            <text:p>22080432</text:p>
          </table:table-cell>
          <table:table-cell table:number-columns-repeated="9"/>
        </table:table-row>
        <table:table-row table:style-name="ro1">
          <table:table-cell office:value-type="float" office:value="21455192" calcext:value-type="float">
            <text:p>21455192</text:p>
          </table:table-cell>
          <table:table-cell office:value-type="float" office:value="21688376" calcext:value-type="float">
            <text:p>21688376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6536" calcext:value-type="float">
            <text:p>22126536</text:p>
          </table:table-cell>
          <table:table-cell office:value-type="float" office:value="21569472" calcext:value-type="float">
            <text:p>21569472</text:p>
          </table:table-cell>
          <table:table-cell office:value-type="float" office:value="21753080" calcext:value-type="float">
            <text:p>21753080</text:p>
          </table:table-cell>
          <table:table-cell office:value-type="float" office:value="22082104" calcext:value-type="float">
            <text:p>22082104</text:p>
          </table:table-cell>
          <table:table-cell table:number-columns-repeated="9"/>
        </table:table-row>
        <table:table-row table:style-name="ro1">
          <table:table-cell office:value-type="float" office:value="21456840" calcext:value-type="float">
            <text:p>21456840</text:p>
          </table:table-cell>
          <table:table-cell office:value-type="float" office:value="21688392" calcext:value-type="float">
            <text:p>21688392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8208" calcext:value-type="float">
            <text:p>22128208</text:p>
          </table:table-cell>
          <table:table-cell office:value-type="float" office:value="21570072" calcext:value-type="float">
            <text:p>21570072</text:p>
          </table:table-cell>
          <table:table-cell office:value-type="float" office:value="21753608" calcext:value-type="float">
            <text:p>21753608</text:p>
          </table:table-cell>
          <table:table-cell office:value-type="float" office:value="22083992" calcext:value-type="float">
            <text:p>22083992</text:p>
          </table:table-cell>
          <table:table-cell table:number-columns-repeated="9"/>
        </table:table-row>
        <table:table-row table:style-name="ro1">
          <table:table-cell office:value-type="float" office:value="21457384" calcext:value-type="float">
            <text:p>21457384</text:p>
          </table:table-cell>
          <table:table-cell office:value-type="float" office:value="21688568" calcext:value-type="float">
            <text:p>21688568</text:p>
          </table:table-cell>
          <table:table-cell office:value-type="float" office:value="21799888" calcext:value-type="float">
            <text:p>21799888</text:p>
          </table:table-cell>
          <table:table-cell office:value-type="float" office:value="22129720" calcext:value-type="float">
            <text:p>22129720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755496" calcext:value-type="float">
            <text:p>21755496</text:p>
          </table:table-cell>
          <table:table-cell office:value-type="float" office:value="22088112" calcext:value-type="float">
            <text:p>22088112</text:p>
          </table:table-cell>
          <table:table-cell table:number-columns-repeated="9"/>
        </table:table-row>
        <table:table-row table:style-name="ro1">
          <table:table-cell office:value-type="float" office:value="21459176" calcext:value-type="float">
            <text:p>21459176</text:p>
          </table:table-cell>
          <table:table-cell office:value-type="float" office:value="21688776" calcext:value-type="float">
            <text:p>21688776</text:p>
          </table:table-cell>
          <table:table-cell office:value-type="float" office:value="21800512" calcext:value-type="float">
            <text:p>21800512</text:p>
          </table:table-cell>
          <table:table-cell office:value-type="float" office:value="22130800" calcext:value-type="float">
            <text:p>22130800</text:p>
          </table:table-cell>
          <table:table-cell office:value-type="float" office:value="21574728" calcext:value-type="float">
            <text:p>21574728</text:p>
          </table:table-cell>
          <table:table-cell office:value-type="float" office:value="21755648" calcext:value-type="float">
            <text:p>21755648</text:p>
          </table:table-cell>
          <table:table-cell office:value-type="float" office:value="22089736" calcext:value-type="float">
            <text:p>22089736</text:p>
          </table:table-cell>
          <table:table-cell table:number-columns-repeated="9"/>
        </table:table-row>
        <table:table-row table:style-name="ro1">
          <table:table-cell office:value-type="float" office:value="21464784" calcext:value-type="float">
            <text:p>21464784</text:p>
          </table:table-cell>
          <table:table-cell office:value-type="float" office:value="21688984" calcext:value-type="float">
            <text:p>21688984</text:p>
          </table:table-cell>
          <table:table-cell office:value-type="float" office:value="21800776" calcext:value-type="float">
            <text:p>21800776</text:p>
          </table:table-cell>
          <table:table-cell office:value-type="float" office:value="22131032" calcext:value-type="float">
            <text:p>22131032</text:p>
          </table:table-cell>
          <table:table-cell office:value-type="float" office:value="21575240" calcext:value-type="float">
            <text:p>21575240</text:p>
          </table:table-cell>
          <table:table-cell office:value-type="float" office:value="21757496" calcext:value-type="float">
            <text:p>21757496</text:p>
          </table:table-cell>
          <table:table-cell office:value-type="float" office:value="22091416" calcext:value-type="float">
            <text:p>22091416</text:p>
          </table:table-cell>
          <table:table-cell table:number-columns-repeated="9"/>
        </table:table-row>
        <table:table-row table:style-name="ro1">
          <table:table-cell office:value-type="float" office:value="21466160" calcext:value-type="float">
            <text:p>21466160</text:p>
          </table:table-cell>
          <table:table-cell office:value-type="float" office:value="21689928" calcext:value-type="float">
            <text:p>21689928</text:p>
          </table:table-cell>
          <table:table-cell office:value-type="float" office:value="21802272" calcext:value-type="float">
            <text:p>21802272</text:p>
          </table:table-cell>
          <table:table-cell office:value-type="float" office:value="22133696" calcext:value-type="float">
            <text:p>22133696</text:p>
          </table:table-cell>
          <table:table-cell office:value-type="float" office:value="21576248" calcext:value-type="float">
            <text:p>21576248</text:p>
          </table:table-cell>
          <table:table-cell office:value-type="float" office:value="21757512" calcext:value-type="float">
            <text:p>21757512</text:p>
          </table:table-cell>
          <table:table-cell office:value-type="float" office:value="22092640" calcext:value-type="float">
            <text:p>22092640</text:p>
          </table:table-cell>
          <table:table-cell table:number-columns-repeated="9"/>
        </table:table-row>
        <table:table-row table:style-name="ro1">
          <table:table-cell office:value-type="float" office:value="21469784" calcext:value-type="float">
            <text:p>21469784</text:p>
          </table:table-cell>
          <table:table-cell office:value-type="float" office:value="21692824" calcext:value-type="float">
            <text:p>21692824</text:p>
          </table:table-cell>
          <table:table-cell office:value-type="float" office:value="21802584" calcext:value-type="float">
            <text:p>21802584</text:p>
          </table:table-cell>
          <table:table-cell office:value-type="float" office:value="22133880" calcext:value-type="float">
            <text:p>22133880</text:p>
          </table:table-cell>
          <table:table-cell office:value-type="float" office:value="21578360" calcext:value-type="float">
            <text:p>21578360</text:p>
          </table:table-cell>
          <table:table-cell office:value-type="float" office:value="21759360" calcext:value-type="float">
            <text:p>21759360</text:p>
          </table:table-cell>
          <table:table-cell office:value-type="float" office:value="22092696" calcext:value-type="float">
            <text:p>22092696</text:p>
          </table:table-cell>
          <table:table-cell table:number-columns-repeated="9"/>
        </table:table-row>
        <table:table-row table:style-name="ro1">
          <table:table-cell office:value-type="float" office:value="21470192" calcext:value-type="float">
            <text:p>21470192</text:p>
          </table:table-cell>
          <table:table-cell office:value-type="float" office:value="21693976" calcext:value-type="float">
            <text:p>21693976</text:p>
          </table:table-cell>
          <table:table-cell office:value-type="float" office:value="21803040" calcext:value-type="float">
            <text:p>21803040</text:p>
          </table:table-cell>
          <table:table-cell office:value-type="float" office:value="22133896" calcext:value-type="float">
            <text:p>22133896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760336" calcext:value-type="float">
            <text:p>21760336</text:p>
          </table:table-cell>
          <table:table-cell office:value-type="float" office:value="22092744" calcext:value-type="float">
            <text:p>22092744</text:p>
          </table:table-cell>
          <table:table-cell table:number-columns-repeated="9"/>
        </table:table-row>
        <table:table-row table:style-name="ro1">
          <table:table-cell office:value-type="float" office:value="21470264" calcext:value-type="float">
            <text:p>21470264</text:p>
          </table:table-cell>
          <table:table-cell office:value-type="float" office:value="21695720" calcext:value-type="float">
            <text:p>21695720</text:p>
          </table:table-cell>
          <table:table-cell office:value-type="float" office:value="21803200" calcext:value-type="float">
            <text:p>21803200</text:p>
          </table:table-cell>
          <table:table-cell office:value-type="float" office:value="22134296" calcext:value-type="float">
            <text:p>22134296</text:p>
          </table:table-cell>
          <table:table-cell office:value-type="float" office:value="21579448" calcext:value-type="float">
            <text:p>21579448</text:p>
          </table:table-cell>
          <table:table-cell office:value-type="float" office:value="21760888" calcext:value-type="float">
            <text:p>21760888</text:p>
          </table:table-cell>
          <table:table-cell office:value-type="float" office:value="22094952" calcext:value-type="float">
            <text:p>22094952</text:p>
          </table:table-cell>
          <table:table-cell table:number-columns-repeated="9"/>
        </table:table-row>
        <table:table-row table:style-name="ro1">
          <table:table-cell office:value-type="float" office:value="21471088" calcext:value-type="float">
            <text:p>21471088</text:p>
          </table:table-cell>
          <table:table-cell office:value-type="float" office:value="21695912" calcext:value-type="float">
            <text:p>21695912</text:p>
          </table:table-cell>
          <table:table-cell office:value-type="float" office:value="21803224" calcext:value-type="float">
            <text:p>21803224</text:p>
          </table:table-cell>
          <table:table-cell office:value-type="float" office:value="22135568" calcext:value-type="float">
            <text:p>22135568</text:p>
          </table:table-cell>
          <table:table-cell office:value-type="float" office:value="21579664" calcext:value-type="float">
            <text:p>21579664</text:p>
          </table:table-cell>
          <table:table-cell office:value-type="float" office:value="21761048" calcext:value-type="float">
            <text:p>21761048</text:p>
          </table:table-cell>
          <table:table-cell office:value-type="float" office:value="22095592" calcext:value-type="float">
            <text:p>22095592</text:p>
          </table:table-cell>
          <table:table-cell table:number-columns-repeated="9"/>
        </table:table-row>
        <table:table-row table:style-name="ro1">
          <table:table-cell office:value-type="float" office:value="21471864" calcext:value-type="float">
            <text:p>21471864</text:p>
          </table:table-cell>
          <table:table-cell office:value-type="float" office:value="21696088" calcext:value-type="float">
            <text:p>21696088</text:p>
          </table:table-cell>
          <table:table-cell office:value-type="float" office:value="21805384" calcext:value-type="float">
            <text:p>21805384</text:p>
          </table:table-cell>
          <table:table-cell office:value-type="float" office:value="22135656" calcext:value-type="float">
            <text:p>22135656</text:p>
          </table:table-cell>
          <table:table-cell office:value-type="float" office:value="21583448" calcext:value-type="float">
            <text:p>21583448</text:p>
          </table:table-cell>
          <table:table-cell office:value-type="float" office:value="21761592" calcext:value-type="float">
            <text:p>21761592</text:p>
          </table:table-cell>
          <table:table-cell office:value-type="float" office:value="22095840" calcext:value-type="float">
            <text:p>22095840</text:p>
          </table:table-cell>
          <table:table-cell table:number-columns-repeated="9"/>
        </table:table-row>
        <table:table-row table:style-name="ro1">
          <table:table-cell office:value-type="float" office:value="21473208" calcext:value-type="float">
            <text:p>21473208</text:p>
          </table:table-cell>
          <table:table-cell office:value-type="float" office:value="21696576" calcext:value-type="float">
            <text:p>21696576</text:p>
          </table:table-cell>
          <table:table-cell office:value-type="float" office:value="21806312" calcext:value-type="float">
            <text:p>21806312</text:p>
          </table:table-cell>
          <table:table-cell office:value-type="float" office:value="22139152" calcext:value-type="float">
            <text:p>22139152</text:p>
          </table:table-cell>
          <table:table-cell office:value-type="float" office:value="21584928" calcext:value-type="float">
            <text:p>21584928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5872" calcext:value-type="float">
            <text:p>22095872</text:p>
          </table:table-cell>
          <table:table-cell table:number-columns-repeated="9"/>
        </table:table-row>
        <table:table-row table:style-name="ro1">
          <table:table-cell office:value-type="float" office:value="21475216" calcext:value-type="float">
            <text:p>21475216</text:p>
          </table:table-cell>
          <table:table-cell office:value-type="float" office:value="21697200" calcext:value-type="float">
            <text:p>21697200</text:p>
          </table:table-cell>
          <table:table-cell office:value-type="float" office:value="21806448" calcext:value-type="float">
            <text:p>21806448</text:p>
          </table:table-cell>
          <table:table-cell office:value-type="float" office:value="22140248" calcext:value-type="float">
            <text:p>22140248</text:p>
          </table:table-cell>
          <table:table-cell office:value-type="float" office:value="21584960" calcext:value-type="float">
            <text:p>21584960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6360" calcext:value-type="float">
            <text:p>22096360</text:p>
          </table:table-cell>
          <table:table-cell table:number-columns-repeated="9"/>
        </table:table-row>
        <table:table-row table:style-name="ro1">
          <table:table-cell office:value-type="float" office:value="21475280" calcext:value-type="float">
            <text:p>21475280</text:p>
          </table:table-cell>
          <table:table-cell office:value-type="float" office:value="21698048" calcext:value-type="float">
            <text:p>21698048</text:p>
          </table:table-cell>
          <table:table-cell office:value-type="float" office:value="21806744" calcext:value-type="float">
            <text:p>21806744</text:p>
          </table:table-cell>
          <table:table-cell office:value-type="float" office:value="22143120" calcext:value-type="float">
            <text:p>22143120</text:p>
          </table:table-cell>
          <table:table-cell office:value-type="float" office:value="21584968" calcext:value-type="float">
            <text:p>21584968</text:p>
          </table:table-cell>
          <table:table-cell office:value-type="float" office:value="21762808" calcext:value-type="float">
            <text:p>21762808</text:p>
          </table:table-cell>
          <table:table-cell office:value-type="float" office:value="22097304" calcext:value-type="float">
            <text:p>22097304</text:p>
          </table:table-cell>
          <table:table-cell table:number-columns-repeated="9"/>
        </table:table-row>
        <table:table-row table:style-name="ro1">
          <table:table-cell office:value-type="float" office:value="21477584" calcext:value-type="float">
            <text:p>21477584</text:p>
          </table:table-cell>
          <table:table-cell office:value-type="float" office:value="21699072" calcext:value-type="float">
            <text:p>21699072</text:p>
          </table:table-cell>
          <table:table-cell office:value-type="float" office:value="21807512" calcext:value-type="float">
            <text:p>21807512</text:p>
          </table:table-cell>
          <table:table-cell office:value-type="float" office:value="22143296" calcext:value-type="float">
            <text:p>22143296</text:p>
          </table:table-cell>
          <table:table-cell office:value-type="float" office:value="21585408" calcext:value-type="float">
            <text:p>21585408</text:p>
          </table:table-cell>
          <table:table-cell office:value-type="float" office:value="21763896" calcext:value-type="float">
            <text:p>21763896</text:p>
          </table:table-cell>
          <table:table-cell office:value-type="float" office:value="22098784" calcext:value-type="float">
            <text:p>22098784</text:p>
          </table:table-cell>
          <table:table-cell table:number-columns-repeated="9"/>
        </table:table-row>
        <table:table-row table:style-name="ro1">
          <table:table-cell office:value-type="float" office:value="21478152" calcext:value-type="float">
            <text:p>21478152</text:p>
          </table:table-cell>
          <table:table-cell office:value-type="float" office:value="21699336" calcext:value-type="float">
            <text:p>21699336</text:p>
          </table:table-cell>
          <table:table-cell office:value-type="float" office:value="21807856" calcext:value-type="float">
            <text:p>21807856</text:p>
          </table:table-cell>
          <table:table-cell office:value-type="float" office:value="22144856" calcext:value-type="float">
            <text:p>22144856</text:p>
          </table:table-cell>
          <table:table-cell office:value-type="float" office:value="21585904" calcext:value-type="float">
            <text:p>21585904</text:p>
          </table:table-cell>
          <table:table-cell office:value-type="float" office:value="21765512" calcext:value-type="float">
            <text:p>21765512</text:p>
          </table:table-cell>
          <table:table-cell office:value-type="float" office:value="22098808" calcext:value-type="float">
            <text:p>22098808</text:p>
          </table:table-cell>
          <table:table-cell table:number-columns-repeated="9"/>
        </table:table-row>
        <table:table-row table:style-name="ro1">
          <table:table-cell office:value-type="float" office:value="21478408" calcext:value-type="float">
            <text:p>21478408</text:p>
          </table:table-cell>
          <table:table-cell office:value-type="float" office:value="21699544" calcext:value-type="float">
            <text:p>21699544</text:p>
          </table:table-cell>
          <table:table-cell office:value-type="float" office:value="21808016" calcext:value-type="float">
            <text:p>21808016</text:p>
          </table:table-cell>
          <table:table-cell office:value-type="float" office:value="22144960" calcext:value-type="float">
            <text:p>22144960</text:p>
          </table:table-cell>
          <table:table-cell office:value-type="float" office:value="21585928" calcext:value-type="float">
            <text:p>21585928</text:p>
          </table:table-cell>
          <table:table-cell office:value-type="float" office:value="21765744" calcext:value-type="float">
            <text:p>21765744</text:p>
          </table:table-cell>
          <table:table-cell office:value-type="float" office:value="22099072" calcext:value-type="float">
            <text:p>22099072</text:p>
          </table:table-cell>
          <table:table-cell table:number-columns-repeated="9"/>
        </table:table-row>
        <table:table-row table:style-name="ro1">
          <table:table-cell office:value-type="float" office:value="21479120" calcext:value-type="float">
            <text:p>21479120</text:p>
          </table:table-cell>
          <table:table-cell office:value-type="float" office:value="21700664" calcext:value-type="float">
            <text:p>21700664</text:p>
          </table:table-cell>
          <table:table-cell office:value-type="float" office:value="21808368" calcext:value-type="float">
            <text:p>21808368</text:p>
          </table:table-cell>
          <table:table-cell office:value-type="float" office:value="22145624" calcext:value-type="float">
            <text:p>22145624</text:p>
          </table:table-cell>
          <table:table-cell office:value-type="float" office:value="21586080" calcext:value-type="float">
            <text:p>21586080</text:p>
          </table:table-cell>
          <table:table-cell office:value-type="float" office:value="21766320" calcext:value-type="float">
            <text:p>21766320</text:p>
          </table:table-cell>
          <table:table-cell office:value-type="float" office:value="22099832" calcext:value-type="float">
            <text:p>22099832</text:p>
          </table:table-cell>
          <table:table-cell table:number-columns-repeated="9"/>
        </table:table-row>
        <table:table-row table:style-name="ro1">
          <table:table-cell office:value-type="float" office:value="21484632" calcext:value-type="float">
            <text:p>21484632</text:p>
          </table:table-cell>
          <table:table-cell office:value-type="float" office:value="21700864" calcext:value-type="float">
            <text:p>21700864</text:p>
          </table:table-cell>
          <table:table-cell office:value-type="float" office:value="21808568" calcext:value-type="float">
            <text:p>21808568</text:p>
          </table:table-cell>
          <table:table-cell office:value-type="float" office:value="22146000" calcext:value-type="float">
            <text:p>22146000</text:p>
          </table:table-cell>
          <table:table-cell office:value-type="float" office:value="21586312" calcext:value-type="float">
            <text:p>21586312</text:p>
          </table:table-cell>
          <table:table-cell office:value-type="float" office:value="21766808" calcext:value-type="float">
            <text:p>21766808</text:p>
          </table:table-cell>
          <table:table-cell office:value-type="float" office:value="22100024" calcext:value-type="float">
            <text:p>22100024</text:p>
          </table:table-cell>
          <table:table-cell table:number-columns-repeated="9"/>
        </table:table-row>
        <table:table-row table:style-name="ro1">
          <table:table-cell office:value-type="float" office:value="21489016" calcext:value-type="float">
            <text:p>21489016</text:p>
          </table:table-cell>
          <table:table-cell office:value-type="float" office:value="21701080" calcext:value-type="float">
            <text:p>21701080</text:p>
          </table:table-cell>
          <table:table-cell office:value-type="float" office:value="21810064" calcext:value-type="float">
            <text:p>21810064</text:p>
          </table:table-cell>
          <table:table-cell office:value-type="float" office:value="22147696" calcext:value-type="float">
            <text:p>22147696</text:p>
          </table:table-cell>
          <table:table-cell office:value-type="float" office:value="21586680" calcext:value-type="float">
            <text:p>21586680</text:p>
          </table:table-cell>
          <table:table-cell office:value-type="float" office:value="21766856" calcext:value-type="float">
            <text:p>21766856</text:p>
          </table:table-cell>
          <table:table-cell office:value-type="float" office:value="22101592" calcext:value-type="float">
            <text:p>22101592</text:p>
          </table:table-cell>
          <table:table-cell table:number-columns-repeated="9"/>
        </table:table-row>
        <table:table-row table:style-name="ro1">
          <table:table-cell office:value-type="float" office:value="21491024" calcext:value-type="float">
            <text:p>21491024</text:p>
          </table:table-cell>
          <table:table-cell office:value-type="float" office:value="21701712" calcext:value-type="float">
            <text:p>21701712</text:p>
          </table:table-cell>
          <table:table-cell office:value-type="float" office:value="21811248" calcext:value-type="float">
            <text:p>21811248</text:p>
          </table:table-cell>
          <table:table-cell office:value-type="float" office:value="22148560" calcext:value-type="float">
            <text:p>22148560</text:p>
          </table:table-cell>
          <table:table-cell office:value-type="float" office:value="21589136" calcext:value-type="float">
            <text:p>21589136</text:p>
          </table:table-cell>
          <table:table-cell office:value-type="float" office:value="21772856" calcext:value-type="float">
            <text:p>21772856</text:p>
          </table:table-cell>
          <table:table-cell office:value-type="float" office:value="22103280" calcext:value-type="float">
            <text:p>22103280</text:p>
          </table:table-cell>
          <table:table-cell table:number-columns-repeated="9"/>
        </table:table-row>
        <table:table-row table:style-name="ro1">
          <table:table-cell office:value-type="float" office:value="21493120" calcext:value-type="float">
            <text:p>21493120</text:p>
          </table:table-cell>
          <table:table-cell office:value-type="float" office:value="21701992" calcext:value-type="float">
            <text:p>21701992</text:p>
          </table:table-cell>
          <table:table-cell office:value-type="float" office:value="21811264" calcext:value-type="float">
            <text:p>21811264</text:p>
          </table:table-cell>
          <table:table-cell office:value-type="float" office:value="22150312" calcext:value-type="float">
            <text:p>22150312</text:p>
          </table:table-cell>
          <table:table-cell office:value-type="float" office:value="21589952" calcext:value-type="float">
            <text:p>21589952</text:p>
          </table:table-cell>
          <table:table-cell office:value-type="float" office:value="21772976" calcext:value-type="float">
            <text:p>21772976</text:p>
          </table:table-cell>
          <table:table-cell office:value-type="float" office:value="22104776" calcext:value-type="float">
            <text:p>22104776</text:p>
          </table:table-cell>
          <table:table-cell table:number-columns-repeated="9"/>
        </table:table-row>
        <table:table-row table:style-name="ro1">
          <table:table-cell office:value-type="float" office:value="21494208" calcext:value-type="float">
            <text:p>21494208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1811592" calcext:value-type="float">
            <text:p>21811592</text:p>
          </table:table-cell>
          <table:table-cell office:value-type="float" office:value="22150936" calcext:value-type="float">
            <text:p>22150936</text:p>
          </table:table-cell>
          <table:table-cell office:value-type="float" office:value="21590816" calcext:value-type="float">
            <text:p>21590816</text:p>
          </table:table-cell>
          <table:table-cell office:value-type="float" office:value="21775016" calcext:value-type="float">
            <text:p>21775016</text:p>
          </table:table-cell>
          <table:table-cell office:value-type="float" office:value="22105336" calcext:value-type="float">
            <text:p>22105336</text:p>
          </table:table-cell>
          <table:table-cell table:number-columns-repeated="9"/>
        </table:table-row>
        <table:table-row table:style-name="ro1">
          <table:table-cell office:value-type="float" office:value="21494704" calcext:value-type="float">
            <text:p>21494704</text:p>
          </table:table-cell>
          <table:table-cell office:value-type="float" office:value="21702744" calcext:value-type="float">
            <text:p>21702744</text:p>
          </table:table-cell>
          <table:table-cell office:value-type="float" office:value="21815048" calcext:value-type="float">
            <text:p>21815048</text:p>
          </table:table-cell>
          <table:table-cell office:value-type="float" office:value="22151400" calcext:value-type="float">
            <text:p>22151400</text:p>
          </table:table-cell>
          <table:table-cell office:value-type="float" office:value="21593520" calcext:value-type="float">
            <text:p>21593520</text:p>
          </table:table-cell>
          <table:table-cell office:value-type="float" office:value="21777168" calcext:value-type="float">
            <text:p>21777168</text:p>
          </table:table-cell>
          <table:table-cell office:value-type="float" office:value="22105496" calcext:value-type="float">
            <text:p>22105496</text:p>
          </table:table-cell>
          <table:table-cell table:number-columns-repeated="9"/>
        </table:table-row>
        <table:table-row table:style-name="ro1">
          <table:table-cell office:value-type="float" office:value="21496240" calcext:value-type="float">
            <text:p>21496240</text:p>
          </table:table-cell>
          <table:table-cell office:value-type="float" office:value="21704520" calcext:value-type="float">
            <text:p>21704520</text:p>
          </table:table-cell>
          <table:table-cell office:value-type="float" office:value="21815280" calcext:value-type="float">
            <text:p>21815280</text:p>
          </table:table-cell>
          <table:table-cell office:value-type="float" office:value="22153392" calcext:value-type="float">
            <text:p>22153392</text:p>
          </table:table-cell>
          <table:table-cell office:value-type="float" office:value="21593744" calcext:value-type="float">
            <text:p>21593744</text:p>
          </table:table-cell>
          <table:table-cell office:value-type="float" office:value="21777696" calcext:value-type="float">
            <text:p>21777696</text:p>
          </table:table-cell>
          <table:table-cell office:value-type="float" office:value="22106616" calcext:value-type="float">
            <text:p>22106616</text:p>
          </table:table-cell>
          <table:table-cell table:number-columns-repeated="9"/>
        </table:table-row>
        <table:table-row table:style-name="ro1">
          <table:table-cell office:value-type="float" office:value="21497760" calcext:value-type="float">
            <text:p>21497760</text:p>
          </table:table-cell>
          <table:table-cell office:value-type="float" office:value="21707304" calcext:value-type="float">
            <text:p>2170730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2154408" calcext:value-type="float">
            <text:p>22154408</text:p>
          </table:table-cell>
          <table:table-cell office:value-type="float" office:value="21593960" calcext:value-type="float">
            <text:p>21593960</text:p>
          </table:table-cell>
          <table:table-cell office:value-type="float" office:value="21777760" calcext:value-type="float">
            <text:p>21777760</text:p>
          </table:table-cell>
          <table:table-cell office:value-type="float" office:value="22106688" calcext:value-type="float">
            <text:p>22106688</text:p>
          </table:table-cell>
          <table:table-cell table:number-columns-repeated="9"/>
        </table:table-row>
        <table:table-row table:style-name="ro1">
          <table:table-cell office:value-type="float" office:value="21499208" calcext:value-type="float">
            <text:p>21499208</text:p>
          </table:table-cell>
          <table:table-cell office:value-type="float" office:value="21719424" calcext:value-type="float">
            <text:p>21719424</text:p>
          </table:table-cell>
          <table:table-cell office:value-type="float" office:value="21816000" calcext:value-type="float">
            <text:p>21816000</text:p>
          </table:table-cell>
          <table:table-cell office:value-type="float" office:value="22157104" calcext:value-type="float">
            <text:p>22157104</text:p>
          </table:table-cell>
          <table:table-cell office:value-type="float" office:value="21597280" calcext:value-type="float">
            <text:p>21597280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7248" calcext:value-type="float">
            <text:p>22107248</text:p>
          </table:table-cell>
          <table:table-cell table:number-columns-repeated="9"/>
        </table:table-row>
        <table:table-row table:style-name="ro1">
          <table:table-cell office:value-type="float" office:value="21499440" calcext:value-type="float">
            <text:p>21499440</text:p>
          </table:table-cell>
          <table:table-cell office:value-type="float" office:value="21719496" calcext:value-type="float">
            <text:p>21719496</text:p>
          </table:table-cell>
          <table:table-cell office:value-type="float" office:value="21818328" calcext:value-type="float">
            <text:p>21818328</text:p>
          </table:table-cell>
          <table:table-cell office:value-type="float" office:value="22159088" calcext:value-type="float">
            <text:p>22159088</text:p>
          </table:table-cell>
          <table:table-cell office:value-type="float" office:value="21598656" calcext:value-type="float">
            <text:p>21598656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9176" calcext:value-type="float">
            <text:p>22109176</text:p>
          </table:table-cell>
          <table:table-cell table:number-columns-repeated="9"/>
        </table:table-row>
        <table:table-row table:style-name="ro1">
          <table:table-cell office:value-type="float" office:value="21502872" calcext:value-type="float">
            <text:p>21502872</text:p>
          </table:table-cell>
          <table:table-cell office:value-type="float" office:value="21722096" calcext:value-type="float">
            <text:p>21722096</text:p>
          </table:table-cell>
          <table:table-cell office:value-type="float" office:value="21818384" calcext:value-type="float">
            <text:p>21818384</text:p>
          </table:table-cell>
          <table:table-cell office:value-type="float" office:value="22160376" calcext:value-type="float">
            <text:p>22160376</text:p>
          </table:table-cell>
          <table:table-cell office:value-type="float" office:value="21603128" calcext:value-type="float">
            <text:p>21603128</text:p>
          </table:table-cell>
          <table:table-cell office:value-type="float" office:value="21780240" calcext:value-type="float">
            <text:p>21780240</text:p>
          </table:table-cell>
          <table:table-cell office:value-type="float" office:value="22109376" calcext:value-type="float">
            <text:p>22109376</text:p>
          </table:table-cell>
          <table:table-cell table:number-columns-repeated="9"/>
        </table:table-row>
        <table:table-row table:style-name="ro1">
          <table:table-cell office:value-type="float" office:value="21502912" calcext:value-type="float">
            <text:p>21502912</text:p>
          </table:table-cell>
          <table:table-cell office:value-type="float" office:value="21726624" calcext:value-type="float">
            <text:p>21726624</text:p>
          </table:table-cell>
          <table:table-cell office:value-type="float" office:value="21820096" calcext:value-type="float">
            <text:p>21820096</text:p>
          </table:table-cell>
          <table:table-cell office:value-type="float" office:value="22161000" calcext:value-type="float">
            <text:p>22161000</text:p>
          </table:table-cell>
          <table:table-cell office:value-type="float" office:value="21606456" calcext:value-type="float">
            <text:p>21606456</text:p>
          </table:table-cell>
          <table:table-cell office:value-type="float" office:value="21780304" calcext:value-type="float">
            <text:p>21780304</text:p>
          </table:table-cell>
          <table:table-cell office:value-type="float" office:value="22109800" calcext:value-type="float">
            <text:p>22109800</text:p>
          </table:table-cell>
          <table:table-cell table:number-columns-repeated="9"/>
        </table:table-row>
        <table:table-row table:style-name="ro1">
          <table:table-cell office:value-type="float" office:value="21503168" calcext:value-type="float">
            <text:p>21503168</text:p>
          </table:table-cell>
          <table:table-cell office:value-type="float" office:value="21727616" calcext:value-type="float">
            <text:p>21727616</text:p>
          </table:table-cell>
          <table:table-cell office:value-type="float" office:value="21821536" calcext:value-type="float">
            <text:p>21821536</text:p>
          </table:table-cell>
          <table:table-cell office:value-type="float" office:value="22161976" calcext:value-type="float">
            <text:p>22161976</text:p>
          </table:table-cell>
          <table:table-cell office:value-type="float" office:value="21608184" calcext:value-type="float">
            <text:p>21608184</text:p>
          </table:table-cell>
          <table:table-cell office:value-type="float" office:value="21781136" calcext:value-type="float">
            <text:p>21781136</text:p>
          </table:table-cell>
          <table:table-cell office:value-type="float" office:value="22111536" calcext:value-type="float">
            <text:p>22111536</text:p>
          </table:table-cell>
          <table:table-cell table:number-columns-repeated="9"/>
        </table:table-row>
        <table:table-row table:style-name="ro1">
          <table:table-cell office:value-type="float" office:value="21505304" calcext:value-type="float">
            <text:p>21505304</text:p>
          </table:table-cell>
          <table:table-cell office:value-type="float" office:value="21727760" calcext:value-type="float">
            <text:p>2172776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2163280" calcext:value-type="float">
            <text:p>22163280</text:p>
          </table:table-cell>
          <table:table-cell office:value-type="float" office:value="21608704" calcext:value-type="float">
            <text:p>21608704</text:p>
          </table:table-cell>
          <table:table-cell office:value-type="float" office:value="21781328" calcext:value-type="float">
            <text:p>21781328</text:p>
          </table:table-cell>
          <table:table-cell office:value-type="float" office:value="22115960" calcext:value-type="float">
            <text:p>22115960</text:p>
          </table:table-cell>
          <table:table-cell table:number-columns-repeated="9"/>
        </table:table-row>
        <table:table-row table:style-name="ro1">
          <table:table-cell office:value-type="float" office:value="21506848" calcext:value-type="float">
            <text:p>21506848</text:p>
          </table:table-cell>
          <table:table-cell office:value-type="float" office:value="21728528" calcext:value-type="float">
            <text:p>21728528</text:p>
          </table:table-cell>
          <table:table-cell office:value-type="float" office:value="21822096" calcext:value-type="float">
            <text:p>21822096</text:p>
          </table:table-cell>
          <table:table-cell office:value-type="float" office:value="22163736" calcext:value-type="float">
            <text:p>22163736</text:p>
          </table:table-cell>
          <table:table-cell office:value-type="float" office:value="21609296" calcext:value-type="float">
            <text:p>21609296</text:p>
          </table:table-cell>
          <table:table-cell office:value-type="float" office:value="21785128" calcext:value-type="float">
            <text:p>21785128</text:p>
          </table:table-cell>
          <table:table-cell office:value-type="float" office:value="22116296" calcext:value-type="float">
            <text:p>22116296</text:p>
          </table:table-cell>
          <table:table-cell table:number-columns-repeated="9"/>
        </table:table-row>
        <table:table-row table:style-name="ro1">
          <table:table-cell office:value-type="float" office:value="21506960" calcext:value-type="float">
            <text:p>21506960</text:p>
          </table:table-cell>
          <table:table-cell office:value-type="float" office:value="21731056" calcext:value-type="float">
            <text:p>21731056</text:p>
          </table:table-cell>
          <table:table-cell office:value-type="float" office:value="21827584" calcext:value-type="float">
            <text:p>21827584</text:p>
          </table:table-cell>
          <table:table-cell office:value-type="float" office:value="22164032" calcext:value-type="float">
            <text:p>22164032</text:p>
          </table:table-cell>
          <table:table-cell office:value-type="float" office:value="21609640" calcext:value-type="float">
            <text:p>21609640</text:p>
          </table:table-cell>
          <table:table-cell office:value-type="float" office:value="21787944" calcext:value-type="float">
            <text:p>21787944</text:p>
          </table:table-cell>
          <table:table-cell office:value-type="float" office:value="22118192" calcext:value-type="float">
            <text:p>22118192</text:p>
          </table:table-cell>
          <table:table-cell table:number-columns-repeated="9"/>
        </table:table-row>
        <table:table-row table:style-name="ro1">
          <table:table-cell office:value-type="float" office:value="21508856" calcext:value-type="float">
            <text:p>21508856</text:p>
          </table:table-cell>
          <table:table-cell office:value-type="float" office:value="21732800" calcext:value-type="float">
            <text:p>21732800</text:p>
          </table:table-cell>
          <table:table-cell office:value-type="float" office:value="21827872" calcext:value-type="float">
            <text:p>21827872</text:p>
          </table:table-cell>
          <table:table-cell office:value-type="float" office:value="22164200" calcext:value-type="float">
            <text:p>22164200</text:p>
          </table:table-cell>
          <table:table-cell office:value-type="float" office:value="21610424" calcext:value-type="float">
            <text:p>21610424</text:p>
          </table:table-cell>
          <table:table-cell office:value-type="float" office:value="21788560" calcext:value-type="float">
            <text:p>21788560</text:p>
          </table:table-cell>
          <table:table-cell office:value-type="float" office:value="22118832" calcext:value-type="float">
            <text:p>22118832</text:p>
          </table:table-cell>
          <table:table-cell table:number-columns-repeated="9"/>
        </table:table-row>
        <table:table-row table:style-name="ro1">
          <table:table-cell office:value-type="float" office:value="21509784" calcext:value-type="float">
            <text:p>21509784</text:p>
          </table:table-cell>
          <table:table-cell office:value-type="float" office:value="21735768" calcext:value-type="float">
            <text:p>21735768</text:p>
          </table:table-cell>
          <table:table-cell office:value-type="float" office:value="21828784" calcext:value-type="float">
            <text:p>21828784</text:p>
          </table:table-cell>
          <table:table-cell office:value-type="float" office:value="22164888" calcext:value-type="float">
            <text:p>22164888</text:p>
          </table:table-cell>
          <table:table-cell office:value-type="float" office:value="21611688" calcext:value-type="float">
            <text:p>21611688</text:p>
          </table:table-cell>
          <table:table-cell office:value-type="float" office:value="21789080" calcext:value-type="float">
            <text:p>21789080</text:p>
          </table:table-cell>
          <table:table-cell office:value-type="float" office:value="22121240" calcext:value-type="float">
            <text:p>22121240</text:p>
          </table:table-cell>
          <table:table-cell table:number-columns-repeated="9"/>
        </table:table-row>
        <table:table-row table:style-name="ro1">
          <table:table-cell office:value-type="float" office:value="21511592" calcext:value-type="float">
            <text:p>21511592</text:p>
          </table:table-cell>
          <table:table-cell office:value-type="float" office:value="21736984" calcext:value-type="float">
            <text:p>21736984</text:p>
          </table:table-cell>
          <table:table-cell office:value-type="float" office:value="21831368" calcext:value-type="float">
            <text:p>21831368</text:p>
          </table:table-cell>
          <table:table-cell office:value-type="float" office:value="22167624" calcext:value-type="float">
            <text:p>22167624</text:p>
          </table:table-cell>
          <table:table-cell office:value-type="float" office:value="21613112" calcext:value-type="float">
            <text:p>21613112</text:p>
          </table:table-cell>
          <table:table-cell office:value-type="float" office:value="21789912" calcext:value-type="float">
            <text:p>21789912</text:p>
          </table:table-cell>
          <table:table-cell office:value-type="float" office:value="22122000" calcext:value-type="float">
            <text:p>22122000</text:p>
          </table:table-cell>
          <table:table-cell table:number-columns-repeated="9"/>
        </table:table-row>
        <table:table-row table:style-name="ro1">
          <table:table-cell office:value-type="float" office:value="21515472" calcext:value-type="float">
            <text:p>21515472</text:p>
          </table:table-cell>
          <table:table-cell office:value-type="float" office:value="21737016" calcext:value-type="float">
            <text:p>21737016</text:p>
          </table:table-cell>
          <table:table-cell office:value-type="float" office:value="21833048" calcext:value-type="float">
            <text:p>21833048</text:p>
          </table:table-cell>
          <table:table-cell office:value-type="float" office:value="22169336" calcext:value-type="float">
            <text:p>22169336</text:p>
          </table:table-cell>
          <table:table-cell office:value-type="float" office:value="21613288" calcext:value-type="float">
            <text:p>21613288</text:p>
          </table:table-cell>
          <table:table-cell office:value-type="float" office:value="21792536" calcext:value-type="float">
            <text:p>21792536</text:p>
          </table:table-cell>
          <table:table-cell office:value-type="float" office:value="22122008" calcext:value-type="float">
            <text:p>22122008</text:p>
          </table:table-cell>
          <table:table-cell table:number-columns-repeated="9"/>
        </table:table-row>
        <table:table-row table:style-name="ro1">
          <table:table-cell office:value-type="float" office:value="21516152" calcext:value-type="float">
            <text:p>21516152</text:p>
          </table:table-cell>
          <table:table-cell office:value-type="float" office:value="21739184" calcext:value-type="float">
            <text:p>21739184</text:p>
          </table:table-cell>
          <table:table-cell office:value-type="float" office:value="21833584" calcext:value-type="float">
            <text:p>21833584</text:p>
          </table:table-cell>
          <table:table-cell office:value-type="float" office:value="22169480" calcext:value-type="float">
            <text:p>22169480</text:p>
          </table:table-cell>
          <table:table-cell office:value-type="float" office:value="21613576" calcext:value-type="float">
            <text:p>21613576</text:p>
          </table:table-cell>
          <table:table-cell office:value-type="float" office:value="21793832" calcext:value-type="float">
            <text:p>21793832</text:p>
          </table:table-cell>
          <table:table-cell office:value-type="float" office:value="22122984" calcext:value-type="float">
            <text:p>22122984</text:p>
          </table:table-cell>
          <table:table-cell table:number-columns-repeated="9"/>
        </table:table-row>
        <table:table-row table:style-name="ro1">
          <table:table-cell office:value-type="float" office:value="21516392" calcext:value-type="float">
            <text:p>21516392</text:p>
          </table:table-cell>
          <table:table-cell office:value-type="float" office:value="21740088" calcext:value-type="float">
            <text:p>21740088</text:p>
          </table:table-cell>
          <table:table-cell office:value-type="float" office:value="21833688" calcext:value-type="float">
            <text:p>21833688</text:p>
          </table:table-cell>
          <table:table-cell office:value-type="float" office:value="22170144" calcext:value-type="float">
            <text:p>22170144</text:p>
          </table:table-cell>
          <table:table-cell office:value-type="float" office:value="21614536" calcext:value-type="float">
            <text:p>21614536</text:p>
          </table:table-cell>
          <table:table-cell office:value-type="float" office:value="21794312" calcext:value-type="float">
            <text:p>21794312</text:p>
          </table:table-cell>
          <table:table-cell office:value-type="float" office:value="22124592" calcext:value-type="float">
            <text:p>22124592</text:p>
          </table:table-cell>
          <table:table-cell table:number-columns-repeated="9"/>
        </table:table-row>
        <table:table-row table:style-name="ro1">
          <table:table-cell office:value-type="float" office:value="21516928" calcext:value-type="float">
            <text:p>21516928</text:p>
          </table:table-cell>
          <table:table-cell office:value-type="float" office:value="21742880" calcext:value-type="float">
            <text:p>21742880</text:p>
          </table:table-cell>
          <table:table-cell office:value-type="float" office:value="21834128" calcext:value-type="float">
            <text:p>21834128</text:p>
          </table:table-cell>
          <table:table-cell office:value-type="float" office:value="22170360" calcext:value-type="float">
            <text:p>22170360</text:p>
          </table:table-cell>
          <table:table-cell office:value-type="float" office:value="21615368" calcext:value-type="float">
            <text:p>21615368</text:p>
          </table:table-cell>
          <table:table-cell office:value-type="float" office:value="21794920" calcext:value-type="float">
            <text:p>21794920</text:p>
          </table:table-cell>
          <table:table-cell office:value-type="float" office:value="22125056" calcext:value-type="float">
            <text:p>22125056</text:p>
          </table:table-cell>
          <table:table-cell table:number-columns-repeated="9"/>
        </table:table-row>
        <table:table-row table:style-name="ro1">
          <table:table-cell office:value-type="float" office:value="21518792" calcext:value-type="float">
            <text:p>21518792</text:p>
          </table:table-cell>
          <table:table-cell office:value-type="float" office:value="21744072" calcext:value-type="float">
            <text:p>21744072</text:p>
          </table:table-cell>
          <table:table-cell office:value-type="float" office:value="21835368" calcext:value-type="float">
            <text:p>21835368</text:p>
          </table:table-cell>
          <table:table-cell office:value-type="float" office:value="22173008" calcext:value-type="float">
            <text:p>22173008</text:p>
          </table:table-cell>
          <table:table-cell office:value-type="float" office:value="21615480" calcext:value-type="float">
            <text:p>21615480</text:p>
          </table:table-cell>
          <table:table-cell office:value-type="float" office:value="21796448" calcext:value-type="float">
            <text:p>21796448</text:p>
          </table:table-cell>
          <table:table-cell office:value-type="float" office:value="22126280" calcext:value-type="float">
            <text:p>22126280</text:p>
          </table:table-cell>
          <table:table-cell table:number-columns-repeated="9"/>
        </table:table-row>
        <table:table-row table:style-name="ro1">
          <table:table-cell office:value-type="float" office:value="21519064" calcext:value-type="float">
            <text:p>21519064</text:p>
          </table:table-cell>
          <table:table-cell office:value-type="float" office:value="21745472" calcext:value-type="float">
            <text:p>21745472</text:p>
          </table:table-cell>
          <table:table-cell office:value-type="float" office:value="21836880" calcext:value-type="float">
            <text:p>21836880</text:p>
          </table:table-cell>
          <table:table-cell office:value-type="float" office:value="22173624" calcext:value-type="float">
            <text:p>22173624</text:p>
          </table:table-cell>
          <table:table-cell office:value-type="float" office:value="21620856" calcext:value-type="float">
            <text:p>21620856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2126928" calcext:value-type="float">
            <text:p>22126928</text:p>
          </table:table-cell>
          <table:table-cell table:number-columns-repeated="9"/>
        </table:table-row>
        <table:table-row table:style-name="ro1">
          <table:table-cell office:value-type="float" office:value="21521056" calcext:value-type="float">
            <text:p>21521056</text:p>
          </table:table-cell>
          <table:table-cell office:value-type="float" office:value="21746264" calcext:value-type="float">
            <text:p>21746264</text:p>
          </table:table-cell>
          <table:table-cell office:value-type="float" office:value="21837352" calcext:value-type="float">
            <text:p>21837352</text:p>
          </table:table-cell>
          <table:table-cell office:value-type="float" office:value="22173832" calcext:value-type="float">
            <text:p>22173832</text:p>
          </table:table-cell>
          <table:table-cell office:value-type="float" office:value="21623952" calcext:value-type="float">
            <text:p>21623952</text:p>
          </table:table-cell>
          <table:table-cell office:value-type="float" office:value="21799416" calcext:value-type="float">
            <text:p>21799416</text:p>
          </table:table-cell>
          <table:table-cell office:value-type="float" office:value="22127984" calcext:value-type="float">
            <text:p>22127984</text:p>
          </table:table-cell>
          <table:table-cell table:number-columns-repeated="9"/>
        </table:table-row>
        <table:table-row table:style-name="ro1">
          <table:table-cell office:value-type="float" office:value="21521336" calcext:value-type="float">
            <text:p>21521336</text:p>
          </table:table-cell>
          <table:table-cell office:value-type="float" office:value="21746336" calcext:value-type="float">
            <text:p>21746336</text:p>
          </table:table-cell>
          <table:table-cell office:value-type="float" office:value="21838336" calcext:value-type="float">
            <text:p>21838336</text:p>
          </table:table-cell>
          <table:table-cell office:value-type="float" office:value="22174512" calcext:value-type="float">
            <text:p>22174512</text:p>
          </table:table-cell>
          <table:table-cell office:value-type="float" office:value="21624632" calcext:value-type="float">
            <text:p>21624632</text:p>
          </table:table-cell>
          <table:table-cell office:value-type="float" office:value="21805008" calcext:value-type="float">
            <text:p>21805008</text:p>
          </table:table-cell>
          <table:table-cell office:value-type="float" office:value="22129744" calcext:value-type="float">
            <text:p>22129744</text:p>
          </table:table-cell>
          <table:table-cell table:number-columns-repeated="9"/>
        </table:table-row>
        <table:table-row table:style-name="ro1">
          <table:table-cell office:value-type="float" office:value="21524024" calcext:value-type="float">
            <text:p>21524024</text:p>
          </table:table-cell>
          <table:table-cell office:value-type="float" office:value="21746840" calcext:value-type="float">
            <text:p>21746840</text:p>
          </table:table-cell>
          <table:table-cell office:value-type="float" office:value="21840120" calcext:value-type="float">
            <text:p>21840120</text:p>
          </table:table-cell>
          <table:table-cell office:value-type="float" office:value="22178216" calcext:value-type="float">
            <text:p>22178216</text:p>
          </table:table-cell>
          <table:table-cell office:value-type="float" office:value="21625160" calcext:value-type="float">
            <text:p>21625160</text:p>
          </table:table-cell>
          <table:table-cell office:value-type="float" office:value="21805632" calcext:value-type="float">
            <text:p>21805632</text:p>
          </table:table-cell>
          <table:table-cell office:value-type="float" office:value="22129824" calcext:value-type="float">
            <text:p>22129824</text:p>
          </table:table-cell>
          <table:table-cell table:number-columns-repeated="9"/>
        </table:table-row>
        <table:table-row table:style-name="ro1">
          <table:table-cell office:value-type="float" office:value="21524456" calcext:value-type="float">
            <text:p>21524456</text:p>
          </table:table-cell>
          <table:table-cell office:value-type="float" office:value="21749000" calcext:value-type="float">
            <text:p>21749000</text:p>
          </table:table-cell>
          <table:table-cell office:value-type="float" office:value="21840504" calcext:value-type="float">
            <text:p>21840504</text:p>
          </table:table-cell>
          <table:table-cell office:value-type="float" office:value="22178760" calcext:value-type="float">
            <text:p>22178760</text:p>
          </table:table-cell>
          <table:table-cell office:value-type="float" office:value="21626272" calcext:value-type="float">
            <text:p>21626272</text:p>
          </table:table-cell>
          <table:table-cell office:value-type="float" office:value="21806888" calcext:value-type="float">
            <text:p>21806888</text:p>
          </table:table-cell>
          <table:table-cell office:value-type="float" office:value="22133480" calcext:value-type="float">
            <text:p>22133480</text:p>
          </table:table-cell>
          <table:table-cell table:number-columns-repeated="9"/>
        </table:table-row>
        <table:table-row table:style-name="ro1">
          <table:table-cell office:value-type="float" office:value="21527008" calcext:value-type="float">
            <text:p>21527008</text:p>
          </table:table-cell>
          <table:table-cell office:value-type="float" office:value="21752280" calcext:value-type="float">
            <text:p>2175228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78792" calcext:value-type="float">
            <text:p>22178792</text:p>
          </table:table-cell>
          <table:table-cell office:value-type="float" office:value="21626688" calcext:value-type="float">
            <text:p>21626688</text:p>
          </table:table-cell>
          <table:table-cell office:value-type="float" office:value="21808600" calcext:value-type="float">
            <text:p>21808600</text:p>
          </table:table-cell>
          <table:table-cell office:value-type="float" office:value="22133960" calcext:value-type="float">
            <text:p>22133960</text:p>
          </table:table-cell>
          <table:table-cell table:number-columns-repeated="9"/>
        </table:table-row>
        <table:table-row table:style-name="ro1">
          <table:table-cell office:value-type="float" office:value="21527312" calcext:value-type="float">
            <text:p>21527312</text:p>
          </table:table-cell>
          <table:table-cell office:value-type="float" office:value="21752584" calcext:value-type="float">
            <text:p>21752584</text:p>
          </table:table-cell>
          <table:table-cell office:value-type="float" office:value="21846088" calcext:value-type="float">
            <text:p>21846088</text:p>
          </table:table-cell>
          <table:table-cell office:value-type="float" office:value="22179112" calcext:value-type="float">
            <text:p>22179112</text:p>
          </table:table-cell>
          <table:table-cell office:value-type="float" office:value="21626784" calcext:value-type="float">
            <text:p>21626784</text:p>
          </table:table-cell>
          <table:table-cell office:value-type="float" office:value="21809248" calcext:value-type="float">
            <text:p>21809248</text:p>
          </table:table-cell>
          <table:table-cell office:value-type="float" office:value="22135920" calcext:value-type="float">
            <text:p>22135920</text:p>
          </table:table-cell>
          <table:table-cell table:number-columns-repeated="9"/>
        </table:table-row>
        <table:table-row table:style-name="ro1">
          <table:table-cell office:value-type="float" office:value="21530424" calcext:value-type="float">
            <text:p>21530424</text:p>
          </table:table-cell>
          <table:table-cell office:value-type="float" office:value="21754936" calcext:value-type="float">
            <text:p>21754936</text:p>
          </table:table-cell>
          <table:table-cell office:value-type="float" office:value="21850576" calcext:value-type="float">
            <text:p>21850576</text:p>
          </table:table-cell>
          <table:table-cell office:value-type="float" office:value="22181488" calcext:value-type="float">
            <text:p>22181488</text:p>
          </table:table-cell>
          <table:table-cell office:value-type="float" office:value="21626800" calcext:value-type="float">
            <text:p>21626800</text:p>
          </table:table-cell>
          <table:table-cell office:value-type="float" office:value="21813688" calcext:value-type="float">
            <text:p>21813688</text:p>
          </table:table-cell>
          <table:table-cell office:value-type="float" office:value="22136360" calcext:value-type="float">
            <text:p>22136360</text:p>
          </table:table-cell>
          <table:table-cell table:number-columns-repeated="9"/>
        </table:table-row>
        <table:table-row table:style-name="ro1">
          <table:table-cell office:value-type="float" office:value="21535056" calcext:value-type="float">
            <text:p>21535056</text:p>
          </table:table-cell>
          <table:table-cell office:value-type="float" office:value="21755032" calcext:value-type="float">
            <text:p>21755032</text:p>
          </table:table-cell>
          <table:table-cell office:value-type="float" office:value="21852256" calcext:value-type="float">
            <text:p>21852256</text:p>
          </table:table-cell>
          <table:table-cell office:value-type="float" office:value="22182176" calcext:value-type="float">
            <text:p>22182176</text:p>
          </table:table-cell>
          <table:table-cell office:value-type="float" office:value="21627544" calcext:value-type="float">
            <text:p>21627544</text:p>
          </table:table-cell>
          <table:table-cell office:value-type="float" office:value="21815888" calcext:value-type="float">
            <text:p>21815888</text:p>
          </table:table-cell>
          <table:table-cell office:value-type="float" office:value="22136664" calcext:value-type="float">
            <text:p>22136664</text:p>
          </table:table-cell>
          <table:table-cell table:number-columns-repeated="9"/>
        </table:table-row>
        <table:table-row table:style-name="ro1">
          <table:table-cell office:value-type="float" office:value="21535464" calcext:value-type="float">
            <text:p>21535464</text:p>
          </table:table-cell>
          <table:table-cell office:value-type="float" office:value="21755728" calcext:value-type="float">
            <text:p>21755728</text:p>
          </table:table-cell>
          <table:table-cell office:value-type="float" office:value="21852392" calcext:value-type="float">
            <text:p>21852392</text:p>
          </table:table-cell>
          <table:table-cell office:value-type="float" office:value="22186456" calcext:value-type="float">
            <text:p>22186456</text:p>
          </table:table-cell>
          <table:table-cell office:value-type="float" office:value="21629400" calcext:value-type="float">
            <text:p>21629400</text:p>
          </table:table-cell>
          <table:table-cell office:value-type="float" office:value="21816368" calcext:value-type="float">
            <text:p>21816368</text:p>
          </table:table-cell>
          <table:table-cell office:value-type="float" office:value="22138888" calcext:value-type="float">
            <text:p>22138888</text:p>
          </table:table-cell>
          <table:table-cell table:number-columns-repeated="9"/>
        </table:table-row>
        <table:table-row table:style-name="ro1">
          <table:table-cell office:value-type="float" office:value="21539024" calcext:value-type="float">
            <text:p>21539024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1855216" calcext:value-type="float">
            <text:p>21855216</text:p>
          </table:table-cell>
          <table:table-cell office:value-type="float" office:value="22188728" calcext:value-type="float">
            <text:p>22188728</text:p>
          </table:table-cell>
          <table:table-cell office:value-type="float" office:value="21632040" calcext:value-type="float">
            <text:p>21632040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2139552" calcext:value-type="float">
            <text:p>22139552</text:p>
          </table:table-cell>
          <table:table-cell table:number-columns-repeated="9"/>
        </table:table-row>
        <table:table-row table:style-name="ro1">
          <table:table-cell office:value-type="float" office:value="21541192" calcext:value-type="float">
            <text:p>21541192</text:p>
          </table:table-cell>
          <table:table-cell office:value-type="float" office:value="21758040" calcext:value-type="float">
            <text:p>21758040</text:p>
          </table:table-cell>
          <table:table-cell office:value-type="float" office:value="21855320" calcext:value-type="float">
            <text:p>21855320</text:p>
          </table:table-cell>
          <table:table-cell office:value-type="float" office:value="22191816" calcext:value-type="float">
            <text:p>22191816</text:p>
          </table:table-cell>
          <table:table-cell office:value-type="float" office:value="21632488" calcext:value-type="float">
            <text:p>21632488</text:p>
          </table:table-cell>
          <table:table-cell office:value-type="float" office:value="21824192" calcext:value-type="float">
            <text:p>21824192</text:p>
          </table:table-cell>
          <table:table-cell office:value-type="float" office:value="22139664" calcext:value-type="float">
            <text:p>22139664</text:p>
          </table:table-cell>
          <table:table-cell table:number-columns-repeated="9"/>
        </table:table-row>
        <table:table-row table:style-name="ro1">
          <table:table-cell office:value-type="float" office:value="21544080" calcext:value-type="float">
            <text:p>21544080</text:p>
          </table:table-cell>
          <table:table-cell office:value-type="float" office:value="21759120" calcext:value-type="float">
            <text:p>21759120</text:p>
          </table:table-cell>
          <table:table-cell office:value-type="float" office:value="21855744" calcext:value-type="float">
            <text:p>21855744</text:p>
          </table:table-cell>
          <table:table-cell office:value-type="float" office:value="22198056" calcext:value-type="float">
            <text:p>22198056</text:p>
          </table:table-cell>
          <table:table-cell office:value-type="float" office:value="21633992" calcext:value-type="float">
            <text:p>21633992</text:p>
          </table:table-cell>
          <table:table-cell office:value-type="float" office:value="21825232" calcext:value-type="float">
            <text:p>21825232</text:p>
          </table:table-cell>
          <table:table-cell office:value-type="float" office:value="22143152" calcext:value-type="float">
            <text:p>22143152</text:p>
          </table:table-cell>
          <table:table-cell table:number-columns-repeated="9"/>
        </table:table-row>
        <table:table-row table:style-name="ro1">
          <table:table-cell office:value-type="float" office:value="21545288" calcext:value-type="float">
            <text:p>21545288</text:p>
          </table:table-cell>
          <table:table-cell office:value-type="float" office:value="21759208" calcext:value-type="float">
            <text:p>21759208</text:p>
          </table:table-cell>
          <table:table-cell office:value-type="float" office:value="21856664" calcext:value-type="float">
            <text:p>21856664</text:p>
          </table:table-cell>
          <table:table-cell office:value-type="float" office:value="22198112" calcext:value-type="float">
            <text:p>22198112</text:p>
          </table:table-cell>
          <table:table-cell office:value-type="float" office:value="21634744" calcext:value-type="float">
            <text:p>21634744</text:p>
          </table:table-cell>
          <table:table-cell office:value-type="float" office:value="21827000" calcext:value-type="float">
            <text:p>21827000</text:p>
          </table:table-cell>
          <table:table-cell office:value-type="float" office:value="22144416" calcext:value-type="float">
            <text:p>22144416</text:p>
          </table:table-cell>
          <table:table-cell table:number-columns-repeated="9"/>
        </table:table-row>
        <table:table-row table:style-name="ro1">
          <table:table-cell office:value-type="float" office:value="21546904" calcext:value-type="float">
            <text:p>21546904</text:p>
          </table:table-cell>
          <table:table-cell office:value-type="float" office:value="21759464" calcext:value-type="float">
            <text:p>21759464</text:p>
          </table:table-cell>
          <table:table-cell office:value-type="float" office:value="21859304" calcext:value-type="float">
            <text:p>21859304</text:p>
          </table:table-cell>
          <table:table-cell office:value-type="float" office:value="22201640" calcext:value-type="float">
            <text:p>22201640</text:p>
          </table:table-cell>
          <table:table-cell office:value-type="float" office:value="21636096" calcext:value-type="float">
            <text:p>21636096</text:p>
          </table:table-cell>
          <table:table-cell office:value-type="float" office:value="21827328" calcext:value-type="float">
            <text:p>21827328</text:p>
          </table:table-cell>
          <table:table-cell office:value-type="float" office:value="22144448" calcext:value-type="float">
            <text:p>22144448</text:p>
          </table:table-cell>
          <table:table-cell table:number-columns-repeated="9"/>
        </table:table-row>
        <table:table-row table:style-name="ro1">
          <table:table-cell office:value-type="float" office:value="21547248" calcext:value-type="float">
            <text:p>21547248</text:p>
          </table:table-cell>
          <table:table-cell office:value-type="float" office:value="21760080" calcext:value-type="float">
            <text:p>21760080</text:p>
          </table:table-cell>
          <table:table-cell office:value-type="float" office:value="21861232" calcext:value-type="float">
            <text:p>21861232</text:p>
          </table:table-cell>
          <table:table-cell office:value-type="float" office:value="22203056" calcext:value-type="float">
            <text:p>22203056</text:p>
          </table:table-cell>
          <table:table-cell office:value-type="float" office:value="21636480" calcext:value-type="float">
            <text:p>21636480</text:p>
          </table:table-cell>
          <table:table-cell office:value-type="float" office:value="21827504" calcext:value-type="float">
            <text:p>21827504</text:p>
          </table:table-cell>
          <table:table-cell office:value-type="float" office:value="22146352" calcext:value-type="float">
            <text:p>22146352</text:p>
          </table:table-cell>
          <table:table-cell table:number-columns-repeated="9"/>
        </table:table-row>
        <table:table-row table:style-name="ro1">
          <table:table-cell office:value-type="float" office:value="21548184" calcext:value-type="float">
            <text:p>21548184</text:p>
          </table:table-cell>
          <table:table-cell office:value-type="float" office:value="21760488" calcext:value-type="float">
            <text:p>21760488</text:p>
          </table:table-cell>
          <table:table-cell office:value-type="float" office:value="21861304" calcext:value-type="float">
            <text:p>21861304</text:p>
          </table:table-cell>
          <table:table-cell office:value-type="float" office:value="22206392" calcext:value-type="float">
            <text:p>22206392</text:p>
          </table:table-cell>
          <table:table-cell office:value-type="float" office:value="21638216" calcext:value-type="float">
            <text:p>21638216</text:p>
          </table:table-cell>
          <table:table-cell office:value-type="float" office:value="21830328" calcext:value-type="float">
            <text:p>21830328</text:p>
          </table:table-cell>
          <table:table-cell office:value-type="float" office:value="22147304" calcext:value-type="float">
            <text:p>22147304</text:p>
          </table:table-cell>
          <table:table-cell table:number-columns-repeated="9"/>
        </table:table-row>
        <table:table-row table:style-name="ro1">
          <table:table-cell office:value-type="float" office:value="21550288" calcext:value-type="float">
            <text:p>21550288</text:p>
          </table:table-cell>
          <table:table-cell office:value-type="float" office:value="21763368" calcext:value-type="float">
            <text:p>21763368</text:p>
          </table:table-cell>
          <table:table-cell office:value-type="float" office:value="21865368" calcext:value-type="float">
            <text:p>21865368</text:p>
          </table:table-cell>
          <table:table-cell office:value-type="float" office:value="22208064" calcext:value-type="float">
            <text:p>22208064</text:p>
          </table:table-cell>
          <table:table-cell office:value-type="float" office:value="21643848" calcext:value-type="float">
            <text:p>21643848</text:p>
          </table:table-cell>
          <table:table-cell office:value-type="float" office:value="21836296" calcext:value-type="float">
            <text:p>21836296</text:p>
          </table:table-cell>
          <table:table-cell office:value-type="float" office:value="22147464" calcext:value-type="float">
            <text:p>22147464</text:p>
          </table:table-cell>
          <table:table-cell table:number-columns-repeated="9"/>
        </table:table-row>
        <table:table-row table:style-name="ro1">
          <table:table-cell office:value-type="float" office:value="21550752" calcext:value-type="float">
            <text:p>21550752</text:p>
          </table:table-cell>
          <table:table-cell office:value-type="float" office:value="21766864" calcext:value-type="float">
            <text:p>21766864</text:p>
          </table:table-cell>
          <table:table-cell office:value-type="float" office:value="21870560" calcext:value-type="float">
            <text:p>21870560</text:p>
          </table:table-cell>
          <table:table-cell office:value-type="float" office:value="22208728" calcext:value-type="float">
            <text:p>22208728</text:p>
          </table:table-cell>
          <table:table-cell office:value-type="float" office:value="21647336" calcext:value-type="float">
            <text:p>21647336</text:p>
          </table:table-cell>
          <table:table-cell office:value-type="float" office:value="21839352" calcext:value-type="float">
            <text:p>21839352</text:p>
          </table:table-cell>
          <table:table-cell office:value-type="float" office:value="22149688" calcext:value-type="float">
            <text:p>22149688</text:p>
          </table:table-cell>
          <table:table-cell table:number-columns-repeated="9"/>
        </table:table-row>
        <table:table-row table:style-name="ro1">
          <table:table-cell office:value-type="float" office:value="21551776" calcext:value-type="float">
            <text:p>21551776</text:p>
          </table:table-cell>
          <table:table-cell office:value-type="float" office:value="21769640" calcext:value-type="float">
            <text:p>21769640</text:p>
          </table:table-cell>
          <table:table-cell office:value-type="float" office:value="21871528" calcext:value-type="float">
            <text:p>21871528</text:p>
          </table:table-cell>
          <table:table-cell office:value-type="float" office:value="22212464" calcext:value-type="float">
            <text:p>22212464</text:p>
          </table:table-cell>
          <table:table-cell office:value-type="float" office:value="21650296" calcext:value-type="float">
            <text:p>21650296</text:p>
          </table:table-cell>
          <table:table-cell office:value-type="float" office:value="21840656" calcext:value-type="float">
            <text:p>21840656</text:p>
          </table:table-cell>
          <table:table-cell office:value-type="float" office:value="22149944" calcext:value-type="float">
            <text:p>22149944</text:p>
          </table:table-cell>
          <table:table-cell table:number-columns-repeated="9"/>
        </table:table-row>
        <table:table-row table:style-name="ro1">
          <table:table-cell office:value-type="float" office:value="21552040" calcext:value-type="float">
            <text:p>21552040</text:p>
          </table:table-cell>
          <table:table-cell office:value-type="float" office:value="21770960" calcext:value-type="float">
            <text:p>21770960</text:p>
          </table:table-cell>
          <table:table-cell office:value-type="float" office:value="21872000" calcext:value-type="float">
            <text:p>21872000</text:p>
          </table:table-cell>
          <table:table-cell office:value-type="float" office:value="22213424" calcext:value-type="float">
            <text:p>22213424</text:p>
          </table:table-cell>
          <table:table-cell office:value-type="float" office:value="21650360" calcext:value-type="float">
            <text:p>21650360</text:p>
          </table:table-cell>
          <table:table-cell office:value-type="float" office:value="21842872" calcext:value-type="float">
            <text:p>21842872</text:p>
          </table:table-cell>
          <table:table-cell office:value-type="float" office:value="22151056" calcext:value-type="float">
            <text:p>22151056</text:p>
          </table:table-cell>
          <table:table-cell table:number-columns-repeated="9"/>
        </table:table-row>
        <table:table-row table:style-name="ro1">
          <table:table-cell office:value-type="float" office:value="21561592" calcext:value-type="float">
            <text:p>21561592</text:p>
          </table:table-cell>
          <table:table-cell office:value-type="float" office:value="21770992" calcext:value-type="float">
            <text:p>21770992</text:p>
          </table:table-cell>
          <table:table-cell office:value-type="float" office:value="21872896" calcext:value-type="float">
            <text:p>21872896</text:p>
          </table:table-cell>
          <table:table-cell office:value-type="float" office:value="22213888" calcext:value-type="float">
            <text:p>22213888</text:p>
          </table:table-cell>
          <table:table-cell office:value-type="float" office:value="21654496" calcext:value-type="float">
            <text:p>21654496</text:p>
          </table:table-cell>
          <table:table-cell office:value-type="float" office:value="21842984" calcext:value-type="float">
            <text:p>21842984</text:p>
          </table:table-cell>
          <table:table-cell office:value-type="float" office:value="22151392" calcext:value-type="float">
            <text:p>22151392</text:p>
          </table:table-cell>
          <table:table-cell table:number-columns-repeated="9"/>
        </table:table-row>
        <table:table-row table:style-name="ro1">
          <table:table-cell office:value-type="float" office:value="21566928" calcext:value-type="float">
            <text:p>21566928</text:p>
          </table:table-cell>
          <table:table-cell office:value-type="float" office:value="21780288" calcext:value-type="float">
            <text:p>21780288</text:p>
          </table:table-cell>
          <table:table-cell office:value-type="float" office:value="21873816" calcext:value-type="float">
            <text:p>21873816</text:p>
          </table:table-cell>
          <table:table-cell office:value-type="float" office:value="22215896" calcext:value-type="float">
            <text:p>22215896</text:p>
          </table:table-cell>
          <table:table-cell office:value-type="float" office:value="21656344" calcext:value-type="float">
            <text:p>21656344</text:p>
          </table:table-cell>
          <table:table-cell office:value-type="float" office:value="21843496" calcext:value-type="float">
            <text:p>21843496</text:p>
          </table:table-cell>
          <table:table-cell office:value-type="float" office:value="22152080" calcext:value-type="float">
            <text:p>22152080</text:p>
          </table:table-cell>
          <table:table-cell table:number-columns-repeated="9"/>
        </table:table-row>
        <table:table-row table:style-name="ro1">
          <table:table-cell office:value-type="float" office:value="21567592" calcext:value-type="float">
            <text:p>21567592</text:p>
          </table:table-cell>
          <table:table-cell office:value-type="float" office:value="21780448" calcext:value-type="float">
            <text:p>21780448</text:p>
          </table:table-cell>
          <table:table-cell office:value-type="float" office:value="21875936" calcext:value-type="float">
            <text:p>21875936</text:p>
          </table:table-cell>
          <table:table-cell office:value-type="float" office:value="22217568" calcext:value-type="float">
            <text:p>22217568</text:p>
          </table:table-cell>
          <table:table-cell office:value-type="float" office:value="21656800" calcext:value-type="float">
            <text:p>21656800</text:p>
          </table:table-cell>
          <table:table-cell office:value-type="float" office:value="21844160" calcext:value-type="float">
            <text:p>21844160</text:p>
          </table:table-cell>
          <table:table-cell office:value-type="float" office:value="22152128" calcext:value-type="float">
            <text:p>22152128</text:p>
          </table:table-cell>
          <table:table-cell table:number-columns-repeated="9"/>
        </table:table-row>
        <table:table-row table:style-name="ro1">
          <table:table-cell office:value-type="float" office:value="21569416" calcext:value-type="float">
            <text:p>21569416</text:p>
          </table:table-cell>
          <table:table-cell office:value-type="float" office:value="21783104" calcext:value-type="float">
            <text:p>21783104</text:p>
          </table:table-cell>
          <table:table-cell office:value-type="float" office:value="21879872" calcext:value-type="float">
            <text:p>21879872</text:p>
          </table:table-cell>
          <table:table-cell office:value-type="float" office:value="22219256" calcext:value-type="float">
            <text:p>22219256</text:p>
          </table:table-cell>
          <table:table-cell office:value-type="float" office:value="21658816" calcext:value-type="float">
            <text:p>21658816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53064" calcext:value-type="float">
            <text:p>22153064</text:p>
          </table:table-cell>
          <table:table-cell table:number-columns-repeated="9"/>
        </table:table-row>
        <table:table-row table:style-name="ro1">
          <table:table-cell office:value-type="float" office:value="21570576" calcext:value-type="float">
            <text:p>21570576</text:p>
          </table:table-cell>
          <table:table-cell office:value-type="float" office:value="21786392" calcext:value-type="float">
            <text:p>21786392</text:p>
          </table:table-cell>
          <table:table-cell office:value-type="float" office:value="21880048" calcext:value-type="float">
            <text:p>21880048</text:p>
          </table:table-cell>
          <table:table-cell office:value-type="float" office:value="22219640" calcext:value-type="float">
            <text:p>22219640</text:p>
          </table:table-cell>
          <table:table-cell office:value-type="float" office:value="21664352" calcext:value-type="float">
            <text:p>21664352</text:p>
          </table:table-cell>
          <table:table-cell office:value-type="float" office:value="21844328" calcext:value-type="float">
            <text:p>21844328</text:p>
          </table:table-cell>
          <table:table-cell office:value-type="float" office:value="22154312" calcext:value-type="float">
            <text:p>22154312</text:p>
          </table:table-cell>
          <table:table-cell table:number-columns-repeated="9"/>
        </table:table-row>
        <table:table-row table:style-name="ro1">
          <table:table-cell office:value-type="float" office:value="21571696" calcext:value-type="float">
            <text:p>21571696</text:p>
          </table:table-cell>
          <table:table-cell office:value-type="float" office:value="21787864" calcext:value-type="float">
            <text:p>21787864</text:p>
          </table:table-cell>
          <table:table-cell office:value-type="float" office:value="21881104" calcext:value-type="float">
            <text:p>21881104</text:p>
          </table:table-cell>
          <table:table-cell office:value-type="float" office:value="22220208" calcext:value-type="float">
            <text:p>22220208</text:p>
          </table:table-cell>
          <table:table-cell office:value-type="float" office:value="21670504" calcext:value-type="float">
            <text:p>21670504</text:p>
          </table:table-cell>
          <table:table-cell office:value-type="float" office:value="21845024" calcext:value-type="float">
            <text:p>21845024</text:p>
          </table:table-cell>
          <table:table-cell office:value-type="float" office:value="22155456" calcext:value-type="float">
            <text:p>22155456</text:p>
          </table:table-cell>
          <table:table-cell table:number-columns-repeated="9"/>
        </table:table-row>
        <table:table-row table:style-name="ro1">
          <table:table-cell office:value-type="float" office:value="21572136" calcext:value-type="float">
            <text:p>21572136</text:p>
          </table:table-cell>
          <table:table-cell office:value-type="float" office:value="21789800" calcext:value-type="float">
            <text:p>21789800</text:p>
          </table:table-cell>
          <table:table-cell office:value-type="float" office:value="21882288" calcext:value-type="float">
            <text:p>21882288</text:p>
          </table:table-cell>
          <table:table-cell office:value-type="float" office:value="22220704" calcext:value-type="float">
            <text:p>22220704</text:p>
          </table:table-cell>
          <table:table-cell office:value-type="float" office:value="21677816" calcext:value-type="float">
            <text:p>21677816</text:p>
          </table:table-cell>
          <table:table-cell office:value-type="float" office:value="21846208" calcext:value-type="float">
            <text:p>21846208</text:p>
          </table:table-cell>
          <table:table-cell office:value-type="float" office:value="22158552" calcext:value-type="float">
            <text:p>22158552</text:p>
          </table:table-cell>
          <table:table-cell table:number-columns-repeated="9"/>
        </table:table-row>
        <table:table-row table:style-name="ro1">
          <table:table-cell office:value-type="float" office:value="21572864" calcext:value-type="float">
            <text:p>21572864</text:p>
          </table:table-cell>
          <table:table-cell office:value-type="float" office:value="21794280" calcext:value-type="float">
            <text:p>21794280</text:p>
          </table:table-cell>
          <table:table-cell office:value-type="float" office:value="21882440" calcext:value-type="float">
            <text:p>21882440</text:p>
          </table:table-cell>
          <table:table-cell office:value-type="float" office:value="22222064" calcext:value-type="float">
            <text:p>22222064</text:p>
          </table:table-cell>
          <table:table-cell office:value-type="float" office:value="21688032" calcext:value-type="float">
            <text:p>21688032</text:p>
          </table:table-cell>
          <table:table-cell office:value-type="float" office:value="21848352" calcext:value-type="float">
            <text:p>21848352</text:p>
          </table:table-cell>
          <table:table-cell office:value-type="float" office:value="22161760" calcext:value-type="float">
            <text:p>22161760</text:p>
          </table:table-cell>
          <table:table-cell table:number-columns-repeated="9"/>
        </table:table-row>
        <table:table-row table:style-name="ro1">
          <table:table-cell office:value-type="float" office:value="21578416" calcext:value-type="float">
            <text:p>21578416</text:p>
          </table:table-cell>
          <table:table-cell office:value-type="float" office:value="21796720" calcext:value-type="float">
            <text:p>21796720</text:p>
          </table:table-cell>
          <table:table-cell office:value-type="float" office:value="21883088" calcext:value-type="float">
            <text:p>21883088</text:p>
          </table:table-cell>
          <table:table-cell office:value-type="float" office:value="22226424" calcext:value-type="float">
            <text:p>22226424</text:p>
          </table:table-cell>
          <table:table-cell office:value-type="float" office:value="21688424" calcext:value-type="float">
            <text:p>21688424</text:p>
          </table:table-cell>
          <table:table-cell office:value-type="float" office:value="21848976" calcext:value-type="float">
            <text:p>21848976</text:p>
          </table:table-cell>
          <table:table-cell office:value-type="float" office:value="22162600" calcext:value-type="float">
            <text:p>22162600</text:p>
          </table:table-cell>
          <table:table-cell table:number-columns-repeated="9"/>
        </table:table-row>
        <table:table-row table:style-name="ro1">
          <table:table-cell office:value-type="float" office:value="21584360" calcext:value-type="float">
            <text:p>21584360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1883744" calcext:value-type="float">
            <text:p>21883744</text:p>
          </table:table-cell>
          <table:table-cell office:value-type="float" office:value="22228352" calcext:value-type="float">
            <text:p>22228352</text:p>
          </table:table-cell>
          <table:table-cell office:value-type="float" office:value="21688968" calcext:value-type="float">
            <text:p>21688968</text:p>
          </table:table-cell>
          <table:table-cell office:value-type="float" office:value="21850136" calcext:value-type="float">
            <text:p>21850136</text:p>
          </table:table-cell>
          <table:table-cell office:value-type="float" office:value="22162896" calcext:value-type="float">
            <text:p>22162896</text:p>
          </table:table-cell>
          <table:table-cell table:number-columns-repeated="9"/>
        </table:table-row>
        <table:table-row table:style-name="ro1">
          <table:table-cell office:value-type="float" office:value="21594640" calcext:value-type="float">
            <text:p>21594640</text:p>
          </table:table-cell>
          <table:table-cell office:value-type="float" office:value="21801032" calcext:value-type="float">
            <text:p>21801032</text:p>
          </table:table-cell>
          <table:table-cell office:value-type="float" office:value="21885448" calcext:value-type="float">
            <text:p>21885448</text:p>
          </table:table-cell>
          <table:table-cell office:value-type="float" office:value="22230592" calcext:value-type="float">
            <text:p>22230592</text:p>
          </table:table-cell>
          <table:table-cell office:value-type="float" office:value="21693128" calcext:value-type="float">
            <text:p>21693128</text:p>
          </table:table-cell>
          <table:table-cell office:value-type="float" office:value="21852056" calcext:value-type="float">
            <text:p>21852056</text:p>
          </table:table-cell>
          <table:table-cell office:value-type="float" office:value="22168048" calcext:value-type="float">
            <text:p>22168048</text:p>
          </table:table-cell>
          <table:table-cell table:number-columns-repeated="9"/>
        </table:table-row>
        <table:table-row table:style-name="ro1">
          <table:table-cell office:value-type="float" office:value="21595928" calcext:value-type="float">
            <text:p>21595928</text:p>
          </table:table-cell>
          <table:table-cell office:value-type="float" office:value="21805408" calcext:value-type="float">
            <text:p>21805408</text:p>
          </table:table-cell>
          <table:table-cell office:value-type="float" office:value="21887072" calcext:value-type="float">
            <text:p>21887072</text:p>
          </table:table-cell>
          <table:table-cell office:value-type="float" office:value="22231344" calcext:value-type="float">
            <text:p>22231344</text:p>
          </table:table-cell>
          <table:table-cell office:value-type="float" office:value="21693424" calcext:value-type="float">
            <text:p>21693424</text:p>
          </table:table-cell>
          <table:table-cell office:value-type="float" office:value="21852816" calcext:value-type="float">
            <text:p>21852816</text:p>
          </table:table-cell>
          <table:table-cell office:value-type="float" office:value="22169424" calcext:value-type="float">
            <text:p>22169424</text:p>
          </table:table-cell>
          <table:table-cell table:number-columns-repeated="9"/>
        </table:table-row>
        <table:table-row table:style-name="ro1">
          <table:table-cell office:value-type="float" office:value="21598392" calcext:value-type="float">
            <text:p>21598392</text:p>
          </table:table-cell>
          <table:table-cell office:value-type="float" office:value="21807056" calcext:value-type="float">
            <text:p>21807056</text:p>
          </table:table-cell>
          <table:table-cell office:value-type="float" office:value="21890304" calcext:value-type="float">
            <text:p>21890304</text:p>
          </table:table-cell>
          <table:table-cell office:value-type="float" office:value="22231952" calcext:value-type="float">
            <text:p>22231952</text:p>
          </table:table-cell>
          <table:table-cell office:value-type="float" office:value="21694112" calcext:value-type="float">
            <text:p>21694112</text:p>
          </table:table-cell>
          <table:table-cell office:value-type="float" office:value="21853224" calcext:value-type="float">
            <text:p>21853224</text:p>
          </table:table-cell>
          <table:table-cell office:value-type="float" office:value="22170600" calcext:value-type="float">
            <text:p>22170600</text:p>
          </table:table-cell>
          <table:table-cell table:number-columns-repeated="9"/>
        </table:table-row>
        <table:table-row table:style-name="ro1">
          <table:table-cell office:value-type="float" office:value="21600528" calcext:value-type="float">
            <text:p>21600528</text:p>
          </table:table-cell>
          <table:table-cell office:value-type="float" office:value="21809912" calcext:value-type="float">
            <text:p>21809912</text:p>
          </table:table-cell>
          <table:table-cell office:value-type="float" office:value="21896216" calcext:value-type="float">
            <text:p>21896216</text:p>
          </table:table-cell>
          <table:table-cell office:value-type="float" office:value="22232376" calcext:value-type="float">
            <text:p>22232376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1855992" calcext:value-type="float">
            <text:p>21855992</text:p>
          </table:table-cell>
          <table:table-cell office:value-type="float" office:value="22178480" calcext:value-type="float">
            <text:p>22178480</text:p>
          </table:table-cell>
          <table:table-cell table:number-columns-repeated="9"/>
        </table:table-row>
        <table:table-row table:style-name="ro1">
          <table:table-cell office:value-type="float" office:value="21602528" calcext:value-type="float">
            <text:p>21602528</text:p>
          </table:table-cell>
          <table:table-cell office:value-type="float" office:value="21809976" calcext:value-type="float">
            <text:p>21809976</text:p>
          </table:table-cell>
          <table:table-cell office:value-type="float" office:value="21896976" calcext:value-type="float">
            <text:p>21896976</text:p>
          </table:table-cell>
          <table:table-cell office:value-type="float" office:value="22237424" calcext:value-type="float">
            <text:p>22237424</text:p>
          </table:table-cell>
          <table:table-cell office:value-type="float" office:value="21711152" calcext:value-type="float">
            <text:p>21711152</text:p>
          </table:table-cell>
          <table:table-cell office:value-type="float" office:value="21856032" calcext:value-type="float">
            <text:p>21856032</text:p>
          </table:table-cell>
          <table:table-cell office:value-type="float" office:value="22179816" calcext:value-type="float">
            <text:p>22179816</text:p>
          </table:table-cell>
          <table:table-cell table:number-columns-repeated="9"/>
        </table:table-row>
        <table:table-row table:style-name="ro1">
          <table:table-cell office:value-type="float" office:value="21604528" calcext:value-type="float">
            <text:p>21604528</text:p>
          </table:table-cell>
          <table:table-cell office:value-type="float" office:value="21815328" calcext:value-type="float">
            <text:p>21815328</text:p>
          </table:table-cell>
          <table:table-cell office:value-type="float" office:value="21897856" calcext:value-type="float">
            <text:p>21897856</text:p>
          </table:table-cell>
          <table:table-cell office:value-type="float" office:value="22245352" calcext:value-type="float">
            <text:p>22245352</text:p>
          </table:table-cell>
          <table:table-cell office:value-type="float" office:value="21712688" calcext:value-type="float">
            <text:p>21712688</text:p>
          </table:table-cell>
          <table:table-cell office:value-type="float" office:value="21856072" calcext:value-type="float">
            <text:p>21856072</text:p>
          </table:table-cell>
          <table:table-cell office:value-type="float" office:value="22180984" calcext:value-type="float">
            <text:p>22180984</text:p>
          </table:table-cell>
          <table:table-cell table:number-columns-repeated="9"/>
        </table:table-row>
        <table:table-row table:style-name="ro1">
          <table:table-cell office:value-type="float" office:value="21606384" calcext:value-type="float">
            <text:p>21606384</text:p>
          </table:table-cell>
          <table:table-cell office:value-type="float" office:value="21819800" calcext:value-type="float">
            <text:p>21819800</text:p>
          </table:table-cell>
          <table:table-cell office:value-type="float" office:value="21898776" calcext:value-type="float">
            <text:p>21898776</text:p>
          </table:table-cell>
          <table:table-cell office:value-type="float" office:value="22247544" calcext:value-type="float">
            <text:p>22247544</text:p>
          </table:table-cell>
          <table:table-cell office:value-type="float" office:value="21715568" calcext:value-type="float">
            <text:p>21715568</text:p>
          </table:table-cell>
          <table:table-cell office:value-type="float" office:value="21856776" calcext:value-type="float">
            <text:p>21856776</text:p>
          </table:table-cell>
          <table:table-cell office:value-type="float" office:value="22181160" calcext:value-type="float">
            <text:p>22181160</text:p>
          </table:table-cell>
          <table:table-cell table:number-columns-repeated="9"/>
        </table:table-row>
        <table:table-row table:style-name="ro1">
          <table:table-cell office:value-type="float" office:value="21613696" calcext:value-type="float">
            <text:p>21613696</text:p>
          </table:table-cell>
          <table:table-cell office:value-type="float" office:value="21820984" calcext:value-type="float">
            <text:p>21820984</text:p>
          </table:table-cell>
          <table:table-cell office:value-type="float" office:value="21901520" calcext:value-type="float">
            <text:p>21901520</text:p>
          </table:table-cell>
          <table:table-cell office:value-type="float" office:value="22248696" calcext:value-type="float">
            <text:p>22248696</text:p>
          </table:table-cell>
          <table:table-cell office:value-type="float" office:value="21718680" calcext:value-type="float">
            <text:p>21718680</text:p>
          </table:table-cell>
          <table:table-cell office:value-type="float" office:value="21857152" calcext:value-type="float">
            <text:p>21857152</text:p>
          </table:table-cell>
          <table:table-cell office:value-type="float" office:value="22183568" calcext:value-type="float">
            <text:p>22183568</text:p>
          </table:table-cell>
          <table:table-cell table:number-columns-repeated="9"/>
        </table:table-row>
        <table:table-row table:style-name="ro1">
          <table:table-cell office:value-type="float" office:value="21615184" calcext:value-type="float">
            <text:p>21615184</text:p>
          </table:table-cell>
          <table:table-cell office:value-type="float" office:value="21821472" calcext:value-type="float">
            <text:p>21821472</text:p>
          </table:table-cell>
          <table:table-cell office:value-type="float" office:value="21904728" calcext:value-type="float">
            <text:p>21904728</text:p>
          </table:table-cell>
          <table:table-cell office:value-type="float" office:value="22248856" calcext:value-type="float">
            <text:p>22248856</text:p>
          </table:table-cell>
          <table:table-cell office:value-type="float" office:value="21722264" calcext:value-type="float">
            <text:p>21722264</text:p>
          </table:table-cell>
          <table:table-cell office:value-type="float" office:value="21859160" calcext:value-type="float">
            <text:p>21859160</text:p>
          </table:table-cell>
          <table:table-cell office:value-type="float" office:value="22184464" calcext:value-type="float">
            <text:p>22184464</text:p>
          </table:table-cell>
          <table:table-cell table:number-columns-repeated="9"/>
        </table:table-row>
        <table:table-row table:style-name="ro1">
          <table:table-cell office:value-type="float" office:value="21615880" calcext:value-type="float">
            <text:p>2161588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1909392" calcext:value-type="float">
            <text:p>21909392</text:p>
          </table:table-cell>
          <table:table-cell office:value-type="float" office:value="22251288" calcext:value-type="float">
            <text:p>22251288</text:p>
          </table:table-cell>
          <table:table-cell office:value-type="float" office:value="21727536" calcext:value-type="float">
            <text:p>21727536</text:p>
          </table:table-cell>
          <table:table-cell office:value-type="float" office:value="21861680" calcext:value-type="float">
            <text:p>21861680</text:p>
          </table:table-cell>
          <table:table-cell office:value-type="float" office:value="22185968" calcext:value-type="float">
            <text:p>22185968</text:p>
          </table:table-cell>
          <table:table-cell table:number-columns-repeated="9"/>
        </table:table-row>
        <table:table-row table:style-name="ro1">
          <table:table-cell office:value-type="float" office:value="21615912" calcext:value-type="float">
            <text:p>21615912</text:p>
          </table:table-cell>
          <table:table-cell office:value-type="float" office:value="21828240" calcext:value-type="float">
            <text:p>21828240</text:p>
          </table:table-cell>
          <table:table-cell office:value-type="float" office:value="21910312" calcext:value-type="float">
            <text:p>21910312</text:p>
          </table:table-cell>
          <table:table-cell office:value-type="float" office:value="22251600" calcext:value-type="float">
            <text:p>22251600</text:p>
          </table:table-cell>
          <table:table-cell office:value-type="float" office:value="21728840" calcext:value-type="float">
            <text:p>21728840</text:p>
          </table:table-cell>
          <table:table-cell office:value-type="float" office:value="21863424" calcext:value-type="float">
            <text:p>21863424</text:p>
          </table:table-cell>
          <table:table-cell office:value-type="float" office:value="22186440" calcext:value-type="float">
            <text:p>22186440</text:p>
          </table:table-cell>
          <table:table-cell table:number-columns-repeated="9"/>
        </table:table-row>
        <table:table-row table:style-name="ro1">
          <table:table-cell office:value-type="float" office:value="21618008" calcext:value-type="float">
            <text:p>21618008</text:p>
          </table:table-cell>
          <table:table-cell office:value-type="float" office:value="21831880" calcext:value-type="float">
            <text:p>21831880</text:p>
          </table:table-cell>
          <table:table-cell office:value-type="float" office:value="21918824" calcext:value-type="float">
            <text:p>21918824</text:p>
          </table:table-cell>
          <table:table-cell office:value-type="float" office:value="22252856" calcext:value-type="float">
            <text:p>22252856</text:p>
          </table:table-cell>
          <table:table-cell office:value-type="float" office:value="21728904" calcext:value-type="float">
            <text:p>21728904</text:p>
          </table:table-cell>
          <table:table-cell office:value-type="float" office:value="21868120" calcext:value-type="float">
            <text:p>21868120</text:p>
          </table:table-cell>
          <table:table-cell office:value-type="float" office:value="22186552" calcext:value-type="float">
            <text:p>22186552</text:p>
          </table:table-cell>
          <table:table-cell table:number-columns-repeated="9"/>
        </table:table-row>
        <table:table-row table:style-name="ro1">
          <table:table-cell office:value-type="float" office:value="21618920" calcext:value-type="float">
            <text:p>21618920</text:p>
          </table:table-cell>
          <table:table-cell office:value-type="float" office:value="21833808" calcext:value-type="float">
            <text:p>21833808</text:p>
          </table:table-cell>
          <table:table-cell office:value-type="float" office:value="21919424" calcext:value-type="float">
            <text:p>21919424</text:p>
          </table:table-cell>
          <table:table-cell office:value-type="float" office:value="22253152" calcext:value-type="float">
            <text:p>22253152</text:p>
          </table:table-cell>
          <table:table-cell office:value-type="float" office:value="21729184" calcext:value-type="float">
            <text:p>21729184</text:p>
          </table:table-cell>
          <table:table-cell office:value-type="float" office:value="21869888" calcext:value-type="float">
            <text:p>21869888</text:p>
          </table:table-cell>
          <table:table-cell office:value-type="float" office:value="22192864" calcext:value-type="float">
            <text:p>22192864</text:p>
          </table:table-cell>
          <table:table-cell table:number-columns-repeated="9"/>
        </table:table-row>
        <table:table-row table:style-name="ro1">
          <table:table-cell office:value-type="float" office:value="21621928" calcext:value-type="float">
            <text:p>21621928</text:p>
          </table:table-cell>
          <table:table-cell office:value-type="float" office:value="21834944" calcext:value-type="float">
            <text:p>21834944</text:p>
          </table:table-cell>
          <table:table-cell office:value-type="float" office:value="21921784" calcext:value-type="float">
            <text:p>21921784</text:p>
          </table:table-cell>
          <table:table-cell office:value-type="float" office:value="22254712" calcext:value-type="float">
            <text:p>22254712</text:p>
          </table:table-cell>
          <table:table-cell office:value-type="float" office:value="21733784" calcext:value-type="float">
            <text:p>21733784</text:p>
          </table:table-cell>
          <table:table-cell office:value-type="float" office:value="21870896" calcext:value-type="float">
            <text:p>21870896</text:p>
          </table:table-cell>
          <table:table-cell office:value-type="float" office:value="22197448" calcext:value-type="float">
            <text:p>22197448</text:p>
          </table:table-cell>
          <table:table-cell table:number-columns-repeated="9"/>
        </table:table-row>
        <table:table-row table:style-name="ro1">
          <table:table-cell office:value-type="float" office:value="21627256" calcext:value-type="float">
            <text:p>21627256</text:p>
          </table:table-cell>
          <table:table-cell office:value-type="float" office:value="21837480" calcext:value-type="float">
            <text:p>21837480</text:p>
          </table:table-cell>
          <table:table-cell office:value-type="float" office:value="21922040" calcext:value-type="float">
            <text:p>21922040</text:p>
          </table:table-cell>
          <table:table-cell office:value-type="float" office:value="22254896" calcext:value-type="float">
            <text:p>22254896</text:p>
          </table:table-cell>
          <table:table-cell office:value-type="float" office:value="21737624" calcext:value-type="float">
            <text:p>21737624</text:p>
          </table:table-cell>
          <table:table-cell office:value-type="float" office:value="21872568" calcext:value-type="float">
            <text:p>21872568</text:p>
          </table:table-cell>
          <table:table-cell office:value-type="float" office:value="22200560" calcext:value-type="float">
            <text:p>22200560</text:p>
          </table:table-cell>
          <table:table-cell table:number-columns-repeated="9"/>
        </table:table-row>
        <table:table-row table:style-name="ro1">
          <table:table-cell office:value-type="float" office:value="21628344" calcext:value-type="float">
            <text:p>21628344</text:p>
          </table:table-cell>
          <table:table-cell office:value-type="float" office:value="21839744" calcext:value-type="float">
            <text:p>21839744</text:p>
          </table:table-cell>
          <table:table-cell office:value-type="float" office:value="21927992" calcext:value-type="float">
            <text:p>21927992</text:p>
          </table:table-cell>
          <table:table-cell office:value-type="float" office:value="22258688" calcext:value-type="float">
            <text:p>22258688</text:p>
          </table:table-cell>
          <table:table-cell office:value-type="float" office:value="21740512" calcext:value-type="float">
            <text:p>21740512</text:p>
          </table:table-cell>
          <table:table-cell office:value-type="float" office:value="21872680" calcext:value-type="float">
            <text:p>21872680</text:p>
          </table:table-cell>
          <table:table-cell office:value-type="float" office:value="22200936" calcext:value-type="float">
            <text:p>22200936</text:p>
          </table:table-cell>
          <table:table-cell table:number-columns-repeated="9"/>
        </table:table-row>
        <table:table-row table:style-name="ro1">
          <table:table-cell office:value-type="float" office:value="21641056" calcext:value-type="float">
            <text:p>21641056</text:p>
          </table:table-cell>
          <table:table-cell office:value-type="float" office:value="21841968" calcext:value-type="float">
            <text:p>21841968</text:p>
          </table:table-cell>
          <table:table-cell office:value-type="float" office:value="21930912" calcext:value-type="float">
            <text:p>21930912</text:p>
          </table:table-cell>
          <table:table-cell office:value-type="float" office:value="22263472" calcext:value-type="float">
            <text:p>22263472</text:p>
          </table:table-cell>
          <table:table-cell office:value-type="float" office:value="21741328" calcext:value-type="float">
            <text:p>21741328</text:p>
          </table:table-cell>
          <table:table-cell office:value-type="float" office:value="21873912" calcext:value-type="float">
            <text:p>21873912</text:p>
          </table:table-cell>
          <table:table-cell office:value-type="float" office:value="22208208" calcext:value-type="float">
            <text:p>22208208</text:p>
          </table:table-cell>
          <table:table-cell table:number-columns-repeated="9"/>
        </table:table-row>
        <table:table-row table:style-name="ro1">
          <table:table-cell office:value-type="float" office:value="21643120" calcext:value-type="float">
            <text:p>21643120</text:p>
          </table:table-cell>
          <table:table-cell office:value-type="float" office:value="21842360" calcext:value-type="float">
            <text:p>21842360</text:p>
          </table:table-cell>
          <table:table-cell office:value-type="float" office:value="21932352" calcext:value-type="float">
            <text:p>21932352</text:p>
          </table:table-cell>
          <table:table-cell office:value-type="float" office:value="22267264" calcext:value-type="float">
            <text:p>22267264</text:p>
          </table:table-cell>
          <table:table-cell office:value-type="float" office:value="21745096" calcext:value-type="float">
            <text:p>21745096</text:p>
          </table:table-cell>
          <table:table-cell office:value-type="float" office:value="21875632" calcext:value-type="float">
            <text:p>21875632</text:p>
          </table:table-cell>
          <table:table-cell office:value-type="float" office:value="22208280" calcext:value-type="float">
            <text:p>22208280</text:p>
          </table:table-cell>
          <table:table-cell table:number-columns-repeated="9"/>
        </table:table-row>
        <table:table-row table:style-name="ro1">
          <table:table-cell office:value-type="float" office:value="21643512" calcext:value-type="float">
            <text:p>21643512</text:p>
          </table:table-cell>
          <table:table-cell office:value-type="float" office:value="21842816" calcext:value-type="float">
            <text:p>21842816</text:p>
          </table:table-cell>
          <table:table-cell office:value-type="float" office:value="21934656" calcext:value-type="float">
            <text:p>21934656</text:p>
          </table:table-cell>
          <table:table-cell office:value-type="float" office:value="22274144" calcext:value-type="float">
            <text:p>22274144</text:p>
          </table:table-cell>
          <table:table-cell office:value-type="float" office:value="21758048" calcext:value-type="float">
            <text:p>21758048</text:p>
          </table:table-cell>
          <table:table-cell office:value-type="float" office:value="21876200" calcext:value-type="float">
            <text:p>21876200</text:p>
          </table:table-cell>
          <table:table-cell office:value-type="float" office:value="22208584" calcext:value-type="float">
            <text:p>22208584</text:p>
          </table:table-cell>
          <table:table-cell table:number-columns-repeated="9"/>
        </table:table-row>
        <table:table-row table:style-name="ro1">
          <table:table-cell office:value-type="float" office:value="21644600" calcext:value-type="float">
            <text:p>2164460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1935240" calcext:value-type="float">
            <text:p>21935240</text:p>
          </table:table-cell>
          <table:table-cell office:value-type="float" office:value="22275072" calcext:value-type="float">
            <text:p>22275072</text:p>
          </table:table-cell>
          <table:table-cell office:value-type="float" office:value="21758432" calcext:value-type="float">
            <text:p>21758432</text:p>
          </table:table-cell>
          <table:table-cell office:value-type="float" office:value="21876208" calcext:value-type="float">
            <text:p>21876208</text:p>
          </table:table-cell>
          <table:table-cell office:value-type="float" office:value="22211472" calcext:value-type="float">
            <text:p>22211472</text:p>
          </table:table-cell>
          <table:table-cell table:number-columns-repeated="9"/>
        </table:table-row>
        <table:table-row table:style-name="ro1">
          <table:table-cell office:value-type="float" office:value="21649120" calcext:value-type="float">
            <text:p>21649120</text:p>
          </table:table-cell>
          <table:table-cell office:value-type="float" office:value="21845200" calcext:value-type="float">
            <text:p>21845200</text:p>
          </table:table-cell>
          <table:table-cell office:value-type="float" office:value="21940416" calcext:value-type="float">
            <text:p>21940416</text:p>
          </table:table-cell>
          <table:table-cell office:value-type="float" office:value="22291464" calcext:value-type="float">
            <text:p>22291464</text:p>
          </table:table-cell>
          <table:table-cell office:value-type="float" office:value="21763176" calcext:value-type="float">
            <text:p>21763176</text:p>
          </table:table-cell>
          <table:table-cell office:value-type="float" office:value="21877480" calcext:value-type="float">
            <text:p>21877480</text:p>
          </table:table-cell>
          <table:table-cell office:value-type="float" office:value="22217840" calcext:value-type="float">
            <text:p>22217840</text:p>
          </table:table-cell>
          <table:table-cell table:number-columns-repeated="9"/>
        </table:table-row>
        <table:table-row table:style-name="ro1">
          <table:table-cell office:value-type="float" office:value="21650224" calcext:value-type="float">
            <text:p>21650224</text:p>
          </table:table-cell>
          <table:table-cell office:value-type="float" office:value="21846720" calcext:value-type="float">
            <text:p>21846720</text:p>
          </table:table-cell>
          <table:table-cell office:value-type="float" office:value="21945624" calcext:value-type="float">
            <text:p>21945624</text:p>
          </table:table-cell>
          <table:table-cell office:value-type="float" office:value="22298200" calcext:value-type="float">
            <text:p>22298200</text:p>
          </table:table-cell>
          <table:table-cell office:value-type="float" office:value="21768392" calcext:value-type="float">
            <text:p>21768392</text:p>
          </table:table-cell>
          <table:table-cell office:value-type="float" office:value="21880888" calcext:value-type="float">
            <text:p>21880888</text:p>
          </table:table-cell>
          <table:table-cell office:value-type="float" office:value="22219928" calcext:value-type="float">
            <text:p>22219928</text:p>
          </table:table-cell>
          <table:table-cell table:number-columns-repeated="9"/>
        </table:table-row>
        <table:table-row table:style-name="ro1">
          <table:table-cell office:value-type="float" office:value="21653064" calcext:value-type="float">
            <text:p>21653064</text:p>
          </table:table-cell>
          <table:table-cell office:value-type="float" office:value="21854936" calcext:value-type="float">
            <text:p>21854936</text:p>
          </table:table-cell>
          <table:table-cell office:value-type="float" office:value="21951472" calcext:value-type="float">
            <text:p>21951472</text:p>
          </table:table-cell>
          <table:table-cell office:value-type="float" office:value="22301432" calcext:value-type="float">
            <text:p>22301432</text:p>
          </table:table-cell>
          <table:table-cell office:value-type="float" office:value="21772752" calcext:value-type="float">
            <text:p>21772752</text:p>
          </table:table-cell>
          <table:table-cell office:value-type="float" office:value="21881544" calcext:value-type="float">
            <text:p>21881544</text:p>
          </table:table-cell>
          <table:table-cell office:value-type="float" office:value="22224592" calcext:value-type="float">
            <text:p>22224592</text:p>
          </table:table-cell>
          <table:table-cell table:number-columns-repeated="9"/>
        </table:table-row>
        <table:table-row table:style-name="ro1">
          <table:table-cell office:value-type="float" office:value="21656760" calcext:value-type="float">
            <text:p>21656760</text:p>
          </table:table-cell>
          <table:table-cell office:value-type="float" office:value="21856880" calcext:value-type="float">
            <text:p>21856880</text:p>
          </table:table-cell>
          <table:table-cell office:value-type="float" office:value="21952808" calcext:value-type="float">
            <text:p>21952808</text:p>
          </table:table-cell>
          <table:table-cell office:value-type="float" office:value="22302312" calcext:value-type="float">
            <text:p>22302312</text:p>
          </table:table-cell>
          <table:table-cell office:value-type="float" office:value="21773208" calcext:value-type="float">
            <text:p>21773208</text:p>
          </table:table-cell>
          <table:table-cell office:value-type="float" office:value="21881696" calcext:value-type="float">
            <text:p>21881696</text:p>
          </table:table-cell>
          <table:table-cell office:value-type="float" office:value="22229216" calcext:value-type="float">
            <text:p>22229216</text:p>
          </table:table-cell>
          <table:table-cell table:number-columns-repeated="9"/>
        </table:table-row>
        <table:table-row table:style-name="ro1">
          <table:table-cell office:value-type="float" office:value="21657736" calcext:value-type="float">
            <text:p>21657736</text:p>
          </table:table-cell>
          <table:table-cell office:value-type="float" office:value="21858704" calcext:value-type="float">
            <text:p>21858704</text:p>
          </table:table-cell>
          <table:table-cell office:value-type="float" office:value="21964880" calcext:value-type="float">
            <text:p>21964880</text:p>
          </table:table-cell>
          <table:table-cell office:value-type="float" office:value="22304680" calcext:value-type="float">
            <text:p>22304680</text:p>
          </table:table-cell>
          <table:table-cell office:value-type="float" office:value="21778088" calcext:value-type="float">
            <text:p>21778088</text:p>
          </table:table-cell>
          <table:table-cell office:value-type="float" office:value="21883672" calcext:value-type="float">
            <text:p>21883672</text:p>
          </table:table-cell>
          <table:table-cell office:value-type="float" office:value="22234864" calcext:value-type="float">
            <text:p>22234864</text:p>
          </table:table-cell>
          <table:table-cell table:number-columns-repeated="9"/>
        </table:table-row>
        <table:table-row table:style-name="ro1">
          <table:table-cell office:value-type="float" office:value="21664544" calcext:value-type="float">
            <text:p>21664544</text:p>
          </table:table-cell>
          <table:table-cell office:value-type="float" office:value="21863152" calcext:value-type="float">
            <text:p>21863152</text:p>
          </table:table-cell>
          <table:table-cell office:value-type="float" office:value="21966840" calcext:value-type="float">
            <text:p>21966840</text:p>
          </table:table-cell>
          <table:table-cell office:value-type="float" office:value="22306384" calcext:value-type="float">
            <text:p>22306384</text:p>
          </table:table-cell>
          <table:table-cell office:value-type="float" office:value="21783136" calcext:value-type="float">
            <text:p>21783136</text:p>
          </table:table-cell>
          <table:table-cell office:value-type="float" office:value="21883880" calcext:value-type="float">
            <text:p>21883880</text:p>
          </table:table-cell>
          <table:table-cell office:value-type="float" office:value="22240136" calcext:value-type="float">
            <text:p>22240136</text:p>
          </table:table-cell>
          <table:table-cell table:number-columns-repeated="9"/>
        </table:table-row>
        <table:table-row table:style-name="ro1">
          <table:table-cell office:value-type="float" office:value="21667568" calcext:value-type="float">
            <text:p>21667568</text:p>
          </table:table-cell>
          <table:table-cell office:value-type="float" office:value="21874640" calcext:value-type="float">
            <text:p>21874640</text:p>
          </table:table-cell>
          <table:table-cell office:value-type="float" office:value="21974464" calcext:value-type="float">
            <text:p>21974464</text:p>
          </table:table-cell>
          <table:table-cell office:value-type="float" office:value="22308216" calcext:value-type="float">
            <text:p>22308216</text:p>
          </table:table-cell>
          <table:table-cell office:value-type="float" office:value="21786296" calcext:value-type="float">
            <text:p>21786296</text:p>
          </table:table-cell>
          <table:table-cell office:value-type="float" office:value="21891952" calcext:value-type="float">
            <text:p>21891952</text:p>
          </table:table-cell>
          <table:table-cell office:value-type="float" office:value="22242656" calcext:value-type="float">
            <text:p>22242656</text:p>
          </table:table-cell>
          <table:table-cell table:number-columns-repeated="9"/>
        </table:table-row>
        <table:table-row table:style-name="ro1">
          <table:table-cell office:value-type="float" office:value="21670872" calcext:value-type="float">
            <text:p>21670872</text:p>
          </table:table-cell>
          <table:table-cell office:value-type="float" office:value="21878064" calcext:value-type="float">
            <text:p>21878064</text:p>
          </table:table-cell>
          <table:table-cell office:value-type="float" office:value="21976208" calcext:value-type="float">
            <text:p>21976208</text:p>
          </table:table-cell>
          <table:table-cell office:value-type="float" office:value="22309816" calcext:value-type="float">
            <text:p>22309816</text:p>
          </table:table-cell>
          <table:table-cell office:value-type="float" office:value="21791224" calcext:value-type="float">
            <text:p>21791224</text:p>
          </table:table-cell>
          <table:table-cell office:value-type="float" office:value="21898912" calcext:value-type="float">
            <text:p>21898912</text:p>
          </table:table-cell>
          <table:table-cell office:value-type="float" office:value="22249576" calcext:value-type="float">
            <text:p>22249576</text:p>
          </table:table-cell>
          <table:table-cell table:number-columns-repeated="9"/>
        </table:table-row>
        <table:table-row table:style-name="ro1">
          <table:table-cell office:value-type="float" office:value="21672064" calcext:value-type="float">
            <text:p>21672064</text:p>
          </table:table-cell>
          <table:table-cell office:value-type="float" office:value="21879384" calcext:value-type="float">
            <text:p>21879384</text:p>
          </table:table-cell>
          <table:table-cell office:value-type="float" office:value="21979064" calcext:value-type="float">
            <text:p>21979064</text:p>
          </table:table-cell>
          <table:table-cell office:value-type="float" office:value="22310256" calcext:value-type="float">
            <text:p>22310256</text:p>
          </table:table-cell>
          <table:table-cell office:value-type="float" office:value="21798464" calcext:value-type="float">
            <text:p>21798464</text:p>
          </table:table-cell>
          <table:table-cell office:value-type="float" office:value="21905632" calcext:value-type="float">
            <text:p>21905632</text:p>
          </table:table-cell>
          <table:table-cell office:value-type="float" office:value="22254896" calcext:value-type="float">
            <text:p>22254896</text:p>
          </table:table-cell>
          <table:table-cell table:number-columns-repeated="9"/>
        </table:table-row>
        <table:table-row table:style-name="ro1">
          <table:table-cell office:value-type="float" office:value="21674360" calcext:value-type="float">
            <text:p>21674360</text:p>
          </table:table-cell>
          <table:table-cell office:value-type="float" office:value="21880264" calcext:value-type="float">
            <text:p>21880264</text:p>
          </table:table-cell>
          <table:table-cell office:value-type="float" office:value="21979584" calcext:value-type="float">
            <text:p>21979584</text:p>
          </table:table-cell>
          <table:table-cell office:value-type="float" office:value="22310392" calcext:value-type="float">
            <text:p>22310392</text:p>
          </table:table-cell>
          <table:table-cell office:value-type="float" office:value="21798808" calcext:value-type="float">
            <text:p>21798808</text:p>
          </table:table-cell>
          <table:table-cell office:value-type="float" office:value="21912896" calcext:value-type="float">
            <text:p>21912896</text:p>
          </table:table-cell>
          <table:table-cell office:value-type="float" office:value="22264952" calcext:value-type="float">
            <text:p>22264952</text:p>
          </table:table-cell>
          <table:table-cell table:number-columns-repeated="9"/>
        </table:table-row>
        <table:table-row table:style-name="ro1">
          <table:table-cell office:value-type="float" office:value="21676632" calcext:value-type="float">
            <text:p>21676632</text:p>
          </table:table-cell>
          <table:table-cell office:value-type="float" office:value="21882816" calcext:value-type="float">
            <text:p>21882816</text:p>
          </table:table-cell>
          <table:table-cell office:value-type="float" office:value="21984616" calcext:value-type="float">
            <text:p>21984616</text:p>
          </table:table-cell>
          <table:table-cell office:value-type="float" office:value="22325968" calcext:value-type="float">
            <text:p>22325968</text:p>
          </table:table-cell>
          <table:table-cell office:value-type="float" office:value="21803776" calcext:value-type="float">
            <text:p>21803776</text:p>
          </table:table-cell>
          <table:table-cell office:value-type="float" office:value="21914496" calcext:value-type="float">
            <text:p>21914496</text:p>
          </table:table-cell>
          <table:table-cell office:value-type="float" office:value="22265792" calcext:value-type="float">
            <text:p>22265792</text:p>
          </table:table-cell>
          <table:table-cell table:number-columns-repeated="9"/>
        </table:table-row>
        <table:table-row table:style-name="ro1">
          <table:table-cell office:value-type="float" office:value="21677256" calcext:value-type="float">
            <text:p>21677256</text:p>
          </table:table-cell>
          <table:table-cell office:value-type="float" office:value="21883536" calcext:value-type="float">
            <text:p>21883536</text:p>
          </table:table-cell>
          <table:table-cell office:value-type="float" office:value="21986128" calcext:value-type="float">
            <text:p>21986128</text:p>
          </table:table-cell>
          <table:table-cell office:value-type="float" office:value="22327984" calcext:value-type="float">
            <text:p>22327984</text:p>
          </table:table-cell>
          <table:table-cell office:value-type="float" office:value="21821840" calcext:value-type="float">
            <text:p>21821840</text:p>
          </table:table-cell>
          <table:table-cell office:value-type="float" office:value="21915824" calcext:value-type="float">
            <text:p>21915824</text:p>
          </table:table-cell>
          <table:table-cell office:value-type="float" office:value="22269352" calcext:value-type="float">
            <text:p>22269352</text:p>
          </table:table-cell>
          <table:table-cell table:number-columns-repeated="9"/>
        </table:table-row>
        <table:table-row table:style-name="ro1">
          <table:table-cell office:value-type="float" office:value="21682016" calcext:value-type="float">
            <text:p>21682016</text:p>
          </table:table-cell>
          <table:table-cell office:value-type="float" office:value="21884488" calcext:value-type="float">
            <text:p>21884488</text:p>
          </table:table-cell>
          <table:table-cell office:value-type="float" office:value="22010976" calcext:value-type="float">
            <text:p>22010976</text:p>
          </table:table-cell>
          <table:table-cell office:value-type="float" office:value="22330744" calcext:value-type="float">
            <text:p>22330744</text:p>
          </table:table-cell>
          <table:table-cell office:value-type="float" office:value="21824920" calcext:value-type="float">
            <text:p>21824920</text:p>
          </table:table-cell>
          <table:table-cell office:value-type="float" office:value="21918352" calcext:value-type="float">
            <text:p>21918352</text:p>
          </table:table-cell>
          <table:table-cell office:value-type="float" office:value="22280064" calcext:value-type="float">
            <text:p>22280064</text:p>
          </table:table-cell>
          <table:table-cell table:number-columns-repeated="9"/>
        </table:table-row>
        <table:table-row table:style-name="ro1">
          <table:table-cell office:value-type="float" office:value="21686176" calcext:value-type="float">
            <text:p>21686176</text:p>
          </table:table-cell>
          <table:table-cell office:value-type="float" office:value="21888312" calcext:value-type="float">
            <text:p>21888312</text:p>
          </table:table-cell>
          <table:table-cell office:value-type="float" office:value="22018520" calcext:value-type="float">
            <text:p>22018520</text:p>
          </table:table-cell>
          <table:table-cell office:value-type="float" office:value="22352192" calcext:value-type="float">
            <text:p>22352192</text:p>
          </table:table-cell>
          <table:table-cell office:value-type="float" office:value="21825824" calcext:value-type="float">
            <text:p>21825824</text:p>
          </table:table-cell>
          <table:table-cell office:value-type="float" office:value="21921232" calcext:value-type="float">
            <text:p>21921232</text:p>
          </table:table-cell>
          <table:table-cell office:value-type="float" office:value="22289592" calcext:value-type="float">
            <text:p>22289592</text:p>
          </table:table-cell>
          <table:table-cell table:number-columns-repeated="9"/>
        </table:table-row>
        <table:table-row table:style-name="ro1">
          <table:table-cell office:value-type="float" office:value="21694992" calcext:value-type="float">
            <text:p>21694992</text:p>
          </table:table-cell>
          <table:table-cell office:value-type="float" office:value="21889264" calcext:value-type="float">
            <text:p>21889264</text:p>
          </table:table-cell>
          <table:table-cell office:value-type="float" office:value="22022600" calcext:value-type="float">
            <text:p>22022600</text:p>
          </table:table-cell>
          <table:table-cell office:value-type="float" office:value="22355968" calcext:value-type="float">
            <text:p>22355968</text:p>
          </table:table-cell>
          <table:table-cell office:value-type="float" office:value="21832072" calcext:value-type="float">
            <text:p>21832072</text:p>
          </table:table-cell>
          <table:table-cell office:value-type="float" office:value="21925008" calcext:value-type="float">
            <text:p>21925008</text:p>
          </table:table-cell>
          <table:table-cell office:value-type="float" office:value="22290168" calcext:value-type="float">
            <text:p>22290168</text:p>
          </table:table-cell>
          <table:table-cell table:number-columns-repeated="9"/>
        </table:table-row>
        <table:table-row table:style-name="ro1">
          <table:table-cell office:value-type="float" office:value="21702256" calcext:value-type="float">
            <text:p>21702256</text:p>
          </table:table-cell>
          <table:table-cell office:value-type="float" office:value="21891176" calcext:value-type="float">
            <text:p>21891176</text:p>
          </table:table-cell>
          <table:table-cell office:value-type="float" office:value="22043136" calcext:value-type="float">
            <text:p>22043136</text:p>
          </table:table-cell>
          <table:table-cell office:value-type="float" office:value="22356728" calcext:value-type="float">
            <text:p>22356728</text:p>
          </table:table-cell>
          <table:table-cell office:value-type="float" office:value="21845824" calcext:value-type="float">
            <text:p>21845824</text:p>
          </table:table-cell>
          <table:table-cell office:value-type="float" office:value="21927296" calcext:value-type="float">
            <text:p>21927296</text:p>
          </table:table-cell>
          <table:table-cell office:value-type="float" office:value="22296488" calcext:value-type="float">
            <text:p>22296488</text:p>
          </table:table-cell>
          <table:table-cell table:number-columns-repeated="9"/>
        </table:table-row>
        <table:table-row table:style-name="ro1">
          <table:table-cell office:value-type="float" office:value="21731136" calcext:value-type="float">
            <text:p>21731136</text:p>
          </table:table-cell>
          <table:table-cell office:value-type="float" office:value="21893712" calcext:value-type="float">
            <text:p>21893712</text:p>
          </table:table-cell>
          <table:table-cell office:value-type="float" office:value="22052216" calcext:value-type="float">
            <text:p>22052216</text:p>
          </table:table-cell>
          <table:table-cell office:value-type="float" office:value="22364448" calcext:value-type="float">
            <text:p>22364448</text:p>
          </table:table-cell>
          <table:table-cell office:value-type="float" office:value="21848824" calcext:value-type="float">
            <text:p>21848824</text:p>
          </table:table-cell>
          <table:table-cell office:value-type="float" office:value="21933280" calcext:value-type="float">
            <text:p>21933280</text:p>
          </table:table-cell>
          <table:table-cell office:value-type="float" office:value="22305280" calcext:value-type="float">
            <text:p>22305280</text:p>
          </table:table-cell>
          <table:table-cell table:number-columns-repeated="9"/>
        </table:table-row>
        <table:table-row table:style-name="ro1">
          <table:table-cell office:value-type="float" office:value="21738616" calcext:value-type="float">
            <text:p>21738616</text:p>
          </table:table-cell>
          <table:table-cell office:value-type="float" office:value="21906392" calcext:value-type="float">
            <text:p>21906392</text:p>
          </table:table-cell>
          <table:table-cell office:value-type="float" office:value="22052720" calcext:value-type="float">
            <text:p>22052720</text:p>
          </table:table-cell>
          <table:table-cell office:value-type="float" office:value="22365952" calcext:value-type="float">
            <text:p>22365952</text:p>
          </table:table-cell>
          <table:table-cell office:value-type="float" office:value="21854824" calcext:value-type="float">
            <text:p>21854824</text:p>
          </table:table-cell>
          <table:table-cell office:value-type="float" office:value="21934176" calcext:value-type="float">
            <text:p>21934176</text:p>
          </table:table-cell>
          <table:table-cell office:value-type="float" office:value="22314568" calcext:value-type="float">
            <text:p>22314568</text:p>
          </table:table-cell>
          <table:table-cell table:number-columns-repeated="9"/>
        </table:table-row>
        <table:table-row table:style-name="ro1">
          <table:table-cell office:value-type="float" office:value="21751080" calcext:value-type="float">
            <text:p>21751080</text:p>
          </table:table-cell>
          <table:table-cell office:value-type="float" office:value="21906672" calcext:value-type="float">
            <text:p>21906672</text:p>
          </table:table-cell>
          <table:table-cell office:value-type="float" office:value="22058584" calcext:value-type="float">
            <text:p>22058584</text:p>
          </table:table-cell>
          <table:table-cell office:value-type="float" office:value="22368648" calcext:value-type="float">
            <text:p>22368648</text:p>
          </table:table-cell>
          <table:table-cell office:value-type="float" office:value="21855720" calcext:value-type="float">
            <text:p>21855720</text:p>
          </table:table-cell>
          <table:table-cell office:value-type="float" office:value="21943384" calcext:value-type="float">
            <text:p>21943384</text:p>
          </table:table-cell>
          <table:table-cell office:value-type="float" office:value="22326496" calcext:value-type="float">
            <text:p>22326496</text:p>
          </table:table-cell>
          <table:table-cell table:number-columns-repeated="9"/>
        </table:table-row>
        <table:table-row table:style-name="ro1">
          <table:table-cell office:value-type="float" office:value="21754480" calcext:value-type="float">
            <text:p>21754480</text:p>
          </table:table-cell>
          <table:table-cell office:value-type="float" office:value="21910600" calcext:value-type="float">
            <text:p>21910600</text:p>
          </table:table-cell>
          <table:table-cell office:value-type="float" office:value="22066376" calcext:value-type="float">
            <text:p>22066376</text:p>
          </table:table-cell>
          <table:table-cell office:value-type="float" office:value="22369232" calcext:value-type="float">
            <text:p>22369232</text:p>
          </table:table-cell>
          <table:table-cell office:value-type="float" office:value="21861888" calcext:value-type="float">
            <text:p>21861888</text:p>
          </table:table-cell>
          <table:table-cell office:value-type="float" office:value="21948808" calcext:value-type="float">
            <text:p>21948808</text:p>
          </table:table-cell>
          <table:table-cell office:value-type="float" office:value="22328744" calcext:value-type="float">
            <text:p>22328744</text:p>
          </table:table-cell>
          <table:table-cell table:number-columns-repeated="9"/>
        </table:table-row>
        <table:table-row table:style-name="ro1">
          <table:table-cell office:value-type="float" office:value="21757064" calcext:value-type="float">
            <text:p>21757064</text:p>
          </table:table-cell>
          <table:table-cell office:value-type="float" office:value="21911760" calcext:value-type="float">
            <text:p>21911760</text:p>
          </table:table-cell>
          <table:table-cell office:value-type="float" office:value="22079528" calcext:value-type="float">
            <text:p>22079528</text:p>
          </table:table-cell>
          <table:table-cell office:value-type="float" office:value="22371360" calcext:value-type="float">
            <text:p>22371360</text:p>
          </table:table-cell>
          <table:table-cell office:value-type="float" office:value="21867648" calcext:value-type="float">
            <text:p>21867648</text:p>
          </table:table-cell>
          <table:table-cell office:value-type="float" office:value="21950800" calcext:value-type="float">
            <text:p>21950800</text:p>
          </table:table-cell>
          <table:table-cell office:value-type="float" office:value="22334624" calcext:value-type="float">
            <text:p>22334624</text:p>
          </table:table-cell>
          <table:table-cell table:number-columns-repeated="9"/>
        </table:table-row>
        <table:table-row table:style-name="ro1">
          <table:table-cell office:value-type="float" office:value="21761288" calcext:value-type="float">
            <text:p>21761288</text:p>
          </table:table-cell>
          <table:table-cell office:value-type="float" office:value="21911896" calcext:value-type="float">
            <text:p>21911896</text:p>
          </table:table-cell>
          <table:table-cell office:value-type="float" office:value="22081720" calcext:value-type="float">
            <text:p>22081720</text:p>
          </table:table-cell>
          <table:table-cell office:value-type="float" office:value="22376680" calcext:value-type="float">
            <text:p>22376680</text:p>
          </table:table-cell>
          <table:table-cell office:value-type="float" office:value="21888080" calcext:value-type="float">
            <text:p>21888080</text:p>
          </table:table-cell>
          <table:table-cell office:value-type="float" office:value="21952184" calcext:value-type="float">
            <text:p>21952184</text:p>
          </table:table-cell>
          <table:table-cell office:value-type="float" office:value="22337736" calcext:value-type="float">
            <text:p>22337736</text:p>
          </table:table-cell>
          <table:table-cell table:number-columns-repeated="9"/>
        </table:table-row>
        <table:table-row table:style-name="ro1">
          <table:table-cell office:value-type="float" office:value="21776680" calcext:value-type="float">
            <text:p>21776680</text:p>
          </table:table-cell>
          <table:table-cell office:value-type="float" office:value="21912920" calcext:value-type="float">
            <text:p>21912920</text:p>
          </table:table-cell>
          <table:table-cell office:value-type="float" office:value="22129136" calcext:value-type="float">
            <text:p>22129136</text:p>
          </table:table-cell>
          <table:table-cell office:value-type="float" office:value="22377224" calcext:value-type="float">
            <text:p>22377224</text:p>
          </table:table-cell>
          <table:table-cell office:value-type="float" office:value="21895456" calcext:value-type="float">
            <text:p>21895456</text:p>
          </table:table-cell>
          <table:table-cell office:value-type="float" office:value="21955928" calcext:value-type="float">
            <text:p>21955928</text:p>
          </table:table-cell>
          <table:table-cell office:value-type="float" office:value="22361680" calcext:value-type="float">
            <text:p>22361680</text:p>
          </table:table-cell>
          <table:table-cell table:number-columns-repeated="9"/>
        </table:table-row>
        <table:table-row table:style-name="ro1">
          <table:table-cell office:value-type="float" office:value="21781064" calcext:value-type="float">
            <text:p>21781064</text:p>
          </table:table-cell>
          <table:table-cell office:value-type="float" office:value="21931296" calcext:value-type="float">
            <text:p>21931296</text:p>
          </table:table-cell>
          <table:table-cell office:value-type="float" office:value="22144424" calcext:value-type="float">
            <text:p>22144424</text:p>
          </table:table-cell>
          <table:table-cell office:value-type="float" office:value="22378600" calcext:value-type="float">
            <text:p>22378600</text:p>
          </table:table-cell>
          <table:table-cell office:value-type="float" office:value="21897704" calcext:value-type="float">
            <text:p>21897704</text:p>
          </table:table-cell>
          <table:table-cell office:value-type="float" office:value="21961928" calcext:value-type="float">
            <text:p>21961928</text:p>
          </table:table-cell>
          <table:table-cell office:value-type="float" office:value="22372056" calcext:value-type="float">
            <text:p>22372056</text:p>
          </table:table-cell>
          <table:table-cell table:number-columns-repeated="9"/>
        </table:table-row>
        <table:table-row table:style-name="ro1">
          <table:table-cell office:value-type="float" office:value="21799440" calcext:value-type="float">
            <text:p>21799440</text:p>
          </table:table-cell>
          <table:table-cell office:value-type="float" office:value="21954688" calcext:value-type="float">
            <text:p>21954688</text:p>
          </table:table-cell>
          <table:table-cell office:value-type="float" office:value="22149856" calcext:value-type="float">
            <text:p>22149856</text:p>
          </table:table-cell>
          <table:table-cell office:value-type="float" office:value="22387048" calcext:value-type="float">
            <text:p>22387048</text:p>
          </table:table-cell>
          <table:table-cell office:value-type="float" office:value="21902600" calcext:value-type="float">
            <text:p>21902600</text:p>
          </table:table-cell>
          <table:table-cell office:value-type="float" office:value="21962168" calcext:value-type="float">
            <text:p>21962168</text:p>
          </table:table-cell>
          <table:table-cell office:value-type="float" office:value="22375968" calcext:value-type="float">
            <text:p>22375968</text:p>
          </table:table-cell>
          <table:table-cell table:number-columns-repeated="9"/>
        </table:table-row>
        <table:table-row table:style-name="ro1">
          <table:table-cell office:value-type="float" office:value="21806336" calcext:value-type="float">
            <text:p>21806336</text:p>
          </table:table-cell>
          <table:table-cell office:value-type="float" office:value="21955656" calcext:value-type="float">
            <text:p>21955656</text:p>
          </table:table-cell>
          <table:table-cell office:value-type="float" office:value="22156840" calcext:value-type="float">
            <text:p>22156840</text:p>
          </table:table-cell>
          <table:table-cell office:value-type="float" office:value="22401840" calcext:value-type="float">
            <text:p>22401840</text:p>
          </table:table-cell>
          <table:table-cell office:value-type="float" office:value="21904368" calcext:value-type="float">
            <text:p>21904368</text:p>
          </table:table-cell>
          <table:table-cell office:value-type="float" office:value="21962184" calcext:value-type="float">
            <text:p>21962184</text:p>
          </table:table-cell>
          <table:table-cell office:value-type="float" office:value="22382352" calcext:value-type="float">
            <text:p>22382352</text:p>
          </table:table-cell>
          <table:table-cell table:number-columns-repeated="9"/>
        </table:table-row>
        <table:table-row table:style-name="ro1">
          <table:table-cell office:value-type="float" office:value="21810664" calcext:value-type="float">
            <text:p>21810664</text:p>
          </table:table-cell>
          <table:table-cell office:value-type="float" office:value="21962304" calcext:value-type="float">
            <text:p>21962304</text:p>
          </table:table-cell>
          <table:table-cell office:value-type="float" office:value="22159592" calcext:value-type="float">
            <text:p>22159592</text:p>
          </table:table-cell>
          <table:table-cell office:value-type="float" office:value="22402600" calcext:value-type="float">
            <text:p>22402600</text:p>
          </table:table-cell>
          <table:table-cell office:value-type="float" office:value="21906200" calcext:value-type="float">
            <text:p>21906200</text:p>
          </table:table-cell>
          <table:table-cell office:value-type="float" office:value="21969112" calcext:value-type="float">
            <text:p>21969112</text:p>
          </table:table-cell>
          <table:table-cell office:value-type="float" office:value="22390312" calcext:value-type="float">
            <text:p>22390312</text:p>
          </table:table-cell>
          <table:table-cell table:number-columns-repeated="9"/>
        </table:table-row>
        <table:table-row table:style-name="ro1">
          <table:table-cell office:value-type="float" office:value="21811600" calcext:value-type="float">
            <text:p>21811600</text:p>
          </table:table-cell>
          <table:table-cell office:value-type="float" office:value="21965096" calcext:value-type="float">
            <text:p>21965096</text:p>
          </table:table-cell>
          <table:table-cell office:value-type="float" office:value="22162712" calcext:value-type="float">
            <text:p>22162712</text:p>
          </table:table-cell>
          <table:table-cell office:value-type="float" office:value="22406144" calcext:value-type="float">
            <text:p>2240614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971232" calcext:value-type="float">
            <text:p>21971232</text:p>
          </table:table-cell>
          <table:table-cell office:value-type="float" office:value="22393792" calcext:value-type="float">
            <text:p>22393792</text:p>
          </table:table-cell>
          <table:table-cell table:number-columns-repeated="9"/>
        </table:table-row>
        <table:table-row table:style-name="ro1">
          <table:table-cell office:value-type="float" office:value="21813376" calcext:value-type="float">
            <text:p>21813376</text:p>
          </table:table-cell>
          <table:table-cell office:value-type="float" office:value="21967160" calcext:value-type="float">
            <text:p>21967160</text:p>
          </table:table-cell>
          <table:table-cell office:value-type="float" office:value="22174936" calcext:value-type="float">
            <text:p>22174936</text:p>
          </table:table-cell>
          <table:table-cell office:value-type="float" office:value="22410152" calcext:value-type="float">
            <text:p>22410152</text:p>
          </table:table-cell>
          <table:table-cell office:value-type="float" office:value="21923376" calcext:value-type="float">
            <text:p>21923376</text:p>
          </table:table-cell>
          <table:table-cell office:value-type="float" office:value="21982416" calcext:value-type="float">
            <text:p>21982416</text:p>
          </table:table-cell>
          <table:table-cell office:value-type="float" office:value="22401560" calcext:value-type="float">
            <text:p>22401560</text:p>
          </table:table-cell>
          <table:table-cell table:number-columns-repeated="9"/>
        </table:table-row>
        <table:table-row table:style-name="ro1">
          <table:table-cell office:value-type="float" office:value="21815200" calcext:value-type="float">
            <text:p>21815200</text:p>
          </table:table-cell>
          <table:table-cell office:value-type="float" office:value="21971136" calcext:value-type="float">
            <text:p>21971136</text:p>
          </table:table-cell>
          <table:table-cell office:value-type="float" office:value="22177624" calcext:value-type="float">
            <text:p>22177624</text:p>
          </table:table-cell>
          <table:table-cell office:value-type="float" office:value="22421024" calcext:value-type="float">
            <text:p>22421024</text:p>
          </table:table-cell>
          <table:table-cell office:value-type="float" office:value="21934400" calcext:value-type="float">
            <text:p>21934400</text:p>
          </table:table-cell>
          <table:table-cell office:value-type="float" office:value="21988248" calcext:value-type="float">
            <text:p>21988248</text:p>
          </table:table-cell>
          <table:table-cell office:value-type="float" office:value="22422064" calcext:value-type="float">
            <text:p>22422064</text:p>
          </table:table-cell>
          <table:table-cell table:number-columns-repeated="9"/>
        </table:table-row>
        <table:table-row table:style-name="ro1">
          <table:table-cell office:value-type="float" office:value="21823776" calcext:value-type="float">
            <text:p>21823776</text:p>
          </table:table-cell>
          <table:table-cell office:value-type="float" office:value="21975064" calcext:value-type="float">
            <text:p>21975064</text:p>
          </table:table-cell>
          <table:table-cell office:value-type="float" office:value="22188384" calcext:value-type="float">
            <text:p>22188384</text:p>
          </table:table-cell>
          <table:table-cell office:value-type="float" office:value="22430528" calcext:value-type="float">
            <text:p>22430528</text:p>
          </table:table-cell>
          <table:table-cell office:value-type="float" office:value="21939824" calcext:value-type="float">
            <text:p>21939824</text:p>
          </table:table-cell>
          <table:table-cell office:value-type="float" office:value="21989792" calcext:value-type="float">
            <text:p>21989792</text:p>
          </table:table-cell>
          <table:table-cell office:value-type="float" office:value="22440712" calcext:value-type="float">
            <text:p>22440712</text:p>
          </table:table-cell>
          <table:table-cell table:number-columns-repeated="9"/>
        </table:table-row>
        <table:table-row table:style-name="ro1">
          <table:table-cell office:value-type="float" office:value="21834632" calcext:value-type="float">
            <text:p>21834632</text:p>
          </table:table-cell>
          <table:table-cell office:value-type="float" office:value="21993640" calcext:value-type="float">
            <text:p>21993640</text:p>
          </table:table-cell>
          <table:table-cell office:value-type="float" office:value="22193032" calcext:value-type="float">
            <text:p>22193032</text:p>
          </table:table-cell>
          <table:table-cell office:value-type="float" office:value="22434264" calcext:value-type="float">
            <text:p>22434264</text:p>
          </table:table-cell>
          <table:table-cell office:value-type="float" office:value="21956504" calcext:value-type="float">
            <text:p>21956504</text:p>
          </table:table-cell>
          <table:table-cell office:value-type="float" office:value="21993048" calcext:value-type="float">
            <text:p>21993048</text:p>
          </table:table-cell>
          <table:table-cell office:value-type="float" office:value="22452448" calcext:value-type="float">
            <text:p>22452448</text:p>
          </table:table-cell>
          <table:table-cell table:number-columns-repeated="9"/>
        </table:table-row>
        <table:table-row table:style-name="ro1">
          <table:table-cell office:value-type="float" office:value="21839272" calcext:value-type="float">
            <text:p>21839272</text:p>
          </table:table-cell>
          <table:table-cell office:value-type="float" office:value="21997712" calcext:value-type="float">
            <text:p>21997712</text:p>
          </table:table-cell>
          <table:table-cell office:value-type="float" office:value="22196864" calcext:value-type="float">
            <text:p>22196864</text:p>
          </table:table-cell>
          <table:table-cell office:value-type="float" office:value="22436488" calcext:value-type="float">
            <text:p>22436488</text:p>
          </table:table-cell>
          <table:table-cell office:value-type="float" office:value="21972408" calcext:value-type="float">
            <text:p>21972408</text:p>
          </table:table-cell>
          <table:table-cell office:value-type="float" office:value="21996392" calcext:value-type="float">
            <text:p>21996392</text:p>
          </table:table-cell>
          <table:table-cell office:value-type="float" office:value="22477216" calcext:value-type="float">
            <text:p>22477216</text:p>
          </table:table-cell>
          <table:table-cell table:number-columns-repeated="9"/>
        </table:table-row>
        <table:table-row table:style-name="ro1">
          <table:table-cell office:value-type="float" office:value="21839616" calcext:value-type="float">
            <text:p>21839616</text:p>
          </table:table-cell>
          <table:table-cell office:value-type="float" office:value="22016848" calcext:value-type="float">
            <text:p>22016848</text:p>
          </table:table-cell>
          <table:table-cell office:value-type="float" office:value="22198600" calcext:value-type="float">
            <text:p>22198600</text:p>
          </table:table-cell>
          <table:table-cell office:value-type="float" office:value="22438376" calcext:value-type="float">
            <text:p>22438376</text:p>
          </table:table-cell>
          <table:table-cell office:value-type="float" office:value="21986632" calcext:value-type="float">
            <text:p>21986632</text:p>
          </table:table-cell>
          <table:table-cell office:value-type="float" office:value="21998800" calcext:value-type="float">
            <text:p>21998800</text:p>
          </table:table-cell>
          <table:table-cell office:value-type="float" office:value="22479872" calcext:value-type="float">
            <text:p>22479872</text:p>
          </table:table-cell>
          <table:table-cell table:number-columns-repeated="9"/>
        </table:table-row>
        <table:table-row table:style-name="ro1">
          <table:table-cell office:value-type="float" office:value="21843712" calcext:value-type="float">
            <text:p>21843712</text:p>
          </table:table-cell>
          <table:table-cell office:value-type="float" office:value="22031000" calcext:value-type="float">
            <text:p>22031000</text:p>
          </table:table-cell>
          <table:table-cell office:value-type="float" office:value="22201120" calcext:value-type="float">
            <text:p>22201120</text:p>
          </table:table-cell>
          <table:table-cell office:value-type="float" office:value="22449784" calcext:value-type="float">
            <text:p>22449784</text:p>
          </table:table-cell>
          <table:table-cell office:value-type="float" office:value="21993440" calcext:value-type="float">
            <text:p>21993440</text:p>
          </table:table-cell>
          <table:table-cell office:value-type="float" office:value="22006216" calcext:value-type="float">
            <text:p>22006216</text:p>
          </table:table-cell>
          <table:table-cell office:value-type="float" office:value="22501032" calcext:value-type="float">
            <text:p>22501032</text:p>
          </table:table-cell>
          <table:table-cell table:number-columns-repeated="9"/>
        </table:table-row>
        <table:table-row table:style-name="ro1">
          <table:table-cell office:value-type="float" office:value="21865152" calcext:value-type="float">
            <text:p>21865152</text:p>
          </table:table-cell>
          <table:table-cell office:value-type="float" office:value="22049512" calcext:value-type="float">
            <text:p>22049512</text:p>
          </table:table-cell>
          <table:table-cell office:value-type="float" office:value="22215576" calcext:value-type="float">
            <text:p>22215576</text:p>
          </table:table-cell>
          <table:table-cell office:value-type="float" office:value="22478072" calcext:value-type="float">
            <text:p>22478072</text:p>
          </table:table-cell>
          <table:table-cell office:value-type="float" office:value="21994352" calcext:value-type="float">
            <text:p>21994352</text:p>
          </table:table-cell>
          <table:table-cell office:value-type="float" office:value="22006608" calcext:value-type="float">
            <text:p>22006608</text:p>
          </table:table-cell>
          <table:table-cell office:value-type="float" office:value="22535048" calcext:value-type="float">
            <text:p>22535048</text:p>
          </table:table-cell>
          <table:table-cell table:number-columns-repeated="9"/>
        </table:table-row>
        <table:table-row table:style-name="ro1">
          <table:table-cell office:value-type="float" office:value="21877720" calcext:value-type="float">
            <text:p>21877720</text:p>
          </table:table-cell>
          <table:table-cell office:value-type="float" office:value="22051216" calcext:value-type="float">
            <text:p>22051216</text:p>
          </table:table-cell>
          <table:table-cell office:value-type="float" office:value="22234520" calcext:value-type="float">
            <text:p>22234520</text:p>
          </table:table-cell>
          <table:table-cell office:value-type="float" office:value="22505256" calcext:value-type="float">
            <text:p>22505256</text:p>
          </table:table-cell>
          <table:table-cell office:value-type="float" office:value="22029120" calcext:value-type="float">
            <text:p>22029120</text:p>
          </table:table-cell>
          <table:table-cell office:value-type="float" office:value="22012408" calcext:value-type="float">
            <text:p>22012408</text:p>
          </table:table-cell>
          <table:table-cell office:value-type="float" office:value="22560736" calcext:value-type="float">
            <text:p>22560736</text:p>
          </table:table-cell>
          <table:table-cell table:number-columns-repeated="9"/>
        </table:table-row>
        <table:table-row table:style-name="ro1">
          <table:table-cell office:value-type="float" office:value="21887416" calcext:value-type="float">
            <text:p>21887416</text:p>
          </table:table-cell>
          <table:table-cell office:value-type="float" office:value="22084872" calcext:value-type="float">
            <text:p>22084872</text:p>
          </table:table-cell>
          <table:table-cell office:value-type="float" office:value="22235848" calcext:value-type="float">
            <text:p>22235848</text:p>
          </table:table-cell>
          <table:table-cell office:value-type="float" office:value="22513264" calcext:value-type="float">
            <text:p>22513264</text:p>
          </table:table-cell>
          <table:table-cell office:value-type="float" office:value="22032520" calcext:value-type="float">
            <text:p>22032520</text:p>
          </table:table-cell>
          <table:table-cell office:value-type="float" office:value="22032256" calcext:value-type="float">
            <text:p>22032256</text:p>
          </table:table-cell>
          <table:table-cell office:value-type="float" office:value="22561152" calcext:value-type="float">
            <text:p>22561152</text:p>
          </table:table-cell>
          <table:table-cell table:number-columns-repeated="9"/>
        </table:table-row>
        <table:table-row table:style-name="ro1">
          <table:table-cell office:value-type="float" office:value="21888072" calcext:value-type="float">
            <text:p>21888072</text:p>
          </table:table-cell>
          <table:table-cell office:value-type="float" office:value="22093592" calcext:value-type="float">
            <text:p>22093592</text:p>
          </table:table-cell>
          <table:table-cell office:value-type="float" office:value="22259168" calcext:value-type="float">
            <text:p>22259168</text:p>
          </table:table-cell>
          <table:table-cell office:value-type="float" office:value="22526752" calcext:value-type="float">
            <text:p>22526752</text:p>
          </table:table-cell>
          <table:table-cell office:value-type="float" office:value="22035688" calcext:value-type="float">
            <text:p>22035688</text:p>
          </table:table-cell>
          <table:table-cell office:value-type="float" office:value="22032480" calcext:value-type="float">
            <text:p>22032480</text:p>
          </table:table-cell>
          <table:table-cell office:value-type="float" office:value="22562544" calcext:value-type="float">
            <text:p>22562544</text:p>
          </table:table-cell>
          <table:table-cell table:number-columns-repeated="9"/>
        </table:table-row>
        <table:table-row table:style-name="ro1">
          <table:table-cell office:value-type="float" office:value="21898136" calcext:value-type="float">
            <text:p>21898136</text:p>
          </table:table-cell>
          <table:table-cell office:value-type="float" office:value="22099080" calcext:value-type="float">
            <text:p>22099080</text:p>
          </table:table-cell>
          <table:table-cell office:value-type="float" office:value="22276296" calcext:value-type="float">
            <text:p>22276296</text:p>
          </table:table-cell>
          <table:table-cell office:value-type="float" office:value="22531304" calcext:value-type="float">
            <text:p>22531304</text:p>
          </table:table-cell>
          <table:table-cell office:value-type="float" office:value="22056120" calcext:value-type="float">
            <text:p>22056120</text:p>
          </table:table-cell>
          <table:table-cell office:value-type="float" office:value="22050800" calcext:value-type="float">
            <text:p>22050800</text:p>
          </table:table-cell>
          <table:table-cell office:value-type="float" office:value="22581216" calcext:value-type="float">
            <text:p>22581216</text:p>
          </table:table-cell>
          <table:table-cell table:number-columns-repeated="9"/>
        </table:table-row>
        <table:table-row table:style-name="ro1">
          <table:table-cell office:value-type="float" office:value="21906240" calcext:value-type="float">
            <text:p>21906240</text:p>
          </table:table-cell>
          <table:table-cell office:value-type="float" office:value="22127648" calcext:value-type="float">
            <text:p>22127648</text:p>
          </table:table-cell>
          <table:table-cell office:value-type="float" office:value="22300600" calcext:value-type="float">
            <text:p>22300600</text:p>
          </table:table-cell>
          <table:table-cell office:value-type="float" office:value="22551848" calcext:value-type="float">
            <text:p>22551848</text:p>
          </table:table-cell>
          <table:table-cell office:value-type="float" office:value="22060760" calcext:value-type="float">
            <text:p>22060760</text:p>
          </table:table-cell>
          <table:table-cell office:value-type="float" office:value="22084088" calcext:value-type="float">
            <text:p>22084088</text:p>
          </table:table-cell>
          <table:table-cell office:value-type="float" office:value="22597544" calcext:value-type="float">
            <text:p>22597544</text:p>
          </table:table-cell>
          <table:table-cell table:number-columns-repeated="9"/>
        </table:table-row>
        <table:table-row table:style-name="ro1">
          <table:table-cell office:value-type="float" office:value="21928744" calcext:value-type="float">
            <text:p>21928744</text:p>
          </table:table-cell>
          <table:table-cell office:value-type="float" office:value="22217528" calcext:value-type="float">
            <text:p>22217528</text:p>
          </table:table-cell>
          <table:table-cell office:value-type="float" office:value="22303096" calcext:value-type="float">
            <text:p>22303096</text:p>
          </table:table-cell>
          <table:table-cell office:value-type="float" office:value="22552664" calcext:value-type="float">
            <text:p>22552664</text:p>
          </table:table-cell>
          <table:table-cell office:value-type="float" office:value="22067160" calcext:value-type="float">
            <text:p>22067160</text:p>
          </table:table-cell>
          <table:table-cell office:value-type="float" office:value="22088352" calcext:value-type="float">
            <text:p>22088352</text:p>
          </table:table-cell>
          <table:table-cell office:value-type="float" office:value="22630808" calcext:value-type="float">
            <text:p>22630808</text:p>
          </table:table-cell>
          <table:table-cell table:number-columns-repeated="9"/>
        </table:table-row>
        <table:table-row table:style-name="ro1">
          <table:table-cell office:value-type="float" office:value="21931752" calcext:value-type="float">
            <text:p>21931752</text:p>
          </table:table-cell>
          <table:table-cell office:value-type="float" office:value="22269352" calcext:value-type="float">
            <text:p>22269352</text:p>
          </table:table-cell>
          <table:table-cell office:value-type="float" office:value="22305096" calcext:value-type="float">
            <text:p>22305096</text:p>
          </table:table-cell>
          <table:table-cell office:value-type="float" office:value="22572720" calcext:value-type="float">
            <text:p>22572720</text:p>
          </table:table-cell>
          <table:table-cell office:value-type="float" office:value="22067760" calcext:value-type="float">
            <text:p>22067760</text:p>
          </table:table-cell>
          <table:table-cell office:value-type="float" office:value="22090240" calcext:value-type="float">
            <text:p>22090240</text:p>
          </table:table-cell>
          <table:table-cell office:value-type="float" office:value="22638208" calcext:value-type="float">
            <text:p>22638208</text:p>
          </table:table-cell>
          <table:table-cell table:number-columns-repeated="9"/>
        </table:table-row>
        <table:table-row table:style-name="ro1">
          <table:table-cell office:value-type="float" office:value="21934544" calcext:value-type="float">
            <text:p>21934544</text:p>
          </table:table-cell>
          <table:table-cell office:value-type="float" office:value="22289176" calcext:value-type="float">
            <text:p>22289176</text:p>
          </table:table-cell>
          <table:table-cell office:value-type="float" office:value="22326384" calcext:value-type="float">
            <text:p>22326384</text:p>
          </table:table-cell>
          <table:table-cell office:value-type="float" office:value="22577992" calcext:value-type="float">
            <text:p>22577992</text:p>
          </table:table-cell>
          <table:table-cell office:value-type="float" office:value="22115448" calcext:value-type="float">
            <text:p>22115448</text:p>
          </table:table-cell>
          <table:table-cell office:value-type="float" office:value="22090712" calcext:value-type="float">
            <text:p>22090712</text:p>
          </table:table-cell>
          <table:table-cell office:value-type="float" office:value="22650280" calcext:value-type="float">
            <text:p>22650280</text:p>
          </table:table-cell>
          <table:table-cell table:number-columns-repeated="9"/>
        </table:table-row>
        <table:table-row table:style-name="ro1">
          <table:table-cell office:value-type="float" office:value="21946000" calcext:value-type="float">
            <text:p>21946000</text:p>
          </table:table-cell>
          <table:table-cell office:value-type="float" office:value="22304504" calcext:value-type="float">
            <text:p>22304504</text:p>
          </table:table-cell>
          <table:table-cell office:value-type="float" office:value="22338128" calcext:value-type="float">
            <text:p>22338128</text:p>
          </table:table-cell>
          <table:table-cell office:value-type="float" office:value="22583208" calcext:value-type="float">
            <text:p>22583208</text:p>
          </table:table-cell>
          <table:table-cell office:value-type="float" office:value="22135144" calcext:value-type="float">
            <text:p>22135144</text:p>
          </table:table-cell>
          <table:table-cell office:value-type="float" office:value="22101552" calcext:value-type="float">
            <text:p>22101552</text:p>
          </table:table-cell>
          <table:table-cell office:value-type="float" office:value="22650712" calcext:value-type="float">
            <text:p>22650712</text:p>
          </table:table-cell>
          <table:table-cell table:number-columns-repeated="9"/>
        </table:table-row>
        <table:table-row table:style-name="ro1">
          <table:table-cell office:value-type="float" office:value="21968288" calcext:value-type="float">
            <text:p>21968288</text:p>
          </table:table-cell>
          <table:table-cell office:value-type="float" office:value="22349312" calcext:value-type="float">
            <text:p>22349312</text:p>
          </table:table-cell>
          <table:table-cell office:value-type="float" office:value="22369280" calcext:value-type="float">
            <text:p>22369280</text:p>
          </table:table-cell>
          <table:table-cell office:value-type="float" office:value="22592544" calcext:value-type="float">
            <text:p>22592544</text:p>
          </table:table-cell>
          <table:table-cell office:value-type="float" office:value="22152704" calcext:value-type="float">
            <text:p>22152704</text:p>
          </table:table-cell>
          <table:table-cell office:value-type="float" office:value="22142768" calcext:value-type="float">
            <text:p>22142768</text:p>
          </table:table-cell>
          <table:table-cell office:value-type="float" office:value="22677792" calcext:value-type="float">
            <text:p>22677792</text:p>
          </table:table-cell>
          <table:table-cell table:number-columns-repeated="9"/>
        </table:table-row>
        <table:table-row table:style-name="ro1">
          <table:table-cell office:value-type="float" office:value="21976808" calcext:value-type="float">
            <text:p>21976808</text:p>
          </table:table-cell>
          <table:table-cell office:value-type="float" office:value="22372040" calcext:value-type="float">
            <text:p>22372040</text:p>
          </table:table-cell>
          <table:table-cell office:value-type="float" office:value="22393888" calcext:value-type="float">
            <text:p>22393888</text:p>
          </table:table-cell>
          <table:table-cell office:value-type="float" office:value="22595544" calcext:value-type="float">
            <text:p>22595544</text:p>
          </table:table-cell>
          <table:table-cell office:value-type="float" office:value="22191408" calcext:value-type="float">
            <text:p>22191408</text:p>
          </table:table-cell>
          <table:table-cell office:value-type="float" office:value="22162504" calcext:value-type="float">
            <text:p>22162504</text:p>
          </table:table-cell>
          <table:table-cell office:value-type="float" office:value="22684488" calcext:value-type="float">
            <text:p>22684488</text:p>
          </table:table-cell>
          <table:table-cell table:number-columns-repeated="9"/>
        </table:table-row>
        <table:table-row table:style-name="ro1">
          <table:table-cell office:value-type="float" office:value="21995912" calcext:value-type="float">
            <text:p>21995912</text:p>
          </table:table-cell>
          <table:table-cell office:value-type="float" office:value="22476976" calcext:value-type="float">
            <text:p>22476976</text:p>
          </table:table-cell>
          <table:table-cell office:value-type="float" office:value="22401824" calcext:value-type="float">
            <text:p>22401824</text:p>
          </table:table-cell>
          <table:table-cell office:value-type="float" office:value="22622904" calcext:value-type="float">
            <text:p>22622904</text:p>
          </table:table-cell>
          <table:table-cell office:value-type="float" office:value="22277592" calcext:value-type="float">
            <text:p>22277592</text:p>
          </table:table-cell>
          <table:table-cell office:value-type="float" office:value="22205216" calcext:value-type="float">
            <text:p>22205216</text:p>
          </table:table-cell>
          <table:table-cell office:value-type="float" office:value="22715016" calcext:value-type="float">
            <text:p>22715016</text:p>
          </table:table-cell>
          <table:table-cell table:number-columns-repeated="9"/>
        </table:table-row>
        <table:table-row table:style-name="ro1">
          <table:table-cell office:value-type="float" office:value="22004496" calcext:value-type="float">
            <text:p>22004496</text:p>
          </table:table-cell>
          <table:table-cell office:value-type="float" office:value="22487472" calcext:value-type="float">
            <text:p>22487472</text:p>
          </table:table-cell>
          <table:table-cell office:value-type="float" office:value="22424648" calcext:value-type="float">
            <text:p>22424648</text:p>
          </table:table-cell>
          <table:table-cell office:value-type="float" office:value="22723936" calcext:value-type="float">
            <text:p>22723936</text:p>
          </table:table-cell>
          <table:table-cell office:value-type="float" office:value="22300688" calcext:value-type="float">
            <text:p>22300688</text:p>
          </table:table-cell>
          <table:table-cell office:value-type="float" office:value="22207976" calcext:value-type="float">
            <text:p>22207976</text:p>
          </table:table-cell>
          <table:table-cell office:value-type="float" office:value="22730152" calcext:value-type="float">
            <text:p>22730152</text:p>
          </table:table-cell>
          <table:table-cell table:number-columns-repeated="9"/>
        </table:table-row>
        <table:table-row table:style-name="ro1">
          <table:table-cell office:value-type="float" office:value="22009568" calcext:value-type="float">
            <text:p>22009568</text:p>
          </table:table-cell>
          <table:table-cell office:value-type="float" office:value="22497168" calcext:value-type="float">
            <text:p>22497168</text:p>
          </table:table-cell>
          <table:table-cell office:value-type="float" office:value="22428464" calcext:value-type="float">
            <text:p>22428464</text:p>
          </table:table-cell>
          <table:table-cell office:value-type="float" office:value="22728816" calcext:value-type="float">
            <text:p>22728816</text:p>
          </table:table-cell>
          <table:table-cell office:value-type="float" office:value="22351656" calcext:value-type="float">
            <text:p>22351656</text:p>
          </table:table-cell>
          <table:table-cell office:value-type="float" office:value="22218352" calcext:value-type="float">
            <text:p>22218352</text:p>
          </table:table-cell>
          <table:table-cell office:value-type="float" office:value="22731192" calcext:value-type="float">
            <text:p>22731192</text:p>
          </table:table-cell>
          <table:table-cell table:number-columns-repeated="9"/>
        </table:table-row>
        <table:table-row table:style-name="ro1">
          <table:table-cell office:value-type="float" office:value="22018720" calcext:value-type="float">
            <text:p>22018720</text:p>
          </table:table-cell>
          <table:table-cell office:value-type="float" office:value="22562808" calcext:value-type="float">
            <text:p>22562808</text:p>
          </table:table-cell>
          <table:table-cell office:value-type="float" office:value="22431664" calcext:value-type="float">
            <text:p>22431664</text:p>
          </table:table-cell>
          <table:table-cell office:value-type="float" office:value="22737592" calcext:value-type="float">
            <text:p>22737592</text:p>
          </table:table-cell>
          <table:table-cell office:value-type="float" office:value="22399040" calcext:value-type="float">
            <text:p>22399040</text:p>
          </table:table-cell>
          <table:table-cell office:value-type="float" office:value="22226184" calcext:value-type="float">
            <text:p>22226184</text:p>
          </table:table-cell>
          <table:table-cell office:value-type="float" office:value="22750848" calcext:value-type="float">
            <text:p>22750848</text:p>
          </table:table-cell>
          <table:table-cell table:number-columns-repeated="9"/>
        </table:table-row>
        <table:table-row table:style-name="ro1">
          <table:table-cell office:value-type="float" office:value="22040624" calcext:value-type="float">
            <text:p>22040624</text:p>
          </table:table-cell>
          <table:table-cell office:value-type="float" office:value="22576880" calcext:value-type="float">
            <text:p>22576880</text:p>
          </table:table-cell>
          <table:table-cell office:value-type="float" office:value="22489272" calcext:value-type="float">
            <text:p>22489272</text:p>
          </table:table-cell>
          <table:table-cell office:value-type="float" office:value="22818752" calcext:value-type="float">
            <text:p>22818752</text:p>
          </table:table-cell>
          <table:table-cell office:value-type="float" office:value="22403072" calcext:value-type="float">
            <text:p>22403072</text:p>
          </table:table-cell>
          <table:table-cell office:value-type="float" office:value="22247728" calcext:value-type="float">
            <text:p>22247728</text:p>
          </table:table-cell>
          <table:table-cell office:value-type="float" office:value="22768304" calcext:value-type="float">
            <text:p>22768304</text:p>
          </table:table-cell>
          <table:table-cell table:number-columns-repeated="9"/>
        </table:table-row>
        <table:table-row table:style-name="ro1">
          <table:table-cell office:value-type="float" office:value="22104448" calcext:value-type="float">
            <text:p>22104448</text:p>
          </table:table-cell>
          <table:table-cell office:value-type="float" office:value="22795160" calcext:value-type="float">
            <text:p>22795160</text:p>
          </table:table-cell>
          <table:table-cell office:value-type="float" office:value="22504152" calcext:value-type="float">
            <text:p>22504152</text:p>
          </table:table-cell>
          <table:table-cell office:value-type="float" office:value="22820984" calcext:value-type="float">
            <text:p>22820984</text:p>
          </table:table-cell>
          <table:table-cell office:value-type="float" office:value="22404584" calcext:value-type="float">
            <text:p>22404584</text:p>
          </table:table-cell>
          <table:table-cell office:value-type="float" office:value="22350368" calcext:value-type="float">
            <text:p>22350368</text:p>
          </table:table-cell>
          <table:table-cell office:value-type="float" office:value="22850968" calcext:value-type="float">
            <text:p>22850968</text:p>
          </table:table-cell>
          <table:table-cell table:number-columns-repeated="9"/>
        </table:table-row>
        <table:table-row table:style-name="ro1">
          <table:table-cell office:value-type="float" office:value="22106792" calcext:value-type="float">
            <text:p>22106792</text:p>
          </table:table-cell>
          <table:table-cell office:value-type="float" office:value="22890616" calcext:value-type="float">
            <text:p>22890616</text:p>
          </table:table-cell>
          <table:table-cell office:value-type="float" office:value="22529496" calcext:value-type="float">
            <text:p>22529496</text:p>
          </table:table-cell>
          <table:table-cell office:value-type="float" office:value="22845816" calcext:value-type="float">
            <text:p>22845816</text:p>
          </table:table-cell>
          <table:table-cell office:value-type="float" office:value="22412088" calcext:value-type="float">
            <text:p>22412088</text:p>
          </table:table-cell>
          <table:table-cell office:value-type="float" office:value="22364488" calcext:value-type="float">
            <text:p>22364488</text:p>
          </table:table-cell>
          <table:table-cell office:value-type="float" office:value="22852160" calcext:value-type="float">
            <text:p>22852160</text:p>
          </table:table-cell>
          <table:table-cell table:number-columns-repeated="9"/>
        </table:table-row>
        <table:table-row table:style-name="ro1">
          <table:table-cell office:value-type="float" office:value="22117024" calcext:value-type="float">
            <text:p>22117024</text:p>
          </table:table-cell>
          <table:table-cell office:value-type="float" office:value="22921696" calcext:value-type="float">
            <text:p>22921696</text:p>
          </table:table-cell>
          <table:table-cell office:value-type="float" office:value="22533400" calcext:value-type="float">
            <text:p>22533400</text:p>
          </table:table-cell>
          <table:table-cell office:value-type="float" office:value="22891984" calcext:value-type="float">
            <text:p>22891984</text:p>
          </table:table-cell>
          <table:table-cell office:value-type="float" office:value="22414440" calcext:value-type="float">
            <text:p>22414440</text:p>
          </table:table-cell>
          <table:table-cell office:value-type="float" office:value="22375264" calcext:value-type="float">
            <text:p>22375264</text:p>
          </table:table-cell>
          <table:table-cell office:value-type="float" office:value="22865152" calcext:value-type="float">
            <text:p>22865152</text:p>
          </table:table-cell>
          <table:table-cell table:number-columns-repeated="9"/>
        </table:table-row>
        <table:table-row table:style-name="ro1">
          <table:table-cell office:value-type="float" office:value="22166296" calcext:value-type="float">
            <text:p>22166296</text:p>
          </table:table-cell>
          <table:table-cell office:value-type="float" office:value="22975408" calcext:value-type="float">
            <text:p>22975408</text:p>
          </table:table-cell>
          <table:table-cell office:value-type="float" office:value="22544672" calcext:value-type="float">
            <text:p>22544672</text:p>
          </table:table-cell>
          <table:table-cell office:value-type="float" office:value="22892688" calcext:value-type="float">
            <text:p>22892688</text:p>
          </table:table-cell>
          <table:table-cell office:value-type="float" office:value="22428712" calcext:value-type="float">
            <text:p>22428712</text:p>
          </table:table-cell>
          <table:table-cell office:value-type="float" office:value="22433920" calcext:value-type="float">
            <text:p>22433920</text:p>
          </table:table-cell>
          <table:table-cell office:value-type="float" office:value="22873328" calcext:value-type="float">
            <text:p>22873328</text:p>
          </table:table-cell>
          <table:table-cell table:number-columns-repeated="9"/>
        </table:table-row>
        <table:table-row table:style-name="ro1">
          <table:table-cell office:value-type="float" office:value="22172856" calcext:value-type="float">
            <text:p>22172856</text:p>
          </table:table-cell>
          <table:table-cell office:value-type="float" office:value="23133824" calcext:value-type="float">
            <text:p>23133824</text:p>
          </table:table-cell>
          <table:table-cell office:value-type="float" office:value="22582984" calcext:value-type="float">
            <text:p>22582984</text:p>
          </table:table-cell>
          <table:table-cell office:value-type="float" office:value="22901432" calcext:value-type="float">
            <text:p>22901432</text:p>
          </table:table-cell>
          <table:table-cell office:value-type="float" office:value="22516344" calcext:value-type="float">
            <text:p>22516344</text:p>
          </table:table-cell>
          <table:table-cell office:value-type="float" office:value="22498216" calcext:value-type="float">
            <text:p>22498216</text:p>
          </table:table-cell>
          <table:table-cell office:value-type="float" office:value="22897608" calcext:value-type="float">
            <text:p>22897608</text:p>
          </table:table-cell>
          <table:table-cell table:number-columns-repeated="9"/>
        </table:table-row>
        <table:table-row table:style-name="ro1">
          <table:table-cell office:value-type="float" office:value="22182712" calcext:value-type="float">
            <text:p>22182712</text:p>
          </table:table-cell>
          <table:table-cell office:value-type="float" office:value="23163576" calcext:value-type="float">
            <text:p>23163576</text:p>
          </table:table-cell>
          <table:table-cell office:value-type="float" office:value="22589072" calcext:value-type="float">
            <text:p>22589072</text:p>
          </table:table-cell>
          <table:table-cell office:value-type="float" office:value="22913968" calcext:value-type="float">
            <text:p>22913968</text:p>
          </table:table-cell>
          <table:table-cell office:value-type="float" office:value="22548104" calcext:value-type="float">
            <text:p>22548104</text:p>
          </table:table-cell>
          <table:table-cell office:value-type="float" office:value="22546280" calcext:value-type="float">
            <text:p>22546280</text:p>
          </table:table-cell>
          <table:table-cell office:value-type="float" office:value="22898600" calcext:value-type="float">
            <text:p>22898600</text:p>
          </table:table-cell>
          <table:table-cell table:number-columns-repeated="9"/>
        </table:table-row>
        <table:table-row table:style-name="ro1">
          <table:table-cell office:value-type="float" office:value="22189576" calcext:value-type="float">
            <text:p>22189576</text:p>
          </table:table-cell>
          <table:table-cell office:value-type="float" office:value="23213176" calcext:value-type="float">
            <text:p>23213176</text:p>
          </table:table-cell>
          <table:table-cell office:value-type="float" office:value="22710592" calcext:value-type="float">
            <text:p>22710592</text:p>
          </table:table-cell>
          <table:table-cell office:value-type="float" office:value="22933064" calcext:value-type="float">
            <text:p>22933064</text:p>
          </table:table-cell>
          <table:table-cell office:value-type="float" office:value="22684072" calcext:value-type="float">
            <text:p>22684072</text:p>
          </table:table-cell>
          <table:table-cell office:value-type="float" office:value="22606840" calcext:value-type="float">
            <text:p>22606840</text:p>
          </table:table-cell>
          <table:table-cell office:value-type="float" office:value="23004608" calcext:value-type="float">
            <text:p>23004608</text:p>
          </table:table-cell>
          <table:table-cell table:number-columns-repeated="9"/>
        </table:table-row>
        <table:table-row table:style-name="ro1">
          <table:table-cell office:value-type="float" office:value="22189648" calcext:value-type="float">
            <text:p>22189648</text:p>
          </table:table-cell>
          <table:table-cell office:value-type="float" office:value="23244312" calcext:value-type="float">
            <text:p>23244312</text:p>
          </table:table-cell>
          <table:table-cell office:value-type="float" office:value="22752400" calcext:value-type="float">
            <text:p>22752400</text:p>
          </table:table-cell>
          <table:table-cell office:value-type="float" office:value="23018776" calcext:value-type="float">
            <text:p>23018776</text:p>
          </table:table-cell>
          <table:table-cell office:value-type="float" office:value="22716088" calcext:value-type="float">
            <text:p>22716088</text:p>
          </table:table-cell>
          <table:table-cell office:value-type="float" office:value="22648520" calcext:value-type="float">
            <text:p>22648520</text:p>
          </table:table-cell>
          <table:table-cell office:value-type="float" office:value="23053200" calcext:value-type="float">
            <text:p>23053200</text:p>
          </table:table-cell>
          <table:table-cell table:number-columns-repeated="9"/>
        </table:table-row>
        <table:table-row table:style-name="ro1">
          <table:table-cell office:value-type="float" office:value="22215560" calcext:value-type="float">
            <text:p>22215560</text:p>
          </table:table-cell>
          <table:table-cell office:value-type="float" office:value="23301008" calcext:value-type="float">
            <text:p>23301008</text:p>
          </table:table-cell>
          <table:table-cell office:value-type="float" office:value="22811168" calcext:value-type="float">
            <text:p>22811168</text:p>
          </table:table-cell>
          <table:table-cell office:value-type="float" office:value="23200736" calcext:value-type="float">
            <text:p>23200736</text:p>
          </table:table-cell>
          <table:table-cell office:value-type="float" office:value="22851840" calcext:value-type="float">
            <text:p>22851840</text:p>
          </table:table-cell>
          <table:table-cell office:value-type="float" office:value="22719288" calcext:value-type="float">
            <text:p>22719288</text:p>
          </table:table-cell>
          <table:table-cell office:value-type="float" office:value="23062168" calcext:value-type="float">
            <text:p>23062168</text:p>
          </table:table-cell>
          <table:table-cell table:number-columns-repeated="9"/>
        </table:table-row>
        <table:table-row table:style-name="ro1">
          <table:table-cell office:value-type="float" office:value="22220536" calcext:value-type="float">
            <text:p>22220536</text:p>
          </table:table-cell>
          <table:table-cell office:value-type="float" office:value="23329208" calcext:value-type="float">
            <text:p>23329208</text:p>
          </table:table-cell>
          <table:table-cell office:value-type="float" office:value="22812776" calcext:value-type="float">
            <text:p>22812776</text:p>
          </table:table-cell>
          <table:table-cell office:value-type="float" office:value="23204304" calcext:value-type="float">
            <text:p>23204304</text:p>
          </table:table-cell>
          <table:table-cell office:value-type="float" office:value="22883352" calcext:value-type="float">
            <text:p>22883352</text:p>
          </table:table-cell>
          <table:table-cell office:value-type="float" office:value="22719760" calcext:value-type="float">
            <text:p>22719760</text:p>
          </table:table-cell>
          <table:table-cell office:value-type="float" office:value="23117440" calcext:value-type="float">
            <text:p>23117440</text:p>
          </table:table-cell>
          <table:table-cell table:number-columns-repeated="9"/>
        </table:table-row>
        <table:table-row table:style-name="ro1">
          <table:table-cell office:value-type="float" office:value="22259472" calcext:value-type="float">
            <text:p>22259472</text:p>
          </table:table-cell>
          <table:table-cell office:value-type="float" office:value="23350872" calcext:value-type="float">
            <text:p>23350872</text:p>
          </table:table-cell>
          <table:table-cell office:value-type="float" office:value="22859672" calcext:value-type="float">
            <text:p>22859672</text:p>
          </table:table-cell>
          <table:table-cell office:value-type="float" office:value="23231072" calcext:value-type="float">
            <text:p>23231072</text:p>
          </table:table-cell>
          <table:table-cell office:value-type="float" office:value="22940040" calcext:value-type="float">
            <text:p>22940040</text:p>
          </table:table-cell>
          <table:table-cell office:value-type="float" office:value="22740488" calcext:value-type="float">
            <text:p>22740488</text:p>
          </table:table-cell>
          <table:table-cell office:value-type="float" office:value="23163928" calcext:value-type="float">
            <text:p>23163928</text:p>
          </table:table-cell>
          <table:table-cell table:number-columns-repeated="9"/>
        </table:table-row>
        <table:table-row table:style-name="ro1">
          <table:table-cell office:value-type="float" office:value="22270544" calcext:value-type="float">
            <text:p>22270544</text:p>
          </table:table-cell>
          <table:table-cell office:value-type="float" office:value="23454568" calcext:value-type="float">
            <text:p>23454568</text:p>
          </table:table-cell>
          <table:table-cell office:value-type="float" office:value="22945112" calcext:value-type="float">
            <text:p>22945112</text:p>
          </table:table-cell>
          <table:table-cell office:value-type="float" office:value="23247856" calcext:value-type="float">
            <text:p>23247856</text:p>
          </table:table-cell>
          <table:table-cell office:value-type="float" office:value="22966128" calcext:value-type="float">
            <text:p>22966128</text:p>
          </table:table-cell>
          <table:table-cell office:value-type="float" office:value="22767952" calcext:value-type="float">
            <text:p>22767952</text:p>
          </table:table-cell>
          <table:table-cell office:value-type="float" office:value="23219816" calcext:value-type="float">
            <text:p>23219816</text:p>
          </table:table-cell>
          <table:table-cell table:number-columns-repeated="9"/>
        </table:table-row>
        <table:table-row table:style-name="ro1">
          <table:table-cell office:value-type="float" office:value="22279664" calcext:value-type="float">
            <text:p>22279664</text:p>
          </table:table-cell>
          <table:table-cell office:value-type="float" office:value="23478648" calcext:value-type="float">
            <text:p>23478648</text:p>
          </table:table-cell>
          <table:table-cell office:value-type="float" office:value="23138752" calcext:value-type="float">
            <text:p>23138752</text:p>
          </table:table-cell>
          <table:table-cell office:value-type="float" office:value="23496184" calcext:value-type="float">
            <text:p>23496184</text:p>
          </table:table-cell>
          <table:table-cell office:value-type="float" office:value="23015600" calcext:value-type="float">
            <text:p>23015600</text:p>
          </table:table-cell>
          <table:table-cell office:value-type="float" office:value="22781984" calcext:value-type="float">
            <text:p>22781984</text:p>
          </table:table-cell>
          <table:table-cell office:value-type="float" office:value="23284096" calcext:value-type="float">
            <text:p>23284096</text:p>
          </table:table-cell>
          <table:table-cell table:number-columns-repeated="9"/>
        </table:table-row>
        <table:table-row table:style-name="ro1">
          <table:table-cell office:value-type="float" office:value="22279752" calcext:value-type="float">
            <text:p>22279752</text:p>
          </table:table-cell>
          <table:table-cell office:value-type="float" office:value="23603200" calcext:value-type="float">
            <text:p>23603200</text:p>
          </table:table-cell>
          <table:table-cell office:value-type="float" office:value="23142176" calcext:value-type="float">
            <text:p>23142176</text:p>
          </table:table-cell>
          <table:table-cell office:value-type="float" office:value="23575568" calcext:value-type="float">
            <text:p>23575568</text:p>
          </table:table-cell>
          <table:table-cell office:value-type="float" office:value="23077888" calcext:value-type="float">
            <text:p>23077888</text:p>
          </table:table-cell>
          <table:table-cell office:value-type="float" office:value="22792336" calcext:value-type="float">
            <text:p>22792336</text:p>
          </table:table-cell>
          <table:table-cell office:value-type="float" office:value="23289112" calcext:value-type="float">
            <text:p>23289112</text:p>
          </table:table-cell>
          <table:table-cell table:number-columns-repeated="9"/>
        </table:table-row>
        <table:table-row table:style-name="ro1">
          <table:table-cell office:value-type="float" office:value="22281752" calcext:value-type="float">
            <text:p>22281752</text:p>
          </table:table-cell>
          <table:table-cell office:value-type="float" office:value="23647112" calcext:value-type="float">
            <text:p>23647112</text:p>
          </table:table-cell>
          <table:table-cell office:value-type="float" office:value="23225472" calcext:value-type="float">
            <text:p>23225472</text:p>
          </table:table-cell>
          <table:table-cell office:value-type="float" office:value="23590848" calcext:value-type="float">
            <text:p>23590848</text:p>
          </table:table-cell>
          <table:table-cell office:value-type="float" office:value="23157368" calcext:value-type="float">
            <text:p>23157368</text:p>
          </table:table-cell>
          <table:table-cell office:value-type="float" office:value="22810776" calcext:value-type="float">
            <text:p>22810776</text:p>
          </table:table-cell>
          <table:table-cell office:value-type="float" office:value="23386288" calcext:value-type="float">
            <text:p>23386288</text:p>
          </table:table-cell>
          <table:table-cell table:number-columns-repeated="9"/>
        </table:table-row>
        <table:table-row table:style-name="ro1">
          <table:table-cell office:value-type="float" office:value="22296088" calcext:value-type="float">
            <text:p>22296088</text:p>
          </table:table-cell>
          <table:table-cell office:value-type="float" office:value="23660416" calcext:value-type="float">
            <text:p>23660416</text:p>
          </table:table-cell>
          <table:table-cell office:value-type="float" office:value="23268968" calcext:value-type="float">
            <text:p>23268968</text:p>
          </table:table-cell>
          <table:table-cell office:value-type="float" office:value="23727664" calcext:value-type="float">
            <text:p>23727664</text:p>
          </table:table-cell>
          <table:table-cell office:value-type="float" office:value="23335584" calcext:value-type="float">
            <text:p>23335584</text:p>
          </table:table-cell>
          <table:table-cell office:value-type="float" office:value="22857000" calcext:value-type="float">
            <text:p>22857000</text:p>
          </table:table-cell>
          <table:table-cell office:value-type="float" office:value="23397784" calcext:value-type="float">
            <text:p>23397784</text:p>
          </table:table-cell>
          <table:table-cell table:number-columns-repeated="9"/>
        </table:table-row>
        <table:table-row table:style-name="ro1">
          <table:table-cell office:value-type="float" office:value="22328976" calcext:value-type="float">
            <text:p>22328976</text:p>
          </table:table-cell>
          <table:table-cell office:value-type="float" office:value="23686904" calcext:value-type="float">
            <text:p>23686904</text:p>
          </table:table-cell>
          <table:table-cell office:value-type="float" office:value="23295544" calcext:value-type="float">
            <text:p>23295544</text:p>
          </table:table-cell>
          <table:table-cell office:value-type="float" office:value="23732168" calcext:value-type="float">
            <text:p>23732168</text:p>
          </table:table-cell>
          <table:table-cell office:value-type="float" office:value="23449448" calcext:value-type="float">
            <text:p>23449448</text:p>
          </table:table-cell>
          <table:table-cell office:value-type="float" office:value="22915352" calcext:value-type="float">
            <text:p>22915352</text:p>
          </table:table-cell>
          <table:table-cell office:value-type="float" office:value="23415544" calcext:value-type="float">
            <text:p>23415544</text:p>
          </table:table-cell>
          <table:table-cell table:number-columns-repeated="9"/>
        </table:table-row>
        <table:table-row table:style-name="ro1">
          <table:table-cell office:value-type="float" office:value="22344200" calcext:value-type="float">
            <text:p>22344200</text:p>
          </table:table-cell>
          <table:table-cell office:value-type="float" office:value="23744672" calcext:value-type="float">
            <text:p>23744672</text:p>
          </table:table-cell>
          <table:table-cell office:value-type="float" office:value="23338256" calcext:value-type="float">
            <text:p>23338256</text:p>
          </table:table-cell>
          <table:table-cell office:value-type="float" office:value="23763488" calcext:value-type="float">
            <text:p>23763488</text:p>
          </table:table-cell>
          <table:table-cell office:value-type="float" office:value="23494168" calcext:value-type="float">
            <text:p>23494168</text:p>
          </table:table-cell>
          <table:table-cell office:value-type="float" office:value="23005688" calcext:value-type="float">
            <text:p>23005688</text:p>
          </table:table-cell>
          <table:table-cell office:value-type="float" office:value="23530656" calcext:value-type="float">
            <text:p>23530656</text:p>
          </table:table-cell>
          <table:table-cell table:number-columns-repeated="9"/>
        </table:table-row>
        <table:table-row table:style-name="ro1">
          <table:table-cell office:value-type="float" office:value="22420792" calcext:value-type="float">
            <text:p>22420792</text:p>
          </table:table-cell>
          <table:table-cell office:value-type="float" office:value="23994816" calcext:value-type="float">
            <text:p>23994816</text:p>
          </table:table-cell>
          <table:table-cell office:value-type="float" office:value="23353296" calcext:value-type="float">
            <text:p>23353296</text:p>
          </table:table-cell>
          <table:table-cell office:value-type="float" office:value="23878304" calcext:value-type="float">
            <text:p>23878304</text:p>
          </table:table-cell>
          <table:table-cell office:value-type="float" office:value="23531200" calcext:value-type="float">
            <text:p>23531200</text:p>
          </table:table-cell>
          <table:table-cell office:value-type="float" office:value="23061840" calcext:value-type="float">
            <text:p>23061840</text:p>
          </table:table-cell>
          <table:table-cell office:value-type="float" office:value="23561456" calcext:value-type="float">
            <text:p>23561456</text:p>
          </table:table-cell>
          <table:table-cell table:number-columns-repeated="9"/>
        </table:table-row>
        <table:table-row table:style-name="ro1">
          <table:table-cell office:value-type="float" office:value="22584912" calcext:value-type="float">
            <text:p>22584912</text:p>
          </table:table-cell>
          <table:table-cell office:value-type="float" office:value="24165312" calcext:value-type="float">
            <text:p>24165312</text:p>
          </table:table-cell>
          <table:table-cell office:value-type="float" office:value="23384760" calcext:value-type="float">
            <text:p>23384760</text:p>
          </table:table-cell>
          <table:table-cell office:value-type="float" office:value="23878728" calcext:value-type="float">
            <text:p>23878728</text:p>
          </table:table-cell>
          <table:table-cell office:value-type="float" office:value="23591848" calcext:value-type="float">
            <text:p>23591848</text:p>
          </table:table-cell>
          <table:table-cell office:value-type="float" office:value="23090144" calcext:value-type="float">
            <text:p>23090144</text:p>
          </table:table-cell>
          <table:table-cell office:value-type="float" office:value="23570584" calcext:value-type="float">
            <text:p>23570584</text:p>
          </table:table-cell>
          <table:table-cell table:number-columns-repeated="9"/>
        </table:table-row>
        <table:table-row table:style-name="ro1">
          <table:table-cell office:value-type="float" office:value="22620528" calcext:value-type="float">
            <text:p>22620528</text:p>
          </table:table-cell>
          <table:table-cell office:value-type="float" office:value="24178536" calcext:value-type="float">
            <text:p>24178536</text:p>
          </table:table-cell>
          <table:table-cell office:value-type="float" office:value="23417176" calcext:value-type="float">
            <text:p>23417176</text:p>
          </table:table-cell>
          <table:table-cell office:value-type="float" office:value="23959144" calcext:value-type="float">
            <text:p>23959144</text:p>
          </table:table-cell>
          <table:table-cell office:value-type="float" office:value="23716952" calcext:value-type="float">
            <text:p>23716952</text:p>
          </table:table-cell>
          <table:table-cell office:value-type="float" office:value="23129376" calcext:value-type="float">
            <text:p>23129376</text:p>
          </table:table-cell>
          <table:table-cell office:value-type="float" office:value="23573360" calcext:value-type="float">
            <text:p>23573360</text:p>
          </table:table-cell>
          <table:table-cell table:number-columns-repeated="9"/>
        </table:table-row>
        <table:table-row table:style-name="ro1">
          <table:table-cell office:value-type="float" office:value="22657256" calcext:value-type="float">
            <text:p>22657256</text:p>
          </table:table-cell>
          <table:table-cell office:value-type="float" office:value="24195312" calcext:value-type="float">
            <text:p>24195312</text:p>
          </table:table-cell>
          <table:table-cell office:value-type="float" office:value="23627016" calcext:value-type="float">
            <text:p>23627016</text:p>
          </table:table-cell>
          <table:table-cell office:value-type="float" office:value="23975168" calcext:value-type="float">
            <text:p>23975168</text:p>
          </table:table-cell>
          <table:table-cell office:value-type="float" office:value="23750904" calcext:value-type="float">
            <text:p>23750904</text:p>
          </table:table-cell>
          <table:table-cell office:value-type="float" office:value="23139128" calcext:value-type="float">
            <text:p>23139128</text:p>
          </table:table-cell>
          <table:table-cell office:value-type="float" office:value="23633048" calcext:value-type="float">
            <text:p>23633048</text:p>
          </table:table-cell>
          <table:table-cell table:number-columns-repeated="9"/>
        </table:table-row>
        <table:table-row table:style-name="ro1">
          <table:table-cell office:value-type="float" office:value="22669096" calcext:value-type="float">
            <text:p>22669096</text:p>
          </table:table-cell>
          <table:table-cell office:value-type="float" office:value="24469248" calcext:value-type="float">
            <text:p>24469248</text:p>
          </table:table-cell>
          <table:table-cell office:value-type="float" office:value="23643544" calcext:value-type="float">
            <text:p>23643544</text:p>
          </table:table-cell>
          <table:table-cell office:value-type="float" office:value="24028728" calcext:value-type="float">
            <text:p>24028728</text:p>
          </table:table-cell>
          <table:table-cell office:value-type="float" office:value="23936424" calcext:value-type="float">
            <text:p>23936424</text:p>
          </table:table-cell>
          <table:table-cell office:value-type="float" office:value="23296024" calcext:value-type="float">
            <text:p>23296024</text:p>
          </table:table-cell>
          <table:table-cell office:value-type="float" office:value="23666288" calcext:value-type="float">
            <text:p>23666288</text:p>
          </table:table-cell>
          <table:table-cell table:number-columns-repeated="9"/>
        </table:table-row>
        <table:table-row table:style-name="ro1">
          <table:table-cell office:value-type="float" office:value="22719592" calcext:value-type="float">
            <text:p>22719592</text:p>
          </table:table-cell>
          <table:table-cell office:value-type="float" office:value="24554976" calcext:value-type="float">
            <text:p>24554976</text:p>
          </table:table-cell>
          <table:table-cell office:value-type="float" office:value="23770288" calcext:value-type="float">
            <text:p>23770288</text:p>
          </table:table-cell>
          <table:table-cell office:value-type="float" office:value="24109520" calcext:value-type="float">
            <text:p>24109520</text:p>
          </table:table-cell>
          <table:table-cell office:value-type="float" office:value="24050960" calcext:value-type="float">
            <text:p>24050960</text:p>
          </table:table-cell>
          <table:table-cell office:value-type="float" office:value="23345408" calcext:value-type="float">
            <text:p>23345408</text:p>
          </table:table-cell>
          <table:table-cell office:value-type="float" office:value="23764736" calcext:value-type="float">
            <text:p>23764736</text:p>
          </table:table-cell>
          <table:table-cell table:number-columns-repeated="9"/>
        </table:table-row>
        <table:table-row table:style-name="ro1">
          <table:table-cell office:value-type="float" office:value="22857704" calcext:value-type="float">
            <text:p>22857704</text:p>
          </table:table-cell>
          <table:table-cell office:value-type="float" office:value="24704936" calcext:value-type="float">
            <text:p>24704936</text:p>
          </table:table-cell>
          <table:table-cell office:value-type="float" office:value="23770712" calcext:value-type="float">
            <text:p>23770712</text:p>
          </table:table-cell>
          <table:table-cell office:value-type="float" office:value="24169632" calcext:value-type="float">
            <text:p>24169632</text:p>
          </table:table-cell>
          <table:table-cell office:value-type="float" office:value="24364992" calcext:value-type="float">
            <text:p>24364992</text:p>
          </table:table-cell>
          <table:table-cell office:value-type="float" office:value="23406248" calcext:value-type="float">
            <text:p>23406248</text:p>
          </table:table-cell>
          <table:table-cell office:value-type="float" office:value="23856488" calcext:value-type="float">
            <text:p>23856488</text:p>
          </table:table-cell>
          <table:table-cell table:number-columns-repeated="9"/>
        </table:table-row>
        <table:table-row table:style-name="ro1">
          <table:table-cell office:value-type="float" office:value="23072024" calcext:value-type="float">
            <text:p>23072024</text:p>
          </table:table-cell>
          <table:table-cell office:value-type="float" office:value="24926600" calcext:value-type="float">
            <text:p>24926600</text:p>
          </table:table-cell>
          <table:table-cell office:value-type="float" office:value="23774512" calcext:value-type="float">
            <text:p>23774512</text:p>
          </table:table-cell>
          <table:table-cell office:value-type="float" office:value="24192672" calcext:value-type="float">
            <text:p>24192672</text:p>
          </table:table-cell>
          <table:table-cell office:value-type="float" office:value="24444496" calcext:value-type="float">
            <text:p>24444496</text:p>
          </table:table-cell>
          <table:table-cell office:value-type="float" office:value="23448368" calcext:value-type="float">
            <text:p>23448368</text:p>
          </table:table-cell>
          <table:table-cell office:value-type="float" office:value="23876552" calcext:value-type="float">
            <text:p>23876552</text:p>
          </table:table-cell>
          <table:table-cell table:number-columns-repeated="9"/>
        </table:table-row>
        <table:table-row table:style-name="ro1">
          <table:table-cell office:value-type="float" office:value="23165392" calcext:value-type="float">
            <text:p>23165392</text:p>
          </table:table-cell>
          <table:table-cell office:value-type="float" office:value="25065480" calcext:value-type="float">
            <text:p>25065480</text:p>
          </table:table-cell>
          <table:table-cell office:value-type="float" office:value="24012880" calcext:value-type="float">
            <text:p>24012880</text:p>
          </table:table-cell>
          <table:table-cell office:value-type="float" office:value="24200880" calcext:value-type="float">
            <text:p>24200880</text:p>
          </table:table-cell>
          <table:table-cell office:value-type="float" office:value="24720392" calcext:value-type="float">
            <text:p>24720392</text:p>
          </table:table-cell>
          <table:table-cell office:value-type="float" office:value="23482504" calcext:value-type="float">
            <text:p>23482504</text:p>
          </table:table-cell>
          <table:table-cell office:value-type="float" office:value="23987384" calcext:value-type="float">
            <text:p>23987384</text:p>
          </table:table-cell>
          <table:table-cell table:number-columns-repeated="9"/>
        </table:table-row>
        <table:table-row table:style-name="ro1">
          <table:table-cell office:value-type="float" office:value="23184456" calcext:value-type="float">
            <text:p>23184456</text:p>
          </table:table-cell>
          <table:table-cell office:value-type="float" office:value="25205224" calcext:value-type="float">
            <text:p>25205224</text:p>
          </table:table-cell>
          <table:table-cell office:value-type="float" office:value="24135960" calcext:value-type="float">
            <text:p>24135960</text:p>
          </table:table-cell>
          <table:table-cell office:value-type="float" office:value="24220704" calcext:value-type="float">
            <text:p>24220704</text:p>
          </table:table-cell>
          <table:table-cell office:value-type="float" office:value="24774304" calcext:value-type="float">
            <text:p>24774304</text:p>
          </table:table-cell>
          <table:table-cell office:value-type="float" office:value="23956344" calcext:value-type="float">
            <text:p>23956344</text:p>
          </table:table-cell>
          <table:table-cell office:value-type="float" office:value="24035936" calcext:value-type="float">
            <text:p>24035936</text:p>
          </table:table-cell>
          <table:table-cell table:number-columns-repeated="9"/>
        </table:table-row>
        <table:table-row table:style-name="ro1">
          <table:table-cell office:value-type="float" office:value="23199264" calcext:value-type="float">
            <text:p>23199264</text:p>
          </table:table-cell>
          <table:table-cell office:value-type="float" office:value="25377552" calcext:value-type="float">
            <text:p>25377552</text:p>
          </table:table-cell>
          <table:table-cell office:value-type="float" office:value="24250456" calcext:value-type="float">
            <text:p>24250456</text:p>
          </table:table-cell>
          <table:table-cell office:value-type="float" office:value="24281784" calcext:value-type="float">
            <text:p>24281784</text:p>
          </table:table-cell>
          <table:table-cell office:value-type="float" office:value="24847456" calcext:value-type="float">
            <text:p>24847456</text:p>
          </table:table-cell>
          <table:table-cell office:value-type="float" office:value="24003440" calcext:value-type="float">
            <text:p>24003440</text:p>
          </table:table-cell>
          <table:table-cell office:value-type="float" office:value="24062144" calcext:value-type="float">
            <text:p>24062144</text:p>
          </table:table-cell>
          <table:table-cell table:number-columns-repeated="9"/>
        </table:table-row>
        <table:table-row table:style-name="ro1">
          <table:table-cell office:value-type="float" office:value="23205816" calcext:value-type="float">
            <text:p>23205816</text:p>
          </table:table-cell>
          <table:table-cell office:value-type="float" office:value="25433472" calcext:value-type="float">
            <text:p>25433472</text:p>
          </table:table-cell>
          <table:table-cell office:value-type="float" office:value="24382832" calcext:value-type="float">
            <text:p>24382832</text:p>
          </table:table-cell>
          <table:table-cell office:value-type="float" office:value="24491144" calcext:value-type="float">
            <text:p>24491144</text:p>
          </table:table-cell>
          <table:table-cell office:value-type="float" office:value="24897312" calcext:value-type="float">
            <text:p>24897312</text:p>
          </table:table-cell>
          <table:table-cell office:value-type="float" office:value="24028112" calcext:value-type="float">
            <text:p>24028112</text:p>
          </table:table-cell>
          <table:table-cell office:value-type="float" office:value="24121792" calcext:value-type="float">
            <text:p>24121792</text:p>
          </table:table-cell>
          <table:table-cell table:number-columns-repeated="9"/>
        </table:table-row>
        <table:table-row table:style-name="ro1">
          <table:table-cell office:value-type="float" office:value="23219632" calcext:value-type="float">
            <text:p>23219632</text:p>
          </table:table-cell>
          <table:table-cell office:value-type="float" office:value="25520576" calcext:value-type="float">
            <text:p>25520576</text:p>
          </table:table-cell>
          <table:table-cell office:value-type="float" office:value="24418968" calcext:value-type="float">
            <text:p>24418968</text:p>
          </table:table-cell>
          <table:table-cell office:value-type="float" office:value="24631464" calcext:value-type="float">
            <text:p>24631464</text:p>
          </table:table-cell>
          <table:table-cell office:value-type="float" office:value="25264080" calcext:value-type="float">
            <text:p>25264080</text:p>
          </table:table-cell>
          <table:table-cell office:value-type="float" office:value="24114080" calcext:value-type="float">
            <text:p>24114080</text:p>
          </table:table-cell>
          <table:table-cell office:value-type="float" office:value="24232512" calcext:value-type="float">
            <text:p>24232512</text:p>
          </table:table-cell>
          <table:table-cell table:number-columns-repeated="9"/>
        </table:table-row>
        <table:table-row table:style-name="ro1">
          <table:table-cell office:value-type="float" office:value="23285032" calcext:value-type="float">
            <text:p>23285032</text:p>
          </table:table-cell>
          <table:table-cell office:value-type="float" office:value="25536056" calcext:value-type="float">
            <text:p>25536056</text:p>
          </table:table-cell>
          <table:table-cell office:value-type="float" office:value="24530216" calcext:value-type="float">
            <text:p>24530216</text:p>
          </table:table-cell>
          <table:table-cell office:value-type="float" office:value="25091784" calcext:value-type="float">
            <text:p>25091784</text:p>
          </table:table-cell>
          <table:table-cell office:value-type="float" office:value="25294096" calcext:value-type="float">
            <text:p>25294096</text:p>
          </table:table-cell>
          <table:table-cell office:value-type="float" office:value="24326352" calcext:value-type="float">
            <text:p>24326352</text:p>
          </table:table-cell>
          <table:table-cell office:value-type="float" office:value="24279368" calcext:value-type="float">
            <text:p>24279368</text:p>
          </table:table-cell>
          <table:table-cell table:number-columns-repeated="9"/>
        </table:table-row>
        <table:table-row table:style-name="ro1">
          <table:table-cell office:value-type="float" office:value="23297984" calcext:value-type="float">
            <text:p>23297984</text:p>
          </table:table-cell>
          <table:table-cell office:value-type="float" office:value="25630976" calcext:value-type="float">
            <text:p>25630976</text:p>
          </table:table-cell>
          <table:table-cell office:value-type="float" office:value="24667272" calcext:value-type="float">
            <text:p>24667272</text:p>
          </table:table-cell>
          <table:table-cell office:value-type="float" office:value="25134784" calcext:value-type="float">
            <text:p>25134784</text:p>
          </table:table-cell>
          <table:table-cell office:value-type="float" office:value="25342880" calcext:value-type="float">
            <text:p>25342880</text:p>
          </table:table-cell>
          <table:table-cell office:value-type="float" office:value="24654760" calcext:value-type="float">
            <text:p>24654760</text:p>
          </table:table-cell>
          <table:table-cell office:value-type="float" office:value="24861672" calcext:value-type="float">
            <text:p>24861672</text:p>
          </table:table-cell>
          <table:table-cell table:number-columns-repeated="9"/>
        </table:table-row>
        <table:table-row table:style-name="ro1">
          <table:table-cell office:value-type="float" office:value="23385216" calcext:value-type="float">
            <text:p>23385216</text:p>
          </table:table-cell>
          <table:table-cell office:value-type="float" office:value="25704288" calcext:value-type="float">
            <text:p>25704288</text:p>
          </table:table-cell>
          <table:table-cell office:value-type="float" office:value="24719304" calcext:value-type="float">
            <text:p>24719304</text:p>
          </table:table-cell>
          <table:table-cell office:value-type="float" office:value="25210224" calcext:value-type="float">
            <text:p>25210224</text:p>
          </table:table-cell>
          <table:table-cell office:value-type="float" office:value="25446760" calcext:value-type="float">
            <text:p>25446760</text:p>
          </table:table-cell>
          <table:table-cell office:value-type="float" office:value="24695760" calcext:value-type="float">
            <text:p>24695760</text:p>
          </table:table-cell>
          <table:table-cell office:value-type="float" office:value="24901840" calcext:value-type="float">
            <text:p>24901840</text:p>
          </table:table-cell>
          <table:table-cell table:number-columns-repeated="9"/>
        </table:table-row>
        <table:table-row table:style-name="ro1">
          <table:table-cell office:value-type="float" office:value="23481520" calcext:value-type="float">
            <text:p>23481520</text:p>
          </table:table-cell>
          <table:table-cell office:value-type="float" office:value="25706384" calcext:value-type="float">
            <text:p>25706384</text:p>
          </table:table-cell>
          <table:table-cell office:value-type="float" office:value="24893552" calcext:value-type="float">
            <text:p>24893552</text:p>
          </table:table-cell>
          <table:table-cell office:value-type="float" office:value="25222984" calcext:value-type="float">
            <text:p>25222984</text:p>
          </table:table-cell>
          <table:table-cell office:value-type="float" office:value="25586088" calcext:value-type="float">
            <text:p>25586088</text:p>
          </table:table-cell>
          <table:table-cell office:value-type="float" office:value="24832456" calcext:value-type="float">
            <text:p>24832456</text:p>
          </table:table-cell>
          <table:table-cell office:value-type="float" office:value="24970920" calcext:value-type="float">
            <text:p>24970920</text:p>
          </table:table-cell>
          <table:table-cell table:number-columns-repeated="9"/>
        </table:table-row>
        <table:table-row table:style-name="ro1">
          <table:table-cell office:value-type="float" office:value="23709792" calcext:value-type="float">
            <text:p>23709792</text:p>
          </table:table-cell>
          <table:table-cell office:value-type="float" office:value="25838992" calcext:value-type="float">
            <text:p>25838992</text:p>
          </table:table-cell>
          <table:table-cell office:value-type="float" office:value="24963624" calcext:value-type="float">
            <text:p>24963624</text:p>
          </table:table-cell>
          <table:table-cell office:value-type="float" office:value="25353912" calcext:value-type="float">
            <text:p>25353912</text:p>
          </table:table-cell>
          <table:table-cell office:value-type="float" office:value="25823400" calcext:value-type="float">
            <text:p>25823400</text:p>
          </table:table-cell>
          <table:table-cell office:value-type="float" office:value="24873000" calcext:value-type="float">
            <text:p>24873000</text:p>
          </table:table-cell>
          <table:table-cell office:value-type="float" office:value="24983760" calcext:value-type="float">
            <text:p>24983760</text:p>
          </table:table-cell>
          <table:table-cell table:number-columns-repeated="9"/>
        </table:table-row>
        <table:table-row table:style-name="ro1">
          <table:table-cell office:value-type="float" office:value="23872336" calcext:value-type="float">
            <text:p>23872336</text:p>
          </table:table-cell>
          <table:table-cell office:value-type="float" office:value="25878296" calcext:value-type="float">
            <text:p>25878296</text:p>
          </table:table-cell>
          <table:table-cell office:value-type="float" office:value="25114760" calcext:value-type="float">
            <text:p>25114760</text:p>
          </table:table-cell>
          <table:table-cell office:value-type="float" office:value="25439592" calcext:value-type="float">
            <text:p>25439592</text:p>
          </table:table-cell>
          <table:table-cell office:value-type="float" office:value="25902040" calcext:value-type="float">
            <text:p>25902040</text:p>
          </table:table-cell>
          <table:table-cell office:value-type="float" office:value="25005648" calcext:value-type="float">
            <text:p>25005648</text:p>
          </table:table-cell>
          <table:table-cell office:value-type="float" office:value="25107640" calcext:value-type="float">
            <text:p>25107640</text:p>
          </table:table-cell>
          <table:table-cell table:number-columns-repeated="9"/>
        </table:table-row>
        <table:table-row table:style-name="ro1">
          <table:table-cell office:value-type="float" office:value="23887304" calcext:value-type="float">
            <text:p>23887304</text:p>
          </table:table-cell>
          <table:table-cell office:value-type="float" office:value="25944312" calcext:value-type="float">
            <text:p>25944312</text:p>
          </table:table-cell>
          <table:table-cell office:value-type="float" office:value="25132880" calcext:value-type="float">
            <text:p>25132880</text:p>
          </table:table-cell>
          <table:table-cell office:value-type="float" office:value="25548704" calcext:value-type="float">
            <text:p>25548704</text:p>
          </table:table-cell>
          <table:table-cell office:value-type="float" office:value="25925472" calcext:value-type="float">
            <text:p>25925472</text:p>
          </table:table-cell>
          <table:table-cell office:value-type="float" office:value="25119136" calcext:value-type="float">
            <text:p>25119136</text:p>
          </table:table-cell>
          <table:table-cell office:value-type="float" office:value="25139824" calcext:value-type="float">
            <text:p>25139824</text:p>
          </table:table-cell>
          <table:table-cell table:number-columns-repeated="9"/>
        </table:table-row>
        <table:table-row table:style-name="ro1">
          <table:table-cell office:value-type="float" office:value="23988392" calcext:value-type="float">
            <text:p>23988392</text:p>
          </table:table-cell>
          <table:table-cell office:value-type="float" office:value="26020104" calcext:value-type="float">
            <text:p>26020104</text:p>
          </table:table-cell>
          <table:table-cell office:value-type="float" office:value="25315104" calcext:value-type="float">
            <text:p>25315104</text:p>
          </table:table-cell>
          <table:table-cell office:value-type="float" office:value="25634128" calcext:value-type="float">
            <text:p>25634128</text:p>
          </table:table-cell>
          <table:table-cell office:value-type="float" office:value="26118688" calcext:value-type="float">
            <text:p>26118688</text:p>
          </table:table-cell>
          <table:table-cell office:value-type="float" office:value="25163456" calcext:value-type="float">
            <text:p>25163456</text:p>
          </table:table-cell>
          <table:table-cell office:value-type="float" office:value="25208416" calcext:value-type="float">
            <text:p>25208416</text:p>
          </table:table-cell>
          <table:table-cell table:number-columns-repeated="9"/>
        </table:table-row>
        <table:table-row table:style-name="ro1">
          <table:table-cell office:value-type="float" office:value="24043088" calcext:value-type="float">
            <text:p>24043088</text:p>
          </table:table-cell>
          <table:table-cell office:value-type="float" office:value="26067384" calcext:value-type="float">
            <text:p>26067384</text:p>
          </table:table-cell>
          <table:table-cell office:value-type="float" office:value="25337048" calcext:value-type="float">
            <text:p>25337048</text:p>
          </table:table-cell>
          <table:table-cell office:value-type="float" office:value="25722408" calcext:value-type="float">
            <text:p>25722408</text:p>
          </table:table-cell>
          <table:table-cell office:value-type="float" office:value="26125752" calcext:value-type="float">
            <text:p>26125752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5364672" calcext:value-type="float">
            <text:p>25364672</text:p>
          </table:table-cell>
          <table:table-cell table:number-columns-repeated="9"/>
        </table:table-row>
        <table:table-row table:style-name="ro1">
          <table:table-cell office:value-type="float" office:value="24098552" calcext:value-type="float">
            <text:p>24098552</text:p>
          </table:table-cell>
          <table:table-cell office:value-type="float" office:value="26088872" calcext:value-type="float">
            <text:p>26088872</text:p>
          </table:table-cell>
          <table:table-cell office:value-type="float" office:value="26019080" calcext:value-type="float">
            <text:p>26019080</text:p>
          </table:table-cell>
          <table:table-cell office:value-type="float" office:value="26044472" calcext:value-type="float">
            <text:p>26044472</text:p>
          </table:table-cell>
          <table:table-cell office:value-type="float" office:value="26239848" calcext:value-type="float">
            <text:p>26239848</text:p>
          </table:table-cell>
          <table:table-cell office:value-type="float" office:value="25540296" calcext:value-type="float">
            <text:p>25540296</text:p>
          </table:table-cell>
          <table:table-cell office:value-type="float" office:value="25582240" calcext:value-type="float">
            <text:p>25582240</text:p>
          </table:table-cell>
          <table:table-cell table:number-columns-repeated="9"/>
        </table:table-row>
        <table:table-row table:style-name="ro1">
          <table:table-cell office:value-type="float" office:value="24155472" calcext:value-type="float">
            <text:p>24155472</text:p>
          </table:table-cell>
          <table:table-cell office:value-type="float" office:value="26146728" calcext:value-type="float">
            <text:p>26146728</text:p>
          </table:table-cell>
          <table:table-cell office:value-type="float" office:value="26176256" calcext:value-type="float">
            <text:p>26176256</text:p>
          </table:table-cell>
          <table:table-cell office:value-type="float" office:value="26057848" calcext:value-type="float">
            <text:p>26057848</text:p>
          </table:table-cell>
          <table:table-cell office:value-type="float" office:value="26263944" calcext:value-type="float">
            <text:p>26263944</text:p>
          </table:table-cell>
          <table:table-cell office:value-type="float" office:value="25560552" calcext:value-type="float">
            <text:p>25560552</text:p>
          </table:table-cell>
          <table:table-cell office:value-type="float" office:value="25845472" calcext:value-type="float">
            <text:p>25845472</text:p>
          </table:table-cell>
          <table:table-cell table:number-columns-repeated="9"/>
        </table:table-row>
        <table:table-row table:style-name="ro1">
          <table:table-cell office:value-type="float" office:value="24262064" calcext:value-type="float">
            <text:p>24262064</text:p>
          </table:table-cell>
          <table:table-cell office:value-type="float" office:value="26190368" calcext:value-type="float">
            <text:p>26190368</text:p>
          </table:table-cell>
          <table:table-cell office:value-type="float" office:value="26302664" calcext:value-type="float">
            <text:p>26302664</text:p>
          </table:table-cell>
          <table:table-cell office:value-type="float" office:value="26059280" calcext:value-type="float">
            <text:p>26059280</text:p>
          </table:table-cell>
          <table:table-cell office:value-type="float" office:value="26288472" calcext:value-type="float">
            <text:p>26288472</text:p>
          </table:table-cell>
          <table:table-cell office:value-type="float" office:value="25576776" calcext:value-type="float">
            <text:p>25576776</text:p>
          </table:table-cell>
          <table:table-cell office:value-type="float" office:value="25878312" calcext:value-type="float">
            <text:p>25878312</text:p>
          </table:table-cell>
          <table:table-cell table:number-columns-repeated="9"/>
        </table:table-row>
        <table:table-row table:style-name="ro1">
          <table:table-cell office:value-type="float" office:value="24350912" calcext:value-type="float">
            <text:p>24350912</text:p>
          </table:table-cell>
          <table:table-cell office:value-type="float" office:value="26298576" calcext:value-type="float">
            <text:p>26298576</text:p>
          </table:table-cell>
          <table:table-cell office:value-type="float" office:value="26313608" calcext:value-type="float">
            <text:p>26313608</text:p>
          </table:table-cell>
          <table:table-cell office:value-type="float" office:value="26065976" calcext:value-type="float">
            <text:p>26065976</text:p>
          </table:table-cell>
          <table:table-cell office:value-type="float" office:value="26322096" calcext:value-type="float">
            <text:p>26322096</text:p>
          </table:table-cell>
          <table:table-cell office:value-type="float" office:value="25587304" calcext:value-type="float">
            <text:p>25587304</text:p>
          </table:table-cell>
          <table:table-cell office:value-type="float" office:value="26041760" calcext:value-type="float">
            <text:p>26041760</text:p>
          </table:table-cell>
          <table:table-cell table:number-columns-repeated="9"/>
        </table:table-row>
        <table:table-row table:style-name="ro1">
          <table:table-cell office:value-type="float" office:value="24359880" calcext:value-type="float">
            <text:p>24359880</text:p>
          </table:table-cell>
          <table:table-cell office:value-type="float" office:value="26399208" calcext:value-type="float">
            <text:p>26399208</text:p>
          </table:table-cell>
          <table:table-cell office:value-type="float" office:value="26521568" calcext:value-type="float">
            <text:p>26521568</text:p>
          </table:table-cell>
          <table:table-cell office:value-type="float" office:value="26350488" calcext:value-type="float">
            <text:p>26350488</text:p>
          </table:table-cell>
          <table:table-cell office:value-type="float" office:value="26325024" calcext:value-type="float">
            <text:p>26325024</text:p>
          </table:table-cell>
          <table:table-cell office:value-type="float" office:value="25775768" calcext:value-type="float">
            <text:p>25775768</text:p>
          </table:table-cell>
          <table:table-cell office:value-type="float" office:value="26073408" calcext:value-type="float">
            <text:p>26073408</text:p>
          </table:table-cell>
          <table:table-cell table:number-columns-repeated="9"/>
        </table:table-row>
        <table:table-row table:style-name="ro1">
          <table:table-cell office:value-type="float" office:value="24377560" calcext:value-type="float">
            <text:p>24377560</text:p>
          </table:table-cell>
          <table:table-cell office:value-type="float" office:value="26558584" calcext:value-type="float">
            <text:p>26558584</text:p>
          </table:table-cell>
          <table:table-cell office:value-type="float" office:value="26585376" calcext:value-type="float">
            <text:p>26585376</text:p>
          </table:table-cell>
          <table:table-cell office:value-type="float" office:value="26421696" calcext:value-type="float">
            <text:p>26421696</text:p>
          </table:table-cell>
          <table:table-cell office:value-type="float" office:value="26336816" calcext:value-type="float">
            <text:p>26336816</text:p>
          </table:table-cell>
          <table:table-cell office:value-type="float" office:value="25913544" calcext:value-type="float">
            <text:p>25913544</text:p>
          </table:table-cell>
          <table:table-cell office:value-type="float" office:value="26195360" calcext:value-type="float">
            <text:p>26195360</text:p>
          </table:table-cell>
          <table:table-cell table:number-columns-repeated="9"/>
        </table:table-row>
        <table:table-row table:style-name="ro1">
          <table:table-cell office:value-type="float" office:value="24825688" calcext:value-type="float">
            <text:p>24825688</text:p>
          </table:table-cell>
          <table:table-cell office:value-type="float" office:value="26692776" calcext:value-type="float">
            <text:p>26692776</text:p>
          </table:table-cell>
          <table:table-cell office:value-type="float" office:value="26633792" calcext:value-type="float">
            <text:p>26633792</text:p>
          </table:table-cell>
          <table:table-cell office:value-type="float" office:value="26514680" calcext:value-type="float">
            <text:p>26514680</text:p>
          </table:table-cell>
          <table:table-cell office:value-type="float" office:value="26432984" calcext:value-type="float">
            <text:p>26432984</text:p>
          </table:table-cell>
          <table:table-cell office:value-type="float" office:value="26002376" calcext:value-type="float">
            <text:p>26002376</text:p>
          </table:table-cell>
          <table:table-cell office:value-type="float" office:value="26818976" calcext:value-type="float">
            <text:p>26818976</text:p>
          </table:table-cell>
          <table:table-cell table:number-columns-repeated="9"/>
        </table:table-row>
        <table:table-row table:style-name="ro1">
          <table:table-cell office:value-type="float" office:value="25540448" calcext:value-type="float">
            <text:p>25540448</text:p>
          </table:table-cell>
          <table:table-cell office:value-type="float" office:value="26756248" calcext:value-type="float">
            <text:p>26756248</text:p>
          </table:table-cell>
          <table:table-cell office:value-type="float" office:value="26694768" calcext:value-type="float">
            <text:p>26694768</text:p>
          </table:table-cell>
          <table:table-cell office:value-type="float" office:value="26699968" calcext:value-type="float">
            <text:p>26699968</text:p>
          </table:table-cell>
          <table:table-cell office:value-type="float" office:value="26438928" calcext:value-type="float">
            <text:p>26438928</text:p>
          </table:table-cell>
          <table:table-cell office:value-type="float" office:value="26085840" calcext:value-type="float">
            <text:p>26085840</text:p>
          </table:table-cell>
          <table:table-cell office:value-type="float" office:value="26879152" calcext:value-type="float">
            <text:p>26879152</text:p>
          </table:table-cell>
          <table:table-cell table:number-columns-repeated="9"/>
        </table:table-row>
        <table:table-row table:style-name="ro1">
          <table:table-cell office:value-type="float" office:value="25579888" calcext:value-type="float">
            <text:p>25579888</text:p>
          </table:table-cell>
          <table:table-cell office:value-type="float" office:value="26783264" calcext:value-type="float">
            <text:p>26783264</text:p>
          </table:table-cell>
          <table:table-cell office:value-type="float" office:value="26849864" calcext:value-type="float">
            <text:p>26849864</text:p>
          </table:table-cell>
          <table:table-cell office:value-type="float" office:value="26815168" calcext:value-type="float">
            <text:p>26815168</text:p>
          </table:table-cell>
          <table:table-cell office:value-type="float" office:value="26666760" calcext:value-type="float">
            <text:p>26666760</text:p>
          </table:table-cell>
          <table:table-cell office:value-type="float" office:value="26382224" calcext:value-type="float">
            <text:p>26382224</text:p>
          </table:table-cell>
          <table:table-cell office:value-type="float" office:value="26911384" calcext:value-type="float">
            <text:p>26911384</text:p>
          </table:table-cell>
          <table:table-cell table:number-columns-repeated="9"/>
        </table:table-row>
        <table:table-row table:style-name="ro1">
          <table:table-cell office:value-type="float" office:value="25825672" calcext:value-type="float">
            <text:p>25825672</text:p>
          </table:table-cell>
          <table:table-cell office:value-type="float" office:value="27064904" calcext:value-type="float">
            <text:p>27064904</text:p>
          </table:table-cell>
          <table:table-cell office:value-type="float" office:value="26909392" calcext:value-type="float">
            <text:p>26909392</text:p>
          </table:table-cell>
          <table:table-cell office:value-type="float" office:value="26829744" calcext:value-type="float">
            <text:p>26829744</text:p>
          </table:table-cell>
          <table:table-cell office:value-type="float" office:value="26823920" calcext:value-type="float">
            <text:p>26823920</text:p>
          </table:table-cell>
          <table:table-cell office:value-type="float" office:value="26538360" calcext:value-type="float">
            <text:p>26538360</text:p>
          </table:table-cell>
          <table:table-cell office:value-type="float" office:value="26953096" calcext:value-type="float">
            <text:p>26953096</text:p>
          </table:table-cell>
          <table:table-cell table:number-columns-repeated="9"/>
        </table:table-row>
        <table:table-row table:style-name="ro1">
          <table:table-cell office:value-type="float" office:value="26062976" calcext:value-type="float">
            <text:p>26062976</text:p>
          </table:table-cell>
          <table:table-cell office:value-type="float" office:value="27098832" calcext:value-type="float">
            <text:p>27098832</text:p>
          </table:table-cell>
          <table:table-cell office:value-type="float" office:value="27053864" calcext:value-type="float">
            <text:p>27053864</text:p>
          </table:table-cell>
          <table:table-cell office:value-type="float" office:value="27241920" calcext:value-type="float">
            <text:p>27241920</text:p>
          </table:table-cell>
          <table:table-cell office:value-type="float" office:value="26851904" calcext:value-type="float">
            <text:p>26851904</text:p>
          </table:table-cell>
          <table:table-cell office:value-type="float" office:value="26663808" calcext:value-type="float">
            <text:p>26663808</text:p>
          </table:table-cell>
          <table:table-cell office:value-type="float" office:value="27058040" calcext:value-type="float">
            <text:p>27058040</text:p>
          </table:table-cell>
          <table:table-cell table:number-columns-repeated="9"/>
        </table:table-row>
        <table:table-row table:style-name="ro1">
          <table:table-cell office:value-type="float" office:value="26150368" calcext:value-type="float">
            <text:p>26150368</text:p>
          </table:table-cell>
          <table:table-cell office:value-type="float" office:value="27125896" calcext:value-type="float">
            <text:p>27125896</text:p>
          </table:table-cell>
          <table:table-cell office:value-type="float" office:value="27057392" calcext:value-type="float">
            <text:p>27057392</text:p>
          </table:table-cell>
          <table:table-cell office:value-type="float" office:value="27302592" calcext:value-type="float">
            <text:p>27302592</text:p>
          </table:table-cell>
          <table:table-cell office:value-type="float" office:value="27021080" calcext:value-type="float">
            <text:p>27021080</text:p>
          </table:table-cell>
          <table:table-cell office:value-type="float" office:value="26868672" calcext:value-type="float">
            <text:p>26868672</text:p>
          </table:table-cell>
          <table:table-cell office:value-type="float" office:value="27739360" calcext:value-type="float">
            <text:p>27739360</text:p>
          </table:table-cell>
          <table:table-cell table:number-columns-repeated="9"/>
        </table:table-row>
        <table:table-row table:style-name="ro1">
          <table:table-cell office:value-type="float" office:value="26204560" calcext:value-type="float">
            <text:p>26204560</text:p>
          </table:table-cell>
          <table:table-cell office:value-type="float" office:value="27215040" calcext:value-type="float">
            <text:p>27215040</text:p>
          </table:table-cell>
          <table:table-cell office:value-type="float" office:value="27222400" calcext:value-type="float">
            <text:p>27222400</text:p>
          </table:table-cell>
          <table:table-cell office:value-type="float" office:value="27376608" calcext:value-type="float">
            <text:p>27376608</text:p>
          </table:table-cell>
          <table:table-cell office:value-type="float" office:value="27028400" calcext:value-type="float">
            <text:p>27028400</text:p>
          </table:table-cell>
          <table:table-cell office:value-type="float" office:value="26900744" calcext:value-type="float">
            <text:p>26900744</text:p>
          </table:table-cell>
          <table:table-cell office:value-type="float" office:value="27851056" calcext:value-type="float">
            <text:p>27851056</text:p>
          </table:table-cell>
          <table:table-cell table:number-columns-repeated="9"/>
        </table:table-row>
        <table:table-row table:style-name="ro1">
          <table:table-cell office:value-type="float" office:value="26211056" calcext:value-type="float">
            <text:p>26211056</text:p>
          </table:table-cell>
          <table:table-cell office:value-type="float" office:value="27228720" calcext:value-type="float">
            <text:p>27228720</text:p>
          </table:table-cell>
          <table:table-cell office:value-type="float" office:value="27390976" calcext:value-type="float">
            <text:p>27390976</text:p>
          </table:table-cell>
          <table:table-cell office:value-type="float" office:value="27608048" calcext:value-type="float">
            <text:p>27608048</text:p>
          </table:table-cell>
          <table:table-cell office:value-type="float" office:value="27123672" calcext:value-type="float">
            <text:p>27123672</text:p>
          </table:table-cell>
          <table:table-cell office:value-type="float" office:value="26925304" calcext:value-type="float">
            <text:p>26925304</text:p>
          </table:table-cell>
          <table:table-cell office:value-type="float" office:value="27858056" calcext:value-type="float">
            <text:p>27858056</text:p>
          </table:table-cell>
          <table:table-cell table:number-columns-repeated="9"/>
        </table:table-row>
        <table:table-row table:style-name="ro1">
          <table:table-cell office:value-type="float" office:value="26557536" calcext:value-type="float">
            <text:p>26557536</text:p>
          </table:table-cell>
          <table:table-cell office:value-type="float" office:value="27241456" calcext:value-type="float">
            <text:p>27241456</text:p>
          </table:table-cell>
          <table:table-cell office:value-type="float" office:value="27431176" calcext:value-type="float">
            <text:p>27431176</text:p>
          </table:table-cell>
          <table:table-cell office:value-type="float" office:value="27704096" calcext:value-type="float">
            <text:p>27704096</text:p>
          </table:table-cell>
          <table:table-cell office:value-type="float" office:value="27133304" calcext:value-type="float">
            <text:p>27133304</text:p>
          </table:table-cell>
          <table:table-cell office:value-type="float" office:value="27138328" calcext:value-type="float">
            <text:p>27138328</text:p>
          </table:table-cell>
          <table:table-cell office:value-type="float" office:value="27885568" calcext:value-type="float">
            <text:p>27885568</text:p>
          </table:table-cell>
          <table:table-cell table:number-columns-repeated="9"/>
        </table:table-row>
        <table:table-row table:style-name="ro1">
          <table:table-cell office:value-type="float" office:value="26657312" calcext:value-type="float">
            <text:p>26657312</text:p>
          </table:table-cell>
          <table:table-cell office:value-type="float" office:value="27338520" calcext:value-type="float">
            <text:p>27338520</text:p>
          </table:table-cell>
          <table:table-cell office:value-type="float" office:value="27465224" calcext:value-type="float">
            <text:p>27465224</text:p>
          </table:table-cell>
          <table:table-cell office:value-type="float" office:value="27769160" calcext:value-type="float">
            <text:p>27769160</text:p>
          </table:table-cell>
          <table:table-cell office:value-type="float" office:value="27160280" calcext:value-type="float">
            <text:p>27160280</text:p>
          </table:table-cell>
          <table:table-cell office:value-type="float" office:value="27315752" calcext:value-type="float">
            <text:p>27315752</text:p>
          </table:table-cell>
          <table:table-cell office:value-type="float" office:value="27928008" calcext:value-type="float">
            <text:p>27928008</text:p>
          </table:table-cell>
          <table:table-cell table:number-columns-repeated="9"/>
        </table:table-row>
        <table:table-row table:style-name="ro1">
          <table:table-cell office:value-type="float" office:value="26668424" calcext:value-type="float">
            <text:p>26668424</text:p>
          </table:table-cell>
          <table:table-cell office:value-type="float" office:value="27347432" calcext:value-type="float">
            <text:p>27347432</text:p>
          </table:table-cell>
          <table:table-cell office:value-type="float" office:value="27485048" calcext:value-type="float">
            <text:p>27485048</text:p>
          </table:table-cell>
          <table:table-cell office:value-type="float" office:value="27798104" calcext:value-type="float">
            <text:p>27798104</text:p>
          </table:table-cell>
          <table:table-cell office:value-type="float" office:value="27183320" calcext:value-type="float">
            <text:p>27183320</text:p>
          </table:table-cell>
          <table:table-cell office:value-type="float" office:value="27322600" calcext:value-type="float">
            <text:p>27322600</text:p>
          </table:table-cell>
          <table:table-cell office:value-type="float" office:value="27935768" calcext:value-type="float">
            <text:p>27935768</text:p>
          </table:table-cell>
          <table:table-cell table:number-columns-repeated="9"/>
        </table:table-row>
        <table:table-row table:style-name="ro1">
          <table:table-cell office:value-type="float" office:value="26700696" calcext:value-type="float">
            <text:p>26700696</text:p>
          </table:table-cell>
          <table:table-cell office:value-type="float" office:value="27408376" calcext:value-type="float">
            <text:p>27408376</text:p>
          </table:table-cell>
          <table:table-cell office:value-type="float" office:value="27486824" calcext:value-type="float">
            <text:p>27486824</text:p>
          </table:table-cell>
          <table:table-cell office:value-type="float" office:value="27886392" calcext:value-type="float">
            <text:p>27886392</text:p>
          </table:table-cell>
          <table:table-cell office:value-type="float" office:value="27283568" calcext:value-type="float">
            <text:p>27283568</text:p>
          </table:table-cell>
          <table:table-cell office:value-type="float" office:value="27403896" calcext:value-type="float">
            <text:p>27403896</text:p>
          </table:table-cell>
          <table:table-cell office:value-type="float" office:value="27970144" calcext:value-type="float">
            <text:p>27970144</text:p>
          </table:table-cell>
          <table:table-cell table:number-columns-repeated="9"/>
        </table:table-row>
        <table:table-row table:style-name="ro1">
          <table:table-cell office:value-type="float" office:value="26740144" calcext:value-type="float">
            <text:p>26740144</text:p>
          </table:table-cell>
          <table:table-cell office:value-type="float" office:value="27440376" calcext:value-type="float">
            <text:p>27440376</text:p>
          </table:table-cell>
          <table:table-cell office:value-type="float" office:value="27508488" calcext:value-type="float">
            <text:p>27508488</text:p>
          </table:table-cell>
          <table:table-cell office:value-type="float" office:value="28088136" calcext:value-type="float">
            <text:p>28088136</text:p>
          </table:table-cell>
          <table:table-cell office:value-type="float" office:value="27384176" calcext:value-type="float">
            <text:p>27384176</text:p>
          </table:table-cell>
          <table:table-cell office:value-type="float" office:value="27409944" calcext:value-type="float">
            <text:p>27409944</text:p>
          </table:table-cell>
          <table:table-cell office:value-type="float" office:value="27977792" calcext:value-type="float">
            <text:p>27977792</text:p>
          </table:table-cell>
          <table:table-cell table:number-columns-repeated="9"/>
        </table:table-row>
        <table:table-row table:style-name="ro1">
          <table:table-cell office:value-type="float" office:value="26783904" calcext:value-type="float">
            <text:p>26783904</text:p>
          </table:table-cell>
          <table:table-cell office:value-type="float" office:value="27444192" calcext:value-type="float">
            <text:p>27444192</text:p>
          </table:table-cell>
          <table:table-cell office:value-type="float" office:value="27561136" calcext:value-type="float">
            <text:p>27561136</text:p>
          </table:table-cell>
          <table:table-cell office:value-type="float" office:value="28104808" calcext:value-type="float">
            <text:p>28104808</text:p>
          </table:table-cell>
          <table:table-cell office:value-type="float" office:value="27384296" calcext:value-type="float">
            <text:p>27384296</text:p>
          </table:table-cell>
          <table:table-cell office:value-type="float" office:value="27421488" calcext:value-type="float">
            <text:p>27421488</text:p>
          </table:table-cell>
          <table:table-cell office:value-type="float" office:value="27990752" calcext:value-type="float">
            <text:p>27990752</text:p>
          </table:table-cell>
          <table:table-cell table:number-columns-repeated="9"/>
        </table:table-row>
        <table:table-row table:style-name="ro1">
          <table:table-cell office:value-type="float" office:value="26843336" calcext:value-type="float">
            <text:p>26843336</text:p>
          </table:table-cell>
          <table:table-cell office:value-type="float" office:value="27459872" calcext:value-type="float">
            <text:p>27459872</text:p>
          </table:table-cell>
          <table:table-cell office:value-type="float" office:value="27602280" calcext:value-type="float">
            <text:p>27602280</text:p>
          </table:table-cell>
          <table:table-cell office:value-type="float" office:value="28126240" calcext:value-type="float">
            <text:p>28126240</text:p>
          </table:table-cell>
          <table:table-cell office:value-type="float" office:value="27389104" calcext:value-type="float">
            <text:p>27389104</text:p>
          </table:table-cell>
          <table:table-cell office:value-type="float" office:value="27440576" calcext:value-type="float">
            <text:p>27440576</text:p>
          </table:table-cell>
          <table:table-cell office:value-type="float" office:value="27990808" calcext:value-type="float">
            <text:p>27990808</text:p>
          </table:table-cell>
          <table:table-cell table:number-columns-repeated="9"/>
        </table:table-row>
        <table:table-row table:style-name="ro1">
          <table:table-cell office:value-type="float" office:value="26864360" calcext:value-type="float">
            <text:p>26864360</text:p>
          </table:table-cell>
          <table:table-cell office:value-type="float" office:value="27576752" calcext:value-type="float">
            <text:p>27576752</text:p>
          </table:table-cell>
          <table:table-cell office:value-type="float" office:value="27611024" calcext:value-type="float">
            <text:p>27611024</text:p>
          </table:table-cell>
          <table:table-cell office:value-type="float" office:value="28249328" calcext:value-type="float">
            <text:p>28249328</text:p>
          </table:table-cell>
          <table:table-cell office:value-type="float" office:value="27390344" calcext:value-type="float">
            <text:p>27390344</text:p>
          </table:table-cell>
          <table:table-cell office:value-type="float" office:value="27455136" calcext:value-type="float">
            <text:p>27455136</text:p>
          </table:table-cell>
          <table:table-cell office:value-type="float" office:value="28012880" calcext:value-type="float">
            <text:p>28012880</text:p>
          </table:table-cell>
          <table:table-cell table:number-columns-repeated="9"/>
        </table:table-row>
        <table:table-row table:style-name="ro1">
          <table:table-cell office:value-type="float" office:value="26880112" calcext:value-type="float">
            <text:p>26880112</text:p>
          </table:table-cell>
          <table:table-cell office:value-type="float" office:value="27655000" calcext:value-type="float">
            <text:p>27655000</text:p>
          </table:table-cell>
          <table:table-cell office:value-type="float" office:value="27697888" calcext:value-type="float">
            <text:p>27697888</text:p>
          </table:table-cell>
          <table:table-cell office:value-type="float" office:value="28281088" calcext:value-type="float">
            <text:p>28281088</text:p>
          </table:table-cell>
          <table:table-cell office:value-type="float" office:value="27403888" calcext:value-type="float">
            <text:p>27403888</text:p>
          </table:table-cell>
          <table:table-cell office:value-type="float" office:value="27496232" calcext:value-type="float">
            <text:p>27496232</text:p>
          </table:table-cell>
          <table:table-cell office:value-type="float" office:value="28037160" calcext:value-type="float">
            <text:p>28037160</text:p>
          </table:table-cell>
          <table:table-cell table:number-columns-repeated="9"/>
        </table:table-row>
        <table:table-row table:style-name="ro1">
          <table:table-cell office:value-type="float" office:value="26965504" calcext:value-type="float">
            <text:p>26965504</text:p>
          </table:table-cell>
          <table:table-cell office:value-type="float" office:value="27728880" calcext:value-type="float">
            <text:p>27728880</text:p>
          </table:table-cell>
          <table:table-cell office:value-type="float" office:value="27767312" calcext:value-type="float">
            <text:p>27767312</text:p>
          </table:table-cell>
          <table:table-cell office:value-type="float" office:value="28289432" calcext:value-type="float">
            <text:p>28289432</text:p>
          </table:table-cell>
          <table:table-cell office:value-type="float" office:value="27427672" calcext:value-type="float">
            <text:p>27427672</text:p>
          </table:table-cell>
          <table:table-cell office:value-type="float" office:value="27521552" calcext:value-type="float">
            <text:p>27521552</text:p>
          </table:table-cell>
          <table:table-cell office:value-type="float" office:value="28050824" calcext:value-type="float">
            <text:p>28050824</text:p>
          </table:table-cell>
          <table:table-cell table:number-columns-repeated="9"/>
        </table:table-row>
        <table:table-row table:style-name="ro1">
          <table:table-cell office:value-type="float" office:value="27088600" calcext:value-type="float">
            <text:p>27088600</text:p>
          </table:table-cell>
          <table:table-cell office:value-type="float" office:value="27994640" calcext:value-type="float">
            <text:p>27994640</text:p>
          </table:table-cell>
          <table:table-cell office:value-type="float" office:value="27913384" calcext:value-type="float">
            <text:p>27913384</text:p>
          </table:table-cell>
          <table:table-cell office:value-type="float" office:value="28305360" calcext:value-type="float">
            <text:p>28305360</text:p>
          </table:table-cell>
          <table:table-cell office:value-type="float" office:value="27466496" calcext:value-type="float">
            <text:p>27466496</text:p>
          </table:table-cell>
          <table:table-cell office:value-type="float" office:value="27759240" calcext:value-type="float">
            <text:p>27759240</text:p>
          </table:table-cell>
          <table:table-cell office:value-type="float" office:value="28140576" calcext:value-type="float">
            <text:p>28140576</text:p>
          </table:table-cell>
          <table:table-cell table:number-columns-repeated="9"/>
        </table:table-row>
        <table:table-row table:style-name="ro1">
          <table:table-cell office:value-type="float" office:value="27444968" calcext:value-type="float">
            <text:p>27444968</text:p>
          </table:table-cell>
          <table:table-cell office:value-type="float" office:value="28046728" calcext:value-type="float">
            <text:p>28046728</text:p>
          </table:table-cell>
          <table:table-cell office:value-type="float" office:value="27917256" calcext:value-type="float">
            <text:p>27917256</text:p>
          </table:table-cell>
          <table:table-cell office:value-type="float" office:value="28354240" calcext:value-type="float">
            <text:p>28354240</text:p>
          </table:table-cell>
          <table:table-cell office:value-type="float" office:value="27575240" calcext:value-type="float">
            <text:p>27575240</text:p>
          </table:table-cell>
          <table:table-cell office:value-type="float" office:value="27820400" calcext:value-type="float">
            <text:p>27820400</text:p>
          </table:table-cell>
          <table:table-cell office:value-type="float" office:value="28347456" calcext:value-type="float">
            <text:p>28347456</text:p>
          </table:table-cell>
          <table:table-cell table:number-columns-repeated="9"/>
        </table:table-row>
        <table:table-row table:style-name="ro1">
          <table:table-cell office:value-type="float" office:value="27542680" calcext:value-type="float">
            <text:p>27542680</text:p>
          </table:table-cell>
          <table:table-cell office:value-type="float" office:value="28733824" calcext:value-type="float">
            <text:p>28733824</text:p>
          </table:table-cell>
          <table:table-cell office:value-type="float" office:value="27965704" calcext:value-type="float">
            <text:p>27965704</text:p>
          </table:table-cell>
          <table:table-cell office:value-type="float" office:value="28630016" calcext:value-type="float">
            <text:p>28630016</text:p>
          </table:table-cell>
          <table:table-cell office:value-type="float" office:value="29963544" calcext:value-type="float">
            <text:p>29963544</text:p>
          </table:table-cell>
          <table:table-cell office:value-type="float" office:value="27894512" calcext:value-type="float">
            <text:p>27894512</text:p>
          </table:table-cell>
          <table:table-cell office:value-type="float" office:value="28453056" calcext:value-type="float">
            <text:p>284530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70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Performance Sierpinski</text:p>
        </chart:title>
        <chart:subtitle svg:x="1.686cm" svg:y="1.301cm" chart:style-name="ch3">
          <text:p>Agregando Operaciones de Lecutra/Escritura y Operaciones Aritmeticas</text:p>
        </chart:subtitle>
        <chart:plot-area chart:style-name="ch4" table:cell-range-address="Sheet1.J1:Sheet1.P2" chart:data-source-has-labels="row" svg:x="1.331cm" svg:y="2.19cm" svg:width="14.349cm" svg:height="6.63cm">
          <chartooo:coordinate-region svg:x="3.064cm" svg:y="2.389cm" svg:width="12.406cm" svg:height="5.386cm"/>
          <chart:axis chart:dimension="x" chart:name="primary-x" chart:style-name="ch5" chartooo:axis-type="auto">
            <chartooo:date-scale/>
            <chart:categories table:cell-range-address="Sheet1.J1:Sheet1.P1"/>
          </chart:axis>
          <chart:axis chart:dimension="y" chart:name="primary-y" chart:style-name="ch6">
            <chart:title svg:x="0.451cm" svg:y="6.091cm" chart:style-name="ch7">
              <text:p>Tiempo</text:p>
            </chart:title>
            <chart:grid chart:style-name="ch8" chart:class="major"/>
          </chart:axis>
          <chart:series chart:style-name="ch9" chart:values-cell-range-address="Sheet1.J2:Sheet1.P2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J1:Sheet1.P1</svg:desc>
                </draw:g>
              </table:table-cell>
              <table:table-cell office:value-type="string">
                <text:p>Asm + 4Memo</text:p>
              </table:table-cell>
              <table:table-cell office:value-type="string">
                <text:p>Asm + 8 Memo</text:p>
              </table:table-cell>
              <table:table-cell office:value-type="string">
                <text:p>Asm + 16 Memo</text:p>
              </table:table-cell>
              <table:table-cell office:value-type="string">
                <text:p>Asm + 4 Arit</text:p>
              </table:table-cell>
              <table:table-cell office:value-type="string">
                <text:p>Asm + 8 Arit</text:p>
              </table:table-cell>
              <table:table-cell office:value-type="string">
                <text:p>Asm + 16 Ari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309951.2678869">
                <text:p>21309951.2678869</text:p>
                <draw:g>
                  <svg:desc>Sheet1.J2:Sheet1.P2</svg:desc>
                </draw:g>
              </table:table-cell>
              <table:table-cell office:value-type="float" office:value="21508471.0016639">
                <text:p>21508471.0016639</text:p>
              </table:table-cell>
              <table:table-cell office:value-type="float" office:value="21624644.3261231">
                <text:p>21624644.3261231</text:p>
              </table:table-cell>
              <table:table-cell office:value-type="float" office:value="21939710.202995">
                <text:p>21939710.202995</text:p>
              </table:table-cell>
              <table:table-cell office:value-type="float" office:value="21415295.733777">
                <text:p>21415295.733777</text:p>
              </table:table-cell>
              <table:table-cell office:value-type="float" office:value="21596068.5790349">
                <text:p>21596068.5790349</text:p>
              </table:table-cell>
              <table:table-cell office:value-type="float" office:value="21900080.9983361">
                <text:p>21900080.9983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